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5.105cm"/>
    </style:style>
    <style:style style:name="co5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L" table:style-name="ta3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row table:style-name="ro1">
          <table:table-cell office:value-type="string">
            <text:p>Nome</text:p>
          </table:table-cell>
          <table:table-cell office:value-type="string">
            <text:p>Endereço</text:p>
          </table:table-cell>
          <table:table-cell office:value-type="string">
            <text:p>Telefone</text:p>
          </table:table-cell>
        </table:table-row>
        <table:table-row table:style-name="ro1">
          <table:table-cell office:value-type="string">
            <text:p>Frutos Secos &amp; Companhia</text:p>
          </table:table-cell>
          <table:table-cell office:value-type="string">
            <text:p>R. Carlos Escobar, 32 - Santana, São Paulo - SP, 02013-050, Brazil</text:p>
          </table:table-cell>
          <table:table-cell office:value-type="string">
            <text:p>(11) 91003-8294</text:p>
          </table:table-cell>
        </table:table-row>
        <table:table-row table:style-name="ro1">
          <table:table-cell office:value-type="string">
            <text:p>Orgânicos do Matias</text:p>
          </table:table-cell>
          <table:table-cell office:value-type="string">
            <text:p>Rua Manoel Antunes Novo, 816 - Barão Geraldo, Campinas - SP, 13084-175, Brazil</text:p>
          </table:table-cell>
          <table:table-cell office:value-type="string">
            <text:p>(11) 91080-2717</text:p>
          </table:table-cell>
        </table:table-row>
        <table:table-row table:style-name="ro1">
          <table:table-cell office:value-type="string">
            <text:p>Projeto Organico Com. de Prod. Hortifruti Ltda</text:p>
          </table:table-cell>
          <table:table-cell office:value-type="string">
            <text:p>Av. Miguel Estefano, 413 - Vila da Saúde, São Paulo - SP, 04301-010, Brazil</text:p>
          </table:table-cell>
          <table:table-cell office:value-type="string">
            <text:p>(11) 91130-1104</text:p>
          </table:table-cell>
        </table:table-row>
        <table:table-row table:style-name="ro1">
          <table:table-cell office:value-type="string">
            <text:p>Empório Rio Branco</text:p>
          </table:table-cell>
          <table:table-cell office:value-type="string">
            <text:p>R. Barão do Rio Branco, 95 - Cruzeiro, Santa Isabel - SP, 07500-000, Brazil</text:p>
          </table:table-cell>
          <table:table-cell office:value-type="string">
            <text:p>(11) 91149-8503</text:p>
          </table:table-cell>
        </table:table-row>
        <table:table-row table:style-name="ro1">
          <table:table-cell office:value-type="string">
            <text:p>GRUMAIS ORGÂNICOS</text:p>
          </table:table-cell>
          <table:table-cell office:value-type="string">
            <text:p>Av. Florinda Martins Barbosa, 86 - Jardim Palmira, Guarulhos - SP, 07076-100, Brazil</text:p>
          </table:table-cell>
          <table:table-cell office:value-type="string">
            <text:p>(11) 91181-3175</text:p>
          </table:table-cell>
        </table:table-row>
        <table:table-row table:style-name="ro1">
          <table:table-cell office:value-type="string">
            <text:p>Grãos e Vida Produtos Naturais</text:p>
          </table:table-cell>
          <table:table-cell office:value-type="string">
            <text:p>R. das Hortências, 1186 - Jardim do Estádio, Santo André - SP, 09175-500, Brazil</text:p>
          </table:table-cell>
          <table:table-cell office:value-type="string">
            <text:p>(11) 91300-8000</text:p>
          </table:table-cell>
        </table:table-row>
        <table:table-row table:style-name="ro1">
          <table:table-cell office:value-type="string">
            <text:p>MERCEARIA SALVADOR</text:p>
          </table:table-cell>
          <table:table-cell office:value-type="string">
            <text:p>R. Salvador Simões, 472 - Vila Dom Pedro I, São Paulo - SP, 04276-000, Brazil</text:p>
          </table:table-cell>
          <table:table-cell office:value-type="string">
            <text:p>(11) 91302-0118</text:p>
          </table:table-cell>
        </table:table-row>
        <table:table-row table:style-name="ro1">
          <table:table-cell office:value-type="string">
            <text:p>Produtos Naturais e Encapsulados</text:p>
          </table:table-cell>
          <table:table-cell office:value-type="string">
            <text:p>R. São Gonçalo do Rio das Pedras - Vila Mara, São Paulo - SP, 08081-000, Brazil</text:p>
          </table:table-cell>
          <table:table-cell office:value-type="string">
            <text:p>(11) 91337-8616</text:p>
          </table:table-cell>
        </table:table-row>
        <table:table-row table:style-name="ro1">
          <table:table-cell office:value-type="string">
            <text:p>Empório Nossa Terra Rica</text:p>
          </table:table-cell>
          <table:table-cell office:value-type="string">
            <text:p>Rua Arthur de Azevedo, 201 - Jardim America, Guarulhos - SP, 07194-090, Brazil</text:p>
          </table:table-cell>
          <table:table-cell office:value-type="string">
            <text:p>(11) 91338-6041</text:p>
          </table:table-cell>
        </table:table-row>
        <table:table-row table:style-name="ro1">
          <table:table-cell office:value-type="string">
            <text:p>Viver do Verde - Produtos Naturais</text:p>
          </table:table-cell>
          <table:table-cell office:value-type="string">
            <text:p>Av. Otávio Braga de Mesquita, 1939 - Vila Florida, Guarulhos - SP, 07191-000, Brazil</text:p>
          </table:table-cell>
          <table:table-cell office:value-type="string">
            <text:p>(11) 91350-2078</text:p>
          </table:table-cell>
        </table:table-row>
        <table:table-row table:style-name="ro1">
          <table:table-cell office:value-type="string">
            <text:p>Macadâmia Cerealista LTDA</text:p>
          </table:table-cell>
          <table:table-cell office:value-type="string">
            <text:p>Praça Dr. Policarpo de Magalhães Viotti, 19 - Parque Mandaqui, São Paulo - SP, 02422-000, Brazil</text:p>
          </table:table-cell>
          <table:table-cell office:value-type="string">
            <text:p>(11) 91408-5951</text:p>
          </table:table-cell>
        </table:table-row>
        <table:table-row table:style-name="ro1">
          <table:table-cell office:value-type="string">
            <text:p>CG DISTRIBUIDORA E COMERCIO DE PRODUTOS DE LIMPEZA E DESCARTAVEIS</text:p>
          </table:table-cell>
          <table:table-cell office:value-type="string">
            <text:p>R. Treze de Maio, 150 - SALA 1 - Canhema, Diadema - SP, 09941-400, Brazil</text:p>
          </table:table-cell>
          <table:table-cell office:value-type="string">
            <text:p>(11) 91456-2896</text:p>
          </table:table-cell>
        </table:table-row>
        <table:table-row table:style-name="ro1">
          <table:table-cell office:value-type="string">
            <text:p>Cristal Academia Guarulhos</text:p>
          </table:table-cell>
          <table:table-cell office:value-type="string">
            <text:p>Av. Monteiro Lobato, 1435 - Macedo, Guarulhos - SP, 07191-000, Brazil</text:p>
          </table:table-cell>
          <table:table-cell office:value-type="string">
            <text:p>(11) 91627-6546</text:p>
          </table:table-cell>
        </table:table-row>
        <table:table-row table:style-name="ro1">
          <table:table-cell office:value-type="string">
            <text:p>Distribuidora de Ovo J.D</text:p>
          </table:table-cell>
          <table:table-cell office:value-type="string">
            <text:p>Rua Porto Velho, 170 - Jardim Cumbica, Guarulhos - SP, 07240-060, Brazil</text:p>
          </table:table-cell>
          <table:table-cell office:value-type="string">
            <text:p>(11) 91725-3329</text:p>
          </table:table-cell>
        </table:table-row>
        <table:table-row table:style-name="ro1">
          <table:table-cell office:value-type="string">
            <text:p>SG Essence</text:p>
          </table:table-cell>
          <table:table-cell office:value-type="string">
            <text:p>R. Manoel Moraes de Souza - Pedreira, São Paulo - SP, 04459-080, Brazil</text:p>
          </table:table-cell>
          <table:table-cell office:value-type="string">
            <text:p>(11) 91746-1777</text:p>
          </table:table-cell>
        </table:table-row>
        <table:table-row table:style-name="ro1">
          <table:table-cell office:value-type="string">
            <text:p>Amendopim Comércio de Doces e Salgados</text:p>
          </table:table-cell>
          <table:table-cell office:value-type="string">
            <text:p>R. Ibiacema, 6 - Vila Floresta, Santo André - SP, 09051-560, Brazil</text:p>
          </table:table-cell>
          <table:table-cell office:value-type="string">
            <text:p>(11) 92008-2904</text:p>
          </table:table-cell>
        </table:table-row>
        <table:table-row table:style-name="ro1">
          <table:table-cell office:value-type="string">
            <text:p>Empório Tradições 2</text:p>
          </table:table-cell>
          <table:table-cell office:value-type="string">
            <text:p>Av. Suplicy, 624 - Jardim Santa Mena, Guarulhos - SP, 07096-000, Brazil</text:p>
          </table:table-cell>
          <table:table-cell office:value-type="string">
            <text:p>(11) 93003-7580</text:p>
          </table:table-cell>
        </table:table-row>
        <table:table-row table:style-name="ro1">
          <table:table-cell office:value-type="string">
            <text:p>Natural da Terra Vila Mariana</text:p>
          </table:table-cell>
          <table:table-cell office:value-type="string">
            <text:p>R. Rio Grande, 615 - Vila Mariana, São Paulo - SP, 04018-001, Brazil</text:p>
          </table:table-cell>
          <table:table-cell office:value-type="string">
            <text:p>(11) 93009-2000</text:p>
          </table:table-cell>
        </table:table-row>
        <table:table-row table:style-name="ro1">
          <table:table-cell office:value-type="string">
            <text:p>Natural da Terra Vila Mascote</text:p>
          </table:table-cell>
          <table:table-cell office:value-type="string">
            <text:p>R. Eng. Jorge Oliva, 381 - Vila Mascote, São Paulo - SP, 04362-060, Brazil</text:p>
          </table:table-cell>
          <table:table-cell office:value-type="string">
            <text:p>(11) 93009-2000</text:p>
          </table:table-cell>
        </table:table-row>
        <table:table-row table:style-name="ro1">
          <table:table-cell office:value-type="string">
            <text:p>Natural da Terra</text:p>
          </table:table-cell>
          <table:table-cell office:value-type="string">
            <text:p>Av. Kennedy, 782 - Jardim do Mar, São Bernardo do Campo - SP, 09726-253, Brazil</text:p>
          </table:table-cell>
          <table:table-cell office:value-type="string">
            <text:p>(11) 93009-2000</text:p>
          </table:table-cell>
        </table:table-row>
        <table:table-row table:style-name="ro1">
          <table:table-cell office:value-type="string">
            <text:p>NATURART PRODUTOS NATURAIS - Loja 1 Vila Mara</text:p>
          </table:table-cell>
          <table:table-cell office:value-type="string">
            <text:p>R. São Gonçalo do Rio das Pedras, 649 - Vila Mara, São Paulo - SP, 08081-000, Brazil</text:p>
          </table:table-cell>
          <table:table-cell office:value-type="string">
            <text:p>(11) 93054-0253</text:p>
          </table:table-cell>
        </table:table-row>
        <table:table-row table:style-name="ro1">
          <table:table-cell office:value-type="string">
            <text:p>A Botica Orgânica</text:p>
          </table:table-cell>
          <table:table-cell office:value-type="string">
            <text:p>Rua Dom Raimundo Brito, 166 - Aclimação, São Paulo - SP, 01526-050, Brazil</text:p>
          </table:table-cell>
          <table:table-cell office:value-type="string">
            <text:p>(11) 93060-1439</text:p>
          </table:table-cell>
        </table:table-row>
        <table:table-row table:style-name="ro1">
          <table:table-cell office:value-type="string">
            <text:p>Empório Nova Cuiabá Eireli</text:p>
          </table:table-cell>
          <table:table-cell office:value-type="string">
            <text:p>R. Cuiabá, 849 - Alto da Mooca, São Paulo - SP, 03183-001, Brazil</text:p>
          </table:table-cell>
          <table:table-cell office:value-type="string">
            <text:p>(11) 93355-5575</text:p>
          </table:table-cell>
        </table:table-row>
        <table:table-row table:style-name="ro1">
          <table:table-cell office:value-type="string">
            <text:p>Cerealista Boa Nova- Guarulhos</text:p>
          </table:table-cell>
          <table:table-cell office:value-type="string">
            <text:p>R. Cap. Gabriel, 219 - Centro, Guarulhos - SP, 07191-010, Brazil</text:p>
          </table:table-cell>
          <table:table-cell office:value-type="string">
            <text:p>(11) 93376-8872</text:p>
          </table:table-cell>
        </table:table-row>
        <table:table-row table:style-name="ro1">
          <table:table-cell office:value-type="string">
            <text:p>Sampa Atacado (SampaJá) Vila Nova Cachoeirinha</text:p>
          </table:table-cell>
          <table:table-cell office:value-type="string">
            <text:p>Av. João dos Santos Abreu, 738 - Vila Espanhola, São Paulo - SP, 02566-020, Brazil</text:p>
          </table:table-cell>
          <table:table-cell office:value-type="string">
            <text:p>(11) 93723-3798</text:p>
          </table:table-cell>
        </table:table-row>
        <table:table-row table:style-name="ro1">
          <table:table-cell office:value-type="string">
            <text:p>Mercearia Tchê</text:p>
          </table:table-cell>
          <table:table-cell office:value-type="string">
            <text:p>R. Salvador Simões, 616 A - Ipiranga, São Paulo - SP, 04276-000, Brazil</text:p>
          </table:table-cell>
          <table:table-cell office:value-type="string">
            <text:p>(11) 93949-1628</text:p>
          </table:table-cell>
        </table:table-row>
        <table:table-row table:style-name="ro1">
          <table:table-cell office:value-type="string">
            <text:p>Mercado Bandeira</text:p>
          </table:table-cell>
          <table:table-cell office:value-type="string">
            <text:p>Rua Engenheiro Domício - de Lima - Pachêco e Silva, 821 - Vila Campo Grande, São Paulo - SP, 04455-310, Brazil</text:p>
          </table:table-cell>
          <table:table-cell office:value-type="string">
            <text:p>(11) 94006-7096</text:p>
          </table:table-cell>
        </table:table-row>
        <table:table-row table:style-name="ro1">
          <table:table-cell office:value-type="string">
            <text:p>Villarrica Empório</text:p>
          </table:table-cell>
          <table:table-cell office:value-type="string">
            <text:p>R. Verbo Divino, 185 - Chácara Santo Antônio (Zona Sul), São Paulo - SP, 04719-000, Brazil</text:p>
          </table:table-cell>
          <table:table-cell office:value-type="string">
            <text:p>(11) 94023-7913</text:p>
          </table:table-cell>
        </table:table-row>
        <table:table-row table:style-name="ro1">
          <table:table-cell office:value-type="string">
            <text:p>JJE PRODUTOS NATURAIS VARIADOS E BELEZA</text:p>
          </table:table-cell>
          <table:table-cell office:value-type="string">
            <text:p>Rua ushikichi Kamiya 1037 Rua ushikichi Kamiya 1244 - Casa de - R. São Gonçalo do Rio das Pedras, 1037 - Jardim Fontalis, São Paulo - SP, 02323-000, Brazil</text:p>
          </table:table-cell>
          <table:table-cell office:value-type="string">
            <text:p>(11) 94025-2608</text:p>
          </table:table-cell>
        </table:table-row>
        <table:table-row table:style-name="ro1">
          <table:table-cell office:value-type="string">
            <text:p>Assanhadxs Erotic Food Augusta</text:p>
          </table:table-cell>
          <table:table-cell office:value-type="string">
            <text:p>R. Augusta, 1291 - Consolação, São Paulo - SP, 01305-100, Brazil</text:p>
          </table:table-cell>
          <table:table-cell office:value-type="string">
            <text:p>(11) 94033-1204</text:p>
          </table:table-cell>
        </table:table-row>
        <table:table-row table:style-name="ro1">
          <table:table-cell office:value-type="string">
            <text:p>Feira Orgânica</text:p>
          </table:table-cell>
          <table:table-cell office:value-type="string">
            <text:p>Av. Onze de Junho, 158 - Vila Clementino, São Paulo - SP, 04041-000, Brazil</text:p>
          </table:table-cell>
          <table:table-cell office:value-type="string">
            <text:p>(11) 94048-0968</text:p>
          </table:table-cell>
        </table:table-row>
        <table:table-row table:style-name="ro1">
          <table:table-cell office:value-type="string">
            <text:p>Cerealista Riacho Grande</text:p>
          </table:table-cell>
          <table:table-cell office:value-type="string">
            <text:p>R. Antônio Caputo, 297 - Riacho Grande, São Bernardo do Campo - SP, 09830-285, Brazil</text:p>
          </table:table-cell>
          <table:table-cell office:value-type="string">
            <text:p>(11) 94058-6114</text:p>
          </table:table-cell>
        </table:table-row>
        <table:table-row table:style-name="ro1">
          <table:table-cell office:value-type="string">
            <text:p>Armazém Paes e Paes Zona Cerealista do ABC</text:p>
          </table:table-cell>
          <table:table-cell office:value-type="string">
            <text:p>R. Joaquim Távora, 271 - Vila Santa Teresa, Santo André - SP, 09030-390, Brazil</text:p>
          </table:table-cell>
          <table:table-cell office:value-type="string">
            <text:p>(11) 94061-5723</text:p>
          </table:table-cell>
        </table:table-row>
        <table:table-row table:style-name="ro1">
          <table:table-cell office:value-type="string">
            <text:p>Mercadinho da neide</text:p>
          </table:table-cell>
          <table:table-cell office:value-type="string">
            <text:p>R. Manaus, 75 - Jardim Oratorio, Mauá - SP, 09380-530, Brazil</text:p>
          </table:table-cell>
          <table:table-cell office:value-type="string">
            <text:p>(11) 94072-4835</text:p>
          </table:table-cell>
        </table:table-row>
        <table:table-row table:style-name="ro1">
          <table:table-cell office:value-type="string">
            <text:p>Mimos Ateliê</text:p>
          </table:table-cell>
          <table:table-cell office:value-type="string">
            <text:p>Rua Foz do Iguaçu - R. Goiânia, 9 A - Jardim Oratorio, Mauá - SP, 09380-514, Brazil</text:p>
          </table:table-cell>
          <table:table-cell office:value-type="string">
            <text:p>(11) 94076-9138</text:p>
          </table:table-cell>
        </table:table-row>
        <table:table-row table:style-name="ro1">
          <table:table-cell office:value-type="string">
            <text:p>Modadez Atacado e Varejo</text:p>
          </table:table-cell>
          <table:table-cell office:value-type="string">
            <text:p>Av. João XXIII, 1069 - Parque das Americas, Uberaba - MG, 38045-100, Brazil</text:p>
          </table:table-cell>
          <table:table-cell office:value-type="string">
            <text:p>(11) 94136-2088</text:p>
          </table:table-cell>
        </table:table-row>
        <table:table-row table:style-name="ro1">
          <table:table-cell office:value-type="string">
            <text:p>Empório do Costa São Miguel</text:p>
          </table:table-cell>
          <table:table-cell office:value-type="string">
            <text:p>Av. São Miguel, 2230 - Vila Rio Branco, São Paulo - SP, 03620-001, Brazil</text:p>
          </table:table-cell>
          <table:table-cell office:value-type="string">
            <text:p>(11) 94240-9221</text:p>
          </table:table-cell>
        </table:table-row>
        <table:table-row table:style-name="ro1">
          <table:table-cell office:value-type="string">
            <text:p>Emporio Cafezin Caipira</text:p>
          </table:table-cell>
          <table:table-cell office:value-type="string">
            <text:p>R. São Domingos, 245 - Centro, Guarulhos - SP, 07110-080, Brazil</text:p>
          </table:table-cell>
          <table:table-cell office:value-type="string">
            <text:p>(11) 94291-9510</text:p>
          </table:table-cell>
        </table:table-row>
        <table:table-row table:style-name="ro1">
          <table:table-cell office:value-type="string">
            <text:p>Cristal CasaMia</text:p>
          </table:table-cell>
          <table:table-cell office:value-type="string">
            <text:p>R. Costa Carvalho, 234 - Pinheiros, São Paulo - SP, 05429-000, Brazil</text:p>
          </table:table-cell>
          <table:table-cell office:value-type="string">
            <text:p>(11) 94398-3778</text:p>
          </table:table-cell>
        </table:table-row>
        <table:table-row table:style-name="ro1">
          <table:table-cell office:value-type="string">
            <text:p>Árvore da Vida | Temperos, Castanhas, Chás, Sementes, Suplementos, Atacado e Varejo em Salto</text:p>
          </table:table-cell>
          <table:table-cell office:value-type="string">
            <text:p>R. Barão do Rio Branco, 688 - Centro, Salto - SP, 13320-270, Brazil</text:p>
          </table:table-cell>
          <table:table-cell office:value-type="string">
            <text:p>(11) 94452-6675</text:p>
          </table:table-cell>
        </table:table-row>
        <table:table-row table:style-name="ro1">
          <table:table-cell office:value-type="string">
            <text:p>Dra. Cristal - Endocrinologista em São Paulo/SP (Moema)</text:p>
          </table:table-cell>
          <table:table-cell office:value-type="string">
            <text:p>Av. Moema, 300 - Moema, São Paulo - SP, 04077-020, Brazil</text:p>
          </table:table-cell>
          <table:table-cell office:value-type="string">
            <text:p>(11) 94488-5013</text:p>
          </table:table-cell>
        </table:table-row>
        <table:table-row table:style-name="ro1">
          <table:table-cell office:value-type="string">
            <text:p>Naturalis Temperos, Castanhas, Chás, Sementes, Suplementos em Salto</text:p>
          </table:table-cell>
          <table:table-cell office:value-type="string">
            <text:p>R. Barão do Rio Branco, 683 - Centro, Salto - SP, 13320-270, Brazil</text:p>
          </table:table-cell>
          <table:table-cell office:value-type="string">
            <text:p>(11) 94519-2823</text:p>
          </table:table-cell>
        </table:table-row>
        <table:table-row table:style-name="ro1">
          <table:table-cell office:value-type="string">
            <text:p>Empório Tradições - Produtos Naturais Guarulhos</text:p>
          </table:table-cell>
          <table:table-cell office:value-type="string">
            <text:p>R. Mandaguari, 293 - Jardim Bom Clima, Guarulhos - SP, 07122-110, Brazil</text:p>
          </table:table-cell>
          <table:table-cell office:value-type="string">
            <text:p>(11) 94525-8300</text:p>
          </table:table-cell>
        </table:table-row>
        <table:table-row table:style-name="ro1">
          <table:table-cell office:value-type="string">
            <text:p>Hortifruti JD</text:p>
          </table:table-cell>
          <table:table-cell office:value-type="string">
            <text:p>R. São Gonçalo do Rio das Pedras, 931 - Vila Mara, São Paulo - SP, 08081-000, Brazil</text:p>
          </table:table-cell>
          <table:table-cell office:value-type="string">
            <text:p>(11) 94544-1109</text:p>
          </table:table-cell>
        </table:table-row>
        <table:table-row table:style-name="ro1">
          <table:table-cell office:value-type="string">
            <text:p>Castanhão Atacadista</text:p>
          </table:table-cell>
          <table:table-cell office:value-type="string">
            <text:p>Via Anhanguera, S/N. Jardim Jaragua Galpao CLA Unidade 01 e 02 - Jardim Jaraguá, São Paulo - SP, 05112-000, Brazil</text:p>
          </table:table-cell>
          <table:table-cell office:value-type="string">
            <text:p>(11) 94557-6023</text:p>
          </table:table-cell>
        </table:table-row>
        <table:table-row table:style-name="ro1">
          <table:table-cell office:value-type="string">
            <text:p>Empório ponto dos graos</text:p>
          </table:table-cell>
          <table:table-cell office:value-type="string">
            <text:p>Av. Avelino Alves Machado, 728 - Jardim Pinhal, Guarulhos - SP, 07120-000, Brazil</text:p>
          </table:table-cell>
          <table:table-cell office:value-type="string">
            <text:p>(11) 94708-1292</text:p>
          </table:table-cell>
        </table:table-row>
        <table:table-row table:style-name="ro1">
          <table:table-cell office:value-type="string">
            <text:p>Cristal EPI's</text:p>
          </table:table-cell>
          <table:table-cell office:value-type="string">
            <text:p>R. Porto Velho, 405 - Jardim Vista Alegre, Embu das Artes - SP, 06807-335, Brazil</text:p>
          </table:table-cell>
          <table:table-cell office:value-type="string">
            <text:p>(11) 94709-2888</text:p>
          </table:table-cell>
        </table:table-row>
        <table:table-row table:style-name="ro1">
          <table:table-cell office:value-type="string">
            <text:p>Bandeira Mercado &amp; Hortifruti</text:p>
          </table:table-cell>
          <table:table-cell office:value-type="string">
            <text:p>Rua Conde Luiz Zunta, 244 - Jardim Santa Cruz (Campo Grande), São Paulo - SP, 04456-100, Brazil</text:p>
          </table:table-cell>
          <table:table-cell office:value-type="string">
            <text:p>(11) 94713-0245</text:p>
          </table:table-cell>
        </table:table-row>
        <table:table-row table:style-name="ro1">
          <table:table-cell office:value-type="string">
            <text:p>Bananas Eduardo - Atacado de Bananas Sp</text:p>
          </table:table-cell>
          <table:table-cell office:value-type="string">
            <text:p>R. Lopes Benavides, 70 - Vila Primavera, São Paulo - SP, 03390-030, Brazil</text:p>
          </table:table-cell>
          <table:table-cell office:value-type="string">
            <text:p>(11) 94713-2786</text:p>
          </table:table-cell>
        </table:table-row>
        <table:table-row table:style-name="ro1">
          <table:table-cell office:value-type="string">
            <text:p>LL Alimentos Congelados &amp; Açai</text:p>
          </table:table-cell>
          <table:table-cell office:value-type="string">
            <text:p>Av. Brejinho, 452 - Jardim Cumbica, Guarulhos - SP, 07240-170, Brazil</text:p>
          </table:table-cell>
          <table:table-cell office:value-type="string">
            <text:p>(11) 94730-9286</text:p>
          </table:table-cell>
        </table:table-row>
        <table:table-row table:style-name="ro1">
          <table:table-cell office:value-type="string">
            <text:p>Empório NatuVida</text:p>
          </table:table-cell>
          <table:table-cell office:value-type="string">
            <text:p>R. Adolfo Bastos, 1214 - Vila Bastos, Santo André - SP, 09041-000, Brazil</text:p>
          </table:table-cell>
          <table:table-cell office:value-type="string">
            <text:p>(11) 94733-3663</text:p>
          </table:table-cell>
        </table:table-row>
        <table:table-row table:style-name="ro1">
          <table:table-cell office:value-type="string">
            <text:p>Tanaka Distribuidora de Produtos Orientais</text:p>
          </table:table-cell>
          <table:table-cell office:value-type="string">
            <text:p>R. Forte do Rio Branco, 385 - Parque São Lourenço, São Paulo - SP, 08340-140, Brazil</text:p>
          </table:table-cell>
          <table:table-cell office:value-type="string">
            <text:p>(11) 94744-4702</text:p>
          </table:table-cell>
        </table:table-row>
        <table:table-row table:style-name="ro1">
          <table:table-cell office:value-type="string">
            <text:p>Mercado Vila Floresta</text:p>
          </table:table-cell>
          <table:table-cell office:value-type="string">
            <text:p>R. Santarém, 228 - Vila Floresta, Santo André - SP, 09051-510, Brazil</text:p>
          </table:table-cell>
          <table:table-cell office:value-type="string">
            <text:p>(11) 94762-1951</text:p>
          </table:table-cell>
        </table:table-row>
        <table:table-row table:style-name="ro1">
          <table:table-cell office:value-type="string">
            <text:p>SPA Nature - Unidade Cumbica</text:p>
          </table:table-cell>
          <table:table-cell office:value-type="string">
            <text:p>R. Bélgica, 107 - Jardim das Nacoes, Guarulhos - SP, 07183-350, Brazil</text:p>
          </table:table-cell>
          <table:table-cell office:value-type="string">
            <text:p>(11) 94767-9207</text:p>
          </table:table-cell>
        </table:table-row>
        <table:table-row table:style-name="ro1">
          <table:table-cell office:value-type="string">
            <text:p>Feira Orgânica Saúde</text:p>
          </table:table-cell>
          <table:table-cell office:value-type="string">
            <text:p>Av. José Maria Whitaker, 1780 - Planalto Paulista, São Paulo - SP, 04057-000, Brazil</text:p>
          </table:table-cell>
          <table:table-cell office:value-type="string">
            <text:p>(11) 94787-7277</text:p>
          </table:table-cell>
        </table:table-row>
        <table:table-row table:style-name="ro1">
          <table:table-cell office:value-type="string">
            <text:p>Som de Cristal</text:p>
          </table:table-cell>
          <table:table-cell office:value-type="string">
            <text:p>Rua 24 de Maio, 762B - Vila Industrial (Campinas), Campinas - SP, 13035-370, Brazil</text:p>
          </table:table-cell>
          <table:table-cell office:value-type="string">
            <text:p>(11) 94851-5515</text:p>
          </table:table-cell>
        </table:table-row>
        <table:table-row table:style-name="ro1">
          <table:table-cell office:value-type="string">
            <text:p>Naturalfa Produtos Naturais</text:p>
          </table:table-cell>
          <table:table-cell office:value-type="string">
            <text:p>Rua Leais Braga Viela Centro - São Gonçalo do Sapucaí, MG, 37490-000, Brazil</text:p>
          </table:table-cell>
          <table:table-cell office:value-type="string">
            <text:p>(11) 94856-3645</text:p>
          </table:table-cell>
        </table:table-row>
        <table:table-row table:style-name="ro1">
          <table:table-cell office:value-type="string">
            <text:p>RB Minimercado</text:p>
          </table:table-cell>
          <table:table-cell office:value-type="string">
            <text:p>Estr. do Aladino, 120 - Finco, São Bernardo do Campo - SP, 09831-525, Brazil</text:p>
          </table:table-cell>
          <table:table-cell office:value-type="string">
            <text:p>(11) 95044-6113</text:p>
          </table:table-cell>
        </table:table-row>
        <table:table-row table:style-name="ro1">
          <table:table-cell office:value-type="string">
            <text:p>Cristal Academia Jardim Campinas</text:p>
          </table:table-cell>
          <table:table-cell office:value-type="string">
            <text:p>Av. Paulo Guilguer Reimberg, 1018 - Jardim Campinas, São Paulo - SP, 04858-570, Brazil</text:p>
          </table:table-cell>
          <table:table-cell office:value-type="string">
            <text:p>(11) 95085-1954</text:p>
          </table:table-cell>
        </table:table-row>
        <table:table-row table:style-name="ro1">
          <table:table-cell office:value-type="string">
            <text:p>Fresh Food Brasil</text:p>
          </table:table-cell>
          <table:table-cell office:value-type="string">
            <text:p>R. Inglaterra 149-Jardim das Nações - Cumbica, Guarulhos - SP, 07183-480, Brazil</text:p>
          </table:table-cell>
          <table:table-cell office:value-type="string">
            <text:p>(11) 95142-0968</text:p>
          </table:table-cell>
        </table:table-row>
        <table:table-row table:style-name="ro1">
          <table:table-cell office:value-type="string">
            <text:p>ESTACAO HORTIFRUTI</text:p>
          </table:table-cell>
          <table:table-cell office:value-type="string">
            <text:p>R. Dr. Clementino, 261 - Belenzinho, São Paulo - SP, 03059-030, Brazil</text:p>
          </table:table-cell>
          <table:table-cell office:value-type="string">
            <text:p>(11) 95283-3361</text:p>
          </table:table-cell>
        </table:table-row>
        <table:table-row table:style-name="ro1">
          <table:table-cell office:value-type="string">
            <text:p>Tabuleiro do Acarajé</text:p>
          </table:table-cell>
          <table:table-cell office:value-type="string">
            <text:p>R. Jesuíno Pascoal, 30 - Santa Cecilia, São Paulo - SP, 01224-050, Brazil</text:p>
          </table:table-cell>
          <table:table-cell office:value-type="string">
            <text:p>(11) 95374-6357</text:p>
          </table:table-cell>
        </table:table-row>
        <table:table-row table:style-name="ro1">
          <table:table-cell office:value-type="string">
            <text:p>Empório Oliveira - Produtos Naturais Guarulhos-SP</text:p>
          </table:table-cell>
          <table:table-cell office:value-type="string">
            <text:p>Av. Emílio Ribas, 1960 - Gopouva, Guarulhos - SP, 07050-000, Brazil</text:p>
          </table:table-cell>
          <table:table-cell office:value-type="string">
            <text:p>(11) 95420-0089</text:p>
          </table:table-cell>
        </table:table-row>
        <table:table-row table:style-name="ro1">
          <table:table-cell office:value-type="string">
            <text:p>Cuscuzlícia - Sabores do Nordeste</text:p>
          </table:table-cell>
          <table:table-cell office:value-type="string">
            <text:p>R. Primeiro de Janeiro, 425 - Vila Clementino, São Paulo - SP, 04044-060, Brazil</text:p>
          </table:table-cell>
          <table:table-cell office:value-type="string">
            <text:p>(11) 95426-3122</text:p>
          </table:table-cell>
        </table:table-row>
        <table:table-row table:style-name="ro1">
          <table:table-cell office:value-type="string">
            <text:p>Lize moda íntima</text:p>
          </table:table-cell>
          <table:table-cell office:value-type="string">
            <text:p>R. Rio Branco, 452c - Vila Augusto, Mauá - SP, 09310-110, Brazil</text:p>
          </table:table-cell>
          <table:table-cell office:value-type="string">
            <text:p>(11) 95463-3398</text:p>
          </table:table-cell>
        </table:table-row>
        <table:table-row table:style-name="ro1">
          <table:table-cell office:value-type="string">
            <text:p>25 de março atacado e varejo</text:p>
          </table:table-cell>
          <table:table-cell office:value-type="string">
            <text:p>Shopping - R. Vinte e Cinco de Março - Luz, São Paulo - SP, 01209-010, Brazil</text:p>
          </table:table-cell>
          <table:table-cell office:value-type="string">
            <text:p>(11) 95609-3938</text:p>
          </table:table-cell>
        </table:table-row>
        <table:table-row table:style-name="ro1">
          <table:table-cell office:value-type="string">
            <text:p>Empório Bom de Minas</text:p>
          </table:table-cell>
          <table:table-cell office:value-type="string">
            <text:p>R. México, 36 - Jardim das Nacoes, Guarulhos - SP, 07183-450, Brazil</text:p>
          </table:table-cell>
          <table:table-cell office:value-type="string">
            <text:p>(11) 95630-6252</text:p>
          </table:table-cell>
        </table:table-row>
        <table:table-row table:style-name="ro1">
          <table:table-cell office:value-type="string">
            <text:p>CRISTAL BELA</text:p>
          </table:table-cell>
          <table:table-cell office:value-type="string">
            <text:p>R. São Tomás de Aquino, 74 - Vila Maricy, Guarulhos - SP, 07130-480, Brazil</text:p>
          </table:table-cell>
          <table:table-cell office:value-type="string">
            <text:p>(11) 95665-1056</text:p>
          </table:table-cell>
        </table:table-row>
        <table:table-row table:style-name="ro1">
          <table:table-cell office:value-type="string">
            <text:p>Empório do Aço</text:p>
          </table:table-cell>
          <table:table-cell office:value-type="string">
            <text:p>Av. Interlagos, 2255 - Jardim Umuarama, São Paulo - SP, 04661-200, Brazil</text:p>
          </table:table-cell>
          <table:table-cell office:value-type="string">
            <text:p>(11) 95818-3761</text:p>
          </table:table-cell>
        </table:table-row>
        <table:table-row table:style-name="ro1">
          <table:table-cell office:value-type="string">
            <text:p>Santa Maria Empório Cidade Jardim</text:p>
          </table:table-cell>
          <table:table-cell office:value-type="string">
            <text:p>Av. Cidade Jardim, 790 - Jardim Paulistano, São Paulo - SP, 01311-000, Brazil</text:p>
          </table:table-cell>
          <table:table-cell office:value-type="string">
            <text:p>(11) 95818-7139</text:p>
          </table:table-cell>
        </table:table-row>
        <table:table-row table:style-name="ro1">
          <table:table-cell office:value-type="string">
            <text:p>MaxAçaí</text:p>
          </table:table-cell>
          <table:table-cell office:value-type="string">
            <text:p>Praça Salvador Rosa, 42 - Jordanópolis, São Bernardo do Campo - SP, 09635-050, Brazil</text:p>
          </table:table-cell>
          <table:table-cell office:value-type="string">
            <text:p>(11) 95824-2974</text:p>
          </table:table-cell>
        </table:table-row>
        <table:table-row table:style-name="ro1">
          <table:table-cell office:value-type="string">
            <text:p>SG Modas</text:p>
          </table:table-cell>
          <table:table-cell office:value-type="string">
            <text:p>R. Manuel Borba, 150 - Santo Amaro, São Paulo - SP, 04743-010, Brazil</text:p>
          </table:table-cell>
          <table:table-cell office:value-type="string">
            <text:p>(11) 95888-1555</text:p>
          </table:table-cell>
        </table:table-row>
        <table:table-row table:style-name="ro1">
          <table:table-cell office:value-type="string">
            <text:p>Pet Shop Rio Branco</text:p>
          </table:table-cell>
          <table:table-cell office:value-type="string">
            <text:p>Estr. de Mogi das Cruzes, 376 - Vila Rio Branco, São Paulo - SP, 03890-000, Brazil</text:p>
          </table:table-cell>
          <table:table-cell office:value-type="string">
            <text:p>(11) 95957-2183</text:p>
          </table:table-cell>
        </table:table-row>
        <table:table-row table:style-name="ro1">
          <table:table-cell office:value-type="string">
            <text:p>Loja Korin Vila Mariana</text:p>
          </table:table-cell>
          <table:table-cell office:value-type="string">
            <text:p>R. Cel. Artur Godói, 246 - Vila Mariana, São Paulo - SP, 04018-050, Brazil</text:p>
          </table:table-cell>
          <table:table-cell office:value-type="string">
            <text:p>(11) 95959-0666</text:p>
          </table:table-cell>
        </table:table-row>
        <table:table-row table:style-name="ro1">
          <table:table-cell office:value-type="string">
            <text:p>SilvaIngresse</text:p>
          </table:table-cell>
          <table:table-cell office:value-type="string">
            <text:p>Viela São Gonçalo - Parque Res. Cocaia, São Paulo - SP, 04849-028, Brazil</text:p>
          </table:table-cell>
          <table:table-cell office:value-type="string">
            <text:p>(11) 96017-6573</text:p>
          </table:table-cell>
        </table:table-row>
        <table:table-row table:style-name="ro1">
          <table:table-cell office:value-type="string">
            <text:p>Cristal Vidros</text:p>
          </table:table-cell>
          <table:table-cell office:value-type="string">
            <text:p>Santos - Av. Santos Dumont, 2611 - Cidade Industrial Satélite de São Paulo, Guarulhos - SP, 07220-000, Brazil</text:p>
          </table:table-cell>
          <table:table-cell office:value-type="string">
            <text:p>(11) 96018-5602</text:p>
          </table:table-cell>
        </table:table-row>
        <table:table-row table:style-name="ro1">
          <table:table-cell office:value-type="string">
            <text:p>2irmas mercado</text:p>
          </table:table-cell>
          <table:table-cell office:value-type="string">
            <text:p>Tv. Enôre, 7 - Campo Grande, São Paulo - SP, 04660-070, Brazil</text:p>
          </table:table-cell>
          <table:table-cell office:value-type="string">
            <text:p>(11) 96032-3971</text:p>
          </table:table-cell>
        </table:table-row>
        <table:table-row table:style-name="ro1">
          <table:table-cell office:value-type="string">
            <text:p>Cristal Collection</text:p>
          </table:table-cell>
          <table:table-cell office:value-type="string">
            <text:p>R. Samuel Libório de Ávila, 469 - Jardim Adriana, Guarulhos - SP, 07135-250, Brazil</text:p>
          </table:table-cell>
          <table:table-cell office:value-type="string">
            <text:p>(11) 96106-2840</text:p>
          </table:table-cell>
        </table:table-row>
        <table:table-row table:style-name="ro1">
          <table:table-cell office:value-type="string">
            <text:p>Ibirapuera's Organic Food Fair</text:p>
          </table:table-cell>
          <table:table-cell office:value-type="string">
            <text:p>R. Curitiba, 292 - Vila Mariana, São Paulo - SP, 04005-030, Brazil</text:p>
          </table:table-cell>
          <table:table-cell office:value-type="string">
            <text:p>(11) 96194-4191</text:p>
          </table:table-cell>
        </table:table-row>
        <table:table-row table:style-name="ro1">
          <table:table-cell office:value-type="string">
            <text:p>ROSITA BOTICA</text:p>
          </table:table-cell>
          <table:table-cell office:value-type="string">
            <text:p>R. Rio Branco, 142 - Sala 6 - Centro, São Bernardo do Campo - SP, 09710-090, Brazil</text:p>
          </table:table-cell>
          <table:table-cell office:value-type="string">
            <text:p>(11) 96250-0603</text:p>
          </table:table-cell>
        </table:table-row>
        <table:table-row table:style-name="ro1">
          <table:table-cell office:value-type="string">
            <text:p>RB EMPORIO DE CARNES</text:p>
          </table:table-cell>
          <table:table-cell office:value-type="string">
            <text:p>Av. da Barreira Grande, 1975 - Parque dos Bancarios, São Paulo - SP, 03916-000, Brazil</text:p>
          </table:table-cell>
          <table:table-cell office:value-type="string">
            <text:p>(11) 96313-1940</text:p>
          </table:table-cell>
        </table:table-row>
        <table:table-row table:style-name="ro1">
          <table:table-cell office:value-type="string">
            <text:p>Nutty Bavarian - Internacional</text:p>
          </table:table-cell>
          <table:table-cell office:value-type="string">
            <text:p>Rodovia Presidente Dutra, Saída 225, s/n Quiosque 18 - 1°Piso (Internacional Shopping - R. Itapegica - Vila Herminia, Guarulhos - SP, 07034-911, Brazil</text:p>
          </table:table-cell>
          <table:table-cell office:value-type="string">
            <text:p>(11) 96392-3342</text:p>
          </table:table-cell>
        </table:table-row>
        <table:table-row table:style-name="ro1">
          <table:table-cell office:value-type="string">
            <text:p>Armazém do Campo</text:p>
          </table:table-cell>
          <table:table-cell office:value-type="string">
            <text:p>Alameda Nothmann, 806 - Campos Elíseos, São Paulo - SP, 01216-001, Brazil</text:p>
          </table:table-cell>
          <table:table-cell office:value-type="string">
            <text:p>(11) 96410-5084</text:p>
          </table:table-cell>
        </table:table-row>
        <table:table-row table:style-name="ro1">
          <table:table-cell office:value-type="string">
            <text:p>NATUROPATIA VILA MARA</text:p>
          </table:table-cell>
          <table:table-cell office:value-type="string">
            <text:p>R. São Gonçalo do Rio das Pedras, 649 - Sala 2 - Vila Mara, São Paulo - SP, 08081-000, Brazil</text:p>
          </table:table-cell>
          <table:table-cell office:value-type="string">
            <text:p>(11) 96511-3238</text:p>
          </table:table-cell>
        </table:table-row>
        <table:table-row table:style-name="ro1">
          <table:table-cell office:value-type="string">
            <text:p>Atacado São Paulo</text:p>
          </table:table-cell>
          <table:table-cell office:value-type="string">
            <text:p>Rua Hannemann, 451 - Box 11 - Canindé, São Paulo - SP, 03031-040, Brazil</text:p>
          </table:table-cell>
          <table:table-cell office:value-type="string">
            <text:p>(11) 96548-8809</text:p>
          </table:table-cell>
        </table:table-row>
        <table:table-row table:style-name="ro1">
          <table:table-cell office:value-type="string">
            <text:p>Empório das Castanhas</text:p>
          </table:table-cell>
          <table:table-cell office:value-type="string">
            <text:p>Rua Amália de Noronha, 329 - Pinheiros, São Paulo - SP, 05410-010, Brazil</text:p>
          </table:table-cell>
          <table:table-cell office:value-type="string">
            <text:p>(11) 96668-7446</text:p>
          </table:table-cell>
        </table:table-row>
        <table:table-row table:style-name="ro1">
          <table:table-cell office:value-type="string">
            <text:p>Fit on Me</text:p>
          </table:table-cell>
          <table:table-cell office:value-type="string">
            <text:p>Av. Dr. Renato de Andrade Maia, 814 - Parque Renato Maia, Guarulhos - SP, 07114-000, Brazil</text:p>
          </table:table-cell>
          <table:table-cell office:value-type="string">
            <text:p>(11) 96693-4830</text:p>
          </table:table-cell>
        </table:table-row>
        <table:table-row table:style-name="ro1">
          <table:table-cell office:value-type="string">
            <text:p>adega alves</text:p>
          </table:table-cell>
          <table:table-cell office:value-type="string">
            <text:p>R. Foz do Iguaçu, 264 - Jardim Oratorio, Mauá - SP, 09380-514, Brazil</text:p>
          </table:table-cell>
          <table:table-cell office:value-type="string">
            <text:p>(11) 96705-3774</text:p>
          </table:table-cell>
        </table:table-row>
        <table:table-row table:style-name="ro1">
          <table:table-cell office:value-type="string">
            <text:p>Casa de Ervas Paraíba Mauá - Sp</text:p>
          </table:table-cell>
          <table:table-cell office:value-type="string">
            <text:p>R. Rio Branco, 632 - Vila Augusto, Mauá - SP, 09310-110, Brazil</text:p>
          </table:table-cell>
          <table:table-cell office:value-type="string">
            <text:p>(11) 96848-6924</text:p>
          </table:table-cell>
        </table:table-row>
        <table:table-row table:style-name="ro1">
          <table:table-cell office:value-type="string">
            <text:p>Recheioreal</text:p>
          </table:table-cell>
          <table:table-cell office:value-type="string">
            <text:p>R. Rio Branco, 420 - sala C - Vila Augusto, Mauá - SP, 09310-110, Brazil</text:p>
          </table:table-cell>
          <table:table-cell office:value-type="string">
            <text:p>(11) 96862-6796</text:p>
          </table:table-cell>
        </table:table-row>
        <table:table-row table:style-name="ro1">
          <table:table-cell office:value-type="string">
            <text:p>Mercadinho Real</text:p>
          </table:table-cell>
          <table:table-cell office:value-type="string">
            <text:p>R. Manaus, 29 - Rochdale, Osasco - SP, 06226-030, Brazil</text:p>
          </table:table-cell>
          <table:table-cell office:value-type="string">
            <text:p>(11) 96891-8659</text:p>
          </table:table-cell>
        </table:table-row>
        <table:table-row table:style-name="ro1">
          <table:table-cell office:value-type="string">
            <text:p>Emporio # Mais Saudável</text:p>
          </table:table-cell>
          <table:table-cell office:value-type="string">
            <text:p>Praça Angelita de Laet, 64 - Jaçanã, São Paulo - SP, 02274-060, Brazil</text:p>
          </table:table-cell>
          <table:table-cell office:value-type="string">
            <text:p>(11) 97037-3502</text:p>
          </table:table-cell>
        </table:table-row>
        <table:table-row table:style-name="ro1">
          <table:table-cell office:value-type="string">
            <text:p>CP Produtos</text:p>
          </table:table-cell>
          <table:table-cell office:value-type="string">
            <text:p>R. Barras Bugres - Cidade Soimco, Guarulhos - SP, 07183-260, Brazil</text:p>
          </table:table-cell>
          <table:table-cell office:value-type="string">
            <text:p>(11) 97058-2931</text:p>
          </table:table-cell>
        </table:table-row>
        <table:table-row table:style-name="ro1">
          <table:table-cell office:value-type="string">
            <text:p>GRUPO TECBRILHO -Vitrificação, Polimento, Higienização, Pintura Automotiva, Películas e Acessórios.</text:p>
          </table:table-cell>
          <table:table-cell office:value-type="string">
            <text:p>Rua Madame Curie, 286 - Jardim Dourado, Guarulhos - SP, 07093-040, Brazil</text:p>
          </table:table-cell>
          <table:table-cell office:value-type="string">
            <text:p>(11) 97087-0505</text:p>
          </table:table-cell>
        </table:table-row>
        <table:table-row table:style-name="ro1">
          <table:table-cell office:value-type="string">
            <text:p>Econiwa Loja de Produtos Orgânicos Vila Mariana</text:p>
          </table:table-cell>
          <table:table-cell office:value-type="string">
            <text:p>R. Rio Grande, 785 - Vila Mariana, São Paulo - SP, 04018-002, Brazil</text:p>
          </table:table-cell>
          <table:table-cell office:value-type="string">
            <text:p>(11) 97114-9932</text:p>
          </table:table-cell>
        </table:table-row>
        <table:table-row table:style-name="ro1">
          <table:table-cell office:value-type="string">
            <text:p>Grife SG Bourbon SP</text:p>
          </table:table-cell>
          <table:table-cell office:value-type="string">
            <text:p>3° piso - R. Palestra Itália, 500 - Perdizes, São Paulo - SP, 05005-030, Brazil</text:p>
          </table:table-cell>
          <table:table-cell office:value-type="string">
            <text:p>(11) 97128-0081</text:p>
          </table:table-cell>
        </table:table-row>
        <table:table-row table:style-name="ro1">
          <table:table-cell office:value-type="string">
            <text:p>Cãolinária Natural</text:p>
          </table:table-cell>
          <table:table-cell office:value-type="string">
            <text:p>Av. São Miguel, 3180 - Vila Rio Branco, São Paulo - SP, 03870-000, Brazil</text:p>
          </table:table-cell>
          <table:table-cell office:value-type="string">
            <text:p>(11) 97156-0474</text:p>
          </table:table-cell>
        </table:table-row>
        <table:table-row table:style-name="ro1">
          <table:table-cell office:value-type="string">
            <text:p>Terra Frutas Organicas</text:p>
          </table:table-cell>
          <table:table-cell office:value-type="string">
            <text:p>Ceagesp Pavilhão HFM Melhor entrada - Av. Dr. Gastão Vidigal, 1946 - portão 14 - Vila Leopoldina, São Paulo - SP, 05314-000, Brazil</text:p>
          </table:table-cell>
          <table:table-cell office:value-type="string">
            <text:p>(11) 97223-6065</text:p>
          </table:table-cell>
        </table:table-row>
        <table:table-row table:style-name="ro1">
          <table:table-cell office:value-type="string">
            <text:p>Empório Xingu</text:p>
          </table:table-cell>
          <table:table-cell office:value-type="string">
            <text:p>Av. Mercúrio, 228 - Brás, São Paulo - SP, 03007-000, Brazil</text:p>
          </table:table-cell>
          <table:table-cell office:value-type="string">
            <text:p>(11) 97233-4682</text:p>
          </table:table-cell>
        </table:table-row>
        <table:table-row table:style-name="ro1">
          <table:table-cell office:value-type="string">
            <text:p>Bem Barato</text:p>
          </table:table-cell>
          <table:table-cell office:value-type="string">
            <text:p>R. Salvador Pires de Lima, 452 - Sacomã, São Paulo - SP, 04248-000, Brazil</text:p>
          </table:table-cell>
          <table:table-cell office:value-type="string">
            <text:p>(11) 97249-7963</text:p>
          </table:table-cell>
        </table:table-row>
        <table:table-row table:style-name="ro1">
          <table:table-cell office:value-type="string">
            <text:p>Deposit Campo Grande Construction Materials</text:p>
          </table:table-cell>
          <table:table-cell office:value-type="string">
            <text:p>Av. Nossa Sra. do Sabará, 2279 - Vila Santana, São Paulo - SP, 04685-005, Brazil</text:p>
          </table:table-cell>
          <table:table-cell office:value-type="string">
            <text:p>(11) 97309-2104</text:p>
          </table:table-cell>
        </table:table-row>
        <table:table-row table:style-name="ro1">
          <table:table-cell office:value-type="string">
            <text:p>Além dos Grãos</text:p>
          </table:table-cell>
          <table:table-cell office:value-type="string">
            <text:p>R. Estér, 370 - Vila Alpina, Santo André - SP, 09090-290, Brazil</text:p>
          </table:table-cell>
          <table:table-cell office:value-type="string">
            <text:p>(11) 97403-3856</text:p>
          </table:table-cell>
        </table:table-row>
        <table:table-row table:style-name="ro1">
          <table:table-cell office:value-type="string">
            <text:p>Empório D' Fibra</text:p>
          </table:table-cell>
          <table:table-cell office:value-type="string">
            <text:p>Av. Milene Elias, 215 - Lj1 - Subprefeitura de Ermelino Matarazzo, São Paulo - SP, 03809-170, Brazil</text:p>
          </table:table-cell>
          <table:table-cell office:value-type="string">
            <text:p>(11) 97428-8545</text:p>
          </table:table-cell>
        </table:table-row>
        <table:table-row table:style-name="ro1">
          <table:table-cell office:value-type="string">
            <text:p>Nanica Augusta</text:p>
          </table:table-cell>
          <table:table-cell office:value-type="string">
            <text:p>R. Augusta, 2052 - Cerqueira César, São Paulo - SP, 01412-000, Brazil</text:p>
          </table:table-cell>
          <table:table-cell office:value-type="string">
            <text:p>(11) 97445-9812</text:p>
          </table:table-cell>
        </table:table-row>
        <table:table-row table:style-name="ro1">
          <table:table-cell office:value-type="string">
            <text:p>DS NUTRITION</text:p>
          </table:table-cell>
          <table:table-cell office:value-type="string">
            <text:p>Av. Rio Branco, 278 - Centro Histórico de São Paulo, São Paulo - SP, 01206-000, Brazil</text:p>
          </table:table-cell>
          <table:table-cell office:value-type="string">
            <text:p>(11) 97459-0514</text:p>
          </table:table-cell>
        </table:table-row>
        <table:table-row table:style-name="ro1">
          <table:table-cell office:value-type="string">
            <text:p>Emporio33 restaurante e lanchonete ltda</text:p>
          </table:table-cell>
          <table:table-cell office:value-type="string">
            <text:p>R. Maria Godinho, 33 - Vila Moreira, Guarulhos - SP, 07020-060, Brazil</text:p>
          </table:table-cell>
          <table:table-cell office:value-type="string">
            <text:p>(11) 97505-1875</text:p>
          </table:table-cell>
        </table:table-row>
        <table:table-row table:style-name="ro1">
          <table:table-cell office:value-type="string">
            <text:p>Sampa Atacado - Av do Estado</text:p>
          </table:table-cell>
          <table:table-cell office:value-type="string">
            <text:p>Av. do Estado, 1666 - Bom Retiro, São Paulo - SP, 01108-000, Brazil</text:p>
          </table:table-cell>
          <table:table-cell office:value-type="string">
            <text:p>(11) 97582-8745</text:p>
          </table:table-cell>
        </table:table-row>
        <table:table-row table:style-name="ro1">
          <table:table-cell office:value-type="string">
            <text:p>Empório Vila Grão</text:p>
          </table:table-cell>
          <table:table-cell office:value-type="string">
            <text:p>R. São Daniel, 204 - Vila Galvão, Guarulhos - SP, 07074-020, Brazil</text:p>
          </table:table-cell>
          <table:table-cell office:value-type="string">
            <text:p>(11) 97616-9334</text:p>
          </table:table-cell>
        </table:table-row>
        <table:table-row table:style-name="ro1">
          <table:table-cell office:value-type="string">
            <text:p>Brazilian Nuts - Açaí, sucos e castanhas - Vila Madalena, São Paulo</text:p>
          </table:table-cell>
          <table:table-cell office:value-type="string">
            <text:p>R. Fradique Coutinho, 1002 - Vila Madalena, São Paulo - SP, 05416-001, Brazil</text:p>
          </table:table-cell>
          <table:table-cell office:value-type="string">
            <text:p>(11) 97631-0528</text:p>
          </table:table-cell>
        </table:table-row>
        <table:table-row table:style-name="ro1">
          <table:table-cell office:value-type="string">
            <text:p>Cesta Orgânica</text:p>
          </table:table-cell>
          <table:table-cell office:value-type="string">
            <text:p>R. Bela Flor - Vila Mariana, São Paulo - SP, 04128-050, Brazil</text:p>
          </table:table-cell>
          <table:table-cell office:value-type="string">
            <text:p>(11) 97668-4267</text:p>
          </table:table-cell>
        </table:table-row>
        <table:table-row table:style-name="ro1">
          <table:table-cell office:value-type="string">
            <text:p>Empório Santa Castanha</text:p>
          </table:table-cell>
          <table:table-cell office:value-type="string">
            <text:p>R. da Cantareira, 306 - Rua G, Box 16 - Luz, São Paulo - SP, 01024-000, Brazil</text:p>
          </table:table-cell>
          <table:table-cell office:value-type="string">
            <text:p>(11) 97701-4571</text:p>
          </table:table-cell>
        </table:table-row>
        <table:table-row table:style-name="ro1">
          <table:table-cell office:value-type="string">
            <text:p>Land of Spices and Grains Ltda.</text:p>
          </table:table-cell>
          <table:table-cell office:value-type="string">
            <text:p>Rua Barão de Duprat, 160 - Santo Amaro, São Paulo - SP, 04743-060, Brazil</text:p>
          </table:table-cell>
          <table:table-cell office:value-type="string">
            <text:p>(11) 97750-2903</text:p>
          </table:table-cell>
        </table:table-row>
        <table:table-row table:style-name="ro1">
          <table:table-cell office:value-type="string">
            <text:p>Empório Naturaleve</text:p>
          </table:table-cell>
          <table:table-cell office:value-type="string">
            <text:p>Praça Paulo Hideo Futami, 81 - Portal dos Gramados, Guarulhos - SP, 07080-001, Brazil</text:p>
          </table:table-cell>
          <table:table-cell office:value-type="string">
            <text:p>(11) 97776-0836</text:p>
          </table:table-cell>
        </table:table-row>
        <table:table-row table:style-name="ro1">
          <table:table-cell office:value-type="string">
            <text:p>Empório Natural Brasil</text:p>
          </table:table-cell>
          <table:table-cell office:value-type="string">
            <text:p>Av. Júlio Buono, 2790 - Vila Brasil, São Paulo - SP, 02201-003, Brazil</text:p>
          </table:table-cell>
          <table:table-cell office:value-type="string">
            <text:p>(11) 97799-6606</text:p>
          </table:table-cell>
        </table:table-row>
        <table:table-row table:style-name="ro1">
          <table:table-cell office:value-type="string">
            <text:p>Bem Leve Naturais</text:p>
          </table:table-cell>
          <table:table-cell office:value-type="string">
            <text:p>R. Antônio Francisco da Silva, 63 - Jardim Gumercindo, Guarulhos - SP, 07090-040, Brazil</text:p>
          </table:table-cell>
          <table:table-cell office:value-type="string">
            <text:p>(11) 97836-2473</text:p>
          </table:table-cell>
        </table:table-row>
        <table:table-row table:style-name="ro1">
          <table:table-cell office:value-type="string">
            <text:p>MERCADO IMPERATRIZ</text:p>
          </table:table-cell>
          <table:table-cell office:value-type="string">
            <text:p>R. Pereira Passos, 405 - Jardim Irene, Santo André - SP, 09170-350, Brazil</text:p>
          </table:table-cell>
          <table:table-cell office:value-type="string">
            <text:p>(11) 97897-2397</text:p>
          </table:table-cell>
        </table:table-row>
        <table:table-row table:style-name="ro1">
          <table:table-cell office:value-type="string">
            <text:p>Prime Atacado</text:p>
          </table:table-cell>
          <table:table-cell office:value-type="string">
            <text:p>R. Tiers, 341 - Canindé, São Paulo - SP, 03031-000, Brazil</text:p>
          </table:table-cell>
          <table:table-cell office:value-type="string">
            <text:p>(11) 97957-2527</text:p>
          </table:table-cell>
        </table:table-row>
        <table:table-row table:style-name="ro1">
          <table:table-cell office:value-type="string">
            <text:p>Hortifruti</text:p>
          </table:table-cell>
          <table:table-cell office:value-type="string">
            <text:p>Tv. Arroio São Gonçalo, 62 - Parque Res. Cocaia, São Paulo - SP, 04849-017, Brazil</text:p>
          </table:table-cell>
          <table:table-cell office:value-type="string">
            <text:p>(11) 97975-7301</text:p>
          </table:table-cell>
        </table:table-row>
        <table:table-row table:style-name="ro1">
          <table:table-cell office:value-type="string">
            <text:p>Delícias Convê Confeitaria Artesanal</text:p>
          </table:table-cell>
          <table:table-cell office:value-type="string">
            <text:p>R. Consul Orestes Corrêa, 714 - Macedo, Guarulhos - SP, 07197-040, Brazil</text:p>
          </table:table-cell>
          <table:table-cell office:value-type="string">
            <text:p>(11) 97976-6919</text:p>
          </table:table-cell>
        </table:table-row>
        <table:table-row table:style-name="ro1">
          <table:table-cell office:value-type="string">
            <text:p>Zion Art's Personalizados</text:p>
          </table:table-cell>
          <table:table-cell office:value-type="string">
            <text:p>R. Dezoito de Maio, 46 - Conj. Res. Paes de Barros, Guarulhos - SP, 07182-180, Brazil</text:p>
          </table:table-cell>
          <table:table-cell office:value-type="string">
            <text:p>(11) 97994-2853</text:p>
          </table:table-cell>
        </table:table-row>
        <table:table-row table:style-name="ro1">
          <table:table-cell office:value-type="string">
            <text:p>Preciosa moda infantil</text:p>
          </table:table-cell>
          <table:table-cell office:value-type="string">
            <text:p>R. Foz do Iguaçu, 111 - Alves Dias, São Bernardo do Campo - SP, 09852-720, Brazil</text:p>
          </table:table-cell>
          <table:table-cell office:value-type="string">
            <text:p>(11) 98000-5895</text:p>
          </table:table-cell>
        </table:table-row>
        <table:table-row table:style-name="ro1">
          <table:table-cell office:value-type="string">
            <text:p>Mercado salvador</text:p>
          </table:table-cell>
          <table:table-cell office:value-type="string">
            <text:p>Conjunto Promprar - R. Clara Nunes, 634 - estrada da Parada, São Paulo - SP, 02873-000, Brazil</text:p>
          </table:table-cell>
          <table:table-cell office:value-type="string">
            <text:p>(11) 98045-1927</text:p>
          </table:table-cell>
        </table:table-row>
        <table:table-row table:style-name="ro1">
          <table:table-cell office:value-type="string">
            <text:p>NIKATO ATACADISTA</text:p>
          </table:table-cell>
          <table:table-cell office:value-type="string">
            <text:p>R. Barão de Duprat, 449 - 1°Andar/sala 1 - Centro Histórico de São Paulo, São Paulo - SP, 01023-902, Brazil</text:p>
          </table:table-cell>
          <table:table-cell office:value-type="string">
            <text:p>(11) 98090-8135</text:p>
          </table:table-cell>
        </table:table-row>
        <table:table-row table:style-name="ro1">
          <table:table-cell office:value-type="string">
            <text:p>Empório Terrinha</text:p>
          </table:table-cell>
          <table:table-cell office:value-type="string">
            <text:p>Av. Ragueb Chohfi, 3117 - Parque Boa Esperança, São Paulo - SP, 08341-410, Brazil</text:p>
          </table:table-cell>
          <table:table-cell office:value-type="string">
            <text:p>(11) 98110-7032</text:p>
          </table:table-cell>
        </table:table-row>
        <table:table-row table:style-name="ro1">
          <table:table-cell office:value-type="string">
            <text:p>Oakberry - Parque Fracalanza</text:p>
          </table:table-cell>
          <table:table-cell office:value-type="string">
            <text:p>Parque Municipal Júlio Fracalanza - R. Santa Filomena, 5 - Vila Augusta, Guarulhos - SP, 07025-140, Brazil</text:p>
          </table:table-cell>
          <table:table-cell office:value-type="string">
            <text:p>(11) 98155-7395</text:p>
          </table:table-cell>
        </table:table-row>
        <table:table-row table:style-name="ro1">
          <table:table-cell office:value-type="string">
            <text:p>Emporium Paradise</text:p>
          </table:table-cell>
          <table:table-cell office:value-type="string">
            <text:p>R. Domingos de Morais, 126 - Vila Mariana, São Paulo - SP, 04010-000, Brazil</text:p>
          </table:table-cell>
          <table:table-cell office:value-type="string">
            <text:p>(11) 98263-2915</text:p>
          </table:table-cell>
        </table:table-row>
        <table:table-row table:style-name="ro1">
          <table:table-cell office:value-type="string">
            <text:p>Chá | Casa do Norte | Produtos e Alimentos Naturais | Empório Cozinha Verde | Em Diadema</text:p>
          </table:table-cell>
          <table:table-cell office:value-type="string">
            <text:p>R. Artur Bernardes, 23 - Casa Grande, Diadema - SP, 09960-750, Brazil</text:p>
          </table:table-cell>
          <table:table-cell office:value-type="string">
            <text:p>(11) 98287-3218</text:p>
          </table:table-cell>
        </table:table-row>
        <table:table-row table:style-name="ro1">
          <table:table-cell office:value-type="string">
            <text:p>Veg Food Life</text:p>
          </table:table-cell>
          <table:table-cell office:value-type="string">
            <text:p>Av.Brigadeiro Faria Lima - Jardim Cocaia, Guarulhos - SP, 07130-210, Brazil</text:p>
          </table:table-cell>
          <table:table-cell office:value-type="string">
            <text:p>(11) 98291-7708</text:p>
          </table:table-cell>
        </table:table-row>
        <table:table-row table:style-name="ro1">
          <table:table-cell office:value-type="string">
            <text:p>Orgânicos no Ponto</text:p>
          </table:table-cell>
          <table:table-cell office:value-type="string">
            <text:p>Av. Corifeu de Azevedo Marques, 250 - Butantã, São Paulo - SP, 05582-000, Brazil</text:p>
          </table:table-cell>
          <table:table-cell office:value-type="string">
            <text:p>(11) 98366-8690</text:p>
          </table:table-cell>
        </table:table-row>
        <table:table-row table:style-name="ro1">
          <table:table-cell office:value-type="string">
            <text:p>ponto de coleta shoppe express mercadinho e padaria do Gonzaga</text:p>
          </table:table-cell>
          <table:table-cell office:value-type="string">
            <text:p>Rua Oronzo Mastrorosa, 17 - Jardim São Gonçalo, São Paulo - SP, 08370-210, Brazil</text:p>
          </table:table-cell>
          <table:table-cell office:value-type="string">
            <text:p>(11) 98384-2360</text:p>
          </table:table-cell>
        </table:table-row>
        <table:table-row table:style-name="ro1">
          <table:table-cell office:value-type="string">
            <text:p>Emporium do Portuga</text:p>
          </table:table-cell>
          <table:table-cell office:value-type="string">
            <text:p>R. Sáles, 55A - Jardim Cristiane, Santo André - SP, 09185-120, Brazil</text:p>
          </table:table-cell>
          <table:table-cell office:value-type="string">
            <text:p>(11) 98432-5562</text:p>
          </table:table-cell>
        </table:table-row>
        <table:table-row table:style-name="ro1">
          <table:table-cell office:value-type="string">
            <text:p>SG Confeitaria</text:p>
          </table:table-cell>
          <table:table-cell office:value-type="string">
            <text:p>R. Jequirituba, 1509 - Jardim Malia II, São Paulo - SP, 04822-000, Brazil</text:p>
          </table:table-cell>
          <table:table-cell office:value-type="string">
            <text:p>(11) 98442-6354</text:p>
          </table:table-cell>
        </table:table-row>
        <table:table-row table:style-name="ro1">
          <table:table-cell office:value-type="string">
            <text:p>NOZ MACADÂMIA</text:p>
          </table:table-cell>
          <table:table-cell office:value-type="string">
            <text:p>Rua Bartira, 1032 - Perdizes, São Paulo - SP, 05009-000, Brazil</text:p>
          </table:table-cell>
          <table:table-cell office:value-type="string">
            <text:p>(11) 98466-4266</text:p>
          </table:table-cell>
        </table:table-row>
        <table:table-row table:style-name="ro1">
          <table:table-cell office:value-type="string">
            <text:p>Ideia Natural - Consciente por Natureza</text:p>
          </table:table-cell>
          <table:table-cell office:value-type="string">
            <text:p>Estr. do Carneiro, 3337 - Núcleo Sampaio Vidal, Mauá - SP, 09332-500, Brazil</text:p>
          </table:table-cell>
          <table:table-cell office:value-type="string">
            <text:p>(11) 98520-4930</text:p>
          </table:table-cell>
        </table:table-row>
        <table:table-row table:style-name="ro1">
          <table:table-cell office:value-type="string">
            <text:p>Emporio Santa Filomena</text:p>
          </table:table-cell>
          <table:table-cell office:value-type="string">
            <text:p>Rua Darwin, 448 - Santo Amaro, São Paulo - SP, 04741-011, Brazil</text:p>
          </table:table-cell>
          <table:table-cell office:value-type="string">
            <text:p>(11) 98541-4002</text:p>
          </table:table-cell>
        </table:table-row>
        <table:table-row table:style-name="ro1">
          <table:table-cell office:value-type="string">
            <text:p>Empório Magna Vita</text:p>
          </table:table-cell>
          <table:table-cell office:value-type="string">
            <text:p>R. Crésilas, 100 - Vila Morumbi, São Paulo - SP, 05630-130, Brazil</text:p>
          </table:table-cell>
          <table:table-cell office:value-type="string">
            <text:p>(11) 98721-2131</text:p>
          </table:table-cell>
        </table:table-row>
        <table:table-row table:style-name="ro1">
          <table:table-cell office:value-type="string">
            <text:p>SG Bolos e Doces</text:p>
          </table:table-cell>
          <table:table-cell office:value-type="string">
            <text:p>R. Sul América, 403 - Taboão, Diadema - SP, 09921-330, Brazil</text:p>
          </table:table-cell>
          <table:table-cell office:value-type="string">
            <text:p>(11) 98762-4467</text:p>
          </table:table-cell>
        </table:table-row>
        <table:table-row table:style-name="ro1">
          <table:table-cell office:value-type="string">
            <text:p>Semente &amp; Raiz</text:p>
          </table:table-cell>
          <table:table-cell office:value-type="string">
            <text:p>R. Nossa Sra. Mãe dos Homens, 825 - Vila Progresso, Guarulhos - SP, 07091-000, Brazil</text:p>
          </table:table-cell>
          <table:table-cell office:value-type="string">
            <text:p>(11) 98787-9424</text:p>
          </table:table-cell>
        </table:table-row>
        <table:table-row table:style-name="ro1">
          <table:table-cell office:value-type="string">
            <text:p>Cerealista da Vila</text:p>
          </table:table-cell>
          <table:table-cell office:value-type="string">
            <text:p>R. Cônego Valadão, 590 - Gopouva, Guarulhos - SP, 07040-000, Brazil</text:p>
          </table:table-cell>
          <table:table-cell office:value-type="string">
            <text:p>(11) 98846-8000</text:p>
          </table:table-cell>
        </table:table-row>
        <table:table-row table:style-name="ro1">
          <table:table-cell office:value-type="string">
            <text:p>Atacado Barato Varejo</text:p>
          </table:table-cell>
          <table:table-cell office:value-type="string">
            <text:p>R. Eliza Whitacker, 62 - Brás, São Paulo - SP, 03009-030, Brazil</text:p>
          </table:table-cell>
          <table:table-cell office:value-type="string">
            <text:p>(11) 98850-1743</text:p>
          </table:table-cell>
        </table:table-row>
        <table:table-row table:style-name="ro1">
          <table:table-cell office:value-type="string">
            <text:p>Nippon Center</text:p>
          </table:table-cell>
          <table:table-cell office:value-type="string">
            <text:p>Av. Imirim, 1077 - Imirim, São Paulo - SP, 02465-100, Brazil</text:p>
          </table:table-cell>
          <table:table-cell office:value-type="string">
            <text:p>(11) 98862-2762</text:p>
          </table:table-cell>
        </table:table-row>
        <table:table-row table:style-name="ro1">
          <table:table-cell office:value-type="string">
            <text:p>Pastelaria do Porto</text:p>
          </table:table-cell>
          <table:table-cell office:value-type="string">
            <text:p>Rua Três Corações, 999 - Jardim Porto Velho, São Paulo - SP, 04853-040, Brazil</text:p>
          </table:table-cell>
          <table:table-cell office:value-type="string">
            <text:p>(11) 98865-4746</text:p>
          </table:table-cell>
        </table:table-row>
        <table:table-row table:style-name="ro1">
          <table:table-cell office:value-type="string">
            <text:p>Della Terra Atacado e Varejo de Produtos Naturais</text:p>
          </table:table-cell>
          <table:table-cell office:value-type="string">
            <text:p>R. Rio Grande do Norte, 615B - Vila Sao Pedro, Santo André - SP, 09210-360, Brazil</text:p>
          </table:table-cell>
          <table:table-cell office:value-type="string">
            <text:p>(11) 98901-2018</text:p>
          </table:table-cell>
        </table:table-row>
        <table:table-row table:style-name="ro1">
          <table:table-cell office:value-type="string">
            <text:p>Vem da Horta - São Paulo | Orgânicos frescos direto da fonte</text:p>
          </table:table-cell>
          <table:table-cell office:value-type="string">
            <text:p>Rua das Flechas, 739 - Vila Santa Catarina, São Paulo - SP, 04364-030, Brazil</text:p>
          </table:table-cell>
          <table:table-cell office:value-type="string">
            <text:p>(11) 98942-8080</text:p>
          </table:table-cell>
        </table:table-row>
        <table:table-row table:style-name="ro1">
          <table:table-cell office:value-type="string">
            <text:p>Mercado Vip Brasil</text:p>
          </table:table-cell>
          <table:table-cell office:value-type="string">
            <text:p>R. Prof. Amador de Lima Júnior, 87 - Jardim Santa Cruz (Campo Grande), São Paulo - SP, 04456-010, Brazil</text:p>
          </table:table-cell>
          <table:table-cell office:value-type="string">
            <text:p>(11) 98957-3862</text:p>
          </table:table-cell>
        </table:table-row>
        <table:table-row table:style-name="ro1">
          <table:table-cell office:value-type="string">
            <text:p>Bora lá imports</text:p>
          </table:table-cell>
          <table:table-cell office:value-type="string">
            <text:p>R. Corbelia, 235 - apto 33 bloco 6 - Jardim Flor da Montanha, Guarulhos - SP, 07097-260, Brazil</text:p>
          </table:table-cell>
          <table:table-cell office:value-type="string">
            <text:p>(11) 98974-7552</text:p>
          </table:table-cell>
        </table:table-row>
        <table:table-row table:style-name="ro1">
          <table:table-cell office:value-type="string">
            <text:p>Imperatriz Store</text:p>
          </table:table-cell>
          <table:table-cell office:value-type="string">
            <text:p>R. José Versolato, 111 - Sala 1204 - Centro, São Bernardo do Campo - SP, 09750-730, Brazil</text:p>
          </table:table-cell>
          <table:table-cell office:value-type="string">
            <text:p>(11) 98996-7533</text:p>
          </table:table-cell>
        </table:table-row>
        <table:table-row table:style-name="ro1">
          <table:table-cell office:value-type="string">
            <text:p>Rancho Nordestino - Baião de Dois &amp; Cuscuz</text:p>
          </table:table-cell>
          <table:table-cell office:value-type="string">
            <text:p>R. José Neves, 89 - Vila Sao Paulo, São Paulo - SP, 04650-140, Brazil</text:p>
          </table:table-cell>
          <table:table-cell office:value-type="string">
            <text:p>(11) 99020-4842</text:p>
          </table:table-cell>
        </table:table-row>
        <table:table-row table:style-name="ro1">
          <table:table-cell office:value-type="string">
            <text:p>Empório São Pedro</text:p>
          </table:table-cell>
          <table:table-cell office:value-type="string">
            <text:p>R. Corinto, 434 - Vila Indiana, São Paulo - SP, 05586-060, Brazil</text:p>
          </table:table-cell>
          <table:table-cell office:value-type="string">
            <text:p>(11) 99190-7576</text:p>
          </table:table-cell>
        </table:table-row>
        <table:table-row table:style-name="ro1">
          <table:table-cell office:value-type="string">
            <text:p>Coco Bambu Conceito São Bernardo do Campo</text:p>
          </table:table-cell>
          <table:table-cell office:value-type="string">
            <text:p>Avenida Kennedy, 700, Piso 1, Loja 150 - Jardim do Mar, São Bernardo do Campo - SP, 09726-901, Brazil</text:p>
          </table:table-cell>
          <table:table-cell office:value-type="string">
            <text:p>(11) 99306-7272</text:p>
          </table:table-cell>
        </table:table-row>
        <table:table-row table:style-name="ro1">
          <table:table-cell office:value-type="string">
            <text:p>Empório MF</text:p>
          </table:table-cell>
          <table:table-cell office:value-type="string">
            <text:p>SHOPP PARK CENTER - Alameda das Vitórias Régias, 74 - loja 5 - Parque Cecap, Guarulhos - SP, 07190-070, Brazil</text:p>
          </table:table-cell>
          <table:table-cell office:value-type="string">
            <text:p>(11) 99308-2699</text:p>
          </table:table-cell>
        </table:table-row>
        <table:table-row table:style-name="ro1">
          <table:table-cell office:value-type="string">
            <text:p>Mini mercado e padaria marques ltda</text:p>
          </table:table-cell>
          <table:table-cell office:value-type="string">
            <text:p>R. Manaus, 25 - Conj. Hab. Pres. Castelo Branco, Carapicuíba - SP, 06325-100, Brazil</text:p>
          </table:table-cell>
          <table:table-cell office:value-type="string">
            <text:p>(11) 99328-2765</text:p>
          </table:table-cell>
        </table:table-row>
        <table:table-row table:style-name="ro1">
          <table:table-cell office:value-type="string">
            <text:p>Empório Magna Vita - Loja de Produtos Naturais</text:p>
          </table:table-cell>
          <table:table-cell office:value-type="string">
            <text:p>R. 24 de Maio, 77 - 11 - República, São Paulo - SP, 01041-001, Brazil</text:p>
          </table:table-cell>
          <table:table-cell office:value-type="string">
            <text:p>(11) 99337-3475</text:p>
          </table:table-cell>
        </table:table-row>
        <table:table-row table:style-name="ro1">
          <table:table-cell office:value-type="string">
            <text:p>Mercado Pérola</text:p>
          </table:table-cell>
          <table:table-cell office:value-type="string">
            <text:p>Rua Salvador Vigano, 25 - Conj. Hab. Barro Branco II, São Paulo - SP, 08473-603, Brazil</text:p>
          </table:table-cell>
          <table:table-cell office:value-type="string">
            <text:p>(11) 99390-6602</text:p>
          </table:table-cell>
        </table:table-row>
        <table:table-row table:style-name="ro1">
          <table:table-cell office:value-type="string">
            <text:p>Atacadão do Natural</text:p>
          </table:table-cell>
          <table:table-cell office:value-type="string">
            <text:p>Av. Mercúrio, 146 - Brás, São Paulo - SP, 03007-000, Brazil</text:p>
          </table:table-cell>
          <table:table-cell office:value-type="string">
            <text:p>(11) 99400-0575</text:p>
          </table:table-cell>
        </table:table-row>
        <table:table-row table:style-name="ro1">
          <table:table-cell office:value-type="string">
            <text:p>Atacadão do Natural Guarulhos I</text:p>
          </table:table-cell>
          <table:table-cell office:value-type="string">
            <text:p>R. Luíz Faccini, 127 - Centro, Guarulhos - SP, 07110-000, Brazil</text:p>
          </table:table-cell>
          <table:table-cell office:value-type="string">
            <text:p>(11) 99400-0575</text:p>
          </table:table-cell>
        </table:table-row>
        <table:table-row table:style-name="ro1">
          <table:table-cell office:value-type="string">
            <text:p>Açaí da Barra - Praça da Árvore</text:p>
          </table:table-cell>
          <table:table-cell office:value-type="string">
            <text:p>próximo ao metrô Praça da Árvore - Rua Caramuru, 739 - Vila da Saúde, São Paulo - SP, 04138-002, Brazil</text:p>
          </table:table-cell>
          <table:table-cell office:value-type="string">
            <text:p>(11) 99447-7462</text:p>
          </table:table-cell>
        </table:table-row>
        <table:table-row table:style-name="ro1">
          <table:table-cell office:value-type="string">
            <text:p>Spazio Mercado Saudável</text:p>
          </table:table-cell>
          <table:table-cell office:value-type="string">
            <text:p>R. José Maria Lisboa, 71 - Jardim Paulista, São Paulo - SP, 01423-001, Brazil</text:p>
          </table:table-cell>
          <table:table-cell office:value-type="string">
            <text:p>(11) 99601-0071</text:p>
          </table:table-cell>
        </table:table-row>
        <table:table-row table:style-name="ro1">
          <table:table-cell office:value-type="string">
            <text:p>Noz do Brasil - Produtos Naturais - Vila Prudente SP</text:p>
          </table:table-cell>
          <table:table-cell office:value-type="string">
            <text:p>R. Amparo, 453 - Vila Prudente, São Paulo - SP, 03151-060, Brazil</text:p>
          </table:table-cell>
          <table:table-cell office:value-type="string">
            <text:p>(11) 99623-8523</text:p>
          </table:table-cell>
        </table:table-row>
        <table:table-row table:style-name="ro1">
          <table:table-cell office:value-type="string">
            <text:p>Empório Ponto do Grão de Produtos Naturais</text:p>
          </table:table-cell>
          <table:table-cell office:value-type="string">
            <text:p>R. Satulnino de Oliveira, 502 - Jardim Sao Luiz, São Paulo - SP, 05813-080, Brazil</text:p>
          </table:table-cell>
          <table:table-cell office:value-type="string">
            <text:p>(11) 99636-4103</text:p>
          </table:table-cell>
        </table:table-row>
        <table:table-row table:style-name="ro1">
          <table:table-cell office:value-type="string">
            <text:p>Fitó</text:p>
          </table:table-cell>
          <table:table-cell office:value-type="string">
            <text:p>Rua Cardeal Arcoverde, 2773 - Pinheiros, São Paulo - SP, 05407-004, Brazil</text:p>
          </table:table-cell>
          <table:table-cell office:value-type="string">
            <text:p>(11) 99674-2745</text:p>
          </table:table-cell>
        </table:table-row>
        <table:table-row table:style-name="ro1">
          <table:table-cell office:value-type="string">
            <text:p>Sabor Saúde (Produtos Naturais)</text:p>
          </table:table-cell>
          <table:table-cell office:value-type="string">
            <text:p>R. São Gonçalo do Abaeté, 204 - Parque Tiete, São Paulo - SP, 02870-000, Brazil</text:p>
          </table:table-cell>
          <table:table-cell office:value-type="string">
            <text:p>(11) 99822-7005</text:p>
          </table:table-cell>
        </table:table-row>
        <table:table-row table:style-name="ro1">
          <table:table-cell office:value-type="string">
            <text:p>RB Atacadista</text:p>
          </table:table-cell>
          <table:table-cell office:value-type="string">
            <text:p>R. Brg. Machado, 343 - Brás, São Paulo - SP, 03050-050, Brazil</text:p>
          </table:table-cell>
          <table:table-cell office:value-type="string">
            <text:p>(11) 99822-9427</text:p>
          </table:table-cell>
        </table:table-row>
        <table:table-row table:style-name="ro1">
          <table:table-cell office:value-type="string">
            <text:p>Empório Rufino - Produtos Naturais</text:p>
          </table:table-cell>
          <table:table-cell office:value-type="string">
            <text:p>R. Bom Pastor, nº 2010 - Ipiranga, São Paulo - SP, 04203-002, Brazil</text:p>
          </table:table-cell>
          <table:table-cell office:value-type="string">
            <text:p>(11) 99992-7419</text:p>
          </table:table-cell>
        </table:table-row>
        <table:table-row table:style-name="ro1">
          <table:table-cell office:value-type="string">
            <text:p>Supermercado São Gonçalo</text:p>
          </table:table-cell>
          <table:table-cell office:value-type="string">
            <text:p>R. Diacuí, 140 - Jardim Coelho Neto, Guaratinguetá - SP, 12514-100, Brazil</text:p>
          </table:table-cell>
          <table:table-cell office:value-type="string">
            <text:p>(12) 3125-4400</text:p>
          </table:table-cell>
        </table:table-row>
        <table:table-row table:style-name="ro1">
          <table:table-cell office:value-type="string">
            <text:p>Mercado do Gordão</text:p>
          </table:table-cell>
          <table:table-cell office:value-type="string">
            <text:p>R. Projetada III - São Gonçalo, Taubaté - SP, 12092-000, Brazil</text:p>
          </table:table-cell>
          <table:table-cell office:value-type="string">
            <text:p>(12) 98202-8462</text:p>
          </table:table-cell>
        </table:table-row>
        <table:table-row table:style-name="ro1">
          <table:table-cell office:value-type="string">
            <text:p>Noz Colab</text:p>
          </table:table-cell>
          <table:table-cell office:value-type="string">
            <text:p>R. Casemiro de Abreu, 164 - Vila Ema, São José dos Campos - SP, 12243-600, Brazil</text:p>
          </table:table-cell>
          <table:table-cell office:value-type="string">
            <text:p>(12) 98317-2624</text:p>
          </table:table-cell>
        </table:table-row>
        <table:table-row table:style-name="ro1">
          <table:table-cell office:value-type="string">
            <text:p>MINIMART</text:p>
          </table:table-cell>
          <table:table-cell office:value-type="string">
            <text:p>R. Afonso Pedro de Oliveira, 421 - São Gonçalo, Taubaté - SP, 12092-200, Brazil</text:p>
          </table:table-cell>
          <table:table-cell office:value-type="string">
            <text:p>(12) 99161-2714</text:p>
          </table:table-cell>
        </table:table-row>
        <table:table-row table:style-name="ro1">
          <table:table-cell office:value-type="string">
            <text:p>Supermercado Varandas • Campo Grande • Santos</text:p>
          </table:table-cell>
          <table:table-cell office:value-type="string">
            <text:p>Av. Senador Pinheiro Machado, 643 - Campo Grande, Santos - SP, 11075-003, Brazil</text:p>
          </table:table-cell>
          <table:table-cell office:value-type="string">
            <text:p>(13) 2102-5153</text:p>
          </table:table-cell>
        </table:table-row>
        <table:table-row table:style-name="ro1">
          <table:table-cell office:value-type="string">
            <text:p>Empório Gouveia</text:p>
          </table:table-cell>
          <table:table-cell office:value-type="string">
            <text:p>R. João Caetano, 111 - Campo Grande, Santos - SP, 11070-311, Brazil</text:p>
          </table:table-cell>
          <table:table-cell office:value-type="string">
            <text:p>(13) 3225-5670</text:p>
          </table:table-cell>
        </table:table-row>
        <table:table-row table:style-name="ro1">
          <table:table-cell office:value-type="string">
            <text:p>Empório Casa Porto</text:p>
          </table:table-cell>
          <table:table-cell office:value-type="string">
            <text:p>Av. Dr. Epitácio Pessoa, 651 - Ponta da Praia, Santos - SP, 11030-603, Brazil</text:p>
          </table:table-cell>
          <table:table-cell office:value-type="string">
            <text:p>(13) 3345-0662</text:p>
          </table:table-cell>
        </table:table-row>
        <table:table-row table:style-name="ro1">
          <table:table-cell office:value-type="string">
            <text:p>Espaço Nutricia produtos naturais</text:p>
          </table:table-cell>
          <table:table-cell office:value-type="string">
            <text:p>Av. Dep. Ulisses Guimarães, 431 - Jardim Rio Branco, São Vicente - SP, 11347-000, Brazil</text:p>
          </table:table-cell>
          <table:table-cell office:value-type="string">
            <text:p>(13) 3566-0705</text:p>
          </table:table-cell>
        </table:table-row>
        <table:table-row table:style-name="ro1">
          <table:table-cell office:value-type="string">
            <text:p>Pacocao Atacado e Comércio Varejista De</text:p>
          </table:table-cell>
          <table:table-cell office:value-type="string">
            <text:p>Av. Dep. Ulisses Guimarães, 1535 - Loja2 - Jardim Rio Branco, São Vicente - SP, 11347-000, Brazil</text:p>
          </table:table-cell>
          <table:table-cell office:value-type="string">
            <text:p>(13) 3566-6067</text:p>
          </table:table-cell>
        </table:table-row>
        <table:table-row table:style-name="ro1">
          <table:table-cell office:value-type="string">
            <text:p>Rede Mini Preço Supermercados</text:p>
          </table:table-cell>
          <table:table-cell office:value-type="string">
            <text:p>Av. Dep. Ulisses Guimarães, 1190 - Jardim Rio Branco, São Vicente - SP, 11347-000, Brazil</text:p>
          </table:table-cell>
          <table:table-cell office:value-type="string">
            <text:p>(13) 3576-9191</text:p>
          </table:table-cell>
        </table:table-row>
        <table:table-row table:style-name="ro1">
          <table:table-cell office:value-type="string">
            <text:p>Rede Fácil</text:p>
          </table:table-cell>
          <table:table-cell office:value-type="string">
            <text:p>Av. Dep. Ulisses Guimarães, 472 - Jardim Rio Branco, São Vicente - SP, 11347-000, Brazil</text:p>
          </table:table-cell>
          <table:table-cell office:value-type="string">
            <text:p>(13) 97406-8105</text:p>
          </table:table-cell>
        </table:table-row>
        <table:table-row table:style-name="ro1">
          <table:table-cell office:value-type="string">
            <text:p>ATACADO BRASIL</text:p>
          </table:table-cell>
          <table:table-cell office:value-type="string">
            <text:p>R. Perpétua de Oliveira Freitas, n.821 - Rio Branco, São Vicente - SP, 11347-060, Brazil</text:p>
          </table:table-cell>
          <table:table-cell office:value-type="string">
            <text:p>(13) 97413-5952</text:p>
          </table:table-cell>
        </table:table-row>
        <table:table-row table:style-name="ro1">
          <table:table-cell office:value-type="string">
            <text:p>Marmita fit congelada - marmikelly</text:p>
          </table:table-cell>
          <table:table-cell office:value-type="string">
            <text:p>R. Eduardo Cação - Rio Branco, São Vicente - SP, 11347-150, Brazil</text:p>
          </table:table-cell>
          <table:table-cell office:value-type="string">
            <text:p>(13) 97426-3480</text:p>
          </table:table-cell>
        </table:table-row>
        <table:table-row table:style-name="ro1">
          <table:table-cell office:value-type="string">
            <text:p>Rei do Atacado</text:p>
          </table:table-cell>
          <table:table-cell office:value-type="string">
            <text:p>R. Florêncio de Abreu, 126 - Centro Histórico de São Paulo, São Paulo - SP, 01030-000, Brazil</text:p>
          </table:table-cell>
          <table:table-cell office:value-type="string">
            <text:p>(13) 99118-0918</text:p>
          </table:table-cell>
        </table:table-row>
        <table:table-row table:style-name="ro1">
          <table:table-cell office:value-type="string">
            <text:p>Hortifruti da esquina</text:p>
          </table:table-cell>
          <table:table-cell office:value-type="string">
            <text:p>R. Rosinha Garcia de Siqueira Viegas, 582 - Jardim Rio Branco, São Vicente - SP, 11347-050, Brazil</text:p>
          </table:table-cell>
          <table:table-cell office:value-type="string">
            <text:p>(13) 99131-1887</text:p>
          </table:table-cell>
        </table:table-row>
        <table:table-row table:style-name="ro1">
          <table:table-cell office:value-type="string">
            <text:p>Mini Mercado Bem Barato</text:p>
          </table:table-cell>
          <table:table-cell office:value-type="string">
            <text:p>Av. Dep. Ulisses Guimarães, 300 - Jardim Rio Branco, São Vicente - SP, 11347-000, Brazil</text:p>
          </table:table-cell>
          <table:table-cell office:value-type="string">
            <text:p>(13) 99704-7464</text:p>
          </table:table-cell>
        </table:table-row>
        <table:table-row table:style-name="ro1">
          <table:table-cell office:value-type="string">
            <text:p>Bananas Alves</text:p>
          </table:table-cell>
          <table:table-cell office:value-type="string">
            <text:p>R. José Carlos da Mota, 138 - Jardim Marisa, Campinas - SP, 13053-223, Brazil</text:p>
          </table:table-cell>
          <table:table-cell office:value-type="string">
            <text:p>(13) 99745-9496</text:p>
          </table:table-cell>
        </table:table-row>
        <table:table-row table:style-name="ro1">
          <table:table-cell office:value-type="string">
            <text:p>Empório Rio Branco</text:p>
          </table:table-cell>
          <table:table-cell office:value-type="string">
            <text:p>Av. Rio Branco, 986 - Canto do Forte, Praia Grande - SP, 11700-200, Brazil</text:p>
          </table:table-cell>
          <table:table-cell office:value-type="string">
            <text:p>(13) 99750-0876</text:p>
          </table:table-cell>
        </table:table-row>
        <table:table-row table:style-name="ro1">
          <table:table-cell office:value-type="string">
            <text:p>Tuca - Açaí e Naturais</text:p>
          </table:table-cell>
          <table:table-cell office:value-type="string">
            <text:p>R. Jequié, 1620 - Rio Branco, São Vicente - SP, 11347-400, Brazil</text:p>
          </table:table-cell>
          <table:table-cell office:value-type="string">
            <text:p>(13) 99782-0123</text:p>
          </table:table-cell>
        </table:table-row>
        <table:table-row table:style-name="ro1">
          <table:table-cell office:value-type="string">
            <text:p>Atacadão Eletrônicos</text:p>
          </table:table-cell>
          <table:table-cell office:value-type="string">
            <text:p>R. Cel. Antônio Alves Pereira, 209 - Centro, Uberlândia - MG, 38400-104, Brazil</text:p>
          </table:table-cell>
          <table:table-cell office:value-type="string">
            <text:p>(16) 98256-9392</text:p>
          </table:table-cell>
        </table:table-row>
        <table:table-row table:style-name="ro1">
          <table:table-cell office:value-type="string">
            <text:p>Castanhas do Brasil</text:p>
          </table:table-cell>
          <table:table-cell office:value-type="string">
            <text:p>R. 12 De Outubro, 1556 - Jardim Aviação, Pres. Prudente - SP, 19015-090, Brazil</text:p>
          </table:table-cell>
          <table:table-cell office:value-type="string">
            <text:p>(18) 98165-1963</text:p>
          </table:table-cell>
        </table:table-row>
        <table:table-row table:style-name="ro1">
          <table:table-cell office:value-type="string">
            <text:p>Get And Go - Minimercados em Condomínios</text:p>
          </table:table-cell>
          <table:table-cell office:value-type="string">
            <text:p>R. Paulo Lacerda, 660 - São Bernardo, Campinas - SP, 13030-720, Brazil</text:p>
          </table:table-cell>
          <table:table-cell office:value-type="string">
            <text:p>(19) 97121-6136</text:p>
          </table:table-cell>
        </table:table-row>
        <table:table-row table:style-name="ro1">
          <table:table-cell office:value-type="string">
            <text:p>Instituto Candombá</text:p>
          </table:table-cell>
          <table:table-cell office:value-type="string">
            <text:p>Av. Dr. Romeu Tortima, 553 - Barão Geraldo, Campinas - SP, 13084-791, Brazil</text:p>
          </table:table-cell>
          <table:table-cell office:value-type="string">
            <text:p>(19) 97123-2593</text:p>
          </table:table-cell>
        </table:table-row>
        <table:table-row table:style-name="ro1">
          <table:table-cell office:value-type="string">
            <text:p>GIGI TEMPEROS E ERVAS</text:p>
          </table:table-cell>
          <table:table-cell office:value-type="string">
            <text:p>Mercado Municipal - Av. Benjamin Constant, Box 58 - Centro, Campinas - SP, 13010-141, Brazil</text:p>
          </table:table-cell>
          <table:table-cell office:value-type="string">
            <text:p>(19) 97144-4551</text:p>
          </table:table-cell>
        </table:table-row>
        <table:table-row table:style-name="ro1">
          <table:table-cell office:value-type="string">
            <text:p>Flor de Caju</text:p>
          </table:table-cell>
          <table:table-cell office:value-type="string">
            <text:p>R. Quinze de Novembro, 1200 - Centro, Indaiatuba - SP, 13333-330, Brazil</text:p>
          </table:table-cell>
          <table:table-cell office:value-type="string">
            <text:p>(19) 97160-5183</text:p>
          </table:table-cell>
        </table:table-row>
        <table:table-row table:style-name="ro1">
          <table:table-cell office:value-type="string">
            <text:p>Pastel Campinas</text:p>
          </table:table-cell>
          <table:table-cell office:value-type="string">
            <text:p>R. Ernesto Khulmann, 217 - Conceicao, Campinas - SP, 13013-010, Brazil</text:p>
          </table:table-cell>
          <table:table-cell office:value-type="string">
            <text:p>(19) 98106-9540</text:p>
          </table:table-cell>
        </table:table-row>
        <table:table-row table:style-name="ro1">
          <table:table-cell office:value-type="string">
            <text:p>Sabor Brasileiro Drageados</text:p>
          </table:table-cell>
          <table:table-cell office:value-type="string">
            <text:p>R. José de Almeida, 264 - Jardim Bom Retiro, Campinas - SP, 13092-400, Brazil</text:p>
          </table:table-cell>
          <table:table-cell office:value-type="string">
            <text:p>(19) 98204-4895</text:p>
          </table:table-cell>
        </table:table-row>
        <table:table-row table:style-name="ro1">
          <table:table-cell office:value-type="string">
            <text:p>Quero Grão Produtos Naturais- Ervas -temperos -castanhas -sementes -grãos - Jardim Novo Campos Elisios</text:p>
          </table:table-cell>
          <table:table-cell office:value-type="string">
            <text:p>R. Cosmópolis, 250 - 5 - Jardim Novo Campos Eliseos, Campinas - SP, 13050-540, Brazil</text:p>
          </table:table-cell>
          <table:table-cell office:value-type="string">
            <text:p>(19) 98248-2724</text:p>
          </table:table-cell>
        </table:table-row>
        <table:table-row table:style-name="ro1">
          <table:table-cell office:value-type="string">
            <text:p>Cia da Castanha</text:p>
          </table:table-cell>
          <table:table-cell office:value-type="string">
            <text:p>Av. José Paulino, 3641 - Santa Terezinha, Paulínia - SP, 13140-818, Brazil</text:p>
          </table:table-cell>
          <table:table-cell office:value-type="string">
            <text:p>(19) 98312-1711</text:p>
          </table:table-cell>
        </table:table-row>
        <table:table-row table:style-name="ro1">
          <table:table-cell office:value-type="string">
            <text:p>Sabor da Natureza Produtos Orgânicos</text:p>
          </table:table-cell>
          <table:table-cell office:value-type="string">
            <text:p>Av. Dr. Jesuíno Marcondes Machado, 2069 - Chácara da Barra, Campinas - SP, 13090-723, Brazil</text:p>
          </table:table-cell>
          <table:table-cell office:value-type="string">
            <text:p>(19) 98330-1717</text:p>
          </table:table-cell>
        </table:table-row>
        <table:table-row table:style-name="ro1">
          <table:table-cell office:value-type="string">
            <text:p>Empório Alme Campinas</text:p>
          </table:table-cell>
          <table:table-cell office:value-type="string">
            <text:p>Av. Bailarina Selma Parada, n° 505 - 2º Andar - Jardim Nilópolis, Campinas - SP, 13091-901, Brazil</text:p>
          </table:table-cell>
          <table:table-cell office:value-type="string">
            <text:p>(19) 98360-3581</text:p>
          </table:table-cell>
        </table:table-row>
        <table:table-row table:style-name="ro1">
          <table:table-cell office:value-type="string">
            <text:p>ROBSON ATACADO</text:p>
          </table:table-cell>
          <table:table-cell office:value-type="string">
            <text:p>R. Cônego Cipião, 382 - Centro, Campinas - SP, 13010-010, Brazil</text:p>
          </table:table-cell>
          <table:table-cell office:value-type="string">
            <text:p>(19) 98430-4881</text:p>
          </table:table-cell>
        </table:table-row>
        <table:table-row table:style-name="ro1">
          <table:table-cell office:value-type="string">
            <text:p>Faz Granola</text:p>
          </table:table-cell>
          <table:table-cell office:value-type="string">
            <text:p>R. Cardeal Joseph Cardjin, 727 - Jardim Eulina, Campinas - SP, 13063-432, Brazil</text:p>
          </table:table-cell>
          <table:table-cell office:value-type="string">
            <text:p>(19) 98435-5095</text:p>
          </table:table-cell>
        </table:table-row>
        <table:table-row table:style-name="ro1">
          <table:table-cell office:value-type="string">
            <text:p>Mercado Freitas</text:p>
          </table:table-cell>
          <table:table-cell office:value-type="string">
            <text:p>R. Otoniel Mota, 143 - Jardim Leonor, Campinas - SP, 13041-180, Brazil</text:p>
          </table:table-cell>
          <table:table-cell office:value-type="string">
            <text:p>(19) 98450-7535</text:p>
          </table:table-cell>
        </table:table-row>
        <table:table-row table:style-name="ro1">
          <table:table-cell office:value-type="string">
            <text:p>Emporio Sabor Brasil</text:p>
          </table:table-cell>
          <table:table-cell office:value-type="string">
            <text:p>R. Domício Pachêco e Silva, 1241 - Jardim Londres, Campinas - SP, 13060-190, Brazil</text:p>
          </table:table-cell>
          <table:table-cell office:value-type="string">
            <text:p>(19) 98458-3701</text:p>
          </table:table-cell>
        </table:table-row>
        <table:table-row table:style-name="ro1">
          <table:table-cell office:value-type="string">
            <text:p>Armazém 29 Queijos e Doces Campinas | Manteigas | Biscoitos Caseiros</text:p>
          </table:table-cell>
          <table:table-cell office:value-type="string">
            <text:p>R. dos Guainumbis, 295 - Vila Costa e Silva, Campinas - SP, 13081-530, Brazil</text:p>
          </table:table-cell>
          <table:table-cell office:value-type="string">
            <text:p>(19) 98712-2241</text:p>
          </table:table-cell>
        </table:table-row>
        <table:table-row table:style-name="ro1">
          <table:table-cell office:value-type="string">
            <text:p>Cristal Sorvetes</text:p>
          </table:table-cell>
          <table:table-cell office:value-type="string">
            <text:p>Avenida John Boyd Dunlop, 8056 Satélite Íris 2 - Cidade Satélite Íris, Campinas - SP, 13059-587, Brazil</text:p>
          </table:table-cell>
          <table:table-cell office:value-type="string">
            <text:p>(19) 98721-9373</text:p>
          </table:table-cell>
        </table:table-row>
        <table:table-row table:style-name="ro1">
          <table:table-cell office:value-type="string">
            <text:p>Cristal Box e Vidros</text:p>
          </table:table-cell>
          <table:table-cell office:value-type="string">
            <text:p>R. Frederico Kaschel, 342 - Parque Jambeiro, Campinas - SP, 13042-390, Brazil</text:p>
          </table:table-cell>
          <table:table-cell office:value-type="string">
            <text:p>(19) 98762-0379</text:p>
          </table:table-cell>
        </table:table-row>
        <table:table-row table:style-name="ro1">
          <table:table-cell office:value-type="string">
            <text:p>Empório Sevilha - Cambuí</text:p>
          </table:table-cell>
          <table:table-cell office:value-type="string">
            <text:p>R. Maj. Solon, 1020 - Cambuí, Campinas - SP, 13024-091, Brazil</text:p>
          </table:table-cell>
          <table:table-cell office:value-type="string">
            <text:p>(19) 98827-8700</text:p>
          </table:table-cell>
        </table:table-row>
        <table:table-row table:style-name="ro1">
          <table:table-cell office:value-type="string">
            <text:p>Cristal Tera</text:p>
          </table:table-cell>
          <table:table-cell office:value-type="string">
            <text:p>R. José Custódio de Oliveira, 164 - Parque Jambeiro, Campinas - SP, 13042-470, Brazil</text:p>
          </table:table-cell>
          <table:table-cell office:value-type="string">
            <text:p>(19) 98886-1382</text:p>
          </table:table-cell>
        </table:table-row>
        <table:table-row table:style-name="ro1">
          <table:table-cell office:value-type="string">
            <text:p>Bar Tree</text:p>
          </table:table-cell>
          <table:table-cell office:value-type="string">
            <text:p>Rua São Miguel Arcanjo, 1265 - Jardim Nova Europa, Campinas - SP, 13040-061, Brazil</text:p>
          </table:table-cell>
          <table:table-cell office:value-type="string">
            <text:p>(19) 98924-9942</text:p>
          </table:table-cell>
        </table:table-row>
        <table:table-row table:style-name="ro1">
          <table:table-cell office:value-type="string">
            <text:p>Empório Taquaral</text:p>
          </table:table-cell>
          <table:table-cell office:value-type="string">
            <text:p>R. Basílio de Magalhães, 23 - Parque Taquaral, Campinas - SP, 13087-170, Brazil</text:p>
          </table:table-cell>
          <table:table-cell office:value-type="string">
            <text:p>(19) 98942-2490</text:p>
          </table:table-cell>
        </table:table-row>
        <table:table-row table:style-name="ro1">
          <table:table-cell office:value-type="string">
            <text:p>Armazém Campineiro Adega, Empório e Tabacaria</text:p>
          </table:table-cell>
          <table:table-cell office:value-type="string">
            <text:p>Av. Baden Powell, 633 - Jardim Nova Europa, Campinas - SP, 13040-093, Brazil</text:p>
          </table:table-cell>
          <table:table-cell office:value-type="string">
            <text:p>(19) 98951-2800</text:p>
          </table:table-cell>
        </table:table-row>
        <table:table-row table:style-name="ro1">
          <table:table-cell office:value-type="string">
            <text:p>Lima Emporium</text:p>
          </table:table-cell>
          <table:table-cell office:value-type="string">
            <text:p>R. Rubéns Trefíglio, 300 - Vila Nogueira, Campinas - SP, 13088-037, Brazil</text:p>
          </table:table-cell>
          <table:table-cell office:value-type="string">
            <text:p>(19) 98951-6497</text:p>
          </table:table-cell>
        </table:table-row>
        <table:table-row table:style-name="ro1">
          <table:table-cell office:value-type="string">
            <text:p>Acrílicos VIP</text:p>
          </table:table-cell>
          <table:table-cell office:value-type="string">
            <text:p>R. Cornélio Píres, 123 - Jardim Quarto Centenário, Campinas - SP, 13070-191, Brazil</text:p>
          </table:table-cell>
          <table:table-cell office:value-type="string">
            <text:p>(19) 98988-6262</text:p>
          </table:table-cell>
        </table:table-row>
        <table:table-row table:style-name="ro1">
          <table:table-cell office:value-type="string">
            <text:p>Empório do Parque - Temperos | Chás | Castanhas | Farinhas | Sementes | Grãos</text:p>
          </table:table-cell>
          <table:table-cell office:value-type="string">
            <text:p>R. Camacã, 235 - Parque Universitario de Viracopos, Campinas - SP, 13056-468, Brazil</text:p>
          </table:table-cell>
          <table:table-cell office:value-type="string">
            <text:p>(19) 99102-1059</text:p>
          </table:table-cell>
        </table:table-row>
        <table:table-row table:style-name="ro1">
          <table:table-cell office:value-type="string">
            <text:p>CESTA DE CAFÉ DA MANHÃ | QUEIJO MINAS | Campinas- SP | Minas da Gente Empório</text:p>
          </table:table-cell>
          <table:table-cell office:value-type="string">
            <text:p>Av Doutor - R. Júlio Ribeiro de Menezes, 714 - Parque Beatriz, Campinas - SP, 13034-010, Brazil</text:p>
          </table:table-cell>
          <table:table-cell office:value-type="string">
            <text:p>(19) 99127-3519</text:p>
          </table:table-cell>
        </table:table-row>
        <table:table-row table:style-name="ro1">
          <table:table-cell office:value-type="string">
            <text:p>Armazém Barão Hortifruti</text:p>
          </table:table-cell>
          <table:table-cell office:value-type="string">
            <text:p>R. Luiz Otávio, 2625 - Loja 4 - Fazenda Santa Cândida, Campinas - SP, 13087-560, Brazil</text:p>
          </table:table-cell>
          <table:table-cell office:value-type="string">
            <text:p>(19) 99145-4916</text:p>
          </table:table-cell>
        </table:table-row>
        <table:table-row table:style-name="ro1">
          <table:table-cell office:value-type="string">
            <text:p>Empório Aracaju</text:p>
          </table:table-cell>
          <table:table-cell office:value-type="string">
            <text:p>R. Nerina, 92 - Jardim Lago Azul, Louveira - SP, 13290-000, Brazil</text:p>
          </table:table-cell>
          <table:table-cell office:value-type="string">
            <text:p>(19) 99179-0215</text:p>
          </table:table-cell>
        </table:table-row>
        <table:table-row table:style-name="ro1">
          <table:table-cell office:value-type="string">
            <text:p>Atauê &amp; Livres - Quitanda sem veneno</text:p>
          </table:table-cell>
          <table:table-cell office:value-type="string">
            <text:p>R. João Leone, 51 - Jardim Rosana (Sousas), Campinas - SP, 13105-530, Brazil</text:p>
          </table:table-cell>
          <table:table-cell office:value-type="string">
            <text:p>(19) 99238-9933</text:p>
          </table:table-cell>
        </table:table-row>
        <table:table-row table:style-name="ro1">
          <table:table-cell office:value-type="string">
            <text:p>M CASTANHA PRECATÓRIOS</text:p>
          </table:table-cell>
          <table:table-cell office:value-type="string">
            <text:p>R. Conceição, 233 - Sl 1201 - Centro, Campinas - SP, 13010-050, Brazil</text:p>
          </table:table-cell>
          <table:table-cell office:value-type="string">
            <text:p>(19) 99255-8921</text:p>
          </table:table-cell>
        </table:table-row>
        <table:table-row table:style-name="ro1">
          <table:table-cell office:value-type="string">
            <text:p>Caju Moda Feminina</text:p>
          </table:table-cell>
          <table:table-cell office:value-type="string">
            <text:p>Rua Coronel Job de Figueiredo, 856 - sala 1 - Jardim Nova Europa, Campinas - SP, 13040-066, Brazil</text:p>
          </table:table-cell>
          <table:table-cell office:value-type="string">
            <text:p>(19) 99267-2734</text:p>
          </table:table-cell>
        </table:table-row>
        <table:table-row table:style-name="ro1">
          <table:table-cell office:value-type="string">
            <text:p>Doces Caseiros Sônia</text:p>
          </table:table-cell>
          <table:table-cell office:value-type="string">
            <text:p>R. Antônio Prado, 890 - Conj. Hab. Vila Santana (Sousas), Campinas - SP, 13106-042, Brazil</text:p>
          </table:table-cell>
          <table:table-cell office:value-type="string">
            <text:p>(19) 99307-0009</text:p>
          </table:table-cell>
        </table:table-row>
        <table:table-row table:style-name="ro1">
          <table:table-cell office:value-type="string">
            <text:p>Corpo Cristal</text:p>
          </table:table-cell>
          <table:table-cell office:value-type="string">
            <text:p>R. Carlos Augusto Barbosa de Oliveira, 289 - Parque Industrial, Campinas - SP, 13031-895, Brazil</text:p>
          </table:table-cell>
          <table:table-cell office:value-type="string">
            <text:p>(19) 99307-7441</text:p>
          </table:table-cell>
        </table:table-row>
        <table:table-row table:style-name="ro1">
          <table:table-cell office:value-type="string">
            <text:p>Caju Flor Ateliê</text:p>
          </table:table-cell>
          <table:table-cell office:value-type="string">
            <text:p>R. Cônego Nery, 372 - Jardim Guanabara, Campinas - SP, 13073-180, Brazil</text:p>
          </table:table-cell>
          <table:table-cell office:value-type="string">
            <text:p>(19) 99328-5095</text:p>
          </table:table-cell>
        </table:table-row>
        <table:table-row table:style-name="ro1">
          <table:table-cell office:value-type="string">
            <text:p>Casa das Castanhas</text:p>
          </table:table-cell>
          <table:table-cell office:value-type="string">
            <text:p>R. Baronesa Geraldo de Resende, 150 - Jardim Nossa Sra. Auxiliadora, Campinas - SP, 13075-270, Brazil</text:p>
          </table:table-cell>
          <table:table-cell office:value-type="string">
            <text:p>(19) 99409-6556</text:p>
          </table:table-cell>
        </table:table-row>
        <table:table-row table:style-name="ro1">
          <table:table-cell office:value-type="string">
            <text:p>Açaí e Nuts</text:p>
          </table:table-cell>
          <table:table-cell office:value-type="string">
            <text:p>Av. Francisco Glicério, 1116 - Quiosque - Centro, Campinas - SP, 13012-100, Brazil</text:p>
          </table:table-cell>
          <table:table-cell office:value-type="string">
            <text:p>(19) 99427-4420</text:p>
          </table:table-cell>
        </table:table-row>
        <table:table-row table:style-name="ro1">
          <table:table-cell office:value-type="string">
            <text:p>Central de Alimentos Orgânicos - Rede Livres</text:p>
          </table:table-cell>
          <table:table-cell office:value-type="string">
            <text:p>Mercado de Flores - Ceasa Campinas - Box U01 - Jardim Santa Monica, Campinas - SP, 13082-902, Brazil</text:p>
          </table:table-cell>
          <table:table-cell office:value-type="string">
            <text:p>(19) 99544-3766</text:p>
          </table:table-cell>
        </table:table-row>
        <table:table-row table:style-name="ro1">
          <table:table-cell office:value-type="string">
            <text:p>Cantinho Coisa Nossa</text:p>
          </table:table-cell>
          <table:table-cell office:value-type="string">
            <text:p>Rua Francisco Duarte de Rezende, 69 - Jardim Carlos Lourenço, Campinas - SP, 13101-150, Brazil</text:p>
          </table:table-cell>
          <table:table-cell office:value-type="string">
            <text:p>(19) 99551-1414</text:p>
          </table:table-cell>
        </table:table-row>
        <table:table-row table:style-name="ro1">
          <table:table-cell office:value-type="string">
            <text:p>Giga Atacado - Campinas</text:p>
          </table:table-cell>
          <table:table-cell office:value-type="string">
            <text:p>Rod. Dom Pedro I, s/n - Km 139 - Chácaras Campos dos Amarais, Campinas - SP, 13082-901, Brazil</text:p>
          </table:table-cell>
          <table:table-cell office:value-type="string">
            <text:p>(19) 99559-8490</text:p>
          </table:table-cell>
        </table:table-row>
        <table:table-row table:style-name="ro1">
          <table:table-cell office:value-type="string">
            <text:p>Empório D Primeira Espetinhos e Restaurante | Almoço | Janta | Espetos | Delivery de Marmita Campinas</text:p>
          </table:table-cell>
          <table:table-cell office:value-type="string">
            <text:p>R. São Bento, 140 - Jardim Nossa Sra. Auxiliadora, Campinas - SP, 13075-280, Brazil</text:p>
          </table:table-cell>
          <table:table-cell office:value-type="string">
            <text:p>(19) 99713-3853</text:p>
          </table:table-cell>
        </table:table-row>
        <table:table-row table:style-name="ro1">
          <table:table-cell office:value-type="string">
            <text:p>Mania de Castanha</text:p>
          </table:table-cell>
          <table:table-cell office:value-type="string">
            <text:p>R. Dona Luísa de Gusmão, 1707 - Vila Nogueira, Campinas - SP, 13088-028, Brazil</text:p>
          </table:table-cell>
          <table:table-cell office:value-type="string">
            <text:p>(19) 99719-8993</text:p>
          </table:table-cell>
        </table:table-row>
        <table:table-row table:style-name="ro1">
          <table:table-cell office:value-type="string">
            <text:p>Agroessência Orgânicos</text:p>
          </table:table-cell>
          <table:table-cell office:value-type="string">
            <text:p>R. Dr. Antônio Rodrigues de Melo, 22 - Cambuí, Campinas - SP, 13025-220, Brazil</text:p>
          </table:table-cell>
          <table:table-cell office:value-type="string">
            <text:p>(19) 99746-9236</text:p>
          </table:table-cell>
        </table:table-row>
        <table:table-row table:style-name="ro1">
          <table:table-cell office:value-type="string">
            <text:p>Encantado Doces</text:p>
          </table:table-cell>
          <table:table-cell office:value-type="string">
            <text:p>R. Manoel Fernandes Dias, 55 - Jardim Novo Campos Eliseos, Campinas - SP, 13060-110, Brazil</text:p>
          </table:table-cell>
          <table:table-cell office:value-type="string">
            <text:p>(19) 99756-1648</text:p>
          </table:table-cell>
        </table:table-row>
        <table:table-row table:style-name="ro1">
          <table:table-cell office:value-type="string">
            <text:p>Calusne Farms</text:p>
          </table:table-cell>
          <table:table-cell office:value-type="string">
            <text:p>Chácara Bom jesus, 23- rod - Reforma Agrária - Estr. Nossa Sra. de Fátima - Campinas, SP, 13139-899, Brazil</text:p>
          </table:table-cell>
          <table:table-cell office:value-type="string">
            <text:p>(19) 99774-1128</text:p>
          </table:table-cell>
        </table:table-row>
        <table:table-row table:style-name="ro1">
          <table:table-cell office:value-type="string">
            <text:p>ESPAÇO À GRANEL CENTRO</text:p>
          </table:table-cell>
          <table:table-cell office:value-type="string">
            <text:p>R. Mal. Deodoro, 63 - Centro, Campinas - SP, 13010-300, Brazil</text:p>
          </table:table-cell>
          <table:table-cell office:value-type="string">
            <text:p>(19) 99791-5957</text:p>
          </table:table-cell>
        </table:table-row>
        <table:table-row table:style-name="ro1">
          <table:table-cell office:value-type="string">
            <text:p>Real Empório</text:p>
          </table:table-cell>
          <table:table-cell office:value-type="string">
            <text:p>R. Antônio Cardinale, 83 - Vila Bourbon (Sousas), Campinas - SP, 13105-554, Brazil</text:p>
          </table:table-cell>
          <table:table-cell office:value-type="string">
            <text:p>(19) 99800-7715</text:p>
          </table:table-cell>
        </table:table-row>
        <table:table-row table:style-name="ro1">
          <table:table-cell office:value-type="string">
            <text:p>Camarada Camarão Parque D Pedro: Camarões, Peixes, Happy Hour, Restaurante, Campinas SP</text:p>
          </table:table-cell>
          <table:table-cell office:value-type="string">
            <text:p>Av. Guilherme Campos, 500 - Jardim Santa Genebra, Campinas - SP, 13087-901, Brazil</text:p>
          </table:table-cell>
          <table:table-cell office:value-type="string">
            <text:p>(19) 99915-8187</text:p>
          </table:table-cell>
        </table:table-row>
        <table:table-row table:style-name="ro1">
          <table:table-cell office:value-type="string">
            <text:p>Green Mercado Natural</text:p>
          </table:table-cell>
          <table:table-cell office:value-type="string">
            <text:p>R. Cel. Quirino, 1712 - Cambuí, Campinas - SP, 13025-002, Brazil</text:p>
          </table:table-cell>
          <table:table-cell office:value-type="string">
            <text:p>(19) 99924-9440</text:p>
          </table:table-cell>
        </table:table-row>
        <table:table-row table:style-name="ro1">
          <table:table-cell office:value-type="string">
            <text:p>Lualma Produtos Naturais</text:p>
          </table:table-cell>
          <table:table-cell office:value-type="string">
            <text:p>Av. São Gonçalo, 2223 - sala 01 - Jardim Alvorada, Nova Odessa - SP, 13382-460, Brazil</text:p>
          </table:table-cell>
          <table:table-cell office:value-type="string">
            <text:p>(19) 99953-8345</text:p>
          </table:table-cell>
        </table:table-row>
        <table:table-row table:style-name="ro1">
          <table:table-cell office:value-type="string">
            <text:p>Armazém Nativa</text:p>
          </table:table-cell>
          <table:table-cell office:value-type="string">
            <text:p>Av. Mal. Rondon, 1331 - Jardim Chapadão, Campinas - SP, 13070-172, Brazil</text:p>
          </table:table-cell>
          <table:table-cell office:value-type="string">
            <text:p>(19) 99974-6403</text:p>
          </table:table-cell>
        </table:table-row>
        <table:table-row table:style-name="ro1">
          <table:table-cell office:value-type="string">
            <text:p>AFUÁ GRÃOS</text:p>
          </table:table-cell>
          <table:table-cell office:value-type="string">
            <text:p>R. Camargo Paes, 382 - Jardim Guanabara, Campinas - SP, 13073-350, Brazil</text:p>
          </table:table-cell>
          <table:table-cell office:value-type="string">
            <text:p>(19) 99975-8027</text:p>
          </table:table-cell>
        </table:table-row>
        <table:table-row table:style-name="ro1">
          <table:table-cell office:value-type="string">
            <text:p>Empório Ciocci</text:p>
          </table:table-cell>
          <table:table-cell office:value-type="string">
            <text:p>R. Orlando Carpino, 870 - Jardim Chapadão, Campinas - SP, 13070-143, Brazil</text:p>
          </table:table-cell>
          <table:table-cell office:value-type="string">
            <text:p>(19) 99981-1369</text:p>
          </table:table-cell>
        </table:table-row>
        <table:table-row table:style-name="ro1">
          <table:table-cell office:value-type="string">
            <text:p>Didanda | Moda Feminina | Atacado e Varejo | Plus Size</text:p>
          </table:table-cell>
          <table:table-cell office:value-type="string">
            <text:p>R. Luís Gama, 148 - Vista Alegre, São Gonçalo - RJ, 24725-330, Brazil</text:p>
          </table:table-cell>
          <table:table-cell office:value-type="string">
            <text:p>(21) 96469-1396</text:p>
          </table:table-cell>
        </table:table-row>
        <table:table-row table:style-name="ro1">
          <table:table-cell office:value-type="string">
            <text:p>Distribuidora Campo Grande Atacadista</text:p>
          </table:table-cell>
          <table:table-cell office:value-type="string">
            <text:p>R. Domingos de Oliveira Alves, 129 - Campo Grande, Rio de Janeiro - RJ, 23082-210, Brazil</text:p>
          </table:table-cell>
          <table:table-cell office:value-type="string">
            <text:p>(21) 97009-8551</text:p>
          </table:table-cell>
        </table:table-row>
        <table:table-row table:style-name="ro1">
          <table:table-cell office:value-type="string">
            <text:p>Polimento Cristalizado</text:p>
          </table:table-cell>
          <table:table-cell office:value-type="string">
            <text:p>Rua Geminiano Góis, 408 - Freguesia (Jacarepaguá), Rio de Janeiro - RJ, 22743-670, Brazil</text:p>
          </table:table-cell>
          <table:table-cell office:value-type="string">
            <text:p>(21) 97032-1664</text:p>
          </table:table-cell>
        </table:table-row>
        <table:table-row table:style-name="ro1">
          <table:table-cell office:value-type="string">
            <text:p>Banana Real</text:p>
          </table:table-cell>
          <table:table-cell office:value-type="string">
            <text:p>Av. Brasil 19.001-Pavilhão 23 Boxes 1 a 6 - Ceasa - Coelho Neto, Rio de Janeiro - RJ, 21530-000, Brazil</text:p>
          </table:table-cell>
          <table:table-cell office:value-type="string">
            <text:p>(21) 97034-8740</text:p>
          </table:table-cell>
        </table:table-row>
        <table:table-row table:style-name="ro1">
          <table:table-cell office:value-type="string">
            <text:p>MARA CASTANHA</text:p>
          </table:table-cell>
          <table:table-cell office:value-type="string">
            <text:p>Av. Rui Barbosa, 172 - São Francisco, Niterói - RJ, 24360-440, Brazil</text:p>
          </table:table-cell>
          <table:table-cell office:value-type="string">
            <text:p>(21) 97040-9268</text:p>
          </table:table-cell>
        </table:table-row>
        <table:table-row table:style-name="ro1">
          <table:table-cell office:value-type="string">
            <text:p>Bana rio Minas 2007</text:p>
          </table:table-cell>
          <table:table-cell office:value-type="string">
            <text:p>ceasa de - Av. Brasil, 19001 - pavilhão 76 box 06 - Irajá, Rio de Janeiro - RJ, 21530-000, Brazil</text:p>
          </table:table-cell>
          <table:table-cell office:value-type="string">
            <text:p>(21) 97258-5223</text:p>
          </table:table-cell>
        </table:table-row>
        <table:table-row table:style-name="ro1">
          <table:table-cell office:value-type="string">
            <text:p>Empório Vírgula</text:p>
          </table:table-cell>
          <table:table-cell office:value-type="string">
            <text:p>R. Carlos Gianelli, 235 - Boaçu, São Gonçalo - RJ, 24465-000, Brazil</text:p>
          </table:table-cell>
          <table:table-cell office:value-type="string">
            <text:p>(21) 97294-7173</text:p>
          </table:table-cell>
        </table:table-row>
        <table:table-row table:style-name="ro1">
          <table:table-cell office:value-type="string">
            <text:p>Orgânicos da Fátima</text:p>
          </table:table-cell>
          <table:table-cell office:value-type="string">
            <text:p>R. Daut Péres, 70 - Barra da Tijuca, Rio de Janeiro - RJ, 22640-070, Brazil</text:p>
          </table:table-cell>
          <table:table-cell office:value-type="string">
            <text:p>(21) 97464-7945</text:p>
          </table:table-cell>
        </table:table-row>
        <table:table-row table:style-name="ro1">
          <table:table-cell office:value-type="string">
            <text:p>FRUTOS DO BRASIL</text:p>
          </table:table-cell>
          <table:table-cell office:value-type="string">
            <text:p>CEASA Pav. 43 loja 46 - Av. Brasil, 19001 - Irajá, Rio de Janeiro - RJ, 21530-000, Brazil</text:p>
          </table:table-cell>
          <table:table-cell office:value-type="string">
            <text:p>(21) 97753-9426</text:p>
          </table:table-cell>
        </table:table-row>
        <table:table-row table:style-name="ro1">
          <table:table-cell office:value-type="string">
            <text:p>Caminho Bem Estar, Castanhas, Ervas, Chás, Temperos, Suplementos, Oleaginosos, Sementes e Grãos em Pedra de Guaratiba</text:p>
          </table:table-cell>
          <table:table-cell office:value-type="string">
            <text:p>Estr. da Pedra - Guaratiba, Rio de Janeiro - RJ, 23030-380, Brazil</text:p>
          </table:table-cell>
          <table:table-cell office:value-type="string">
            <text:p>(21) 98039-7859</text:p>
          </table:table-cell>
        </table:table-row>
        <table:table-row table:style-name="ro1">
          <table:table-cell office:value-type="string">
            <text:p>Orgânicos do Rio</text:p>
          </table:table-cell>
          <table:table-cell office:value-type="string">
            <text:p>Estrada do Pacuí - Vargem Grande, Rio de Janeiro - RJ, 22785-160, Brazil</text:p>
          </table:table-cell>
          <table:table-cell office:value-type="string">
            <text:p>(21) 98086-8778</text:p>
          </table:table-cell>
        </table:table-row>
        <table:table-row table:style-name="ro2">
          <table:table-cell office:value-type="string">
            <text:p>Empório Rio São Paulo</text:p>
          </table:table-cell>
          <table:table-cell office:value-type="string">
            <text:p>Brazil, Rio de Janeiro, Campo Grande, リオ＝サン・パウロ道路 815</text:p>
          </table:table-cell>
          <table:table-cell office:value-type="string">
            <text:p>(21) 98098-6667</text:p>
          </table:table-cell>
        </table:table-row>
        <table:table-row table:style-name="ro1">
          <table:table-cell office:value-type="string">
            <text:p>Camarão em Casa</text:p>
          </table:table-cell>
          <table:table-cell office:value-type="string">
            <text:p>R. Lopo Saraiva, 179 - loja K - Jacarepaguá, Rio de Janeiro - RJ, 22770-650, Brazil</text:p>
          </table:table-cell>
          <table:table-cell office:value-type="string">
            <text:p>(21) 98270-6200</text:p>
          </table:table-cell>
        </table:table-row>
        <table:table-row table:style-name="ro1">
          <table:table-cell office:value-type="string">
            <text:p>Banana Carioca</text:p>
          </table:table-cell>
          <table:table-cell office:value-type="string">
            <text:p>R. Sr. dos Passos, n60 - Sobreloja - Centro, Rio de Janeiro - RJ, 20061-001, Brazil</text:p>
          </table:table-cell>
          <table:table-cell office:value-type="string">
            <text:p>(21) 98377-2936</text:p>
          </table:table-cell>
        </table:table-row>
        <table:table-row table:style-name="ro1">
          <table:table-cell office:value-type="string">
            <text:p>Any Atacado e Varejo</text:p>
          </table:table-cell>
          <table:table-cell office:value-type="string">
            <text:p>Estr. dos Sete Riachos, 3424 - Lj D - Campo Grande, Rio de Janeiro - RJ, 23097-710, Brazil</text:p>
          </table:table-cell>
          <table:table-cell office:value-type="string">
            <text:p>(21) 98381-4348</text:p>
          </table:table-cell>
        </table:table-row>
        <table:table-row table:style-name="ro1">
          <table:table-cell office:value-type="string">
            <text:p>Caju Salgados</text:p>
          </table:table-cell>
          <table:table-cell office:value-type="string">
            <text:p>Estr. Monte Formoso, 2 - qd 1 - Sacramento, São Gonçalo - RJ, 24738-660, Brazil</text:p>
          </table:table-cell>
          <table:table-cell office:value-type="string">
            <text:p>(21) 98478-3324</text:p>
          </table:table-cell>
        </table:table-row>
        <table:table-row table:style-name="ro1">
          <table:table-cell office:value-type="string">
            <text:p>Armazém Nordestino - Castanhas de Caju e Produtos Nordestinos</text:p>
          </table:table-cell>
          <table:table-cell office:value-type="string">
            <text:p>próximo Administração da Feira - Campo de São Cristóvão, S/N - Loja D83 - São Cristóvão, Rio de Janeiro - RJ, 20921-440, Brazil</text:p>
          </table:table-cell>
          <table:table-cell office:value-type="string">
            <text:p>(21) 98535-0999</text:p>
          </table:table-cell>
        </table:table-row>
        <table:table-row table:style-name="ro1">
          <table:table-cell office:value-type="string">
            <text:p>Cristal ME.</text:p>
          </table:table-cell>
          <table:table-cell office:value-type="string">
            <text:p>Rua Juazeiro Qd173 - Trindade, São Gonçalo - RJ, 24456-210, Brazil</text:p>
          </table:table-cell>
          <table:table-cell office:value-type="string">
            <text:p>(21) 98706-3653</text:p>
          </table:table-cell>
        </table:table-row>
        <table:table-row table:style-name="ro1">
          <table:table-cell office:value-type="string">
            <text:p>Sitio Santa Clara Orgânicos</text:p>
          </table:table-cell>
          <table:table-cell office:value-type="string">
            <text:p>R. Santa Rosa, s/nº - Capela, Magé - RJ, 25940-000, Brazil</text:p>
          </table:table-cell>
          <table:table-cell office:value-type="string">
            <text:p>(21) 98767-0727</text:p>
          </table:table-cell>
        </table:table-row>
        <table:table-row table:style-name="ro1">
          <table:table-cell office:value-type="string">
            <text:p>Restaurante Banana Beer</text:p>
          </table:table-cell>
          <table:table-cell office:value-type="string">
            <text:p>Estrada Benvindo de Novaes, 1825 - Recreio dos Bandeirantes, Rio de Janeiro - RJ, 22790-380, Brazil</text:p>
          </table:table-cell>
          <table:table-cell office:value-type="string">
            <text:p>(21) 99171-6175</text:p>
          </table:table-cell>
        </table:table-row>
        <table:table-row table:style-name="ro1">
          <table:table-cell office:value-type="string">
            <text:p>Banana Chips - Pronta entrega!</text:p>
          </table:table-cell>
          <table:table-cell office:value-type="string">
            <text:p>R. Iturbides Esteves, 117 - Campo Grande, Rio de Janeiro - RJ, 23045-375, Brazil</text:p>
          </table:table-cell>
          <table:table-cell office:value-type="string">
            <text:p>(21) 99324-6249</text:p>
          </table:table-cell>
        </table:table-row>
        <table:table-row table:style-name="ro1">
          <table:table-cell office:value-type="string">
            <text:p>Tito Orgânicos</text:p>
          </table:table-cell>
          <table:table-cell office:value-type="string">
            <text:p>R. Marquês de São Vicente, 86 - Gávea, Rio de Janeiro - RJ, 22451-041, Brazil</text:p>
          </table:table-cell>
          <table:table-cell office:value-type="string">
            <text:p>(21) 99375-2190</text:p>
          </table:table-cell>
        </table:table-row>
        <table:table-row table:style-name="ro1">
          <table:table-cell office:value-type="string">
            <text:p>Camarão do chefe (Recreio)</text:p>
          </table:table-cell>
          <table:table-cell office:value-type="string">
            <text:p>Em frente à - igreja universal - Av. Guiomar Novaes, 115 - Recreio dos Bandeirantes, Rio de Janeiro - RJ, 22790-590, Brazil</text:p>
          </table:table-cell>
          <table:table-cell office:value-type="string">
            <text:p>(21) 99548-7590</text:p>
          </table:table-cell>
        </table:table-row>
        <table:table-row table:style-name="ro1">
          <table:table-cell office:value-type="string">
            <text:p>Banana Br</text:p>
          </table:table-cell>
          <table:table-cell office:value-type="string">
            <text:p>R. do Passeio, 38 - Loja D 1º Andar - Centro, Rio de Janeiro - RJ, 20021-290, Brazil</text:p>
          </table:table-cell>
          <table:table-cell office:value-type="string">
            <text:p>(21) 99608-8961</text:p>
          </table:table-cell>
        </table:table-row>
        <table:table-row table:style-name="ro1">
          <table:table-cell office:value-type="string">
            <text:p>Atacadão Super Lar</text:p>
          </table:table-cell>
          <table:table-cell office:value-type="string">
            <text:p>R. Joaquim Laranjeiras, 209 - Miriambi, São Gonçalo - RJ, 24731-071, Brazil</text:p>
          </table:table-cell>
          <table:table-cell office:value-type="string">
            <text:p>(21) 99718-4065</text:p>
          </table:table-cell>
        </table:table-row>
        <table:table-row table:style-name="ro1">
          <table:table-cell office:value-type="string">
            <text:p>OBom Atacadão | Mais Barato Sempre</text:p>
          </table:table-cell>
          <table:table-cell office:value-type="string">
            <text:p>Estr. do Mato Alto, 7500 - Guaratiba, Rio de Janeiro - RJ, 23020-700, Brazil</text:p>
          </table:table-cell>
          <table:table-cell office:value-type="string">
            <text:p>(21) 99930-3392</text:p>
          </table:table-cell>
        </table:table-row>
        <table:table-row table:style-name="ro1">
          <table:table-cell office:value-type="string">
            <text:p>Orgânicos Três Picos</text:p>
          </table:table-cell>
          <table:table-cell office:value-type="string">
            <text:p>Rua Humaitá, 95 - Humaitá, Rio de Janeiro - RJ, 22261-000, Brazil</text:p>
          </table:table-cell>
          <table:table-cell office:value-type="string">
            <text:p>(22) 98847-5356</text:p>
          </table:table-cell>
        </table:table-row>
        <table:table-row table:style-name="ro1">
          <table:table-cell office:value-type="string">
            <text:p>Lojas Empório</text:p>
          </table:table-cell>
          <table:table-cell office:value-type="string">
            <text:p>Estr. do Monteiro, 1200 - Piso L2, loja 201-S - Campo Grande, Rio de Janeiro - RJ, 23045-830, Brazil</text:p>
          </table:table-cell>
          <table:table-cell office:value-type="string">
            <text:p>(24) 98821-0761</text:p>
          </table:table-cell>
        </table:table-row>
        <table:table-row table:style-name="ro1">
          <table:table-cell office:value-type="string">
            <text:p>Orgânicos Costa</text:p>
          </table:table-cell>
          <table:table-cell office:value-type="string">
            <text:p>Rua Edgard Cavaleiro, 34 - Tupi, Belo Horizonte - MG, 31842-360, Brazil</text:p>
          </table:table-cell>
          <table:table-cell office:value-type="string">
            <text:p>(31) 92009-7995</text:p>
          </table:table-cell>
        </table:table-row>
        <table:table-row table:style-name="ro1">
          <table:table-cell office:value-type="string">
            <text:p>Rapa do Tacho doces artesanais</text:p>
          </table:table-cell>
          <table:table-cell office:value-type="string">
            <text:p>Av. Olegário Maciel, 752 - Ljs 2151 e 2152, 2ºandar - Centro, Belo Horizonte - MG, 30180-114, Brazil</text:p>
          </table:table-cell>
          <table:table-cell office:value-type="string">
            <text:p>(31) 97239-8296</text:p>
          </table:table-cell>
        </table:table-row>
        <table:table-row table:style-name="ro1">
          <table:table-cell office:value-type="string">
            <text:p>Tia Cristal &amp; Cia</text:p>
          </table:table-cell>
          <table:table-cell office:value-type="string">
            <text:p>Av. dos Andradas - Santa Efigênia, Belo Horizonte - MG, 30260-030, Brazil</text:p>
          </table:table-cell>
          <table:table-cell office:value-type="string">
            <text:p>(31) 98210-5498</text:p>
          </table:table-cell>
        </table:table-row>
        <table:table-row table:style-name="ro1">
          <table:table-cell office:value-type="string">
            <text:p>Doces da miminha</text:p>
          </table:table-cell>
          <table:table-cell office:value-type="string">
            <text:p>Rua Diametral n:82B - Sagrada Família, Belo Horizonte - MG, 31030-350, Brazil</text:p>
          </table:table-cell>
          <table:table-cell office:value-type="string">
            <text:p>(31) 98270-5250</text:p>
          </table:table-cell>
        </table:table-row>
        <table:table-row table:style-name="ro1">
          <table:table-cell office:value-type="string">
            <text:p>Cristal</text:p>
          </table:table-cell>
          <table:table-cell office:value-type="string">
            <text:p>Rua Vinte e Um de Abril, 157 - Centro, Belo Horizonte - MG, 30111-030, Brazil</text:p>
          </table:table-cell>
          <table:table-cell office:value-type="string">
            <text:p>(31) 98296-9402</text:p>
          </table:table-cell>
        </table:table-row>
        <table:table-row table:style-name="ro1">
          <table:table-cell office:value-type="string">
            <text:p>I Made This - Desserts</text:p>
          </table:table-cell>
          <table:table-cell office:value-type="string">
            <text:p>R. Santa Rita Durão, 1063 - Funcionários, Belo Horizonte - MG, 30140-111, Brazil</text:p>
          </table:table-cell>
          <table:table-cell office:value-type="string">
            <text:p>(31) 98410-4016</text:p>
          </table:table-cell>
        </table:table-row>
        <table:table-row table:style-name="ro1">
          <table:table-cell office:value-type="string">
            <text:p>Café com Letras</text:p>
          </table:table-cell>
          <table:table-cell office:value-type="string">
            <text:p>R. Antônio de Albuquerque, 781 - Savassi, Belo Horizonte - MG, 30112-010, Brazil</text:p>
          </table:table-cell>
          <table:table-cell office:value-type="string">
            <text:p>(31) 98424-4285</text:p>
          </table:table-cell>
        </table:table-row>
        <table:table-row table:style-name="ro1">
          <table:table-cell office:value-type="string">
            <text:p>Massagem Terapêutica - Daniel Castanha</text:p>
          </table:table-cell>
          <table:table-cell office:value-type="string">
            <text:p>R. do Ouro, 136 - Serra, Belo Horizonte - MG, 30220-000, Brazil</text:p>
          </table:table-cell>
          <table:table-cell office:value-type="string">
            <text:p>(31) 98424-5995</text:p>
          </table:table-cell>
        </table:table-row>
        <table:table-row table:style-name="ro1">
          <table:table-cell office:value-type="string">
            <text:p>GR Castanhas do Brasil</text:p>
          </table:table-cell>
          <table:table-cell office:value-type="string">
            <text:p>R. Augusto Ferreira dos Santos, 470 - Serra Verde, Belo Horizonte - MG, 31630-120, Brazil</text:p>
          </table:table-cell>
          <table:table-cell office:value-type="string">
            <text:p>(31) 98472-0379</text:p>
          </table:table-cell>
        </table:table-row>
        <table:table-row table:style-name="ro1">
          <table:table-cell office:value-type="string">
            <text:p>Fruttalis</text:p>
          </table:table-cell>
          <table:table-cell office:value-type="string">
            <text:p>R. Dom José Gaspar, 134 - Coração Eucarístico, Belo Horizonte - MG, 30535-610, Brazil</text:p>
          </table:table-cell>
          <table:table-cell office:value-type="string">
            <text:p>(31) 98475-8162</text:p>
          </table:table-cell>
        </table:table-row>
        <table:table-row table:style-name="ro1">
          <table:table-cell office:value-type="string">
            <text:p>Armazém Central - Savassi</text:p>
          </table:table-cell>
          <table:table-cell office:value-type="string">
            <text:p>R. Paraíba, 1497 - Savassi, Belo Horizonte - MG, 30190-922, Brazil</text:p>
          </table:table-cell>
          <table:table-cell office:value-type="string">
            <text:p>(31) 98496-6001</text:p>
          </table:table-cell>
        </table:table-row>
        <table:table-row table:style-name="ro1">
          <table:table-cell office:value-type="string">
            <text:p>Armazém Central- Mercado Central (Entrada da Av. Augusto de Lima)</text:p>
          </table:table-cell>
          <table:table-cell office:value-type="string">
            <text:p>Entrada da - Av. Augusto de Lima, 744 - loja 90 - Centro, Belo Horizonte - MG, 30190-922, Brazil</text:p>
          </table:table-cell>
          <table:table-cell office:value-type="string">
            <text:p>(31) 98496-6001</text:p>
          </table:table-cell>
        </table:table-row>
        <table:table-row table:style-name="ro1">
          <table:table-cell office:value-type="string">
            <text:p>Armazém Central - Castelo</text:p>
          </table:table-cell>
          <table:table-cell office:value-type="string">
            <text:p>Rua Romualdo Lopes Cançado, 290 - Castelo, Belo Horizonte - MG, 30840-460, Brazil</text:p>
          </table:table-cell>
          <table:table-cell office:value-type="string">
            <text:p>(31) 98496-6001</text:p>
          </table:table-cell>
        </table:table-row>
        <table:table-row table:style-name="ro1">
          <table:table-cell office:value-type="string">
            <text:p>Produtos Naturais BH</text:p>
          </table:table-cell>
          <table:table-cell office:value-type="string">
            <text:p>R. Ouro Fino, 452 - Box 18 - Cruzeiro, Belo Horizonte - MG, 31310-110, Brazil</text:p>
          </table:table-cell>
          <table:table-cell office:value-type="string">
            <text:p>(31) 98499-9269</text:p>
          </table:table-cell>
        </table:table-row>
        <table:table-row table:style-name="ro1">
          <table:table-cell office:value-type="string">
            <text:p>Atacadão da Camilitz</text:p>
          </table:table-cell>
          <table:table-cell office:value-type="string">
            <text:p>R. Campos Sales, 832 - Calafate, Belo Horizonte - MG, 30411-570, Brazil</text:p>
          </table:table-cell>
          <table:table-cell office:value-type="string">
            <text:p>(31) 98529-0425</text:p>
          </table:table-cell>
        </table:table-row>
        <table:table-row table:style-name="ro1">
          <table:table-cell office:value-type="string">
            <text:p>Riva doceria e cristalizados</text:p>
          </table:table-cell>
          <table:table-cell office:value-type="string">
            <text:p>R. Jose Gomes Domingues, 200 - Jaqueline, Belo Horizonte - MG, 31748-075, Brazil</text:p>
          </table:table-cell>
          <table:table-cell office:value-type="string">
            <text:p>(31) 98605-5336</text:p>
          </table:table-cell>
        </table:table-row>
        <table:table-row table:style-name="ro1">
          <table:table-cell office:value-type="string">
            <text:p>Desfrute Orgânicos</text:p>
          </table:table-cell>
          <table:table-cell office:value-type="string">
            <text:p>R. Contagem, 521 - Sala 07 - Santa Ines, Belo Horizonte - MG, 31080-057, Brazil</text:p>
          </table:table-cell>
          <table:table-cell office:value-type="string">
            <text:p>(31) 98771-4356</text:p>
          </table:table-cell>
        </table:table-row>
        <table:table-row table:style-name="ro1">
          <table:table-cell office:value-type="string">
            <text:p>Empório Du Carmo Cidade Jardim (Presentes e cestas)</text:p>
          </table:table-cell>
          <table:table-cell office:value-type="string">
            <text:p>Av. Prudente de Morais, 578 - Cidade Jardim, Belo Horizonte - MG, 30380-002, Brazil</text:p>
          </table:table-cell>
          <table:table-cell office:value-type="string">
            <text:p>(31) 98807-0696</text:p>
          </table:table-cell>
        </table:table-row>
        <table:table-row table:style-name="ro1">
          <table:table-cell office:value-type="string">
            <text:p>Nossa Horta Orgânicos</text:p>
          </table:table-cell>
          <table:table-cell office:value-type="string">
            <text:p>R. Barão de Jacuí, 535 - Planalto, Belo Horizonte - MG, 31730-540, Brazil</text:p>
          </table:table-cell>
          <table:table-cell office:value-type="string">
            <text:p>(31) 98862-4603</text:p>
          </table:table-cell>
        </table:table-row>
        <table:table-row table:style-name="ro1">
          <table:table-cell office:value-type="string">
            <text:p>Grão Confeitaria Saudável</text:p>
          </table:table-cell>
          <table:table-cell office:value-type="string">
            <text:p>R. Eng. Godofredo dos Santos, 43 - loja 09 - Estoril, Belo Horizonte - MG, 30494-220, Brazil</text:p>
          </table:table-cell>
          <table:table-cell office:value-type="string">
            <text:p>(31) 98864-2835</text:p>
          </table:table-cell>
        </table:table-row>
        <table:table-row table:style-name="ro1">
          <table:table-cell office:value-type="string">
            <text:p>Açaí CS - Califórnia</text:p>
          </table:table-cell>
          <table:table-cell office:value-type="string">
            <text:p>R. das Violas, 985 - Conj. California, Belo Horizonte - MG, 30850-520, Brazil</text:p>
          </table:table-cell>
          <table:table-cell office:value-type="string">
            <text:p>(31) 98908-1997</text:p>
          </table:table-cell>
        </table:table-row>
        <table:table-row table:style-name="ro1">
          <table:table-cell office:value-type="string">
            <text:p>Narjes Sabores - Comida Árabe</text:p>
          </table:table-cell>
          <table:table-cell office:value-type="string">
            <text:p>Av. Augusto de Lima - Corredor da - R. Curitiba, 744 - Loja 23 - Centro, Belo Horizonte - MG, 30190-922, Brazil</text:p>
          </table:table-cell>
          <table:table-cell office:value-type="string">
            <text:p>(31) 98957-3014</text:p>
          </table:table-cell>
        </table:table-row>
        <table:table-row table:style-name="ro1">
          <table:table-cell office:value-type="string">
            <text:p>Bh Camarões</text:p>
          </table:table-cell>
          <table:table-cell office:value-type="string">
            <text:p>R. Grão Mogol, 795 - Carmo, Belo Horizonte - MG, 30310-010, Brazil</text:p>
          </table:table-cell>
          <table:table-cell office:value-type="string">
            <text:p>(31) 98972-9945</text:p>
          </table:table-cell>
        </table:table-row>
        <table:table-row table:style-name="ro1">
          <table:table-cell office:value-type="string">
            <text:p>Castanharia Central</text:p>
          </table:table-cell>
          <table:table-cell office:value-type="string">
            <text:p>Av. Augusto de Lima, 744 - Loja 75 - Centro, Belo Horizonte - MG, 30190-000, Brazil</text:p>
          </table:table-cell>
          <table:table-cell office:value-type="string">
            <text:p>(31) 99063-3216</text:p>
          </table:table-cell>
        </table:table-row>
        <table:table-row table:style-name="ro1">
          <table:table-cell office:value-type="string">
            <text:p>Oakberry Barreiro - Açaí Delivery - ifood</text:p>
          </table:table-cell>
          <table:table-cell office:value-type="string">
            <text:p>Av. Sinfrônio Brochado, 1170 - Barreiro, Belo Horizonte - MG, 30640-000, Brazil</text:p>
          </table:table-cell>
          <table:table-cell office:value-type="string">
            <text:p>(31) 99112-6027</text:p>
          </table:table-cell>
        </table:table-row>
        <table:table-row table:style-name="ro1">
          <table:table-cell office:value-type="string">
            <text:p>Orgânico do Chico</text:p>
          </table:table-cell>
          <table:table-cell office:value-type="string">
            <text:p>R. Ferreira Viana, 65 - Salgado Filho, Belo Horizonte - MG, 30550-140, Brazil</text:p>
          </table:table-cell>
          <table:table-cell office:value-type="string">
            <text:p>(31) 99125-7744</text:p>
          </table:table-cell>
        </table:table-row>
        <table:table-row table:style-name="ro1">
          <table:table-cell office:value-type="string">
            <text:p>Emporium - Seu a granel preferido</text:p>
          </table:table-cell>
          <table:table-cell office:value-type="string">
            <text:p>Av. Augusto de Lima, 744 - Loja 72 - Centro, Belo Horizonte - MG, 30190-000, Brazil</text:p>
          </table:table-cell>
          <table:table-cell office:value-type="string">
            <text:p>(31) 99233-3743</text:p>
          </table:table-cell>
        </table:table-row>
        <table:table-row table:style-name="ro1">
          <table:table-cell office:value-type="string">
            <text:p>Amontada Castanhas BH</text:p>
          </table:table-cell>
          <table:table-cell office:value-type="string">
            <text:p>R. Manila, 90 - Buritis, Belo Horizonte - MG, 30575-010, Brazil</text:p>
          </table:table-cell>
          <table:table-cell office:value-type="string">
            <text:p>(31) 99242-4167</text:p>
          </table:table-cell>
        </table:table-row>
        <table:table-row table:style-name="ro1">
          <table:table-cell office:value-type="string">
            <text:p>Caju Brasil</text:p>
          </table:table-cell>
          <table:table-cell office:value-type="string">
            <text:p>R. Paraíba, 1278 - Savassi, Belo Horizonte - MG, 30130-141, Brazil</text:p>
          </table:table-cell>
          <table:table-cell office:value-type="string">
            <text:p>(31) 99276-0393</text:p>
          </table:table-cell>
        </table:table-row>
        <table:table-row table:style-name="ro1">
          <table:table-cell office:value-type="string">
            <text:p>Doces Palhas</text:p>
          </table:table-cell>
          <table:table-cell office:value-type="string">
            <text:p>R. Ouro Preto, 617 - apto 1103 - Barro Preto, Belo Horizonte - MG, 30170-040, Brazil</text:p>
          </table:table-cell>
          <table:table-cell office:value-type="string">
            <text:p>(31) 99286-9201</text:p>
          </table:table-cell>
        </table:table-row>
        <table:table-row table:style-name="ro1">
          <table:table-cell office:value-type="string">
            <text:p>Fradhe Orgânicos</text:p>
          </table:table-cell>
          <table:table-cell office:value-type="string">
            <text:p>Rua Boa Esperança 67 , Fundos Carmo - Sion, Belo Horizonte - MG, 30310-730, Brazil</text:p>
          </table:table-cell>
          <table:table-cell office:value-type="string">
            <text:p>(31) 99345-0257</text:p>
          </table:table-cell>
        </table:table-row>
        <table:table-row table:style-name="ro1">
          <table:table-cell office:value-type="string">
            <text:p>Doce Experiência</text:p>
          </table:table-cell>
          <table:table-cell office:value-type="string">
            <text:p>R. Nair Pentagna Guimarães, 120 - Heliópolis, Belo Horizonte - MG, 31741-600, Brazil</text:p>
          </table:table-cell>
          <table:table-cell office:value-type="string">
            <text:p>(31) 99348-7689</text:p>
          </table:table-cell>
        </table:table-row>
        <table:table-row table:style-name="ro1">
          <table:table-cell office:value-type="string">
            <text:p>Space Organic BH</text:p>
          </table:table-cell>
          <table:table-cell office:value-type="string">
            <text:p>Av. Brasil, 1320 - Funcionários, Belo Horizonte - MG, 31140-003, Brazil</text:p>
          </table:table-cell>
          <table:table-cell office:value-type="string">
            <text:p>(31) 99396-9000</text:p>
          </table:table-cell>
        </table:table-row>
        <table:table-row table:style-name="ro1">
          <table:table-cell office:value-type="string">
            <text:p>Banana Chips - Moda Feminina Infanto Juvenil</text:p>
          </table:table-cell>
          <table:table-cell office:value-type="string">
            <text:p>R. Albatroz, 815 - Vila Cloris, Belo Horizonte - MG, 31744-206, Brazil</text:p>
          </table:table-cell>
          <table:table-cell office:value-type="string">
            <text:p>(31) 99404-1736</text:p>
          </table:table-cell>
        </table:table-row>
        <table:table-row table:style-name="ro1">
          <table:table-cell office:value-type="string">
            <text:p>EMPORIO VON RONDON</text:p>
          </table:table-cell>
          <table:table-cell office:value-type="string">
            <text:p>Av. Cristiano Machado, 1950 - LJ 63 - Cidade Nova, Belo Horizonte - MG, 31170-024, Brazil</text:p>
          </table:table-cell>
          <table:table-cell office:value-type="string">
            <text:p>(31) 99448-9797</text:p>
          </table:table-cell>
        </table:table-row>
        <table:table-row table:style-name="ro1">
          <table:table-cell office:value-type="string">
            <text:p>Típico Ceará</text:p>
          </table:table-cell>
          <table:table-cell office:value-type="string">
            <text:p>R. Francisco Deslandes, 900 - Anchieta, Belo Horizonte - MG, 30310-530, Brazil</text:p>
          </table:table-cell>
          <table:table-cell office:value-type="string">
            <text:p>(31) 99467-2882</text:p>
          </table:table-cell>
        </table:table-row>
        <table:table-row table:style-name="ro1">
          <table:table-cell office:value-type="string">
            <text:p>De Cristal - Sapatos femininos anti idade</text:p>
          </table:table-cell>
          <table:table-cell office:value-type="string">
            <text:p>R. Tocantins, 119 - Conj. Celso Machado, Belo Horizonte - MG, 30882-260, Brazil</text:p>
          </table:table-cell>
          <table:table-cell office:value-type="string">
            <text:p>(31) 99499-4789</text:p>
          </table:table-cell>
        </table:table-row>
        <table:table-row table:style-name="ro1">
          <table:table-cell office:value-type="string">
            <text:p>SAMMA - LANCHES SEM GLÚTEN, LEITE E SOJA- BH</text:p>
          </table:table-cell>
          <table:table-cell office:value-type="string">
            <text:p>R. Perdões, 80 - Carlos Prates, Belo Horizonte - MG, 30710-520, Brazil</text:p>
          </table:table-cell>
          <table:table-cell office:value-type="string">
            <text:p>(31) 99592-2659</text:p>
          </table:table-cell>
        </table:table-row>
        <table:table-row table:style-name="ro1">
          <table:table-cell office:value-type="string">
            <text:p>Vovó Eva Orgânicos</text:p>
          </table:table-cell>
          <table:table-cell office:value-type="string">
            <text:p>Av. Olegário Maciel, 724 - Centro, Belo Horizonte - MG, 30180-110, Brazil</text:p>
          </table:table-cell>
          <table:table-cell office:value-type="string">
            <text:p>(31) 99643-6337</text:p>
          </table:table-cell>
        </table:table-row>
        <table:table-row table:style-name="ro1">
          <table:table-cell office:value-type="string">
            <text:p>Amêndoa Saúde a Granel</text:p>
          </table:table-cell>
          <table:table-cell office:value-type="string">
            <text:p>R. Pouso Alegre, 957 - Floresta, Belo Horizonte - MG, 31015-215, Brazil</text:p>
          </table:table-cell>
          <table:table-cell office:value-type="string">
            <text:p>(31) 99691-1736</text:p>
          </table:table-cell>
        </table:table-row>
        <table:table-row table:style-name="ro1">
          <table:table-cell office:value-type="string">
            <text:p>Empório Paraíso do Granel | Produtos Naturais | Castanhas</text:p>
          </table:table-cell>
          <table:table-cell office:value-type="string">
            <text:p>Av. Dr. Cristiano Guimarães, 1820 - Planalto, Belo Horizonte - MG, 31720-300, Brazil</text:p>
          </table:table-cell>
          <table:table-cell office:value-type="string">
            <text:p>(31) 99726-6402</text:p>
          </table:table-cell>
        </table:table-row>
        <table:table-row table:style-name="ro1">
          <table:table-cell office:value-type="string">
            <text:p>Quebra Nozes Atelier de Doces</text:p>
          </table:table-cell>
          <table:table-cell office:value-type="string">
            <text:p>R. Caiana, 141 - Santa Ines, Belo Horizonte - MG, 31080-190, Brazil</text:p>
          </table:table-cell>
          <table:table-cell office:value-type="string">
            <text:p>(31) 99742-0387</text:p>
          </table:table-cell>
        </table:table-row>
        <table:table-row table:style-name="ro1">
          <table:table-cell office:value-type="string">
            <text:p>Conceito Natural</text:p>
          </table:table-cell>
          <table:table-cell office:value-type="string">
            <text:p>R. Passos, 664 - Carlos Prates, Belo Horizonte - MG, 30710-540, Brazil</text:p>
          </table:table-cell>
          <table:table-cell office:value-type="string">
            <text:p>(31) 99794-8335</text:p>
          </table:table-cell>
        </table:table-row>
        <table:table-row table:style-name="ro1">
          <table:table-cell office:value-type="string">
            <text:p>Multiverso Atacado</text:p>
          </table:table-cell>
          <table:table-cell office:value-type="string">
            <text:p>Av. Teresa Cristina, 1199 - Prado, Belo Horizonte - MG, 30410-600, Brazil</text:p>
          </table:table-cell>
          <table:table-cell office:value-type="string">
            <text:p>(31) 99795-0165</text:p>
          </table:table-cell>
        </table:table-row>
        <table:table-row table:style-name="ro1">
          <table:table-cell office:value-type="string">
            <text:p>Sr Caju</text:p>
          </table:table-cell>
          <table:table-cell office:value-type="string">
            <text:p>Al. dos Pintassilgos, 560 - Cabral, Contagem - MG, 32146-033, Brazil</text:p>
          </table:table-cell>
          <table:table-cell office:value-type="string">
            <text:p>(31) 99800-3201</text:p>
          </table:table-cell>
        </table:table-row>
        <table:table-row table:style-name="ro1">
          <table:table-cell office:value-type="string">
            <text:p>Cia shrimp</text:p>
          </table:table-cell>
          <table:table-cell office:value-type="string">
            <text:p>R. Bonfim, 119 - Bonfim, Belo Horizonte - MG, 31210-150, Brazil</text:p>
          </table:table-cell>
          <table:table-cell office:value-type="string">
            <text:p>(31) 99844-0771</text:p>
          </table:table-cell>
        </table:table-row>
        <table:table-row table:style-name="ro1">
          <table:table-cell office:value-type="string">
            <text:p>Royal Empório</text:p>
          </table:table-cell>
          <table:table-cell office:value-type="string">
            <text:p>R. Ouro Fino, 452 - loja 04/05 - Cruzeiro, Belo Horizonte - MG, 30310-110, Brazil</text:p>
          </table:table-cell>
          <table:table-cell office:value-type="string">
            <text:p>(31) 99852-0415</text:p>
          </table:table-cell>
        </table:table-row>
        <table:table-row table:style-name="ro1">
          <table:table-cell office:value-type="string">
            <text:p>ROTA DO SABOR EMPORIO</text:p>
          </table:table-cell>
          <table:table-cell office:value-type="string">
            <text:p>R. Conselheiro Lafaiete, 1397 - Sagrada Família, Belo Horizonte - MG, 31035-560, Brazil</text:p>
          </table:table-cell>
          <table:table-cell office:value-type="string">
            <text:p>(31) 99892-6506</text:p>
          </table:table-cell>
        </table:table-row>
        <table:table-row table:style-name="ro1">
          <table:table-cell office:value-type="string">
            <text:p>Macadâmia Moda Feminina</text:p>
          </table:table-cell>
          <table:table-cell office:value-type="string">
            <text:p>Av. Cristóvão Colombo, 287 - 312 - Savassi, Belo Horizonte - MG, 30140-150, Brazil</text:p>
          </table:table-cell>
          <table:table-cell office:value-type="string">
            <text:p>(31) 99899-0098</text:p>
          </table:table-cell>
        </table:table-row>
        <table:table-row table:style-name="ro1">
          <table:table-cell office:value-type="string">
            <text:p>Cristal Led BH</text:p>
          </table:table-cell>
          <table:table-cell office:value-type="string">
            <text:p>Av. João Samaha, 511 - São João Batista, Belo Horizonte - MG, 31520-100, Brazil</text:p>
          </table:table-cell>
          <table:table-cell office:value-type="string">
            <text:p>(31) 99923-4284</text:p>
          </table:table-cell>
        </table:table-row>
        <table:table-row table:style-name="ro1">
          <table:table-cell office:value-type="string">
            <text:p>Relicarium Cristal (Loja Colaborativa Amor de Mãe)</text:p>
          </table:table-cell>
          <table:table-cell office:value-type="string">
            <text:p>Av. Presidente Carlos Luz, 3001 - Pampulha, Belo Horizonte - MG, 31250-001, Brazil</text:p>
          </table:table-cell>
          <table:table-cell office:value-type="string">
            <text:p>(31) 99935-0549</text:p>
          </table:table-cell>
        </table:table-row>
        <table:table-row table:style-name="ro1">
          <table:table-cell office:value-type="string">
            <text:p>Relicarium Cristal Showroom Anjo e Cia</text:p>
          </table:table-cell>
          <table:table-cell office:value-type="string">
            <text:p>Rua Cascavel 124, Minas Brasil - Show Room Anjo e Cia - Padre Eustáquio, Belo Horizonte - MG, 30535-670, Brazil</text:p>
          </table:table-cell>
          <table:table-cell office:value-type="string">
            <text:p>(31) 99935-0549</text:p>
          </table:table-cell>
        </table:table-row>
        <table:table-row table:style-name="ro1">
          <table:table-cell office:value-type="string">
            <text:p>Arreda pra Cá Empório!</text:p>
          </table:table-cell>
          <table:table-cell office:value-type="string">
            <text:p>R. Fernandes Tourinho, 296 - Funcionários, Belo Horizonte - MG, 30112-000, Brazil</text:p>
          </table:table-cell>
          <table:table-cell office:value-type="string">
            <text:p>(31) 99955-8044</text:p>
          </table:table-cell>
        </table:table-row>
        <table:table-row table:style-name="ro1">
          <table:table-cell office:value-type="string">
            <text:p>Macadame - Roupa feminina</text:p>
          </table:table-cell>
          <table:table-cell office:value-type="string">
            <text:p>R. Henrique Badaró Portugal, 327 - loja 4 - Buritis, Belo Horizonte - MG, 30575-232, Brazil</text:p>
          </table:table-cell>
          <table:table-cell office:value-type="string">
            <text:p>(31) 99959-7522</text:p>
          </table:table-cell>
        </table:table-row>
        <table:table-row table:style-name="ro1">
          <table:table-cell office:value-type="string">
            <text:p>Castanha du Baru</text:p>
          </table:table-cell>
          <table:table-cell office:value-type="string">
            <text:p>Av. Brasil, 1701 - Funcionários, Belo Horizonte - MG, 30130-009, Brazil</text:p>
          </table:table-cell>
          <table:table-cell office:value-type="string">
            <text:p>(31) 99983-6261</text:p>
          </table:table-cell>
        </table:table-row>
        <table:table-row table:style-name="ro1">
          <table:table-cell office:value-type="string">
            <text:p>Vibração Vegetal flores secas e produtos naturais</text:p>
          </table:table-cell>
          <table:table-cell office:value-type="string">
            <text:p>R. Francisco Vicente Ferreira, 246 - Progresso, Uberlândia - MG, 38408-102, Brazil</text:p>
          </table:table-cell>
          <table:table-cell office:value-type="string">
            <text:p>(34) 93300-9870</text:p>
          </table:table-cell>
        </table:table-row>
        <table:table-row table:style-name="ro1">
          <table:table-cell office:value-type="string">
            <text:p>Nutrição Inteligente, Castanha, Temperos, Suplementos, fitoterápicos, Sementes e Grãos em Uberlândia em Karaiba</text:p>
          </table:table-cell>
          <table:table-cell office:value-type="string">
            <text:p>Rua Rafael Marino Neto, 120 - Jardim Karaíba, Uberlândia - MG, 38411-186, Brazil</text:p>
          </table:table-cell>
          <table:table-cell office:value-type="string">
            <text:p>(34) 98409-7947</text:p>
          </table:table-cell>
        </table:table-row>
        <table:table-row table:style-name="ro1">
          <table:table-cell office:value-type="string">
            <text:p>Hortaliças Gerais</text:p>
          </table:table-cell>
          <table:table-cell office:value-type="string">
            <text:p>Av. Vasconcelos Costa - Osvaldo Rezende, Uberlândia - MG, 38400-450, Brazil</text:p>
          </table:table-cell>
          <table:table-cell office:value-type="string">
            <text:p>(34) 98410-0416</text:p>
          </table:table-cell>
        </table:table-row>
        <table:table-row table:style-name="ro1">
          <table:table-cell office:value-type="string">
            <text:p>Malu Gourmet</text:p>
          </table:table-cell>
          <table:table-cell office:value-type="string">
            <text:p>R. Melo Viana, 514 - Osvaldo Rezende, Uberlândia - MG, 38400-376, Brazil</text:p>
          </table:table-cell>
          <table:table-cell office:value-type="string">
            <text:p>(34) 98426-0564</text:p>
          </table:table-cell>
        </table:table-row>
        <table:table-row table:style-name="ro1">
          <table:table-cell office:value-type="string">
            <text:p>Nação Verde Uberlandia</text:p>
          </table:table-cell>
          <table:table-cell office:value-type="string">
            <text:p>Em frente à academia Record - Av. Dr. Laerte Vieira Gonçalves, 741 - Santa Mônica, Uberlândia - MG, 38408-176, Brazil</text:p>
          </table:table-cell>
          <table:table-cell office:value-type="string">
            <text:p>(34) 98445-7952</text:p>
          </table:table-cell>
        </table:table-row>
        <table:table-row table:style-name="ro1">
          <table:table-cell office:value-type="string">
            <text:p>Beleza e Bem-estar produtos Doterra</text:p>
          </table:table-cell>
          <table:table-cell office:value-type="string">
            <text:p>Rua Macapá, 125 - Casa - Santa Marta, Uberaba - MG, 38061-340, Brazil</text:p>
          </table:table-cell>
          <table:table-cell office:value-type="string">
            <text:p>(34) 98719-7323</text:p>
          </table:table-cell>
        </table:table-row>
        <table:table-row table:style-name="ro1">
          <table:table-cell office:value-type="string">
            <text:p>Funilaria Autos Car Polimento Cristalizado</text:p>
          </table:table-cell>
          <table:table-cell office:value-type="string">
            <text:p>R. Saldanha Marinho, 356 - Abadia, Uberaba - MG, 38028-058, Brazil</text:p>
          </table:table-cell>
          <table:table-cell office:value-type="string">
            <text:p>(34) 98816-1543</text:p>
          </table:table-cell>
        </table:table-row>
        <table:table-row table:style-name="ro1">
          <table:table-cell office:value-type="string">
            <text:p>ZD Mix Distribuidora de Utilidades Domesticas-Uberaba</text:p>
          </table:table-cell>
          <table:table-cell office:value-type="string">
            <text:p>Rua Delia Rosa Prata, 126 - R. Juíz de Fora, 133 - São Benedito, Uberaba - MG, 38020-505, Brazil</text:p>
          </table:table-cell>
          <table:table-cell office:value-type="string">
            <text:p>(34) 98835-0418</text:p>
          </table:table-cell>
        </table:table-row>
        <table:table-row table:style-name="ro1">
          <table:table-cell office:value-type="string">
            <text:p>Cosméticos e perfumaria Daniela Alves Consultora.</text:p>
          </table:table-cell>
          <table:table-cell office:value-type="string">
            <text:p>R. Profa. Maria da Pàz B. de Almeidà, 213 - Jardim Elza Amui I, Uberaba - MG, 38082-230, Brazil</text:p>
          </table:table-cell>
          <table:table-cell office:value-type="string">
            <text:p>(34) 98842-9912</text:p>
          </table:table-cell>
        </table:table-row>
        <table:table-row table:style-name="ro1">
          <table:table-cell office:value-type="string">
            <text:p>Belíssima Frios/TÁBUAS DE FRIOS</text:p>
          </table:table-cell>
          <table:table-cell office:value-type="string">
            <text:p>R. Horácio Albino de Oliveira, 251 - Residencial Nova Era, Uberaba - MG, 38051-512, Brazil</text:p>
          </table:table-cell>
          <table:table-cell office:value-type="string">
            <text:p>(34) 98853-4684</text:p>
          </table:table-cell>
        </table:table-row>
        <table:table-row table:style-name="ro1">
          <table:table-cell office:value-type="string">
            <text:p>Empório do Queijo</text:p>
          </table:table-cell>
          <table:table-cell office:value-type="string">
            <text:p>Av. João XXIII, 435 - Santa Maria, Uberlândia - MG, 38408-056, Brazil</text:p>
          </table:table-cell>
          <table:table-cell office:value-type="string">
            <text:p>(34) 98898-0486</text:p>
          </table:table-cell>
        </table:table-row>
        <table:table-row table:style-name="ro1">
          <table:table-cell office:value-type="string">
            <text:p>Bio Orgânicos</text:p>
          </table:table-cell>
          <table:table-cell office:value-type="string">
            <text:p>LGM 798 - Amoroso Costa, Uberaba - MG, 38065-000, Brazil</text:p>
          </table:table-cell>
          <table:table-cell office:value-type="string">
            <text:p>(34) 99110-4392</text:p>
          </table:table-cell>
        </table:table-row>
        <table:table-row table:style-name="ro1">
          <table:table-cell office:value-type="string">
            <text:p>EMPÓRIO FORMAGGIO ROMMA MALL</text:p>
          </table:table-cell>
          <table:table-cell office:value-type="string">
            <text:p>Av. Edilson Lamartine Mendes, 45 - Parque das Americas, Uberaba - MG, 38045-000, Brazil</text:p>
          </table:table-cell>
          <table:table-cell office:value-type="string">
            <text:p>(34) 99130-5069</text:p>
          </table:table-cell>
        </table:table-row>
        <table:table-row table:style-name="ro1">
          <table:table-cell office:value-type="string">
            <text:p>Empório Santa Marta</text:p>
          </table:table-cell>
          <table:table-cell office:value-type="string">
            <text:p>R. Cel. Antônio Rios, 525 - Santa Marta, Uberaba - MG, 38061-150, Brazil</text:p>
          </table:table-cell>
          <table:table-cell office:value-type="string">
            <text:p>(34) 99141-0236</text:p>
          </table:table-cell>
        </table:table-row>
        <table:table-row table:style-name="ro1">
          <table:table-cell office:value-type="string">
            <text:p>EMPORIO QUATRO CASTANHAS</text:p>
          </table:table-cell>
          <table:table-cell office:value-type="string">
            <text:p>Av. Prudente de Morais, 767 - Abadia, Uberaba - MG, 38026-250, Brazil</text:p>
          </table:table-cell>
          <table:table-cell office:value-type="string">
            <text:p>(34) 99143-4948</text:p>
          </table:table-cell>
        </table:table-row>
        <table:table-row table:style-name="ro1">
          <table:table-cell office:value-type="string">
            <text:p>Grãos do Praia | Produtos Naturais &amp; Suplementos Alimentares.</text:p>
          </table:table-cell>
          <table:table-cell office:value-type="string">
            <text:p>Av. Cesário Alvim, 703 - Centro, Uberlândia - MG, 38400-098, Brazil</text:p>
          </table:table-cell>
          <table:table-cell office:value-type="string">
            <text:p>(34) 99164-7333</text:p>
          </table:table-cell>
        </table:table-row>
        <table:table-row table:style-name="ro1">
          <table:table-cell office:value-type="string">
            <text:p>Dona Alface - Alimentação Saudável</text:p>
          </table:table-cell>
          <table:table-cell office:value-type="string">
            <text:p>R. Cândida Mendonça Bilharinho, 519 - Mercês, Uberaba - MG, 38060-150, Brazil</text:p>
          </table:table-cell>
          <table:table-cell office:value-type="string">
            <text:p>(34) 99171-8917</text:p>
          </table:table-cell>
        </table:table-row>
        <table:table-row table:style-name="ro1">
          <table:table-cell office:value-type="string">
            <text:p>Empório das Castanhas - Mercado de Aperitivos</text:p>
          </table:table-cell>
          <table:table-cell office:value-type="string">
            <text:p>Av. Rio Branco, 290 - Lídice, Uberlândia - MG, 38400-058, Brazil</text:p>
          </table:table-cell>
          <table:table-cell office:value-type="string">
            <text:p>(34) 99174-0089</text:p>
          </table:table-cell>
        </table:table-row>
        <table:table-row table:style-name="ro1">
          <table:table-cell office:value-type="string">
            <text:p>Casa do Norte - Coisas Típicas do Nordeste</text:p>
          </table:table-cell>
          <table:table-cell office:value-type="string">
            <text:p>Av. João XXIII, 1810 - Parque das Americas, Uberaba - MG, 38045-100, Brazil</text:p>
          </table:table-cell>
          <table:table-cell office:value-type="string">
            <text:p>(34) 99196-6352</text:p>
          </table:table-cell>
        </table:table-row>
        <table:table-row table:style-name="ro1">
          <table:table-cell office:value-type="string">
            <text:p>Empório Araújo</text:p>
          </table:table-cell>
          <table:table-cell office:value-type="string">
            <text:p>R. Castro Alves, 64 - Tubalina, Uberlândia - MG, 38412-042, Brazil</text:p>
          </table:table-cell>
          <table:table-cell office:value-type="string">
            <text:p>(34) 99209-6481</text:p>
          </table:table-cell>
        </table:table-row>
        <table:table-row table:style-name="ro1">
          <table:table-cell office:value-type="string">
            <text:p>Junior Distribuidora</text:p>
          </table:table-cell>
          <table:table-cell office:value-type="string">
            <text:p>R. Bento Ferreira - Mercês, Uberaba - MG, 38060-240, Brazil</text:p>
          </table:table-cell>
          <table:table-cell office:value-type="string">
            <text:p>(34) 99210-0094</text:p>
          </table:table-cell>
        </table:table-row>
        <table:table-row table:style-name="ro1">
          <table:table-cell office:value-type="string">
            <text:p>Empório alto brasil</text:p>
          </table:table-cell>
          <table:table-cell office:value-type="string">
            <text:p>Av. Pará, 1079 - Brasil, Uberlândia - MG, 38400-750, Brazil</text:p>
          </table:table-cell>
          <table:table-cell office:value-type="string">
            <text:p>(34) 99211-0212</text:p>
          </table:table-cell>
        </table:table-row>
        <table:table-row table:style-name="ro1">
          <table:table-cell office:value-type="string">
            <text:p>Pirulitos de cristal</text:p>
          </table:table-cell>
          <table:table-cell office:value-type="string">
            <text:p>R. Paulo José Frange - Santos Dumont, Uberaba - MG, 38050-180, Brazil</text:p>
          </table:table-cell>
          <table:table-cell office:value-type="string">
            <text:p>(34) 99213-1236</text:p>
          </table:table-cell>
        </table:table-row>
        <table:table-row table:style-name="ro1">
          <table:table-cell office:value-type="string">
            <text:p>Empório Comalta</text:p>
          </table:table-cell>
          <table:table-cell office:value-type="string">
            <text:p>R. das Mães, 10 - Jardim Brasília, Uberlândia - MG, 38401-388, Brazil</text:p>
          </table:table-cell>
          <table:table-cell office:value-type="string">
            <text:p>(34) 99216-0135</text:p>
          </table:table-cell>
        </table:table-row>
        <table:table-row table:style-name="ro1">
          <table:table-cell office:value-type="string">
            <text:p>O Atacadão Dos Salgados Loja 1</text:p>
          </table:table-cell>
          <table:table-cell office:value-type="string">
            <text:p>Rua Presidente Washington Luiz 130 Pq das Gameleiras 2 - Parque das Gameleiras, Uberaba - MG, 38031-380, Brazil</text:p>
          </table:table-cell>
          <table:table-cell office:value-type="string">
            <text:p>(34) 99216-6079</text:p>
          </table:table-cell>
        </table:table-row>
        <table:table-row table:style-name="ro1">
          <table:table-cell office:value-type="string">
            <text:p>Castanhas Dona Maria</text:p>
          </table:table-cell>
          <table:table-cell office:value-type="string">
            <text:p>R. Alberto Alves Cabral, 1701 - Santa Mônica, Uberlândia - MG, 38408-226, Brazil</text:p>
          </table:table-cell>
          <table:table-cell office:value-type="string">
            <text:p>(34) 99270-1479</text:p>
          </table:table-cell>
        </table:table-row>
        <table:table-row table:style-name="ro1">
          <table:table-cell office:value-type="string">
            <text:p>Atacadão das Castanhas - Unidade Carrefour</text:p>
          </table:table-cell>
          <table:table-cell office:value-type="string">
            <text:p>Av. João Naves de Ávila, 1441 - Tibery, Uberlândia - MG, 38405-140, Brazil</text:p>
          </table:table-cell>
          <table:table-cell office:value-type="string">
            <text:p>(34) 99281-1986</text:p>
          </table:table-cell>
        </table:table-row>
        <table:table-row table:style-name="ro1">
          <table:table-cell office:value-type="string">
            <text:p>Atacadão das Castanhas</text:p>
          </table:table-cell>
          <table:table-cell office:value-type="string">
            <text:p>Av. Moacir Lopes de Carvalho, 55 - Pres. Roosevelt, Uberlândia - MG, 38401-080, Brazil</text:p>
          </table:table-cell>
          <table:table-cell office:value-type="string">
            <text:p>(34) 99295-4771</text:p>
          </table:table-cell>
        </table:table-row>
        <table:table-row table:style-name="ro1">
          <table:table-cell office:value-type="string">
            <text:p>Frutos do Cerrado - Luizote</text:p>
          </table:table-cell>
          <table:table-cell office:value-type="string">
            <text:p>Av. José Fonseca e Sílva, 18 - Luizote de Freitas, Uberlândia - MG, 38414-348, Brazil</text:p>
          </table:table-cell>
          <table:table-cell office:value-type="string">
            <text:p>(34) 99296-9855</text:p>
          </table:table-cell>
        </table:table-row>
        <table:table-row table:style-name="ro1">
          <table:table-cell office:value-type="string">
            <text:p>UaiLoha Poke</text:p>
          </table:table-cell>
          <table:table-cell office:value-type="string">
            <text:p>R. Afonso Rato, 146 - Mercês, Uberaba - MG, 38060-040, Brazil</text:p>
          </table:table-cell>
          <table:table-cell office:value-type="string">
            <text:p>(34) 99305-8466</text:p>
          </table:table-cell>
        </table:table-row>
        <table:table-row table:style-name="ro1">
          <table:table-cell office:value-type="string">
            <text:p>Empório da Cerveja</text:p>
          </table:table-cell>
          <table:table-cell office:value-type="string">
            <text:p>R. Antônio de Faria, 465 - Res. Morumbi, Uberaba - MG, 38051-108, Brazil</text:p>
          </table:table-cell>
          <table:table-cell office:value-type="string">
            <text:p>(34) 99631-0523</text:p>
          </table:table-cell>
        </table:table-row>
        <table:table-row table:style-name="ro1">
          <table:table-cell office:value-type="string">
            <text:p>Crystal Polimentos</text:p>
          </table:table-cell>
          <table:table-cell office:value-type="string">
            <text:p>R. Doutor Zeferino, 65 - Fabrício, Uberaba - MG, 38065-270, Brazil</text:p>
          </table:table-cell>
          <table:table-cell office:value-type="string">
            <text:p>(34) 99632-7140</text:p>
          </table:table-cell>
        </table:table-row>
        <table:table-row table:style-name="ro1">
          <table:table-cell office:value-type="string">
            <text:p>Vale das Ervas - Produtos Naturais</text:p>
          </table:table-cell>
          <table:table-cell office:value-type="string">
            <text:p>R. Segismundo Mendes, 477 - Centro, Uberaba - MG, 38010-140, Brazil</text:p>
          </table:table-cell>
          <table:table-cell office:value-type="string">
            <text:p>(34) 99633-3903</text:p>
          </table:table-cell>
        </table:table-row>
        <table:table-row table:style-name="ro1">
          <table:table-cell office:value-type="string">
            <text:p>Helena Quitandas E Lanches</text:p>
          </table:table-cell>
          <table:table-cell office:value-type="string">
            <text:p>R: João Bernardes Silva, 196 - Luizote de Freitas, Uberlândia - MG, 38400-001, Brazil</text:p>
          </table:table-cell>
          <table:table-cell office:value-type="string">
            <text:p>(34) 99642-8439</text:p>
          </table:table-cell>
        </table:table-row>
        <table:table-row table:style-name="ro1">
          <table:table-cell office:value-type="string">
            <text:p>Udi Flora - Natural Products</text:p>
          </table:table-cell>
          <table:table-cell office:value-type="string">
            <text:p>Av. Floriano Peixoto, 452 - Centro, Uberlândia - MG, 38400-100, Brazil</text:p>
          </table:table-cell>
          <table:table-cell office:value-type="string">
            <text:p>(34) 99650-9998</text:p>
          </table:table-cell>
        </table:table-row>
        <table:table-row table:style-name="ro1">
          <table:table-cell office:value-type="string">
            <text:p>Frutage</text:p>
          </table:table-cell>
          <table:table-cell office:value-type="string">
            <text:p>R. Caetano Altafin, 255 - Pres. Roosevelt, Uberlândia - MG, 38401-212, Brazil</text:p>
          </table:table-cell>
          <table:table-cell office:value-type="string">
            <text:p>(34) 99653-7910</text:p>
          </table:table-cell>
        </table:table-row>
        <table:table-row table:style-name="ro1">
          <table:table-cell office:value-type="string">
            <text:p>EMPÓRIO SANTA EFIGÊNIA</text:p>
          </table:table-cell>
          <table:table-cell office:value-type="string">
            <text:p>R. João Esperidião, 350 - Abadia, Uberaba - MG, 38036-040, Brazil</text:p>
          </table:table-cell>
          <table:table-cell office:value-type="string">
            <text:p>(34) 99658-3411</text:p>
          </table:table-cell>
        </table:table-row>
        <table:table-row table:style-name="ro1">
          <table:table-cell office:value-type="string">
            <text:p>Sacolão Dia a Dia</text:p>
          </table:table-cell>
          <table:table-cell office:value-type="string">
            <text:p>R. Timbiras, 901 - Saraiva, Uberlândia - MG, 38408-418, Brazil</text:p>
          </table:table-cell>
          <table:table-cell office:value-type="string">
            <text:p>(34) 99662-2916</text:p>
          </table:table-cell>
        </table:table-row>
        <table:table-row table:style-name="ro1">
          <table:table-cell office:value-type="string">
            <text:p>Empório Mineiro</text:p>
          </table:table-cell>
          <table:table-cell office:value-type="string">
            <text:p>R. Porto Alegre - Santa Marta, Uberaba - MG, 38070-330, Brazil</text:p>
          </table:table-cell>
          <table:table-cell office:value-type="string">
            <text:p>(34) 99668-2863</text:p>
          </table:table-cell>
        </table:table-row>
        <table:table-row table:style-name="ro1">
          <table:table-cell office:value-type="string">
            <text:p>CESTA DE CHOCOLATE</text:p>
          </table:table-cell>
          <table:table-cell office:value-type="string">
            <text:p>R. Iguaçu, 405 - sala 5 - Marta Helena, Uberlândia - MG, 38402-047, Brazil</text:p>
          </table:table-cell>
          <table:table-cell office:value-type="string">
            <text:p>(34) 99677-0868</text:p>
          </table:table-cell>
        </table:table-row>
        <table:table-row table:style-name="ro1">
          <table:table-cell office:value-type="string">
            <text:p>Rei das Castanhas - Und. Uberlândia Shopping</text:p>
          </table:table-cell>
          <table:table-cell office:value-type="string">
            <text:p>Av. Paulo Gracindo, 15 - Morada da Colina, Uberlândia - MG, 38411-145, Brazil</text:p>
          </table:table-cell>
          <table:table-cell office:value-type="string">
            <text:p>(34) 99678-0100</text:p>
          </table:table-cell>
        </table:table-row>
        <table:table-row table:style-name="ro1">
          <table:table-cell office:value-type="string">
            <text:p>Aloe Vera Forever Company Uberaba</text:p>
          </table:table-cell>
          <table:table-cell office:value-type="string">
            <text:p>Av. Alberto Martins Fontoura Borges, 895 - São Benedito, Uberaba - MG, 38025-510, Brazil</text:p>
          </table:table-cell>
          <table:table-cell office:value-type="string">
            <text:p>(34) 99679-2116</text:p>
          </table:table-cell>
        </table:table-row>
        <table:table-row table:style-name="ro1">
          <table:table-cell office:value-type="string">
            <text:p>Açai + Uberaba</text:p>
          </table:table-cell>
          <table:table-cell office:value-type="string">
            <text:p>Av. Quinze de Novembro, 545 - Estados Unidos, Uberaba - MG, 38015-305, Brazil</text:p>
          </table:table-cell>
          <table:table-cell office:value-type="string">
            <text:p>(34) 99680-0446</text:p>
          </table:table-cell>
        </table:table-row>
        <table:table-row table:style-name="ro1">
          <table:table-cell office:value-type="string">
            <text:p>Grãos do Praia - Unidade Copacabana | Produtos Naturais &amp; Suplementos Alimentares.</text:p>
          </table:table-cell>
          <table:table-cell office:value-type="string">
            <text:p>Av. Liberdade, 290 - Copacabana, Uberlândia - MG, 38411-247, Brazil</text:p>
          </table:table-cell>
          <table:table-cell office:value-type="string">
            <text:p>(34) 99697-0040</text:p>
          </table:table-cell>
        </table:table-row>
        <table:table-row table:style-name="ro1">
          <table:table-cell office:value-type="string">
            <text:p>Lojas G Uberaba</text:p>
          </table:table-cell>
          <table:table-cell office:value-type="string">
            <text:p>Av. Leopoldino de Oliveira, n° 4333 - Centro, Uberaba - MG, 38060-000, Brazil</text:p>
          </table:table-cell>
          <table:table-cell office:value-type="string">
            <text:p>(34) 99723-5276</text:p>
          </table:table-cell>
        </table:table-row>
        <table:table-row table:style-name="ro1">
          <table:table-cell office:value-type="string">
            <text:p>Chácara Portal da Cristal</text:p>
          </table:table-cell>
          <table:table-cell office:value-type="string">
            <text:p>Rua H, 412 - Portal do sol, Uberaba - MG, 38075-134, Brazil</text:p>
          </table:table-cell>
          <table:table-cell office:value-type="string">
            <text:p>(34) 99768-2568</text:p>
          </table:table-cell>
        </table:table-row>
        <table:table-row table:style-name="ro1">
          <table:table-cell office:value-type="string">
            <text:p>Cristal Cereais</text:p>
          </table:table-cell>
          <table:table-cell office:value-type="string">
            <text:p>R. Piauí, 3066 - Custódio Pereira, Uberlândia - MG, 38405-244, Brazil</text:p>
          </table:table-cell>
          <table:table-cell office:value-type="string">
            <text:p>(34) 99794-9265</text:p>
          </table:table-cell>
        </table:table-row>
        <table:table-row table:style-name="ro1">
          <table:table-cell office:value-type="string">
            <text:p>Kold snow açaí</text:p>
          </table:table-cell>
          <table:table-cell office:value-type="string">
            <text:p>Av. Nenê Sabino, 1107 - Loja 02 - Olinda, Uberaba - MG, 38055-500, Brazil</text:p>
          </table:table-cell>
          <table:table-cell office:value-type="string">
            <text:p>(34) 99799-6155</text:p>
          </table:table-cell>
        </table:table-row>
        <table:table-row table:style-name="ro1">
          <table:table-cell office:value-type="string">
            <text:p>Cristal Garden</text:p>
          </table:table-cell>
          <table:table-cell office:value-type="string">
            <text:p>Av. Edilson Lamartine Mendes, 3 - Parque das Americas, Uberaba - MG, 38022-320, Brazil</text:p>
          </table:table-cell>
          <table:table-cell office:value-type="string">
            <text:p>(34) 99801-8025</text:p>
          </table:table-cell>
        </table:table-row>
        <table:table-row table:style-name="ro1">
          <table:table-cell office:value-type="string">
            <text:p>La Figueira</text:p>
          </table:table-cell>
          <table:table-cell office:value-type="string">
            <text:p>Av. Leopoldino de Oliveira, 3785 - Estados Unidos, Uberaba - MG, 38010-000, Brazil</text:p>
          </table:table-cell>
          <table:table-cell office:value-type="string">
            <text:p>(34) 99838-0809</text:p>
          </table:table-cell>
        </table:table-row>
        <table:table-row table:style-name="ro1">
          <table:table-cell office:value-type="string">
            <text:p>Empório Choperia e Petiscaria</text:p>
          </table:table-cell>
          <table:table-cell office:value-type="string">
            <text:p>Av. Leopoldino de Oliveira, 5100 - Loja 100 - Vila Olimpica, Uberaba - MG, 38060-000, Brazil</text:p>
          </table:table-cell>
          <table:table-cell office:value-type="string">
            <text:p>(34) 99859-3020</text:p>
          </table:table-cell>
        </table:table-row>
        <table:table-row table:style-name="ro1">
          <table:table-cell office:value-type="string">
            <text:p>Orgânicos Pachamama</text:p>
          </table:table-cell>
          <table:table-cell office:value-type="string">
            <text:p>Av. Getúlio Vargas, 445 - box 22 - Centro, Uberlândia - MG, 38400-299, Brazil</text:p>
          </table:table-cell>
          <table:table-cell office:value-type="string">
            <text:p>(34) 99861-5151</text:p>
          </table:table-cell>
        </table:table-row>
        <table:table-row table:style-name="ro1">
          <table:table-cell office:value-type="string">
            <text:p>Atacadão da Luva</text:p>
          </table:table-cell>
          <table:table-cell office:value-type="string">
            <text:p>Galeria Elias João - Av. Dr. Fidélis Réis, 481 - Centro, Uberaba - MG, 38010-030, Brazil</text:p>
          </table:table-cell>
          <table:table-cell office:value-type="string">
            <text:p>(34) 99862-1200</text:p>
          </table:table-cell>
        </table:table-row>
        <table:table-row table:style-name="ro1">
          <table:table-cell office:value-type="string">
            <text:p>Pro Bono Produtos Naturais</text:p>
          </table:table-cell>
          <table:table-cell office:value-type="string">
            <text:p>Av. Belarmino Cotta Pacheco, 969 - Santa Mônica, Uberlândia - MG, 38408-168, Brazil</text:p>
          </table:table-cell>
          <table:table-cell office:value-type="string">
            <text:p>(34) 99862-1516</text:p>
          </table:table-cell>
        </table:table-row>
        <table:table-row table:style-name="ro1">
          <table:table-cell office:value-type="string">
            <text:p>Botelho Rotisseria</text:p>
          </table:table-cell>
          <table:table-cell office:value-type="string">
            <text:p>R. Cândida Mendonça Bilharinho, 499 - Mercês, Uberaba - MG, 38060-150, Brazil</text:p>
          </table:table-cell>
          <table:table-cell office:value-type="string">
            <text:p>(34) 99864-1100</text:p>
          </table:table-cell>
        </table:table-row>
        <table:table-row table:style-name="ro1">
          <table:table-cell office:value-type="string">
            <text:p>Sabor da Polpa | Varejo e Atacado</text:p>
          </table:table-cell>
          <table:table-cell office:value-type="string">
            <text:p>Av. Seme Simão, 1700 - Loja 02 - Jardim Botânico, Uberlândia - MG, 38411-377, Brazil</text:p>
          </table:table-cell>
          <table:table-cell office:value-type="string">
            <text:p>(34) 99866-2042</text:p>
          </table:table-cell>
        </table:table-row>
        <table:table-row table:style-name="ro1">
          <table:table-cell office:value-type="string">
            <text:p>Natugrãosudi Produtos Naturais</text:p>
          </table:table-cell>
          <table:table-cell office:value-type="string">
            <text:p>R. do Advogado, 608 - Loja 4 - Jardim das Palmeiras, Uberlândia - MG, 38412-881, Brazil</text:p>
          </table:table-cell>
          <table:table-cell office:value-type="string">
            <text:p>(34) 99866-8483</text:p>
          </table:table-cell>
        </table:table-row>
        <table:table-row table:style-name="ro1">
          <table:table-cell office:value-type="string">
            <text:p>D'hama Armazém</text:p>
          </table:table-cell>
          <table:table-cell office:value-type="string">
            <text:p>Av. Tonico dos Santos, 727 - Jardim Induberaba, Uberaba - MG, 38040-000, Brazil</text:p>
          </table:table-cell>
          <table:table-cell office:value-type="string">
            <text:p>(34) 99878-5330</text:p>
          </table:table-cell>
        </table:table-row>
        <table:table-row table:style-name="ro1">
          <table:table-cell office:value-type="string">
            <text:p>Sabor da Fruta</text:p>
          </table:table-cell>
          <table:table-cell office:value-type="string">
            <text:p>Av. Nenê Sabino, 67 - Olinda, Uberaba - MG, 38055-500, Brazil</text:p>
          </table:table-cell>
          <table:table-cell office:value-type="string">
            <text:p>(34) 99886-9118</text:p>
          </table:table-cell>
        </table:table-row>
        <table:table-row table:style-name="ro1">
          <table:table-cell office:value-type="string">
            <text:p>ABC Atacado e Varejo - Av. Vasconcelos</text:p>
          </table:table-cell>
          <table:table-cell office:value-type="string">
            <text:p>Av. Vasconcelos Costa, 1523 - Osvaldo Rezende, Uberlândia - MG, 38400-452, Brazil</text:p>
          </table:table-cell>
          <table:table-cell office:value-type="string">
            <text:p>(34) 99913-3165</text:p>
          </table:table-cell>
        </table:table-row>
        <table:table-row table:style-name="ro1">
          <table:table-cell office:value-type="string">
            <text:p>CASA EUMÊNIDES</text:p>
          </table:table-cell>
          <table:table-cell office:value-type="string">
            <text:p>R. Barão de Camargos, 303 - Lídice, Uberlândia - MG, 38400-160, Brazil</text:p>
          </table:table-cell>
          <table:table-cell office:value-type="string">
            <text:p>(34) 99922-2010</text:p>
          </table:table-cell>
        </table:table-row>
        <table:table-row table:style-name="ro1">
          <table:table-cell office:value-type="string">
            <text:p>Castanha Rural</text:p>
          </table:table-cell>
          <table:table-cell office:value-type="string">
            <text:p>Al. José Salvador Silva, 480 - Jardim Holanda, Uberlândia - MG, 38412-864, Brazil</text:p>
          </table:table-cell>
          <table:table-cell office:value-type="string">
            <text:p>(34) 99925-2536</text:p>
          </table:table-cell>
        </table:table-row>
        <table:table-row table:style-name="ro1">
          <table:table-cell office:value-type="string">
            <text:p>Saborata - Paes Artesanais, Bolos e Antepastos</text:p>
          </table:table-cell>
          <table:table-cell office:value-type="string">
            <text:p>R. Cyro Avelino Franco, 82 - Jardim Karaíba, Uberlândia - MG, 38411-174, Brazil</text:p>
          </table:table-cell>
          <table:table-cell office:value-type="string">
            <text:p>(34) 99929-2625</text:p>
          </table:table-cell>
        </table:table-row>
        <table:table-row table:style-name="ro1">
          <table:table-cell office:value-type="string">
            <text:p>CAMALEOA BOULANGERIE</text:p>
          </table:table-cell>
          <table:table-cell office:value-type="string">
            <text:p>Av. Geraldo Abrão, 1650 - Loja 01 - Granada, Uberlândia - MG, 38408-760, Brazil</text:p>
          </table:table-cell>
          <table:table-cell office:value-type="string">
            <text:p>(34) 99938-1215</text:p>
          </table:table-cell>
        </table:table-row>
        <table:table-row table:style-name="ro1">
          <table:table-cell office:value-type="string">
            <text:p>Empório Carirí</text:p>
          </table:table-cell>
          <table:table-cell office:value-type="string">
            <text:p>R. Dr. Hildebrando Pontes, 74 - Mercês, Uberaba - MG, 38060-250, Brazil</text:p>
          </table:table-cell>
          <table:table-cell office:value-type="string">
            <text:p>(34) 99938-7460</text:p>
          </table:table-cell>
        </table:table-row>
        <table:table-row table:style-name="ro1">
          <table:table-cell office:value-type="string">
            <text:p>HL Alimentos - cogumelos, castanhas e temperos</text:p>
          </table:table-cell>
          <table:table-cell office:value-type="string">
            <text:p>R. São Francisco de Assis, 1238 - Vigilato Pereira, Uberlândia - MG, 38408-432, Brazil</text:p>
          </table:table-cell>
          <table:table-cell office:value-type="string">
            <text:p>(34) 99948-0297</text:p>
          </table:table-cell>
        </table:table-row>
        <table:table-row table:style-name="ro1">
          <table:table-cell office:value-type="string">
            <text:p>Emporio Lídice</text:p>
          </table:table-cell>
          <table:table-cell office:value-type="string">
            <text:p>R. Rio Preto, 202 - Lídice, Uberlândia - MG, 38400-090, Brazil</text:p>
          </table:table-cell>
          <table:table-cell office:value-type="string">
            <text:p>(34) 99966-1443</text:p>
          </table:table-cell>
        </table:table-row>
        <table:table-row table:style-name="ro1">
          <table:table-cell office:value-type="string">
            <text:p>Empório Castanhas &amp; Delícias</text:p>
          </table:table-cell>
          <table:table-cell office:value-type="string">
            <text:p>Av. Afonso Pena, 1476 - loja 03 - Nossa Sra. Aparecida, Uberlândia - MG, 38400-708, Brazil</text:p>
          </table:table-cell>
          <table:table-cell office:value-type="string">
            <text:p>(34) 99968-5051</text:p>
          </table:table-cell>
        </table:table-row>
        <table:table-row table:style-name="ro1">
          <table:table-cell office:value-type="string">
            <text:p>Simple Organic Uberaba</text:p>
          </table:table-cell>
          <table:table-cell office:value-type="string">
            <text:p>Shopping Uberaba - Av. Santa Beatriz da Silva, 1501 - São Benedito, Uberaba - MG, 38020-433, Brazil</text:p>
          </table:table-cell>
          <table:table-cell office:value-type="string">
            <text:p>(34) 99979-5369</text:p>
          </table:table-cell>
        </table:table-row>
        <table:table-row table:style-name="ro1">
          <table:table-cell office:value-type="string">
            <text:p>Empório Chá &amp; Café</text:p>
          </table:table-cell>
          <table:table-cell office:value-type="string">
            <text:p>Av. Dr. Laerte Vieira Gonçalves, 256 - Santa Mônica, Uberlândia - MG, 38408-176, Brazil</text:p>
          </table:table-cell>
          <table:table-cell office:value-type="string">
            <text:p>(34) 99995-1295</text:p>
          </table:table-cell>
        </table:table-row>
        <table:table-row table:style-name="ro1">
          <table:table-cell office:value-type="string">
            <text:p>Casa das Castanhas</text:p>
          </table:table-cell>
          <table:table-cell office:value-type="string">
            <text:p>Av. Bélgica, 1220 - Tibery, Uberlândia - MG, 38405-030, Brazil</text:p>
          </table:table-cell>
          <table:table-cell office:value-type="string">
            <text:p>(34) 99996-5998</text:p>
          </table:table-cell>
        </table:table-row>
        <table:table-row table:style-name="ro1">
          <table:table-cell office:value-type="string">
            <text:p>ARMAZÉM NATURAL</text:p>
          </table:table-cell>
          <table:table-cell office:value-type="string">
            <text:p>R. Dr. Belmiro Medeiros, 155 - Sao Goncalo Do Sapucai, São Gonçalo do Sapucaí - MG, 37490-000, Brazil</text:p>
          </table:table-cell>
          <table:table-cell office:value-type="string">
            <text:p>(35) 99242-5218</text:p>
          </table:table-cell>
        </table:table-row>
        <table:table-row table:style-name="ro1">
          <table:table-cell office:value-type="string">
            <text:p>Ponto de Equilíbrio</text:p>
          </table:table-cell>
          <table:table-cell office:value-type="string">
            <text:p>R. Antônio Carlos, 172 - São Gonçalo do Sapucaí, MG, 37490-000, Brazil</text:p>
          </table:table-cell>
          <table:table-cell office:value-type="string">
            <text:p>(35) 99250-0731</text:p>
          </table:table-cell>
        </table:table-row>
        <table:table-row table:style-name="ro1">
          <table:table-cell office:value-type="string">
            <text:p>ESPAÇO COBIANCHI - Produtos Naturais - São Gonçalo - MG</text:p>
          </table:table-cell>
          <table:table-cell office:value-type="string">
            <text:p>Praça Eugenio Horta - São Gonçalo do Sapucaí, MG, 37490-000, Brazil</text:p>
          </table:table-cell>
          <table:table-cell office:value-type="string">
            <text:p>(35) 99742-5161</text:p>
          </table:table-cell>
        </table:table-row>
        <table:table-row table:style-name="ro1">
          <table:table-cell office:value-type="string">
            <text:p>GRANEL TERRA VITTA</text:p>
          </table:table-cell>
          <table:table-cell office:value-type="string">
            <text:p>R. São José, 189B - Centro, São Gonçalo do Sapucaí - MG, 37490-000, Brazil</text:p>
          </table:table-cell>
          <table:table-cell office:value-type="string">
            <text:p>(35) 99945-1995</text:p>
          </table:table-cell>
        </table:table-row>
        <table:table-row table:style-name="ro1">
          <table:table-cell office:value-type="string">
            <text:p>QUEBRA NOZES MACADÂMIA DO BRASIL</text:p>
          </table:table-cell>
          <table:table-cell office:value-type="string">
            <text:p>R. Padre Vítor, 104 - Ozório Machado, Santa Rita do Sapucaí - MG, 37540-000, Brazil</text:p>
          </table:table-cell>
          <table:table-cell office:value-type="string">
            <text:p>(35) 99967-0796</text:p>
          </table:table-cell>
        </table:table-row>
        <table:table-row table:style-name="ro1">
          <table:table-cell office:value-type="string">
            <text:p>Apiário e produtos naturais Sítio Porto Velho</text:p>
          </table:table-cell>
          <table:table-cell office:value-type="string">
            <text:p>Beco 1, 362/402 - Iguatama, MG, 38910-000, Brazil</text:p>
          </table:table-cell>
          <table:table-cell office:value-type="string">
            <text:p>(37) 99111-5792</text:p>
          </table:table-cell>
        </table:table-row>
        <table:table-row table:style-name="ro1">
          <table:table-cell office:value-type="string">
            <text:p>Verde Mais Salada</text:p>
          </table:table-cell>
          <table:table-cell office:value-type="string">
            <text:p>R. Fernão Dias, 507 - Porto Velho, Divinópolis - MG, 35500-432, Brazil</text:p>
          </table:table-cell>
          <table:table-cell office:value-type="string">
            <text:p>(37) 99904-6077</text:p>
          </table:table-cell>
        </table:table-row>
        <table:table-row table:style-name="ro1">
          <table:table-cell office:value-type="string">
            <text:p>Floresta Orgânica</text:p>
          </table:table-cell>
          <table:table-cell office:value-type="string">
            <text:p>Av. do Contorno, 1727 - Floresta, Belo Horizonte - MG, 30110-005, Brazil</text:p>
          </table:table-cell>
          <table:table-cell office:value-type="string">
            <text:p>(38) 99142-4706</text:p>
          </table:table-cell>
        </table:table-row>
        <table:table-row table:style-name="ro1">
          <table:table-cell office:value-type="string">
            <text:p>Bem Integral Consumo Consciente</text:p>
          </table:table-cell>
          <table:table-cell office:value-type="string">
            <text:p>R. Dias da Rocha Filho, 740 - Alto da XV, Curitiba - PR, 80045-275, Brazil</text:p>
          </table:table-cell>
          <table:table-cell office:value-type="string">
            <text:p>(41) 98444-4456</text:p>
          </table:table-cell>
        </table:table-row>
        <table:table-row table:style-name="ro1">
          <table:table-cell office:value-type="string">
            <text:p>Empório de Caju</text:p>
          </table:table-cell>
          <table:table-cell office:value-type="string">
            <text:p>R. Rio Paraná, 1171 - Weissópolis, Pinhais - PR, 83322-310, Brazil</text:p>
          </table:table-cell>
          <table:table-cell office:value-type="string">
            <text:p>(41) 98479-7467</text:p>
          </table:table-cell>
        </table:table-row>
        <table:table-row table:style-name="ro1">
          <table:table-cell office:value-type="string">
            <text:p>Loja da Fábrica Erika Biscoitos Artesanais e Confeitaria Alemã</text:p>
          </table:table-cell>
          <table:table-cell office:value-type="string">
            <text:p>R. Prof. Milton Carneiro, 37 - Pilarzinho, Curitiba - PR, 80520-630, Brazil</text:p>
          </table:table-cell>
          <table:table-cell office:value-type="string">
            <text:p>(41) 98491-2473</text:p>
          </table:table-cell>
        </table:table-row>
        <table:table-row table:style-name="ro1">
          <table:table-cell office:value-type="string">
            <text:p>Feliz Orgânica</text:p>
          </table:table-cell>
          <table:table-cell office:value-type="string">
            <text:p>R. Dias da Rocha Filho, 740 - Alto da XV, Curitiba - PR, 80045-275, Brazil</text:p>
          </table:table-cell>
          <table:table-cell office:value-type="string">
            <text:p>(41) 98494-9878</text:p>
          </table:table-cell>
        </table:table-row>
        <table:table-row table:style-name="ro1">
          <table:table-cell office:value-type="string">
            <text:p>Escudeiro supermercado</text:p>
          </table:table-cell>
          <table:table-cell office:value-type="string">
            <text:p>Rua Victor Luiz Maganhoto, 605 - Uberaba, Curitiba - PR, 81590-340, Brazil</text:p>
          </table:table-cell>
          <table:table-cell office:value-type="string">
            <text:p>(41) 98504-5344</text:p>
          </table:table-cell>
        </table:table-row>
        <table:table-row table:style-name="ro1">
          <table:table-cell office:value-type="string">
            <text:p>Casa da Castanha</text:p>
          </table:table-cell>
          <table:table-cell office:value-type="string">
            <text:p>R. das Guianas, 280 - Centro, Pinhais - PR, 83320-210, Brazil</text:p>
          </table:table-cell>
          <table:table-cell office:value-type="string">
            <text:p>(41) 98749-1742</text:p>
          </table:table-cell>
        </table:table-row>
        <table:table-row table:style-name="ro1">
          <table:table-cell office:value-type="string">
            <text:p>Max Atacadista Hauer</text:p>
          </table:table-cell>
          <table:table-cell office:value-type="string">
            <text:p>Av. Mal. Floriano Peixoto, 5350 - Centro, Curitiba - PR, 81630-000, Brazil</text:p>
          </table:table-cell>
          <table:table-cell office:value-type="string">
            <text:p>(41) 98801-0753</text:p>
          </table:table-cell>
        </table:table-row>
        <table:table-row table:style-name="ro1">
          <table:table-cell office:value-type="string">
            <text:p>Empório Cajuína</text:p>
          </table:table-cell>
          <table:table-cell office:value-type="string">
            <text:p>R. Voluntários da Pátria, 233 - Centro, Curitiba - PR, 80020-000, Brazil</text:p>
          </table:table-cell>
          <table:table-cell office:value-type="string">
            <text:p>(41) 98816-8017</text:p>
          </table:table-cell>
        </table:table-row>
        <table:table-row table:style-name="ro1">
          <table:table-cell office:value-type="string">
            <text:p>Grão Caneca Produtos Saudáveis</text:p>
          </table:table-cell>
          <table:table-cell office:value-type="string">
            <text:p>Al. Júlia da Costa, 1845 - Loja 2 - Bigorrilho, Curitiba - PR, 80730-070, Brazil</text:p>
          </table:table-cell>
          <table:table-cell office:value-type="string">
            <text:p>(41) 98863-5780</text:p>
          </table:table-cell>
        </table:table-row>
        <table:table-row table:style-name="ro1">
          <table:table-cell office:value-type="string">
            <text:p>Empório Azeitona Eco</text:p>
          </table:table-cell>
          <table:table-cell office:value-type="string">
            <text:p>Empório Azeitona &amp; Co - R. Martim Afonso, 2910 - loja 12 - Bigorrilho, Curitiba - PR, 80730-030, Brazil</text:p>
          </table:table-cell>
          <table:table-cell office:value-type="string">
            <text:p>(41) 98903-2893</text:p>
          </table:table-cell>
        </table:table-row>
        <table:table-row table:style-name="ro1">
          <table:table-cell office:value-type="string">
            <text:p>Batel Gourmet Hortifruti e Empório</text:p>
          </table:table-cell>
          <table:table-cell office:value-type="string">
            <text:p>Av. Sete de Setembro, 4838 A - Batel, Curitiba - PR, 80240-000, Brazil</text:p>
          </table:table-cell>
          <table:table-cell office:value-type="string">
            <text:p>(41) 99109-3250</text:p>
          </table:table-cell>
        </table:table-row>
        <table:table-row table:style-name="ro1">
          <table:table-cell office:value-type="string">
            <text:p>Camomile Natural Emporium</text:p>
          </table:table-cell>
          <table:table-cell office:value-type="string">
            <text:p>Av. Brasília, 6724 - Novo Mundo, Curitiba - PR, 81020-010, Brazil</text:p>
          </table:table-cell>
          <table:table-cell office:value-type="string">
            <text:p>(41) 99111-6806</text:p>
          </table:table-cell>
        </table:table-row>
        <table:table-row table:style-name="ro1">
          <table:table-cell office:value-type="string">
            <text:p>Cristal Cell - Xv de Novembro Oficial</text:p>
          </table:table-cell>
          <table:table-cell office:value-type="string">
            <text:p>R. XV de Novembro, 219 - Centro, Curitiba - PR, 80020-310, Brazil</text:p>
          </table:table-cell>
          <table:table-cell office:value-type="string">
            <text:p>(41) 99113-3501</text:p>
          </table:table-cell>
        </table:table-row>
        <table:table-row table:style-name="ro1">
          <table:table-cell office:value-type="string">
            <text:p>Noz Moscada Produtos Naturais</text:p>
          </table:table-cell>
          <table:table-cell office:value-type="string">
            <text:p>R. Jorn. Rubéns Ávila, 333 - Administração Regional da Cidade Industrial de Curitiba, Curitiba - PR, 81460-219, Brazil</text:p>
          </table:table-cell>
          <table:table-cell office:value-type="string">
            <text:p>(41) 99128-9080</text:p>
          </table:table-cell>
        </table:table-row>
        <table:table-row table:style-name="ro1">
          <table:table-cell office:value-type="string">
            <text:p>Bananas Terra Nova</text:p>
          </table:table-cell>
          <table:table-cell office:value-type="string">
            <text:p>R. Eng. Júlio César de Souza Araújo, 220 - Cidade Industrial de Curitiba, Curitiba - PR, 81290-270, Brazil</text:p>
          </table:table-cell>
          <table:table-cell office:value-type="string">
            <text:p>(41) 99143-1476</text:p>
          </table:table-cell>
        </table:table-row>
        <table:table-row table:style-name="ro1">
          <table:table-cell office:value-type="string">
            <text:p>Ana Banana Hortifruti</text:p>
          </table:table-cell>
          <table:table-cell office:value-type="string">
            <text:p>em frente ao Shopping Sports - R. Francisco Derosso, 3559 - Xaxim, Curitiba - PR, 81720-235, Brazil</text:p>
          </table:table-cell>
          <table:table-cell office:value-type="string">
            <text:p>(41) 99149-9933</text:p>
          </table:table-cell>
        </table:table-row>
        <table:table-row table:style-name="ro1">
          <table:table-cell office:value-type="string">
            <text:p>Armazém Seu Luiz - Iguaçu</text:p>
          </table:table-cell>
          <table:table-cell office:value-type="string">
            <text:p>Av. Iguaçu, 481 - Rebouças, Curitiba - PR, 80230-020, Brazil</text:p>
          </table:table-cell>
          <table:table-cell office:value-type="string">
            <text:p>(41) 99164-2380</text:p>
          </table:table-cell>
        </table:table-row>
        <table:table-row table:style-name="ro1">
          <table:table-cell office:value-type="string">
            <text:p>Almendras Emporium - Sem Glúten</text:p>
          </table:table-cell>
          <table:table-cell office:value-type="string">
            <text:p>R. Nilo Peçanha, 1948 - Bom Retiro, Curitiba - PR, 80520-000, Brazil</text:p>
          </table:table-cell>
          <table:table-cell office:value-type="string">
            <text:p>(41) 99168-6678</text:p>
          </table:table-cell>
        </table:table-row>
        <table:table-row table:style-name="ro1">
          <table:table-cell office:value-type="string">
            <text:p>House of Pens - Shopping Crystal</text:p>
          </table:table-cell>
          <table:table-cell office:value-type="string">
            <text:p>R. Benjamin Lins, 730 - Piso L3 - Loja 342 - Batel, Curitiba - PR, 80420-000, Brazil</text:p>
          </table:table-cell>
          <table:table-cell office:value-type="string">
            <text:p>(41) 99169-3366</text:p>
          </table:table-cell>
        </table:table-row>
        <table:table-row table:style-name="ro1">
          <table:table-cell office:value-type="string">
            <text:p>Mazê Confeitaria</text:p>
          </table:table-cell>
          <table:table-cell office:value-type="string">
            <text:p>R. Maria Cacilda de Azevedo, 07 - Atuba, Curitiba - PR, 82860-410, Brazil</text:p>
          </table:table-cell>
          <table:table-cell office:value-type="string">
            <text:p>(41) 99173-7961</text:p>
          </table:table-cell>
        </table:table-row>
        <table:table-row table:style-name="ro1">
          <table:table-cell office:value-type="string">
            <text:p>Vercatto Boutique Saudável</text:p>
          </table:table-cell>
          <table:table-cell office:value-type="string">
            <text:p>Av. Sete de Setembro, 6234 - Seminário, Curitiba - PR, 80240-001, Brazil</text:p>
          </table:table-cell>
          <table:table-cell office:value-type="string">
            <text:p>(41) 99187-6234</text:p>
          </table:table-cell>
        </table:table-row>
        <table:table-row table:style-name="ro1">
          <table:table-cell office:value-type="string">
            <text:p>Ítalo Supermercados - Curitiba Cristo Rei</text:p>
          </table:table-cell>
          <table:table-cell office:value-type="string">
            <text:p>Av. São José, 1240 - Cristo Rei, Curitiba - PR, 80050-350, Brazil</text:p>
          </table:table-cell>
          <table:table-cell office:value-type="string">
            <text:p>(41) 99209-9784</text:p>
          </table:table-cell>
        </table:table-row>
        <table:table-row table:style-name="ro1">
          <table:table-cell office:value-type="string">
            <text:p>Vercatto Boutique Saudável Barigui</text:p>
          </table:table-cell>
          <table:table-cell office:value-type="string">
            <text:p>Rua Professor Francisco Basseti Júnior, 33 - Cascatinha, Curitiba - PR, 82025-280, Brazil</text:p>
          </table:table-cell>
          <table:table-cell office:value-type="string">
            <text:p>(41) 99212-6234</text:p>
          </table:table-cell>
        </table:table-row>
        <table:table-row table:style-name="ro1">
          <table:table-cell office:value-type="string">
            <text:p>Castanha Brasil Granel &amp; Cia.</text:p>
          </table:table-cell>
          <table:table-cell office:value-type="string">
            <text:p>Rua Alberico Flores Bueno, 789 - loja 10 - Bairro Alto, Curitiba - PR, 82840-070, Brazil</text:p>
          </table:table-cell>
          <table:table-cell office:value-type="string">
            <text:p>(41) 99238-0899</text:p>
          </table:table-cell>
        </table:table-row>
        <table:table-row table:style-name="ro1">
          <table:table-cell office:value-type="string">
            <text:p>Casa da Castanha - loja online</text:p>
          </table:table-cell>
          <table:table-cell office:value-type="string">
            <text:p>Rua Flórida, 182 - Barreirinha, Curitiba - PR, 82560-130, Brazil</text:p>
          </table:table-cell>
          <table:table-cell office:value-type="string">
            <text:p>(41) 99239-4809</text:p>
          </table:table-cell>
        </table:table-row>
        <table:table-row table:style-name="ro1">
          <table:table-cell office:value-type="string">
            <text:p>Requinte Produtos Naturais</text:p>
          </table:table-cell>
          <table:table-cell office:value-type="string">
            <text:p>R. Eunice Bettini Bartoszeck, 1870 - Uberaba, Curitiba - PR, 81590-180, Brazil</text:p>
          </table:table-cell>
          <table:table-cell office:value-type="string">
            <text:p>(41) 99283-8869</text:p>
          </table:table-cell>
        </table:table-row>
        <table:table-row table:style-name="ro1">
          <table:table-cell office:value-type="string">
            <text:p>Coolbox Orgânicos - Escritório</text:p>
          </table:table-cell>
          <table:table-cell office:value-type="string">
            <text:p>R. dos Funcionários, 144 - Cabral, Curitiba - PR, 80035-050, Brazil</text:p>
          </table:table-cell>
          <table:table-cell office:value-type="string">
            <text:p>(41) 99512-7980</text:p>
          </table:table-cell>
        </table:table-row>
        <table:table-row table:style-name="ro1">
          <table:table-cell office:value-type="string">
            <text:p>Taboão Mercado</text:p>
          </table:table-cell>
          <table:table-cell office:value-type="string">
            <text:p>R. Mário Mendes de Lara, 838 - Uberaba, Curitiba - PR, 81570-200, Brazil</text:p>
          </table:table-cell>
          <table:table-cell office:value-type="string">
            <text:p>(41) 99552-0580</text:p>
          </table:table-cell>
        </table:table-row>
        <table:table-row table:style-name="ro1">
          <table:table-cell office:value-type="string">
            <text:p>NeM Produtos Naturais</text:p>
          </table:table-cell>
          <table:table-cell office:value-type="string">
            <text:p>R. João Bettega, 1874 - Loja 02 - Portão, Curitiba - PR, 81070-001, Brazil</text:p>
          </table:table-cell>
          <table:table-cell office:value-type="string">
            <text:p>(41) 99588-6492</text:p>
          </table:table-cell>
        </table:table-row>
        <table:table-row table:style-name="ro1">
          <table:table-cell office:value-type="string">
            <text:p>Emporio 56 Mercado Municipal</text:p>
          </table:table-cell>
          <table:table-cell office:value-type="string">
            <text:p>Av. Sete de Setembro, 1865 - Centro, Curitiba - PR, 80060-070, Brazil</text:p>
          </table:table-cell>
          <table:table-cell office:value-type="string">
            <text:p>(41) 99605-6843</text:p>
          </table:table-cell>
        </table:table-row>
        <table:table-row table:style-name="ro1">
          <table:table-cell office:value-type="string">
            <text:p>Uniformes noz Company</text:p>
          </table:table-cell>
          <table:table-cell office:value-type="string">
            <text:p>R. Herecê Fernandes, 341 - Cidade Industrial de Curitiba, Curitiba - PR, 81450-710, Brazil</text:p>
          </table:table-cell>
          <table:table-cell office:value-type="string">
            <text:p>(41) 99615-9507</text:p>
          </table:table-cell>
        </table:table-row>
        <table:table-row table:style-name="ro1">
          <table:table-cell office:value-type="string">
            <text:p>Quero Nozes</text:p>
          </table:table-cell>
          <table:table-cell office:value-type="string">
            <text:p>Rua Édson Campos Matesich, 562 - Santa Felicidade, Curitiba - PR, 82410-370, Brazil</text:p>
          </table:table-cell>
          <table:table-cell office:value-type="string">
            <text:p>(41) 99625-3932</text:p>
          </table:table-cell>
        </table:table-row>
        <table:table-row table:style-name="ro1">
          <table:table-cell office:value-type="string">
            <text:p>EMPÓRIO ABBA MIX</text:p>
          </table:table-cell>
          <table:table-cell office:value-type="string">
            <text:p>R. da Paz, 683 - Alto da XV, Curitiba - PR, 80060-160, Brazil</text:p>
          </table:table-cell>
          <table:table-cell office:value-type="string">
            <text:p>(41) 99626-9521</text:p>
          </table:table-cell>
        </table:table-row>
        <table:table-row table:style-name="ro1">
          <table:table-cell office:value-type="string">
            <text:p>Sabores do Campo Castanhas, Farinhas e Creatinas no Atuba em Curitiba</text:p>
          </table:table-cell>
          <table:table-cell office:value-type="string">
            <text:p>Av. Mal. Mascarenhas de Moraes, 2251 - Atuba, Curitiba - PR, 82630-145, Brazil</text:p>
          </table:table-cell>
          <table:table-cell office:value-type="string">
            <text:p>(41) 99631-9361</text:p>
          </table:table-cell>
        </table:table-row>
        <table:table-row table:style-name="ro1">
          <table:table-cell office:value-type="string">
            <text:p>Broto da Terra</text:p>
          </table:table-cell>
          <table:table-cell office:value-type="string">
            <text:p>R. Reinaldo Pazello, 1713 - Santa Quiteria, Curitiba - PR, 80320-300, Brazil</text:p>
          </table:table-cell>
          <table:table-cell office:value-type="string">
            <text:p>(41) 99633-9146</text:p>
          </table:table-cell>
        </table:table-row>
        <table:table-row table:style-name="ro1">
          <table:table-cell office:value-type="string">
            <text:p>RV ATACADÃO RIO BRANCO DO SUL</text:p>
          </table:table-cell>
          <table:table-cell office:value-type="string">
            <text:p>R. Cel. Carlos Pioli, 98 - Rio Branco do Sul, PR, 83540-000, Brazil</text:p>
          </table:table-cell>
          <table:table-cell office:value-type="string">
            <text:p>(41) 99634-5460</text:p>
          </table:table-cell>
        </table:table-row>
        <table:table-row table:style-name="ro1">
          <table:table-cell office:value-type="string">
            <text:p>Merci Empório Batel - Cestas de presente em Curitiba, Vinhos, Cervejas, tábua de frios, Clube de vinhos</text:p>
          </table:table-cell>
          <table:table-cell office:value-type="string">
            <text:p>R. Des. Costa Carvalho, 255 - Batel, Curitiba - PR, 80440-210, Brazil</text:p>
          </table:table-cell>
          <table:table-cell office:value-type="string">
            <text:p>(41) 99666-3273</text:p>
          </table:table-cell>
        </table:table-row>
        <table:table-row table:style-name="ro1">
          <table:table-cell office:value-type="string">
            <text:p>Poise Natural</text:p>
          </table:table-cell>
          <table:table-cell office:value-type="string">
            <text:p>R. Morretes, 296 - Portão, Curitiba - PR, 80610-150, Brazil</text:p>
          </table:table-cell>
          <table:table-cell office:value-type="string">
            <text:p>(41) 99674-6300</text:p>
          </table:table-cell>
        </table:table-row>
        <table:table-row table:style-name="ro1">
          <table:table-cell office:value-type="string">
            <text:p>No Honey - Produtos Artesanais</text:p>
          </table:table-cell>
          <table:table-cell office:value-type="string">
            <text:p>R. Cel. Dulcídio, 625 - Batel, Curitiba - PR, 80420-170, Brazil</text:p>
          </table:table-cell>
          <table:table-cell office:value-type="string">
            <text:p>(41) 99707-4761</text:p>
          </table:table-cell>
        </table:table-row>
        <table:table-row table:style-name="ro1">
          <table:table-cell office:value-type="string">
            <text:p>Quintal das Ervas Curitiba</text:p>
          </table:table-cell>
          <table:table-cell office:value-type="string">
            <text:p>Av. Sete de Setembro, 3390 - Centro, Curitiba - PR, 80230-085, Brazil</text:p>
          </table:table-cell>
          <table:table-cell office:value-type="string">
            <text:p>(41) 99719-1243</text:p>
          </table:table-cell>
        </table:table-row>
        <table:table-row table:style-name="ro1">
          <table:table-cell office:value-type="string">
            <text:p>Empório Natural Curitiba</text:p>
          </table:table-cell>
          <table:table-cell office:value-type="string">
            <text:p>R. Alda Bassete Bertholdi, 2135 - casa 2 - Campo de Santana, Curitiba - PR, 81490-344, Brazil</text:p>
          </table:table-cell>
          <table:table-cell office:value-type="string">
            <text:p>(41) 99758-1658</text:p>
          </table:table-cell>
        </table:table-row>
        <table:table-row table:style-name="ro1">
          <table:table-cell office:value-type="string">
            <text:p>NOZ - Closet Compartilhado</text:p>
          </table:table-cell>
          <table:table-cell office:value-type="string">
            <text:p>Av. Sete de Setembro, 5811 - Batel, Curitiba - PR, 80250-205, Brazil</text:p>
          </table:table-cell>
          <table:table-cell office:value-type="string">
            <text:p>(41) 99777-4177</text:p>
          </table:table-cell>
        </table:table-row>
        <table:table-row table:style-name="ro1">
          <table:table-cell office:value-type="string">
            <text:p>Nação Orgânica</text:p>
          </table:table-cell>
          <table:table-cell office:value-type="string">
            <text:p>R. Santo Antônio, 718 - Rebouças, Curitiba - PR, 80230-120, Brazil</text:p>
          </table:table-cell>
          <table:table-cell office:value-type="string">
            <text:p>(41) 99782-3000</text:p>
          </table:table-cell>
        </table:table-row>
        <table:table-row table:style-name="ro1">
          <table:table-cell office:value-type="string">
            <text:p>Raízes e Folhas, Castanhas, Encapsulados, Chás, Farinhas especiais, Cereais, Integrais, vegano, sem glúten, sem lactose</text:p>
          </table:table-cell>
          <table:table-cell office:value-type="string">
            <text:p>Rua Visconde de Nácar, 1322 - Centro, Curitiba - PR, 80410-201, Brazil</text:p>
          </table:table-cell>
          <table:table-cell office:value-type="string">
            <text:p>(41) 99814-3375</text:p>
          </table:table-cell>
        </table:table-row>
        <table:table-row table:style-name="ro1">
          <table:table-cell office:value-type="string">
            <text:p>Empório Nhandecy</text:p>
          </table:table-cell>
          <table:table-cell office:value-type="string">
            <text:p>R. Paulo Graeser Sobrinho, 515 - São Francisco, Curitiba - PR, 80510-372, Brazil</text:p>
          </table:table-cell>
          <table:table-cell office:value-type="string">
            <text:p>(41) 99845-8073</text:p>
          </table:table-cell>
        </table:table-row>
        <table:table-row table:style-name="ro1">
          <table:table-cell office:value-type="string">
            <text:p>Castanha de Caju</text:p>
          </table:table-cell>
          <table:table-cell office:value-type="string">
            <text:p>Rua Sebastião Marcos Luiz, n° 1258 - Cajuru, Curitiba - PR, 82930-060, Brazil</text:p>
          </table:table-cell>
          <table:table-cell office:value-type="string">
            <text:p>(41) 99857-4432</text:p>
          </table:table-cell>
        </table:table-row>
        <table:table-row table:style-name="ro1">
          <table:table-cell office:value-type="string">
            <text:p>Quebra-nozes-Bolos &amp; Delícias</text:p>
          </table:table-cell>
          <table:table-cell office:value-type="string">
            <text:p>esquina com a fagundes varela - R. Prof. Lindolfo da Rocha Pombo, 483 - Bacacheri, Curitiba - PR, 82510-580, Brazil</text:p>
          </table:table-cell>
          <table:table-cell office:value-type="string">
            <text:p>(41) 99859-2728</text:p>
          </table:table-cell>
        </table:table-row>
        <table:table-row table:style-name="ro1">
          <table:table-cell office:value-type="string">
            <text:p>Sírius Orgânicos</text:p>
          </table:table-cell>
          <table:table-cell office:value-type="string">
            <text:p>R. da Paz, 608 - Centro, Curitiba - PR, 81870-050, Brazil</text:p>
          </table:table-cell>
          <table:table-cell office:value-type="string">
            <text:p>(41) 99861-1645</text:p>
          </table:table-cell>
        </table:table-row>
        <table:table-row table:style-name="ro1">
          <table:table-cell office:value-type="string">
            <text:p>Castanhas BACKER</text:p>
          </table:table-cell>
          <table:table-cell office:value-type="string">
            <text:p>Rua 24 de Maio, 275 - Centro, Curitiba - PR, 83323-060, Brazil</text:p>
          </table:table-cell>
          <table:table-cell office:value-type="string">
            <text:p>(41) 99861-2181</text:p>
          </table:table-cell>
        </table:table-row>
        <table:table-row table:style-name="ro1">
          <table:table-cell office:value-type="string">
            <text:p>Cereais Mistura Fina</text:p>
          </table:table-cell>
          <table:table-cell office:value-type="string">
            <text:p>Mercado Municipal de Curitiba - Av. Sete de Setembro, 1865 - Loja 17 - Centro, Curitiba - PR, 80060-070, Brazil</text:p>
          </table:table-cell>
          <table:table-cell office:value-type="string">
            <text:p>(41) 99880-9647</text:p>
          </table:table-cell>
        </table:table-row>
        <table:table-row table:style-name="ro1">
          <table:table-cell office:value-type="string">
            <text:p>Mercado Uberaba Mercearia e Loja do Davi</text:p>
          </table:table-cell>
          <table:table-cell office:value-type="string">
            <text:p>R. José Laurindo de Castro, 252 - Uberaba, Curitiba - PR, 81590-596, Brazil</text:p>
          </table:table-cell>
          <table:table-cell office:value-type="string">
            <text:p>(41) 99918-1377</text:p>
          </table:table-cell>
        </table:table-row>
        <table:table-row table:style-name="ro1">
          <table:table-cell office:value-type="string">
            <text:p>Lovely Sweet Pirulitos de Cristal</text:p>
          </table:table-cell>
          <table:table-cell office:value-type="string">
            <text:p>R. Gabirobas, 148 - Uberaba, Curitiba - PR, 81560-150, Brazil</text:p>
          </table:table-cell>
          <table:table-cell office:value-type="string">
            <text:p>(41) 99923-1066</text:p>
          </table:table-cell>
        </table:table-row>
        <table:table-row table:style-name="ro1">
          <table:table-cell office:value-type="string">
            <text:p>RioMar Pescados Vila Izabel</text:p>
          </table:table-cell>
          <table:table-cell office:value-type="string">
            <text:p>Rua Coronel Ottoni Maciel, 341 - Vila Izabel, Curitiba - PR, 80320-000, Brazil</text:p>
          </table:table-cell>
          <table:table-cell office:value-type="string">
            <text:p>(41) 99947-7393</text:p>
          </table:table-cell>
        </table:table-row>
        <table:table-row table:style-name="ro1">
          <table:table-cell office:value-type="string">
            <text:p>Requinte produtos naturais cajuru</text:p>
          </table:table-cell>
          <table:table-cell office:value-type="string">
            <text:p>R. Eng. Costa Barros, 1595 - Cajuru, Curitiba - PR, 81560-001, Brazil</text:p>
          </table:table-cell>
          <table:table-cell office:value-type="string">
            <text:p>(41) 99948-4524</text:p>
          </table:table-cell>
        </table:table-row>
        <table:table-row table:style-name="ro1">
          <table:table-cell office:value-type="string">
            <text:p>Empório Top Mix</text:p>
          </table:table-cell>
          <table:table-cell office:value-type="string">
            <text:p>Mercado Municipal de Curitiba, 1865 Loja 360 - Av. Sete de Setembro, 1865 - Loja 365 - Centro, Curitiba - PR, 80060-070, Brazil</text:p>
          </table:table-cell>
          <table:table-cell office:value-type="string">
            <text:p>(41) 99950-5456</text:p>
          </table:table-cell>
        </table:table-row>
        <table:table-row table:style-name="ro1">
          <table:table-cell office:value-type="string">
            <text:p>Le Fort Empório</text:p>
          </table:table-cell>
          <table:table-cell office:value-type="string">
            <text:p>R. Itatiaia, 915 - Portão, Curitiba - PR, 81070-100, Brazil</text:p>
          </table:table-cell>
          <table:table-cell office:value-type="string">
            <text:p>(41) 99966-8790</text:p>
          </table:table-cell>
        </table:table-row>
        <table:table-row table:style-name="ro1">
          <table:table-cell office:value-type="string">
            <text:p>Aroma Emporium</text:p>
          </table:table-cell>
          <table:table-cell office:value-type="string">
            <text:p>Tv. João Bonn, 54 - Centro Cívico, Curitiba - PR, 80540-300, Brazil</text:p>
          </table:table-cell>
          <table:table-cell office:value-type="string">
            <text:p>(41) 99999-5693</text:p>
          </table:table-cell>
        </table:table-row>
        <table:table-row table:style-name="ro1">
          <table:table-cell office:value-type="string">
            <text:p>Chácara Flor e Ser</text:p>
          </table:table-cell>
          <table:table-cell office:value-type="string">
            <text:p>R. Eduardo Sprada, 3509 - Campo Comprido, Curitiba - PR, 81210-370, Brazil</text:p>
          </table:table-cell>
          <table:table-cell office:value-type="string">
            <text:p>(41) 99999-8140</text:p>
          </table:table-cell>
        </table:table-row>
        <table:table-row table:style-name="ro1">
          <table:table-cell office:value-type="string">
            <text:p>CARAVELHA</text:p>
          </table:table-cell>
          <table:table-cell office:value-type="string">
            <text:p>R. Nassib Haddad, 289 - Zona 05, Maringá - PR, 87015-270, Brazil</text:p>
          </table:table-cell>
          <table:table-cell office:value-type="string">
            <text:p>(44) 92002-6201</text:p>
          </table:table-cell>
        </table:table-row>
        <table:table-row table:style-name="ro1">
          <table:table-cell office:value-type="string">
            <text:p>Empório Rio Branco - Casa de Pesca, Caça e Lazer</text:p>
          </table:table-cell>
          <table:table-cell office:value-type="string">
            <text:p>Av. Rio Branco - Em Frente a - Praça Ver. João Alberto Cardoso, 1237 - Ouro Verde, Sarandi - PR, 87114-156, Brazil</text:p>
          </table:table-cell>
          <table:table-cell office:value-type="string">
            <text:p>(44) 98803-0202</text:p>
          </table:table-cell>
        </table:table-row>
        <table:table-row table:style-name="ro1">
          <table:table-cell office:value-type="string">
            <text:p>Empório Rio Branco Conveniência</text:p>
          </table:table-cell>
          <table:table-cell office:value-type="string">
            <text:p>Av. Rio Branco, 1237 - Sala 01 - Jardim Ouro Verde III, Sarandi - PR, 87114-156, Brazil</text:p>
          </table:table-cell>
          <table:table-cell office:value-type="string">
            <text:p>(44) 98803-8803</text:p>
          </table:table-cell>
        </table:table-row>
        <table:table-row table:style-name="ro1">
          <table:table-cell office:value-type="string">
            <text:p>Maringá Orgânicos</text:p>
          </table:table-cell>
          <table:table-cell office:value-type="string">
            <text:p>Copacabana Res., Maringá - PR, Brazil</text:p>
          </table:table-cell>
          <table:table-cell office:value-type="string">
            <text:p>(44) 98806-4619</text:p>
          </table:table-cell>
        </table:table-row>
        <table:table-row table:style-name="ro1">
          <table:table-cell office:value-type="string">
            <text:p>CAR CLUB NOZES</text:p>
          </table:table-cell>
          <table:table-cell office:value-type="string">
            <text:p>Av. Prudente de Morais, 493 - CENTRO, Maringá - PR, 87020-010, Brazil</text:p>
          </table:table-cell>
          <table:table-cell office:value-type="string">
            <text:p>(44) 98811-5771</text:p>
          </table:table-cell>
        </table:table-row>
        <table:table-row table:style-name="ro1">
          <table:table-cell office:value-type="string">
            <text:p>Pirulitos Lua de Cristal</text:p>
          </table:table-cell>
          <table:table-cell office:value-type="string">
            <text:p>Av. São Paulo, 2726 - Vila Bosque, Maringá - PR, 87005-040, Brazil</text:p>
          </table:table-cell>
          <table:table-cell office:value-type="string">
            <text:p>(44) 98826-0410</text:p>
          </table:table-cell>
        </table:table-row>
        <table:table-row table:style-name="ro1">
          <table:table-cell office:value-type="string">
            <text:p>Estevam's</text:p>
          </table:table-cell>
          <table:table-cell office:value-type="string">
            <text:p>Av. Bento Munhoz da Rocha Neto, 499 - Zona 7, Maringá - PR, 87010-000, Brazil</text:p>
          </table:table-cell>
          <table:table-cell office:value-type="string">
            <text:p>(44) 98868-4179</text:p>
          </table:table-cell>
        </table:table-row>
        <table:table-row table:style-name="ro1">
          <table:table-cell office:value-type="string">
            <text:p>Tieme Castanha Personal Organizer - Maringá e Região</text:p>
          </table:table-cell>
          <table:table-cell office:value-type="string">
            <text:p>Av. Pioneiro Antônio Franco de Morais, 1046 - Jardim Brasil, Maringá - PR, 87083-260, Brazil</text:p>
          </table:table-cell>
          <table:table-cell office:value-type="string">
            <text:p>(44) 99103-1949</text:p>
          </table:table-cell>
        </table:table-row>
        <table:table-row table:style-name="ro1">
          <table:table-cell office:value-type="string">
            <text:p>+ Saúde Produtos Naturais</text:p>
          </table:table-cell>
          <table:table-cell office:value-type="string">
            <text:p>Av. Carmen Miranda, 1639 - Conj. Res. Cidade Alta, Maringá - PR, 87053-000, Brazil</text:p>
          </table:table-cell>
          <table:table-cell office:value-type="string">
            <text:p>(44) 99119-3329</text:p>
          </table:table-cell>
        </table:table-row>
        <table:table-row table:style-name="ro1">
          <table:table-cell office:value-type="string">
            <text:p>Natureba Bistrô</text:p>
          </table:table-cell>
          <table:table-cell office:value-type="string">
            <text:p>R. Silva Jardim, 543 - Centro, Maringá - PR, 87013-010, Brazil</text:p>
          </table:table-cell>
          <table:table-cell office:value-type="string">
            <text:p>(44) 99124-2280</text:p>
          </table:table-cell>
        </table:table-row>
        <table:table-row table:style-name="ro1">
          <table:table-cell office:value-type="string">
            <text:p>Mâni Produtos Naturais</text:p>
          </table:table-cell>
          <table:table-cell office:value-type="string">
            <text:p>Av. Tiradentes, 1124 - 3 - Centro, Maringá - PR, 87013-260, Brazil</text:p>
          </table:table-cell>
          <table:table-cell office:value-type="string">
            <text:p>(44) 99128-3717</text:p>
          </table:table-cell>
        </table:table-row>
        <table:table-row table:style-name="ro1">
          <table:table-cell office:value-type="string">
            <text:p>Sitio Orgânicos Friedrich - Loja de Alimentos Orgânicos</text:p>
          </table:table-cell>
          <table:table-cell office:value-type="string">
            <text:p>Av. Cerro Azul, 766 - Zona 2, Maringá - PR, 87010-000, Brazil</text:p>
          </table:table-cell>
          <table:table-cell office:value-type="string">
            <text:p>(44) 99144-2828</text:p>
          </table:table-cell>
        </table:table-row>
        <table:table-row table:style-name="ro1">
          <table:table-cell office:value-type="string">
            <text:p>Di Frans Café</text:p>
          </table:table-cell>
          <table:table-cell office:value-type="string">
            <text:p>Av. Monteiro Lobato, 169 - Zona 08, Maringá - PR, 87050-280, Brazil</text:p>
          </table:table-cell>
          <table:table-cell office:value-type="string">
            <text:p>(44) 99163-3052</text:p>
          </table:table-cell>
        </table:table-row>
        <table:table-row table:style-name="ro1">
          <table:table-cell office:value-type="string">
            <text:p>MM CASTANHA</text:p>
          </table:table-cell>
          <table:table-cell office:value-type="string">
            <text:p>R. Aguapé, 371 - Casa 11 - Chácaras Tubalina e Quartel, Uberlândia - MG, 38413-288, Brazil</text:p>
          </table:table-cell>
          <table:table-cell office:value-type="string">
            <text:p>(44) 99165-8327</text:p>
          </table:table-cell>
        </table:table-row>
        <table:table-row table:style-name="ro1">
          <table:table-cell office:value-type="string">
            <text:p>NÓBLIS ALIMENTOS SELECIONADOS</text:p>
          </table:table-cell>
          <table:table-cell office:value-type="string">
            <text:p>Av. Joaquim Duarte Moleirinho, 4678 - Maringá, PR, 87060-472, Brazil</text:p>
          </table:table-cell>
          <table:table-cell office:value-type="string">
            <text:p>(44) 99181-9644</text:p>
          </table:table-cell>
        </table:table-row>
        <table:table-row table:style-name="ro1">
          <table:table-cell office:value-type="string">
            <text:p>Cristal</text:p>
          </table:table-cell>
          <table:table-cell office:value-type="string">
            <text:p>Av. Cerro Azul, 1371B - Jardim Novo Horizonte, Maringá - PR, 87010-055, Brazil</text:p>
          </table:table-cell>
          <table:table-cell office:value-type="string">
            <text:p>(44) 99760-3231</text:p>
          </table:table-cell>
        </table:table-row>
        <table:table-row table:style-name="ro1">
          <table:table-cell office:value-type="string">
            <text:p>Estamparia Cristal</text:p>
          </table:table-cell>
          <table:table-cell office:value-type="string">
            <text:p>Av. Pioneiro Antônio Fernandes Maciel, 94 - Jardim Paraiso, Maringá - PR, 87053-018, Brazil</text:p>
          </table:table-cell>
          <table:table-cell office:value-type="string">
            <text:p>(44) 99802-8756</text:p>
          </table:table-cell>
        </table:table-row>
        <table:table-row table:style-name="ro1">
          <table:table-cell office:value-type="string">
            <text:p>Le Lidô Essências</text:p>
          </table:table-cell>
          <table:table-cell office:value-type="string">
            <text:p>Av. Dona Sophia Rasgulaeff, 2576 - sobre loja - Jardim Oasis, Maringá - PR, 87047-010, Brazil</text:p>
          </table:table-cell>
          <table:table-cell office:value-type="string">
            <text:p>(44) 99803-6000</text:p>
          </table:table-cell>
        </table:table-row>
        <table:table-row table:style-name="ro1">
          <table:table-cell office:value-type="string">
            <text:p>Inga Leve Produtos Naturais</text:p>
          </table:table-cell>
          <table:table-cell office:value-type="string">
            <text:p>Av. Mandacaru, 2327 - sala 02 - Parque das Laranjeiras, Maringá - PR, 87083-240, Brazil</text:p>
          </table:table-cell>
          <table:table-cell office:value-type="string">
            <text:p>(44) 99807-3306</text:p>
          </table:table-cell>
        </table:table-row>
        <table:table-row table:style-name="ro1">
          <table:table-cell office:value-type="string">
            <text:p>Casa Grassi Orgânicos</text:p>
          </table:table-cell>
          <table:table-cell office:value-type="string">
            <text:p>Av. Humaitá, 451 - Zona 04, Maringá - PR, 87014-200, Brazil</text:p>
          </table:table-cell>
          <table:table-cell office:value-type="string">
            <text:p>(44) 99810-5523</text:p>
          </table:table-cell>
        </table:table-row>
        <table:table-row table:style-name="ro1">
          <table:table-cell office:value-type="string">
            <text:p>Nutty Bavarian Castanhas Glaceadas Shopping Maringa Park</text:p>
          </table:table-cell>
          <table:table-cell office:value-type="string">
            <text:p>Shopping Maringá Park - Av. São Paulo, 1099 - Loja Piso 1 - Centro, Maringá - PR, 87013-040, Brazil</text:p>
          </table:table-cell>
          <table:table-cell office:value-type="string">
            <text:p>(44) 99812-3389</text:p>
          </table:table-cell>
        </table:table-row>
        <table:table-row table:style-name="ro1">
          <table:table-cell office:value-type="string">
            <text:p>Nutty Bavarian Maringa</text:p>
          </table:table-cell>
          <table:table-cell office:value-type="string">
            <text:p>Shopping Avenida Center - Av. São Paulo, 743 - Loja B-002l - Centro, Maringá - PR, 87020-035, Brazil</text:p>
          </table:table-cell>
          <table:table-cell office:value-type="string">
            <text:p>(44) 99812-3389</text:p>
          </table:table-cell>
        </table:table-row>
        <table:table-row table:style-name="ro1">
          <table:table-cell office:value-type="string">
            <text:p>Bem Bom ATACADISTA</text:p>
          </table:table-cell>
          <table:table-cell office:value-type="string">
            <text:p>Av. Carlos Correa Borges, 1807 - Borba gato, Maringá - PR, 87060-000, Brazil</text:p>
          </table:table-cell>
          <table:table-cell office:value-type="string">
            <text:p>(44) 99815-0183</text:p>
          </table:table-cell>
        </table:table-row>
        <table:table-row table:style-name="ro1">
          <table:table-cell office:value-type="string">
            <text:p>DIVINA CASTANHA</text:p>
          </table:table-cell>
          <table:table-cell office:value-type="string">
            <text:p>R. Mieko Imai da Silva, 304 - Parque Avenida, Maringá - PR, 87025-640, Brazil</text:p>
          </table:table-cell>
          <table:table-cell office:value-type="string">
            <text:p>(44) 99821-3770</text:p>
          </table:table-cell>
        </table:table-row>
        <table:table-row table:style-name="ro1">
          <table:table-cell office:value-type="string">
            <text:p>Vila Verde - Empório Natural</text:p>
          </table:table-cell>
          <table:table-cell office:value-type="string">
            <text:p>Av. Tamandaré, 843 - loja 4 - Zona 01, Maringá - PR, 87013-210, Brazil</text:p>
          </table:table-cell>
          <table:table-cell office:value-type="string">
            <text:p>(44) 99838-2597</text:p>
          </table:table-cell>
        </table:table-row>
        <table:table-row table:style-name="ro1">
          <table:table-cell office:value-type="string">
            <text:p>Miss Store Maringá - Atacado e Varejo</text:p>
          </table:table-cell>
          <table:table-cell office:value-type="string">
            <text:p>Av. Herval, 401 - Centro - Zona 01, Maringá - PR, 87013-110, Brazil</text:p>
          </table:table-cell>
          <table:table-cell office:value-type="string">
            <text:p>(44) 99877-8814</text:p>
          </table:table-cell>
        </table:table-row>
        <table:table-row table:style-name="ro1">
          <table:table-cell office:value-type="string">
            <text:p>Cristal Blond</text:p>
          </table:table-cell>
          <table:table-cell office:value-type="string">
            <text:p>R. Ver. Basílio Sautchuk, 291 - Zone 1, Maringá - PR, 87013-060, Brazil</text:p>
          </table:table-cell>
          <table:table-cell office:value-type="string">
            <text:p>(44) 99887-9337</text:p>
          </table:table-cell>
        </table:table-row>
        <table:table-row table:style-name="ro1">
          <table:table-cell office:value-type="string">
            <text:p>palmeriano brasil</text:p>
          </table:table-cell>
          <table:table-cell office:value-type="string">
            <text:p>Av. Herval, 1250 - Zona 7, Maringá - PR, 87030-090, Brazil</text:p>
          </table:table-cell>
          <table:table-cell office:value-type="string">
            <text:p>(44) 99922-1333</text:p>
          </table:table-cell>
        </table:table-row>
        <table:table-row table:style-name="ro1">
          <table:table-cell office:value-type="string">
            <text:p>Armazém dos Alimentos Orgânicos &amp; Agroecológicos - Naturinga</text:p>
          </table:table-cell>
          <table:table-cell office:value-type="string">
            <text:p>R. Corypheu de Azevedo Marques, 292 - Vila Santo Antonio, Maringá - PR, 87030-250, Brazil</text:p>
          </table:table-cell>
          <table:table-cell office:value-type="string">
            <text:p>(44) 99944-3183</text:p>
          </table:table-cell>
        </table:table-row>
        <table:table-row table:style-name="ro1">
          <table:table-cell office:value-type="string">
            <text:p>Temperos &amp; Saúde Produtos Naturais</text:p>
          </table:table-cell>
          <table:table-cell office:value-type="string">
            <text:p>Av. Pedro Taques, 3584 - Loteamento Sumaré, Maringá - PR, 87035-376, Brazil</text:p>
          </table:table-cell>
          <table:table-cell office:value-type="string">
            <text:p>(44) 99950-0357</text:p>
          </table:table-cell>
        </table:table-row>
        <table:table-row table:style-name="ro1">
          <table:table-cell office:value-type="string">
            <text:p>Empório Sorrechi</text:p>
          </table:table-cell>
          <table:table-cell office:value-type="string">
            <text:p>R. Néo Alves Martins, 790 - Vila Operária, Maringá - PR, 87050-110, Brazil</text:p>
          </table:table-cell>
          <table:table-cell office:value-type="string">
            <text:p>(44) 99950-9182</text:p>
          </table:table-cell>
        </table:table-row>
        <table:table-row table:style-name="ro1">
          <table:table-cell office:value-type="string">
            <text:p>Maringá Cristais e Óleos Essenciais ​ ​ Místicos , Esotéricos e Religiosos</text:p>
          </table:table-cell>
          <table:table-cell office:value-type="string">
            <text:p>Av. Duque de caxias , 882 - Sala 9 Térreo Edifício New Tower - Zona 1, Maringá - PR, 87020-025, Brazil</text:p>
          </table:table-cell>
          <table:table-cell office:value-type="string">
            <text:p>(44) 99958-3102</text:p>
          </table:table-cell>
        </table:table-row>
        <table:table-row table:style-name="ro1">
          <table:table-cell office:value-type="string">
            <text:p>Caju - Vestuário Feminino</text:p>
          </table:table-cell>
          <table:table-cell office:value-type="string">
            <text:p>R. Ruy Celidônio, 115 - jd do carmo, Maringá - PR, 87070-812, Brazil</text:p>
          </table:table-cell>
          <table:table-cell office:value-type="string">
            <text:p>(44) 99962-7345</text:p>
          </table:table-cell>
        </table:table-row>
        <table:table-row table:style-name="ro1">
          <table:table-cell office:value-type="string">
            <text:p>Armazém Da Nutri</text:p>
          </table:table-cell>
          <table:table-cell office:value-type="string">
            <text:p>Av. Guaiapó, 1881 - Bom Jardim, Maringá - PR, 87043-702, Brazil</text:p>
          </table:table-cell>
          <table:table-cell office:value-type="string">
            <text:p>(44) 99963-1757</text:p>
          </table:table-cell>
        </table:table-row>
        <table:table-row table:style-name="ro1">
          <table:table-cell office:value-type="string">
            <text:p>Tangerina hortifruti</text:p>
          </table:table-cell>
          <table:table-cell office:value-type="string">
            <text:p>Av. Londrina, 903 - Zona 08, Maringá - PR, 87050-730, Brazil</text:p>
          </table:table-cell>
          <table:table-cell office:value-type="string">
            <text:p>(44) 99968-5050</text:p>
          </table:table-cell>
        </table:table-row>
        <table:table-row table:style-name="ro1">
          <table:table-cell office:value-type="string">
            <text:p>Simple Fit - Produtos Naturais - Maringá</text:p>
          </table:table-cell>
          <table:table-cell office:value-type="string">
            <text:p>Av. Prudente de Morais, 695 - Zona 7, Maringá - PR, 87020-010, Brazil</text:p>
          </table:table-cell>
          <table:table-cell office:value-type="string">
            <text:p>(44) 99989-4377</text:p>
          </table:table-cell>
        </table:table-row>
        <table:table-row table:style-name="ro1">
          <table:table-cell office:value-type="string">
            <text:p>Moinho Maringá Produtos Naturais</text:p>
          </table:table-cell>
          <table:table-cell office:value-type="string">
            <text:p>Av. Dr. Alexandre Rasgulaeff, 1120 - Jardim Alvorada, Maringá - PR, 87023-060, Brazil</text:p>
          </table:table-cell>
          <table:table-cell office:value-type="string">
            <text:p>(44) 99997-6083</text:p>
          </table:table-cell>
        </table:table-row>
        <table:table-row table:style-name="ro1">
          <table:table-cell office:value-type="string">
            <text:p>Lista Presente</text:p>
          </table:table-cell>
          <table:table-cell office:value-type="string">
            <text:p>Pioneiro - R. Pioneira Victalina Delfante Castanha - Castanho, Maringá - PR, 87060-666, Brazil</text:p>
          </table:table-cell>
          <table:table-cell office:value-type="string">
            <text:p>(44) 99998-7782</text:p>
          </table:table-cell>
        </table:table-row>
        <table:table-row table:style-name="ro1">
          <table:table-cell office:value-type="string">
            <text:p>Mercado Falls Mix</text:p>
          </table:table-cell>
          <table:table-cell office:value-type="string">
            <text:p>R. Xavier da Silva, 690 - Centro, Foz do Iguaçu - PR, 85851-180, Brazil</text:p>
          </table:table-cell>
          <table:table-cell office:value-type="string">
            <text:p>(45) 98416-4009</text:p>
          </table:table-cell>
        </table:table-row>
        <table:table-row table:style-name="ro1">
          <table:table-cell office:value-type="string">
            <text:p>Margherita Temperos</text:p>
          </table:table-cell>
          <table:table-cell office:value-type="string">
            <text:p>R. Oswaldo Cruz, 1131 - Vila Portes, Foz do Iguaçu - PR, 85865-155, Brazil</text:p>
          </table:table-cell>
          <table:table-cell office:value-type="string">
            <text:p>(45) 98805-3220</text:p>
          </table:table-cell>
        </table:table-row>
        <table:table-row table:style-name="ro1">
          <table:table-cell office:value-type="string">
            <text:p>Mônaco Atacado</text:p>
          </table:table-cell>
          <table:table-cell office:value-type="string">
            <text:p>R. Cruz e Souza, 192 - Vila Portes, Foz do Iguaçu - PR, 85865-070, Brazil</text:p>
          </table:table-cell>
          <table:table-cell office:value-type="string">
            <text:p>(45) 98827-0423</text:p>
          </table:table-cell>
        </table:table-row>
        <table:table-row table:style-name="ro1">
          <table:table-cell office:value-type="string">
            <text:p>Divina Terra Foz do Iguaçu</text:p>
          </table:table-cell>
          <table:table-cell office:value-type="string">
            <text:p>R. Mal. Floriano Peixoto, 1432 - Centro, Foz do Iguaçu - PR, 85851-020, Brazil</text:p>
          </table:table-cell>
          <table:table-cell office:value-type="string">
            <text:p>(45) 99107-4718</text:p>
          </table:table-cell>
        </table:table-row>
        <table:table-row table:style-name="ro1">
          <table:table-cell office:value-type="string">
            <text:p>Traz Barato Foz do Iguacu</text:p>
          </table:table-cell>
          <table:table-cell office:value-type="string">
            <text:p>natal graciotin,500 - Ac. Três Fronteiras - Foz do Iguaçu, PR, 85855-588, Brazil</text:p>
          </table:table-cell>
          <table:table-cell office:value-type="string">
            <text:p>(45) 99112-2919</text:p>
          </table:table-cell>
        </table:table-row>
        <table:table-row table:style-name="ro1">
          <table:table-cell office:value-type="string">
            <text:p>Superdia Atacado - Foz do Iguaçu</text:p>
          </table:table-cell>
          <table:table-cell office:value-type="string">
            <text:p>Av. Costa e Silva, S/N - Foz do Iguaçu, PR, 85863-762, Brazil</text:p>
          </table:table-cell>
          <table:table-cell office:value-type="string">
            <text:p>(45) 99112-6122</text:p>
          </table:table-cell>
        </table:table-row>
        <table:table-row table:style-name="ro1">
          <table:table-cell office:value-type="string">
            <text:p>Mercado Vanguarda</text:p>
          </table:table-cell>
          <table:table-cell office:value-type="string">
            <text:p>R. Sérgio Gaspareto, 768 - Parque Res. Morumbi III, Foz do Iguaçu - PR, 85859-560, Brazil</text:p>
          </table:table-cell>
          <table:table-cell office:value-type="string">
            <text:p>(45) 99114-7428</text:p>
          </table:table-cell>
        </table:table-row>
        <table:table-row table:style-name="ro1">
          <table:table-cell office:value-type="string">
            <text:p>Lingerie em Foz do Iguaçu - Atacado Lingerie Vila A</text:p>
          </table:table-cell>
          <table:table-cell office:value-type="string">
            <text:p>Av. Silvio Américo Sasdelli, 1708 - SL3 - Vila A, Foz do Iguaçu - PR, 85866-000, Brazil</text:p>
          </table:table-cell>
          <table:table-cell office:value-type="string">
            <text:p>(45) 99119-0526</text:p>
          </table:table-cell>
        </table:table-row>
        <table:table-row table:style-name="ro1">
          <table:table-cell office:value-type="string">
            <text:p>Chácara das Palmeiras</text:p>
          </table:table-cell>
          <table:table-cell office:value-type="string">
            <text:p>Unamed road Alto da - R. Boa Vista - Alvorada do Iguaçu, Foz do Iguaçu - PR, 85858-060, Brazil</text:p>
          </table:table-cell>
          <table:table-cell office:value-type="string">
            <text:p>(45) 99126-1947</text:p>
          </table:table-cell>
        </table:table-row>
        <table:table-row table:style-name="ro1">
          <table:table-cell office:value-type="string">
            <text:p>Empório da Casa</text:p>
          </table:table-cell>
          <table:table-cell office:value-type="string">
            <text:p>Av. República Argentina, 2601 - Jardim Tarobá, Foz do Iguaçu - PR, 85857-188, Brazil</text:p>
          </table:table-cell>
          <table:table-cell office:value-type="string">
            <text:p>(45) 99127-8292</text:p>
          </table:table-cell>
        </table:table-row>
        <table:table-row table:style-name="ro1">
          <table:table-cell office:value-type="string">
            <text:p>Produtos Naturais Foz do Iguaçu l Loja de Produtos Naturais l Fitoterápicos l Vivaz Produtos Naturais</text:p>
          </table:table-cell>
          <table:table-cell office:value-type="string">
            <text:p>Av. Mario Filho, 1.747 - Sala 01 - Parque Res. Morumbi, Foz do Iguaçu - PR, 85858-440, Brazil</text:p>
          </table:table-cell>
          <table:table-cell office:value-type="string">
            <text:p>(45) 99131-0101</text:p>
          </table:table-cell>
        </table:table-row>
        <table:table-row table:style-name="ro1">
          <table:table-cell office:value-type="string">
            <text:p>Palácio dos Temperos e Produtos Naturais</text:p>
          </table:table-cell>
          <table:table-cell office:value-type="string">
            <text:p>Av. José Maria de Brito, 1474 - Jardim das Nações, Foz do Iguaçu - PR, 85864-320, Brazil</text:p>
          </table:table-cell>
          <table:table-cell office:value-type="string">
            <text:p>(45) 99144-6060</text:p>
          </table:table-cell>
        </table:table-row>
        <table:table-row table:style-name="ro1">
          <table:table-cell office:value-type="string">
            <text:p>Lr produtos naturais</text:p>
          </table:table-cell>
          <table:table-cell office:value-type="string">
            <text:p>R. Luísa Wandscher, 517 - Jardim Panorama, Foz do Iguaçu - PR, 85856-470, Brazil</text:p>
          </table:table-cell>
          <table:table-cell office:value-type="string">
            <text:p>(45) 99145-4341</text:p>
          </table:table-cell>
        </table:table-row>
        <table:table-row table:style-name="ro1">
          <table:table-cell office:value-type="string">
            <text:p>Natu vida Foz do Iguaçu</text:p>
          </table:table-cell>
          <table:table-cell office:value-type="string">
            <text:p>Avenida Sílvio Américo Sasdelli Lancaster - Jardim Lancaster, Foz do Iguaçu - PR, 85869-580, Brazil</text:p>
          </table:table-cell>
          <table:table-cell office:value-type="string">
            <text:p>(45) 99154-1061</text:p>
          </table:table-cell>
        </table:table-row>
        <table:table-row table:style-name="ro1">
          <table:table-cell office:value-type="string">
            <text:p>Casa de la vida sana - Produtos Naturais - em Foz do Iguaçu</text:p>
          </table:table-cell>
          <table:table-cell office:value-type="string">
            <text:p>Av. República Argentina, 4061 - Jardim Amazonas, Foz do Iguaçu - PR, 85857-722, Brazil</text:p>
          </table:table-cell>
          <table:table-cell office:value-type="string">
            <text:p>(45) 99801-3716</text:p>
          </table:table-cell>
        </table:table-row>
        <table:table-row table:style-name="ro1">
          <table:table-cell office:value-type="string">
            <text:p>Empório Mió Di Bão</text:p>
          </table:table-cell>
          <table:table-cell office:value-type="string">
            <text:p>Av. Silvio Américo Sasdelli, 3282 - sala 4 - Vila A, Foz do Iguaçu - PR, 85869-580, Brazil</text:p>
          </table:table-cell>
          <table:table-cell office:value-type="string">
            <text:p>(45) 99807-8812</text:p>
          </table:table-cell>
        </table:table-row>
        <table:table-row table:style-name="ro1">
          <table:table-cell office:value-type="string">
            <text:p>VegAgni Alimentaçao Saudavel</text:p>
          </table:table-cell>
          <table:table-cell office:value-type="string">
            <text:p>Av. Parati, 2219B - Jardim Canadá, Foz do Iguaçu - PR, 85869-569, Brazil</text:p>
          </table:table-cell>
          <table:table-cell office:value-type="string">
            <text:p>(45) 99808-9332</text:p>
          </table:table-cell>
        </table:table-row>
        <table:table-row table:style-name="ro1">
          <table:table-cell office:value-type="string">
            <text:p>Caju torteria - Tortas Salgadas</text:p>
          </table:table-cell>
          <table:table-cell office:value-type="string">
            <text:p>R. Urbano Caldeira - Parque Res. Morumbi III, Foz do Iguaçu - PR, 85859-210, Brazil</text:p>
          </table:table-cell>
          <table:table-cell office:value-type="string">
            <text:p>(45) 99823-0655</text:p>
          </table:table-cell>
        </table:table-row>
        <table:table-row table:style-name="ro1">
          <table:table-cell office:value-type="string">
            <text:p>Jeová Jireh Delícias</text:p>
          </table:table-cell>
          <table:table-cell office:value-type="string">
            <text:p>R. Castanha do Pará - Foz do Iguaçu, PR, 85854-742, Brazil</text:p>
          </table:table-cell>
          <table:table-cell office:value-type="string">
            <text:p>(45) 99834-7472</text:p>
          </table:table-cell>
        </table:table-row>
        <table:table-row table:style-name="ro1">
          <table:table-cell office:value-type="string">
            <text:p>Mercado Popular</text:p>
          </table:table-cell>
          <table:table-cell office:value-type="string">
            <text:p>R. Mané Garrincha - Parque Res. Morumbi II, Foz do Iguaçu - PR, 85859-130, Brazil</text:p>
          </table:table-cell>
          <table:table-cell office:value-type="string">
            <text:p>(45) 99835-8592</text:p>
          </table:table-cell>
        </table:table-row>
        <table:table-row table:style-name="ro1">
          <table:table-cell office:value-type="string">
            <text:p>Maravilhas da Terra Foz do Iguaçu</text:p>
          </table:table-cell>
          <table:table-cell office:value-type="string">
            <text:p>R. Sales - Jardim Lancaster, Foz do Iguaçu - PR, 85869-060, Brazil</text:p>
          </table:table-cell>
          <table:table-cell office:value-type="string">
            <text:p>(45) 99848-1250</text:p>
          </table:table-cell>
        </table:table-row>
        <table:table-row table:style-name="ro1">
          <table:table-cell office:value-type="string">
            <text:p>Empório Iguassu</text:p>
          </table:table-cell>
          <table:table-cell office:value-type="string">
            <text:p>Av. Iguaçu, 376 - Vila Yolanda, Foz do Iguaçu - PR, 85853-230, Brazil</text:p>
          </table:table-cell>
          <table:table-cell office:value-type="string">
            <text:p>(45) 99903-8148</text:p>
          </table:table-cell>
        </table:table-row>
        <table:table-row table:style-name="ro1">
          <table:table-cell office:value-type="string">
            <text:p>Mercado Delgado</text:p>
          </table:table-cell>
          <table:table-cell office:value-type="string">
            <text:p>R. João Batista Frigola, 1179 - Parque Res. Morumbi II, Foz do Iguaçu - PR, 85859-180, Brazil</text:p>
          </table:table-cell>
          <table:table-cell office:value-type="string">
            <text:p>(45) 99926-3323</text:p>
          </table:table-cell>
        </table:table-row>
        <table:table-row table:style-name="ro1">
          <table:table-cell office:value-type="string">
            <text:p>Portí Atacadista Foz</text:p>
          </table:table-cell>
          <table:table-cell office:value-type="string">
            <text:p>Av. República Argentina, 4930 - Jardim Tarobá, Foz do Iguaçu - PR, 85856-028, Brazil</text:p>
          </table:table-cell>
          <table:table-cell office:value-type="string">
            <text:p>(45) 99943-9229</text:p>
          </table:table-cell>
        </table:table-row>
        <table:table-row table:style-name="ro1">
          <table:table-cell office:value-type="string">
            <text:p>La Frutas Premium</text:p>
          </table:table-cell>
          <table:table-cell office:value-type="string">
            <text:p>Av. República Argentina, 2416 - Jardim Tarobá, Foz do Iguaçu - PR, 85852-090, Brazil</text:p>
          </table:table-cell>
          <table:table-cell office:value-type="string">
            <text:p>(45) 99944-3745</text:p>
          </table:table-cell>
        </table:table-row>
        <table:table-row table:style-name="ro1">
          <table:table-cell office:value-type="string">
            <text:p>Verdurão Hortifruti</text:p>
          </table:table-cell>
          <table:table-cell office:value-type="string">
            <text:p>R. Tocantins, 500 - Lot. Campos do Iguacu, Foz do Iguaçu - PR, 85857-190, Brazil</text:p>
          </table:table-cell>
          <table:table-cell office:value-type="string">
            <text:p>(45) 99944-8465</text:p>
          </table:table-cell>
        </table:table-row>
        <table:table-row table:style-name="ro1">
          <table:table-cell office:value-type="string">
            <text:p>Emporium da Massa</text:p>
          </table:table-cell>
          <table:table-cell office:value-type="string">
            <text:p>Av. João Paulo II, 1811 - Campos do Iguacu, Foz do Iguaçu - PR, 85857-060, Brazil</text:p>
          </table:table-cell>
          <table:table-cell office:value-type="string">
            <text:p>(45) 99951-9998</text:p>
          </table:table-cell>
        </table:table-row>
        <table:table-row table:style-name="ro1">
          <table:table-cell office:value-type="string">
            <text:p>Orgânicos Turetta</text:p>
          </table:table-cell>
          <table:table-cell office:value-type="string">
            <text:p>Av. Maria Bubiak, 507-471 - Res. Cohigaçu, Foz do Iguaçu - PR, Brazil</text:p>
          </table:table-cell>
          <table:table-cell office:value-type="string">
            <text:p>(45) 99967-6781</text:p>
          </table:table-cell>
        </table:table-row>
        <table:table-row table:style-name="ro1">
          <table:table-cell office:value-type="string">
            <text:p>Empório Erva Doce - Vila A</text:p>
          </table:table-cell>
          <table:table-cell office:value-type="string">
            <text:p>Av. Silvio Américo Sasdelli, 1708 - Sala 1 - Vila A, Foz do Iguaçu - PR, 85866-000, Brazil</text:p>
          </table:table-cell>
          <table:table-cell office:value-type="string">
            <text:p>(45) 99991-8855</text:p>
          </table:table-cell>
        </table:table-row>
        <table:table-row table:style-name="ro1">
          <table:table-cell office:value-type="string">
            <text:p>Pratik Saúde - Produtos Naturais e Marmitaria Saudável</text:p>
          </table:table-cell>
          <table:table-cell office:value-type="string">
            <text:p>R. Tibagi, 487 - Sala A - Campos do Iguacu, Foz do Iguaçu - PR, 85857-000, Brazil</text:p>
          </table:table-cell>
          <table:table-cell office:value-type="string">
            <text:p>(45) 99996-3156</text:p>
          </table:table-cell>
        </table:table-row>
        <table:table-row table:style-name="ro1">
          <table:table-cell office:value-type="string">
            <text:p>Tangerina Produtos Naturais e Suplementos</text:p>
          </table:table-cell>
          <table:table-cell office:value-type="string">
            <text:p>Av. Mario Filho, 1663 - Parque Res. Morumbi II, Foz do Iguaçu - PR, 85859-000, Brazil</text:p>
          </table:table-cell>
          <table:table-cell office:value-type="string">
            <text:p>(45) 99996-7401</text:p>
          </table:table-cell>
        </table:table-row>
        <table:table-row table:style-name="ro1">
          <table:table-cell office:value-type="string">
            <text:p>Empório JK</text:p>
          </table:table-cell>
          <table:table-cell office:value-type="string">
            <text:p>Av. Juscelino Kubitscheck, 330 - Centro, Foz do Iguaçu - PR, 85870-714, Brazil</text:p>
          </table:table-cell>
          <table:table-cell office:value-type="string">
            <text:p>(45) 99999-5993</text:p>
          </table:table-cell>
        </table:table-row>
        <table:table-row table:style-name="ro1">
          <table:table-cell office:value-type="string">
            <text:p>Fazendinha Salu.d Orgânicos e Naturais</text:p>
          </table:table-cell>
          <table:table-cell office:value-type="string">
            <text:p>R. Dona Francisca, 2955 - Saguaçu, Joinville - SC, 89221-008, Brazil</text:p>
          </table:table-cell>
          <table:table-cell office:value-type="string">
            <text:p>(47) 98418-6657</text:p>
          </table:table-cell>
        </table:table-row>
        <table:table-row table:style-name="ro1">
          <table:table-cell office:value-type="string">
            <text:p>Teciart - Aplicação de Tecido e Papel de Parede</text:p>
          </table:table-cell>
          <table:table-cell office:value-type="string">
            <text:p>Av. Miguel Alves Castanha - Aventureiro, Joinville - SC, 89225-795, Brazil</text:p>
          </table:table-cell>
          <table:table-cell office:value-type="string">
            <text:p>(47) 98433-5620</text:p>
          </table:table-cell>
        </table:table-row>
        <table:table-row table:style-name="ro1">
          <table:table-cell office:value-type="string">
            <text:p>Nutraville produtos naturais e suplementos</text:p>
          </table:table-cell>
          <table:table-cell office:value-type="string">
            <text:p>R. Papa João XXIII, 1007 - Iririú, Joinville - SC, 89227-301, Brazil</text:p>
          </table:table-cell>
          <table:table-cell office:value-type="string">
            <text:p>(47) 98434-2690</text:p>
          </table:table-cell>
        </table:table-row>
        <table:table-row table:style-name="ro1">
          <table:table-cell office:value-type="string">
            <text:p>Cia da Saúde Produtos Naturais • Condor America</text:p>
          </table:table-cell>
          <table:table-cell office:value-type="string">
            <text:p>R. Alm. Barroso, 716 - sala 03 - América, Joinville - SC, 89204-200, Brazil</text:p>
          </table:table-cell>
          <table:table-cell office:value-type="string">
            <text:p>(47) 98446-0123</text:p>
          </table:table-cell>
        </table:table-row>
        <table:table-row table:style-name="ro1">
          <table:table-cell office:value-type="string">
            <text:p>Emporio das Especiarias</text:p>
          </table:table-cell>
          <table:table-cell office:value-type="string">
            <text:p>R. XV de Novembro, 6993 - Vila Nova, Joinville - SC, 89237-003, Brazil</text:p>
          </table:table-cell>
          <table:table-cell office:value-type="string">
            <text:p>(47) 98472-2019</text:p>
          </table:table-cell>
        </table:table-row>
        <table:table-row table:style-name="ro1">
          <table:table-cell office:value-type="string">
            <text:p>Só ferros</text:p>
          </table:table-cell>
          <table:table-cell office:value-type="string">
            <text:p>Av. Miguel Alves Castanha - Aventureiro, Joinville - SC, 89225-795, Brazil</text:p>
          </table:table-cell>
          <table:table-cell office:value-type="string">
            <text:p>(47) 98492-2320</text:p>
          </table:table-cell>
        </table:table-row>
        <table:table-row table:style-name="ro1">
          <table:table-cell office:value-type="string">
            <text:p>Chocopp</text:p>
          </table:table-cell>
          <table:table-cell office:value-type="string">
            <text:p>R. dos Ginásticos, 106 - Centro, Joinville - SC, 89201-310, Brazil</text:p>
          </table:table-cell>
          <table:table-cell office:value-type="string">
            <text:p>(47) 98802-0300</text:p>
          </table:table-cell>
        </table:table-row>
        <table:table-row table:style-name="ro1">
          <table:table-cell office:value-type="string">
            <text:p>Atacado Hipermais Profipo</text:p>
          </table:table-cell>
          <table:table-cell office:value-type="string">
            <text:p>R. Waldemiro José Borges - Profipo, Joinville - SC, 89233-048, Brazil</text:p>
          </table:table-cell>
          <table:table-cell office:value-type="string">
            <text:p>(47) 98844-5141</text:p>
          </table:table-cell>
        </table:table-row>
        <table:table-row table:style-name="ro1">
          <table:table-cell office:value-type="string">
            <text:p>Supermercado Hipermais</text:p>
          </table:table-cell>
          <table:table-cell office:value-type="string">
            <text:p>Rua Marechal Luz - Fátima, Joinville - SC, 89229-120, Brazil</text:p>
          </table:table-cell>
          <table:table-cell office:value-type="string">
            <text:p>(47) 98855-3390</text:p>
          </table:table-cell>
        </table:table-row>
        <table:table-row table:style-name="ro1">
          <table:table-cell office:value-type="string">
            <text:p>Secretto Café</text:p>
          </table:table-cell>
          <table:table-cell office:value-type="string">
            <text:p>R. Aquidaban, 786 - América, Joinville - SC, 89201-652, Brazil</text:p>
          </table:table-cell>
          <table:table-cell office:value-type="string">
            <text:p>(47) 98869-4666</text:p>
          </table:table-cell>
        </table:table-row>
        <table:table-row table:style-name="ro1">
          <table:table-cell office:value-type="string">
            <text:p>Divina Terra Joinville</text:p>
          </table:table-cell>
          <table:table-cell office:value-type="string">
            <text:p>R. Dr. João Colin, 2875 - Santo Antônio, Joinville - SC, 89218-035, Brazil</text:p>
          </table:table-cell>
          <table:table-cell office:value-type="string">
            <text:p>(47) 98902-1027</text:p>
          </table:table-cell>
        </table:table-row>
        <table:table-row table:style-name="ro1">
          <table:table-cell office:value-type="string">
            <text:p>Atacado e Varejo Hipermais João Costa</text:p>
          </table:table-cell>
          <table:table-cell office:value-type="string">
            <text:p>R. Monsenhor Gercino, 4248 - João Costa, Joinville - SC, 89230-214, Brazil</text:p>
          </table:table-cell>
          <table:table-cell office:value-type="string">
            <text:p>(47) 99123-0326</text:p>
          </table:table-cell>
        </table:table-row>
        <table:table-row table:style-name="ro1">
          <table:table-cell office:value-type="string">
            <text:p>Mercearia Sofia</text:p>
          </table:table-cell>
          <table:table-cell office:value-type="string">
            <text:p>Rua Aubé, 772 - Boa Vista, Joinville - SC, 89205-000, Brazil</text:p>
          </table:table-cell>
          <table:table-cell office:value-type="string">
            <text:p>(47) 99134-1211</text:p>
          </table:table-cell>
        </table:table-row>
        <table:table-row table:style-name="ro1">
          <table:table-cell office:value-type="string">
            <text:p>Atacado Hipermais Vila Nova</text:p>
          </table:table-cell>
          <table:table-cell office:value-type="string">
            <text:p>R. XV de Novembro, 8507 - Vila Nova, Joinville - SC, 89237-001, Brazil</text:p>
          </table:table-cell>
          <table:table-cell office:value-type="string">
            <text:p>(47) 99139-0921</text:p>
          </table:table-cell>
        </table:table-row>
        <table:table-row table:style-name="ro1">
          <table:table-cell office:value-type="string">
            <text:p>Celeiro do Sabor Joinville</text:p>
          </table:table-cell>
          <table:table-cell office:value-type="string">
            <text:p>R. Pref. Baltazar Buschle, 312 - Comasa, Joinville - SC, 89228-000, Brazil</text:p>
          </table:table-cell>
          <table:table-cell office:value-type="string">
            <text:p>(47) 99172-3891</text:p>
          </table:table-cell>
        </table:table-row>
        <table:table-row table:style-name="ro1">
          <table:table-cell office:value-type="string">
            <text:p>Banana Passa Gold</text:p>
          </table:table-cell>
          <table:table-cell office:value-type="string">
            <text:p>Estrada Principal Rio Paulo, Corupá - SC, 89278-000, Brazil</text:p>
          </table:table-cell>
          <table:table-cell office:value-type="string">
            <text:p>(47) 99174-6564</text:p>
          </table:table-cell>
        </table:table-row>
        <table:table-row table:style-name="ro1">
          <table:table-cell office:value-type="string">
            <text:p>Expresso Rural Alimentos do Campo</text:p>
          </table:table-cell>
          <table:table-cell office:value-type="string">
            <text:p>R. Campo Alegre, 586 - Glória, Joinville - SC, 89216-280, Brazil</text:p>
          </table:table-cell>
          <table:table-cell office:value-type="string">
            <text:p>(47) 99190-0065</text:p>
          </table:table-cell>
        </table:table-row>
        <table:table-row table:style-name="ro1">
          <table:table-cell office:value-type="string">
            <text:p>Komprão Koch Atacadista - Boa Vista</text:p>
          </table:table-cell>
          <table:table-cell office:value-type="string">
            <text:p>R. Albano Schmidt, n° 700 - Boa Vista, Joinville - SC, 89205-100, Brazil</text:p>
          </table:table-cell>
          <table:table-cell office:value-type="string">
            <text:p>(47) 99191-4927</text:p>
          </table:table-cell>
        </table:table-row>
        <table:table-row table:style-name="ro1">
          <table:table-cell office:value-type="string">
            <text:p>Empório Flores e Frutos</text:p>
          </table:table-cell>
          <table:table-cell office:value-type="string">
            <text:p>R. Aquidaban, 382 - Atiradores, Joinville - SC, 89201-652, Brazil</text:p>
          </table:table-cell>
          <table:table-cell office:value-type="string">
            <text:p>(47) 99205-3787</text:p>
          </table:table-cell>
        </table:table-row>
        <table:table-row table:style-name="ro1">
          <table:table-cell office:value-type="string">
            <text:p>Doces D'Minas, Sô!!!</text:p>
          </table:table-cell>
          <table:table-cell office:value-type="string">
            <text:p>R. Dona Francisca, 364 - Centro, Joinville - SC, 89201-250, Brazil</text:p>
          </table:table-cell>
          <table:table-cell office:value-type="string">
            <text:p>(47) 99250-2641</text:p>
          </table:table-cell>
        </table:table-row>
        <table:table-row table:style-name="ro1">
          <table:table-cell office:value-type="string">
            <text:p>LEAF MAIS QUE ALIMENTOS E DOCES LTDA</text:p>
          </table:table-cell>
          <table:table-cell office:value-type="string">
            <text:p>R. Papa João XXIII, 280 - Iririú, Joinville - SC, 89227-300, Brazil</text:p>
          </table:table-cell>
          <table:table-cell office:value-type="string">
            <text:p>(47) 99264-8920</text:p>
          </table:table-cell>
        </table:table-row>
        <table:table-row table:style-name="ro1">
          <table:table-cell office:value-type="string">
            <text:p>Vidraçaria Cristal Vidros.</text:p>
          </table:table-cell>
          <table:table-cell office:value-type="string">
            <text:p>R. Ernesto Bachtold, 2876 - Aventureiro, Joinville - SC, 89225-560, Brazil</text:p>
          </table:table-cell>
          <table:table-cell office:value-type="string">
            <text:p>(47) 99275-5873</text:p>
          </table:table-cell>
        </table:table-row>
        <table:table-row table:style-name="ro1">
          <table:table-cell office:value-type="string">
            <text:p>Casa Colina - Café Bistro &amp; Empório</text:p>
          </table:table-cell>
          <table:table-cell office:value-type="string">
            <text:p>R. Visc. de Mauá, 1125 - América, Joinville - SC, 89204-501, Brazil</text:p>
          </table:table-cell>
          <table:table-cell office:value-type="string">
            <text:p>(47) 99282-1554</text:p>
          </table:table-cell>
        </table:table-row>
        <table:table-row table:style-name="ro1">
          <table:table-cell office:value-type="string">
            <text:p>EMPÓRIO BOM RETIRO</text:p>
          </table:table-cell>
          <table:table-cell office:value-type="string">
            <text:p>R. Gen. Câmara, 362 - Bom Retiro, Joinville - SC, 89222-450, Brazil</text:p>
          </table:table-cell>
          <table:table-cell office:value-type="string">
            <text:p>(47) 99289-0056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Joinville Garten Shopping - Av. Rolf Wiest, 333 - Bom Retiro, Joinville - SC, 89223-005, Brazil</text:p>
          </table:table-cell>
          <table:table-cell office:value-type="string">
            <text:p>(47) 99631-0258</text:p>
          </table:table-cell>
        </table:table-row>
        <table:table-row table:style-name="ro1">
          <table:table-cell office:value-type="string">
            <text:p>Castanha Locações de Brinquedos</text:p>
          </table:table-cell>
          <table:table-cell office:value-type="string">
            <text:p>R. Cláudio Lopes, 646 - Aventureiro, Joinville - SC, 89225-721, Brazil</text:p>
          </table:table-cell>
          <table:table-cell office:value-type="string">
            <text:p>(47) 99641-8836</text:p>
          </table:table-cell>
        </table:table-row>
        <table:table-row table:style-name="ro1">
          <table:table-cell office:value-type="string">
            <text:p>Grãoville Produtos Naturais</text:p>
          </table:table-cell>
          <table:table-cell office:value-type="string">
            <text:p>R. Ricardo Landmann, 56 - Santo Antônio, Joinville - SC, 89218-200, Brazil</text:p>
          </table:table-cell>
          <table:table-cell office:value-type="string">
            <text:p>(47) 99642-5769</text:p>
          </table:table-cell>
        </table:table-row>
        <table:table-row table:style-name="ro1">
          <table:table-cell office:value-type="string">
            <text:p>O Cerealista Mercado Natural Joinville</text:p>
          </table:table-cell>
          <table:table-cell office:value-type="string">
            <text:p>R. Marquês de Olinda, 2060 - sala 03 - América, Joinville - SC, 89204-415, Brazil</text:p>
          </table:table-cell>
          <table:table-cell office:value-type="string">
            <text:p>(47) 99658-6448</text:p>
          </table:table-cell>
        </table:table-row>
        <table:table-row table:style-name="ro1">
          <table:table-cell office:value-type="string">
            <text:p>Couve com Banana</text:p>
          </table:table-cell>
          <table:table-cell office:value-type="string">
            <text:p>R. Max Lepper - Costa e Silva, Joinville - SC, 89217-365, Brazil</text:p>
          </table:table-cell>
          <table:table-cell office:value-type="string">
            <text:p>(47) 99660-2944</text:p>
          </table:table-cell>
        </table:table-row>
        <table:table-row table:style-name="ro1">
          <table:table-cell office:value-type="string">
            <text:p>Empório Viva Natural</text:p>
          </table:table-cell>
          <table:table-cell office:value-type="string">
            <text:p>R. Iririú, 3587 - Iririú, Joinville - SC, 89227-021, Brazil</text:p>
          </table:table-cell>
          <table:table-cell office:value-type="string">
            <text:p>(47) 99683-0931</text:p>
          </table:table-cell>
        </table:table-row>
        <table:table-row table:style-name="ro1">
          <table:table-cell office:value-type="string">
            <text:p>Mercado Dona Bia</text:p>
          </table:table-cell>
          <table:table-cell office:value-type="string">
            <text:p>Av. Miguel Alves Castanha, 804 - Aventureiro, Joinville - SC, 89225-795, Brazil</text:p>
          </table:table-cell>
          <table:table-cell office:value-type="string">
            <text:p>(47) 99688-8302</text:p>
          </table:table-cell>
        </table:table-row>
        <table:table-row table:style-name="ro1">
          <table:table-cell office:value-type="string">
            <text:p>Banho e tosa da Cristal</text:p>
          </table:table-cell>
          <table:table-cell office:value-type="string">
            <text:p>R. Pavão, 60 - Costa e Silva, Joinville - SC, 89220-200, Brazil</text:p>
          </table:table-cell>
          <table:table-cell office:value-type="string">
            <text:p>(47) 99692-9533</text:p>
          </table:table-cell>
        </table:table-row>
        <table:table-row table:style-name="ro1">
          <table:table-cell office:value-type="string">
            <text:p>Empório Vida &amp; Saúde Produtos Naturais</text:p>
          </table:table-cell>
          <table:table-cell office:value-type="string">
            <text:p>R. Fátima, 2175 - Fátima, Joinville - SC, 89229-101, Brazil</text:p>
          </table:table-cell>
          <table:table-cell office:value-type="string">
            <text:p>(47) 99721-4966</text:p>
          </table:table-cell>
        </table:table-row>
        <table:table-row table:style-name="ro1">
          <table:table-cell office:value-type="string">
            <text:p>Empório do parque</text:p>
          </table:table-cell>
          <table:table-cell office:value-type="string">
            <text:p>R. Boehmerwald, 2454 - Parque Guarani, Joinville - SC, 89209-675, Brazil</text:p>
          </table:table-cell>
          <table:table-cell office:value-type="string">
            <text:p>(47) 99732-5171</text:p>
          </table:table-cell>
        </table:table-row>
        <table:table-row table:style-name="ro1">
          <table:table-cell office:value-type="string">
            <text:p>Mumepo Agroecologia</text:p>
          </table:table-cell>
          <table:table-cell office:value-type="string">
            <text:p>R. São Paulo, 1996 - Floresta, Joinville - SC, 89211-570, Brazil</text:p>
          </table:table-cell>
          <table:table-cell office:value-type="string">
            <text:p>(47) 99753-7494</text:p>
          </table:table-cell>
        </table:table-row>
        <table:table-row table:style-name="ro1">
          <table:table-cell office:value-type="string">
            <text:p>Verde Capim - Orgânicos, veganos e cruelty free</text:p>
          </table:table-cell>
          <table:table-cell office:value-type="string">
            <text:p>Rua Timbó, 613 - esquina com - estacionamento do Sr. Vapor - R. Jaraguá - América, Joinville - SC, 89204-041, Brazil</text:p>
          </table:table-cell>
          <table:table-cell office:value-type="string">
            <text:p>(47) 99760-8437</text:p>
          </table:table-cell>
        </table:table-row>
        <table:table-row table:style-name="ro1">
          <table:table-cell office:value-type="string">
            <text:p>Alimentos Orgânicos Mattiola</text:p>
          </table:table-cell>
          <table:table-cell office:value-type="string">
            <text:p>R. Ten. Antônio João, 638 - Saguaçu, Joinville - SC, 89221-544, Brazil</text:p>
          </table:table-cell>
          <table:table-cell office:value-type="string">
            <text:p>(47) 99934-2868</text:p>
          </table:table-cell>
        </table:table-row>
        <table:table-row table:style-name="ro1">
          <table:table-cell office:value-type="string">
            <text:p>Empório da Lê - Fátima</text:p>
          </table:table-cell>
          <table:table-cell office:value-type="string">
            <text:p>R. Guanabara, 2656 - Guanabara, Joinville - SC, 89229-112, Brazil</text:p>
          </table:table-cell>
          <table:table-cell office:value-type="string">
            <text:p>(47) 99941-7645</text:p>
          </table:table-cell>
        </table:table-row>
        <table:table-row table:style-name="ro1">
          <table:table-cell office:value-type="string">
            <text:p>Orgânicos Joinville - Só delivery</text:p>
          </table:table-cell>
          <table:table-cell office:value-type="string">
            <text:p>R. Cabedelo, 92 - Glória, Joinville - SC, 89216-310, Brazil</text:p>
          </table:table-cell>
          <table:table-cell office:value-type="string">
            <text:p>(47) 99945-4854</text:p>
          </table:table-cell>
        </table:table-row>
        <table:table-row table:style-name="ro1">
          <table:table-cell office:value-type="string">
            <text:p>Mercado Promocional</text:p>
          </table:table-cell>
          <table:table-cell office:value-type="string">
            <text:p>R. Iririú, 352 - Saguaçu, Joinville - SC, 89221-300, Brazil</text:p>
          </table:table-cell>
          <table:table-cell office:value-type="string">
            <text:p>(47) 99946-1283</text:p>
          </table:table-cell>
        </table:table-row>
        <table:table-row table:style-name="ro1">
          <table:table-cell office:value-type="string">
            <text:p>Restaurante Pará na Cuia</text:p>
          </table:table-cell>
          <table:table-cell office:value-type="string">
            <text:p>R. Saí, 65 - Anita Garibaldi, Joinville - SC, 89202-170, Brazil</text:p>
          </table:table-cell>
          <table:table-cell office:value-type="string">
            <text:p>(47) 99952-4379</text:p>
          </table:table-cell>
        </table:table-row>
        <table:table-row table:style-name="ro1">
          <table:table-cell office:value-type="string">
            <text:p>Empório Lut Vitta</text:p>
          </table:table-cell>
          <table:table-cell office:value-type="string">
            <text:p>R. Papa João XXIII, 280 - Iririú, Joinville - SC, 89227-300, Brazil</text:p>
          </table:table-cell>
          <table:table-cell office:value-type="string">
            <text:p>(47) 99959-0162</text:p>
          </table:table-cell>
        </table:table-row>
        <table:table-row table:style-name="ro1">
          <table:table-cell office:value-type="string">
            <text:p>Casa Norte e Nordeste Santo Expedito</text:p>
          </table:table-cell>
          <table:table-cell office:value-type="string">
            <text:p>R. Harold Maul, 228 - Aventureiro, Joinville - SC, 89225-840, Brazil</text:p>
          </table:table-cell>
          <table:table-cell office:value-type="string">
            <text:p>(47) 99960-6050</text:p>
          </table:table-cell>
        </table:table-row>
        <table:table-row table:style-name="ro1">
          <table:table-cell office:value-type="string">
            <text:p>Natural Products Emporium</text:p>
          </table:table-cell>
          <table:table-cell office:value-type="string">
            <text:p>R. do Príncipe, 777 - Centro, Joinville - SC, 89201-003, Brazil</text:p>
          </table:table-cell>
          <table:table-cell office:value-type="string">
            <text:p>(47) 99982-2040</text:p>
          </table:table-cell>
        </table:table-row>
        <table:table-row table:style-name="ro1">
          <table:table-cell office:value-type="string">
            <text:p>Nação Verde - Florianopolis 2 - Trindade</text:p>
          </table:table-cell>
          <table:table-cell office:value-type="string">
            <text:p>R. Lauro Linhares, 728 - loja 03 - Trindade, Florianópolis - SC, 88036-001, Brazil</text:p>
          </table:table-cell>
          <table:table-cell office:value-type="string">
            <text:p>(47) 99997-1937</text:p>
          </table:table-cell>
        </table:table-row>
        <table:table-row table:style-name="ro1">
          <table:table-cell office:value-type="string">
            <text:p>Alecrim Produtos Naturais e Orgânicos</text:p>
          </table:table-cell>
          <table:table-cell office:value-type="string">
            <text:p>Rod. Admar Gonzaga, 980 - Sala 03 - Itacorubi, Florianópolis - SC, 88034-000, Brazil</text:p>
          </table:table-cell>
          <table:table-cell office:value-type="string">
            <text:p>(48) 92000-7097</text:p>
          </table:table-cell>
        </table:table-row>
        <table:table-row table:style-name="ro1">
          <table:table-cell office:value-type="string">
            <text:p>Empório Augusta</text:p>
          </table:table-cell>
          <table:table-cell office:value-type="string">
            <text:p>Servidão Euclides Silva, 84 - Sala 1 - Itacorubi, Florianópolis - SC, 88034-080, Brazil</text:p>
          </table:table-cell>
          <table:table-cell office:value-type="string">
            <text:p>(48) 98405-3334</text:p>
          </table:table-cell>
        </table:table-row>
        <table:table-row table:style-name="ro1">
          <table:table-cell office:value-type="string">
            <text:p>Besen - Organicos / Direto do Campo</text:p>
          </table:table-cell>
          <table:table-cell office:value-type="string">
            <text:p>Av. Pref. Waldemar Vieira, 325 - Saco dos Limões, Florianópolis - SC, 88045-501, Brazil</text:p>
          </table:table-cell>
          <table:table-cell office:value-type="string">
            <text:p>(48) 98409-9293</text:p>
          </table:table-cell>
        </table:table-row>
        <table:table-row table:style-name="ro1">
          <table:table-cell office:value-type="string">
            <text:p>Ayam Cristal</text:p>
          </table:table-cell>
          <table:table-cell office:value-type="string">
            <text:p>R. Gen. Liberato Bittencourt, 1475 - Estreito, Florianópolis - SC, 88070-800, Brazil</text:p>
          </table:table-cell>
          <table:table-cell office:value-type="string">
            <text:p>(48) 98412-1333</text:p>
          </table:table-cell>
        </table:table-row>
        <table:table-row table:style-name="ro1">
          <table:table-cell office:value-type="string">
            <text:p>Orgânicos Besen</text:p>
          </table:table-cell>
          <table:table-cell office:value-type="string">
            <text:p>Direto do Campo - R. Dr. Albert Sabin, s/n - Box 10 - Agronômica, Florianópolis - SC, 88010-400, Brazil</text:p>
          </table:table-cell>
          <table:table-cell office:value-type="string">
            <text:p>(48) 98416-5724</text:p>
          </table:table-cell>
        </table:table-row>
        <table:table-row table:style-name="ro1">
          <table:table-cell office:value-type="string">
            <text:p>Besen Orgânicos</text:p>
          </table:table-cell>
          <table:table-cell office:value-type="string">
            <text:p>Av. Me. Benvenuta, 1313 - Santa Monica, Florianópolis - SC, 88035-000, Brazil</text:p>
          </table:table-cell>
          <table:table-cell office:value-type="string">
            <text:p>(48) 98446-3554</text:p>
          </table:table-cell>
        </table:table-row>
        <table:table-row table:style-name="ro1">
          <table:table-cell office:value-type="string">
            <text:p>Yamuna Artesanal | Fábrica e loja virtual de Produtos Naturais (ghee)</text:p>
          </table:table-cell>
          <table:table-cell office:value-type="string">
            <text:p>Rod. Rozália Paulina Ferreira, 1897 - Pântano do Sul, Florianópolis - SC, 88066-600, Brazil</text:p>
          </table:table-cell>
          <table:table-cell office:value-type="string">
            <text:p>(48) 98459-1522</text:p>
          </table:table-cell>
        </table:table-row>
        <table:table-row table:style-name="ro1">
          <table:table-cell office:value-type="string">
            <text:p>Diego Produtos Naturais</text:p>
          </table:table-cell>
          <table:table-cell office:value-type="string">
            <text:p>R. Profa. Maria do Patrocínio Coelho, 497 - Pantanal, Florianópolis - SC, 88040-230, Brazil</text:p>
          </table:table-cell>
          <table:table-cell office:value-type="string">
            <text:p>(48) 98462-5524</text:p>
          </table:table-cell>
        </table:table-row>
        <table:table-row table:style-name="ro1">
          <table:table-cell office:value-type="string">
            <text:p>Albanos Naturais, Granel e Suplementos</text:p>
          </table:table-cell>
          <table:table-cell office:value-type="string">
            <text:p>Av. Eng. Max de Souza, 790 - Loja 03 - Coqueiros, Florianópolis - SC, 88080-000, Brazil</text:p>
          </table:table-cell>
          <table:table-cell office:value-type="string">
            <text:p>(48) 98484-0386</text:p>
          </table:table-cell>
        </table:table-row>
        <table:table-row table:style-name="ro1">
          <table:table-cell office:value-type="string">
            <text:p>Mini Mercado Cristal</text:p>
          </table:table-cell>
          <table:table-cell office:value-type="string">
            <text:p>R. São Vicente de Paula, 300 - Agronômica, Florianópolis - SC, 88025-330, Brazil</text:p>
          </table:table-cell>
          <table:table-cell office:value-type="string">
            <text:p>(48) 98496-0266</text:p>
          </table:table-cell>
        </table:table-row>
        <table:table-row table:style-name="ro1">
          <table:table-cell office:value-type="string">
            <text:p>Empório Mania da Ilha</text:p>
          </table:table-cell>
          <table:table-cell office:value-type="string">
            <text:p>4-5 - R. Francisco Tolentino, s/n - Centro, Florianópolis - SC, 88010-200, Brazil</text:p>
          </table:table-cell>
          <table:table-cell office:value-type="string">
            <text:p>(48) 98811-1811</text:p>
          </table:table-cell>
        </table:table-row>
        <table:table-row table:style-name="ro1">
          <table:table-cell office:value-type="string">
            <text:p>Amazon Fruit Bowls</text:p>
          </table:table-cell>
          <table:table-cell office:value-type="string">
            <text:p>R. Sete de Setembro, 186 - centro - Centro, Florianópolis - SC, 88010-060, Brazil</text:p>
          </table:table-cell>
          <table:table-cell office:value-type="string">
            <text:p>(48) 98811-7095</text:p>
          </table:table-cell>
        </table:table-row>
        <table:table-row table:style-name="ro1">
          <table:table-cell office:value-type="string">
            <text:p>DNA Empório Shopping Villa Romana</text:p>
          </table:table-cell>
          <table:table-cell office:value-type="string">
            <text:p>Av. Madre Benvenuta, 687 - Loja 124 - Santa Monica, Florianópolis - SC, 88035-000, Brazil</text:p>
          </table:table-cell>
          <table:table-cell office:value-type="string">
            <text:p>(48) 98822-4135</text:p>
          </table:table-cell>
        </table:table-row>
        <table:table-row table:style-name="ro1">
          <table:table-cell office:value-type="string">
            <text:p>Precito Atacado e Varejo de Bebidas</text:p>
          </table:table-cell>
          <table:table-cell office:value-type="string">
            <text:p>R. Santos Saraiva, 960 - Estreito, Florianópolis - SC, 88070-101, Brazil</text:p>
          </table:table-cell>
          <table:table-cell office:value-type="string">
            <text:p>(48) 98828-3309</text:p>
          </table:table-cell>
        </table:table-row>
        <table:table-row table:style-name="ro1">
          <table:table-cell office:value-type="string">
            <text:p>Empório Codeguim - Queijaria e Massas Artesanais Florianópolis</text:p>
          </table:table-cell>
          <table:table-cell office:value-type="string">
            <text:p>Av. Pequeno Príncipe, 1569 - Campeche, Florianópolis - SC, 88063-000, Brazil</text:p>
          </table:table-cell>
          <table:table-cell office:value-type="string">
            <text:p>(48) 98833-1522</text:p>
          </table:table-cell>
        </table:table-row>
        <table:table-row table:style-name="ro1">
          <table:table-cell office:value-type="string">
            <text:p>Terra Astral Produtos Naturais</text:p>
          </table:table-cell>
          <table:table-cell office:value-type="string">
            <text:p>Alameda César Nascimento, 324 - Jurerê, Florianópolis - SC, 88053-600, Brazil</text:p>
          </table:table-cell>
          <table:table-cell office:value-type="string">
            <text:p>(48) 98835-4454</text:p>
          </table:table-cell>
        </table:table-row>
        <table:table-row table:style-name="ro1">
          <table:table-cell office:value-type="string">
            <text:p>Cristal Café</text:p>
          </table:table-cell>
          <table:table-cell office:value-type="string">
            <text:p>Rod. Armando Calil Bulos, 5531 - sala 2 - Ingleses Norte, Florianópolis - SC, 88058-001, Brazil</text:p>
          </table:table-cell>
          <table:table-cell office:value-type="string">
            <text:p>(48) 98838-1891</text:p>
          </table:table-cell>
        </table:table-row>
        <table:table-row table:style-name="ro1">
          <table:table-cell office:value-type="string">
            <text:p>Nut Store</text:p>
          </table:table-cell>
          <table:table-cell office:value-type="string">
            <text:p>R. dos Ilhéus, 46 - Centro, Florianópolis - SC, 88010-560, Brazil</text:p>
          </table:table-cell>
          <table:table-cell office:value-type="string">
            <text:p>(48) 98840-6059</text:p>
          </table:table-cell>
        </table:table-row>
        <table:table-row table:style-name="ro1">
          <table:table-cell office:value-type="string">
            <text:p>Paradiso Mercato e Caffe</text:p>
          </table:table-cell>
          <table:table-cell office:value-type="string">
            <text:p>Av. Campeche, 2829 - Campeche, Florianópolis - SC, 88063-301, Brazil</text:p>
          </table:table-cell>
          <table:table-cell office:value-type="string">
            <text:p>(48) 98846-8302</text:p>
          </table:table-cell>
        </table:table-row>
        <table:table-row table:style-name="ro1">
          <table:table-cell office:value-type="string">
            <text:p>Empório Santa Mônica</text:p>
          </table:table-cell>
          <table:table-cell office:value-type="string">
            <text:p>Av. Me. Benvenuta, 908 - Loja 102 (-27.5912076, -48.5122944 - Santa Monica, Florianópolis - SC, 88035-000, Brazil</text:p>
          </table:table-cell>
          <table:table-cell office:value-type="string">
            <text:p>(48) 98847-2425</text:p>
          </table:table-cell>
        </table:table-row>
        <table:table-row table:style-name="ro1">
          <table:table-cell office:value-type="string">
            <text:p>Só açai - Morro das Pedras</text:p>
          </table:table-cell>
          <table:table-cell office:value-type="string">
            <text:p>SC-405, 5029 - Morro das Pedras, Florianópolis - SC, 88065-000, Brazil</text:p>
          </table:table-cell>
          <table:table-cell office:value-type="string">
            <text:p>(48) 98871-3581</text:p>
          </table:table-cell>
        </table:table-row>
        <table:table-row table:style-name="ro1">
          <table:table-cell office:value-type="string">
            <text:p>Mais Natural</text:p>
          </table:table-cell>
          <table:table-cell office:value-type="string">
            <text:p>Av. Marinheiro Max Schramm, 2601 - Estreito, Florianópolis - SC, 88095-000, Brazil</text:p>
          </table:table-cell>
          <table:table-cell office:value-type="string">
            <text:p>(48) 99105-1528</text:p>
          </table:table-cell>
        </table:table-row>
        <table:table-row table:style-name="ro1">
          <table:table-cell office:value-type="string">
            <text:p>Emporio Du vin</text:p>
          </table:table-cell>
          <table:table-cell office:value-type="string">
            <text:p>R. Des. Arno Hoeschl, 301 - sala 04 - Centro, Florianópolis - SC, 88015-620, Brazil</text:p>
          </table:table-cell>
          <table:table-cell office:value-type="string">
            <text:p>(48) 99108-8817</text:p>
          </table:table-cell>
        </table:table-row>
        <table:table-row table:style-name="ro1">
          <table:table-cell office:value-type="string">
            <text:p>Olho de Tigre Cristais</text:p>
          </table:table-cell>
          <table:table-cell office:value-type="string">
            <text:p>Barra da Lagoa, Florianópolis - State of Santa Catarina, Brazil</text:p>
          </table:table-cell>
          <table:table-cell office:value-type="string">
            <text:p>(48) 99120-0004</text:p>
          </table:table-cell>
        </table:table-row>
        <table:table-row table:style-name="ro1">
          <table:table-cell office:value-type="string">
            <text:p>Grãos da Ilha - Centro</text:p>
          </table:table-cell>
          <table:table-cell office:value-type="string">
            <text:p>Mercado Público de Florianópolis - R. Conselheiro Mafra, 177 - 267 - Centro, Florianópolis - SC, 88010-101, Brazil</text:p>
          </table:table-cell>
          <table:table-cell office:value-type="string">
            <text:p>(48) 99121-1921</text:p>
          </table:table-cell>
        </table:table-row>
        <table:table-row table:style-name="ro1">
          <table:table-cell office:value-type="string">
            <text:p>Dolce Chiara Licocci</text:p>
          </table:table-cell>
          <table:table-cell office:value-type="string">
            <text:p>R. Euríco Hosterno, 219 - Loja 5 - Santa Monica, Florianópolis - SC, 88035-400, Brazil</text:p>
          </table:table-cell>
          <table:table-cell office:value-type="string">
            <text:p>(48) 99123-7883</text:p>
          </table:table-cell>
        </table:table-row>
        <table:table-row table:style-name="ro1">
          <table:table-cell office:value-type="string">
            <text:p>Valvas Cozinha Intuitiva</text:p>
          </table:table-cell>
          <table:table-cell office:value-type="string">
            <text:p>Rod. Rafael da Rocha Pires, 2737 - Sambaqui, Florianópolis - SC, 88051-001, Brazil</text:p>
          </table:table-cell>
          <table:table-cell office:value-type="string">
            <text:p>(48) 99130-8502</text:p>
          </table:table-cell>
        </table:table-row>
        <table:table-row table:style-name="ro1">
          <table:table-cell office:value-type="string">
            <text:p>Fluffy Kids &amp; Teens Floripa</text:p>
          </table:table-cell>
          <table:table-cell office:value-type="string">
            <text:p>Av. Me. Benvenuta, 1636 - Loja 02 - Santa Monica, Florianópolis - SC, 88035-001, Brazil</text:p>
          </table:table-cell>
          <table:table-cell office:value-type="string">
            <text:p>(48) 99134-6464</text:p>
          </table:table-cell>
        </table:table-row>
        <table:table-row table:style-name="ro1">
          <table:table-cell office:value-type="string">
            <text:p>Lux Produtos Orgânicos</text:p>
          </table:table-cell>
          <table:table-cell office:value-type="string">
            <text:p>Sacolão Direto do Campos - Av. Pref. Waldemar Vieira, 327 - Sala 13 - Saco dos Limões, Florianópolis - SC, 88047-500, Brazil</text:p>
          </table:table-cell>
          <table:table-cell office:value-type="string">
            <text:p>(48) 99141-4511</text:p>
          </table:table-cell>
        </table:table-row>
        <table:table-row table:style-name="ro1">
          <table:table-cell office:value-type="string">
            <text:p>Loja de Produtos Naturais IMBUR | Casa de Produtos Naturais Florianópolis, Suplementos &amp; Castanhas</text:p>
          </table:table-cell>
          <table:table-cell office:value-type="string">
            <text:p>R. Felipe Schmidt, 554 - Sala 01 - Centro, Florianópolis - SC, 88010-001, Brazil</text:p>
          </table:table-cell>
          <table:table-cell office:value-type="string">
            <text:p>(48) 99144-6378</text:p>
          </table:table-cell>
        </table:table-row>
        <table:table-row table:style-name="ro1">
          <table:table-cell office:value-type="string">
            <text:p>Sintonia da Saúde Produtos Naturais</text:p>
          </table:table-cell>
          <table:table-cell office:value-type="string">
            <text:p>R. José Beiro, 300 - Novo Estreito, Florianópolis - SC, 88075-542, Brazil</text:p>
          </table:table-cell>
          <table:table-cell office:value-type="string">
            <text:p>(48) 99148-1881</text:p>
          </table:table-cell>
        </table:table-row>
        <table:table-row table:style-name="ro1">
          <table:table-cell office:value-type="string">
            <text:p>Vivenda dos Grãos</text:p>
          </table:table-cell>
          <table:table-cell office:value-type="string">
            <text:p>R. Campolino Alves, 38 - Sala 02 - Capoeiras, Florianópolis - SC, 88085-110, Brazil</text:p>
          </table:table-cell>
          <table:table-cell office:value-type="string">
            <text:p>(48) 99151-8146</text:p>
          </table:table-cell>
        </table:table-row>
        <table:table-row table:style-name="ro1">
          <table:table-cell office:value-type="string">
            <text:p>Bruna Doces</text:p>
          </table:table-cell>
          <table:table-cell office:value-type="string">
            <text:p>Estrada - Caminho dos Açores, 972 - Casa 3 - Santo Antonio de Lisboa, Florianópolis - SC, 88050-300, Brazil</text:p>
          </table:table-cell>
          <table:table-cell office:value-type="string">
            <text:p>(48) 99161-1420</text:p>
          </table:table-cell>
        </table:table-row>
        <table:table-row table:style-name="ro1">
          <table:table-cell office:value-type="string">
            <text:p>Doces de Pelotas @dpelotasfloripa</text:p>
          </table:table-cell>
          <table:table-cell office:value-type="string">
            <text:p>R. Trajano, 168 - Sala 2 - Centro, Florianópolis - SC, 88010-010, Brazil</text:p>
          </table:table-cell>
          <table:table-cell office:value-type="string">
            <text:p>(48) 99162-5525</text:p>
          </table:table-cell>
        </table:table-row>
        <table:table-row table:style-name="ro1">
          <table:table-cell office:value-type="string">
            <text:p>Oakberry Multi Open Shopping</text:p>
          </table:table-cell>
          <table:table-cell office:value-type="string">
            <text:p>Rodovia Dr. Antônio Luiz Moura Gonzaga - Rio Tavares Central, Florianópolis - SC, 88085-320, Brazil</text:p>
          </table:table-cell>
          <table:table-cell office:value-type="string">
            <text:p>(48) 99170-2539</text:p>
          </table:table-cell>
        </table:table-row>
        <table:table-row table:style-name="ro1">
          <table:table-cell office:value-type="string">
            <text:p>nosso orgânico</text:p>
          </table:table-cell>
          <table:table-cell office:value-type="string">
            <text:p>Rod. João Gualberto Soares, 6065 - Ingleses do Rio Vermelho, Florianópolis - SC, 88060-000, Brazil</text:p>
          </table:table-cell>
          <table:table-cell office:value-type="string">
            <text:p>(48) 99179-0033</text:p>
          </table:table-cell>
        </table:table-row>
        <table:table-row table:style-name="ro1">
          <table:table-cell office:value-type="string">
            <text:p>🖼️Cristal Molduraria | Molduras para Decoração | Molduras para Quadros | Design em Molduras</text:p>
          </table:table-cell>
          <table:table-cell office:value-type="string">
            <text:p>Spazio Candella - R. Dr. Agostinho Sielski, 67 - loja 101 - Santa Monica, Florianópolis - SC, 88035-320, Brazil</text:p>
          </table:table-cell>
          <table:table-cell office:value-type="string">
            <text:p>(48) 99180-4251</text:p>
          </table:table-cell>
        </table:table-row>
        <table:table-row table:style-name="ro1">
          <table:table-cell office:value-type="string">
            <text:p>Quebra-Nozes Moda Infantil e Ballet</text:p>
          </table:table-cell>
          <table:table-cell office:value-type="string">
            <text:p>Loja 1 e 2 Camelão campinas - R. Wanderlei Júnior, 256 - Campinas, São José - SC, 88101-010, Brazil</text:p>
          </table:table-cell>
          <table:table-cell office:value-type="string">
            <text:p>(48) 99193-5135</text:p>
          </table:table-cell>
        </table:table-row>
        <table:table-row table:style-name="ro1">
          <table:table-cell office:value-type="string">
            <text:p>Muvuca Agroflorestal</text:p>
          </table:table-cell>
          <table:table-cell office:value-type="string">
            <text:p>Rod. Rozália Paulina Ferreira, 1566 - Costa de Cima, Florianópolis - SC, 88066-600, Brazil</text:p>
          </table:table-cell>
          <table:table-cell office:value-type="string">
            <text:p>(48) 99203-2664</text:p>
          </table:table-cell>
        </table:table-row>
        <table:table-row table:style-name="ro1">
          <table:table-cell office:value-type="string">
            <text:p>Cristal Store</text:p>
          </table:table-cell>
          <table:table-cell office:value-type="string">
            <text:p>Av. Luiz Boiteux Piazza, 2688 - Cachoeira do Bom Jesus, Florianópolis - SC, 88054-700, Brazil</text:p>
          </table:table-cell>
          <table:table-cell office:value-type="string">
            <text:p>(48) 99205-0024</text:p>
          </table:table-cell>
        </table:table-row>
        <table:table-row table:style-name="ro1">
          <table:table-cell office:value-type="string">
            <text:p>Estação Das Frutas</text:p>
          </table:table-cell>
          <table:table-cell office:value-type="string">
            <text:p>SC-405, 2710 - Autódromo, Florianópolis - SC, 88063-700, Brazil</text:p>
          </table:table-cell>
          <table:table-cell office:value-type="string">
            <text:p>(48) 99219-2226</text:p>
          </table:table-cell>
        </table:table-row>
        <table:table-row table:style-name="ro1">
          <table:table-cell office:value-type="string">
            <text:p>Flor do Grão</text:p>
          </table:table-cell>
          <table:table-cell office:value-type="string">
            <text:p>Av. Pequeno Príncipe, 1864 - Campeche, Florianópolis - SC, 88063-000, Brazil</text:p>
          </table:table-cell>
          <table:table-cell office:value-type="string">
            <text:p>(48) 99222-3328</text:p>
          </table:table-cell>
        </table:table-row>
        <table:table-row table:style-name="ro1">
          <table:table-cell office:value-type="string">
            <text:p>Com Caju</text:p>
          </table:table-cell>
          <table:table-cell office:value-type="string">
            <text:p>R. Dr. Heitor Blum, 977 - apto 231 - Estreito, Florianópolis - SC, 88075-110, Brazil</text:p>
          </table:table-cell>
          <table:table-cell office:value-type="string">
            <text:p>(48) 99611-4859</text:p>
          </table:table-cell>
        </table:table-row>
        <table:table-row table:style-name="ro1">
          <table:table-cell office:value-type="string">
            <text:p>Cristal Locações</text:p>
          </table:table-cell>
          <table:table-cell office:value-type="string">
            <text:p>dentro da loja Festa e Alegria - Av. Me. Benvenuta, 943 - Santa Monica, Florianópolis - SC, 88045-520, Brazil</text:p>
          </table:table-cell>
          <table:table-cell office:value-type="string">
            <text:p>(48) 99613-7625</text:p>
          </table:table-cell>
        </table:table-row>
        <table:table-row table:style-name="ro1">
          <table:table-cell office:value-type="string">
            <text:p>Empório dos Uniformes</text:p>
          </table:table-cell>
          <table:table-cell office:value-type="string">
            <text:p>R. Lauro Linhares, 1887 - Trindade, Florianópolis - SC, 88036-003, Brazil</text:p>
          </table:table-cell>
          <table:table-cell office:value-type="string">
            <text:p>(48) 99615-3418</text:p>
          </table:table-cell>
        </table:table-row>
        <table:table-row table:style-name="ro1">
          <table:table-cell office:value-type="string">
            <text:p>Cia das Fibras - Produtos Saudáveis</text:p>
          </table:table-cell>
          <table:table-cell office:value-type="string">
            <text:p>R. João Antônio da Silveira, 134 - Lagoa da Conceição, Florianópolis - SC, 88062-150, Brazil</text:p>
          </table:table-cell>
          <table:table-cell office:value-type="string">
            <text:p>(48) 99616-4079</text:p>
          </table:table-cell>
        </table:table-row>
        <table:table-row table:style-name="ro1">
          <table:table-cell office:value-type="string">
            <text:p>Vega Açaí</text:p>
          </table:table-cell>
          <table:table-cell office:value-type="string">
            <text:p>Av. Pequeno Príncipe, 971 - Campeche, Florianópolis - SC, 88063-007, Brazil</text:p>
          </table:table-cell>
          <table:table-cell office:value-type="string">
            <text:p>(48) 99618-7570</text:p>
          </table:table-cell>
        </table:table-row>
        <table:table-row table:style-name="ro1">
          <table:table-cell office:value-type="string">
            <text:p>Vendo Verde Orgânicos</text:p>
          </table:table-cell>
          <table:table-cell office:value-type="string">
            <text:p>SC-401, 3522 - Saco Grande, Florianópolis - SC, 88032-005, Brazil</text:p>
          </table:table-cell>
          <table:table-cell office:value-type="string">
            <text:p>(48) 99636-8899</text:p>
          </table:table-cell>
        </table:table-row>
        <table:table-row table:style-name="ro1">
          <table:table-cell office:value-type="string">
            <text:p>Nd.Basic Atacado</text:p>
          </table:table-cell>
          <table:table-cell office:value-type="string">
            <text:p>R. Dr. Heitor Blum, 310 - sala 203 - Estreito, Florianópolis - SC, 88075-110, Brazil</text:p>
          </table:table-cell>
          <table:table-cell office:value-type="string">
            <text:p>(48) 99681-7769</text:p>
          </table:table-cell>
        </table:table-row>
        <table:table-row table:style-name="ro1">
          <table:table-cell office:value-type="string">
            <text:p>Feira de Orgânicos Santa Bárbara</text:p>
          </table:table-cell>
          <table:table-cell office:value-type="string">
            <text:p>Praça Governador Celso Ramos - Agronômica, Florianópolis - SC, 88025-202, Brazil</text:p>
          </table:table-cell>
          <table:table-cell office:value-type="string">
            <text:p>(48) 99688-3255</text:p>
          </table:table-cell>
        </table:table-row>
        <table:table-row table:style-name="ro1">
          <table:table-cell office:value-type="string">
            <text:p>Armazém Grão Mestre - Naturais e Orgânicos</text:p>
          </table:table-cell>
          <table:table-cell office:value-type="string">
            <text:p>Rodovia Dr. Antônio Luiz Moura Gonzaga, 2975 - Rio Tavares, Florianópolis - SC, 88048-300, Brazil</text:p>
          </table:table-cell>
          <table:table-cell office:value-type="string">
            <text:p>(48) 99699-1586</text:p>
          </table:table-cell>
        </table:table-row>
        <table:table-row table:style-name="ro1">
          <table:table-cell office:value-type="string">
            <text:p>Kebab Faruk - Comida Árabe</text:p>
          </table:table-cell>
          <table:table-cell office:value-type="string">
            <text:p>R. Demétrio Ribeiro, 148 - Centro, Florianópolis - SC, 88020-700, Brazil</text:p>
          </table:table-cell>
          <table:table-cell office:value-type="string">
            <text:p>(48) 99699-4233</text:p>
          </table:table-cell>
        </table:table-row>
        <table:table-row table:style-name="ro1">
          <table:table-cell office:value-type="string">
            <text:p>Jerivá Orgânicos</text:p>
          </table:table-cell>
          <table:table-cell office:value-type="string">
            <text:p>R. Roberto Sampaio Gonzaga, 407 - Trindade, Florianópolis - SC, 88040-380, Brazil</text:p>
          </table:table-cell>
          <table:table-cell office:value-type="string">
            <text:p>(48) 99802-2051</text:p>
          </table:table-cell>
        </table:table-row>
        <table:table-row table:style-name="ro1">
          <table:table-cell office:value-type="string">
            <text:p>Floripa Emporio Gourmet</text:p>
          </table:table-cell>
          <table:table-cell office:value-type="string">
            <text:p>R. Prof. Marcos Cardoso Filho, 15 - Loja 04 - Córrego Grande, Florianópolis - SC, 88037-040, Brazil</text:p>
          </table:table-cell>
          <table:table-cell office:value-type="string">
            <text:p>(48) 99820-0080</text:p>
          </table:table-cell>
        </table:table-row>
        <table:table-row table:style-name="ro1">
          <table:table-cell office:value-type="string">
            <text:p>Naturais &amp; Orgânicos</text:p>
          </table:table-cell>
          <table:table-cell office:value-type="string">
            <text:p>R. Lisânto, 1000 - Loja 3 - Jardim Eldorado, Palhoça - SC, 88133-790, Brazil</text:p>
          </table:table-cell>
          <table:table-cell office:value-type="string">
            <text:p>(48) 99820-3936</text:p>
          </table:table-cell>
        </table:table-row>
        <table:table-row table:style-name="ro1">
          <table:table-cell office:value-type="string">
            <text:p>Natural Trindade - Produtos Naturais (antigo Empório Döll)</text:p>
          </table:table-cell>
          <table:table-cell office:value-type="string">
            <text:p>R. Lauro Linhares, 2123 - 5 - Trindade, Florianópolis - SC, 88036-003, Brazil</text:p>
          </table:table-cell>
          <table:table-cell office:value-type="string">
            <text:p>(48) 99824-0504</text:p>
          </table:table-cell>
        </table:table-row>
        <table:table-row table:style-name="ro1">
          <table:table-cell office:value-type="string">
            <text:p>Instalação de Ar Condicionado em Florianópolis | Climatização Cristal - Manutenção- Higienização - Serviços de Rapel</text:p>
          </table:table-cell>
          <table:table-cell office:value-type="string">
            <text:p>Servidão Sotero José de Farias, 35 - Rio Tavares, Florianópolis - SC, 88048-417, Brazil</text:p>
          </table:table-cell>
          <table:table-cell office:value-type="string">
            <text:p>(48) 99828-9287</text:p>
          </table:table-cell>
        </table:table-row>
        <table:table-row table:style-name="ro1">
          <table:table-cell office:value-type="string">
            <text:p>Cristal System Bio Desinsetização Florianópolis</text:p>
          </table:table-cell>
          <table:table-cell office:value-type="string">
            <text:p>Serv João José Correia da Silva, 110 - Barra da Lagoa, Florianópolis - SC, 88062-615, Brazil</text:p>
          </table:table-cell>
          <table:table-cell office:value-type="string">
            <text:p>(48) 99850-9386</text:p>
          </table:table-cell>
        </table:table-row>
        <table:table-row table:style-name="ro1">
          <table:table-cell office:value-type="string">
            <text:p>YIHAO ATACADO</text:p>
          </table:table-cell>
          <table:table-cell office:value-type="string">
            <text:p>R. Francisco Tolentino, 426 - Centro, Florianópolis - SC, 88010-090, Brazil</text:p>
          </table:table-cell>
          <table:table-cell office:value-type="string">
            <text:p>(48) 99851-1262</text:p>
          </table:table-cell>
        </table:table-row>
        <table:table-row table:style-name="ro1">
          <table:table-cell office:value-type="string">
            <text:p>Maxi Acessórios - Florianópolis - Atacado de Semi Joias</text:p>
          </table:table-cell>
          <table:table-cell office:value-type="string">
            <text:p>Edifício Techno Towers - Rod. José Carlos Daux, 500 - sala 301 - João Paulo, Florianópolis - SC, 88030-000, Brazil</text:p>
          </table:table-cell>
          <table:table-cell office:value-type="string">
            <text:p>(48) 99853-6136</text:p>
          </table:table-cell>
        </table:table-row>
        <table:table-row table:style-name="ro1">
          <table:table-cell office:value-type="string">
            <text:p>Maria Nuts To Go - Ultracongelados saudaveis</text:p>
          </table:table-cell>
          <table:table-cell office:value-type="string">
            <text:p>R. Hermann Blumenau, 245 - Centro, Florianópolis - SC, 88020-020, Brazil</text:p>
          </table:table-cell>
          <table:table-cell office:value-type="string">
            <text:p>(48) 99868-1055</text:p>
          </table:table-cell>
        </table:table-row>
        <table:table-row table:style-name="ro1">
          <table:table-cell office:value-type="string">
            <text:p>O BRANCO E SC ALIMENTOS E SUPLEMENTOS ALIMENTARES LTDA</text:p>
          </table:table-cell>
          <table:table-cell office:value-type="string">
            <text:p>Av. Santa Catarina, 1197 - Sala 707 - Estreito, Florianópolis - SC, 88075-500, Brazil</text:p>
          </table:table-cell>
          <table:table-cell office:value-type="string">
            <text:p>(48) 99916-8220</text:p>
          </table:table-cell>
        </table:table-row>
        <table:table-row table:style-name="ro1">
          <table:table-cell office:value-type="string">
            <text:p>CÍLIOS CAJU | LAGOA DA CONCEIÇÃO, FLORIANÓPOLIS</text:p>
          </table:table-cell>
          <table:table-cell office:value-type="string">
            <text:p>Servidão Braulio Sagáz, 72 - Lagoa da Conceição, Florianópolis - SC, 88062-206, Brazil</text:p>
          </table:table-cell>
          <table:table-cell office:value-type="string">
            <text:p>(48) 99924-8960</text:p>
          </table:table-cell>
        </table:table-row>
        <table:table-row table:style-name="ro1">
          <table:table-cell office:value-type="string">
            <text:p>A Tenda Orgânicos e Agroecológicos</text:p>
          </table:table-cell>
          <table:table-cell office:value-type="string">
            <text:p>Av. Pequeno Príncipe, 1202 - Campeche, Florianópolis - SC, 88063-000, Brazil</text:p>
          </table:table-cell>
          <table:table-cell office:value-type="string">
            <text:p>(48) 99928-7056</text:p>
          </table:table-cell>
        </table:table-row>
        <table:table-row table:style-name="ro1">
          <table:table-cell office:value-type="string">
            <text:p>Folha</text:p>
          </table:table-cell>
          <table:table-cell office:value-type="string">
            <text:p>R. Dr. Ylmar Corrêa, 80 - Santa Monica, Florianópolis - SC, 88035-220, Brazil</text:p>
          </table:table-cell>
          <table:table-cell office:value-type="string">
            <text:p>(48) 99935-0401</text:p>
          </table:table-cell>
        </table:table-row>
        <table:table-row table:style-name="ro1">
          <table:table-cell office:value-type="string">
            <text:p>Flor de Maria Açaiteria</text:p>
          </table:table-cell>
          <table:table-cell office:value-type="string">
            <text:p>R. Me. Maria Villac, 1280 - Canasvieiras, Florianópolis - SC, 88054-000, Brazil</text:p>
          </table:table-cell>
          <table:table-cell office:value-type="string">
            <text:p>(48) 99958-5951</text:p>
          </table:table-cell>
        </table:table-row>
        <table:table-row table:style-name="ro1">
          <table:table-cell office:value-type="string">
            <text:p>Seed Station</text:p>
          </table:table-cell>
          <table:table-cell office:value-type="string">
            <text:p>Av. Eng. Max de Souza, 1011 - Coqueiros, Florianópolis - SC, 88080-000, Brazil</text:p>
          </table:table-cell>
          <table:table-cell office:value-type="string">
            <text:p>(48) 99962-9631</text:p>
          </table:table-cell>
        </table:table-row>
        <table:table-row table:style-name="ro1">
          <table:table-cell office:value-type="string">
            <text:p>Feito da Fruta</text:p>
          </table:table-cell>
          <table:table-cell office:value-type="string">
            <text:p>Av. Eng. Max de Souza, 1469 - Coqueiros, Florianópolis - SC, 88080-000, Brazil</text:p>
          </table:table-cell>
          <table:table-cell office:value-type="string">
            <text:p>(48) 99965-5696</text:p>
          </table:table-cell>
        </table:table-row>
        <table:table-row table:style-name="ro1">
          <table:table-cell office:value-type="string">
            <text:p>Maria Nuts Produtos Naturais e Alimentação Saudável</text:p>
          </table:table-cell>
          <table:table-cell office:value-type="string">
            <text:p>R. Hermann Blumenau, 282 - Centro, Florianópolis - SC, 88020-020, Brazil</text:p>
          </table:table-cell>
          <table:table-cell office:value-type="string">
            <text:p>(48) 99971-0658</text:p>
          </table:table-cell>
        </table:table-row>
        <table:table-row table:style-name="ro1">
          <table:table-cell office:value-type="string">
            <text:p>Grão &amp; Pronto Healthy food</text:p>
          </table:table-cell>
          <table:table-cell office:value-type="string">
            <text:p>R. Vidal Ramos, 120 - Centro, Florianópolis - SC, 88010-320, Brazil</text:p>
          </table:table-cell>
          <table:table-cell office:value-type="string">
            <text:p>(48) 99988-0169</text:p>
          </table:table-cell>
        </table:table-row>
        <table:table-row table:style-name="ro1">
          <table:table-cell office:value-type="string">
            <text:p>Longen e De Lorenzi Produtos Orgânicos</text:p>
          </table:table-cell>
          <table:table-cell office:value-type="string">
            <text:p>R. Des. Pedro Silva, 2668 - loja 03 - Coqueiros, Florianópolis - SC, 88080-700, Brazil</text:p>
          </table:table-cell>
          <table:table-cell office:value-type="string">
            <text:p>(48) 99992-3640</text:p>
          </table:table-cell>
        </table:table-row>
        <table:table-row table:style-name="ro1">
          <table:table-cell office:value-type="string">
            <text:p>Empório Belém</text:p>
          </table:table-cell>
          <table:table-cell office:value-type="string">
            <text:p>Av. Juca Batista, 9622 - Belém Novo, Porto Alegre - RS, 91781-690, Brazil</text:p>
          </table:table-cell>
          <table:table-cell office:value-type="string">
            <text:p>(51) 98034-0207</text:p>
          </table:table-cell>
        </table:table-row>
        <table:table-row table:style-name="ro1">
          <table:table-cell office:value-type="string">
            <text:p>Banana Verde - Consumo Consciente</text:p>
          </table:table-cell>
          <table:table-cell office:value-type="string">
            <text:p>Av. José Bonifácio, 593 - Farroupilha, Porto Alegre - RS, 90040-130, Brazil</text:p>
          </table:table-cell>
          <table:table-cell office:value-type="string">
            <text:p>(51) 98036-8181</text:p>
          </table:table-cell>
        </table:table-row>
        <table:table-row table:style-name="ro1">
          <table:table-cell office:value-type="string">
            <text:p>Empório Três Figueiras</text:p>
          </table:table-cell>
          <table:table-cell office:value-type="string">
            <text:p>Av. Teixeira Mendes, 533 - Loja 04 - Chácara das Pedras, Porto Alegre - RS, 91330-380, Brazil</text:p>
          </table:table-cell>
          <table:table-cell office:value-type="string">
            <text:p>(51) 98052-5534</text:p>
          </table:table-cell>
        </table:table-row>
        <table:table-row table:style-name="ro1">
          <table:table-cell office:value-type="string">
            <text:p>Sitio Semeando</text:p>
          </table:table-cell>
          <table:table-cell office:value-type="string">
            <text:p>R. Flávio Garrafielo, 108 - Lami, Porto Alegre - RS, 91787-764, Brazil</text:p>
          </table:table-cell>
          <table:table-cell office:value-type="string">
            <text:p>(51) 98110-1073</text:p>
          </table:table-cell>
        </table:table-row>
        <table:table-row table:style-name="ro1">
          <table:table-cell office:value-type="string">
            <text:p>Empório Cé</text:p>
          </table:table-cell>
          <table:table-cell office:value-type="string">
            <text:p>Av. Teixeira Mendes, 396 - Chácara das Pedras, Porto Alegre - RS, 91330-390, Brazil</text:p>
          </table:table-cell>
          <table:table-cell office:value-type="string">
            <text:p>(51) 98112-6945</text:p>
          </table:table-cell>
        </table:table-row>
        <table:table-row table:style-name="ro1">
          <table:table-cell office:value-type="string">
            <text:p>GERAÇÃO SAÚDE</text:p>
          </table:table-cell>
          <table:table-cell office:value-type="string">
            <text:p>Avenida Rio Grande, 258 Navegantes - São Geraldo, Porto Alegre - RS, 90230-230, Brazil</text:p>
          </table:table-cell>
          <table:table-cell office:value-type="string">
            <text:p>(51) 98144-1481</text:p>
          </table:table-cell>
        </table:table-row>
        <table:table-row table:style-name="ro1">
          <table:table-cell office:value-type="string">
            <text:p>Grãos Brazil</text:p>
          </table:table-cell>
          <table:table-cell office:value-type="string">
            <text:p>R. Major-Polícia Militar Antônio Pompílio da Fonseca, 52 - Loja 7 - Vila Ipiranga, Porto Alegre - RS, 91360-450, Brazil</text:p>
          </table:table-cell>
          <table:table-cell office:value-type="string">
            <text:p>(51) 98150-8805</text:p>
          </table:table-cell>
        </table:table-row>
        <table:table-row table:style-name="ro1">
          <table:table-cell office:value-type="string">
            <text:p>Atacado J.D.L</text:p>
          </table:table-cell>
          <table:table-cell office:value-type="string">
            <text:p>Praça Rui Barbosa, 137 - Centro Histórico, Porto Alegre - RS, 90030-100, Brazil</text:p>
          </table:table-cell>
          <table:table-cell office:value-type="string">
            <text:p>(51) 98175-2176</text:p>
          </table:table-cell>
        </table:table-row>
        <table:table-row table:style-name="ro1">
          <table:table-cell office:value-type="string">
            <text:p>Banca 12</text:p>
          </table:table-cell>
          <table:table-cell office:value-type="string">
            <text:p>Largo Jorn. Glênio Péres, s/n - Centro Histórico, Porto Alegre - RS, 90020-070, Brazil</text:p>
          </table:table-cell>
          <table:table-cell office:value-type="string">
            <text:p>(51) 98182-2199</text:p>
          </table:table-cell>
        </table:table-row>
        <table:table-row table:style-name="ro1">
          <table:table-cell office:value-type="string">
            <text:p>Banca 12</text:p>
          </table:table-cell>
          <table:table-cell office:value-type="string">
            <text:p>R. dos Andradas, 1231 - Centro Histórico, Porto Alegre - RS, 90020-023, Brazil</text:p>
          </table:table-cell>
          <table:table-cell office:value-type="string">
            <text:p>(51) 98182-7499</text:p>
          </table:table-cell>
        </table:table-row>
        <table:table-row table:style-name="ro1">
          <table:table-cell office:value-type="string">
            <text:p>Cristal System Bio Desinsetização Porto Alegre</text:p>
          </table:table-cell>
          <table:table-cell office:value-type="string">
            <text:p>R. Gen. Vitorino, 291 - sl 203 - Centro Histórico, Porto Alegre - RS, 90020-171, Brazil</text:p>
          </table:table-cell>
          <table:table-cell office:value-type="string">
            <text:p>(51) 98190-4715</text:p>
          </table:table-cell>
        </table:table-row>
        <table:table-row table:style-name="ro1">
          <table:table-cell office:value-type="string">
            <text:p>bananamachinada</text:p>
          </table:table-cell>
          <table:table-cell office:value-type="string">
            <text:p>R. Carlos Von Koseritz, 1032 - São João, Porto Alegre - RS, 90540-048, Brazil</text:p>
          </table:table-cell>
          <table:table-cell office:value-type="string">
            <text:p>(51) 98413-6324</text:p>
          </table:table-cell>
        </table:table-row>
        <table:table-row table:style-name="ro1">
          <table:table-cell office:value-type="string">
            <text:p>OTICA CRISTAL</text:p>
          </table:table-cell>
          <table:table-cell office:value-type="string">
            <text:p>Av. Assis Brasil, 1951 - Passo d'Areia, Porto Alegre - RS, 91010-006, Brazil</text:p>
          </table:table-cell>
          <table:table-cell office:value-type="string">
            <text:p>(51) 98416-8529</text:p>
          </table:table-cell>
        </table:table-row>
        <table:table-row table:style-name="ro1">
          <table:table-cell office:value-type="string">
            <text:p>Nozes Pecan D'Avila</text:p>
          </table:table-cell>
          <table:table-cell office:value-type="string">
            <text:p>559R+RJ, Glorinha - RS, 94380-000, Brazil</text:p>
          </table:table-cell>
          <table:table-cell office:value-type="string">
            <text:p>(51) 98455-8897</text:p>
          </table:table-cell>
        </table:table-row>
        <table:table-row table:style-name="ro1">
          <table:table-cell office:value-type="string">
            <text:p>Supermini Mercado</text:p>
          </table:table-cell>
          <table:table-cell office:value-type="string">
            <text:p>Av. Mario Jorge Menezes Viêira, 59 - Atalaia, Aracaju - SE, 49035-660, Brazil</text:p>
          </table:table-cell>
          <table:table-cell office:value-type="string">
            <text:p>(51) 98506-6030</text:p>
          </table:table-cell>
        </table:table-row>
        <table:table-row table:style-name="ro1">
          <table:table-cell office:value-type="string">
            <text:p>Castanhas Produtos Naturais</text:p>
          </table:table-cell>
          <table:table-cell office:value-type="string">
            <text:p>Rua Professora Amy Herve Ramires, 163 - Rubem Berta, Porto Alegre - RS, 91250-240, Brazil</text:p>
          </table:table-cell>
          <table:table-cell office:value-type="string">
            <text:p>(51) 98590-6429</text:p>
          </table:table-cell>
        </table:table-row>
        <table:table-row table:style-name="ro1">
          <table:table-cell office:value-type="string">
            <text:p>Cristal Cell Poa</text:p>
          </table:table-cell>
          <table:table-cell office:value-type="string">
            <text:p>Av. Taquary, 737 - Cristal, Porto Alegre - RS, 90810-180, Brazil</text:p>
          </table:table-cell>
          <table:table-cell office:value-type="string">
            <text:p>(51) 98984-7483</text:p>
          </table:table-cell>
        </table:table-row>
        <table:table-row table:style-name="ro1">
          <table:table-cell office:value-type="string">
            <text:p>Pescari Empório de Alimentos LTDA</text:p>
          </table:table-cell>
          <table:table-cell office:value-type="string">
            <text:p>Adda Mascarenhas de Moraes, 165 - Jardim Itu, Porto Alegre - RS, 91220-140, Brazil</text:p>
          </table:table-cell>
          <table:table-cell office:value-type="string">
            <text:p>(51) 99009-9338</text:p>
          </table:table-cell>
        </table:table-row>
        <table:table-row table:style-name="ro1">
          <table:table-cell office:value-type="string">
            <text:p>Mercado Armazém Cristal (Bebidas. Salgados, Conveniência e tabacaria)</text:p>
          </table:table-cell>
          <table:table-cell office:value-type="string">
            <text:p>Av. Caí, 1032 - Cristal, Porto Alegre - RS, 90810-120, Brazil</text:p>
          </table:table-cell>
          <table:table-cell office:value-type="string">
            <text:p>(51) 99107-5754</text:p>
          </table:table-cell>
        </table:table-row>
        <table:table-row table:style-name="ro1">
          <table:table-cell office:value-type="string">
            <text:p>Banana Sushi Delivery</text:p>
          </table:table-cell>
          <table:table-cell office:value-type="string">
            <text:p>Av. Juca Batista, 2265 - Hípica, Porto Alegre - RS, 91770-001, Brazil</text:p>
          </table:table-cell>
          <table:table-cell office:value-type="string">
            <text:p>(51) 99132-3232</text:p>
          </table:table-cell>
        </table:table-row>
        <table:table-row table:style-name="ro1">
          <table:table-cell office:value-type="string">
            <text:p>ZMS Produtos Naturais</text:p>
          </table:table-cell>
          <table:table-cell office:value-type="string">
            <text:p>Av. Protásio Alves, 605 - Rio Branco, Porto Alegre - RS, 90035-191, Brazil</text:p>
          </table:table-cell>
          <table:table-cell office:value-type="string">
            <text:p>(51) 99147-7454</text:p>
          </table:table-cell>
        </table:table-row>
        <table:table-row table:style-name="ro1">
          <table:table-cell office:value-type="string">
            <text:p>La Tasse Empório</text:p>
          </table:table-cell>
          <table:table-cell office:value-type="string">
            <text:p>R. Casemiro de Abreu, 430 - Rio Branco, Porto Alegre - RS, 90420-001, Brazil</text:p>
          </table:table-cell>
          <table:table-cell office:value-type="string">
            <text:p>(51) 99154-2622</text:p>
          </table:table-cell>
        </table:table-row>
        <table:table-row table:style-name="ro1">
          <table:table-cell office:value-type="string">
            <text:p>Favo da Terra</text:p>
          </table:table-cell>
          <table:table-cell office:value-type="string">
            <text:p>Av. Protásio Alves, 266 - Rio Branco, Porto Alegre - RS, 90410-004, Brazil</text:p>
          </table:table-cell>
          <table:table-cell office:value-type="string">
            <text:p>(51) 99177-1823</text:p>
          </table:table-cell>
        </table:table-row>
        <table:table-row table:style-name="ro1">
          <table:table-cell office:value-type="string">
            <text:p>Cristal Super Castanhas</text:p>
          </table:table-cell>
          <table:table-cell office:value-type="string">
            <text:p>Av. Sertório, 5950, pavlh 07/box 218 - São Sebastião, Porto Alegre - RS, 91060-470, Brazil</text:p>
          </table:table-cell>
          <table:table-cell office:value-type="string">
            <text:p>(51) 99179-7803</text:p>
          </table:table-cell>
        </table:table-row>
        <table:table-row table:style-name="ro1">
          <table:table-cell office:value-type="string">
            <text:p>Cristal telas mosquiteiras</text:p>
          </table:table-cell>
          <table:table-cell office:value-type="string">
            <text:p>Av. Jacuí - Cristal, Porto Alegre - RS, 90810-150, Brazil</text:p>
          </table:table-cell>
          <table:table-cell office:value-type="string">
            <text:p>(51) 99188-3137</text:p>
          </table:table-cell>
        </table:table-row>
        <table:table-row table:style-name="ro1">
          <table:table-cell office:value-type="string">
            <text:p>Instituto Social do Cristal</text:p>
          </table:table-cell>
          <table:table-cell office:value-type="string">
            <text:p>R. Butuí, 420 - Cristal, Porto Alegre - RS, 90820-150, Brazil</text:p>
          </table:table-cell>
          <table:table-cell office:value-type="string">
            <text:p>(51) 99226-1216</text:p>
          </table:table-cell>
        </table:table-row>
        <table:table-row table:style-name="ro1">
          <table:table-cell office:value-type="string">
            <text:p>Conqualitá Baskets and Gifts</text:p>
          </table:table-cell>
          <table:table-cell office:value-type="string">
            <text:p>Av. Berlim, 817 - São Geraldo, Porto Alegre - RS, 90240-581, Brazil</text:p>
          </table:table-cell>
          <table:table-cell office:value-type="string">
            <text:p>(51) 99240-5242</text:p>
          </table:table-cell>
        </table:table-row>
        <table:table-row table:style-name="ro1">
          <table:table-cell office:value-type="string">
            <text:p>Eduana Mercado da Confeitaria</text:p>
          </table:table-cell>
          <table:table-cell office:value-type="string">
            <text:p>Av. Sertório, 6315 - Loja 3 - Sarandi, Porto Alegre - RS, 91060-591, Brazil</text:p>
          </table:table-cell>
          <table:table-cell office:value-type="string">
            <text:p>(51) 99253-3108</text:p>
          </table:table-cell>
        </table:table-row>
        <table:table-row table:style-name="ro1">
          <table:table-cell office:value-type="string">
            <text:p>Grãos de Energia</text:p>
          </table:table-cell>
          <table:table-cell office:value-type="string">
            <text:p>R. 24 de Outubro, 1592 - Auxiliadora, Porto Alegre - RS, 90510-001, Brazil</text:p>
          </table:table-cell>
          <table:table-cell office:value-type="string">
            <text:p>(51) 99268-2443</text:p>
          </table:table-cell>
        </table:table-row>
        <table:table-row table:style-name="ro1">
          <table:table-cell office:value-type="string">
            <text:p>Bananas Borges</text:p>
          </table:table-cell>
          <table:table-cell office:value-type="string">
            <text:p>Av. Fernando Ferrari, 1001 - Pavilhão D1 BOX 21-26 - Anchieta, Porto Alegre - RS, 90200-041, Brazil</text:p>
          </table:table-cell>
          <table:table-cell office:value-type="string">
            <text:p>(51) 99276-4382</text:p>
          </table:table-cell>
        </table:table-row>
        <table:table-row table:style-name="ro1">
          <table:table-cell office:value-type="string">
            <text:p>Ana Banana Café e Bistrô</text:p>
          </table:table-cell>
          <table:table-cell office:value-type="string">
            <text:p>Travessa La Salle, 87 - Menino Deus, Porto Alegre - RS, 90130-120, Brazil</text:p>
          </table:table-cell>
          <table:table-cell office:value-type="string">
            <text:p>(51) 99285-6996</text:p>
          </table:table-cell>
        </table:table-row>
        <table:table-row table:style-name="ro1">
          <table:table-cell office:value-type="string">
            <text:p>Atacado Rica</text:p>
          </table:table-cell>
          <table:table-cell office:value-type="string">
            <text:p>R. Cel. Vicente, 374 - Centro Histórico, Porto Alegre - RS, 92310-430, Brazil</text:p>
          </table:table-cell>
          <table:table-cell office:value-type="string">
            <text:p>(51) 99288-7042</text:p>
          </table:table-cell>
        </table:table-row>
        <table:table-row table:style-name="ro1">
          <table:table-cell office:value-type="string">
            <text:p>Viverdi Loja Natural</text:p>
          </table:table-cell>
          <table:table-cell office:value-type="string">
            <text:p>R. Gomes de Freitas, 276 - Jardim Itu, Porto Alegre - RS, 91380-000, Brazil</text:p>
          </table:table-cell>
          <table:table-cell office:value-type="string">
            <text:p>(51) 99358-2555</text:p>
          </table:table-cell>
        </table:table-row>
        <table:table-row table:style-name="ro1">
          <table:table-cell office:value-type="string">
            <text:p>Organic Way</text:p>
          </table:table-cell>
          <table:table-cell office:value-type="string">
            <text:p>R. Felipe Neri, 428/201 - Auxiliadora, Porto Alegre - RS, 90440-150, Brazil</text:p>
          </table:table-cell>
          <table:table-cell office:value-type="string">
            <text:p>(51) 99358-7073</text:p>
          </table:table-cell>
        </table:table-row>
        <table:table-row table:style-name="ro1">
          <table:table-cell office:value-type="string">
            <text:p>O Engenho - grãos e cereais</text:p>
          </table:table-cell>
          <table:table-cell office:value-type="string">
            <text:p>Av. Assis Brasil, 626 - Santa Maria Goretti, Porto Alegre - RS, 90010-000, Brazil</text:p>
          </table:table-cell>
          <table:table-cell office:value-type="string">
            <text:p>(51) 99423-0736</text:p>
          </table:table-cell>
        </table:table-row>
        <table:table-row table:style-name="ro1">
          <table:table-cell office:value-type="string">
            <text:p>Empório Vila Santoni</text:p>
          </table:table-cell>
          <table:table-cell office:value-type="string">
            <text:p>Av. Wenceslau Escobar, 3135 B - Tristeza, Porto Alegre - RS, 91920-455, Brazil</text:p>
          </table:table-cell>
          <table:table-cell office:value-type="string">
            <text:p>(51) 99426-9366</text:p>
          </table:table-cell>
        </table:table-row>
        <table:table-row table:style-name="ro1">
          <table:table-cell office:value-type="string">
            <text:p>Pontal Shopping</text:p>
          </table:table-cell>
          <table:table-cell office:value-type="string">
            <text:p>Av. Padre Cacique, 2893 - Cristal, Porto Alegre - RS, 90810-240, Brazil</text:p>
          </table:table-cell>
          <table:table-cell office:value-type="string">
            <text:p>(51) 99442-9989</text:p>
          </table:table-cell>
        </table:table-row>
        <table:table-row table:style-name="ro1">
          <table:table-cell office:value-type="string">
            <text:p>2Marias Porto Alegre</text:p>
          </table:table-cell>
          <table:table-cell office:value-type="string">
            <text:p>R. Dom Pedro II, 298 - Loja 03 - Higienópolis, Porto Alegre - RS, 90550-141, Brazil</text:p>
          </table:table-cell>
          <table:table-cell office:value-type="string">
            <text:p>(51) 99455-2421</text:p>
          </table:table-cell>
        </table:table-row>
        <table:table-row table:style-name="ro1">
          <table:table-cell office:value-type="string">
            <text:p>Labório Coffee Couture</text:p>
          </table:table-cell>
          <table:table-cell office:value-type="string">
            <text:p>R. Padre Chagas, 813 - Moinhos de Vento, Porto Alegre - RS, 91140-040, Brazil</text:p>
          </table:table-cell>
          <table:table-cell office:value-type="string">
            <text:p>(51) 99461-7747</text:p>
          </table:table-cell>
        </table:table-row>
        <table:table-row table:style-name="ro1">
          <table:table-cell office:value-type="string">
            <text:p>Banca 43 - Mercado Público</text:p>
          </table:table-cell>
          <table:table-cell office:value-type="string">
            <text:p>Mercado Publico Central Rua Mauá, s/n - Centro, Porto Alegre - RS, 90020-070, Brazil</text:p>
          </table:table-cell>
          <table:table-cell office:value-type="string">
            <text:p>(51) 99464-6662</text:p>
          </table:table-cell>
        </table:table-row>
        <table:table-row table:style-name="ro1">
          <table:table-cell office:value-type="string">
            <text:p>Doce de Moça</text:p>
          </table:table-cell>
          <table:table-cell office:value-type="string">
            <text:p>Av. Guaíba, 50 - Vila Assunção, Porto Alegre - RS, 91900-420, Brazil</text:p>
          </table:table-cell>
          <table:table-cell office:value-type="string">
            <text:p>(51) 99467-0727</text:p>
          </table:table-cell>
        </table:table-row>
        <table:table-row table:style-name="ro1">
          <table:table-cell office:value-type="string">
            <text:p>Local Farmers Delivery de Orgânicos</text:p>
          </table:table-cell>
          <table:table-cell office:value-type="string">
            <text:p>Rua Eça de Queiroz, 485 - Petrópolis, Porto Alegre - RS, 90670-020, Brazil</text:p>
          </table:table-cell>
          <table:table-cell office:value-type="string">
            <text:p>(51) 99516-9205</text:p>
          </table:table-cell>
        </table:table-row>
        <table:table-row table:style-name="ro1">
          <table:table-cell office:value-type="string">
            <text:p>Giro Orgânico e Sustentável</text:p>
          </table:table-cell>
          <table:table-cell office:value-type="string">
            <text:p>R. Demétrio Ribeiro, 810 - Centro Histórico, Porto Alegre - RS, 90010-312, Brazil</text:p>
          </table:table-cell>
          <table:table-cell office:value-type="string">
            <text:p>(51) 99558-7743</text:p>
          </table:table-cell>
        </table:table-row>
        <table:table-row table:style-name="ro1">
          <table:table-cell office:value-type="string">
            <text:p>Produtos Naturais Solo Bueno</text:p>
          </table:table-cell>
          <table:table-cell office:value-type="string">
            <text:p>Rua Professora Amy Herve Ramires, 39 - Ap 131 - Leopoldina, Porto Alegre - RS, 91240-250, Brazil</text:p>
          </table:table-cell>
          <table:table-cell office:value-type="string">
            <text:p>(51) 99678-1396</text:p>
          </table:table-cell>
        </table:table-row>
        <table:table-row table:style-name="ro1">
          <table:table-cell office:value-type="string">
            <text:p>Instituto Brasileiro de Pecanicultura - IBPE</text:p>
          </table:table-cell>
          <table:table-cell office:value-type="string">
            <text:p>Av. Pres. Franklin Roosevelt, 1264 - Navegantes, Porto Alegre - RS, 90230-002, Brazil</text:p>
          </table:table-cell>
          <table:table-cell office:value-type="string">
            <text:p>(51) 99829-1140</text:p>
          </table:table-cell>
        </table:table-row>
        <table:table-row table:style-name="ro1">
          <table:table-cell office:value-type="string">
            <text:p>Empório Cia Da Nutrição</text:p>
          </table:table-cell>
          <table:table-cell office:value-type="string">
            <text:p>R. Vig. José Inácio, 266 - Centro Histórico, Porto Alegre - RS, 90020-110, Brazil</text:p>
          </table:table-cell>
          <table:table-cell office:value-type="string">
            <text:p>(51) 99887-3425</text:p>
          </table:table-cell>
        </table:table-row>
        <table:table-row table:style-name="ro1">
          <table:table-cell office:value-type="string">
            <text:p>Cia Da Nutrição Borges</text:p>
          </table:table-cell>
          <table:table-cell office:value-type="string">
            <text:p>Av. Borges de Medeiros, 437 - Centro Histórico, Porto Alegre - RS, 90020-023, Brazil</text:p>
          </table:table-cell>
          <table:table-cell office:value-type="string">
            <text:p>(51) 99887-3425</text:p>
          </table:table-cell>
        </table:table-row>
        <table:table-row table:style-name="ro1">
          <table:table-cell office:value-type="string">
            <text:p>Galpão do Plátano</text:p>
          </table:table-cell>
          <table:table-cell office:value-type="string">
            <text:p>R. Gen. João Manoel, 627 - Centro Histórico, Porto Alegre - RS, 90010-030, Brazil</text:p>
          </table:table-cell>
          <table:table-cell office:value-type="string">
            <text:p>(51) 99921-4747</text:p>
          </table:table-cell>
        </table:table-row>
        <table:table-row table:style-name="ro1">
          <table:table-cell office:value-type="string">
            <text:p>Mercado Latitude</text:p>
          </table:table-cell>
          <table:table-cell office:value-type="string">
            <text:p>Av. Venâncio Aires, 1020 - Farroupilha, Porto Alegre - RS, 90040-192, Brazil</text:p>
          </table:table-cell>
          <table:table-cell office:value-type="string">
            <text:p>(51) 99952-7691</text:p>
          </table:table-cell>
        </table:table-row>
        <table:table-row table:style-name="ro1">
          <table:table-cell office:value-type="string">
            <text:p>Modesta Vegana Mercado</text:p>
          </table:table-cell>
          <table:table-cell office:value-type="string">
            <text:p>Rua Tomaz Flores, 134 - Bom Fim, Porto Alegre - RS, 90035-200, Brazil</text:p>
          </table:table-cell>
          <table:table-cell office:value-type="string">
            <text:p>(51) 99969-7984</text:p>
          </table:table-cell>
        </table:table-row>
        <table:table-row table:style-name="ro1">
          <table:table-cell office:value-type="string">
            <text:p>Analia da Silva -MEI</text:p>
          </table:table-cell>
          <table:table-cell office:value-type="string">
            <text:p>Serafim Benete 204 casa 02 Floresta - Vila Olimpica, Gramado - RS, 95670-000, Brazil</text:p>
          </table:table-cell>
          <table:table-cell office:value-type="string">
            <text:p>(54) 98127-3463</text:p>
          </table:table-cell>
        </table:table-row>
        <table:table-row table:style-name="ro1">
          <table:table-cell office:value-type="string">
            <text:p>Cantinho da Saúde - Loja de Produtos Naturais</text:p>
          </table:table-cell>
          <table:table-cell office:value-type="string">
            <text:p>Galeria da Igreja Metodista - Av. Borges de Medeiros, 2889 - sala 112 - Centro, Gramado - RS, 95670-092, Brazil</text:p>
          </table:table-cell>
          <table:table-cell office:value-type="string">
            <text:p>(54) 98432-0497</text:p>
          </table:table-cell>
        </table:table-row>
        <table:table-row table:style-name="ro1">
          <table:table-cell office:value-type="string">
            <text:p>Boali Healthy Food | Gramado</text:p>
          </table:table-cell>
          <table:table-cell office:value-type="string">
            <text:p>Av. Borges de Medeiros, 3410 - Centro, Gramado - RS, 95670-092, Brazil</text:p>
          </table:table-cell>
          <table:table-cell office:value-type="string">
            <text:p>(54) 99116-8333</text:p>
          </table:table-cell>
        </table:table-row>
        <table:table-row table:style-name="ro1">
          <table:table-cell office:value-type="string">
            <text:p>Le Belle Canto</text:p>
          </table:table-cell>
          <table:table-cell office:value-type="string">
            <text:p>R. Piratini, 815 - Planalto, Gramado - RS, 95670-000, Brazil</text:p>
          </table:table-cell>
          <table:table-cell office:value-type="string">
            <text:p>(54) 99163-0126</text:p>
          </table:table-cell>
        </table:table-row>
        <table:table-row table:style-name="ro1">
          <table:table-cell office:value-type="string">
            <text:p>Granel + Natural</text:p>
          </table:table-cell>
          <table:table-cell office:value-type="string">
            <text:p>Centro Comercial Vila Olímpica - Av. 1º de Maio, 1981 - sala 6 - Várzea Grande, Gramado - RS, 95670-000, Brazil</text:p>
          </table:table-cell>
          <table:table-cell office:value-type="string">
            <text:p>(54) 99268-1559</text:p>
          </table:table-cell>
        </table:table-row>
        <table:table-row table:style-name="ro1">
          <table:table-cell office:value-type="string">
            <text:p>Azaléia Produtos Naturais</text:p>
          </table:table-cell>
          <table:table-cell office:value-type="string">
            <text:p>Av. Borges de Medeiros, 1069 - loja 01 - Centro, Gramado - RS, 95670-092, Brazil</text:p>
          </table:table-cell>
          <table:table-cell office:value-type="string">
            <text:p>(54) 99605-0175</text:p>
          </table:table-cell>
        </table:table-row>
        <table:table-row table:style-name="ro1">
          <table:table-cell office:value-type="string">
            <text:p>Mercado Trajano Gramado</text:p>
          </table:table-cell>
          <table:table-cell office:value-type="string">
            <text:p>R. Setembrino de Carvalho, 355 - Vila Jardim, Gramado - RS, 95670-000, Brazil</text:p>
          </table:table-cell>
          <table:table-cell office:value-type="string">
            <text:p>(54) 99606-7056</text:p>
          </table:table-cell>
        </table:table-row>
        <table:table-row table:style-name="ro1">
          <table:table-cell office:value-type="string">
            <text:p>Mercado Parmegiani</text:p>
          </table:table-cell>
          <table:table-cell office:value-type="string">
            <text:p>Av. Borges de Medeiros, 3485 - Vila Suica, Gramado - RS, 95670-000, Brazil</text:p>
          </table:table-cell>
          <table:table-cell office:value-type="string">
            <text:p>(54) 99614-0558</text:p>
          </table:table-cell>
        </table:table-row>
        <table:table-row table:style-name="ro1">
          <table:table-cell office:value-type="string">
            <text:p>Doce Nutrir Gramado</text:p>
          </table:table-cell>
          <table:table-cell office:value-type="string">
            <text:p>Avenida Trab. - Várzea Grande, Gramado - RS, 95670-000, Brazil</text:p>
          </table:table-cell>
          <table:table-cell office:value-type="string">
            <text:p>(54) 99627-8578</text:p>
          </table:table-cell>
        </table:table-row>
        <table:table-row table:style-name="ro1">
          <table:table-cell office:value-type="string">
            <text:p>Chocolataria Gramado - Estação Canela</text:p>
          </table:table-cell>
          <table:table-cell office:value-type="string">
            <text:p>Largo Benito Urbani, 06 - Centro, Canela - RS, 95680-000, Brazil</text:p>
          </table:table-cell>
          <table:table-cell office:value-type="string">
            <text:p>(54) 99629-4644</text:p>
          </table:table-cell>
        </table:table-row>
        <table:table-row table:style-name="ro1">
          <table:table-cell office:value-type="string">
            <text:p>Casa do Colono | Produtos Regionais de Gramado</text:p>
          </table:table-cell>
          <table:table-cell office:value-type="string">
            <text:p>Av. Borges de Medeiros, s/n - Centro, Gramado - RS, 95670-092, Brazil</text:p>
          </table:table-cell>
          <table:table-cell office:value-type="string">
            <text:p>(54) 99630-0389</text:p>
          </table:table-cell>
        </table:table-row>
        <table:table-row table:style-name="ro1">
          <table:table-cell office:value-type="string">
            <text:p>Gramado Gourmet distribuidora de queijos</text:p>
          </table:table-cell>
          <table:table-cell office:value-type="string">
            <text:p>Estr. José Bergamo Filho, 875 - Várzea Grande, Gramado - RS, 95670-000, Brazil</text:p>
          </table:table-cell>
          <table:table-cell office:value-type="string">
            <text:p>(54) 99650-1183</text:p>
          </table:table-cell>
        </table:table-row>
        <table:table-row table:style-name="ro1">
          <table:table-cell office:value-type="string">
            <text:p>Vivas Distribuidora de Alimentos Sucos Carnes &amp; Frutos do Mar</text:p>
          </table:table-cell>
          <table:table-cell office:value-type="string">
            <text:p>Estr. Parque dos Pinheiros, 850 - Mato Queimado, Gramado - RS, 95670-000, Brazil</text:p>
          </table:table-cell>
          <table:table-cell office:value-type="string">
            <text:p>(54) 99659-4701</text:p>
          </table:table-cell>
        </table:table-row>
        <table:table-row table:style-name="ro1">
          <table:table-cell office:value-type="string">
            <text:p>Gaia Cozinha Criativa</text:p>
          </table:table-cell>
          <table:table-cell office:value-type="string">
            <text:p>Tv. Rondônia, 62 - Dutra, Gramado - RS, 95670-000, Brazil</text:p>
          </table:table-cell>
          <table:table-cell office:value-type="string">
            <text:p>(54) 99685-5498</text:p>
          </table:table-cell>
        </table:table-row>
        <table:table-row table:style-name="ro1">
          <table:table-cell office:value-type="string">
            <text:p>Mercado Taberna - Loja de Conveniência em Gramado</text:p>
          </table:table-cell>
          <table:table-cell office:value-type="string">
            <text:p>Av. Borges de Medeiros, 3330 - Loja 1 - Vila Suica, Gramado - RS, 95670-000, Brazil</text:p>
          </table:table-cell>
          <table:table-cell office:value-type="string">
            <text:p>(54) 99701-7681</text:p>
          </table:table-cell>
        </table:table-row>
        <table:table-row table:style-name="ro1">
          <table:table-cell office:value-type="string">
            <text:p>Cardoso Distribuidora Atacado e Varejo</text:p>
          </table:table-cell>
          <table:table-cell office:value-type="string">
            <text:p>Av. 1º de Maio, N°2012 - Lot. Belvedere, Gramado - RS, 95670-000, Brazil</text:p>
          </table:table-cell>
          <table:table-cell office:value-type="string">
            <text:p>(54) 99702-2337</text:p>
          </table:table-cell>
        </table:table-row>
        <table:table-row table:style-name="ro1">
          <table:table-cell office:value-type="string">
            <text:p>Provence Salgados</text:p>
          </table:table-cell>
          <table:table-cell office:value-type="string">
            <text:p>R. Júlio Carniel, 366 - Carniel, Gramado - RS, 95670-000, Brazil</text:p>
          </table:table-cell>
          <table:table-cell office:value-type="string">
            <text:p>(54) 99903-2862</text:p>
          </table:table-cell>
        </table:table-row>
        <table:table-row table:style-name="ro1">
          <table:table-cell office:value-type="string">
            <text:p>Natura +Amor Gramado Loja Oficial</text:p>
          </table:table-cell>
          <table:table-cell office:value-type="string">
            <text:p>R. Sen. Salgado Filho, 285 - loja 3 - Centro, Gramado - RS, 95670-000, Brazil</text:p>
          </table:table-cell>
          <table:table-cell office:value-type="string">
            <text:p>(54) 99909-2505</text:p>
          </table:table-cell>
        </table:table-row>
        <table:table-row table:style-name="ro1">
          <table:table-cell office:value-type="string">
            <text:p>Toda Hora Matriz Centro: Mercearia &amp; Conveniência</text:p>
          </table:table-cell>
          <table:table-cell office:value-type="string">
            <text:p>R. Sen. Salgado Filho, 503 - Centro, Gramado - RS, 95670-000, Brazil</text:p>
          </table:table-cell>
          <table:table-cell office:value-type="string">
            <text:p>(54) 99914-6835</text:p>
          </table:table-cell>
        </table:table-row>
        <table:table-row table:style-name="ro1">
          <table:table-cell office:value-type="string">
            <text:p>Toda Hora Avenida | Mercado 24 horas &amp; Restaurante à lá carte</text:p>
          </table:table-cell>
          <table:table-cell office:value-type="string">
            <text:p>Av. das Hortênsias, 5247 - Carniel, Gramado - RS, 95670-000, Brazil</text:p>
          </table:table-cell>
          <table:table-cell office:value-type="string">
            <text:p>(54) 99914-8635</text:p>
          </table:table-cell>
        </table:table-row>
        <table:table-row table:style-name="ro1">
          <table:table-cell office:value-type="string">
            <text:p>Toda Hora Borges de Medeiros: Mercearia, Buffet &amp; Delivery</text:p>
          </table:table-cell>
          <table:table-cell office:value-type="string">
            <text:p>Av. Borges de Medeiros, 3341 - Vila Suica, Gramado - RS, 95670-000, Brazil</text:p>
          </table:table-cell>
          <table:table-cell office:value-type="string">
            <text:p>(54) 99914-8635</text:p>
          </table:table-cell>
        </table:table-row>
        <table:table-row table:style-name="ro1">
          <table:table-cell office:value-type="string">
            <text:p>Verde Verso | Mercado Orgânico + Café</text:p>
          </table:table-cell>
          <table:table-cell office:value-type="string">
            <text:p>Av. José Luiz Correa Pinto, 299 - Sala 6 - São José, Canela - RS, 95680-085, Brazil</text:p>
          </table:table-cell>
          <table:table-cell office:value-type="string">
            <text:p>(54) 99934-1986</text:p>
          </table:table-cell>
        </table:table-row>
        <table:table-row table:style-name="ro1">
          <table:table-cell office:value-type="string">
            <text:p>Banca da Floresta</text:p>
          </table:table-cell>
          <table:table-cell office:value-type="string">
            <text:p>Rua Henrique Bertoluci, 76 - Floresta, Gramado - RS, 95670-000, Brazil</text:p>
          </table:table-cell>
          <table:table-cell office:value-type="string">
            <text:p>(54) 99966-4499</text:p>
          </table:table-cell>
        </table:table-row>
        <table:table-row table:style-name="ro1">
          <table:table-cell office:value-type="string">
            <text:p>Bendito Açaí</text:p>
          </table:table-cell>
          <table:table-cell office:value-type="string">
            <text:p>Rua Leopoldo tissot, 30 sala 30/ (vila olímpica)Várzea Grande / Vila - Vila Olimpica, Gramado - RS, 95670-000, Brazil</text:p>
          </table:table-cell>
          <table:table-cell office:value-type="string">
            <text:p>(54) 99967-0796</text:p>
          </table:table-cell>
        </table:table-row>
        <table:table-row table:style-name="ro1">
          <table:table-cell office:value-type="string">
            <text:p>Spaccio RAR Gramado - Distribuidora e Empório</text:p>
          </table:table-cell>
          <table:table-cell office:value-type="string">
            <text:p>Av. Borges de Medeiros, 4901 - loja 01 - Floresta, Gramado - RS, 95671-703, Brazil</text:p>
          </table:table-cell>
          <table:table-cell office:value-type="string">
            <text:p>(54) 99990-9330</text:p>
          </table:table-cell>
        </table:table-row>
        <table:table-row table:style-name="ro1">
          <table:table-cell office:value-type="string">
            <text:p>Erva Mate Natural De Gramado</text:p>
          </table:table-cell>
          <table:table-cell office:value-type="string">
            <text:p>Estr. Linha Bonita - Linha Bonita, Gramado - RS, 95670-000, Brazil</text:p>
          </table:table-cell>
          <table:table-cell office:value-type="string">
            <text:p>(54) 99998-1316</text:p>
          </table:table-cell>
        </table:table-row>
        <table:table-row table:style-name="ro1">
          <table:table-cell office:value-type="string">
            <text:p>Atacado 10</text:p>
          </table:table-cell>
          <table:table-cell office:value-type="string">
            <text:p>Av. Borges de Medeiros, 2006 - Centro, Gramado - RS, 95670-092, Brazil</text:p>
          </table:table-cell>
          <table:table-cell office:value-type="string">
            <text:p>(55) 99600-7475</text:p>
          </table:table-cell>
        </table:table-row>
        <table:table-row table:style-name="ro1">
          <table:table-cell office:value-type="string">
            <text:p>Castanhas.Com</text:p>
          </table:table-cell>
          <table:table-cell office:value-type="string">
            <text:p>Sia Trecho 7, 100 - Quiosque 17 - Guará, Brasília - DF, 71208-900, Brazil</text:p>
          </table:table-cell>
          <table:table-cell office:value-type="string">
            <text:p>(61) 98126-7369</text:p>
          </table:table-cell>
        </table:table-row>
        <table:table-row table:style-name="ro1">
          <table:table-cell office:value-type="string">
            <text:p>Cajuí Produções</text:p>
          </table:table-cell>
          <table:table-cell office:value-type="string">
            <text:p>Asa Norte Comércio Local Norte, Quadra 309 BL B Sala 203 - Asa Norte, Brasília - DF, 70874-540, Brazil</text:p>
          </table:table-cell>
          <table:table-cell office:value-type="string">
            <text:p>(61) 98165-3454</text:p>
          </table:table-cell>
        </table:table-row>
        <table:table-row table:style-name="ro1">
          <table:table-cell office:value-type="string">
            <text:p>Rei Das Castanhas - O Maior Distribuidor de Castanhas e Cupuaçu do Brasil.</text:p>
          </table:table-cell>
          <table:table-cell office:value-type="string">
            <text:p>CL 415 Lote E/F - Santa Maria - Santa Maria, Brasília - DF, 72545-244, Brazil</text:p>
          </table:table-cell>
          <table:table-cell office:value-type="string">
            <text:p>(61) 98181-1200</text:p>
          </table:table-cell>
        </table:table-row>
        <table:table-row table:style-name="ro1">
          <table:table-cell office:value-type="string">
            <text:p>Honório's Castanhas</text:p>
          </table:table-cell>
          <table:table-cell office:value-type="string">
            <text:p>Av. Parque Águas Claras, 2555 - Águas Claras, Brasília - DF, 71906-500, Brazil</text:p>
          </table:table-cell>
          <table:table-cell office:value-type="string">
            <text:p>(61) 98210-6548</text:p>
          </table:table-cell>
        </table:table-row>
        <table:table-row table:style-name="ro1">
          <table:table-cell office:value-type="string">
            <text:p>Rei das Castanhas</text:p>
          </table:table-cell>
          <table:table-cell office:value-type="string">
            <text:p>Lote 100 - Quiosque 34 - Setor Industrial - Sia Trecho 7 - Guará, Brasília - DF, 71200-070, Brazil</text:p>
          </table:table-cell>
          <table:table-cell office:value-type="string">
            <text:p>(61) 98232-1886</text:p>
          </table:table-cell>
        </table:table-row>
        <table:table-row table:style-name="ro1">
          <table:table-cell office:value-type="string">
            <text:p>CAMARÃO UP VERVLOET SAMAMBAIA</text:p>
          </table:table-cell>
          <table:table-cell office:value-type="string">
            <text:p>Qr 210 Conjunto 11, lote 2 - Samambaia norte, Brasília - DF, 72316-212, Brazil</text:p>
          </table:table-cell>
          <table:table-cell office:value-type="string">
            <text:p>(61) 98247-3284</text:p>
          </table:table-cell>
        </table:table-row>
        <table:table-row table:style-name="ro1">
          <table:table-cell office:value-type="string">
            <text:p>Lexbom Atacadista</text:p>
          </table:table-cell>
          <table:table-cell office:value-type="string">
            <text:p>SIA Trecho 6, lote 10/20 - Guará, Brasília - DF, 71205-060, Brazil</text:p>
          </table:table-cell>
          <table:table-cell office:value-type="string">
            <text:p>(61) 98253-1812</text:p>
          </table:table-cell>
        </table:table-row>
        <table:table-row table:style-name="ro1">
          <table:table-cell office:value-type="string">
            <text:p>Instituto Florestta - Brasília (Asa Sul)</text:p>
          </table:table-cell>
          <table:table-cell office:value-type="string">
            <text:p>SHCS CRS 506 BL A - Asa Sul, Brasília - DF, 70350-515, Brazil</text:p>
          </table:table-cell>
          <table:table-cell office:value-type="string">
            <text:p>(61) 98281-7898</text:p>
          </table:table-cell>
        </table:table-row>
        <table:table-row table:style-name="ro1">
          <table:table-cell office:value-type="string">
            <text:p>Instituto Florestta - Taguatinga</text:p>
          </table:table-cell>
          <table:table-cell office:value-type="string">
            <text:p>QS 05 Praça AC 1 Lote 04 - Taguatinga, Brasília - DF, 71955-120, Brazil</text:p>
          </table:table-cell>
          <table:table-cell office:value-type="string">
            <text:p>(61) 98281-7898</text:p>
          </table:table-cell>
        </table:table-row>
        <table:table-row table:style-name="ro1">
          <table:table-cell office:value-type="string">
            <text:p>Casa Das Castanhas</text:p>
          </table:table-cell>
          <table:table-cell office:value-type="string">
            <text:p>Guará II QI 25 Cl Ed. Real Mix, Bloco A Loja 07 - Guará II, Brasília - DF, 71060-250, Brazil</text:p>
          </table:table-cell>
          <table:table-cell office:value-type="string">
            <text:p>(61) 98297-5734</text:p>
          </table:table-cell>
        </table:table-row>
        <table:table-row table:style-name="ro1">
          <table:table-cell office:value-type="string">
            <text:p>Diamantes Produtos Naturais em frente a caixa Matriz</text:p>
          </table:table-cell>
          <table:table-cell office:value-type="string">
            <text:p>matrix 1 da caixa economica - Asa Sul, Brasília - DF, 70297-400, Brazil</text:p>
          </table:table-cell>
          <table:table-cell office:value-type="string">
            <text:p>(61) 98299-4247</text:p>
          </table:table-cell>
        </table:table-row>
        <table:table-row table:style-name="ro1">
          <table:table-cell office:value-type="string">
            <text:p>Espaço Cristal - Abdoral Feitosa</text:p>
          </table:table-cell>
          <table:table-cell office:value-type="string">
            <text:p>SMLIN, Trecho 7 Rod DF 15, N. Rural Capoeira do Bálsamo, Conj. 3 e 4 Chác. 42 - Lago Norte, Brasília - DF, 71540-907, Brazil</text:p>
          </table:table-cell>
          <table:table-cell office:value-type="string">
            <text:p>(61) 98339-5532</text:p>
          </table:table-cell>
        </table:table-row>
        <table:table-row table:style-name="ro1">
          <table:table-cell office:value-type="string">
            <text:p>Tabacaria Cristal - Samambaia Sul</text:p>
          </table:table-cell>
          <table:table-cell office:value-type="string">
            <text:p>Qs 118 Conjunto 2 8, 8 - Lote 01 Loja 03 - Samambaia, Brasília - DF, 72302-578, Brazil</text:p>
          </table:table-cell>
          <table:table-cell office:value-type="string">
            <text:p>(61) 98409-3527</text:p>
          </table:table-cell>
        </table:table-row>
        <table:table-row table:style-name="ro1">
          <table:table-cell office:value-type="string">
            <text:p>Polimento cristalizado</text:p>
          </table:table-cell>
          <table:table-cell office:value-type="string">
            <text:p>625 - Sria II Qe 40 Ae 6A 6, 5 - Guará, Brasília - DF, 71070-092, Brazil</text:p>
          </table:table-cell>
          <table:table-cell office:value-type="string">
            <text:p>(61) 98464-8199</text:p>
          </table:table-cell>
        </table:table-row>
        <table:table-row table:style-name="ro1">
          <table:table-cell office:value-type="string">
            <text:p>Império das Castanhas</text:p>
          </table:table-cell>
          <table:table-cell office:value-type="string">
            <text:p>Quiosque 1B - Estac. Pão de Açúcar - Shin Qi 2 - Lago Norte, Brasília - DF, 71510-000, Brazil</text:p>
          </table:table-cell>
          <table:table-cell office:value-type="string">
            <text:p>(61) 98489-1914</text:p>
          </table:table-cell>
        </table:table-row>
        <table:table-row table:style-name="ro1">
          <table:table-cell office:value-type="string">
            <text:p>Orgânico Sertão Veredas</text:p>
          </table:table-cell>
          <table:table-cell office:value-type="string">
            <text:p>SQS 214 Bl. H - Asa Sul, Brasília - DF, 70293-080, Brazil</text:p>
          </table:table-cell>
          <table:table-cell office:value-type="string">
            <text:p>(61) 98554-9877</text:p>
          </table:table-cell>
        </table:table-row>
        <table:table-row table:style-name="ro1">
          <table:table-cell office:value-type="string">
            <text:p>Atacadão das Castanhas</text:p>
          </table:table-cell>
          <table:table-cell office:value-type="string">
            <text:p>Quiosque 9 - lote 100 - Sia Trecho 7 - Guará, Brasília - DF, 71200-070, Brazil</text:p>
          </table:table-cell>
          <table:table-cell office:value-type="string">
            <text:p>(61) 98575-3881</text:p>
          </table:table-cell>
        </table:table-row>
        <table:table-row table:style-name="ro1">
          <table:table-cell office:value-type="string">
            <text:p>Disk Castanhas produtos naturais</text:p>
          </table:table-cell>
          <table:table-cell office:value-type="string">
            <text:p>Sia trecho 7 - Sia, 100 - quiosque 16 - Guará, Brasília - DF, 71200-000, Brazil</text:p>
          </table:table-cell>
          <table:table-cell office:value-type="string">
            <text:p>(61) 98606-8704</text:p>
          </table:table-cell>
        </table:table-row>
        <table:table-row table:style-name="ro1">
          <table:table-cell office:value-type="string">
            <text:p>Estética Automotiva I Polimento Automotivo I Lava Rápido I Solução do Polimento em Brasília</text:p>
          </table:table-cell>
          <table:table-cell office:value-type="string">
            <text:p>SRES AE - Cruzeiro Center - Cruzeiro Velho, Brasília - DF, 70640-515, Brazil</text:p>
          </table:table-cell>
          <table:table-cell office:value-type="string">
            <text:p>(61) 98619-9859</text:p>
          </table:table-cell>
        </table:table-row>
        <table:table-row table:style-name="ro1">
          <table:table-cell office:value-type="string">
            <text:p>Cristal Tabacaria Asa Sul</text:p>
          </table:table-cell>
          <table:table-cell office:value-type="string">
            <text:p>SHCS CLS 410 Bloco D Loja 15 - Asa Sul, Brasília - DF, 70277-520, Brazil</text:p>
          </table:table-cell>
          <table:table-cell office:value-type="string">
            <text:p>(61) 99000-2585</text:p>
          </table:table-cell>
        </table:table-row>
        <table:table-row table:style-name="ro1">
          <table:table-cell office:value-type="string">
            <text:p>Tabacaria Cristal</text:p>
          </table:table-cell>
          <table:table-cell office:value-type="string">
            <text:p>QI 23, Guará II - loja 40B - Guará, Brasília - DF, 71060-641, Brazil</text:p>
          </table:table-cell>
          <table:table-cell office:value-type="string">
            <text:p>(61) 99000-2585</text:p>
          </table:table-cell>
        </table:table-row>
        <table:table-row table:style-name="ro1">
          <table:table-cell office:value-type="string">
            <text:p>Grão da Vida - 411</text:p>
          </table:table-cell>
          <table:table-cell office:value-type="string">
            <text:p>SHCN CLN 411 BL C Loja 04 - Brasília, DF, 70866-530, Brazil</text:p>
          </table:table-cell>
          <table:table-cell office:value-type="string">
            <text:p>(61) 99111-2212</text:p>
          </table:table-cell>
        </table:table-row>
        <table:table-row table:style-name="ro1">
          <table:table-cell office:value-type="string">
            <text:p>Paraíso dos Temperos e Castanhas Feira do Produtor</text:p>
          </table:table-cell>
          <table:table-cell office:value-type="string">
            <text:p>R. 04, A - Box 06 - Taguatinga, Brasília - DF, 70297-400, Brazil</text:p>
          </table:table-cell>
          <table:table-cell office:value-type="string">
            <text:p>(61) 99121-3217</text:p>
          </table:table-cell>
        </table:table-row>
        <table:table-row table:style-name="ro1">
          <table:table-cell office:value-type="string">
            <text:p>preço de banana</text:p>
          </table:table-cell>
          <table:table-cell office:value-type="string">
            <text:p>Rua 50, Casa 30 - São Sebastião, Brasília - DF, 71693-153, Brazil</text:p>
          </table:table-cell>
          <table:table-cell office:value-type="string">
            <text:p>(61) 99127-3617</text:p>
          </table:table-cell>
        </table:table-row>
        <table:table-row table:style-name="ro1">
          <table:table-cell office:value-type="string">
            <text:p>Loja Korin Asa Norte</text:p>
          </table:table-cell>
          <table:table-cell office:value-type="string">
            <text:p>SCRN 714/715 Bloco G - Loja 40 e 50 - Asa Norte, Brasília - DF, 70761-670, Brazil</text:p>
          </table:table-cell>
          <table:table-cell office:value-type="string">
            <text:p>(61) 99134-0535</text:p>
          </table:table-cell>
        </table:table-row>
        <table:table-row table:style-name="ro1">
          <table:table-cell office:value-type="string">
            <text:p>Cristal Esmalteria Sudoeste</text:p>
          </table:table-cell>
          <table:table-cell office:value-type="string">
            <text:p>CLSW 101 Bloco C, 46 - Sudoeste, Brasília - DF, 70670-503, Brazil</text:p>
          </table:table-cell>
          <table:table-cell office:value-type="string">
            <text:p>(61) 99178-8060</text:p>
          </table:table-cell>
        </table:table-row>
        <table:table-row table:style-name="ro1">
          <table:table-cell office:value-type="string">
            <text:p>Casa Crix Cristaleria</text:p>
          </table:table-cell>
          <table:table-cell office:value-type="string">
            <text:p>SRTVN 702, Lote P Ala B, Sala 2016 - Asa Norte, Brasília - DF, 70719-900, Brazil</text:p>
          </table:table-cell>
          <table:table-cell office:value-type="string">
            <text:p>(61) 99196-7592</text:p>
          </table:table-cell>
        </table:table-row>
        <table:table-row table:style-name="ro1">
          <table:table-cell office:value-type="string">
            <text:p>Agência Cajuí</text:p>
          </table:table-cell>
          <table:table-cell office:value-type="string">
            <text:p>SHIN CA 5 Lote L1/L2 Sala 312 - Lago Norte, Brasília - DF, 70297-400, Brazil</text:p>
          </table:table-cell>
          <table:table-cell office:value-type="string">
            <text:p>(61) 99209-5309</text:p>
          </table:table-cell>
        </table:table-row>
        <table:table-row table:style-name="ro1">
          <table:table-cell office:value-type="string">
            <text:p>Flora Orgânicos</text:p>
          </table:table-cell>
          <table:table-cell office:value-type="string">
            <text:p>SHCGN CRN 712/713 - Brasília, DF, 70760-680, Brazil</text:p>
          </table:table-cell>
          <table:table-cell office:value-type="string">
            <text:p>(61) 99223-8300</text:p>
          </table:table-cell>
        </table:table-row>
        <table:table-row table:style-name="ro1">
          <table:table-cell office:value-type="string">
            <text:p>Castanha &amp; Cia - Feira dos Importados</text:p>
          </table:table-cell>
          <table:table-cell office:value-type="string">
            <text:p>GUARA -DF - Sia Trecho 7, LOTE 100 - BLOCO E LOJA 6 - Guará, Brasília - DF, 71200-070, Brazil</text:p>
          </table:table-cell>
          <table:table-cell office:value-type="string">
            <text:p>(61) 99245-3941</text:p>
          </table:table-cell>
        </table:table-row>
        <table:table-row table:style-name="ro1">
          <table:table-cell office:value-type="string">
            <text:p>NOZ - Aeroporto</text:p>
          </table:table-cell>
          <table:table-cell office:value-type="string">
            <text:p>Área especial s/n AEROPORTO INTERNACIONAL DE BRASÍLIA - Rod. Pres. Juscelino Kubitschek - Lago Sul, Brasília - DF, 71608-900, Brazil</text:p>
          </table:table-cell>
          <table:table-cell office:value-type="string">
            <text:p>(61) 99270-4477</text:p>
          </table:table-cell>
        </table:table-row>
        <table:table-row table:style-name="ro1">
          <table:table-cell office:value-type="string">
            <text:p>Noz Parkshopping</text:p>
          </table:table-cell>
          <table:table-cell office:value-type="string">
            <text:p>SAI/SO Área 6580 s/n - Guará, Brasília - DF, 71219-900, Brazil</text:p>
          </table:table-cell>
          <table:table-cell office:value-type="string">
            <text:p>(61) 99270-4477</text:p>
          </table:table-cell>
        </table:table-row>
        <table:table-row table:style-name="ro1">
          <table:table-cell office:value-type="string">
            <text:p>Açaí Puríssimo - 103 Sul</text:p>
          </table:table-cell>
          <table:table-cell office:value-type="string">
            <text:p>SHCS CLS 103 BL B Loja 40 - Asa Sul, Brasília - DF, 70342-530, Brazil</text:p>
          </table:table-cell>
          <table:table-cell office:value-type="string">
            <text:p>(61) 99277-6357</text:p>
          </table:table-cell>
        </table:table-row>
        <table:table-row table:style-name="ro1">
          <table:table-cell office:value-type="string">
            <text:p>Barraca de Castanhas da Cristiana</text:p>
          </table:table-cell>
          <table:table-cell office:value-type="string">
            <text:p>7 - SAUS Q. 1 - Brasília, DF, Brazil</text:p>
          </table:table-cell>
          <table:table-cell office:value-type="string">
            <text:p>(61) 99289-1385</text:p>
          </table:table-cell>
        </table:table-row>
        <table:table-row table:style-name="ro1">
          <table:table-cell office:value-type="string">
            <text:p>Empório Adelaide e Orgânicos</text:p>
          </table:table-cell>
          <table:table-cell office:value-type="string">
            <text:p>Banca de Revistas - Asa Norte, Brasília - DF, 70756-000, Brazil</text:p>
          </table:table-cell>
          <table:table-cell office:value-type="string">
            <text:p>(61) 99376-9903</text:p>
          </table:table-cell>
        </table:table-row>
        <table:table-row table:style-name="ro1">
          <table:table-cell office:value-type="string">
            <text:p>Blue &amp; Motion - Polimento, Vitrificação, Higienização - Asa Norte</text:p>
          </table:table-cell>
          <table:table-cell office:value-type="string">
            <text:p>SHCGN QD 704/705 BL F LOJA 46 - Asa Norte, Brasília - DF, 70730-660, Brazil</text:p>
          </table:table-cell>
          <table:table-cell office:value-type="string">
            <text:p>(61) 99421-8921</text:p>
          </table:table-cell>
        </table:table-row>
        <table:table-row table:style-name="ro1">
          <table:table-cell office:value-type="string">
            <text:p>Atacadão JL Importados</text:p>
          </table:table-cell>
          <table:table-cell office:value-type="string">
            <text:p>SIA Trecho 5, 2882 - Brasília, DF, 71205-050, Brazil</text:p>
          </table:table-cell>
          <table:table-cell office:value-type="string">
            <text:p>(61) 99448-6812</text:p>
          </table:table-cell>
        </table:table-row>
        <table:table-row table:style-name="ro1">
          <table:table-cell office:value-type="string">
            <text:p>Mr. Nutty - Nuts Glaceadas</text:p>
          </table:table-cell>
          <table:table-cell office:value-type="string">
            <text:p>Shopping Conjunto Nacional - Setor de Diversões Norte Conjunto A Quiosque - Térreo - nº 8 - Brasília, DF, 70077-900, Brazil</text:p>
          </table:table-cell>
          <table:table-cell office:value-type="string">
            <text:p>(61) 99551-1306</text:p>
          </table:table-cell>
        </table:table-row>
        <table:table-row table:style-name="ro1">
          <table:table-cell office:value-type="string">
            <text:p>Mercado Orgânico</text:p>
          </table:table-cell>
          <table:table-cell office:value-type="string">
            <text:p>Sia Sul Trecho 10 Lote 05 Pavilhão B 13A - Brasília, DF, 71208-900, Brazil</text:p>
          </table:table-cell>
          <table:table-cell office:value-type="string">
            <text:p>(61) 99553-1321</text:p>
          </table:table-cell>
        </table:table-row>
        <table:table-row table:style-name="ro1">
          <table:table-cell office:value-type="string">
            <text:p>BSB Distribuidora de camarões</text:p>
          </table:table-cell>
          <table:table-cell office:value-type="string">
            <text:p>St. A Norte Cna 01 lote 05 - Taguatinga, Brasília - DF, 72110-015, Brazil</text:p>
          </table:table-cell>
          <table:table-cell office:value-type="string">
            <text:p>(61) 99579-7010</text:p>
          </table:table-cell>
        </table:table-row>
        <table:table-row table:style-name="ro1">
          <table:table-cell office:value-type="string">
            <text:p>Nutty Bavarian Park Sul</text:p>
          </table:table-cell>
          <table:table-cell office:value-type="string">
            <text:p>St. Park Sul - Guará I Trecho 1 - Guará, Brasília - DF, 71215-300, Brazil</text:p>
          </table:table-cell>
          <table:table-cell office:value-type="string">
            <text:p>(61) 99598-7171</text:p>
          </table:table-cell>
        </table:table-row>
        <table:table-row table:style-name="ro1">
          <table:table-cell office:value-type="string">
            <text:p>Noz Delicatessen</text:p>
          </table:table-cell>
          <table:table-cell office:value-type="string">
            <text:p>SHCS CLS 211 Bloco C Loja 7 - Asa Sul, Brasília - DF, 70274-530, Brazil</text:p>
          </table:table-cell>
          <table:table-cell office:value-type="string">
            <text:p>(61) 99612-1798</text:p>
          </table:table-cell>
        </table:table-row>
        <table:table-row table:style-name="ro1">
          <table:table-cell office:value-type="string">
            <text:p>Cristal Fibras LTDA</text:p>
          </table:table-cell>
          <table:table-cell office:value-type="string">
            <text:p>DF-290, CHÁCARA 30 - GALPÃO 03 - Santa Maria, Brasília - DF, 72590-900, Brazil</text:p>
          </table:table-cell>
          <table:table-cell office:value-type="string">
            <text:p>(61) 99619-5287</text:p>
          </table:table-cell>
        </table:table-row>
        <table:table-row table:style-name="ro1">
          <table:table-cell office:value-type="string">
            <text:p>SPA Cristal</text:p>
          </table:table-cell>
          <table:table-cell office:value-type="string">
            <text:p>Colonia agricola do Riacho fundo 1 chacara 20 RIACHO FUNDO 1 - KANEGAE, Brasília - DF, 71828-050, Brazil</text:p>
          </table:table-cell>
          <table:table-cell office:value-type="string">
            <text:p>(61) 99648-2479</text:p>
          </table:table-cell>
        </table:table-row>
        <table:table-row table:style-name="ro1">
          <table:table-cell office:value-type="string">
            <text:p>Point Das Castanhas</text:p>
          </table:table-cell>
          <table:table-cell office:value-type="string">
            <text:p>Guará, Brasilia - Federal District, 71200-100, Brazil</text:p>
          </table:table-cell>
          <table:table-cell office:value-type="string">
            <text:p>(61) 99660-6724</text:p>
          </table:table-cell>
        </table:table-row>
        <table:table-row table:style-name="ro1">
          <table:table-cell office:value-type="string">
            <text:p>Oakberry - Casa Park</text:p>
          </table:table-cell>
          <table:table-cell office:value-type="string">
            <text:p>Sgcv 22 zona industrial guará - casa park - St. Park Sul, quiosque 4 térreo - Guará, Brasília - DF, 71215-720, Brazil</text:p>
          </table:table-cell>
          <table:table-cell office:value-type="string">
            <text:p>(61) 99664-3007</text:p>
          </table:table-cell>
        </table:table-row>
        <table:table-row table:style-name="ro1">
          <table:table-cell office:value-type="string">
            <text:p>Banquinha Vittal Brasil Orgânicos</text:p>
          </table:table-cell>
          <table:table-cell office:value-type="string">
            <text:p>Banca da SQN - SHCN SQN 203 - Asa Norte, Brasília - DF, 70833-000, Brazil</text:p>
          </table:table-cell>
          <table:table-cell office:value-type="string">
            <text:p>(61) 99665-1836</text:p>
          </table:table-cell>
        </table:table-row>
        <table:table-row table:style-name="ro1">
          <table:table-cell office:value-type="string">
            <text:p>FAZENDA ORGÂNICA DF</text:p>
          </table:table-cell>
          <table:table-cell office:value-type="string">
            <text:p>2ª Avenida, 400 - Casa 6 - Núcleo Bandeirante, Brasília - DF, 71715-006, Brazil</text:p>
          </table:table-cell>
          <table:table-cell office:value-type="string">
            <text:p>(61) 99665-8752</text:p>
          </table:table-cell>
        </table:table-row>
        <table:table-row table:style-name="ro1">
          <table:table-cell office:value-type="string">
            <text:p>Tudo em Grãos - Brasília</text:p>
          </table:table-cell>
          <table:table-cell office:value-type="string">
            <text:p>SHCS CLS 204 BLOCO C LOJA 30 - Asa Sul, Brasília - DF, 70234-530, Brazil</text:p>
          </table:table-cell>
          <table:table-cell office:value-type="string">
            <text:p>(61) 99690-0012</text:p>
          </table:table-cell>
        </table:table-row>
        <table:table-row table:style-name="ro1">
          <table:table-cell office:value-type="string">
            <text:p>Castanha &amp; Cia Guará</text:p>
          </table:table-cell>
          <table:table-cell office:value-type="string">
            <text:p>Feira do Guara - Box 526B - Ala Nova, Brasília - DF, 71025-100, Brazil</text:p>
          </table:table-cell>
          <table:table-cell office:value-type="string">
            <text:p>(61) 99801-7597</text:p>
          </table:table-cell>
        </table:table-row>
        <table:table-row table:style-name="ro1">
          <table:table-cell office:value-type="string">
            <text:p>Adeilson &amp; Juliana Castanhas E Cia</text:p>
          </table:table-cell>
          <table:table-cell office:value-type="string">
            <text:p>Qi 25 área especial feira do guará box 526 - Guará, Brasília - DF, 70097-400, Brazil</text:p>
          </table:table-cell>
          <table:table-cell office:value-type="string">
            <text:p>(61) 99801-7597</text:p>
          </table:table-cell>
        </table:table-row>
        <table:table-row table:style-name="ro1">
          <table:table-cell office:value-type="string">
            <text:p>Cajuí Collab</text:p>
          </table:table-cell>
          <table:table-cell office:value-type="string">
            <text:p>Lote 01 - Taguatinga, Federal District, Brasilia - Federal District, 71966-700, Brazil</text:p>
          </table:table-cell>
          <table:table-cell office:value-type="string">
            <text:p>(61) 99806-1150</text:p>
          </table:table-cell>
        </table:table-row>
        <table:table-row table:style-name="ro1">
          <table:table-cell office:value-type="string">
            <text:p>Grão da Vida - 307</text:p>
          </table:table-cell>
          <table:table-cell office:value-type="string">
            <text:p>Super Quadra Norte 307 - SHCN SQN 307 - Asa Norte, Brasília - DF, 70297-400, Brazil</text:p>
          </table:table-cell>
          <table:table-cell office:value-type="string">
            <text:p>(61) 99824-3074</text:p>
          </table:table-cell>
        </table:table-row>
        <table:table-row table:style-name="ro1">
          <table:table-cell office:value-type="string">
            <text:p>Empório Cajuí</text:p>
          </table:table-cell>
          <table:table-cell office:value-type="string">
            <text:p>Km br 070 Cocalzinho, Cocalzinho de Goiás - GO, 72975-000, Brazil</text:p>
          </table:table-cell>
          <table:table-cell office:value-type="string">
            <text:p>(61) 99834-8281</text:p>
          </table:table-cell>
        </table:table-row>
        <table:table-row table:style-name="ro1">
          <table:table-cell office:value-type="string">
            <text:p>Igapó Açaí Orgânico</text:p>
          </table:table-cell>
          <table:table-cell office:value-type="string">
            <text:p>SHCN CLN 304 BL B Loja, 63 - Asa Norte, Brasília - DF, 70737-550, Brazil</text:p>
          </table:table-cell>
          <table:table-cell office:value-type="string">
            <text:p>(61) 99859-1909</text:p>
          </table:table-cell>
        </table:table-row>
        <table:table-row table:style-name="ro1">
          <table:table-cell office:value-type="string">
            <text:p>Orgânicos pedacinho do céu</text:p>
          </table:table-cell>
          <table:table-cell office:value-type="string">
            <text:p>SHCN CLN 312 BL C Loja 27 - Asa Norte, Brasília - DF, 70765-530, Brazil</text:p>
          </table:table-cell>
          <table:table-cell office:value-type="string">
            <text:p>(61) 99906-0122</text:p>
          </table:table-cell>
        </table:table-row>
        <table:table-row table:style-name="ro1">
          <table:table-cell office:value-type="string">
            <text:p>R R Castanhas &amp; CIA</text:p>
          </table:table-cell>
          <table:table-cell office:value-type="string">
            <text:p>R. Ipê Amarelo - Águas Claras, Brasília - DF, 70297-400, Brazil</text:p>
          </table:table-cell>
          <table:table-cell office:value-type="string">
            <text:p>(61) 99944-1499</text:p>
          </table:table-cell>
        </table:table-row>
        <table:table-row table:style-name="ro1">
          <table:table-cell office:value-type="string">
            <text:p>Peixaria Ueda</text:p>
          </table:table-cell>
          <table:table-cell office:value-type="string">
            <text:p>BL C - Loja 10, 0 - Asa Sul, Brasília - DF, 70200-000, Brazil</text:p>
          </table:table-cell>
          <table:table-cell office:value-type="string">
            <text:p>(61) 99947-0051</text:p>
          </table:table-cell>
        </table:table-row>
        <table:table-row table:style-name="ro1">
          <table:table-cell office:value-type="string">
            <text:p>Oby Sabores Orgânicos</text:p>
          </table:table-cell>
          <table:table-cell office:value-type="string">
            <text:p>BL C - loja 31 - Asa Norte, Brasília - DF, 70846-530, Brazil</text:p>
          </table:table-cell>
          <table:table-cell office:value-type="string">
            <text:p>(61) 99966-1112</text:p>
          </table:table-cell>
        </table:table-row>
        <table:table-row table:style-name="ro1">
          <table:table-cell office:value-type="string">
            <text:p>Cristal Mineradora</text:p>
          </table:table-cell>
          <table:table-cell office:value-type="string">
            <text:p>MT-400 - Guia, Cuiabá - MT, 78099-899, Brazil</text:p>
          </table:table-cell>
          <table:table-cell office:value-type="string">
            <text:p>(65) 98101-8620</text:p>
          </table:table-cell>
        </table:table-row>
        <table:table-row table:style-name="ro1">
          <table:table-cell office:value-type="string">
            <text:p>Clube Raiz Cosméticos Naturais - Cabelo &amp; Corpo</text:p>
          </table:table-cell>
          <table:table-cell office:value-type="string">
            <text:p>R. Estevão de Mendonça, 914 - Quilombo, Cuiabá - MT, 78043-405, Brazil</text:p>
          </table:table-cell>
          <table:table-cell office:value-type="string">
            <text:p>(65) 98111-7132</text:p>
          </table:table-cell>
        </table:table-row>
        <table:table-row table:style-name="ro1">
          <table:table-cell office:value-type="string">
            <text:p>Guayusa Super Chá</text:p>
          </table:table-cell>
          <table:table-cell office:value-type="string">
            <text:p>R. Altamiro Soares Guimarães, N 293 - Lixeira, Cuiabá - MT, 78008-830, Brazil</text:p>
          </table:table-cell>
          <table:table-cell office:value-type="string">
            <text:p>(65) 98113-2844</text:p>
          </table:table-cell>
        </table:table-row>
        <table:table-row table:style-name="ro1">
          <table:table-cell office:value-type="string">
            <text:p>Celeiro Grãos e Castanhas</text:p>
          </table:table-cell>
          <table:table-cell office:value-type="string">
            <text:p>R. dos Lírios, 234 - Jardim Cuiaba, Cuiabá - MT, 78043-152, Brazil</text:p>
          </table:table-cell>
          <table:table-cell office:value-type="string">
            <text:p>(65) 98115-3064</text:p>
          </table:table-cell>
        </table:table-row>
        <table:table-row table:style-name="ro1">
          <table:table-cell office:value-type="string">
            <text:p>Cerealista do Porto</text:p>
          </table:table-cell>
          <table:table-cell office:value-type="string">
            <text:p>Av. Oito de Abril - Porto, Cuiabá - MT, 78025-340, Brazil</text:p>
          </table:table-cell>
          <table:table-cell office:value-type="string">
            <text:p>(65) 98117-9432</text:p>
          </table:table-cell>
        </table:table-row>
        <table:table-row table:style-name="ro1">
          <table:table-cell office:value-type="string">
            <text:p>EMPÓRIO BENFAZEJO Cuiabá- Produtos Naturais</text:p>
          </table:table-cell>
          <table:table-cell office:value-type="string">
            <text:p>Av. B, 10 - Altos do Coxipó, Cuiabá - MT, 78088-520, Brazil</text:p>
          </table:table-cell>
          <table:table-cell office:value-type="string">
            <text:p>(65) 98118-7143</text:p>
          </table:table-cell>
        </table:table-row>
        <table:table-row table:style-name="ro1">
          <table:table-cell office:value-type="string">
            <text:p>Rocha castanhas</text:p>
          </table:table-cell>
          <table:table-cell office:value-type="string">
            <text:p>R. Suécia, Qd 2 , 21 - Jardim Europa, Cuiabá - MT, 78065-460, Brazil</text:p>
          </table:table-cell>
          <table:table-cell office:value-type="string">
            <text:p>(65) 98120-5304</text:p>
          </table:table-cell>
        </table:table-row>
        <table:table-row table:style-name="ro1">
          <table:table-cell office:value-type="string">
            <text:p>Mari Kauss</text:p>
          </table:table-cell>
          <table:table-cell office:value-type="string">
            <text:p>R. L, 20 - Santa Cruz II, Cuiabá - MT, 78077-010, Brazil</text:p>
          </table:table-cell>
          <table:table-cell office:value-type="string">
            <text:p>(65) 98127-5924</text:p>
          </table:table-cell>
        </table:table-row>
        <table:table-row table:style-name="ro1">
          <table:table-cell office:value-type="string">
            <text:p>Lucilania Luiz</text:p>
          </table:table-cell>
          <table:table-cell office:value-type="string">
            <text:p>Av. Archimedes Pereira Lima - Jardim das Américas, Cuiabá - MT, 78060-040, Brazil</text:p>
          </table:table-cell>
          <table:table-cell office:value-type="string">
            <text:p>(65) 98134-1291</text:p>
          </table:table-cell>
        </table:table-row>
        <table:table-row table:style-name="ro1">
          <table:table-cell office:value-type="string">
            <text:p>Frutos do Açaí - Industria e Distribuidora</text:p>
          </table:table-cell>
          <table:table-cell office:value-type="string">
            <text:p>R. da Cereja, 293 - Bosque da Saude, Cuiabá - MT, 78050-020, Brazil</text:p>
          </table:table-cell>
          <table:table-cell office:value-type="string">
            <text:p>(65) 98144-2006</text:p>
          </table:table-cell>
        </table:table-row>
        <table:table-row table:style-name="ro1">
          <table:table-cell office:value-type="string">
            <text:p>Green Sabores Naturais | Comida saudável | Comida caseira | Cuiabá</text:p>
          </table:table-cell>
          <table:table-cell office:value-type="string">
            <text:p>R. Américo Salgado, 1631 - Araes, Cuiabá - MT, 78043-532, Brazil</text:p>
          </table:table-cell>
          <table:table-cell office:value-type="string">
            <text:p>(65) 98150-6161</text:p>
          </table:table-cell>
        </table:table-row>
        <table:table-row table:style-name="ro1">
          <table:table-cell office:value-type="string">
            <text:p>Cuiabá Polimentos Cristalização Espelhamentos e Vitrificação</text:p>
          </table:table-cell>
          <table:table-cell office:value-type="string">
            <text:p>Av. Miguel Sutil, 11110 - Jardim Primavera, Cuiabá - MT, 78030-485, Brazil</text:p>
          </table:table-cell>
          <table:table-cell office:value-type="string">
            <text:p>(65) 98401-3785</text:p>
          </table:table-cell>
        </table:table-row>
        <table:table-row table:style-name="ro1">
          <table:table-cell office:value-type="string">
            <text:p>Hans Alimentos Orgânicos</text:p>
          </table:table-cell>
          <table:table-cell office:value-type="string">
            <text:p>Av. Itália, 21 - Quadra 04 - Jardim Tropical, Cuiabá - MT, 78065-158, Brazil</text:p>
          </table:table-cell>
          <table:table-cell office:value-type="string">
            <text:p>(65) 98443-9425</text:p>
          </table:table-cell>
        </table:table-row>
        <table:table-row table:style-name="ro1">
          <table:table-cell office:value-type="string">
            <text:p>Supermercado sempre bom</text:p>
          </table:table-cell>
          <table:table-cell office:value-type="string">
            <text:p>R. Des. José de Mesquita, 323 - Araes, Cuiabá - MT, 78005-510, Brazil</text:p>
          </table:table-cell>
          <table:table-cell office:value-type="string">
            <text:p>(65) 98448-2379</text:p>
          </table:table-cell>
        </table:table-row>
        <table:table-row table:style-name="ro1">
          <table:table-cell office:value-type="string">
            <text:p>Donafresca Pescados</text:p>
          </table:table-cell>
          <table:table-cell office:value-type="string">
            <text:p>Av. Oito de Abril, 270 - Porto, Cuiabá - MT, 78025-340, Brazil</text:p>
          </table:table-cell>
          <table:table-cell office:value-type="string">
            <text:p>(65) 99205-4009</text:p>
          </table:table-cell>
        </table:table-row>
        <table:table-row table:style-name="ro1">
          <table:table-cell office:value-type="string">
            <text:p>Mil Ervas</text:p>
          </table:table-cell>
          <table:table-cell office:value-type="string">
            <text:p>Av. Brasil, 501 - quadra 62 - Cpa II, Cuiabá - MT, 78055-508, Brazil</text:p>
          </table:table-cell>
          <table:table-cell office:value-type="string">
            <text:p>(65) 99224-9540</text:p>
          </table:table-cell>
        </table:table-row>
        <table:table-row table:style-name="ro1">
          <table:table-cell office:value-type="string">
            <text:p>Empório Espaço Rural</text:p>
          </table:table-cell>
          <table:table-cell office:value-type="string">
            <text:p>Av. Oito de Abril, 143 - Porto, Cuiabá - MT, 78025-340, Brazil</text:p>
          </table:table-cell>
          <table:table-cell office:value-type="string">
            <text:p>(65) 99227-4347</text:p>
          </table:table-cell>
        </table:table-row>
        <table:table-row table:style-name="ro1">
          <table:table-cell office:value-type="string">
            <text:p>Óticas Carol - Pantanal Shopping By Ótica Cristal</text:p>
          </table:table-cell>
          <table:table-cell office:value-type="string">
            <text:p>Av. Historiador Rubens de Mendonça, 3300 - Jardim Aclimacao, Cuiabá - MT, 78050-250, Brazil</text:p>
          </table:table-cell>
          <table:table-cell office:value-type="string">
            <text:p>(65) 99228-6335</text:p>
          </table:table-cell>
        </table:table-row>
        <table:table-row table:style-name="ro1">
          <table:table-cell office:value-type="string">
            <text:p>Bioflora</text:p>
          </table:table-cell>
          <table:table-cell office:value-type="string">
            <text:p>Rua Candido Mariano - Edifício: Maria Joaquina, 122 - Centro Norte, Cuiabá - MT, 78005-150, Brazil</text:p>
          </table:table-cell>
          <table:table-cell office:value-type="string">
            <text:p>(65) 99233-4250</text:p>
          </table:table-cell>
        </table:table-row>
        <table:table-row table:style-name="ro1">
          <table:table-cell office:value-type="string">
            <text:p>Atacadão das castanhas</text:p>
          </table:table-cell>
          <table:table-cell office:value-type="string">
            <text:p>R. Jules Rimet, 551 - Alvorada, Cuiabá - MT, 78048-610, Brazil</text:p>
          </table:table-cell>
          <table:table-cell office:value-type="string">
            <text:p>(65) 99239-8020</text:p>
          </table:table-cell>
        </table:table-row>
        <table:table-row table:style-name="ro1">
          <table:table-cell office:value-type="string">
            <text:p>Crystal Night Club</text:p>
          </table:table-cell>
          <table:table-cell office:value-type="string">
            <text:p>R. Ouro Fino, 474 - Bosque da Saude, Cuiabá - MT, 78050-110, Brazil</text:p>
          </table:table-cell>
          <table:table-cell office:value-type="string">
            <text:p>(65) 99251-1210</text:p>
          </table:table-cell>
        </table:table-row>
        <table:table-row table:style-name="ro1">
          <table:table-cell office:value-type="string">
            <text:p>Preço de Banana Utilidades e acessórios</text:p>
          </table:table-cell>
          <table:table-cell office:value-type="string">
            <text:p>Av. Espigão, 1085 - Tijucal, Cuiabá - MT, 78088-000, Brazil</text:p>
          </table:table-cell>
          <table:table-cell office:value-type="string">
            <text:p>(65) 99273-0189</text:p>
          </table:table-cell>
        </table:table-row>
        <table:table-row table:style-name="ro1">
          <table:table-cell office:value-type="string">
            <text:p>Empório Natural Cuiabá</text:p>
          </table:table-cell>
          <table:table-cell office:value-type="string">
            <text:p>Av. Tancredo Neves ,631- Anexo ao Ampliato Center, (Quiosque e sala 6 - Marmitas e caldos saudáveis - Produtos Naturais , Saudáveis - Temperos - Especiarias ,Farinhas Integrais ,Castanhas , Grãos, Suplementos - Jardim Petropolis, Cuiabá - MT, 78070-122, Brazil</text:p>
          </table:table-cell>
          <table:table-cell office:value-type="string">
            <text:p>(65) 99278-3657</text:p>
          </table:table-cell>
        </table:table-row>
        <table:table-row table:style-name="ro1">
          <table:table-cell office:value-type="string">
            <text:p>Luciu's do Cajú</text:p>
          </table:table-cell>
          <table:table-cell office:value-type="string">
            <text:p>Rua 24 de Outubro, 919 - Popular, Cuiabá - MT, 78045-470, Brazil</text:p>
          </table:table-cell>
          <table:table-cell office:value-type="string">
            <text:p>(65) 99281-5634</text:p>
          </table:table-cell>
        </table:table-row>
        <table:table-row table:style-name="ro1">
          <table:table-cell office:value-type="string">
            <text:p>Cristal Peças Usadas</text:p>
          </table:table-cell>
          <table:table-cell office:value-type="string">
            <text:p>Av. Miguel Sutil, 14169 - Jardim Ubata, Cuiabá - MT, 78158-720, Brazil</text:p>
          </table:table-cell>
          <table:table-cell office:value-type="string">
            <text:p>(65) 99281-7951</text:p>
          </table:table-cell>
        </table:table-row>
        <table:table-row table:style-name="ro1">
          <table:table-cell office:value-type="string">
            <text:p>Precito - O Atacado e Varejo da Cerveja</text:p>
          </table:table-cell>
          <table:table-cell office:value-type="string">
            <text:p>Av. Miguel Sutil, 14500 - Coophamil, Cuiabá - MT, 78028-015, Brazil</text:p>
          </table:table-cell>
          <table:table-cell office:value-type="string">
            <text:p>(65) 99283-2244</text:p>
          </table:table-cell>
        </table:table-row>
        <table:table-row table:style-name="ro1">
          <table:table-cell office:value-type="string">
            <text:p>Caju do Baú Prateleiras e Gôndolas</text:p>
          </table:table-cell>
          <table:table-cell office:value-type="string">
            <text:p>Av. Manoel José de Arruda, 1006 - Jardim California, Cuiabá - MT, 78070-305, Brazil</text:p>
          </table:table-cell>
          <table:table-cell office:value-type="string">
            <text:p>(65) 99301-1830</text:p>
          </table:table-cell>
        </table:table-row>
        <table:table-row table:style-name="ro1">
          <table:table-cell office:value-type="string">
            <text:p>Mercado Bom Gosto</text:p>
          </table:table-cell>
          <table:table-cell office:value-type="string">
            <text:p>Rod. Palmiro Paes de Barros, 956 - Jardim Nossa Sra. Aparecida, Cuiabá - MT, 78090-700, Brazil</text:p>
          </table:table-cell>
          <table:table-cell office:value-type="string">
            <text:p>(65) 99333-9951</text:p>
          </table:table-cell>
        </table:table-row>
        <table:table-row table:style-name="ro1">
          <table:table-cell office:value-type="string">
            <text:p>Castanhas DuVALLE - Produtos Naturais</text:p>
          </table:table-cell>
          <table:table-cell office:value-type="string">
            <text:p>Rua Prof. Juscelino Reiner, 4 - Qd 13 - Jardim Petropolis, Cuiabá - MT, 78070-030, Brazil</text:p>
          </table:table-cell>
          <table:table-cell office:value-type="string">
            <text:p>(65) 99351-7459</text:p>
          </table:table-cell>
        </table:table-row>
        <table:table-row table:style-name="ro1">
          <table:table-cell office:value-type="string">
            <text:p>Último do Pacote - Confeitaria em Cuiabá - Suspiros, Pavlovas, Pirulitos de Cristal, Brownies e Biscoitos</text:p>
          </table:table-cell>
          <table:table-cell office:value-type="string">
            <text:p>Ed. Glória - R. Américo Salgado, 339 - apto 303 - Lixeira, Cuiabá - MT, 78008-415, Brazil</text:p>
          </table:table-cell>
          <table:table-cell office:value-type="string">
            <text:p>(65) 99352-5113</text:p>
          </table:table-cell>
        </table:table-row>
        <table:table-row table:style-name="ro1">
          <table:table-cell office:value-type="string">
            <text:p>ProSaúde Cuiabá (Av. CPA)</text:p>
          </table:table-cell>
          <table:table-cell office:value-type="string">
            <text:p>Av. Historiador Rubens de Mendonça n° 1836 Ed. Work Center Jd - Jardim Aclimacao, Cuiabá - MT, 78050-280, Brazil</text:p>
          </table:table-cell>
          <table:table-cell office:value-type="string">
            <text:p>(65) 99600-5422</text:p>
          </table:table-cell>
        </table:table-row>
        <table:table-row table:style-name="ro1">
          <table:table-cell office:value-type="string">
            <text:p>Flor de Coco - Doces com História</text:p>
          </table:table-cell>
          <table:table-cell office:value-type="string">
            <text:p>R. Mal. Floriano Peixoto, 1687 - Duque de Caxias, Cuiabá - MT, 78043-395, Brazil</text:p>
          </table:table-cell>
          <table:table-cell office:value-type="string">
            <text:p>(65) 99602-4370</text:p>
          </table:table-cell>
        </table:table-row>
        <table:table-row table:style-name="ro1">
          <table:table-cell office:value-type="string">
            <text:p>Suplementaria Natural</text:p>
          </table:table-cell>
          <table:table-cell office:value-type="string">
            <text:p>Av. Isaac Póvoas, 1254 - Popular, Cuiabá - MT, 78045-440, Brazil</text:p>
          </table:table-cell>
          <table:table-cell office:value-type="string">
            <text:p>(65) 99606-8924</text:p>
          </table:table-cell>
        </table:table-row>
        <table:table-row table:style-name="ro1">
          <table:table-cell office:value-type="string">
            <text:p>Peixaria Tarumã</text:p>
          </table:table-cell>
          <table:table-cell office:value-type="string">
            <text:p>Av. Gil João da Silva, 175 - Bom Sucesso, Cuiabá - MT, 78000-000, Brazil</text:p>
          </table:table-cell>
          <table:table-cell office:value-type="string">
            <text:p>(65) 99607-8848</text:p>
          </table:table-cell>
        </table:table-row>
        <table:table-row table:style-name="ro1">
          <table:table-cell office:value-type="string">
            <text:p>Brito Atacado e Varejo - Distribuidora de Eletrônicos em Cuiabá</text:p>
          </table:table-cell>
          <table:table-cell office:value-type="string">
            <text:p>Av. Manoel José de Arruda, 4740 - Terceiro, Cuiabá - MT, 78015-000, Brazil</text:p>
          </table:table-cell>
          <table:table-cell office:value-type="string">
            <text:p>(65) 99659-6799</text:p>
          </table:table-cell>
        </table:table-row>
        <table:table-row table:style-name="ro1">
          <table:table-cell office:value-type="string">
            <text:p>O Cara da Castanha - Produtos Naturais - Cuiabá</text:p>
          </table:table-cell>
          <table:table-cell office:value-type="string">
            <text:p>Av. Dom Bosco, 1260 - Sala 04 - Centro Sul, Cuiabá - MT, 78020-050, Brazil</text:p>
          </table:table-cell>
          <table:table-cell office:value-type="string">
            <text:p>(65) 99663-7199</text:p>
          </table:table-cell>
        </table:table-row>
        <table:table-row table:style-name="ro1">
          <table:table-cell office:value-type="string">
            <text:p>Castanhas Prime</text:p>
          </table:table-cell>
          <table:table-cell office:value-type="string">
            <text:p>Av. Des. Antônio Quirino de Araújo, 1374 - Poção, Cuiabá - MT, 78015-580, Brazil</text:p>
          </table:table-cell>
          <table:table-cell office:value-type="string">
            <text:p>(65) 99673-4330</text:p>
          </table:table-cell>
        </table:table-row>
        <table:table-row table:style-name="ro1">
          <table:table-cell office:value-type="string">
            <text:p>Cristal vidracaria</text:p>
          </table:table-cell>
          <table:table-cell office:value-type="string">
            <text:p>Rua Quatrocentos e Quatro, 1 - Tijucal, Cuiabá - MT, 78088-413, Brazil</text:p>
          </table:table-cell>
          <table:table-cell office:value-type="string">
            <text:p>(65) 99685-7308</text:p>
          </table:table-cell>
        </table:table-row>
        <table:table-row table:style-name="ro1">
          <table:table-cell office:value-type="string">
            <text:p>Bendita Castanha</text:p>
          </table:table-cell>
          <table:table-cell office:value-type="string">
            <text:p>Av. Historiador Rubens de Mendonça, 1707 - Loja 02 - Alvorada, Cuiabá - MT, 78050-000, Brazil</text:p>
          </table:table-cell>
          <table:table-cell office:value-type="string">
            <text:p>(65) 99690-9235</text:p>
          </table:table-cell>
        </table:table-row>
        <table:table-row table:style-name="ro1">
          <table:table-cell office:value-type="string">
            <text:p>Natural Products magazine</text:p>
          </table:table-cell>
          <table:table-cell office:value-type="string">
            <text:p>Tv. Paiaguás, 116 - Porto, Cuiabá - MT, 78025-024, Brazil</text:p>
          </table:table-cell>
          <table:table-cell office:value-type="string">
            <text:p>(65) 99810-6668</text:p>
          </table:table-cell>
        </table:table-row>
        <table:table-row table:style-name="ro1">
          <table:table-cell office:value-type="string">
            <text:p>Cristal ateliė de costura</text:p>
          </table:table-cell>
          <table:table-cell office:value-type="string">
            <text:p>Calçadão - R. Galdino Pímentel, 220 - Centro Norte, Cuiabá - MT, 78005-020, Brazil</text:p>
          </table:table-cell>
          <table:table-cell office:value-type="string">
            <text:p>(65) 99916-5118</text:p>
          </table:table-cell>
        </table:table-row>
        <table:table-row table:style-name="ro1">
          <table:table-cell office:value-type="string">
            <text:p>Supermercado Paulista</text:p>
          </table:table-cell>
          <table:table-cell office:value-type="string">
            <text:p>R. Papa João XXIII, 94 - Poção, Cuiabá - MT, 78015-615, Brazil</text:p>
          </table:table-cell>
          <table:table-cell office:value-type="string">
            <text:p>(65) 99926-1936</text:p>
          </table:table-cell>
        </table:table-row>
        <table:table-row table:style-name="ro1">
          <table:table-cell office:value-type="string">
            <text:p>So Good</text:p>
          </table:table-cell>
          <table:table-cell office:value-type="string">
            <text:p>Atrás da Primus Peixaria - R. Eduardo Lopes, 2890 - São Gonçalo Beira Rio, Cuiabá - MT, 78085-243, Brazil</text:p>
          </table:table-cell>
          <table:table-cell office:value-type="string">
            <text:p>(65) 99932-8787</text:p>
          </table:table-cell>
        </table:table-row>
        <table:table-row table:style-name="ro1">
          <table:table-cell office:value-type="string">
            <text:p>Castanhas cuiaba</text:p>
          </table:table-cell>
          <table:table-cell office:value-type="string">
            <text:p>R. Fortaleza - Alvorada, Cuiabá - MT, 78048-478, Brazil</text:p>
          </table:table-cell>
          <table:table-cell office:value-type="string">
            <text:p>(65) 99941-3635</text:p>
          </table:table-cell>
        </table:table-row>
        <table:table-row table:style-name="ro1">
          <table:table-cell office:value-type="string">
            <text:p>Loja Inova MT</text:p>
          </table:table-cell>
          <table:table-cell office:value-type="string">
            <text:p>Rua 13 de Junho, 487 - Centro, Cuiabá - MT, 78020-000, Brazil</text:p>
          </table:table-cell>
          <table:table-cell office:value-type="string">
            <text:p>(65) 99944-3566</text:p>
          </table:table-cell>
        </table:table-row>
        <table:table-row table:style-name="ro1">
          <table:table-cell office:value-type="string">
            <text:p>Naturais Grãos e Castanhas</text:p>
          </table:table-cell>
          <table:table-cell office:value-type="string">
            <text:p>Av. das Torres, Quadra 01, 19 - Jardim Imperial, Cuiabá - MT, 78076-001, Brazil</text:p>
          </table:table-cell>
          <table:table-cell office:value-type="string">
            <text:p>(65) 99955-3706</text:p>
          </table:table-cell>
        </table:table-row>
        <table:table-row table:style-name="ro1">
          <table:table-cell office:value-type="string">
            <text:p>Fruto do Cacho Açaí</text:p>
          </table:table-cell>
          <table:table-cell office:value-type="string">
            <text:p>R. Joaquim Murtinho, 2309 - Porto, Cuiabá - MT, 78025-110, Brazil</text:p>
          </table:table-cell>
          <table:table-cell office:value-type="string">
            <text:p>(65) 99975-7175</text:p>
          </table:table-cell>
        </table:table-row>
        <table:table-row table:style-name="ro1">
          <table:table-cell office:value-type="string">
            <text:p>Cristal Piscinas</text:p>
          </table:table-cell>
          <table:table-cell office:value-type="string">
            <text:p>r 33 13 - Parque Atalaia, Cuiabá - MT, 78093-290, Brazil</text:p>
          </table:table-cell>
          <table:table-cell office:value-type="string">
            <text:p>(65) 99976-6688</text:p>
          </table:table-cell>
        </table:table-row>
        <table:table-row table:style-name="ro1">
          <table:table-cell office:value-type="string">
            <text:p>D Minas atacado</text:p>
          </table:table-cell>
          <table:table-cell office:value-type="string">
            <text:p>Rua Desembargador Delfino Cesarino Cesar, 270 - Boa Esperança, Cuiabá - MT, 78068-475, Brazil</text:p>
          </table:table-cell>
          <table:table-cell office:value-type="string">
            <text:p>(65) 99994-9656</text:p>
          </table:table-cell>
        </table:table-row>
        <table:table-row table:style-name="ro1">
          <table:table-cell office:value-type="string">
            <text:p>Mel Santhore</text:p>
          </table:table-cell>
          <table:table-cell office:value-type="string">
            <text:p>R. da Saudade, Número 331 - Bosque da Saude II, Cuiabá - MT, 78050-182, Brazil</text:p>
          </table:table-cell>
          <table:table-cell office:value-type="string">
            <text:p>(65) 99998-2042</text:p>
          </table:table-cell>
        </table:table-row>
        <table:table-row table:style-name="ro1">
          <table:table-cell office:value-type="string">
            <text:p>Empório Maringá - Pães e Mercearia</text:p>
          </table:table-cell>
          <table:table-cell office:value-type="string">
            <text:p>Av. dos Ingás, 1325 - Jardim Maringá, Sinop - MT, 78556-236, Brazil</text:p>
          </table:table-cell>
          <table:table-cell office:value-type="string">
            <text:p>(66) 99632-1116</text:p>
          </table:table-cell>
        </table:table-row>
        <table:table-row table:style-name="ro1">
          <table:table-cell office:value-type="string">
            <text:p>Armazém 3 Marias - Produtos Naturais e Suplementos, Campo Grande MS</text:p>
          </table:table-cell>
          <table:table-cell office:value-type="string">
            <text:p>R. Brilhante, 2702 - Vila Bandeirante, Campo Grande - MS, 79006-560, Brazil</text:p>
          </table:table-cell>
          <table:table-cell office:value-type="string">
            <text:p>(67) 98112-6806</text:p>
          </table:table-cell>
        </table:table-row>
        <table:table-row table:style-name="ro1">
          <table:table-cell office:value-type="string">
            <text:p>Mistura Nativa Produtos Naturais. Suplementos Encapsulados Açaí Temperos Castanhas Pimentas Farinhas Sem glútem Sem Lactose</text:p>
          </table:table-cell>
          <table:table-cell office:value-type="string">
            <text:p>R. 15 de Novembro, 27 - Loja31 - Centro, Campo Grande - MS, 79002-140, Brazil</text:p>
          </table:table-cell>
          <table:table-cell office:value-type="string">
            <text:p>(67) 98154-2529</text:p>
          </table:table-cell>
        </table:table-row>
        <table:table-row table:style-name="ro1">
          <table:table-cell office:value-type="string">
            <text:p>Distribuidora Campos Atacado e Varejo</text:p>
          </table:table-cell>
          <table:table-cell office:value-type="string">
            <text:p>Próximo ao Museo - R. da Divisão, N° 180 - Jardim Monte Alegre, Campo Grande - MS, 79074-042, Brazil</text:p>
          </table:table-cell>
          <table:table-cell office:value-type="string">
            <text:p>(67) 98431-8980</text:p>
          </table:table-cell>
        </table:table-row>
        <table:table-row table:style-name="ro1">
          <table:table-cell office:value-type="string">
            <text:p>deBaRu Castanhas</text:p>
          </table:table-cell>
          <table:table-cell office:value-type="string">
            <text:p>R. Dr. Miguel Vieira Ferreira, 588 - Vila Nossa Sra. das Gracas, Campo Grande - MS, 79116-470, Brazil</text:p>
          </table:table-cell>
          <table:table-cell office:value-type="string">
            <text:p>(67) 98443-0069</text:p>
          </table:table-cell>
        </table:table-row>
        <table:table-row table:style-name="ro1">
          <table:table-cell office:value-type="string">
            <text:p>Confecções São Bento</text:p>
          </table:table-cell>
          <table:table-cell office:value-type="string">
            <text:p>R. Júlia Pereira de Souza, 436 - Universitário, Campo Grande - MS, 79071-200, Brazil</text:p>
          </table:table-cell>
          <table:table-cell office:value-type="string">
            <text:p>(67) 99115-1427</text:p>
          </table:table-cell>
        </table:table-row>
        <table:table-row table:style-name="ro1">
          <table:table-cell office:value-type="string">
            <text:p>Mercadão Municipal Campo Grande- MS</text:p>
          </table:table-cell>
          <table:table-cell office:value-type="string">
            <text:p>R. Sete de Setembro, 65 - Centro, Campo Grande - MS, 79002-121, Brazil</text:p>
          </table:table-cell>
          <table:table-cell office:value-type="string">
            <text:p>(67) 99127-0341</text:p>
          </table:table-cell>
        </table:table-row>
        <table:table-row table:style-name="ro1">
          <table:table-cell office:value-type="string">
            <text:p>JV confecção e Atacado</text:p>
          </table:table-cell>
          <table:table-cell office:value-type="string">
            <text:p>R. José Antônio, 1408 - Centro, Campo Grande - MS, 79002-401, Brazil</text:p>
          </table:table-cell>
          <table:table-cell office:value-type="string">
            <text:p>(67) 99162-0897</text:p>
          </table:table-cell>
        </table:table-row>
        <table:table-row table:style-name="ro1">
          <table:table-cell office:value-type="string">
            <text:p>Empório do campo</text:p>
          </table:table-cell>
          <table:table-cell office:value-type="string">
            <text:p>R. Campo Nobre - Jardim Campo Nobre, Campo Grande - MS, 79073-826, Brazil</text:p>
          </table:table-cell>
          <table:table-cell office:value-type="string">
            <text:p>(67) 99211-2087</text:p>
          </table:table-cell>
        </table:table-row>
        <table:table-row table:style-name="ro1">
          <table:table-cell office:value-type="string">
            <text:p>Grão Santo Empório - Loja de Produtos Naturais</text:p>
          </table:table-cell>
          <table:table-cell office:value-type="string">
            <text:p>R. Joaquim Murtinho, 1081 - Centro, Campo Grande - MS, 79003-020, Brazil</text:p>
          </table:table-cell>
          <table:table-cell office:value-type="string">
            <text:p>(67) 99217-0234</text:p>
          </table:table-cell>
        </table:table-row>
        <table:table-row table:style-name="ro1">
          <table:table-cell office:value-type="string">
            <text:p>Castanhas da Lu</text:p>
          </table:table-cell>
          <table:table-cell office:value-type="string">
            <text:p>R. Maracaju, 1256 - Centro, Campo Grande - MS, 79002-212, Brazil</text:p>
          </table:table-cell>
          <table:table-cell office:value-type="string">
            <text:p>(67) 99229-1494</text:p>
          </table:table-cell>
        </table:table-row>
        <table:table-row table:style-name="ro1">
          <table:table-cell office:value-type="string">
            <text:p>Rei do Atacado CG</text:p>
          </table:table-cell>
          <table:table-cell office:value-type="string">
            <text:p>R. Jerônyma Paes Benjamin - Jardim Sao Bento, Campo Grande - MS, 79004-474, Brazil</text:p>
          </table:table-cell>
          <table:table-cell office:value-type="string">
            <text:p>(67) 99246-7120</text:p>
          </table:table-cell>
        </table:table-row>
        <table:table-row table:style-name="ro1">
          <table:table-cell office:value-type="string">
            <text:p>Castanhas delivery</text:p>
          </table:table-cell>
          <table:table-cell office:value-type="string">
            <text:p>R. Itape, 199 - Parque dos Novos Estados, Campo Grande - MS, 79035-120, Brazil</text:p>
          </table:table-cell>
          <table:table-cell office:value-type="string">
            <text:p>(67) 99327-7373</text:p>
          </table:table-cell>
        </table:table-row>
        <table:table-row table:style-name="ro1">
          <table:table-cell office:value-type="string">
            <text:p>Atacadão PraGata</text:p>
          </table:table-cell>
          <table:table-cell office:value-type="string">
            <text:p>Av. Gury Marques, 3026 - Vila Maciel, Campo Grande - MS, 79070-005, Brazil</text:p>
          </table:table-cell>
          <table:table-cell office:value-type="string">
            <text:p>(67) 99634-0608</text:p>
          </table:table-cell>
        </table:table-row>
        <table:table-row table:style-name="ro1">
          <table:table-cell office:value-type="string">
            <text:p>Atacadão das Tripas</text:p>
          </table:table-cell>
          <table:table-cell office:value-type="string">
            <text:p>Rua 26 de Agosto, 1256 - Centro, Campo Grande - MS, 79005-030, Brazil</text:p>
          </table:table-cell>
          <table:table-cell office:value-type="string">
            <text:p>(67) 99649-3129</text:p>
          </table:table-cell>
        </table:table-row>
        <table:table-row table:style-name="ro1">
          <table:table-cell office:value-type="string">
            <text:p>Fábrica de castanha Beija Flor</text:p>
          </table:table-cell>
          <table:table-cell office:value-type="string">
            <text:p>Estr. do Quixadá, Rio Branco - AC, Brazil</text:p>
          </table:table-cell>
          <table:table-cell office:value-type="string">
            <text:p>(67) 99679-5454</text:p>
          </table:table-cell>
        </table:table-row>
        <table:table-row table:style-name="ro1">
          <table:table-cell office:value-type="string">
            <text:p>Nutty Bavarian - Castanhas Glaceadas e Salgadas</text:p>
          </table:table-cell>
          <table:table-cell office:value-type="string">
            <text:p>Av. Afonso Pena, 4909 - Santa Fe, Campo Grande - MS, 79005-000, Brazil</text:p>
          </table:table-cell>
          <table:table-cell office:value-type="string">
            <text:p>(67) 99869-5668</text:p>
          </table:table-cell>
        </table:table-row>
        <table:table-row table:style-name="ro1">
          <table:table-cell office:value-type="string">
            <text:p>Castanha Brasil</text:p>
          </table:table-cell>
          <table:table-cell office:value-type="string">
            <text:p>R. Pequena Jéssica, 210 - Wanderley Dantas, Rio Branco - AC, 69902-873, Brazil</text:p>
          </table:table-cell>
          <table:table-cell office:value-type="string">
            <text:p>(68) 98119-2348</text:p>
          </table:table-cell>
        </table:table-row>
        <table:table-row table:style-name="ro1">
          <table:table-cell office:value-type="string">
            <text:p>INDUSTRIA DE BENEFICIAMENTO DE CASTANHA TEMPERO DO NORTE</text:p>
          </table:table-cell>
          <table:table-cell office:value-type="string">
            <text:p>Indústria de Castanha - Rua Monte Sião - Rosa Linda, Rio Branco - AC, 69909-006, Brazil</text:p>
          </table:table-cell>
          <table:table-cell office:value-type="string">
            <text:p>(68) 98416-9502</text:p>
          </table:table-cell>
        </table:table-row>
        <table:table-row table:style-name="ro1">
          <table:table-cell office:value-type="string">
            <text:p>ACRENUTS Castanhas HMGM IMP E EXP LTDA</text:p>
          </table:table-cell>
          <table:table-cell office:value-type="string">
            <text:p>AC-040, N° 3393 - Vila Acre, Rio Branco - AC, 69909-730, Brazil</text:p>
          </table:table-cell>
          <table:table-cell office:value-type="string">
            <text:p>(68) 99220-6110</text:p>
          </table:table-cell>
        </table:table-row>
        <table:table-row table:style-name="ro1">
          <table:table-cell office:value-type="string">
            <text:p>Feira Orgânica de Rio Branco</text:p>
          </table:table-cell>
          <table:table-cell office:value-type="string">
            <text:p>Centro, Rio Branco - AC, 69914-220, Brazil</text:p>
          </table:table-cell>
          <table:table-cell office:value-type="string">
            <text:p>(68) 99930-7901</text:p>
          </table:table-cell>
        </table:table-row>
        <table:table-row table:style-name="ro1">
          <table:table-cell office:value-type="string">
            <text:p>Banana Store</text:p>
          </table:table-cell>
          <table:table-cell office:value-type="string">
            <text:p>Av. Sete de Setembro, 724 - Centro, Porto Velho - RO, 76801-084, Brazil</text:p>
          </table:table-cell>
          <table:table-cell office:value-type="string">
            <text:p>(69) 98110-6688</text:p>
          </table:table-cell>
        </table:table-row>
        <table:table-row table:style-name="ro1">
          <table:table-cell office:value-type="string">
            <text:p>Empório Tempero e arte</text:p>
          </table:table-cell>
          <table:table-cell office:value-type="string">
            <text:p>R. Elias Gorayeb, 2898 - Liberdade, Porto Velho - RO, 76803-874, Brazil</text:p>
          </table:table-cell>
          <table:table-cell office:value-type="string">
            <text:p>(69) 98164-6363</text:p>
          </table:table-cell>
        </table:table-row>
        <table:table-row table:style-name="ro1">
          <table:table-cell office:value-type="string">
            <text:p>Cheirinho Low Carb</text:p>
          </table:table-cell>
          <table:table-cell office:value-type="string">
            <text:p>Rua Equador, 2262 - Nova Porto Velho, Porto Velho - RO, 76820-154, Brazil</text:p>
          </table:table-cell>
          <table:table-cell office:value-type="string">
            <text:p>(69) 98457-4444</text:p>
          </table:table-cell>
        </table:table-row>
        <table:table-row table:style-name="ro1">
          <table:table-cell office:value-type="string">
            <text:p>Frutaria Banana Mineira | Frutaria - Porto Velho</text:p>
          </table:table-cell>
          <table:table-cell office:value-type="string">
            <text:p>Av. José Vieira Caúla, 5231 - Igarapé, Porto Velho - RO, 76824-389, Brazil</text:p>
          </table:table-cell>
          <table:table-cell office:value-type="string">
            <text:p>(69) 99202-1112</text:p>
          </table:table-cell>
        </table:table-row>
        <table:table-row table:style-name="ro1">
          <table:table-cell office:value-type="string">
            <text:p>Cafe Marita Porto Velho</text:p>
          </table:table-cell>
          <table:table-cell office:value-type="string">
            <text:p>R. Afonso Pena, 2047 - Nova Porto Velho, Porto Velho - RO, 76820-122, Brazil</text:p>
          </table:table-cell>
          <table:table-cell office:value-type="string">
            <text:p>(69) 99203-1977</text:p>
          </table:table-cell>
        </table:table-row>
        <table:table-row table:style-name="ro1">
          <table:table-cell office:value-type="string">
            <text:p>Evs Zona Sul Pvh</text:p>
          </table:table-cell>
          <table:table-cell office:value-type="string">
            <text:p>Rua Caetano - Entre as Ruas Jatuarana e Angico Próx. do Supermercado - R. Nova Era, 3056 - Caladinho, Porto Velho - RO, 76808-108, Brazil</text:p>
          </table:table-cell>
          <table:table-cell office:value-type="string">
            <text:p>(69) 99207-2049</text:p>
          </table:table-cell>
        </table:table-row>
        <table:table-row table:style-name="ro1">
          <table:table-cell office:value-type="string">
            <text:p>Só Atacado Nunes</text:p>
          </table:table-cell>
          <table:table-cell office:value-type="string">
            <text:p>R. Mário Andreazza, 8547 - São Francisco, Porto Velho - RO, 76820-744, Brazil</text:p>
          </table:table-cell>
          <table:table-cell office:value-type="string">
            <text:p>(69) 99213-5779</text:p>
          </table:table-cell>
        </table:table-row>
        <table:table-row table:style-name="ro1">
          <table:table-cell office:value-type="string">
            <text:p>Chá Produtos Naturais Porto Velho</text:p>
          </table:table-cell>
          <table:table-cell office:value-type="string">
            <text:p>R. Uruguai, 1129 - Nova Porto Velho, Porto Velho - RO, 76820-132, Brazil</text:p>
          </table:table-cell>
          <table:table-cell office:value-type="string">
            <text:p>(69) 99215-0281</text:p>
          </table:table-cell>
        </table:table-row>
        <table:table-row table:style-name="ro1">
          <table:table-cell office:value-type="string">
            <text:p>Vinhos e Bebidas - Emporium Closs</text:p>
          </table:table-cell>
          <table:table-cell office:value-type="string">
            <text:p>uma depois da Guaporé em frente a pista de caminhada - R. Leda, 3615 - Cuniã, Porto Velho - RO, 76824-402, Brazil</text:p>
          </table:table-cell>
          <table:table-cell office:value-type="string">
            <text:p>(69) 99220-8441</text:p>
          </table:table-cell>
        </table:table-row>
        <table:table-row table:style-name="ro1">
          <table:table-cell office:value-type="string">
            <text:p>ARMAZÉM VIDA LONGA</text:p>
          </table:table-cell>
          <table:table-cell office:value-type="string">
            <text:p>Av. Rio Madeira, 3950 - Rio Madeira, Porto Velho - RO, 76821-300, Brazil</text:p>
          </table:table-cell>
          <table:table-cell office:value-type="string">
            <text:p>(69) 99222-4440</text:p>
          </table:table-cell>
        </table:table-row>
        <table:table-row table:style-name="ro1">
          <table:table-cell office:value-type="string">
            <text:p>Espaço da Casa Cakes</text:p>
          </table:table-cell>
          <table:table-cell office:value-type="string">
            <text:p>R. Ananias Ferreira de Andrade, 4468 - Igarapé, Porto Velho - RO, 76824-022, Brazil</text:p>
          </table:table-cell>
          <table:table-cell office:value-type="string">
            <text:p>(69) 99242-5030</text:p>
          </table:table-cell>
        </table:table-row>
        <table:table-row table:style-name="ro1">
          <table:table-cell office:value-type="string">
            <text:p>NaturaSul Produtos Naturais</text:p>
          </table:table-cell>
          <table:table-cell office:value-type="string">
            <text:p>R. Tancredo Neves, 3129 - Caladinho, Porto Velho - RO, 76808-112, Brazil</text:p>
          </table:table-cell>
          <table:table-cell office:value-type="string">
            <text:p>(69) 99243-7016</text:p>
          </table:table-cell>
        </table:table-row>
        <table:table-row table:style-name="ro1">
          <table:table-cell office:value-type="string">
            <text:p>PVH Style - Loja de Roupas no Atacado</text:p>
          </table:table-cell>
          <table:table-cell office:value-type="string">
            <text:p>Av. Calama, 4633 - SALA 01 - Flodoaldo Pontes Pinto, Porto Velho - RO, 76820-429, Brazil</text:p>
          </table:table-cell>
          <table:table-cell office:value-type="string">
            <text:p>(69) 99247-0709</text:p>
          </table:table-cell>
        </table:table-row>
        <table:table-row table:style-name="ro1">
          <table:table-cell office:value-type="string">
            <text:p>Life Natural - Alessandra - Porto Velho</text:p>
          </table:table-cell>
          <table:table-cell office:value-type="string">
            <text:p>R. Canto Grande, 6175 - Aponiã, Porto Velho - RO, 76824-114, Brazil</text:p>
          </table:table-cell>
          <table:table-cell office:value-type="string">
            <text:p>(69) 99253-6077</text:p>
          </table:table-cell>
        </table:table-row>
        <table:table-row table:style-name="ro1">
          <table:table-cell office:value-type="string">
            <text:p>Chocolate e Cia | Produtos Regionais de Rondônia</text:p>
          </table:table-cell>
          <table:table-cell office:value-type="string">
            <text:p>Atendimento Online - R. Padre Ângelo Cerri, 928 - Pedrinhas, Porto Velho - RO, 76801-480, Brazil</text:p>
          </table:table-cell>
          <table:table-cell office:value-type="string">
            <text:p>(69) 99255-3241</text:p>
          </table:table-cell>
        </table:table-row>
        <table:table-row table:style-name="ro1">
          <table:table-cell office:value-type="string">
            <text:p>Mercearia do Sabor</text:p>
          </table:table-cell>
          <table:table-cell office:value-type="string">
            <text:p>Av. Campos Sales, 3433 - Olaria, Porto Velho - RO, 76804-281, Brazil</text:p>
          </table:table-cell>
          <table:table-cell office:value-type="string">
            <text:p>(69) 99264-6030</text:p>
          </table:table-cell>
        </table:table-row>
        <table:table-row table:style-name="ro1">
          <table:table-cell office:value-type="string">
            <text:p>Vivabem Produtos Naturais</text:p>
          </table:table-cell>
          <table:table-cell office:value-type="string">
            <text:p>R. Venezuela, 1448 - Nova Porto Velho, Porto Velho - RO, 76820-140, Brazil</text:p>
          </table:table-cell>
          <table:table-cell office:value-type="string">
            <text:p>(69) 99274-4073</text:p>
          </table:table-cell>
        </table:table-row>
        <table:table-row table:style-name="ro1">
          <table:table-cell office:value-type="string">
            <text:p>Empório Hirt</text:p>
          </table:table-cell>
          <table:table-cell office:value-type="string">
            <text:p>R. Esther Sales, 1413 - Agenor M. de Carvalho, Porto Velho - RO, 76820-252, Brazil</text:p>
          </table:table-cell>
          <table:table-cell office:value-type="string">
            <text:p>(69) 99275-5489</text:p>
          </table:table-cell>
        </table:table-row>
        <table:table-row table:style-name="ro1">
          <table:table-cell office:value-type="string">
            <text:p>Floresta Delícias da Amazônia</text:p>
          </table:table-cell>
          <table:table-cell office:value-type="string">
            <text:p>Av. Pres. Dutra, 3872 - Olaria, Porto Velho - RO, 78902-030, Brazil</text:p>
          </table:table-cell>
          <table:table-cell office:value-type="string">
            <text:p>(69) 99276-1221</text:p>
          </table:table-cell>
        </table:table-row>
        <table:table-row table:style-name="ro1">
          <table:table-cell office:value-type="string">
            <text:p>Vida Verde Produtos Naturais</text:p>
          </table:table-cell>
          <table:table-cell office:value-type="string">
            <text:p>R. Padre Chiquinho, 2434 - Liberdade, Porto Velho - RO, 76803-862, Brazil</text:p>
          </table:table-cell>
          <table:table-cell office:value-type="string">
            <text:p>(69) 99281-7630</text:p>
          </table:table-cell>
        </table:table-row>
        <table:table-row table:style-name="ro1">
          <table:table-cell office:value-type="string">
            <text:p>Cru Empório Natural</text:p>
          </table:table-cell>
          <table:table-cell office:value-type="string">
            <text:p>R. Décima Avenida, 4272 - Rio Madeira, Porto Velho - RO, 76821-340, Brazil</text:p>
          </table:table-cell>
          <table:table-cell office:value-type="string">
            <text:p>(69) 99287-9331</text:p>
          </table:table-cell>
        </table:table-row>
        <table:table-row table:style-name="ro1">
          <table:table-cell office:value-type="string">
            <text:p>4R.atacado</text:p>
          </table:table-cell>
          <table:table-cell office:value-type="string">
            <text:p>R. Apolo, 3392 - Flodoaldo Pontes Pinto, Porto Velho - RO, 76820-430, Brazil</text:p>
          </table:table-cell>
          <table:table-cell office:value-type="string">
            <text:p>(69) 99305-7322</text:p>
          </table:table-cell>
        </table:table-row>
        <table:table-row table:style-name="ro1">
          <table:table-cell office:value-type="string">
            <text:p>Kaju Bistrô / Cantina do Bolo</text:p>
          </table:table-cell>
          <table:table-cell office:value-type="string">
            <text:p>R. Abunã, 1416 - Santa Bárbara, Porto Velho - RO, 76804-218, Brazil</text:p>
          </table:table-cell>
          <table:table-cell office:value-type="string">
            <text:p>(69) 99312-1567</text:p>
          </table:table-cell>
        </table:table-row>
        <table:table-row table:style-name="ro1">
          <table:table-cell office:value-type="string">
            <text:p>Atacadão dos Calçados</text:p>
          </table:table-cell>
          <table:table-cell office:value-type="string">
            <text:p>R. Alexandre Guimarães, 4620 - Agenor M. de Carvalho, Porto Velho - RO, 76820-208, Brazil</text:p>
          </table:table-cell>
          <table:table-cell office:value-type="string">
            <text:p>(69) 99365-1933</text:p>
          </table:table-cell>
        </table:table-row>
        <table:table-row table:style-name="ro1">
          <table:table-cell office:value-type="string">
            <text:p>Distribuidora Caju</text:p>
          </table:table-cell>
          <table:table-cell office:value-type="string">
            <text:p>R. Gonçalves Dias, 948 - Olaria, Porto Velho - RO, 76801-234, Brazil</text:p>
          </table:table-cell>
          <table:table-cell office:value-type="string">
            <text:p>(69) 99388-7477</text:p>
          </table:table-cell>
        </table:table-row>
        <table:table-row table:style-name="ro1">
          <table:table-cell office:value-type="string">
            <text:p>Agrosilva Projeto e consultoria rural</text:p>
          </table:table-cell>
          <table:table-cell office:value-type="string">
            <text:p>Pro moradia sul - R. Castanha - Floresta, Porto Velho - RO, 76806-174, Brazil</text:p>
          </table:table-cell>
          <table:table-cell office:value-type="string">
            <text:p>(69) 99914-1238</text:p>
          </table:table-cell>
        </table:table-row>
        <table:table-row table:style-name="ro1">
          <table:table-cell office:value-type="string">
            <text:p>Dom Pedro Premium Produtos Naturais</text:p>
          </table:table-cell>
          <table:table-cell office:value-type="string">
            <text:p>Av. Jatuarana, 3815B - Nova Floresta, Porto Velho - RO, 76807-141, Brazil</text:p>
          </table:table-cell>
          <table:table-cell office:value-type="string">
            <text:p>(69) 99946-8805</text:p>
          </table:table-cell>
        </table:table-row>
        <table:table-row table:style-name="ro1">
          <table:table-cell office:value-type="string">
            <text:p>Empório Café e Pão</text:p>
          </table:table-cell>
          <table:table-cell office:value-type="string">
            <text:p>Av. José Vieira Caúla, 3764 - Nova Porto Velho, Porto Velho - RO, 76820-390, Brazil</text:p>
          </table:table-cell>
          <table:table-cell office:value-type="string">
            <text:p>(69) 99952-1048</text:p>
          </table:table-cell>
        </table:table-row>
        <table:table-row table:style-name="ro1">
          <table:table-cell office:value-type="string">
            <text:p>Feira Agroecológica da Pituba</text:p>
          </table:table-cell>
          <table:table-cell office:value-type="string">
            <text:p>Av. Paulo VI, 2101 - Pituba, Salvador - BA, 41810-000, Brazil</text:p>
          </table:table-cell>
          <table:table-cell office:value-type="string">
            <text:p>(71) 98171-6523</text:p>
          </table:table-cell>
        </table:table-row>
        <table:table-row table:style-name="ro1">
          <table:table-cell office:value-type="string">
            <text:p>Empório Litoral Salvador</text:p>
          </table:table-cell>
          <table:table-cell office:value-type="string">
            <text:p>Emporio Itaigara Empório Itaigara - Rua Edith Mendes da Gama e Abreu, 253 - Itaigara, Salvador - BA, 41815-010, Brazil</text:p>
          </table:table-cell>
          <table:table-cell office:value-type="string">
            <text:p>(71) 98194-0686</text:p>
          </table:table-cell>
        </table:table-row>
        <table:table-row table:style-name="ro1">
          <table:table-cell office:value-type="string">
            <text:p>Simple Organic Salvador</text:p>
          </table:table-cell>
          <table:table-cell office:value-type="string">
            <text:p>Avenida Centenário, 2992 Shopping Barra - L3, Setor Norte, Quiosque 303 - Barra, Salvador - BA, 40140-400, Brazil</text:p>
          </table:table-cell>
          <table:table-cell office:value-type="string">
            <text:p>(71) 98234-9918</text:p>
          </table:table-cell>
        </table:table-row>
        <table:table-row table:style-name="ro1">
          <table:table-cell office:value-type="string">
            <text:p>Atacadão Rodrigues Salvador</text:p>
          </table:table-cell>
          <table:table-cell office:value-type="string">
            <text:p>Av. Paulo VI, 1345 - B - Pituba, Salvador - BA, 41810-000, Brazil</text:p>
          </table:table-cell>
          <table:table-cell office:value-type="string">
            <text:p>(71) 98260-3434</text:p>
          </table:table-cell>
        </table:table-row>
        <table:table-row table:style-name="ro1">
          <table:table-cell office:value-type="string">
            <text:p>ORGANI - Salvador Norte Shopping</text:p>
          </table:table-cell>
          <table:table-cell office:value-type="string">
            <text:p>Salvador Norte Shopping - BA-526, 305 - Piso L1 loja LUC-1012 - São Cristóvão, Salvador - BA, 41510-000, Brazil</text:p>
          </table:table-cell>
          <table:table-cell office:value-type="string">
            <text:p>(71) 98261-2929</text:p>
          </table:table-cell>
        </table:table-row>
        <table:table-row table:style-name="ro1">
          <table:table-cell office:value-type="string">
            <text:p>Grupo Empório</text:p>
          </table:table-cell>
          <table:table-cell office:value-type="string">
            <text:p>Av. Cardeal da Silva, 111 - Federação, Salvador - BA, 40231-250, Brazil</text:p>
          </table:table-cell>
          <table:table-cell office:value-type="string">
            <text:p>(71) 98389-1710</text:p>
          </table:table-cell>
        </table:table-row>
        <table:table-row table:style-name="ro1">
          <table:table-cell office:value-type="string">
            <text:p>ORGANI - Barra</text:p>
          </table:table-cell>
          <table:table-cell office:value-type="string">
            <text:p>Rua Airosa Galvão, 5 - Barra, Salvador - BA, 40140-180, Brazil</text:p>
          </table:table-cell>
          <table:table-cell office:value-type="string">
            <text:p>(71) 98661-1000</text:p>
          </table:table-cell>
        </table:table-row>
        <table:table-row table:style-name="ro1">
          <table:table-cell office:value-type="string">
            <text:p>Castanhas do Nutri</text:p>
          </table:table-cell>
          <table:table-cell office:value-type="string">
            <text:p>R. Pres. Kennedy, 145 - Barra, Salvador - BA, 40130-200, Brazil</text:p>
          </table:table-cell>
          <table:table-cell office:value-type="string">
            <text:p>(71) 98725-9507</text:p>
          </table:table-cell>
        </table:table-row>
        <table:table-row table:style-name="ro1">
          <table:table-cell office:value-type="string">
            <text:p>Casa das Baianas</text:p>
          </table:table-cell>
          <table:table-cell office:value-type="string">
            <text:p>R. Direta de Nova Brasília, 237 - Nova Brasília, Salvador - BA, 41350-010, Brazil</text:p>
          </table:table-cell>
          <table:table-cell office:value-type="string">
            <text:p>(71) 98782-6868</text:p>
          </table:table-cell>
        </table:table-row>
        <table:table-row table:style-name="ro1">
          <table:table-cell office:value-type="string">
            <text:p>Freedom ATACADO</text:p>
          </table:table-cell>
          <table:table-cell office:value-type="string">
            <text:p>Av. Antônio Carlos Magalhães, 4591 - Campinas de Brotas, Salvador - BA, 40276-200, Brazil</text:p>
          </table:table-cell>
          <table:table-cell office:value-type="string">
            <text:p>(71) 99102-8041</text:p>
          </table:table-cell>
        </table:table-row>
        <table:table-row table:style-name="ro1">
          <table:table-cell office:value-type="string">
            <text:p>Raviva Saudável</text:p>
          </table:table-cell>
          <table:table-cell office:value-type="string">
            <text:p>Av. Anita Garibaldi, 19B - Federação, Salvador - BA, 40210-750, Brazil</text:p>
          </table:table-cell>
          <table:table-cell office:value-type="string">
            <text:p>(71) 99106-0318</text:p>
          </table:table-cell>
        </table:table-row>
        <table:table-row table:style-name="ro1">
          <table:table-cell office:value-type="string">
            <text:p>Mercado Modelo</text:p>
          </table:table-cell>
          <table:table-cell office:value-type="string">
            <text:p>Pr. Visc. de Cayru, s/n - Comercio, Salvador - BA, 40015-170, Brazil</text:p>
          </table:table-cell>
          <table:table-cell office:value-type="string">
            <text:p>(71) 99162-5851</text:p>
          </table:table-cell>
        </table:table-row>
        <table:table-row table:style-name="ro1">
          <table:table-cell office:value-type="string">
            <text:p>Castanha Produtos Naturais</text:p>
          </table:table-cell>
          <table:table-cell office:value-type="string">
            <text:p>Ao lado da casa do bolo Tavares em frente a emergência pediatria de Pirajá - R. Oito de Novembro, 29 - Pirajá, Salvador - BA, 41290-200, Brazil</text:p>
          </table:table-cell>
          <table:table-cell office:value-type="string">
            <text:p>(71) 99185-8355</text:p>
          </table:table-cell>
        </table:table-row>
        <table:table-row table:style-name="ro1">
          <table:table-cell office:value-type="string">
            <text:p>Castanhaê Produtos Naturais</text:p>
          </table:table-cell>
          <table:table-cell office:value-type="string">
            <text:p>Alameda Praia de Siriúba, 104 - Stella Maris, Salvador - BA, 41600-090, Brazil</text:p>
          </table:table-cell>
          <table:table-cell office:value-type="string">
            <text:p>(71) 99253-3627</text:p>
          </table:table-cell>
        </table:table-row>
        <table:table-row table:style-name="ro1">
          <table:table-cell office:value-type="string">
            <text:p>Bom Gosto Atacado</text:p>
          </table:table-cell>
          <table:table-cell office:value-type="string">
            <text:p>R. Nilo Peçanha, 9/11 - 9/11 - Calçada, Salvador - BA, 40411-380, Brazil</text:p>
          </table:table-cell>
          <table:table-cell office:value-type="string">
            <text:p>(71) 99267-2266</text:p>
          </table:table-cell>
        </table:table-row>
        <table:table-row table:style-name="ro1">
          <table:table-cell office:value-type="string">
            <text:p>Aline Atacado Salvador distribuidora de moda praia e íntima e sexyshop</text:p>
          </table:table-cell>
          <table:table-cell office:value-type="string">
            <text:p>R. Gen. Savaget, n 19 - Liberdade, Salvador - BA, 40301-110, Brazil</text:p>
          </table:table-cell>
          <table:table-cell office:value-type="string">
            <text:p>(71) 99273-4458</text:p>
          </table:table-cell>
        </table:table-row>
        <table:table-row table:style-name="ro1">
          <table:table-cell office:value-type="string">
            <text:p>Produtos Naturais Empório Gostos da Bahia</text:p>
          </table:table-cell>
          <table:table-cell office:value-type="string">
            <text:p>Av. Juracy Magalhães Júnior, 1624 - Box 131 - Rio Vermelho, Salvador - BA, 41940-060, Brazil</text:p>
          </table:table-cell>
          <table:table-cell office:value-type="string">
            <text:p>(71) 99298-5493</text:p>
          </table:table-cell>
        </table:table-row>
        <table:table-row table:style-name="ro1">
          <table:table-cell office:value-type="string">
            <text:p>Casa Castanho - Rio Vermelho</text:p>
          </table:table-cell>
          <table:table-cell office:value-type="string">
            <text:p>R. Alexandre de Gusmão, 57 - Rio Vermelho, Salvador - BA, 41950-160, Brazil</text:p>
          </table:table-cell>
          <table:table-cell office:value-type="string">
            <text:p>(71) 99417-1488</text:p>
          </table:table-cell>
        </table:table-row>
        <table:table-row table:style-name="ro1">
          <table:table-cell office:value-type="string">
            <text:p>Armazém do Campo Pelourinho</text:p>
          </table:table-cell>
          <table:table-cell office:value-type="string">
            <text:p>R. Santa Isabel, 3 - Pelourinho, Salvador - BA, 40026-110, Brazil</text:p>
          </table:table-cell>
          <table:table-cell office:value-type="string">
            <text:p>(71) 99628-5964</text:p>
          </table:table-cell>
        </table:table-row>
        <table:table-row table:style-name="ro1">
          <table:table-cell office:value-type="string">
            <text:p>Feirinha de Produtos Orgânicos - Sítio Ecológico San Marcos</text:p>
          </table:table-cell>
          <table:table-cell office:value-type="string">
            <text:p>R. Santa Catarina, 195 - Pituba, Salvador - BA, 41830-190, Brazil</text:p>
          </table:table-cell>
          <table:table-cell office:value-type="string">
            <text:p>(71) 99650-6672</text:p>
          </table:table-cell>
        </table:table-row>
        <table:table-row table:style-name="ro1">
          <table:table-cell office:value-type="string">
            <text:p>Empório Coisas de Minas Unidade Ondina - Salvador</text:p>
          </table:table-cell>
          <table:table-cell office:value-type="string">
            <text:p>Av. Oceânica, 2400 - loja 19 - Ondina, Salvador - BA, 40170-010, Brazil</text:p>
          </table:table-cell>
          <table:table-cell office:value-type="string">
            <text:p>(71) 99655-1011</text:p>
          </table:table-cell>
        </table:table-row>
        <table:table-row table:style-name="ro1">
          <table:table-cell office:value-type="string">
            <text:p>Central do Atacado - Salvador</text:p>
          </table:table-cell>
          <table:table-cell office:value-type="string">
            <text:p>Ed. Max Center - Av. Antônio Carlos Magalhães, Nº 846 - Loja 29B - Itaigara, Salvador - BA, 41825-900, Brazil</text:p>
          </table:table-cell>
          <table:table-cell office:value-type="string">
            <text:p>(71) 99739-7368</text:p>
          </table:table-cell>
        </table:table-row>
        <table:table-row table:style-name="ro1">
          <table:table-cell office:value-type="string">
            <text:p>Nós Padaria Artesanal</text:p>
          </table:table-cell>
          <table:table-cell office:value-type="string">
            <text:p>Rua das Hortênsias, 288 - Pituba, Salvador - BA, 41810-010, Brazil</text:p>
          </table:table-cell>
          <table:table-cell office:value-type="string">
            <text:p>(71) 99908-8675</text:p>
          </table:table-cell>
        </table:table-row>
        <table:table-row table:style-name="ro1">
          <table:table-cell office:value-type="string">
            <text:p>Porã Empório</text:p>
          </table:table-cell>
          <table:table-cell office:value-type="string">
            <text:p>Alameda das Algarobas, 916 - Caminho das Árvores, Salvador - BA, 41820-500, Brazil</text:p>
          </table:table-cell>
          <table:table-cell office:value-type="string">
            <text:p>(71) 99929-3401</text:p>
          </table:table-cell>
        </table:table-row>
        <table:table-row table:style-name="ro1">
          <table:table-cell office:value-type="string">
            <text:p>Bouchon Empório</text:p>
          </table:table-cell>
          <table:table-cell office:value-type="string">
            <text:p>R. Minas Gerais, 254 - Loja Térreo - Pituba, Salvador - BA, 41830-020, Brazil</text:p>
          </table:table-cell>
          <table:table-cell office:value-type="string">
            <text:p>(71) 99999-0180</text:p>
          </table:table-cell>
        </table:table-row>
        <table:table-row table:style-name="ro1">
          <table:table-cell office:value-type="string">
            <text:p>Edifício Castanha do Pará</text:p>
          </table:table-cell>
          <table:table-cell office:value-type="string">
            <text:p>R. Geraldo Magela de Almeida, 135 - Manacás, Belo Horizonte - MG, 30840-640, Brazil</text:p>
          </table:table-cell>
          <table:table-cell office:value-type="string">
            <text:p>(75) 98157-8114</text:p>
          </table:table-cell>
        </table:table-row>
        <table:table-row table:style-name="ro1">
          <table:table-cell office:value-type="string">
            <text:p>Roupas atacado Maceió-AL</text:p>
          </table:table-cell>
          <table:table-cell office:value-type="string">
            <text:p>Av. Ver. Dário Marsíglia, 1432 - Tabuleiro do Martins, Maceió - AL, 57081-015, Brazil</text:p>
          </table:table-cell>
          <table:table-cell office:value-type="string">
            <text:p>(75) 99236-5476</text:p>
          </table:table-cell>
        </table:table-row>
        <table:table-row table:style-name="ro1">
          <table:table-cell office:value-type="string">
            <text:p>Casa Caju - Loja Colaborativa</text:p>
          </table:table-cell>
          <table:table-cell office:value-type="string">
            <text:p>R. Antônio José de Souza, 8 - Sala 1 - Luzia, Aracaju - SE, 49045-440, Brazil</text:p>
          </table:table-cell>
          <table:table-cell office:value-type="string">
            <text:p>(79) 92001-1682</text:p>
          </table:table-cell>
        </table:table-row>
        <table:table-row table:style-name="ro1">
          <table:table-cell office:value-type="string">
            <text:p>Natunutri Empório &amp; Café</text:p>
          </table:table-cell>
          <table:table-cell office:value-type="string">
            <text:p>R. Paraíba, 294 - Siqueira Campos, Aracaju - SE, 49075-420, Brazil</text:p>
          </table:table-cell>
          <table:table-cell office:value-type="string">
            <text:p>(79) 98115-5421</text:p>
          </table:table-cell>
        </table:table-row>
        <table:table-row table:style-name="ro1">
          <table:table-cell office:value-type="string">
            <text:p>Karango Limpo Estética Automotiva | Vitrificação | Polimento | Lavagem Premium</text:p>
          </table:table-cell>
          <table:table-cell office:value-type="string">
            <text:p>R. Deozano Vieira Freitas, 3609 - Grageru, Aracaju - SE, 49026-040, Brazil</text:p>
          </table:table-cell>
          <table:table-cell office:value-type="string">
            <text:p>(79) 98133-8812</text:p>
          </table:table-cell>
        </table:table-row>
        <table:table-row table:style-name="ro1">
          <table:table-cell office:value-type="string">
            <text:p>Empório de Sergipe</text:p>
          </table:table-cell>
          <table:table-cell office:value-type="string">
            <text:p>Av. Santos Dumont, 1813 - Atalaia, Aracaju - SE, 49035-785, Brazil</text:p>
          </table:table-cell>
          <table:table-cell office:value-type="string">
            <text:p>(79) 98166-9626</text:p>
          </table:table-cell>
        </table:table-row>
        <table:table-row table:style-name="ro1">
          <table:table-cell office:value-type="string">
            <text:p>Cajuína Creative Studio</text:p>
          </table:table-cell>
          <table:table-cell office:value-type="string">
            <text:p>Av. Poe. Vinícius de Moraes, 1180 - Atalaia, Aracaju - SE, 49037-490, Brazil</text:p>
          </table:table-cell>
          <table:table-cell office:value-type="string">
            <text:p>(79) 98171-1994</text:p>
          </table:table-cell>
        </table:table-row>
        <table:table-row table:style-name="ro1">
          <table:table-cell office:value-type="string">
            <text:p>Inovação Moda Atacado - Aracaju</text:p>
          </table:table-cell>
          <table:table-cell office:value-type="string">
            <text:p>setor amarelo em frente a rodoviária velha centro de Aracaju - Av. Mamede Paes Mendonça, 41 - Shopping box primeiro andar boxs 39, 40 - Centro, Aracaju - SE, 49010-620, Brazil</text:p>
          </table:table-cell>
          <table:table-cell office:value-type="string">
            <text:p>(79) 98819-1251</text:p>
          </table:table-cell>
        </table:table-row>
        <table:table-row table:style-name="ro1">
          <table:table-cell office:value-type="string">
            <text:p>Caju Seguros</text:p>
          </table:table-cell>
          <table:table-cell office:value-type="string">
            <text:p>Rua Padre - Av. Padre Nestor Sampaio, 140 - Luzia, Aracaju - SE, 49045-015, Brazil</text:p>
          </table:table-cell>
          <table:table-cell office:value-type="string">
            <text:p>(79) 98827-6156</text:p>
          </table:table-cell>
        </table:table-row>
        <table:table-row table:style-name="ro1">
          <table:table-cell office:value-type="string">
            <text:p>Aju Clean</text:p>
          </table:table-cell>
          <table:table-cell office:value-type="string">
            <text:p>R. Zaqueu Brandão, 43 - São José, Aracaju - SE, 49015-330, Brazil</text:p>
          </table:table-cell>
          <table:table-cell office:value-type="string">
            <text:p>(79) 98835-5288</text:p>
          </table:table-cell>
        </table:table-row>
        <table:table-row table:style-name="ro1">
          <table:table-cell office:value-type="string">
            <text:p>Bolos e Tortas - Caju Cake</text:p>
          </table:table-cell>
          <table:table-cell office:value-type="string">
            <text:p>R. Valdomiro Teófilo, 110 - Farolândia, Aracaju - SE, 49030-750, Brazil</text:p>
          </table:table-cell>
          <table:table-cell office:value-type="string">
            <text:p>(79) 98836-3417</text:p>
          </table:table-cell>
        </table:table-row>
        <table:table-row table:style-name="ro1">
          <table:table-cell office:value-type="string">
            <text:p>Kadu Empório Natural</text:p>
          </table:table-cell>
          <table:table-cell office:value-type="string">
            <text:p>R. Abgail Ferreira Araújo Ramos, 439 - Luzia, Aracaju - SE, 49047-440, Brazil</text:p>
          </table:table-cell>
          <table:table-cell office:value-type="string">
            <text:p>(79) 98855-1789</text:p>
          </table:table-cell>
        </table:table-row>
        <table:table-row table:style-name="ro1">
          <table:table-cell office:value-type="string">
            <text:p>Caruru da Minha Mãe</text:p>
          </table:table-cell>
          <table:table-cell office:value-type="string">
            <text:p>Av. São Carlos, 286 - Industrial, Aracaju - SE, 49065-680, Brazil</text:p>
          </table:table-cell>
          <table:table-cell office:value-type="string">
            <text:p>(79) 98862-6621</text:p>
          </table:table-cell>
        </table:table-row>
        <table:table-row table:style-name="ro1">
          <table:table-cell office:value-type="string">
            <text:p>Empório Central Aracaju</text:p>
          </table:table-cell>
          <table:table-cell office:value-type="string">
            <text:p>Medici 2 - R. Dep. Matos Téles, 305 - sala 03 - Luzia, Aracaju - SE, 49048-070, Brazil</text:p>
          </table:table-cell>
          <table:table-cell office:value-type="string">
            <text:p>(79) 98879-2925</text:p>
          </table:table-cell>
        </table:table-row>
        <table:table-row table:style-name="ro1">
          <table:table-cell office:value-type="string">
            <text:p>Caju Ouro</text:p>
          </table:table-cell>
          <table:table-cell office:value-type="string">
            <text:p>Av. Inácio Barbosa - Robalo, Aracaju - SE, Brazil</text:p>
          </table:table-cell>
          <table:table-cell office:value-type="string">
            <text:p>(79) 99113-6763</text:p>
          </table:table-cell>
        </table:table-row>
        <table:table-row table:style-name="ro1">
          <table:table-cell office:value-type="string">
            <text:p>ARMAZÉM DA DONA FULÔ</text:p>
          </table:table-cell>
          <table:table-cell office:value-type="string">
            <text:p>Av. Santos Dumont, 1813 - Quiosque - Atalaia, Aracaju - SE, 49037-475, Brazil</text:p>
          </table:table-cell>
          <table:table-cell office:value-type="string">
            <text:p>(79) 99124-8782</text:p>
          </table:table-cell>
        </table:table-row>
        <table:table-row table:style-name="ro1">
          <table:table-cell office:value-type="string">
            <text:p>Flora Pura Aracaju</text:p>
          </table:table-cell>
          <table:table-cell office:value-type="string">
            <text:p>R. Fenelon Santos, n 606 - sala 04 - Salgado Filho, Aracaju - SE, 49020-350, Brazil</text:p>
          </table:table-cell>
          <table:table-cell office:value-type="string">
            <text:p>(79) 99131-5688</text:p>
          </table:table-cell>
        </table:table-row>
        <table:table-row table:style-name="ro1">
          <table:table-cell office:value-type="string">
            <text:p>TA BARATO ATACADO DISTRIBUIDOR</text:p>
          </table:table-cell>
          <table:table-cell office:value-type="string">
            <text:p>Av. Anchieta, 227 - Marivan, Aracaju - SE, 49044-418, Brazil</text:p>
          </table:table-cell>
          <table:table-cell office:value-type="string">
            <text:p>(79) 99141-0518</text:p>
          </table:table-cell>
        </table:table-row>
        <table:table-row table:style-name="ro1">
          <table:table-cell office:value-type="string">
            <text:p>Carminha variedades</text:p>
          </table:table-cell>
          <table:table-cell office:value-type="string">
            <text:p>Av. Otoniel Dória - Centro, Aracaju - SE, 49010-010, Brazil</text:p>
          </table:table-cell>
          <table:table-cell office:value-type="string">
            <text:p>(79) 99151-3060</text:p>
          </table:table-cell>
        </table:table-row>
        <table:table-row table:style-name="ro1">
          <table:table-cell office:value-type="string">
            <text:p>Atacado de Roupas em Aracaju- Loja Flor de Lis Atacado Atacadista de roupas Feminina</text:p>
          </table:table-cell>
          <table:table-cell office:value-type="string">
            <text:p>Shopping box - Av. Mamede Paes Mendonça, 41 - 2º Piso, Box 2 - Centro, Aracaju - SE, 49010-620, Brazil</text:p>
          </table:table-cell>
          <table:table-cell office:value-type="string">
            <text:p>(79) 99151-4148</text:p>
          </table:table-cell>
        </table:table-row>
        <table:table-row table:style-name="ro1">
          <table:table-cell office:value-type="string">
            <text:p>RepareinCasa</text:p>
          </table:table-cell>
          <table:table-cell office:value-type="string">
            <text:p>Av. Chanceler Osvaldo Aranha, 229 - Novo Paraíso, Aracaju - SE, 49082-110, Brazil</text:p>
          </table:table-cell>
          <table:table-cell office:value-type="string">
            <text:p>(79) 99154-2320</text:p>
          </table:table-cell>
        </table:table-row>
        <table:table-row table:style-name="ro1">
          <table:table-cell office:value-type="string">
            <text:p>Frutos de Goiás - Caju Gastrô</text:p>
          </table:table-cell>
          <table:table-cell office:value-type="string">
            <text:p>R. Aloísio Rodrigo Teti Filho - Jardins, Aracaju - SE, 49025-830, Brazil</text:p>
          </table:table-cell>
          <table:table-cell office:value-type="string">
            <text:p>(79) 99195-3972</text:p>
          </table:table-cell>
        </table:table-row>
        <table:table-row table:style-name="ro1">
          <table:table-cell office:value-type="string">
            <text:p>Empório Camponês</text:p>
          </table:table-cell>
          <table:table-cell office:value-type="string">
            <text:p>R. Santa Luzia, 963 - São José, Aracaju - SE, 49015-190, Brazil</text:p>
          </table:table-cell>
          <table:table-cell office:value-type="string">
            <text:p>(79) 99606-0996</text:p>
          </table:table-cell>
        </table:table-row>
        <table:table-row table:style-name="ro1">
          <table:table-cell office:value-type="string">
            <text:p>Tapioca do Jatobá</text:p>
          </table:table-cell>
          <table:table-cell office:value-type="string">
            <text:p>Avenida Santos Dumont, quiosque de Coco 01,anexo á Pizza D'oro - Atalaia, Aracaju - SE, 49037-475, Brazil</text:p>
          </table:table-cell>
          <table:table-cell office:value-type="string">
            <text:p>(79) 99607-3270</text:p>
          </table:table-cell>
        </table:table-row>
        <table:table-row table:style-name="ro1">
          <table:table-cell office:value-type="string">
            <text:p>Mercado Aju</text:p>
          </table:table-cell>
          <table:table-cell office:value-type="string">
            <text:p>Av. Francisco José da Fonseca, 707 - São Conrado, Aracaju - SE, 49042-000, Brazil</text:p>
          </table:table-cell>
          <table:table-cell office:value-type="string">
            <text:p>(79) 99636-0707</text:p>
          </table:table-cell>
        </table:table-row>
        <table:table-row table:style-name="ro1">
          <table:table-cell office:value-type="string">
            <text:p>ORGANI'SE Empório</text:p>
          </table:table-cell>
          <table:table-cell office:value-type="string">
            <text:p>Anexo à R3 Academia - R. Manoel Espírito Santo, 20 - Grageru, Aracaju - SE, 49025-440, Brazil</text:p>
          </table:table-cell>
          <table:table-cell office:value-type="string">
            <text:p>(79) 99636-2002</text:p>
          </table:table-cell>
        </table:table-row>
        <table:table-row table:style-name="ro1">
          <table:table-cell office:value-type="string">
            <text:p>Nozestur -</text:p>
          </table:table-cell>
          <table:table-cell office:value-type="string">
            <text:p>Av. Santos Dumont, 1550 - Atalaia, Aracaju - SE, 49037-475, Brazil</text:p>
          </table:table-cell>
          <table:table-cell office:value-type="string">
            <text:p>(79) 99650-0002</text:p>
          </table:table-cell>
        </table:table-row>
        <table:table-row table:style-name="ro1">
          <table:table-cell office:value-type="string">
            <text:p>Mercado Natural</text:p>
          </table:table-cell>
          <table:table-cell office:value-type="string">
            <text:p>R. Espírito Santo, 389 - Siqueira Campos, Aracaju - SE, 49075-240, Brazil</text:p>
          </table:table-cell>
          <table:table-cell office:value-type="string">
            <text:p>(79) 99651-4979</text:p>
          </table:table-cell>
        </table:table-row>
        <table:table-row table:style-name="ro1">
          <table:table-cell office:value-type="string">
            <text:p>Armazén Produtos Naturais e Saudáveis</text:p>
          </table:table-cell>
          <table:table-cell office:value-type="string">
            <text:p>R. João Ouro, 81 - Jabotiana, Aracaju - SE, 49095-180, Brazil</text:p>
          </table:table-cell>
          <table:table-cell office:value-type="string">
            <text:p>(79) 99660-3030</text:p>
          </table:table-cell>
        </table:table-row>
        <table:table-row table:style-name="ro1">
          <table:table-cell office:value-type="string">
            <text:p>Só atacado</text:p>
          </table:table-cell>
          <table:table-cell office:value-type="string">
            <text:p>Av. Carlos Burlamarqui, 120 - Getúlio Vargas, Aracaju - SE, 49010-660, Brazil</text:p>
          </table:table-cell>
          <table:table-cell office:value-type="string">
            <text:p>(79) 99678-2957</text:p>
          </table:table-cell>
        </table:table-row>
        <table:table-row table:style-name="ro1">
          <table:table-cell office:value-type="string">
            <text:p>João Vitor Cereais e Castanhas</text:p>
          </table:table-cell>
          <table:table-cell office:value-type="string">
            <text:p>Mercado Albano Franco, 102 - Loja 07 - Centro, Aracaju - SE, 49010-010, Brazil</text:p>
          </table:table-cell>
          <table:table-cell office:value-type="string">
            <text:p>(79) 99686-9870</text:p>
          </table:table-cell>
        </table:table-row>
        <table:table-row table:style-name="ro1">
          <table:table-cell office:value-type="string">
            <text:p>Gonzaga Hipermercado</text:p>
          </table:table-cell>
          <table:table-cell office:value-type="string">
            <text:p>R. Castro Alves, 618 - Ponto Novo, Aracaju - SE, 49047-090, Brazil</text:p>
          </table:table-cell>
          <table:table-cell office:value-type="string">
            <text:p>(79) 99688-7947</text:p>
          </table:table-cell>
        </table:table-row>
        <table:table-row table:style-name="ro1">
          <table:table-cell office:value-type="string">
            <text:p>Central Atacadista</text:p>
          </table:table-cell>
          <table:table-cell office:value-type="string">
            <text:p>Av. Antônio Cabral, 831 - Industrial, Aracaju - SE, 49065-090, Brazil</text:p>
          </table:table-cell>
          <table:table-cell office:value-type="string">
            <text:p>(79) 99800-8849</text:p>
          </table:table-cell>
        </table:table-row>
        <table:table-row table:style-name="ro1">
          <table:table-cell office:value-type="string">
            <text:p>Residencial Cristal Sul</text:p>
          </table:table-cell>
          <table:table-cell office:value-type="string">
            <text:p>Av. Melício Machado, 35 - Atalaia, Aracaju - SE, 49037-440, Brazil</text:p>
          </table:table-cell>
          <table:table-cell office:value-type="string">
            <text:p>(79) 99820-6269</text:p>
          </table:table-cell>
        </table:table-row>
        <table:table-row table:style-name="ro1">
          <table:table-cell office:value-type="string">
            <text:p>Empório Pau Brasil</text:p>
          </table:table-cell>
          <table:table-cell office:value-type="string">
            <text:p>Largo Carro Quebrado, 54 - São José, Aracaju - SE, 49015-280, Brazil</text:p>
          </table:table-cell>
          <table:table-cell office:value-type="string">
            <text:p>(79) 99824-0707</text:p>
          </table:table-cell>
        </table:table-row>
        <table:table-row table:style-name="ro1">
          <table:table-cell office:value-type="string">
            <text:p>viva Nature</text:p>
          </table:table-cell>
          <table:table-cell office:value-type="string">
            <text:p>Rua Ananias Azevedo - acesso pela - R. Dr. Osório de Araújo Ramos, 92 - Loja 4 - 13 de Julho, Aracaju - SE, 49020-085, Brazil</text:p>
          </table:table-cell>
          <table:table-cell office:value-type="string">
            <text:p>(79) 99824-7607</text:p>
          </table:table-cell>
        </table:table-row>
        <table:table-row table:style-name="ro1">
          <table:table-cell office:value-type="string">
            <text:p>Armazém e Grãos - Produtos Naturais</text:p>
          </table:table-cell>
          <table:table-cell office:value-type="string">
            <text:p>Galeria Vila Nova - Av. Pedro Paes Azevedo, 784 - Sl 1 - Grageru, Aracaju - SE, 49025-570, Brazil</text:p>
          </table:table-cell>
          <table:table-cell office:value-type="string">
            <text:p>(79) 99839-0342</text:p>
          </table:table-cell>
        </table:table-row>
        <table:table-row table:style-name="ro1">
          <table:table-cell office:value-type="string">
            <text:p>COOBEC Chestnuts From Carrilho</text:p>
          </table:table-cell>
          <table:table-cell office:value-type="string">
            <text:p>Estr. Secundária Pará Carrilho, Itabaiana - SE, 49500-000, Brazil</text:p>
          </table:table-cell>
          <table:table-cell office:value-type="string">
            <text:p>(79) 99847-9247</text:p>
          </table:table-cell>
        </table:table-row>
        <table:table-row table:style-name="ro1">
          <table:table-cell office:value-type="string">
            <text:p>Seu Orgânico</text:p>
          </table:table-cell>
          <table:table-cell office:value-type="string">
            <text:p>Av. Pres. Tancredo Neves, 2695 - Inácio Barbosa, Aracaju - SE, 49040-490, Brazil</text:p>
          </table:table-cell>
          <table:table-cell office:value-type="string">
            <text:p>(79) 99853-5077</text:p>
          </table:table-cell>
        </table:table-row>
        <table:table-row table:style-name="ro1">
          <table:table-cell office:value-type="string">
            <text:p>Caju Grill</text:p>
          </table:table-cell>
          <table:table-cell office:value-type="string">
            <text:p>Av. Dr. José Domingos Maia, 415 - Mosqueiro, Aracaju - SE, 49009-010, Brazil</text:p>
          </table:table-cell>
          <table:table-cell office:value-type="string">
            <text:p>(79) 99854-4131</text:p>
          </table:table-cell>
        </table:table-row>
        <table:table-row table:style-name="ro1">
          <table:table-cell office:value-type="string">
            <text:p>Empório Natural Gui - Loja de Produtos Naturais em Aracaju</text:p>
          </table:table-cell>
          <table:table-cell office:value-type="string">
            <text:p>Av. Hélio de Souza Leão, 669 - Loja 17 - Jardins, Aracaju - SE, 49026-209, Brazil</text:p>
          </table:table-cell>
          <table:table-cell office:value-type="string">
            <text:p>(79) 99854-6234</text:p>
          </table:table-cell>
        </table:table-row>
        <table:table-row table:style-name="ro1">
          <table:table-cell office:value-type="string">
            <text:p>Empório castanha.com</text:p>
          </table:table-cell>
          <table:table-cell office:value-type="string">
            <text:p>Empório castanha.com Estamos localizados dentro do mercado maria Virgínia leite Franco box 222 e 223 - Centro, Aracaju - SE, 49010-010, Brazil</text:p>
          </table:table-cell>
          <table:table-cell office:value-type="string">
            <text:p>(79) 99856-3932</text:p>
          </table:table-cell>
        </table:table-row>
        <table:table-row table:style-name="ro1">
          <table:table-cell office:value-type="string">
            <text:p>Cristal Alimentos</text:p>
          </table:table-cell>
          <table:table-cell office:value-type="string">
            <text:p>Rua Dom Quirino - Industrial, Aracaju - SE, 49065-290, Brazil</text:p>
          </table:table-cell>
          <table:table-cell office:value-type="string">
            <text:p>(79) 99860-9191</text:p>
          </table:table-cell>
        </table:table-row>
        <table:table-row table:style-name="ro1">
          <table:table-cell office:value-type="string">
            <text:p>Organicos Coopersus</text:p>
          </table:table-cell>
          <table:table-cell office:value-type="string">
            <text:p>Mercado augusto Franco - R. Promotor Joaquim Valença - augusto Franco, Aracaju - SE, 49030-680, Brazil</text:p>
          </table:table-cell>
          <table:table-cell office:value-type="string">
            <text:p>(79) 99869-1490</text:p>
          </table:table-cell>
        </table:table-row>
        <table:table-row table:style-name="ro1">
          <table:table-cell office:value-type="string">
            <text:p>Bar e Restaurante do Peixe Mania</text:p>
          </table:table-cell>
          <table:table-cell office:value-type="string">
            <text:p>Av. Gen. Calazans, 277 - Industrial, Aracaju - SE, 49065-420, Brazil</text:p>
          </table:table-cell>
          <table:table-cell office:value-type="string">
            <text:p>(79) 99894-9733</text:p>
          </table:table-cell>
        </table:table-row>
        <table:table-row table:style-name="ro1">
          <table:table-cell office:value-type="string">
            <text:p>Mário Britto | Galeria de Arte em Aracaju</text:p>
          </table:table-cell>
          <table:table-cell office:value-type="string">
            <text:p>Galeria de Arte Mário Britto Vila Manuel - R. Vila Cristina, 130 - São José, Aracaju - SE, 49015-000, Brazil</text:p>
          </table:table-cell>
          <table:table-cell office:value-type="string">
            <text:p>(79) 99898-1003</text:p>
          </table:table-cell>
        </table:table-row>
        <table:table-row table:style-name="ro1">
          <table:table-cell office:value-type="string">
            <text:p>Natucenter</text:p>
          </table:table-cell>
          <table:table-cell office:value-type="string">
            <text:p>R. Mato Grosso, 428 - Siqueira Campos, Aracaju - SE, 49075-380, Brazil</text:p>
          </table:table-cell>
          <table:table-cell office:value-type="string">
            <text:p>(79) 99924-7011</text:p>
          </table:table-cell>
        </table:table-row>
        <table:table-row table:style-name="ro1">
          <table:table-cell office:value-type="string">
            <text:p>D'Lu Cristais</text:p>
          </table:table-cell>
          <table:table-cell office:value-type="string">
            <text:p>Av. João Rodrigues, 42 - Industrial, Aracaju - SE, 49065-450, Brazil</text:p>
          </table:table-cell>
          <table:table-cell office:value-type="string">
            <text:p>(79) 99928-0844</text:p>
          </table:table-cell>
        </table:table-row>
        <table:table-row table:style-name="ro1">
          <table:table-cell office:value-type="string">
            <text:p>Confeitaria Cristal</text:p>
          </table:table-cell>
          <table:table-cell office:value-type="string">
            <text:p>R. Eliseu Santos, 484 - 18 do Forte, Aracaju - SE, 49072-230, Brazil</text:p>
          </table:table-cell>
          <table:table-cell office:value-type="string">
            <text:p>(79) 99929-2135</text:p>
          </table:table-cell>
        </table:table-row>
        <table:table-row table:style-name="ro1">
          <table:table-cell office:value-type="string">
            <text:p>Revestcar Estética Automotivo | Polimento | Vitrificação | PPF |Higienização</text:p>
          </table:table-cell>
          <table:table-cell office:value-type="string">
            <text:p>R. Castro Alves, 535 - Ponto Novo, Aracaju - SE, 49047-090, Brazil</text:p>
          </table:table-cell>
          <table:table-cell office:value-type="string">
            <text:p>(79) 99935-4382</text:p>
          </table:table-cell>
        </table:table-row>
        <table:table-row table:style-name="ro1">
          <table:table-cell office:value-type="string">
            <text:p>Alma Leve</text:p>
          </table:table-cell>
          <table:table-cell office:value-type="string">
            <text:p>Av. Francisco Porto, 417 - Loja A - Grageru, Aracaju - SE, 49025-245, Brazil</text:p>
          </table:table-cell>
          <table:table-cell office:value-type="string">
            <text:p>(79) 99936-6833</text:p>
          </table:table-cell>
        </table:table-row>
        <table:table-row table:style-name="ro1">
          <table:table-cell office:value-type="string">
            <text:p>Cristal Fumê</text:p>
          </table:table-cell>
          <table:table-cell office:value-type="string">
            <text:p>Av. Maranhão, 1591 - 18 do Forte, Aracaju - SE, 49087-420, Brazil</text:p>
          </table:table-cell>
          <table:table-cell office:value-type="string">
            <text:p>(79) 99953-1599</text:p>
          </table:table-cell>
        </table:table-row>
        <table:table-row table:style-name="ro1">
          <table:table-cell office:value-type="string">
            <text:p>Orgânicos na Mesa</text:p>
          </table:table-cell>
          <table:table-cell office:value-type="string">
            <text:p>Av. Ministro Geraldo Barreto Sobral, 215 - Jardins, Aracaju - SE, 49026-010, Brazil</text:p>
          </table:table-cell>
          <table:table-cell office:value-type="string">
            <text:p>(79) 99959-0216</text:p>
          </table:table-cell>
        </table:table-row>
        <table:table-row table:style-name="ro1">
          <table:table-cell office:value-type="string">
            <text:p>Aracaju Tourist's Fair</text:p>
          </table:table-cell>
          <table:table-cell office:value-type="string">
            <text:p>Av. Santos Dumont, 1813 - Atalaia, Aracaju - SE, 49035-785, Brazil</text:p>
          </table:table-cell>
          <table:table-cell office:value-type="string">
            <text:p>(79) 99962-2626</text:p>
          </table:table-cell>
        </table:table-row>
        <table:table-row table:style-name="ro1">
          <table:table-cell office:value-type="string">
            <text:p>Edu Polimento Cristalizado - Vitrificação Automotiva - Polimento de Carro - Aracaju</text:p>
          </table:table-cell>
          <table:table-cell office:value-type="string">
            <text:p>R. Paulo Barreto, 40 - José Conrado de Araújo, Aracaju - SE, 49085-300, Brazil</text:p>
          </table:table-cell>
          <table:table-cell office:value-type="string">
            <text:p>(79) 99964-9051</text:p>
          </table:table-cell>
        </table:table-row>
        <table:table-row table:style-name="ro1">
          <table:table-cell office:value-type="string">
            <text:p>Pirulitos Carinhosos</text:p>
          </table:table-cell>
          <table:table-cell office:value-type="string">
            <text:p>R. Cel. Manoel Ramos dos Santos - Farolândia, Aracaju - SE, 49030-190, Brazil</text:p>
          </table:table-cell>
          <table:table-cell office:value-type="string">
            <text:p>(79) 99966-8604</text:p>
          </table:table-cell>
        </table:table-row>
        <table:table-row table:style-name="ro1">
          <table:table-cell office:value-type="string">
            <text:p>Nozes Turismo</text:p>
          </table:table-cell>
          <table:table-cell office:value-type="string">
            <text:p>Av. Santos Dumont, 1550 - Coroa do Meio, Aracaju - SE, 49037-475, Brazil</text:p>
          </table:table-cell>
          <table:table-cell office:value-type="string">
            <text:p>(79) 99972-7314</text:p>
          </table:table-cell>
        </table:table-row>
        <table:table-row table:style-name="ro1">
          <table:table-cell office:value-type="string">
            <text:p>Asproagre - Associação dos Produtores Orgânicos do Agreste</text:p>
          </table:table-cell>
          <table:table-cell office:value-type="string">
            <text:p>Av. Francisco Porto, 804 - B - Salgado Filho, Aracaju - SE, 49020-570, Brazil</text:p>
          </table:table-cell>
          <table:table-cell office:value-type="string">
            <text:p>(79) 99973-7355</text:p>
          </table:table-cell>
        </table:table-row>
        <table:table-row table:style-name="ro1">
          <table:table-cell office:value-type="string">
            <text:p>Art in Coffee</text:p>
          </table:table-cell>
          <table:table-cell office:value-type="string">
            <text:p>R. Luiz Chagas, 101A - Superior - Atalaia, Aracaju - SE, 49037-430, Brazil</text:p>
          </table:table-cell>
          <table:table-cell office:value-type="string">
            <text:p>(79) 99975-7336</text:p>
          </table:table-cell>
        </table:table-row>
        <table:table-row table:style-name="ro1">
          <table:table-cell office:value-type="string">
            <text:p>Empório Casa</text:p>
          </table:table-cell>
          <table:table-cell office:value-type="string">
            <text:p>R. Arnóbio Marques, 253 - Santo Amaro, Recife - PE, 50100-130, Brazil</text:p>
          </table:table-cell>
          <table:table-cell office:value-type="string">
            <text:p>(81) 97303-5051</text:p>
          </table:table-cell>
        </table:table-row>
        <table:table-row table:style-name="ro1">
          <table:table-cell office:value-type="string">
            <text:p>Empório Pernambucano</text:p>
          </table:table-cell>
          <table:table-cell office:value-type="string">
            <text:p>Estr. do Encanamento, 675 - Quiosque - Casa Forte, Recife - PE, 52070-000, Brazil</text:p>
          </table:table-cell>
          <table:table-cell office:value-type="string">
            <text:p>(81) 97914-3028</text:p>
          </table:table-cell>
        </table:table-row>
        <table:table-row table:style-name="ro1">
          <table:table-cell office:value-type="string">
            <text:p>Empório Casa da Ilha (Carnes de Cortes Especiais,Vinhos,Queijos,Geléias)</text:p>
          </table:table-cell>
          <table:table-cell office:value-type="string">
            <text:p>R. Ribeiro de Brito, 743 - loja 3 - Boa Viagem, Recife - PE, 51021-310, Brazil</text:p>
          </table:table-cell>
          <table:table-cell office:value-type="string">
            <text:p>(81) 98105-1223</text:p>
          </table:table-cell>
        </table:table-row>
        <table:table-row table:style-name="ro1">
          <table:table-cell office:value-type="string">
            <text:p>Lavanderia Cristal</text:p>
          </table:table-cell>
          <table:table-cell office:value-type="string">
            <text:p>R. Mossoró, 324 - San Martin, Recife - PE, 50761-290, Brazil</text:p>
          </table:table-cell>
          <table:table-cell office:value-type="string">
            <text:p>(81) 98119-2315</text:p>
          </table:table-cell>
        </table:table-row>
        <table:table-row table:style-name="ro1">
          <table:table-cell office:value-type="string">
            <text:p>MUNDO VERDE SHOPPING RECIFE</text:p>
          </table:table-cell>
          <table:table-cell office:value-type="string">
            <text:p>Rua Padre Carapuceiro 777 BV 90 - Boa Viagem, Recife - PE, 50020-280, Brazil</text:p>
          </table:table-cell>
          <table:table-cell office:value-type="string">
            <text:p>(81) 98122-8181</text:p>
          </table:table-cell>
        </table:table-row>
        <table:table-row table:style-name="ro1">
          <table:table-cell office:value-type="string">
            <text:p>Atacado dos Naturais</text:p>
          </table:table-cell>
          <table:table-cell office:value-type="string">
            <text:p>R. do Nogueira, 158 - São José, Recife - PE, 50020-340, Brazil</text:p>
          </table:table-cell>
          <table:table-cell office:value-type="string">
            <text:p>(81) 98184-1479</text:p>
          </table:table-cell>
        </table:table-row>
        <table:table-row table:style-name="ro1">
          <table:table-cell office:value-type="string">
            <text:p>Bakery Santa Cruz</text:p>
          </table:table-cell>
          <table:table-cell office:value-type="string">
            <text:p>R. da Santa Cruz, 101 - Boa Vista, Recife - PE, 50060-230, Brazil</text:p>
          </table:table-cell>
          <table:table-cell office:value-type="string">
            <text:p>(81) 98197-6745</text:p>
          </table:table-cell>
        </table:table-row>
        <table:table-row table:style-name="ro1">
          <table:table-cell office:value-type="string">
            <text:p>Organno Saudáveis e Orgânicos</text:p>
          </table:table-cell>
          <table:table-cell office:value-type="string">
            <text:p>Av. Conselheiro Aguiar, 2770 - Boa Viagem, Recife - PE, 51020-020, Brazil</text:p>
          </table:table-cell>
          <table:table-cell office:value-type="string">
            <text:p>(81) 98213-3216</text:p>
          </table:table-cell>
        </table:table-row>
        <table:table-row table:style-name="ro1">
          <table:table-cell office:value-type="string">
            <text:p>Cauá Chocolates - Natural e Vegano</text:p>
          </table:table-cell>
          <table:table-cell office:value-type="string">
            <text:p>R. Copacabana, 52 - Boa Viagem, Recife - PE, 51030-590, Brazil</text:p>
          </table:table-cell>
          <table:table-cell office:value-type="string">
            <text:p>(81) 98215-1525</text:p>
          </table:table-cell>
        </table:table-row>
        <table:table-row table:style-name="ro1">
          <table:table-cell office:value-type="string">
            <text:p>Feira de orgânicos de Casa Forte</text:p>
          </table:table-cell>
          <table:table-cell office:value-type="string">
            <text:p>Praça de Casa Forte - Casa Forte, Recife - PE, 52061, Brazil</text:p>
          </table:table-cell>
          <table:table-cell office:value-type="string">
            <text:p>(81) 98347-2801</text:p>
          </table:table-cell>
        </table:table-row>
        <table:table-row table:style-name="ro1">
          <table:table-cell office:value-type="string">
            <text:p>Recife Atacado - Lingerie</text:p>
          </table:table-cell>
          <table:table-cell office:value-type="string">
            <text:p>Av. Fernando Simões Barbosa, 22 - Boa Viagem, Recife - PE, 51020-390, Brazil</text:p>
          </table:table-cell>
          <table:table-cell office:value-type="string">
            <text:p>(81) 98459-3312</text:p>
          </table:table-cell>
        </table:table-row>
        <table:table-row table:style-name="ro1">
          <table:table-cell office:value-type="string">
            <text:p>Grão em Grão Empório</text:p>
          </table:table-cell>
          <table:table-cell office:value-type="string">
            <text:p>R. Leandro Barreto, 415 - Jardim São Paulo, Recife - PE, 54720-140, Brazil</text:p>
          </table:table-cell>
          <table:table-cell office:value-type="string">
            <text:p>(81) 98473-1017</text:p>
          </table:table-cell>
        </table:table-row>
        <table:table-row table:style-name="ro1">
          <table:table-cell office:value-type="string">
            <text:p>Oakberry Jaqueira</text:p>
          </table:table-cell>
          <table:table-cell office:value-type="string">
            <text:p>R. Neto de Mendonça, 66 - Jaqueira, Recife - PE, 52050-100, Brazil</text:p>
          </table:table-cell>
          <table:table-cell office:value-type="string">
            <text:p>(81) 98526-6364</text:p>
          </table:table-cell>
        </table:table-row>
        <table:table-row table:style-name="ro1">
          <table:table-cell office:value-type="string">
            <text:p>Frutos de Goiás Boa Viagem</text:p>
          </table:table-cell>
          <table:table-cell office:value-type="string">
            <text:p>Av. Conselheiro Aguiar, 4635 - Loja 9 - Boa Viagem, Recife - PE, 51021-020, Brazil</text:p>
          </table:table-cell>
          <table:table-cell office:value-type="string">
            <text:p>(81) 98547-1542</text:p>
          </table:table-cell>
        </table:table-row>
        <table:table-row table:style-name="ro1">
          <table:table-cell office:value-type="string">
            <text:p>Panelão da Vera - Delivery</text:p>
          </table:table-cell>
          <table:table-cell office:value-type="string">
            <text:p>R. José Taváres de Holanda, 27 - Curado, Recife - PE, 50910-340, Brazil</text:p>
          </table:table-cell>
          <table:table-cell office:value-type="string">
            <text:p>(81) 98553-1917</text:p>
          </table:table-cell>
        </table:table-row>
        <table:table-row table:style-name="ro1">
          <table:table-cell office:value-type="string">
            <text:p>Ponto dos Grãos</text:p>
          </table:table-cell>
          <table:table-cell office:value-type="string">
            <text:p>R. São José do Ribamar, Box-01 - São José, Recife - PE, 50020-310, Brazil</text:p>
          </table:table-cell>
          <table:table-cell office:value-type="string">
            <text:p>(81) 98603-7745</text:p>
          </table:table-cell>
        </table:table-row>
        <table:table-row table:style-name="ro1">
          <table:table-cell office:value-type="string">
            <text:p>Casa Pedro Ferreira - Produtos Saudáveis</text:p>
          </table:table-cell>
          <table:table-cell office:value-type="string">
            <text:p>Praça Dom Vital, 123 - São José, Recife - PE, 50020-595, Brazil</text:p>
          </table:table-cell>
          <table:table-cell office:value-type="string">
            <text:p>(81) 98736-0253</text:p>
          </table:table-cell>
        </table:table-row>
        <table:table-row table:style-name="ro1">
          <table:table-cell office:value-type="string">
            <text:p>Delicastanha</text:p>
          </table:table-cell>
          <table:table-cell office:value-type="string">
            <text:p>R. Carlos Pereira Falcão - Boa Viagem, Recife - PE, 51021-350, Brazil</text:p>
          </table:table-cell>
          <table:table-cell office:value-type="string">
            <text:p>(81) 98740-7443</text:p>
          </table:table-cell>
        </table:table-row>
        <table:table-row table:style-name="ro1">
          <table:table-cell office:value-type="string">
            <text:p>Budega Natural</text:p>
          </table:table-cell>
          <table:table-cell office:value-type="string">
            <text:p>Av. Eng. Domingos Ferreira, 1350 - loja 10 - Boa Viagem, Recife - PE, 51011-050, Brazil</text:p>
          </table:table-cell>
          <table:table-cell office:value-type="string">
            <text:p>(81) 98763-9201</text:p>
          </table:table-cell>
        </table:table-row>
        <table:table-row table:style-name="ro1">
          <table:table-cell office:value-type="string">
            <text:p>Cristal Pedra Marmoraria-AquitemPE</text:p>
          </table:table-cell>
          <table:table-cell office:value-type="string">
            <text:p>R. Odorico Mendes, 372B - Campo Grande, Recife - PE, 52031-180, Brazil</text:p>
          </table:table-cell>
          <table:table-cell office:value-type="string">
            <text:p>(81) 98769-0118</text:p>
          </table:table-cell>
        </table:table-row>
        <table:table-row table:style-name="ro1">
          <table:table-cell office:value-type="string">
            <text:p>Rei da Castanha Produtos Naturais</text:p>
          </table:table-cell>
          <table:table-cell office:value-type="string">
            <text:p>Av. Afonso Olindense, 996 - Várzea, Recife - PE, 50810-000, Brazil</text:p>
          </table:table-cell>
          <table:table-cell office:value-type="string">
            <text:p>(81) 98787-0582</text:p>
          </table:table-cell>
        </table:table-row>
        <table:table-row table:style-name="ro1">
          <table:table-cell office:value-type="string">
            <text:p>Empório Mais Grãos Loja de Produtos Naturais em Recife</text:p>
          </table:table-cell>
          <table:table-cell office:value-type="string">
            <text:p>R. Léa Pabst Craveiro, 5 - Guabiraba, Recife - PE, 52490-130, Brazil</text:p>
          </table:table-cell>
          <table:table-cell office:value-type="string">
            <text:p>(81) 98793-0871</text:p>
          </table:table-cell>
        </table:table-row>
        <table:table-row table:style-name="ro1">
          <table:table-cell office:value-type="string">
            <text:p>GG Camarões</text:p>
          </table:table-cell>
          <table:table-cell office:value-type="string">
            <text:p>R. Bem Te VI, box 05/08 - Brasília Teimosa, Recife - PE, 51010-350, Brazil</text:p>
          </table:table-cell>
          <table:table-cell office:value-type="string">
            <text:p>(81) 98860-3575</text:p>
          </table:table-cell>
        </table:table-row>
        <table:table-row table:style-name="ro1">
          <table:table-cell office:value-type="string">
            <text:p>M J M Atacado e Varejo</text:p>
          </table:table-cell>
          <table:table-cell office:value-type="string">
            <text:p>Tv. Dowsley, 83 - Água Fria, Recife - PE, 52111-300, Brazil</text:p>
          </table:table-cell>
          <table:table-cell office:value-type="string">
            <text:p>(81) 98875-6440</text:p>
          </table:table-cell>
        </table:table-row>
        <table:table-row table:style-name="ro1">
          <table:table-cell office:value-type="string">
            <text:p>Vidraçaria Cristal</text:p>
          </table:table-cell>
          <table:table-cell office:value-type="string">
            <text:p>rua: do bom pastor, 675 - Iputinga, Recife - PE, 50670-260, Brazil</text:p>
          </table:table-cell>
          <table:table-cell office:value-type="string">
            <text:p>(81) 98893-0226</text:p>
          </table:table-cell>
        </table:table-row>
        <table:table-row table:style-name="ro1">
          <table:table-cell office:value-type="string">
            <text:p>Christal Galeria de Artes</text:p>
          </table:table-cell>
          <table:table-cell office:value-type="string">
            <text:p>R. Est. Jeremias Bastos, 266 - Pina, Recife - PE, 51011-040, Brazil</text:p>
          </table:table-cell>
          <table:table-cell office:value-type="string">
            <text:p>(81) 98952-7183</text:p>
          </table:table-cell>
        </table:table-row>
        <table:table-row table:style-name="ro1">
          <table:table-cell office:value-type="string">
            <text:p>ATACADÃO IMPORTADOS</text:p>
          </table:table-cell>
          <table:table-cell office:value-type="string">
            <text:p>R. São José do Ribamar - São José, Recife - PE, 50020-310, Brazil</text:p>
          </table:table-cell>
          <table:table-cell office:value-type="string">
            <text:p>(81) 99174-0504</text:p>
          </table:table-cell>
        </table:table-row>
        <table:table-row table:style-name="ro1">
          <table:table-cell office:value-type="string">
            <text:p>VerdFrut -Corta Jaca Recife - PE</text:p>
          </table:table-cell>
          <table:table-cell office:value-type="string">
            <text:p>Av. Conselheiro Aguiar, 3572 - Boa Viagem, Recife - PE, 51020-021, Brazil</text:p>
          </table:table-cell>
          <table:table-cell office:value-type="string">
            <text:p>(81) 99202-0697</text:p>
          </table:table-cell>
        </table:table-row>
        <table:table-row table:style-name="ro1">
          <table:table-cell office:value-type="string">
            <text:p>Empório Arte Brasileira</text:p>
          </table:table-cell>
          <table:table-cell office:value-type="string">
            <text:p>R. João Ramos, 413 - Graças, Recife - PE, 52011-080, Brazil</text:p>
          </table:table-cell>
          <table:table-cell office:value-type="string">
            <text:p>(81) 99224-1387</text:p>
          </table:table-cell>
        </table:table-row>
        <table:table-row table:style-name="ro1">
          <table:table-cell office:value-type="string">
            <text:p>Empório BR</text:p>
          </table:table-cell>
          <table:table-cell office:value-type="string">
            <text:p>Av. Armindo Moura, 461 - Piedade, Jaboatão dos Guararapes - PE, 54400-430, Brazil</text:p>
          </table:table-cell>
          <table:table-cell office:value-type="string">
            <text:p>(81) 99232-2060</text:p>
          </table:table-cell>
        </table:table-row>
        <table:table-row table:style-name="ro1">
          <table:table-cell office:value-type="string">
            <text:p>Boa Viagem's Farmers' Market</text:p>
          </table:table-cell>
          <table:table-cell office:value-type="string">
            <text:p>R. Baltazar Pereira, 100 - Boa Viagem, Recife - PE, 51011-550, Brazil</text:p>
          </table:table-cell>
          <table:table-cell office:value-type="string">
            <text:p>(81) 99242-9811</text:p>
          </table:table-cell>
        </table:table-row>
        <table:table-row table:style-name="ro1">
          <table:table-cell office:value-type="string">
            <text:p>FB Distribuidora - Produtos Naturais</text:p>
          </table:table-cell>
          <table:table-cell office:value-type="string">
            <text:p>Tv. do Arsenal de Guerra, 135 - Santo Antônio, Recife - PE, 50020-630, Brazil</text:p>
          </table:table-cell>
          <table:table-cell office:value-type="string">
            <text:p>(81) 99270-5050</text:p>
          </table:table-cell>
        </table:table-row>
        <table:table-row table:style-name="ro1">
          <table:table-cell office:value-type="string">
            <text:p>Mercearia Só Temperos</text:p>
          </table:table-cell>
          <table:table-cell office:value-type="string">
            <text:p>R. Manuel Alves Deus Dara, 479 - Torrões, Recife - PE, 50730-000, Brazil</text:p>
          </table:table-cell>
          <table:table-cell office:value-type="string">
            <text:p>(81) 99607-4144</text:p>
          </table:table-cell>
        </table:table-row>
        <table:table-row table:style-name="ro1">
          <table:table-cell office:value-type="string">
            <text:p>Espaço cristal</text:p>
          </table:table-cell>
          <table:table-cell office:value-type="string">
            <text:p>Av. Valença, 92 - COHAB, Recife - PE, 51340-310, Brazil</text:p>
          </table:table-cell>
          <table:table-cell office:value-type="string">
            <text:p>(81) 99630-4041</text:p>
          </table:table-cell>
        </table:table-row>
        <table:table-row table:style-name="ro1">
          <table:table-cell office:value-type="string">
            <text:p>Empório do açaí</text:p>
          </table:table-cell>
          <table:table-cell office:value-type="string">
            <text:p>R. Padre Cabral, 286 - Loja 08 - Boa Viagem, Recife - PE, 51030-065, Brazil</text:p>
          </table:table-cell>
          <table:table-cell office:value-type="string">
            <text:p>(81) 99636-4666</text:p>
          </table:table-cell>
        </table:table-row>
        <table:table-row table:style-name="ro1">
          <table:table-cell office:value-type="string">
            <text:p>Afogados' Public Market</text:p>
          </table:table-cell>
          <table:table-cell office:value-type="string">
            <text:p>Estr. dos Remédios, S/N - Afogados, Recife - PE, 50770-120, Brazil</text:p>
          </table:table-cell>
          <table:table-cell office:value-type="string">
            <text:p>(81) 99647-7497</text:p>
          </table:table-cell>
        </table:table-row>
        <table:table-row table:style-name="ro1">
          <table:table-cell office:value-type="string">
            <text:p>Porta a Porta Orgânicos Recife</text:p>
          </table:table-cell>
          <table:table-cell office:value-type="string">
            <text:p>Estrada de Santa Rosa II, s/n, Assentamento Santa Rosa - Assentamento Santa Rosa II, São Lourenço da Mata - PE, 54749-970, Brazil</text:p>
          </table:table-cell>
          <table:table-cell office:value-type="string">
            <text:p>(81) 99674-5085</text:p>
          </table:table-cell>
        </table:table-row>
        <table:table-row table:style-name="ro1">
          <table:table-cell office:value-type="string">
            <text:p>Luciano D' Sertão</text:p>
          </table:table-cell>
          <table:table-cell office:value-type="string">
            <text:p>Rua Hoel Sette, 158 - Jaqueira, Recife - PE, 52050-090, Brazil</text:p>
          </table:table-cell>
          <table:table-cell office:value-type="string">
            <text:p>(81) 99698-2944</text:p>
          </table:table-cell>
        </table:table-row>
        <table:table-row table:style-name="ro1">
          <table:table-cell office:value-type="string">
            <text:p>Recife Cristais</text:p>
          </table:table-cell>
          <table:table-cell office:value-type="string">
            <text:p>R. do Rangel, 119 - Santo Antônio, Recife - PE, 50020-560, Brazil</text:p>
          </table:table-cell>
          <table:table-cell office:value-type="string">
            <text:p>(81) 99744-2037</text:p>
          </table:table-cell>
        </table:table-row>
        <table:table-row table:style-name="ro1">
          <table:table-cell office:value-type="string">
            <text:p>Macadâmia - Confeitaria Saudável</text:p>
          </table:table-cell>
          <table:table-cell office:value-type="string">
            <text:p>R. Arnaldo Bastos, 56 - Apto 1502 - Madalena, Recife - PE, 50610-130, Brazil</text:p>
          </table:table-cell>
          <table:table-cell office:value-type="string">
            <text:p>(81) 99825-5050</text:p>
          </table:table-cell>
        </table:table-row>
        <table:table-row table:style-name="ro1">
          <table:table-cell office:value-type="string">
            <text:p>Saulo Temperos - Ceasa l venda de alho, temperos, ervas, castanhas, bebidas, embalagens, descartáveis em geral, em recife</text:p>
          </table:table-cell>
          <table:table-cell office:value-type="string">
            <text:p>W3J4+45 - Curado, Recife - State of Pernambuco, 50790-900, Brazil</text:p>
          </table:table-cell>
          <table:table-cell office:value-type="string">
            <text:p>(81) 99863-3696</text:p>
          </table:table-cell>
        </table:table-row>
        <table:table-row table:style-name="ro1">
          <table:table-cell office:value-type="string">
            <text:p>Mercearia Pará</text:p>
          </table:table-cell>
          <table:table-cell office:value-type="string">
            <text:p>R. Olímpio Taváres, 110 - Casa Amarela, Recife - PE, 52051-400, Brazil</text:p>
          </table:table-cell>
          <table:table-cell office:value-type="string">
            <text:p>(81) 99895-4466</text:p>
          </table:table-cell>
        </table:table-row>
        <table:table-row table:style-name="ro1">
          <table:table-cell office:value-type="string">
            <text:p>Empório Setúbal</text:p>
          </table:table-cell>
          <table:table-cell office:value-type="string">
            <text:p>R. Sá e Souza, 918 - loja 2001 A - Boa Viagem, Recife - PE, 51030-065, Brazil</text:p>
          </table:table-cell>
          <table:table-cell office:value-type="string">
            <text:p>(81) 99900-3702</text:p>
          </table:table-cell>
        </table:table-row>
        <table:table-row table:style-name="ro1">
          <table:table-cell office:value-type="string">
            <text:p>Empório Universitário</text:p>
          </table:table-cell>
          <table:table-cell office:value-type="string">
            <text:p>Av. Professor Luiz Freire, n° 600 Ao lado do IFPE, campo Recife Cidade Universitária - Várzea, Recife - PE, 54740-437, Brazil</text:p>
          </table:table-cell>
          <table:table-cell office:value-type="string">
            <text:p>(81) 99911-0082</text:p>
          </table:table-cell>
        </table:table-row>
        <table:table-row table:style-name="ro1">
          <table:table-cell office:value-type="string">
            <text:p>Agro Eco Loja</text:p>
          </table:table-cell>
          <table:table-cell office:value-type="string">
            <text:p>Praça Elvira Andrade de Souza, 50 - Loja 3 - Graças, Recife - PE, 52050-250, Brazil</text:p>
          </table:table-cell>
          <table:table-cell office:value-type="string">
            <text:p>(81) 99935-9247</text:p>
          </table:table-cell>
        </table:table-row>
        <table:table-row table:style-name="ro1">
          <table:table-cell office:value-type="string">
            <text:p>grãum brasil • especiarias e+</text:p>
          </table:table-cell>
          <table:table-cell office:value-type="string">
            <text:p>Rua Doutor Luiz Inácio Pessoa de Melo - R. Setúbal, 5 - loja 5 - Boa Viagem, Recife - PE, 51030-320, Brazil</text:p>
          </table:table-cell>
          <table:table-cell office:value-type="string">
            <text:p>(81) 99941-5511</text:p>
          </table:table-cell>
        </table:table-row>
        <table:table-row table:style-name="ro1">
          <table:table-cell office:value-type="string">
            <text:p>Comadre Fulozinha Produtos Orgânicos e Agroecológicos</text:p>
          </table:table-cell>
          <table:table-cell office:value-type="string">
            <text:p>Praça de Casa Forte, 586 - Casa Forte, Recife - PE, 52061-420, Brazil</text:p>
          </table:table-cell>
          <table:table-cell office:value-type="string">
            <text:p>(81) 99963-0970</text:p>
          </table:table-cell>
        </table:table-row>
        <table:table-row table:style-name="ro1">
          <table:table-cell office:value-type="string">
            <text:p>Granello</text:p>
          </table:table-cell>
          <table:table-cell office:value-type="string">
            <text:p>R. Caio Pereira, 100 - Rosarinho, Recife - PE, 52041-017, Brazil</text:p>
          </table:table-cell>
          <table:table-cell office:value-type="string">
            <text:p>(81) 99966-2959</text:p>
          </table:table-cell>
        </table:table-row>
        <table:table-row table:style-name="ro1">
          <table:table-cell office:value-type="string">
            <text:p>Daterra Mercado Natural</text:p>
          </table:table-cell>
          <table:table-cell office:value-type="string">
            <text:p>EDF. PIRAPAMA - Av. Conde da Boa Vista, 250 - SALA 13 - Boa Vista, Recife - PE, 50060-004, Brazil</text:p>
          </table:table-cell>
          <table:table-cell office:value-type="string">
            <text:p>(81) 99967-9877</text:p>
          </table:table-cell>
        </table:table-row>
        <table:table-row table:style-name="ro1">
          <table:table-cell office:value-type="string">
            <text:p>Real Vida Produtos Naturais,Cordeiro</text:p>
          </table:table-cell>
          <table:table-cell office:value-type="string">
            <text:p>Rua Honório Correia, s/n - Cordeiro, Recife - PE, 50630-050, Brazil</text:p>
          </table:table-cell>
          <table:table-cell office:value-type="string">
            <text:p>(81) 99976-8386</text:p>
          </table:table-cell>
        </table:table-row>
        <table:table-row table:style-name="ro1">
          <table:table-cell office:value-type="string">
            <text:p>Espaço Agroecológico de Setúbal</text:p>
          </table:table-cell>
          <table:table-cell office:value-type="string">
            <text:p>Setúbal - Av. Mal. Juarez Távora, 41-99 - Boa Viagem, Recife - PE, 51030-420, Brazil</text:p>
          </table:table-cell>
          <table:table-cell office:value-type="string">
            <text:p>(81) 99982-4312</text:p>
          </table:table-cell>
        </table:table-row>
        <table:table-row table:style-name="ro1">
          <table:table-cell office:value-type="string">
            <text:p>Caju.ateliê</text:p>
          </table:table-cell>
          <table:table-cell office:value-type="string">
            <text:p>Conj. Climerio Sarmento - Jatiúca, Maceió - AL, 57036-810, Brazil</text:p>
          </table:table-cell>
          <table:table-cell office:value-type="string">
            <text:p>(82) 98113-4348</text:p>
          </table:table-cell>
        </table:table-row>
        <table:table-row table:style-name="ro1">
          <table:table-cell office:value-type="string">
            <text:p>Limaalimentos fábiano das castanhas</text:p>
          </table:table-cell>
          <table:table-cell office:value-type="string">
            <text:p>Em Frente ao Bradesco - R. Sá e Albuquerque - Jaraguá, Maceió - AL, 57043-330, Brazil</text:p>
          </table:table-cell>
          <table:table-cell office:value-type="string">
            <text:p>(82) 98139-2336</text:p>
          </table:table-cell>
        </table:table-row>
        <table:table-row table:style-name="ro1">
          <table:table-cell office:value-type="string">
            <text:p>Atacadão do Jeans ADJ - Loja 3</text:p>
          </table:table-cell>
          <table:table-cell office:value-type="string">
            <text:p>R. Dois de Dezembro, 103 - Centro, Maceió - AL, 57020-120, Brazil</text:p>
          </table:table-cell>
          <table:table-cell office:value-type="string">
            <text:p>(82) 98143-4873</text:p>
          </table:table-cell>
        </table:table-row>
        <table:table-row table:style-name="ro1">
          <table:table-cell office:value-type="string">
            <text:p>Sabor Maceió</text:p>
          </table:table-cell>
          <table:table-cell office:value-type="string">
            <text:p>Feirinha de Artesanato da Pajuçara - Av. Dr. Antônio Gouveia, 1350 - Box 89 - Pajuçara, Maceió - AL, 57030-500, Brazil</text:p>
          </table:table-cell>
          <table:table-cell office:value-type="string">
            <text:p>(82) 98188-3001</text:p>
          </table:table-cell>
        </table:table-row>
        <table:table-row table:style-name="ro1">
          <table:table-cell office:value-type="string">
            <text:p>Mercado das Artes 31</text:p>
          </table:table-cell>
          <table:table-cell office:value-type="string">
            <text:p>Av. Indl. Cícero Toledo, 31 - Jaraguá, Maceió - AL, 57022-170, Brazil</text:p>
          </table:table-cell>
          <table:table-cell office:value-type="string">
            <text:p>(82) 98191-6171</text:p>
          </table:table-cell>
        </table:table-row>
        <table:table-row table:style-name="ro1">
          <table:table-cell office:value-type="string">
            <text:p>Coconut Maceió - Restaurante e Pizzaria</text:p>
          </table:table-cell>
          <table:table-cell office:value-type="string">
            <text:p>Av. Dr. Antônio Gouveia, 15 - Pajuçara, Maceió - AL, 57030-170, Brazil</text:p>
          </table:table-cell>
          <table:table-cell office:value-type="string">
            <text:p>(82) 98208-4427</text:p>
          </table:table-cell>
        </table:table-row>
        <table:table-row table:style-name="ro1">
          <table:table-cell office:value-type="string">
            <text:p>Big Atacado</text:p>
          </table:table-cell>
          <table:table-cell office:value-type="string">
            <text:p>R. Cirílo de Castro, 259 - Levada, Maceió - AL, 57017-050, Brazil</text:p>
          </table:table-cell>
          <table:table-cell office:value-type="string">
            <text:p>(82) 98214-3832</text:p>
          </table:table-cell>
        </table:table-row>
        <table:table-row table:style-name="ro1">
          <table:table-cell office:value-type="string">
            <text:p>Restaurante Janga Praia</text:p>
          </table:table-cell>
          <table:table-cell office:value-type="string">
            <text:p>Av. Silvio Carlos Viana, 1731 - Ponta Verde, Maceió - AL, 57035-160, Brazil</text:p>
          </table:table-cell>
          <table:table-cell office:value-type="string">
            <text:p>(82) 98233-1030</text:p>
          </table:table-cell>
        </table:table-row>
        <table:table-row table:style-name="ro1">
          <table:table-cell office:value-type="string">
            <text:p>Cristal Car</text:p>
          </table:table-cell>
          <table:table-cell office:value-type="string">
            <text:p>R. Nossa Sra. Aparecida, 08 - Santa Lúcia, Maceió - AL, 57082-560, Brazil</text:p>
          </table:table-cell>
          <table:table-cell office:value-type="string">
            <text:p>(82) 98704-8312</text:p>
          </table:table-cell>
        </table:table-row>
        <table:table-row table:style-name="ro1">
          <table:table-cell office:value-type="string">
            <text:p>Espetinho Do Mr.kastanha</text:p>
          </table:table-cell>
          <table:table-cell office:value-type="string">
            <text:p>R. Balbino Lopes, 60 - Vergel do Lago, Maceió - AL, 57015-440, Brazil</text:p>
          </table:table-cell>
          <table:table-cell office:value-type="string">
            <text:p>(82) 98705-5103</text:p>
          </table:table-cell>
        </table:table-row>
        <table:table-row table:style-name="ro1">
          <table:table-cell office:value-type="string">
            <text:p>O Baiano</text:p>
          </table:table-cell>
          <table:table-cell office:value-type="string">
            <text:p>Tv. São José, 7 - número 7 - Jacintinho, Maceió - AL, 57040-485, Brazil</text:p>
          </table:table-cell>
          <table:table-cell office:value-type="string">
            <text:p>(82) 98706-6774</text:p>
          </table:table-cell>
        </table:table-row>
        <table:table-row table:style-name="ro1">
          <table:table-cell office:value-type="string">
            <text:p>Peixaria Aldebaran</text:p>
          </table:table-cell>
          <table:table-cell office:value-type="string">
            <text:p>Tv. José Alfredo Marques - Antares, Maceió - AL, 57070-719, Brazil</text:p>
          </table:table-cell>
          <table:table-cell office:value-type="string">
            <text:p>(82) 98753-0291</text:p>
          </table:table-cell>
        </table:table-row>
        <table:table-row table:style-name="ro1">
          <table:table-cell office:value-type="string">
            <text:p>Barraca do Siri</text:p>
          </table:table-cell>
          <table:table-cell office:value-type="string">
            <text:p>Av. Álvaro Otacílio, 2 - Jatiúca, Maceió - AL, 57035-180, Brazil</text:p>
          </table:table-cell>
          <table:table-cell office:value-type="string">
            <text:p>(82) 98753-2956</text:p>
          </table:table-cell>
        </table:table-row>
        <table:table-row table:style-name="ro1">
          <table:table-cell office:value-type="string">
            <text:p>Nuponto Estética Automotiva</text:p>
          </table:table-cell>
          <table:table-cell office:value-type="string">
            <text:p>Av. Dona Constança de Góes Monteiro, 318 - Jatiúca, Maceió - AL, 57036-370, Brazil</text:p>
          </table:table-cell>
          <table:table-cell office:value-type="string">
            <text:p>(82) 98754-7249</text:p>
          </table:table-cell>
        </table:table-row>
        <table:table-row table:style-name="ro1">
          <table:table-cell office:value-type="string">
            <text:p>Quentinhas Noz-Moscada Refeições</text:p>
          </table:table-cell>
          <table:table-cell office:value-type="string">
            <text:p>R. GUAICURUS, 108 - Ponta Grossa, Maceió - AL, 57014-080, Brazil</text:p>
          </table:table-cell>
          <table:table-cell office:value-type="string">
            <text:p>(82) 98801-5616</text:p>
          </table:table-cell>
        </table:table-row>
        <table:table-row table:style-name="ro1">
          <table:table-cell office:value-type="string">
            <text:p>Maikai</text:p>
          </table:table-cell>
          <table:table-cell office:value-type="string">
            <text:p>Av. Eng. Paulo Brandão Nogueira, 540 - Jatiúca, Maceió - AL, 57036-540, Brazil</text:p>
          </table:table-cell>
          <table:table-cell office:value-type="string">
            <text:p>(82) 98802-1111</text:p>
          </table:table-cell>
        </table:table-row>
        <table:table-row table:style-name="ro1">
          <table:table-cell office:value-type="string">
            <text:p>Praça Sandoval Cajú</text:p>
          </table:table-cell>
          <table:table-cell office:value-type="string">
            <text:p>Jacintinho, Maceió - AL, 57038-055, Brazil</text:p>
          </table:table-cell>
          <table:table-cell office:value-type="string">
            <text:p>(82) 98814-1052</text:p>
          </table:table-cell>
        </table:table-row>
        <table:table-row table:style-name="ro1">
          <table:table-cell office:value-type="string">
            <text:p>Point Atacado</text:p>
          </table:table-cell>
          <table:table-cell office:value-type="string">
            <text:p>R. Comendador José Geraldo da Silva - Jacintinho, Maceió - AL, 57040-220, Brazil</text:p>
          </table:table-cell>
          <table:table-cell office:value-type="string">
            <text:p>(82) 98816-0537</text:p>
          </table:table-cell>
        </table:table-row>
        <table:table-row table:style-name="ro1">
          <table:table-cell office:value-type="string">
            <text:p>Budega do Zito - Casa de Forró Pé de Serra e Comida Nordestina</text:p>
          </table:table-cell>
          <table:table-cell office:value-type="string">
            <text:p>Rua Sargento Alberto Melo Costa - Conjunto Santo Eduardo, 44 - Poço, Maceió - AL, 57025-296, Brazil</text:p>
          </table:table-cell>
          <table:table-cell office:value-type="string">
            <text:p>(82) 98835-7192</text:p>
          </table:table-cell>
        </table:table-row>
        <table:table-row table:style-name="ro1">
          <table:table-cell office:value-type="string">
            <text:p>Bodega da Castanha</text:p>
          </table:table-cell>
          <table:table-cell office:value-type="string">
            <text:p>Av. Silvio Carlos Viana, 1447 - Ponta Verde, Maceió - AL, 57035-160, Brazil</text:p>
          </table:table-cell>
          <table:table-cell office:value-type="string">
            <text:p>(82) 98840-0050</text:p>
          </table:table-cell>
        </table:table-row>
        <table:table-row table:style-name="ro1">
          <table:table-cell office:value-type="string">
            <text:p>NL ATACADOS</text:p>
          </table:table-cell>
          <table:table-cell office:value-type="string">
            <text:p>Av. Ver. Dário Marsíglia, 470 - Tabuleiro do Martins, Maceió - AL, 57081-015, Brazil</text:p>
          </table:table-cell>
          <table:table-cell office:value-type="string">
            <text:p>(82) 98849-1876</text:p>
          </table:table-cell>
        </table:table-row>
        <table:table-row table:style-name="ro1">
          <table:table-cell office:value-type="string">
            <text:p>Casa Gil Soares</text:p>
          </table:table-cell>
          <table:table-cell office:value-type="string">
            <text:p>Av. Dr. José Sampaio Luz, 592 - Ponta Verde, Maceió - AL, 57035-260, Brazil</text:p>
          </table:table-cell>
          <table:table-cell office:value-type="string">
            <text:p>(82) 98863-4773</text:p>
          </table:table-cell>
        </table:table-row>
        <table:table-row table:style-name="ro1">
          <table:table-cell office:value-type="string">
            <text:p>Emporio nordestino</text:p>
          </table:table-cell>
          <table:table-cell office:value-type="string">
            <text:p>Mercado da Produção - Levada, Maceió - AL, 57020-210, Brazil</text:p>
          </table:table-cell>
          <table:table-cell office:value-type="string">
            <text:p>(82) 98872-7021</text:p>
          </table:table-cell>
        </table:table-row>
        <table:table-row table:style-name="ro1">
          <table:table-cell office:value-type="string">
            <text:p>LEVE DIET GOURMET</text:p>
          </table:table-cell>
          <table:table-cell office:value-type="string">
            <text:p>R. Empresário Aloísio Bezerra, N° 36 - qd n - Feitosa, Maceió - AL, 57042-290, Brazil</text:p>
          </table:table-cell>
          <table:table-cell office:value-type="string">
            <text:p>(82) 98888-4818</text:p>
          </table:table-cell>
        </table:table-row>
        <table:table-row table:style-name="ro1">
          <table:table-cell office:value-type="string">
            <text:p>Império das Castanhas</text:p>
          </table:table-cell>
          <table:table-cell office:value-type="string">
            <text:p>R. Cel. Cahet, 9 - Levada, Maceió - AL, 57017-090, Brazil</text:p>
          </table:table-cell>
          <table:table-cell office:value-type="string">
            <text:p>(82) 98888-6433</text:p>
          </table:table-cell>
        </table:table-row>
        <table:table-row table:style-name="ro1">
          <table:table-cell office:value-type="string">
            <text:p>Atacadão dos Kits Maceió</text:p>
          </table:table-cell>
          <table:table-cell office:value-type="string">
            <text:p>Av. Siqueira Campos, 1923 - Trapiche, Maceió - AL, 57010-405, Brazil</text:p>
          </table:table-cell>
          <table:table-cell office:value-type="string">
            <text:p>(82) 98889-3627</text:p>
          </table:table-cell>
        </table:table-row>
        <table:table-row table:style-name="ro1">
          <table:table-cell office:value-type="string">
            <text:p>Marinho Polimento Cristalizado</text:p>
          </table:table-cell>
          <table:table-cell office:value-type="string">
            <text:p>Rua - R. Paraná, 73 - Poço, Maceió - AL, 57025-120, Brazil</text:p>
          </table:table-cell>
          <table:table-cell office:value-type="string">
            <text:p>(82) 98893-2567</text:p>
          </table:table-cell>
        </table:table-row>
        <table:table-row table:style-name="ro1">
          <table:table-cell office:value-type="string">
            <text:p>Mercado da Produção</text:p>
          </table:table-cell>
          <table:table-cell office:value-type="string">
            <text:p>Av. Francisco de Menezes - Levada, Maceió - AL, 57020-210, Brazil</text:p>
          </table:table-cell>
          <table:table-cell office:value-type="string">
            <text:p>(82) 99101-3118</text:p>
          </table:table-cell>
        </table:table-row>
        <table:table-row table:style-name="ro1">
          <table:table-cell office:value-type="string">
            <text:p>Cajual Produtos Nordestinos</text:p>
          </table:table-cell>
          <table:table-cell office:value-type="string">
            <text:p>AL-101, 1350 - Pajuçara, Maceió - AL, 57030-500, Brazil</text:p>
          </table:table-cell>
          <table:table-cell office:value-type="string">
            <text:p>(82) 99104-8859</text:p>
          </table:table-cell>
        </table:table-row>
        <table:table-row table:style-name="ro1">
          <table:table-cell office:value-type="string">
            <text:p>Organic</text:p>
          </table:table-cell>
          <table:table-cell office:value-type="string">
            <text:p>Av. Siqueira Campos - Prado, Maceió - AL, 57010-002, Brazil</text:p>
          </table:table-cell>
          <table:table-cell office:value-type="string">
            <text:p>(82) 99122-0105</text:p>
          </table:table-cell>
        </table:table-row>
        <table:table-row table:style-name="ro1">
          <table:table-cell office:value-type="string">
            <text:p>Empório Farol</text:p>
          </table:table-cell>
          <table:table-cell office:value-type="string">
            <text:p>Av. Aristeu de Andrade, 309 - Farol, Maceió - AL, 57051-090, Brazil</text:p>
          </table:table-cell>
          <table:table-cell office:value-type="string">
            <text:p>(82) 99125-2516</text:p>
          </table:table-cell>
        </table:table-row>
        <table:table-row table:style-name="ro1">
          <table:table-cell office:value-type="string">
            <text:p>Imperador dos Camarões - Praia</text:p>
          </table:table-cell>
          <table:table-cell office:value-type="string">
            <text:p>Av. Dr. Antônio Gouveia, 21 - Pajuçara, Maceió - AL, 57030-170, Brazil</text:p>
          </table:table-cell>
          <table:table-cell office:value-type="string">
            <text:p>(82) 99142-5916</text:p>
          </table:table-cell>
        </table:table-row>
        <table:table-row table:style-name="ro1">
          <table:table-cell office:value-type="string">
            <text:p>Dmais Atacado e Varejo</text:p>
          </table:table-cell>
          <table:table-cell office:value-type="string">
            <text:p>Pista Nova Da Santa Lúcia - Av. Francisco Afonso de Melo, 1878 - QD 53 Lote 10 - Santa Lúcia, Maceió - AL, 57082-874, Brazil</text:p>
          </table:table-cell>
          <table:table-cell office:value-type="string">
            <text:p>(82) 99144-9183</text:p>
          </table:table-cell>
        </table:table-row>
        <table:table-row table:style-name="ro1">
          <table:table-cell office:value-type="string">
            <text:p>Propovida com. e serv. Ltda.</text:p>
          </table:table-cell>
          <table:table-cell office:value-type="string">
            <text:p>R. Comerc. José Pontes de Magalhães, 70 Condomínio JTR - Edf. Espanha - Sala 101 - Jatiúca, Maceió - AL, 57036-250, Brazil</text:p>
          </table:table-cell>
          <table:table-cell office:value-type="string">
            <text:p>(82) 99158-8419</text:p>
          </table:table-cell>
        </table:table-row>
        <table:table-row table:style-name="ro1">
          <table:table-cell office:value-type="string">
            <text:p>Cheiro Verde Produtos Naturais</text:p>
          </table:table-cell>
          <table:table-cell office:value-type="string">
            <text:p>Av. Juca Sampaio, 16 - Jacintinho, Maceió - AL, 57040-600, Brazil</text:p>
          </table:table-cell>
          <table:table-cell office:value-type="string">
            <text:p>(82) 99190-8576</text:p>
          </table:table-cell>
        </table:table-row>
        <table:table-row table:style-name="ro1">
          <table:table-cell office:value-type="string">
            <text:p>UniCompra</text:p>
          </table:table-cell>
          <table:table-cell office:value-type="string">
            <text:p>R. Durval Guimarães, S/N - Ponta Verde, Maceió - AL, 57035-060, Brazil</text:p>
          </table:table-cell>
          <table:table-cell office:value-type="string">
            <text:p>(82) 99192-0040</text:p>
          </table:table-cell>
        </table:table-row>
        <table:table-row table:style-name="ro1">
          <table:table-cell office:value-type="string">
            <text:p>Super Atacado - Antares</text:p>
          </table:table-cell>
          <table:table-cell office:value-type="string">
            <text:p>Av. Menino Marcelo, 3038 - Antares, Maceió - AL, 57083-410, Brazil</text:p>
          </table:table-cell>
          <table:table-cell office:value-type="string">
            <text:p>(82) 99304-9618</text:p>
          </table:table-cell>
        </table:table-row>
        <table:table-row table:style-name="ro1">
          <table:table-cell office:value-type="string">
            <text:p>Camomila Produtos Naturais</text:p>
          </table:table-cell>
          <table:table-cell office:value-type="string">
            <text:p>Av. João Davino, 340 - Jatiúca, Maceió - AL, 57035-554, Brazil</text:p>
          </table:table-cell>
          <table:table-cell office:value-type="string">
            <text:p>(82) 99307-2218</text:p>
          </table:table-cell>
        </table:table-row>
        <table:table-row table:style-name="ro1">
          <table:table-cell office:value-type="string">
            <text:p>Raiz Mais Organics - Loja de Produtos Naturais</text:p>
          </table:table-cell>
          <table:table-cell office:value-type="string">
            <text:p>Av. Pres. Getúlio Vargas, 390 - Serraria, Maceió - AL, 57046-140, Brazil</text:p>
          </table:table-cell>
          <table:table-cell office:value-type="string">
            <text:p>(82) 99312-0703</text:p>
          </table:table-cell>
        </table:table-row>
        <table:table-row table:style-name="ro1">
          <table:table-cell office:value-type="string">
            <text:p>Atacado Maceió</text:p>
          </table:table-cell>
          <table:table-cell office:value-type="string">
            <text:p>Praça da Maravilha, 5 - Poço, Maceió - AL, 57025-860, Brazil</text:p>
          </table:table-cell>
          <table:table-cell office:value-type="string">
            <text:p>(82) 99315-1926</text:p>
          </table:table-cell>
        </table:table-row>
        <table:table-row table:style-name="ro1">
          <table:table-cell office:value-type="string">
            <text:p>Empório Maceió</text:p>
          </table:table-cell>
          <table:table-cell office:value-type="string">
            <text:p>R. Des. Herman Soares Tôrres, 209-A - Casa - Gruta de Lourdes, Maceió - AL, 57052-402, Brazil</text:p>
          </table:table-cell>
          <table:table-cell office:value-type="string">
            <text:p>(82) 99331-9252</text:p>
          </table:table-cell>
        </table:table-row>
        <table:table-row table:style-name="ro1">
          <table:table-cell office:value-type="string">
            <text:p>Atacadão Boa Vista</text:p>
          </table:table-cell>
          <table:table-cell office:value-type="string">
            <text:p>R. do Comércio, 429 - Centro, Maceió - AL, 57020-000, Brazil</text:p>
          </table:table-cell>
          <table:table-cell office:value-type="string">
            <text:p>(82) 99361-8341</text:p>
          </table:table-cell>
        </table:table-row>
        <table:table-row table:style-name="ro1">
          <table:table-cell office:value-type="string">
            <text:p>Açafrão da Terra</text:p>
          </table:table-cell>
          <table:table-cell office:value-type="string">
            <text:p>Av. Dr. Antônio Gomes de Barros, 732 - Jatiúca, Maceió - AL, 57036-001, Brazil</text:p>
          </table:table-cell>
          <table:table-cell office:value-type="string">
            <text:p>(82) 99363-7339</text:p>
          </table:table-cell>
        </table:table-row>
        <table:table-row table:style-name="ro1">
          <table:table-cell office:value-type="string">
            <text:p>Feitosa Atacado</text:p>
          </table:table-cell>
          <table:table-cell office:value-type="string">
            <text:p>R. Joel Vieira dos Anjos, 186 - Feitosa, Maceió - AL, 57042-610, Brazil</text:p>
          </table:table-cell>
          <table:table-cell office:value-type="string">
            <text:p>(82) 99381-5279</text:p>
          </table:table-cell>
        </table:table-row>
        <table:table-row table:style-name="ro1">
          <table:table-cell office:value-type="string">
            <text:p>Branca do camarão</text:p>
          </table:table-cell>
          <table:table-cell office:value-type="string">
            <text:p>R. Francisco Braga Quintela Cavalcanti - Trapiche da Barra, Maceió - AL, 57010-790, Brazil</text:p>
          </table:table-cell>
          <table:table-cell office:value-type="string">
            <text:p>(82) 99388-6106</text:p>
          </table:table-cell>
        </table:table-row>
        <table:table-row table:style-name="ro1">
          <table:table-cell office:value-type="string">
            <text:p>Banana Torteria e Café - Tortas ,Banoffee , Cafeteria</text:p>
          </table:table-cell>
          <table:table-cell office:value-type="string">
            <text:p>Av. Paulo Falcão, 629 - Jatiúca, Maceió - AL, 57036-390, Brazil</text:p>
          </table:table-cell>
          <table:table-cell office:value-type="string">
            <text:p>(82) 99393-9888</text:p>
          </table:table-cell>
        </table:table-row>
        <table:table-row table:style-name="ro1">
          <table:table-cell office:value-type="string">
            <text:p>LIAO CASTANHAS</text:p>
          </table:table-cell>
          <table:table-cell office:value-type="string">
            <text:p>Al101 - Barra Nova, Mal. Deodoro - AL, 57160-000, Brazil</text:p>
          </table:table-cell>
          <table:table-cell office:value-type="string">
            <text:p>(82) 99402-5148</text:p>
          </table:table-cell>
        </table:table-row>
        <table:table-row table:style-name="ro1">
          <table:table-cell office:value-type="string">
            <text:p>Hortifruti Maceió</text:p>
          </table:table-cell>
          <table:table-cell office:value-type="string">
            <text:p>Av. Mendonça Júnior, 81 - Gruta de Lourdes, Maceió - AL, 57052-480, Brazil</text:p>
          </table:table-cell>
          <table:table-cell office:value-type="string">
            <text:p>(82) 99419-2857</text:p>
          </table:table-cell>
        </table:table-row>
        <table:table-row table:style-name="ro1">
          <table:table-cell office:value-type="string">
            <text:p>Nosso Granel Maceió Shopping</text:p>
          </table:table-cell>
          <table:table-cell office:value-type="string">
            <text:p>Av. Comendador Gustavo Paiva, 2990 - Mangabeiras, Maceió - AL, 57032-901, Brazil</text:p>
          </table:table-cell>
          <table:table-cell office:value-type="string">
            <text:p>(82) 99421-5959</text:p>
          </table:table-cell>
        </table:table-row>
        <table:table-row table:style-name="ro1">
          <table:table-cell office:value-type="string">
            <text:p>VIVA + CAJÚ - CASTANHAS</text:p>
          </table:table-cell>
          <table:table-cell office:value-type="string">
            <text:p>GALERIA ARTCENTER PAJUÇARA - Av. Dr. Antônio Gouveia, 1113 - Pajuçara, Maceió - AL, 57030-170, Brazil</text:p>
          </table:table-cell>
          <table:table-cell office:value-type="string">
            <text:p>(82) 99609-8097</text:p>
          </table:table-cell>
        </table:table-row>
        <table:table-row table:style-name="ro1">
          <table:table-cell office:value-type="string">
            <text:p>Adele Atacado</text:p>
          </table:table-cell>
          <table:table-cell office:value-type="string">
            <text:p>Av. Cláudio Batinga - Petropolis, Maceió - AL, 57062-645, Brazil</text:p>
          </table:table-cell>
          <table:table-cell office:value-type="string">
            <text:p>(82) 99623-0556</text:p>
          </table:table-cell>
        </table:table-row>
        <table:table-row table:style-name="ro1">
          <table:table-cell office:value-type="string">
            <text:p>Barraca Da Economia</text:p>
          </table:table-cell>
          <table:table-cell office:value-type="string">
            <text:p>R. Ernesto Gomes Maranhão - Jatiúca, Maceió - AL, 57036-340, Brazil</text:p>
          </table:table-cell>
          <table:table-cell office:value-type="string">
            <text:p>(82) 99626-0380</text:p>
          </table:table-cell>
        </table:table-row>
        <table:table-row table:style-name="ro1">
          <table:table-cell office:value-type="string">
            <text:p>Polibrilho</text:p>
          </table:table-cell>
          <table:table-cell office:value-type="string">
            <text:p>Tv. Jardim Paulo VI, 6 - Cidade Universitária, Maceió - AL, 57073-190, Brazil</text:p>
          </table:table-cell>
          <table:table-cell office:value-type="string">
            <text:p>(82) 99626-1465</text:p>
          </table:table-cell>
        </table:table-row>
        <table:table-row table:style-name="ro1">
          <table:table-cell office:value-type="string">
            <text:p>Ponto do Granel Centro</text:p>
          </table:table-cell>
          <table:table-cell office:value-type="string">
            <text:p>R. Boa Vista, 190D - Centro, Maceió - AL, 57020-110, Brazil</text:p>
          </table:table-cell>
          <table:table-cell office:value-type="string">
            <text:p>(82) 99628-6048</text:p>
          </table:table-cell>
        </table:table-row>
        <table:table-row table:style-name="ro1">
          <table:table-cell office:value-type="string">
            <text:p>Cristal pet</text:p>
          </table:table-cell>
          <table:table-cell office:value-type="string">
            <text:p>R. Doná Maria de Lourdes Brandão, 2-104 - Tabuleiro do Martins, Maceió - AL, 57061-210, Brazil</text:p>
          </table:table-cell>
          <table:table-cell office:value-type="string">
            <text:p>(82) 99638-9690</text:p>
          </table:table-cell>
        </table:table-row>
        <table:table-row table:style-name="ro1">
          <table:table-cell office:value-type="string">
            <text:p>Cristal car lava jato</text:p>
          </table:table-cell>
          <table:table-cell office:value-type="string">
            <text:p>R. Acaraú - Santa Lúcia, Maceió - AL, 57082-220, Brazil</text:p>
          </table:table-cell>
          <table:table-cell office:value-type="string">
            <text:p>(82) 99650-2056</text:p>
          </table:table-cell>
        </table:table-row>
        <table:table-row table:style-name="ro1">
          <table:table-cell office:value-type="string">
            <text:p>Casa Nordeste</text:p>
          </table:table-cell>
          <table:table-cell office:value-type="string">
            <text:p>Rodovia Guther frans de albuquerque sn - Ipioca, Maceió - AL, 57039-720, Brazil</text:p>
          </table:table-cell>
          <table:table-cell office:value-type="string">
            <text:p>(82) 99652-3244</text:p>
          </table:table-cell>
        </table:table-row>
        <table:table-row table:style-name="ro1">
          <table:table-cell office:value-type="string">
            <text:p>Morango Salvador MCZ</text:p>
          </table:table-cell>
          <table:table-cell office:value-type="string">
            <text:p>Av. Comendador Leão, 1485 - Poço, Maceió - AL, 57025-000, Brazil</text:p>
          </table:table-cell>
          <table:table-cell office:value-type="string">
            <text:p>(82) 99653-4871</text:p>
          </table:table-cell>
        </table:table-row>
        <table:table-row table:style-name="ro1">
          <table:table-cell office:value-type="string">
            <text:p>Galega da Castanha</text:p>
          </table:table-cell>
          <table:table-cell office:value-type="string">
            <text:p>R. Primeiro de Março Jacintinho Maceió - Jacintinho, Maceió - AL, 57041-100, Brazil</text:p>
          </table:table-cell>
          <table:table-cell office:value-type="string">
            <text:p>(82) 99659-6192</text:p>
          </table:table-cell>
        </table:table-row>
        <table:table-row table:style-name="ro1">
          <table:table-cell office:value-type="string">
            <text:p>ESTETICAR CUIDADOS AUTOMOTIVOS</text:p>
          </table:table-cell>
          <table:table-cell office:value-type="string">
            <text:p>Av. Sebastião Corrêia da Rocha - Tabuleiro do Martins, Maceió - AL, 57061-410, Brazil</text:p>
          </table:table-cell>
          <table:table-cell office:value-type="string">
            <text:p>(82) 99666-9588</text:p>
          </table:table-cell>
        </table:table-row>
        <table:table-row table:style-name="ro1">
          <table:table-cell office:value-type="string">
            <text:p>JM Camarões</text:p>
          </table:table-cell>
          <table:table-cell office:value-type="string">
            <text:p>R. Miguel Alcídes de Castro, 369 - Jatiúca, Maceió - AL, 57036-680, Brazil</text:p>
          </table:table-cell>
          <table:table-cell office:value-type="string">
            <text:p>(82) 99679-0341</text:p>
          </table:table-cell>
        </table:table-row>
        <table:table-row table:style-name="ro1">
          <table:table-cell office:value-type="string">
            <text:p>Maceió Atacado</text:p>
          </table:table-cell>
          <table:table-cell office:value-type="string">
            <text:p>R. Pres. Agostinho da Silva Neves, n° 19 - Poço, Maceió - AL, 57025-245, Brazil</text:p>
          </table:table-cell>
          <table:table-cell office:value-type="string">
            <text:p>(82) 99699-8369</text:p>
          </table:table-cell>
        </table:table-row>
        <table:table-row table:style-name="ro1">
          <table:table-cell office:value-type="string">
            <text:p>Dra. Roseane Castanha - Nutricionista Clínica</text:p>
          </table:table-cell>
          <table:table-cell office:value-type="string">
            <text:p>Harmony Trade Center - R. Dr. José Afonso de Melo, 118 - Jatiúca, Maceió - AL, 57036-510, Brazil</text:p>
          </table:table-cell>
          <table:table-cell office:value-type="string">
            <text:p>(82) 99803-4075</text:p>
          </table:table-cell>
        </table:table-row>
        <table:table-row table:style-name="ro1">
          <table:table-cell office:value-type="string">
            <text:p>SVS ACESSÓRIOS - Loja de bijuterias em Maceió AL</text:p>
          </table:table-cell>
          <table:table-cell office:value-type="string">
            <text:p>Deputado José Lages, 850 - Galeria Cristal - Loja 03 - Ponta Verde, Maceió - AL, 57036-360, Brazil</text:p>
          </table:table-cell>
          <table:table-cell office:value-type="string">
            <text:p>(82) 99812-9753</text:p>
          </table:table-cell>
        </table:table-row>
        <table:table-row table:style-name="ro1">
          <table:table-cell office:value-type="string">
            <text:p>Viva Nature</text:p>
          </table:table-cell>
          <table:table-cell office:value-type="string">
            <text:p>R. da Alegria, 333 - Centro, Maceió - AL, 57020-320, Brazil</text:p>
          </table:table-cell>
          <table:table-cell office:value-type="string">
            <text:p>(82) 99953-9146</text:p>
          </table:table-cell>
        </table:table-row>
        <table:table-row table:style-name="ro1">
          <table:table-cell office:value-type="string">
            <text:p>ATACADÃO FEITOSA</text:p>
          </table:table-cell>
          <table:table-cell office:value-type="string">
            <text:p>Av. Gov. Lamenha Filho, 1469 - Feitosa, Maceió - AL, 57043-000, Brazil</text:p>
          </table:table-cell>
          <table:table-cell office:value-type="string">
            <text:p>(82) 99971-4799</text:p>
          </table:table-cell>
        </table:table-row>
        <table:table-row table:style-name="ro1">
          <table:table-cell office:value-type="string">
            <text:p>Banho de Cristal</text:p>
          </table:table-cell>
          <table:table-cell office:value-type="string">
            <text:p>R. Cleto Campelo, 100 - Jacintinho, Maceió - AL, 57041-000, Brazil</text:p>
          </table:table-cell>
          <table:table-cell office:value-type="string">
            <text:p>(82) 99973-5222</text:p>
          </table:table-cell>
        </table:table-row>
        <table:table-row table:style-name="ro1">
          <table:table-cell office:value-type="string">
            <text:p>Empório Millano - Vinhos, Massas, Risotos, Tábuas de Frios</text:p>
          </table:table-cell>
          <table:table-cell office:value-type="string">
            <text:p>Av. João Davino, 96 - Jatiúca, Maceió - AL, 57035-554, Brazil</text:p>
          </table:table-cell>
          <table:table-cell office:value-type="string">
            <text:p>(82) 99974-6387</text:p>
          </table:table-cell>
        </table:table-row>
        <table:table-row table:style-name="ro1">
          <table:table-cell office:value-type="string">
            <text:p>Dra Gessica Caju</text:p>
          </table:table-cell>
          <table:table-cell office:value-type="string">
            <text:p>Empresarial - R. Dep. José Lages - Ponta Verde, Maceió - AL, 57035-330, Brazil</text:p>
          </table:table-cell>
          <table:table-cell office:value-type="string">
            <text:p>(82) 99975-1081</text:p>
          </table:table-cell>
        </table:table-row>
        <table:table-row table:style-name="ro1">
          <table:table-cell office:value-type="string">
            <text:p>Carne de Caju Delícias</text:p>
          </table:table-cell>
          <table:table-cell office:value-type="string">
            <text:p>R. Prof. Graça Leite, 21 - Gruta de Lourdes, Maceió - AL, 57052-520, Brazil</text:p>
          </table:table-cell>
          <table:table-cell office:value-type="string">
            <text:p>(82) 99992-1203</text:p>
          </table:table-cell>
        </table:table-row>
        <table:table-row table:style-name="ro1">
          <table:table-cell office:value-type="string">
            <text:p>Pro Dia Alimentos Saudáveis</text:p>
          </table:table-cell>
          <table:table-cell office:value-type="string">
            <text:p>Av. Dom Antônio Brandão, 384 - Farol, Maceió - AL, 57051-190, Brazil</text:p>
          </table:table-cell>
          <table:table-cell office:value-type="string">
            <text:p>(82) 99992-1665</text:p>
          </table:table-cell>
        </table:table-row>
        <table:table-row table:style-name="ro1">
          <table:table-cell office:value-type="string">
            <text:p>SEA Comidas do Mar</text:p>
          </table:table-cell>
          <table:table-cell office:value-type="string">
            <text:p>Rua General João Saleiro Pitão - Parque da Mulher - Rua Luiz Ramalho de Castro, 218 - Ponta Verde, Maceió - AL, 57035-210, Brazil</text:p>
          </table:table-cell>
          <table:table-cell office:value-type="string">
            <text:p>(82) 99997-2257</text:p>
          </table:table-cell>
        </table:table-row>
        <table:table-row table:style-name="ro1">
          <table:table-cell office:value-type="string">
            <text:p>Casa das Castanhas - Saúde &amp; Vida I Produtos NaturaisTambaú</text:p>
          </table:table-cell>
          <table:table-cell office:value-type="string">
            <text:p>Avenida Épitacio Pessoa 5049 sala 4 com - R. Nossa Sra. dos Navegantes - Tambaú, João Pessoa - PB, 58039-000, Brazil</text:p>
          </table:table-cell>
          <table:table-cell office:value-type="string">
            <text:p>(83) 98123-8055</text:p>
          </table:table-cell>
        </table:table-row>
        <table:table-row table:style-name="ro1">
          <table:table-cell office:value-type="string">
            <text:p>Jacastanhas - Loja de Castanhas</text:p>
          </table:table-cell>
          <table:table-cell office:value-type="string">
            <text:p>R. Rodrigues de Carvalho, 160 - Centro, João Pessoa - PB, 58013-210, Brazil</text:p>
          </table:table-cell>
          <table:table-cell office:value-type="string">
            <text:p>(83) 99401-8013</text:p>
          </table:table-cell>
        </table:table-row>
        <table:table-row table:style-name="ro1">
          <table:table-cell office:value-type="string">
            <text:p>Castanha de Caju Serra do Mel Ind. e Com. Ltda</text:p>
          </table:table-cell>
          <table:table-cell office:value-type="string">
            <text:p>R. Rio Mogi Guaçu, n°7941 - Pitimbú, Natal - RN, 59068-380, Brazil</text:p>
          </table:table-cell>
          <table:table-cell office:value-type="string">
            <text:p>(84) 98623-5066</text:p>
          </table:table-cell>
        </table:table-row>
        <table:table-row table:style-name="ro1">
          <table:table-cell office:value-type="string">
            <text:p>Conveniência Dom Castanhas</text:p>
          </table:table-cell>
          <table:table-cell office:value-type="string">
            <text:p>R. Adriana Faria de Oliveira - Jardins, São Gonçalo do Amarante - RN, 59293-852, Brazil</text:p>
          </table:table-cell>
          <table:table-cell office:value-type="string">
            <text:p>(84) 98816-7453</text:p>
          </table:table-cell>
        </table:table-row>
        <table:table-row table:style-name="ro1">
          <table:table-cell office:value-type="string">
            <text:p>Brasil Castanha</text:p>
          </table:table-cell>
          <table:table-cell office:value-type="string">
            <text:p>R. Sinval B. de Souza - Centro, Serra do Mel - RN, 59663-000, Brazil</text:p>
          </table:table-cell>
          <table:table-cell office:value-type="string">
            <text:p>(84) 98853-6287</text:p>
          </table:table-cell>
        </table:table-row>
        <table:table-row table:style-name="ro1">
          <table:table-cell office:value-type="string">
            <text:p>Mister Castanha</text:p>
          </table:table-cell>
          <table:table-cell office:value-type="string">
            <text:p>Av. Rio Branco, 712 - Cidade Alta, Natal - RN, 59025-003, Brazil</text:p>
          </table:table-cell>
          <table:table-cell office:value-type="string">
            <text:p>(84) 98896-0327</text:p>
          </table:table-cell>
        </table:table-row>
        <table:table-row table:style-name="ro1">
          <table:table-cell office:value-type="string">
            <text:p>Mister Castanha</text:p>
          </table:table-cell>
          <table:table-cell office:value-type="string">
            <text:p>Av. Deodoro da Fonseca, 634 - Cidade Alta, Natal - RN, 59025-145, Brazil</text:p>
          </table:table-cell>
          <table:table-cell office:value-type="string">
            <text:p>(84) 98896-0327</text:p>
          </table:table-cell>
        </table:table-row>
        <table:table-row table:style-name="ro1">
          <table:table-cell office:value-type="string">
            <text:p>Mister Castanha Alecrim</text:p>
          </table:table-cell>
          <table:table-cell office:value-type="string">
            <text:p>R. dos Pajeús, 576 - Alecrim, Natal - RN, 59031-800, Brazil</text:p>
          </table:table-cell>
          <table:table-cell office:value-type="string">
            <text:p>(84) 98896-0327</text:p>
          </table:table-cell>
        </table:table-row>
        <table:table-row table:style-name="ro1">
          <table:table-cell office:value-type="string">
            <text:p>Cajumel Pasta e Castanha de Caju</text:p>
          </table:table-cell>
          <table:table-cell office:value-type="string">
            <text:p>R. Mal. Rondon, 1990 - Candelária, Natal - RN, 59064-730, Brazil</text:p>
          </table:table-cell>
          <table:table-cell office:value-type="string">
            <text:p>(84) 99231-8558</text:p>
          </table:table-cell>
        </table:table-row>
        <table:table-row table:style-name="ro1">
          <table:table-cell office:value-type="string">
            <text:p>Nossa Castanha</text:p>
          </table:table-cell>
          <table:table-cell office:value-type="string">
            <text:p>Av Ayrton Senna n 5.500 Bloco 12 Quiosque S17 - Jacarepaguá, Rio de Janeiro - RJ, 22775-005, Brazil</text:p>
          </table:table-cell>
          <table:table-cell office:value-type="string">
            <text:p>(84) 99604-4725</text:p>
          </table:table-cell>
        </table:table-row>
        <table:table-row table:style-name="ro1">
          <table:table-cell office:value-type="string">
            <text:p>Castanha Imperatriz</text:p>
          </table:table-cell>
          <table:table-cell office:value-type="string">
            <text:p>Av. Pres. Castelo Branco, 2985 - Carlito Pamplona, Fortaleza - CE, 60000-000, Brazil</text:p>
          </table:table-cell>
          <table:table-cell office:value-type="string">
            <text:p>(85) 99843-4734</text:p>
          </table:table-cell>
        </table:table-row>
        <table:table-row table:style-name="ro1">
          <table:table-cell office:value-type="string">
            <text:p>Mercadão Verde</text:p>
          </table:table-cell>
          <table:table-cell office:value-type="string">
            <text:p>Av. José Francisco de Almeida Neto, 4331 - casa 10/01 - Itararé, Teresina - PI, 64077-160, Brazil</text:p>
          </table:table-cell>
          <table:table-cell office:value-type="string">
            <text:p>(86) 98110-1401</text:p>
          </table:table-cell>
        </table:table-row>
        <table:table-row table:style-name="ro1">
          <table:table-cell office:value-type="string">
            <text:p>Ateliê Orgânico</text:p>
          </table:table-cell>
          <table:table-cell office:value-type="string">
            <text:p>Av. Aquiles Wall Ferraz, 32 - Santa Isabel, Teresina - PI, 64053-180, Brazil</text:p>
          </table:table-cell>
          <table:table-cell office:value-type="string">
            <text:p>(86) 98111-3966</text:p>
          </table:table-cell>
        </table:table-row>
        <table:table-row table:style-name="ro1">
          <table:table-cell office:value-type="string">
            <text:p>Deposito Cajuina</text:p>
          </table:table-cell>
          <table:table-cell office:value-type="string">
            <text:p>Av. Mte. Dezinho - hugo prado, Teresina - PI, 64023-265, Brazil</text:p>
          </table:table-cell>
          <table:table-cell office:value-type="string">
            <text:p>(86) 98120-0252</text:p>
          </table:table-cell>
        </table:table-row>
        <table:table-row table:style-name="ro1">
          <table:table-cell office:value-type="string">
            <text:p>Borregos Premium - Cortes e Derivados de Cordeiro em Teresina</text:p>
          </table:table-cell>
          <table:table-cell office:value-type="string">
            <text:p>R. Angélica, 240 - Jóquei, Teresina - PI, 64048-162, Brazil</text:p>
          </table:table-cell>
          <table:table-cell office:value-type="string">
            <text:p>(86) 98126-7594</text:p>
          </table:table-cell>
        </table:table-row>
        <table:table-row table:style-name="ro1">
          <table:table-cell office:value-type="string">
            <text:p>Maria Bonita Distribuidora</text:p>
          </table:table-cell>
          <table:table-cell office:value-type="string">
            <text:p>Av. Ininga, 1201 - Jóquei, Teresina - PI, 64049-538, Brazil</text:p>
          </table:table-cell>
          <table:table-cell office:value-type="string">
            <text:p>(86) 98127-1475</text:p>
          </table:table-cell>
        </table:table-row>
        <table:table-row table:style-name="ro1">
          <table:table-cell office:value-type="string">
            <text:p>Cristal Mix - Sorvetes, Milk-Shakes e Açaí</text:p>
          </table:table-cell>
          <table:table-cell office:value-type="string">
            <text:p>Av. José Francisco de Almeida Neto, Q-180/ C-09 - Itararé, Teresina - PI, 64077-158, Brazil</text:p>
          </table:table-cell>
          <table:table-cell office:value-type="string">
            <text:p>(86) 98839-2659</text:p>
          </table:table-cell>
        </table:table-row>
        <table:table-row table:style-name="ro1">
          <table:table-cell office:value-type="string">
            <text:p>LA GRANEL PRODUTOS NATURAIS TERESINA</text:p>
          </table:table-cell>
          <table:table-cell office:value-type="string">
            <text:p>Avenida Dom Severino 1430 X com o Coco Bambu- Prox a - Ao lado Apple Company 24h - Horto, Teresina - PI, 64052-535, Brazil</text:p>
          </table:table-cell>
          <table:table-cell office:value-type="string">
            <text:p>(86) 98841-0903</text:p>
          </table:table-cell>
        </table:table-row>
        <table:table-row table:style-name="ro1">
          <table:table-cell office:value-type="string">
            <text:p>Mais Açaí Empório | A Melhor Açaiteria de Gurupi, Teresina</text:p>
          </table:table-cell>
          <table:table-cell office:value-type="string">
            <text:p>Av. Mirtes Melão, 6774 - Gurupi, Teresina - PI, 64090-095, Brazil</text:p>
          </table:table-cell>
          <table:table-cell office:value-type="string">
            <text:p>(86) 98852-0519</text:p>
          </table:table-cell>
        </table:table-row>
        <table:table-row table:style-name="ro1">
          <table:table-cell office:value-type="string">
            <text:p>ATACADO DA MODA THE - AMT</text:p>
          </table:table-cell>
          <table:table-cell office:value-type="string">
            <text:p>Bom Jesus, Teresina - State of Piauí, 64008-319, Brazil</text:p>
          </table:table-cell>
          <table:table-cell office:value-type="string">
            <text:p>(86) 98875-3204</text:p>
          </table:table-cell>
        </table:table-row>
        <table:table-row table:style-name="ro1">
          <table:table-cell office:value-type="string">
            <text:p>Gasper Atacado</text:p>
          </table:table-cell>
          <table:table-cell office:value-type="string">
            <text:p>Av. Mal. Juarez Távora, Quadra 118 - Parque Piaui, Teresina - PI, 64025-196, Brazil</text:p>
          </table:table-cell>
          <table:table-cell office:value-type="string">
            <text:p>(86) 98876-9028</text:p>
          </table:table-cell>
        </table:table-row>
        <table:table-row table:style-name="ro1">
          <table:table-cell office:value-type="string">
            <text:p>Hotel Cajuína Sul</text:p>
          </table:table-cell>
          <table:table-cell office:value-type="string">
            <text:p>Av. Prefeito Wall Ferraz, 3040 - Lourival Parente, Teresina - PI, 64023-500, Brazil</text:p>
          </table:table-cell>
          <table:table-cell office:value-type="string">
            <text:p>(86) 99402-0571</text:p>
          </table:table-cell>
        </table:table-row>
        <table:table-row table:style-name="ro1">
          <table:table-cell office:value-type="string">
            <text:p>silver polimento e pintura</text:p>
          </table:table-cell>
          <table:table-cell office:value-type="string">
            <text:p>Av. Miguel Rosa, 424 - Centro (Sul), Teresina - PI, 64000-480, Brazil</text:p>
          </table:table-cell>
          <table:table-cell office:value-type="string">
            <text:p>(86) 99402-7262</text:p>
          </table:table-cell>
        </table:table-row>
        <table:table-row table:style-name="ro1">
          <table:table-cell office:value-type="string">
            <text:p>Castanhas store</text:p>
          </table:table-cell>
          <table:table-cell office:value-type="string">
            <text:p>R. Maria Gorette - Santo Antonio, Teresina - PI, 64000-000, Brazil</text:p>
          </table:table-cell>
          <table:table-cell office:value-type="string">
            <text:p>(86) 99403-6199</text:p>
          </table:table-cell>
        </table:table-row>
        <table:table-row table:style-name="ro1">
          <table:table-cell office:value-type="string">
            <text:p>Mercado Naturi</text:p>
          </table:table-cell>
          <table:table-cell office:value-type="string">
            <text:p>Av. Dom Severino, 1897 - Horto, Teresina - PI, 64052-535, Brazil</text:p>
          </table:table-cell>
          <table:table-cell office:value-type="string">
            <text:p>(86) 99413-4928</text:p>
          </table:table-cell>
        </table:table-row>
        <table:table-row table:style-name="ro1">
          <table:table-cell office:value-type="string">
            <text:p>Hotel Cajuína City</text:p>
          </table:table-cell>
          <table:table-cell office:value-type="string">
            <text:p>Av. Miguel Rosa, 4531 - Capelinha de Palha, Teresina - PI, 64001-495, Brazil</text:p>
          </table:table-cell>
          <table:table-cell office:value-type="string">
            <text:p>(86) 99416-5920</text:p>
          </table:table-cell>
        </table:table-row>
        <table:table-row table:style-name="ro1">
          <table:table-cell office:value-type="string">
            <text:p>Hotel Cajuína Avenida</text:p>
          </table:table-cell>
          <table:table-cell office:value-type="string">
            <text:p>Av. João XXIII, 14630 - Ladeira do Uruguai, Teresina - PI, 64073-650, Brazil</text:p>
          </table:table-cell>
          <table:table-cell office:value-type="string">
            <text:p>(86) 99416-8894</text:p>
          </table:table-cell>
        </table:table-row>
        <table:table-row table:style-name="ro1">
          <table:table-cell office:value-type="string">
            <text:p>The Cajuína Publicidade e Propaganda.</text:p>
          </table:table-cell>
          <table:table-cell office:value-type="string">
            <text:p>Rua - Av. Sen. Area Leão - São Cristóvão, Teresina - PI, 64049-110, Brazil</text:p>
          </table:table-cell>
          <table:table-cell office:value-type="string">
            <text:p>(86) 99425-9272</text:p>
          </table:table-cell>
        </table:table-row>
        <table:table-row table:style-name="ro1">
          <table:table-cell office:value-type="string">
            <text:p>Atacadão Multimarcas The</text:p>
          </table:table-cell>
          <table:table-cell office:value-type="string">
            <text:p>Av. Walfrido Salmito, 1724 - Distrito Industrial, Teresina - PI, 64025-501, Brazil</text:p>
          </table:table-cell>
          <table:table-cell office:value-type="string">
            <text:p>(86) 99427-8621</text:p>
          </table:table-cell>
        </table:table-row>
        <table:table-row table:style-name="ro1">
          <table:table-cell office:value-type="string">
            <text:p>Cajuina super</text:p>
          </table:table-cell>
          <table:table-cell office:value-type="string">
            <text:p>BR-343, 3490 - Santa Tereza, Teresina - PI, 64804-435, Brazil</text:p>
          </table:table-cell>
          <table:table-cell office:value-type="string">
            <text:p>(86) 99430-1376</text:p>
          </table:table-cell>
        </table:table-row>
        <table:table-row table:style-name="ro1">
          <table:table-cell office:value-type="string">
            <text:p>EMPORIO PERFUMES</text:p>
          </table:table-cell>
          <table:table-cell office:value-type="string">
            <text:p>R. Bonifácio de Abreu, 4010 - Morada do Sol, Teresina - PI, 64055-370, Brazil</text:p>
          </table:table-cell>
          <table:table-cell office:value-type="string">
            <text:p>(86) 99435-2445</text:p>
          </table:table-cell>
        </table:table-row>
        <table:table-row table:style-name="ro1">
          <table:table-cell office:value-type="string">
            <text:p>Cristalize Estética Automotiva</text:p>
          </table:table-cell>
          <table:table-cell office:value-type="string">
            <text:p>R. Prof. Pires Gayoso, 1066 - São João, Teresina - PI, 64046-350, Brazil</text:p>
          </table:table-cell>
          <table:table-cell office:value-type="string">
            <text:p>(86) 99441-6106</text:p>
          </table:table-cell>
        </table:table-row>
        <table:table-row table:style-name="ro1">
          <table:table-cell office:value-type="string">
            <text:p>The emporium Bella</text:p>
          </table:table-cell>
          <table:table-cell office:value-type="string">
            <text:p>Av. Dr. Luís Píres Chaves, 376 - Saci, Teresina - PI, 64020-200, Brazil</text:p>
          </table:table-cell>
          <table:table-cell office:value-type="string">
            <text:p>(86) 99471-5114</text:p>
          </table:table-cell>
        </table:table-row>
        <table:table-row table:style-name="ro1">
          <table:table-cell office:value-type="string">
            <text:p>ProSaúde Teresina - Produtos Naturais, Orgânicos e Alimentos Funcionais</text:p>
          </table:table-cell>
          <table:table-cell office:value-type="string">
            <text:p>Av. Dezenove de Outubro, 1187 - Lourival Parente, Teresina - PI, 64022-132, Brazil</text:p>
          </table:table-cell>
          <table:table-cell office:value-type="string">
            <text:p>(86) 99519-8615</text:p>
          </table:table-cell>
        </table:table-row>
        <table:table-row table:style-name="ro1">
          <table:table-cell office:value-type="string">
            <text:p>Garagem Orgânica</text:p>
          </table:table-cell>
          <table:table-cell office:value-type="string">
            <text:p>R. Goiás, 1061 - Ilhotas, Teresina - PI, 64015-030, Brazil</text:p>
          </table:table-cell>
          <table:table-cell office:value-type="string">
            <text:p>(86) 99570-5720</text:p>
          </table:table-cell>
        </table:table-row>
        <table:table-row table:style-name="ro1">
          <table:table-cell office:value-type="string">
            <text:p>Empório Bebidas THE</text:p>
          </table:table-cell>
          <table:table-cell office:value-type="string">
            <text:p>Quadra 257 Casa 09 Dirceu II - Itararé, Teresina - PI, 64078-275, Brazil</text:p>
          </table:table-cell>
          <table:table-cell office:value-type="string">
            <text:p>(86) 99574-6089</text:p>
          </table:table-cell>
        </table:table-row>
        <table:table-row table:style-name="ro1">
          <table:table-cell office:value-type="string">
            <text:p>Empório da Banana</text:p>
          </table:table-cell>
          <table:table-cell office:value-type="string">
            <text:p>Av. Henry Wall de Carvalho, 5000 Box 02, Galpão 08 - Nova Ceasa - Parque São João, Teresina - PI, 64020-720, Brazil</text:p>
          </table:table-cell>
          <table:table-cell office:value-type="string">
            <text:p>(86) 99809-8381</text:p>
          </table:table-cell>
        </table:table-row>
        <table:table-row table:style-name="ro1">
          <table:table-cell office:value-type="string">
            <text:p>Atacadão das peças Teresina</text:p>
          </table:table-cell>
          <table:table-cell office:value-type="string">
            <text:p>Avenida Maranhão número 300 Lojas 743 e 744 térreo - Centro (Sul), Teresina - PI, 64000-010, Brazil</text:p>
          </table:table-cell>
          <table:table-cell office:value-type="string">
            <text:p>(86) 99810-9367</text:p>
          </table:table-cell>
        </table:table-row>
        <table:table-row table:style-name="ro1">
          <table:table-cell office:value-type="string">
            <text:p>EMPORIUM CHURRASQUEIRAS</text:p>
          </table:table-cell>
          <table:table-cell office:value-type="string">
            <text:p>Av. São Raimundo, 1420 - Cristo Rei, Teresina - PI, 64015-465, Brazil</text:p>
          </table:table-cell>
          <table:table-cell office:value-type="string">
            <text:p>(86) 99818-2272</text:p>
          </table:table-cell>
        </table:table-row>
        <table:table-row table:style-name="ro1">
          <table:table-cell office:value-type="string">
            <text:p>Frutos de Goiás Teresina - Dom Severino</text:p>
          </table:table-cell>
          <table:table-cell office:value-type="string">
            <text:p>Av. Dom Severino, 1134 - Loja 03 - Morada do Sol, Teresina - PI, 64049-375, Brazil</text:p>
          </table:table-cell>
          <table:table-cell office:value-type="string">
            <text:p>(86) 99825-7539</text:p>
          </table:table-cell>
        </table:table-row>
        <table:table-row table:style-name="ro1">
          <table:table-cell office:value-type="string">
            <text:p>Tyago da castanha</text:p>
          </table:table-cell>
          <table:table-cell office:value-type="string">
            <text:p>Esquina João cabral com lisandro nogueira 3° banca - Centro (Sul), Teresina - PI, 64001-090, Brazil</text:p>
          </table:table-cell>
          <table:table-cell office:value-type="string">
            <text:p>(86) 99830-5404</text:p>
          </table:table-cell>
        </table:table-row>
        <table:table-row table:style-name="ro1">
          <table:table-cell office:value-type="string">
            <text:p>Forever TUDO NATURAL</text:p>
          </table:table-cell>
          <table:table-cell office:value-type="string">
            <text:p>R. Napoleão Azevedo, 5938 - Parque Poti, Teresina - PI, 64081-140, Brazil</text:p>
          </table:table-cell>
          <table:table-cell office:value-type="string">
            <text:p>(86) 99841-3422</text:p>
          </table:table-cell>
        </table:table-row>
        <table:table-row table:style-name="ro1">
          <table:table-cell office:value-type="string">
            <text:p>Pousada Vila Cajuína Macapá - Luís Correia - Piauí - Brasil</text:p>
          </table:table-cell>
          <table:table-cell office:value-type="string">
            <text:p>POVADO MACAPÁ - Av. Chico Izaura, S/N - Luiz Correia, Luís Correia - PI, 64220-000, Brazil</text:p>
          </table:table-cell>
          <table:table-cell office:value-type="string">
            <text:p>(86) 99841-9566</text:p>
          </table:table-cell>
        </table:table-row>
        <table:table-row table:style-name="ro1">
          <table:table-cell office:value-type="string">
            <text:p>House Polishing</text:p>
          </table:table-cell>
          <table:table-cell office:value-type="string">
            <text:p>Av. João XXIII, 2827 - São Cristóvão, Teresina - PI, 64051-005, Brazil</text:p>
          </table:table-cell>
          <table:table-cell office:value-type="string">
            <text:p>(86) 99851-5580</text:p>
          </table:table-cell>
        </table:table-row>
        <table:table-row table:style-name="ro1">
          <table:table-cell office:value-type="string">
            <text:p>Casa Sítio - Sítio Cajuína</text:p>
          </table:table-cell>
          <table:table-cell office:value-type="string">
            <text:p>R. Luis Vieira - São Sebastiao, Teresina - PI, 64086-005, Brazil</text:p>
          </table:table-cell>
          <table:table-cell office:value-type="string">
            <text:p>(86) 99858-3616</text:p>
          </table:table-cell>
        </table:table-row>
        <table:table-row table:style-name="ro1">
          <table:table-cell office:value-type="string">
            <text:p>Vanessa Castanhas</text:p>
          </table:table-cell>
          <table:table-cell office:value-type="string">
            <text:p>Shopping da Cidade - Mesa 14 a 17 - Av. Maranhão, 300 - Térreo - Centro (Sul), Teresina - PI, 64065-020, Brazil</text:p>
          </table:table-cell>
          <table:table-cell office:value-type="string">
            <text:p>(86) 99926-5133</text:p>
          </table:table-cell>
        </table:table-row>
        <table:table-row table:style-name="ro1">
          <table:table-cell office:value-type="string">
            <text:p>Empório Sudeste Prime</text:p>
          </table:table-cell>
          <table:table-cell office:value-type="string">
            <text:p>Avenida Noé Mendes - R. Jaime Fortes, 4593 - Novo Horizonte, Teresina - PI, 64082-110, Brazil</text:p>
          </table:table-cell>
          <table:table-cell office:value-type="string">
            <text:p>(86) 99938-4136</text:p>
          </table:table-cell>
        </table:table-row>
        <table:table-row table:style-name="ro1">
          <table:table-cell office:value-type="string">
            <text:p>Shop Atacado</text:p>
          </table:table-cell>
          <table:table-cell office:value-type="string">
            <text:p>Av. José Francisco de Almeida Neto - Itararé, Teresina - PI, 64077-175, Brazil</text:p>
          </table:table-cell>
          <table:table-cell office:value-type="string">
            <text:p>(86) 99939-4597</text:p>
          </table:table-cell>
        </table:table-row>
        <table:table-row table:style-name="ro1">
          <table:table-cell office:value-type="string">
            <text:p>ÁJẸ́ OMI - Produtos Naturais</text:p>
          </table:table-cell>
          <table:table-cell office:value-type="string">
            <text:p>Morada Nova, Teresina - State of Piauí, 64023-208, Brazil</text:p>
          </table:table-cell>
          <table:table-cell office:value-type="string">
            <text:p>(86) 99942-7919</text:p>
          </table:table-cell>
        </table:table-row>
        <table:table-row table:style-name="ro1">
          <table:table-cell office:value-type="string">
            <text:p>Atacadão de Caruaru 10</text:p>
          </table:table-cell>
          <table:table-cell office:value-type="string">
            <text:p>R. Areolino de Abreu, 702 - Centro (Sul), Teresina - PI, 64000-180, Brazil</text:p>
          </table:table-cell>
          <table:table-cell office:value-type="string">
            <text:p>(86) 99945-1485</text:p>
          </table:table-cell>
        </table:table-row>
        <table:table-row table:style-name="ro1">
          <table:table-cell office:value-type="string">
            <text:p>REI DO ATACADO</text:p>
          </table:table-cell>
          <table:table-cell office:value-type="string">
            <text:p>Conj. Dirceu Arcoverde I Qu 49, 9 - Parque Ideal, Teresina - PI, 64077-140, Brazil</text:p>
          </table:table-cell>
          <table:table-cell office:value-type="string">
            <text:p>(86) 99955-2967</text:p>
          </table:table-cell>
        </table:table-row>
        <table:table-row table:style-name="ro1">
          <table:table-cell office:value-type="string">
            <text:p>SHOPPING LIMAS ATACADO</text:p>
          </table:table-cell>
          <table:table-cell office:value-type="string">
            <text:p>Q. Mocambinho St. C, 3, 3418 - Mocambinho, Teresina - PI, 64010-260, Brazil</text:p>
          </table:table-cell>
          <table:table-cell office:value-type="string">
            <text:p>(86) 99957-7931</text:p>
          </table:table-cell>
        </table:table-row>
        <table:table-row table:style-name="ro1">
          <table:table-cell office:value-type="string">
            <text:p>Cajuína Self Service - Zona Norte de Teresina | Mocambinho | Restaurante Self Service sem balança</text:p>
          </table:table-cell>
          <table:table-cell office:value-type="string">
            <text:p>Av. Pref. Freitas Neto, Quadra 11 - Casa 21 - Mocambinho, Teresina - PI, 64010-065, Brazil</text:p>
          </table:table-cell>
          <table:table-cell office:value-type="string">
            <text:p>(86) 99960-2084</text:p>
          </table:table-cell>
        </table:table-row>
        <table:table-row table:style-name="ro1">
          <table:table-cell office:value-type="string">
            <text:p>Casaocê</text:p>
          </table:table-cell>
          <table:table-cell office:value-type="string">
            <text:p>Av. Campos Sales, 1443 - letra A loja - Centro (Sul), Teresina - PI, 64000-300, Brazil</text:p>
          </table:table-cell>
          <table:table-cell office:value-type="string">
            <text:p>(86) 99972-8951</text:p>
          </table:table-cell>
        </table:table-row>
        <table:table-row table:style-name="ro1">
          <table:table-cell office:value-type="string">
            <text:p>Banzeirinho - produtos de caju</text:p>
          </table:table-cell>
          <table:table-cell office:value-type="string">
            <text:p>Francisco Santos - State of Piauí, 64645-000, Brazil</text:p>
          </table:table-cell>
          <table:table-cell office:value-type="string">
            <text:p>(86) 99981-4708</text:p>
          </table:table-cell>
        </table:table-row>
        <table:table-row table:style-name="ro1">
          <table:table-cell office:value-type="string">
            <text:p>Cajuína Estúdio</text:p>
          </table:table-cell>
          <table:table-cell office:value-type="string">
            <text:p>Av. Dom Severino, 1233, bairro de Fátima, Ed. Priscila Almeida - sala 3 - Fátima, Teresina - PI, 64049-370, Brazil</text:p>
          </table:table-cell>
          <table:table-cell office:value-type="string">
            <text:p>(86) 99986-4241</text:p>
          </table:table-cell>
        </table:table-row>
        <table:table-row table:style-name="ro1">
          <table:table-cell office:value-type="string">
            <text:p>Atacadão dos Pés</text:p>
          </table:table-cell>
          <table:table-cell office:value-type="string">
            <text:p>R. Des. Freitas, 769 - Centro (Sul), Teresina - PI, 64000-240, Brazil</text:p>
          </table:table-cell>
          <table:table-cell office:value-type="string">
            <text:p>(86) 99988-9888</text:p>
          </table:table-cell>
        </table:table-row>
        <table:table-row table:style-name="ro1">
          <table:table-cell office:value-type="string">
            <text:p>Bem &amp; Verde Produtos Naturais</text:p>
          </table:table-cell>
          <table:table-cell office:value-type="string">
            <text:p>Av. Henry Wall de Carvalho, 4624 b - Parque São João, Teresina - PI, 64020-720, Brazil</text:p>
          </table:table-cell>
          <table:table-cell office:value-type="string">
            <text:p>(86) 99995-6711</text:p>
          </table:table-cell>
        </table:table-row>
        <table:table-row table:style-name="ro1">
          <table:table-cell office:value-type="string">
            <text:p>Partum Grãos</text:p>
          </table:table-cell>
          <table:table-cell office:value-type="string">
            <text:p>Av. Homero Castelo Branco, 2541 - Loja 06 - Ininga, Teresina - PI, 64048-400, Brazil</text:p>
          </table:table-cell>
          <table:table-cell office:value-type="string">
            <text:p>(86) 99995-9419</text:p>
          </table:table-cell>
        </table:table-row>
        <table:table-row table:style-name="ro1">
          <table:table-cell office:value-type="string">
            <text:p>Cajuína do Piauí</text:p>
          </table:table-cell>
          <table:table-cell office:value-type="string">
            <text:p>R. Pará, 839-A - Matinha, Teresina - PI, 64003-220, Brazil</text:p>
          </table:table-cell>
          <table:table-cell office:value-type="string">
            <text:p>(86) 99997-6260</text:p>
          </table:table-cell>
        </table:table-row>
        <table:table-row table:style-name="ro1">
          <table:table-cell office:value-type="string">
            <text:p>Naturalíssima</text:p>
          </table:table-cell>
          <table:table-cell office:value-type="string">
            <text:p>R. Sen. Joaquim Píres, 1559 - Ininga, Teresina - PI, 64049-590, Brazil</text:p>
          </table:table-cell>
          <table:table-cell office:value-type="string">
            <text:p>(86) 99999-4194</text:p>
          </table:table-cell>
        </table:table-row>
        <table:table-row table:style-name="ro1">
          <table:table-cell office:value-type="string">
            <text:p>adamas christopher</text:p>
          </table:table-cell>
          <table:table-cell office:value-type="string">
            <text:p>Passagem Cajuí, 173 - Marambaia, Belém - PA, 66623-100, Brazil</text:p>
          </table:table-cell>
          <table:table-cell office:value-type="string">
            <text:p>(88) 99747-4017</text:p>
          </table:table-cell>
        </table:table-row>
        <table:table-row table:style-name="ro1">
          <table:table-cell office:value-type="string">
            <text:p>Brasucos - Fornecedor de Sucos de Cajú / Cajuína</text:p>
          </table:table-cell>
          <table:table-cell office:value-type="string">
            <text:p>Av. Odilon Araújo, 1226 - Cristo Rei, Teresina - PI, 64015-315, Brazil</text:p>
          </table:table-cell>
          <table:table-cell office:value-type="string">
            <text:p>(89) 99905-0246</text:p>
          </table:table-cell>
        </table:table-row>
        <table:table-row table:style-name="ro1">
          <table:table-cell office:value-type="string">
            <text:p>Michaelmar Pescados</text:p>
          </table:table-cell>
          <table:table-cell office:value-type="string">
            <text:p>Av. Duque de Caxias, 333 - Marco, Belém - PA, 66115-210, Brazil</text:p>
          </table:table-cell>
          <table:table-cell office:value-type="string">
            <text:p>(91) 98069-0220</text:p>
          </table:table-cell>
        </table:table-row>
        <table:table-row table:style-name="ro1">
          <table:table-cell office:value-type="string">
            <text:p>GRÃO da GENTE | VAREJO de SUPLEMENTOS A GRANEL (Ervas, grãos, cosméticos, essências, aromaterapia).</text:p>
          </table:table-cell>
          <table:table-cell office:value-type="string">
            <text:p>Em frente ao Safira Park - R. Alacid Nunes, 260 - Tenoné, Belém - PA, 66620-020, Brazil</text:p>
          </table:table-cell>
          <table:table-cell office:value-type="string">
            <text:p>(91) 98084-4881</text:p>
          </table:table-cell>
        </table:table-row>
        <table:table-row table:style-name="ro1">
          <table:table-cell office:value-type="string">
            <text:p>Cesar Confecções Varejo E Atacado</text:p>
          </table:table-cell>
          <table:table-cell office:value-type="string">
            <text:p>Praça Barão do Guajará, 2-68 - Campina, Belém - PA, 66019-030, Brazil</text:p>
          </table:table-cell>
          <table:table-cell office:value-type="string">
            <text:p>(91) 98101-3839</text:p>
          </table:table-cell>
        </table:table-row>
        <table:table-row table:style-name="ro1">
          <table:table-cell office:value-type="string">
            <text:p>Loja Atacadista</text:p>
          </table:table-cell>
          <table:table-cell office:value-type="string">
            <text:p>Tv. Campos Sales, 217 - Campina, Belém - PA, 66019-050, Brazil</text:p>
          </table:table-cell>
          <table:table-cell office:value-type="string">
            <text:p>(91) 98135-5955</text:p>
          </table:table-cell>
        </table:table-row>
        <table:table-row table:style-name="ro1">
          <table:table-cell office:value-type="string">
            <text:p>MALA 10 STORE</text:p>
          </table:table-cell>
          <table:table-cell office:value-type="string">
            <text:p>R. Péricles Guedes de Oliveira, 94 - Castanheira, Belém - PA, 66645-290, Brazil</text:p>
          </table:table-cell>
          <table:table-cell office:value-type="string">
            <text:p>(91) 98163-3608</text:p>
          </table:table-cell>
        </table:table-row>
        <table:table-row table:style-name="ro1">
          <table:table-cell office:value-type="string">
            <text:p>Doce Saudável</text:p>
          </table:table-cell>
          <table:table-cell office:value-type="string">
            <text:p>R. dos Timbiras, 1045 - Batista Campos, Belém - PA, 66033-329, Brazil</text:p>
          </table:table-cell>
          <table:table-cell office:value-type="string">
            <text:p>(91) 98167-6393</text:p>
          </table:table-cell>
        </table:table-row>
        <table:table-row table:style-name="ro1">
          <table:table-cell office:value-type="string">
            <text:p>Açaí É Tradição</text:p>
          </table:table-cell>
          <table:table-cell office:value-type="string">
            <text:p>anexo) ed Sandra - Av. Alcindo Cacela, 1160 - Umarizal, Belém - PA, 66065-267, Brazil</text:p>
          </table:table-cell>
          <table:table-cell office:value-type="string">
            <text:p>(91) 98177-5893</text:p>
          </table:table-cell>
        </table:table-row>
        <table:table-row table:style-name="ro1">
          <table:table-cell office:value-type="string">
            <text:p>Sensação Cachaça com Jambu</text:p>
          </table:table-cell>
          <table:table-cell office:value-type="string">
            <text:p>R. Aristides Lobo, 604 - Campina, Belém - PA, 66017-010, Brazil</text:p>
          </table:table-cell>
          <table:table-cell office:value-type="string">
            <text:p>(91) 98180-1794</text:p>
          </table:table-cell>
        </table:table-row>
        <table:table-row table:style-name="ro1">
          <table:table-cell office:value-type="string">
            <text:p>Carol atacado</text:p>
          </table:table-cell>
          <table:table-cell office:value-type="string">
            <text:p>Tv. Padre Eutíquio, 618 - Campina, Belém - PA, 66015-000, Brazil</text:p>
          </table:table-cell>
          <table:table-cell office:value-type="string">
            <text:p>(91) 98187-1457</text:p>
          </table:table-cell>
        </table:table-row>
        <table:table-row table:style-name="ro1">
          <table:table-cell office:value-type="string">
            <text:p>Dani Modas Atacado Belém</text:p>
          </table:table-cell>
          <table:table-cell office:value-type="string">
            <text:p>Rua Senador Manoel Barata571 Sala comercial 204 - Campina, Belém - PA, 66010-145, Brazil</text:p>
          </table:table-cell>
          <table:table-cell office:value-type="string">
            <text:p>(91) 98191-2216</text:p>
          </table:table-cell>
        </table:table-row>
        <table:table-row table:style-name="ro1">
          <table:table-cell office:value-type="string">
            <text:p>Rota Atacado &amp; Varejo</text:p>
          </table:table-cell>
          <table:table-cell office:value-type="string">
            <text:p>Tv. Padre Eutíquio, 110 - Campina, Belém - PA, 66013-090, Brazil</text:p>
          </table:table-cell>
          <table:table-cell office:value-type="string">
            <text:p>(91) 98223-3346</text:p>
          </table:table-cell>
        </table:table-row>
        <table:table-row table:style-name="ro1">
          <table:table-cell office:value-type="string">
            <text:p>Castilla Cristal</text:p>
          </table:table-cell>
          <table:table-cell office:value-type="string">
            <text:p>Rod. Des. Paulo Frota, 1400 - Benguí, Belém - PA, 66635-894 Benguí - Val-de-Cães, Belém - PA, 66635-894, Brazil</text:p>
          </table:table-cell>
          <table:table-cell office:value-type="string">
            <text:p>(91) 98235-5428</text:p>
          </table:table-cell>
        </table:table-row>
        <table:table-row table:style-name="ro1">
          <table:table-cell office:value-type="string">
            <text:p>Amazon Cristais</text:p>
          </table:table-cell>
          <table:table-cell office:value-type="string">
            <text:p>Dentro da loja bellabia - Av. Pedro Miranda, 1240 - Pedreira, Belém - PA, 66085-022, Brazil</text:p>
          </table:table-cell>
          <table:table-cell office:value-type="string">
            <text:p>(91) 98252-0653</text:p>
          </table:table-cell>
        </table:table-row>
        <table:table-row table:style-name="ro1">
          <table:table-cell office:value-type="string">
            <text:p>Florida Varejo e Atacado</text:p>
          </table:table-cell>
          <table:table-cell office:value-type="string">
            <text:p>Tv. Mauriti, 1561 - Pedreira, Belém - PA, 66080-650, Brazil</text:p>
          </table:table-cell>
          <table:table-cell office:value-type="string">
            <text:p>(91) 98272-2233</text:p>
          </table:table-cell>
        </table:table-row>
        <table:table-row table:style-name="ro1">
          <table:table-cell office:value-type="string">
            <text:p>Cachaça with Jambu Genuine</text:p>
          </table:table-cell>
          <table:table-cell office:value-type="string">
            <text:p>nº304 esquina com Aristides Lôbo - R. Pe. Prudêncio, 10 - Campina, Belém - PA, 66017-010, Brazil</text:p>
          </table:table-cell>
          <table:table-cell office:value-type="string">
            <text:p>(91) 98309-4575</text:p>
          </table:table-cell>
        </table:table-row>
        <table:table-row table:style-name="ro1">
          <table:table-cell office:value-type="string">
            <text:p>Lojinha do Solar</text:p>
          </table:table-cell>
          <table:table-cell office:value-type="string">
            <text:p>Passagem Cinco de Abril, casa 59 - Nazaré, Belém - PA, 66035-070, Brazil</text:p>
          </table:table-cell>
          <table:table-cell office:value-type="string">
            <text:p>(91) 98364-2400</text:p>
          </table:table-cell>
        </table:table-row>
        <table:table-row table:style-name="ro1">
          <table:table-cell office:value-type="string">
            <text:p>Nação Verde - Belém do Pará</text:p>
          </table:table-cell>
          <table:table-cell office:value-type="string">
            <text:p>R. Antônio Barreto, 418 - Umarizal, Belém - PA, 66055-050, Brazil</text:p>
          </table:table-cell>
          <table:table-cell office:value-type="string">
            <text:p>(91) 98404-3139</text:p>
          </table:table-cell>
        </table:table-row>
        <table:table-row table:style-name="ro1">
          <table:table-cell office:value-type="string">
            <text:p>Simple Organic Belém</text:p>
          </table:table-cell>
          <table:table-cell office:value-type="string">
            <text:p>Avenida Visconde de Souza Franco, 776 Boulevard Shopping Piso 03 - Quiosque 309 - Reduto, Belém - PA, 66053-000, Brazil</text:p>
          </table:table-cell>
          <table:table-cell office:value-type="string">
            <text:p>(91) 98450-5197</text:p>
          </table:table-cell>
        </table:table-row>
        <table:table-row table:style-name="ro1">
          <table:table-cell office:value-type="string">
            <text:p>Açaí no Ponto</text:p>
          </table:table-cell>
          <table:table-cell office:value-type="string">
            <text:p>Esquina com Roberto Camilie - R. Eng. Fernando Guilhon, 1190 - Cremação, Belém - PA, 66033-310, Brazil</text:p>
          </table:table-cell>
          <table:table-cell office:value-type="string">
            <text:p>(91) 98452-8313</text:p>
          </table:table-cell>
        </table:table-row>
        <table:table-row table:style-name="ro1">
          <table:table-cell office:value-type="string">
            <text:p>Ed. Cristal Corporate</text:p>
          </table:table-cell>
          <table:table-cell office:value-type="string">
            <text:p>Rod. Des. Paulo Frota, 1500 - Val-de-Cães, Belém - PA, 66635-894, Brazil</text:p>
          </table:table-cell>
          <table:table-cell office:value-type="string">
            <text:p>(91) 98479-0428</text:p>
          </table:table-cell>
        </table:table-row>
        <table:table-row table:style-name="ro1">
          <table:table-cell office:value-type="string">
            <text:p>Mercado Puro Natural</text:p>
          </table:table-cell>
          <table:table-cell office:value-type="string">
            <text:p>Av. Cmte. Brás de Aguiar, 800 - Nazaré, Belém - PA, 66035-415, Brazil</text:p>
          </table:table-cell>
          <table:table-cell office:value-type="string">
            <text:p>(91) 98497-4028</text:p>
          </table:table-cell>
        </table:table-row>
        <table:table-row table:style-name="ro1">
          <table:table-cell office:value-type="string">
            <text:p>Alter Caju Hostel</text:p>
          </table:table-cell>
          <table:table-cell office:value-type="string">
            <text:p>R. Prof. Juvêncio Navarro, 37 - Alter do chão, Santarém - PA, 68109-000, Brazil</text:p>
          </table:table-cell>
          <table:table-cell office:value-type="string">
            <text:p>(91) 98514-8528</text:p>
          </table:table-cell>
        </table:table-row>
        <table:table-row table:style-name="ro1">
          <table:table-cell office:value-type="string">
            <text:p>nutrição &amp; cia</text:p>
          </table:table-cell>
          <table:table-cell office:value-type="string">
            <text:p>Tv. Timbó, 853 - Pedreira, Belém - PA, 66087-127, Brazil</text:p>
          </table:table-cell>
          <table:table-cell office:value-type="string">
            <text:p>(91) 98574-7083</text:p>
          </table:table-cell>
        </table:table-row>
        <table:table-row table:style-name="ro1">
          <table:table-cell office:value-type="string">
            <text:p>Bolo de Cristal - Confeitaria Vegana</text:p>
          </table:table-cell>
          <table:table-cell office:value-type="string">
            <text:p>Tv. Rui Barbosa, 257 - Sala 6 - Reduto, Belém - PA, 66053-260, Brazil</text:p>
          </table:table-cell>
          <table:table-cell office:value-type="string">
            <text:p>(91) 98578-9441</text:p>
          </table:table-cell>
        </table:table-row>
        <table:table-row table:style-name="ro1">
          <table:table-cell office:value-type="string">
            <text:p>Belém Nuts Castanhas</text:p>
          </table:table-cell>
          <table:table-cell office:value-type="string">
            <text:p>Tv. Perebebuí, 1760 - Pedreira, Belém - PA, 66083-774, Brazil</text:p>
          </table:table-cell>
          <table:table-cell office:value-type="string">
            <text:p>(91) 98582-1302</text:p>
          </table:table-cell>
        </table:table-row>
        <table:table-row table:style-name="ro1">
          <table:table-cell office:value-type="string">
            <text:p>Essência Cristal</text:p>
          </table:table-cell>
          <table:table-cell office:value-type="string">
            <text:p>Passagem Pantanal, 9 - Curió-Utinga, Belém - PA, 66610-390, Brazil</text:p>
          </table:table-cell>
          <table:table-cell office:value-type="string">
            <text:p>(91) 98627-2426</text:p>
          </table:table-cell>
        </table:table-row>
        <table:table-row table:style-name="ro1">
          <table:table-cell office:value-type="string">
            <text:p>Cristal Mix - Hamburgueria e Boteco</text:p>
          </table:table-cell>
          <table:table-cell office:value-type="string">
            <text:p>Tv. Timbó, 1411 - Pedreira, Belém - PA, 66085-650, Brazil</text:p>
          </table:table-cell>
          <table:table-cell office:value-type="string">
            <text:p>(91) 98630-2522</text:p>
          </table:table-cell>
        </table:table-row>
        <table:table-row table:style-name="ro1">
          <table:table-cell office:value-type="string">
            <text:p>Éden Natural</text:p>
          </table:table-cell>
          <table:table-cell office:value-type="string">
            <text:p>Passagem Santa Cruz - Telégrafo, Belém - PA, 66113-100, Brazil</text:p>
          </table:table-cell>
          <table:table-cell office:value-type="string">
            <text:p>(91) 98637-5644</text:p>
          </table:table-cell>
        </table:table-row>
        <table:table-row table:style-name="ro1">
          <table:table-cell office:value-type="string">
            <text:p>Amazônia Artesanal - Loja de conservas Amazônicas e Café</text:p>
          </table:table-cell>
          <table:table-cell office:value-type="string">
            <text:p>R. Dr. Malcher, 23 - Cidade Velha, Belém - PA, 66020-250, Brazil</text:p>
          </table:table-cell>
          <table:table-cell office:value-type="string">
            <text:p>(91) 98705-0695</text:p>
          </table:table-cell>
        </table:table-row>
        <table:table-row table:style-name="ro1">
          <table:table-cell office:value-type="string">
            <text:p>Orgânicos do Bem</text:p>
          </table:table-cell>
          <table:table-cell office:value-type="string">
            <text:p>Passagem Lameira Bitencourt - Fátima, Belém - PA, 66060-290, Brazil</text:p>
          </table:table-cell>
          <table:table-cell office:value-type="string">
            <text:p>(91) 98747-9811</text:p>
          </table:table-cell>
        </table:table-row>
        <table:table-row table:style-name="ro1">
          <table:table-cell office:value-type="string">
            <text:p>Central do Camarão JM</text:p>
          </table:table-cell>
          <table:table-cell office:value-type="string">
            <text:p>Passagem Rui Barbosa - Terra Firme, Belém - PA, 66077-590, Brazil</text:p>
          </table:table-cell>
          <table:table-cell office:value-type="string">
            <text:p>(91) 98827-8155</text:p>
          </table:table-cell>
        </table:table-row>
        <table:table-row table:style-name="ro1">
          <table:table-cell office:value-type="string">
            <text:p>Bella Ricca Atacado EIRELI</text:p>
          </table:table-cell>
          <table:table-cell office:value-type="string">
            <text:p>Av. Tavares Bastos, 1518 - Marambaia, Belém - PA, 66615-005, Brazil</text:p>
          </table:table-cell>
          <table:table-cell office:value-type="string">
            <text:p>(91) 98838-7407</text:p>
          </table:table-cell>
        </table:table-row>
        <table:table-row table:style-name="ro1">
          <table:table-cell office:value-type="string">
            <text:p>Brasil Alimentos</text:p>
          </table:table-cell>
          <table:table-cell office:value-type="string">
            <text:p>Tv. Francisco Monteiro, 260 - loja F - Canudos, Belém - PA, 66070-604, Brazil</text:p>
          </table:table-cell>
          <table:table-cell office:value-type="string">
            <text:p>(91) 98844-1708</text:p>
          </table:table-cell>
        </table:table-row>
        <table:table-row table:style-name="ro1">
          <table:table-cell office:value-type="string">
            <text:p>Brasnut - Usina e Comércio de Castanhas</text:p>
          </table:table-cell>
          <table:table-cell office:value-type="string">
            <text:p>Tv. Francisco Monteiro, 260 - loja F - Canudos, Belém - PA, 66070-604, Brazil</text:p>
          </table:table-cell>
          <table:table-cell office:value-type="string">
            <text:p>(91) 98863-0901</text:p>
          </table:table-cell>
        </table:table-row>
        <table:table-row table:style-name="ro1">
          <table:table-cell office:value-type="string">
            <text:p>Orgânia | Produtos Orgânicos em Belém do Pará</text:p>
          </table:table-cell>
          <table:table-cell office:value-type="string">
            <text:p>Av. Alm. Tamandaré, 240 - Cidade Velha, Belém - PA, 66020-000, Brazil</text:p>
          </table:table-cell>
          <table:table-cell office:value-type="string">
            <text:p>(91) 98867-4502</text:p>
          </table:table-cell>
        </table:table-row>
        <table:table-row table:style-name="ro1">
          <table:table-cell office:value-type="string">
            <text:p>Loja Real Fashion</text:p>
          </table:table-cell>
          <table:table-cell office:value-type="string">
            <text:p>R. 6, 411 - Maracangalha, Belém - PA, 66110-100, Brazil</text:p>
          </table:table-cell>
          <table:table-cell office:value-type="string">
            <text:p>(91) 98909-1067</text:p>
          </table:table-cell>
        </table:table-row>
        <table:table-row table:style-name="ro1">
          <table:table-cell office:value-type="string">
            <text:p>Barraca | Paraíso da Castanha</text:p>
          </table:table-cell>
          <table:table-cell office:value-type="string">
            <text:p>Boulevard Castilho França - Tv. Frutuoso Guimarães, S/Nº - Campina, Belém - PA, 66010-020, Brazil</text:p>
          </table:table-cell>
          <table:table-cell office:value-type="string">
            <text:p>(91) 98918-7080</text:p>
          </table:table-cell>
        </table:table-row>
        <table:table-row table:style-name="ro1">
          <table:table-cell office:value-type="string">
            <text:p>IRIS CONFECÇÕES ATACADO E VAREJO</text:p>
          </table:table-cell>
          <table:table-cell office:value-type="string">
            <text:p>Tv. Padre Eutíquio, 591 - Campina, Belém - PA, 66015-000, Brazil</text:p>
          </table:table-cell>
          <table:table-cell office:value-type="string">
            <text:p>(91) 98920-2058</text:p>
          </table:table-cell>
        </table:table-row>
        <table:table-row table:style-name="ro1">
          <table:table-cell office:value-type="string">
            <text:p>Distribuidora Dona LLí</text:p>
          </table:table-cell>
          <table:table-cell office:value-type="string">
            <text:p>Av. João Paulo II, n° 1126 - Marco, Belém - PA, 66095-493, Brazil</text:p>
          </table:table-cell>
          <table:table-cell office:value-type="string">
            <text:p>(91) 98934-7031</text:p>
          </table:table-cell>
        </table:table-row>
        <table:table-row table:style-name="ro1">
          <table:table-cell office:value-type="string">
            <text:p>Peixaria Mancha - Unidade Tavares Bastos</text:p>
          </table:table-cell>
          <table:table-cell office:value-type="string">
            <text:p>R. da Mata, 05 - Marambaia, Belém - PA, 66623-710, Brazil</text:p>
          </table:table-cell>
          <table:table-cell office:value-type="string">
            <text:p>(91) 98937-9978</text:p>
          </table:table-cell>
        </table:table-row>
        <table:table-row table:style-name="ro1">
          <table:table-cell office:value-type="string">
            <text:p>Amazon Nature</text:p>
          </table:table-cell>
          <table:table-cell office:value-type="string">
            <text:p>R. São pedro Fim da linha do ônibus - R. Sideral - Coqueiro, Belém - PA, 67000-001, Brazil</text:p>
          </table:table-cell>
          <table:table-cell office:value-type="string">
            <text:p>(91) 98958-9366</text:p>
          </table:table-cell>
        </table:table-row>
        <table:table-row table:style-name="ro1">
          <table:table-cell office:value-type="string">
            <text:p>Amazon Nature</text:p>
          </table:table-cell>
          <table:table-cell office:value-type="string">
            <text:p>Tv. Quatorze, 1 - Mangueirão, Belém - PA, 66640-210, Brazil</text:p>
          </table:table-cell>
          <table:table-cell office:value-type="string">
            <text:p>(91) 98958-9366</text:p>
          </table:table-cell>
        </table:table-row>
        <table:table-row table:style-name="ro1">
          <table:table-cell office:value-type="string">
            <text:p>Reis das castanhas</text:p>
          </table:table-cell>
          <table:table-cell office:value-type="string">
            <text:p>Conjunto Maria Helena Coutinho - R. SN 11, Quadra 16 - Tenoné, Belém - PA, 66820-763, Brazil</text:p>
          </table:table-cell>
          <table:table-cell office:value-type="string">
            <text:p>(91) 99119-9540</text:p>
          </table:table-cell>
        </table:table-row>
        <table:table-row table:style-name="ro1">
          <table:table-cell office:value-type="string">
            <text:p>S&amp;M Ativos Naturais</text:p>
          </table:table-cell>
          <table:table-cell office:value-type="string">
            <text:p>R. dos Tamôios, 1345 - Diamantino, Santarém - PA, 68020-582, Brazil</text:p>
          </table:table-cell>
          <table:table-cell office:value-type="string">
            <text:p>(91) 99122-2227</text:p>
          </table:table-cell>
        </table:table-row>
        <table:table-row table:style-name="ro1">
          <table:table-cell office:value-type="string">
            <text:p>Cristal piscinas</text:p>
          </table:table-cell>
          <table:table-cell office:value-type="string">
            <text:p>R. Leopoldo Machado, 938 - Jesus de Nazaré, Macapá - AP, 68908-120, Brazil</text:p>
          </table:table-cell>
          <table:table-cell office:value-type="string">
            <text:p>(91) 99128-9027</text:p>
          </table:table-cell>
        </table:table-row>
        <table:table-row table:style-name="ro1">
          <table:table-cell office:value-type="string">
            <text:p>Doceria Casa Charlotte Belém</text:p>
          </table:table-cell>
          <table:table-cell office:value-type="string">
            <text:p>Av. Conselheiro Furtado, 536 - Batista Campos, Belém - PA, 66025-160, Brazil</text:p>
          </table:table-cell>
          <table:table-cell office:value-type="string">
            <text:p>(91) 99143-0290</text:p>
          </table:table-cell>
        </table:table-row>
        <table:table-row table:style-name="ro1">
          <table:table-cell office:value-type="string">
            <text:p>Kennedy Mariscos -e Delivery</text:p>
          </table:table-cell>
          <table:table-cell office:value-type="string">
            <text:p>Av. Rômulo Maiorana, 231 - São Brás, Belém - PA, 66093-635, Brazil</text:p>
          </table:table-cell>
          <table:table-cell office:value-type="string">
            <text:p>(91) 99149-0061</text:p>
          </table:table-cell>
        </table:table-row>
        <table:table-row table:style-name="ro1">
          <table:table-cell office:value-type="string">
            <text:p>Hiho Doces - Bombons Regionais</text:p>
          </table:table-cell>
          <table:table-cell office:value-type="string">
            <text:p>Travessa Estrella 3007 Entre Av Almirante Barroso - Av. João Paulo II, e - Marco, Belém - PA, 66080-471, Brazil</text:p>
          </table:table-cell>
          <table:table-cell office:value-type="string">
            <text:p>(91) 99152-0239</text:p>
          </table:table-cell>
        </table:table-row>
        <table:table-row table:style-name="ro1">
          <table:table-cell office:value-type="string">
            <text:p>Varejão das Frutas</text:p>
          </table:table-cell>
          <table:table-cell office:value-type="string">
            <text:p>Av. Rômulo Maiorana, 1899 - Marco, Belém - PA, 66093-635, Brazil</text:p>
          </table:table-cell>
          <table:table-cell office:value-type="string">
            <text:p>(91) 99206-2323</text:p>
          </table:table-cell>
        </table:table-row>
        <table:table-row table:style-name="ro1">
          <table:table-cell office:value-type="string">
            <text:p>Tok Leve Atacado E Varejo</text:p>
          </table:table-cell>
          <table:table-cell office:value-type="string">
            <text:p>R. Treze de Maio, 273 - Campina, Belém - PA, 66013-080, Brazil</text:p>
          </table:table-cell>
          <table:table-cell office:value-type="string">
            <text:p>(91) 99218-0609</text:p>
          </table:table-cell>
        </table:table-row>
        <table:table-row table:style-name="ro1">
          <table:table-cell office:value-type="string">
            <text:p>Castanha Florense</text:p>
          </table:table-cell>
          <table:table-cell office:value-type="string">
            <text:p>Estr. da Maracacuera, 15 - Maracacuera, Belém - PA, 66815-140, Brazil</text:p>
          </table:table-cell>
          <table:table-cell office:value-type="string">
            <text:p>(91) 99265-7720</text:p>
          </table:table-cell>
        </table:table-row>
        <table:table-row table:style-name="ro1">
          <table:table-cell office:value-type="string">
            <text:p>Iraê Castanhas E Doces</text:p>
          </table:table-cell>
          <table:table-cell office:value-type="string">
            <text:p>Castanheira Shopping Center - 1° Piso - Castanheira, Belém - PA, 66645-001, Brazil</text:p>
          </table:table-cell>
          <table:table-cell office:value-type="string">
            <text:p>(91) 99296-3364</text:p>
          </table:table-cell>
        </table:table-row>
        <table:table-row table:style-name="ro1">
          <table:table-cell office:value-type="string">
            <text:p>Divina Terra Belém</text:p>
          </table:table-cell>
          <table:table-cell office:value-type="string">
            <text:p>Av. Gov. José Malcher, 2388 - São Brás, Belém - PA, 66060-232, Brazil</text:p>
          </table:table-cell>
          <table:table-cell office:value-type="string">
            <text:p>(91) 99310-9900</text:p>
          </table:table-cell>
        </table:table-row>
        <table:table-row table:style-name="ro1">
          <table:table-cell office:value-type="string">
            <text:p>Roupas no Atacado</text:p>
          </table:table-cell>
          <table:table-cell office:value-type="string">
            <text:p>R. Treze de Maio, 424 - Campina, Belém - PA, 66019-020, Brazil</text:p>
          </table:table-cell>
          <table:table-cell office:value-type="string">
            <text:p>(91) 99329-8849</text:p>
          </table:table-cell>
        </table:table-row>
        <table:table-row table:style-name="ro1">
          <table:table-cell office:value-type="string">
            <text:p>Loja Multinutritiva - Produtos Naturais</text:p>
          </table:table-cell>
          <table:table-cell office:value-type="string">
            <text:p>Avenida Pedro Álvares Cabral, 3660-A Passando a - Ao lado da Extra Farma - Passagem São Benedito - Sacramenta, Belém - PA, 66120-620, Brazil</text:p>
          </table:table-cell>
          <table:table-cell office:value-type="string">
            <text:p>(91) 99333-8464</text:p>
          </table:table-cell>
        </table:table-row>
        <table:table-row table:style-name="ro1">
          <table:table-cell office:value-type="string">
            <text:p>Primers empório Belém</text:p>
          </table:table-cell>
          <table:table-cell office:value-type="string">
            <text:p>R. Cônego Jerônimo Pimentel, 735 - Umarizal, Belém - PA, 66055-000, Brazil</text:p>
          </table:table-cell>
          <table:table-cell office:value-type="string">
            <text:p>(91) 99353-9195</text:p>
          </table:table-cell>
        </table:table-row>
        <table:table-row table:style-name="ro1">
          <table:table-cell office:value-type="string">
            <text:p>Cristal Studio Hair</text:p>
          </table:table-cell>
          <table:table-cell office:value-type="string">
            <text:p>R. dos Mundurucus, 2452 - Batista Campos, Belém - PA, 66035-360, Brazil</text:p>
          </table:table-cell>
          <table:table-cell office:value-type="string">
            <text:p>(91) 99354-5482</text:p>
          </table:table-cell>
        </table:table-row>
        <table:table-row table:style-name="ro1">
          <table:table-cell office:value-type="string">
            <text:p>Ed. Arte Cristal</text:p>
          </table:table-cell>
          <table:table-cell office:value-type="string">
            <text:p>Av. Tavares Bastos, 836 - Marambaia, Belém - PA, 66615-006, Brazil</text:p>
          </table:table-cell>
          <table:table-cell office:value-type="string">
            <text:p>(91) 99385-2100</text:p>
          </table:table-cell>
        </table:table-row>
        <table:table-row table:style-name="ro1">
          <table:table-cell office:value-type="string">
            <text:p>Loja de Produtos Naturais em Belém - O Naturalista</text:p>
          </table:table-cell>
          <table:table-cell office:value-type="string">
            <text:p>Blvd. Castilhos França, 168 - Campina, Belém - PA, 66013-030, Brazil</text:p>
          </table:table-cell>
          <table:table-cell office:value-type="string">
            <text:p>(91) 99638-9493</text:p>
          </table:table-cell>
        </table:table-row>
        <table:table-row table:style-name="ro1">
          <table:table-cell office:value-type="string">
            <text:p>Vidraçaria Cristal</text:p>
          </table:table-cell>
          <table:table-cell office:value-type="string">
            <text:p>R. Silva Castro, 452 - Guamá, Belém - PA, 66063-540, Brazil</text:p>
          </table:table-cell>
          <table:table-cell office:value-type="string">
            <text:p>(91) 99815-1176</text:p>
          </table:table-cell>
        </table:table-row>
        <table:table-row table:style-name="ro1">
          <table:table-cell office:value-type="string">
            <text:p>Nação Verde - Manaus</text:p>
          </table:table-cell>
          <table:table-cell office:value-type="string">
            <text:p>R. Padre José de Anchieta, 2170 - Dom Pedro, Manaus - AM, 69040-150, Brazil</text:p>
          </table:table-cell>
          <table:table-cell office:value-type="string">
            <text:p>(91) 99837-0919</text:p>
          </table:table-cell>
        </table:table-row>
        <table:table-row table:style-name="ro1">
          <table:table-cell office:value-type="string">
            <text:p>Castanha da Nivea</text:p>
          </table:table-cell>
          <table:table-cell office:value-type="string">
            <text:p>Fair 25 - Av. Rômulo Maiorana, S/N - Marco, Belém - PA, 66093-635, Brazil</text:p>
          </table:table-cell>
          <table:table-cell office:value-type="string">
            <text:p>(91) 99977-4085</text:p>
          </table:table-cell>
        </table:table-row>
        <table:table-row table:style-name="ro1">
          <table:table-cell office:value-type="string">
            <text:p>Puesto de banana el venezolano</text:p>
          </table:table-cell>
          <table:table-cell office:value-type="string">
            <text:p>R. Itoliana, 390 - Compensa,-3,0898989, -60,0576891 - Compensa, Manaus - AM, 69037, Brazil</text:p>
          </table:table-cell>
          <table:table-cell office:value-type="string">
            <text:p>(92) 98108-4799</text:p>
          </table:table-cell>
        </table:table-row>
        <table:table-row table:style-name="ro1">
          <table:table-cell office:value-type="string">
            <text:p>Emporio da castanha</text:p>
          </table:table-cell>
          <table:table-cell office:value-type="string">
            <text:p>Rua dos bares - R. Cel. Sérgio Pessoa, 170 - Centro, Manaus - AM, 69005-020, Brazil</text:p>
          </table:table-cell>
          <table:table-cell office:value-type="string">
            <text:p>(92) 98109-3579</text:p>
          </table:table-cell>
        </table:table-row>
        <table:table-row table:style-name="ro1">
          <table:table-cell office:value-type="string">
            <text:p>Empório Manaus - Espaço Verde &amp; Grãos</text:p>
          </table:table-cell>
          <table:table-cell office:value-type="string">
            <text:p>Rua: Argentina 372 Parque das Nações - Flores, Manaus - AM, 69028-230, Brazil</text:p>
          </table:table-cell>
          <table:table-cell office:value-type="string">
            <text:p>(92) 98157-5869</text:p>
          </table:table-cell>
        </table:table-row>
        <table:table-row table:style-name="ro1">
          <table:table-cell office:value-type="string">
            <text:p>Delícias Manauara | Bombons Regionais de Cupuaçu e Castanha</text:p>
          </table:table-cell>
          <table:table-cell office:value-type="string">
            <text:p>R. Castro Alves, 315 - Aleixo, Manaus - AM, 69060-040, Brazil</text:p>
          </table:table-cell>
          <table:table-cell office:value-type="string">
            <text:p>(92) 98160-9474</text:p>
          </table:table-cell>
        </table:table-row>
        <table:table-row table:style-name="ro1">
          <table:table-cell office:value-type="string">
            <text:p>Cafe Regional Tucumã Manaus</text:p>
          </table:table-cell>
          <table:table-cell office:value-type="string">
            <text:p>Rua Vinca - Crespo, Manaus - AM, 69073-180, Brazil</text:p>
          </table:table-cell>
          <table:table-cell office:value-type="string">
            <text:p>(92) 98162-4052</text:p>
          </table:table-cell>
        </table:table-row>
        <table:table-row table:style-name="ro1">
          <table:table-cell office:value-type="string">
            <text:p>Banana &amp; Cia</text:p>
          </table:table-cell>
          <table:table-cell office:value-type="string">
            <text:p>Av. Margarita, 2382 - Cidade Nova, Manaus - AM, 69097-305, Brazil</text:p>
          </table:table-cell>
          <table:table-cell office:value-type="string">
            <text:p>(92) 98183-1172</text:p>
          </table:table-cell>
        </table:table-row>
        <table:table-row table:style-name="ro1">
          <table:table-cell office:value-type="string">
            <text:p>Sabor da Amazônia - Balas Regionais</text:p>
          </table:table-cell>
          <table:table-cell office:value-type="string">
            <text:p>Cidade Nova, Manaus - AM, 69095-636, Brazil</text:p>
          </table:table-cell>
          <table:table-cell office:value-type="string">
            <text:p>(92) 98191-8603</text:p>
          </table:table-cell>
        </table:table-row>
        <table:table-row table:style-name="ro1">
          <table:table-cell office:value-type="string">
            <text:p>Loja Noz House</text:p>
          </table:table-cell>
          <table:table-cell office:value-type="string">
            <text:p>Av. do Turismo, 14370 - Tarumã, Manaus - AM, 69041-010, Brazil</text:p>
          </table:table-cell>
          <table:table-cell office:value-type="string">
            <text:p>(92) 98203-0606</text:p>
          </table:table-cell>
        </table:table-row>
        <table:table-row table:style-name="ro1">
          <table:table-cell office:value-type="string">
            <text:p>Empório Grãos e Saúde</text:p>
          </table:table-cell>
          <table:table-cell office:value-type="string">
            <text:p>R. Havana, 264 - quadra 247 - Cidade Nova, Manaus - AM, 69097-225, Brazil</text:p>
          </table:table-cell>
          <table:table-cell office:value-type="string">
            <text:p>(92) 98217-1789</text:p>
          </table:table-cell>
        </table:table-row>
        <table:table-row table:style-name="ro1">
          <table:table-cell office:value-type="string">
            <text:p>Divina Terra Manaus</text:p>
          </table:table-cell>
          <table:table-cell office:value-type="string">
            <text:p>Av. Djalma Batista, 935 - São Geraldo, Manaus - AM, 69053-355, Brazil</text:p>
          </table:table-cell>
          <table:table-cell office:value-type="string">
            <text:p>(92) 98255-3001</text:p>
          </table:table-cell>
        </table:table-row>
        <table:table-row table:style-name="ro1">
          <table:table-cell office:value-type="string">
            <text:p>Empório Flora Pura - Produtos naturais</text:p>
          </table:table-cell>
          <table:table-cell office:value-type="string">
            <text:p>Amazonas Shopping Center - Av. Djalma Batista, 482 - 1° andar - Chapada, Manaus - AM, 69050-010, Brazil</text:p>
          </table:table-cell>
          <table:table-cell office:value-type="string">
            <text:p>(92) 98411-4559</text:p>
          </table:table-cell>
        </table:table-row>
        <table:table-row table:style-name="ro1">
          <table:table-cell office:value-type="string">
            <text:p>Atacadão Manaós</text:p>
          </table:table-cell>
          <table:table-cell office:value-type="string">
            <text:p>Rua Leovegildo Coêlho, 140 - Centro, Manaus - AM, 69005-180, Brazil</text:p>
          </table:table-cell>
          <table:table-cell office:value-type="string">
            <text:p>(92) 98415-7991</text:p>
          </table:table-cell>
        </table:table-row>
        <table:table-row table:style-name="ro1">
          <table:table-cell office:value-type="string">
            <text:p>Sabores do Campo Empório Produtos Regionais da Amazônia</text:p>
          </table:table-cell>
          <table:table-cell office:value-type="string">
            <text:p>Rua Nova Prata, 98 - Nossa Sra. das Gracas, Manaus - AM, 69053-010, Brazil</text:p>
          </table:table-cell>
          <table:table-cell office:value-type="string">
            <text:p>(92) 98417-4547</text:p>
          </table:table-cell>
        </table:table-row>
        <table:table-row table:style-name="ro1">
          <table:table-cell office:value-type="string">
            <text:p>Camarão Manaus</text:p>
          </table:table-cell>
          <table:table-cell office:value-type="string">
            <text:p>R. Girassol - Lírio do Vale, Manaus - AM, 69038-000, Brazil</text:p>
          </table:table-cell>
          <table:table-cell office:value-type="string">
            <text:p>(92) 98435-3590</text:p>
          </table:table-cell>
        </table:table-row>
        <table:table-row table:style-name="ro1">
          <table:table-cell office:value-type="string">
            <text:p>EMPÓRIO DEMASI - QUIOSQUE MILLENIUM SHOPPING</text:p>
          </table:table-cell>
          <table:table-cell office:value-type="string">
            <text:p>Av. Djalma Batista, 1661 - Chapada, Manaus - AM, 69050-010, Brazil</text:p>
          </table:table-cell>
          <table:table-cell office:value-type="string">
            <text:p>(92) 98443-3955</text:p>
          </table:table-cell>
        </table:table-row>
        <table:table-row table:style-name="ro1">
          <table:table-cell office:value-type="string">
            <text:p>92Box - Estética Automotiva (Cristal Tower)</text:p>
          </table:table-cell>
          <table:table-cell office:value-type="string">
            <text:p>Avenida Umberto Calderaro Filho, 455 Cristal Tower - Estacionamento - S2 - Adrianópolis, Manaus - AM, 69057-015, Brazil</text:p>
          </table:table-cell>
          <table:table-cell office:value-type="string">
            <text:p>(92) 98451-8552</text:p>
          </table:table-cell>
        </table:table-row>
        <table:table-row table:style-name="ro1">
          <table:table-cell office:value-type="string">
            <text:p>Bacozon Galeria Cristal</text:p>
          </table:table-cell>
          <table:table-cell office:value-type="string">
            <text:p>Av. Umberto Calderaro - Adrianópolis, Manaus - AM, 69057-015, Brazil</text:p>
          </table:table-cell>
          <table:table-cell office:value-type="string">
            <text:p>(92) 98452-6918</text:p>
          </table:table-cell>
        </table:table-row>
        <table:table-row table:style-name="ro1">
          <table:table-cell office:value-type="string">
            <text:p>Emporio do Parente</text:p>
          </table:table-cell>
          <table:table-cell office:value-type="string">
            <text:p>R. Cedro-Branco, 47 - Cidade Nova, Manaus - AM, 69098-419, Brazil</text:p>
          </table:table-cell>
          <table:table-cell office:value-type="string">
            <text:p>(92) 98455-1076</text:p>
          </table:table-cell>
        </table:table-row>
        <table:table-row table:style-name="ro1">
          <table:table-cell office:value-type="string">
            <text:p>Grains Brazil</text:p>
          </table:table-cell>
          <table:table-cell office:value-type="string">
            <text:p>Dentro do Salmo 91 - Av. Torquato Tapajós, n° 1052 - Flores, Manaus - AM, 69058-830, Brazil</text:p>
          </table:table-cell>
          <table:table-cell office:value-type="string">
            <text:p>(92) 98459-3453</text:p>
          </table:table-cell>
        </table:table-row>
        <table:table-row table:style-name="ro1">
          <table:table-cell office:value-type="string">
            <text:p>Empório P10</text:p>
          </table:table-cell>
          <table:table-cell office:value-type="string">
            <text:p>Av. Ivanete Machado, 940 - Sala 02 - Parque Dez de Novembro, Manaus - AM, 69055-750, Brazil</text:p>
          </table:table-cell>
          <table:table-cell office:value-type="string">
            <text:p>(92) 98462-2218</text:p>
          </table:table-cell>
        </table:table-row>
        <table:table-row table:style-name="ro1">
          <table:table-cell office:value-type="string">
            <text:p>Banca da Japonesa - Ervas e plantas medicinais</text:p>
          </table:table-cell>
          <table:table-cell office:value-type="string">
            <text:p>Banca da Japonesa, Mercado Mun. Adolpho Lisboa - Av. Lourenço da Silva Braga, box 15, 21, 23,24 - Centro, Manaus - AM, 69005-020, Brazil</text:p>
          </table:table-cell>
          <table:table-cell office:value-type="string">
            <text:p>(92) 98464-8348</text:p>
          </table:table-cell>
        </table:table-row>
        <table:table-row table:style-name="ro1">
          <table:table-cell office:value-type="string">
            <text:p>La Mari confeitaria</text:p>
          </table:table-cell>
          <table:table-cell office:value-type="string">
            <text:p>R. Itarumao, 15 - Novo Aleixo, Manaus - AM, 69098-216, Brazil</text:p>
          </table:table-cell>
          <table:table-cell office:value-type="string">
            <text:p>(92) 98469-2533</text:p>
          </table:table-cell>
        </table:table-row>
        <table:table-row table:style-name="ro1">
          <table:table-cell office:value-type="string">
            <text:p>F7 Pescados Amazonas</text:p>
          </table:table-cell>
          <table:table-cell office:value-type="string">
            <text:p>Rua ilidio Lopes 88 Bairro japiim 1 - Japiim, Manaus - AM, 69078-530, Brazil</text:p>
          </table:table-cell>
          <table:table-cell office:value-type="string">
            <text:p>(92) 98491-6593</text:p>
          </table:table-cell>
        </table:table-row>
        <table:table-row table:style-name="ro1">
          <table:table-cell office:value-type="string">
            <text:p>Tambaqui de Banda</text:p>
          </table:table-cell>
          <table:table-cell office:value-type="string">
            <text:p>R. José Clemente, 596 - Centro, Manaus - AM, 69010-070, Brazil</text:p>
          </table:table-cell>
          <table:table-cell office:value-type="string">
            <text:p>(92) 98554-9513</text:p>
          </table:table-cell>
        </table:table-row>
        <table:table-row table:style-name="ro1">
          <table:table-cell office:value-type="string">
            <text:p>Empório Life a Granel</text:p>
          </table:table-cell>
          <table:table-cell office:value-type="string">
            <text:p>avenida topázio - Av. Turmalina, 550 - Tancredo Neves, Manaus - AM, 69087-148, Brazil</text:p>
          </table:table-cell>
          <table:table-cell office:value-type="string">
            <text:p>(92) 98598-7525</text:p>
          </table:table-cell>
        </table:table-row>
        <table:table-row table:style-name="ro1">
          <table:table-cell office:value-type="string">
            <text:p>dr doces &amp; derivados</text:p>
          </table:table-cell>
          <table:table-cell office:value-type="string">
            <text:p>Tv. Tanzânia, 113 - Pres. Vargas, Manaus - AM, 69025-370, Brazil</text:p>
          </table:table-cell>
          <table:table-cell office:value-type="string">
            <text:p>(92) 98613-9380</text:p>
          </table:table-cell>
        </table:table-row>
        <table:table-row table:style-name="ro1">
          <table:table-cell office:value-type="string">
            <text:p>Arte di Latte</text:p>
          </table:table-cell>
          <table:table-cell office:value-type="string">
            <text:p>Av. Coronel Teixeira, 5705 - Compensa, Manaus - AM, 69037-000, Brazil</text:p>
          </table:table-cell>
          <table:table-cell office:value-type="string">
            <text:p>(92) 98625-3702</text:p>
          </table:table-cell>
        </table:table-row>
        <table:table-row table:style-name="ro1">
          <table:table-cell office:value-type="string">
            <text:p>Whey Nature Mercado Saudável</text:p>
          </table:table-cell>
          <table:table-cell office:value-type="string">
            <text:p>R. Rio Mar, 497 - Nossa Sra. das Graças, Manaus - AM, 69053-120, Brazil</text:p>
          </table:table-cell>
          <table:table-cell office:value-type="string">
            <text:p>(92) 98641-4616</text:p>
          </table:table-cell>
        </table:table-row>
        <table:table-row table:style-name="ro1">
          <table:table-cell office:value-type="string">
            <text:p>Empório de Produtos Naturais Mundo do Cereal - Manaus</text:p>
          </table:table-cell>
          <table:table-cell office:value-type="string">
            <text:p>Av. Francisco Queiroz, 35A - Cidade Nova, Manaus - AM, 69090-741, Brazil</text:p>
          </table:table-cell>
          <table:table-cell office:value-type="string">
            <text:p>(92) 98821-1369</text:p>
          </table:table-cell>
        </table:table-row>
        <table:table-row table:style-name="ro1">
          <table:table-cell office:value-type="string">
            <text:p>Onisafra</text:p>
          </table:table-cell>
          <table:table-cell office:value-type="string">
            <text:p>Av. André Araújo, 1555 - Aleixo, Manaus - AM, 69055-010, Brazil</text:p>
          </table:table-cell>
          <table:table-cell office:value-type="string">
            <text:p>(92) 98856-1571</text:p>
          </table:table-cell>
        </table:table-row>
        <table:table-row table:style-name="ro1">
          <table:table-cell office:value-type="string">
            <text:p>Empório Recanto Dos Grãos</text:p>
          </table:table-cell>
          <table:table-cell office:value-type="string">
            <text:p>Av. Tancredo Neves, 620 - Parque 10 de Novembro, Manaus - AM, 69054-040, Brazil</text:p>
          </table:table-cell>
          <table:table-cell office:value-type="string">
            <text:p>(92) 98861-0842</text:p>
          </table:table-cell>
        </table:table-row>
        <table:table-row table:style-name="ro1">
          <table:table-cell office:value-type="string">
            <text:p>Emporium Sempre Saudável</text:p>
          </table:table-cell>
          <table:table-cell office:value-type="string">
            <text:p>R. Manoel Marques de Souza, 238 - Parque Dez de Novembro, Manaus - AM, 69055-240, Brazil</text:p>
          </table:table-cell>
          <table:table-cell office:value-type="string">
            <text:p>(92) 99104-9753</text:p>
          </table:table-cell>
        </table:table-row>
        <table:table-row table:style-name="ro1">
          <table:table-cell office:value-type="string">
            <text:p>CRISTAL CELL Atacado e Acessórios LOJA DE CELULAR</text:p>
          </table:table-cell>
          <table:table-cell office:value-type="string">
            <text:p>R. Dr. Castro e Costa - Petrópolis, Manaus - AM, 69067-140, Brazil</text:p>
          </table:table-cell>
          <table:table-cell office:value-type="string">
            <text:p>(92) 99111-2106</text:p>
          </table:table-cell>
        </table:table-row>
        <table:table-row table:style-name="ro1">
          <table:table-cell office:value-type="string">
            <text:p>Empório Oriental</text:p>
          </table:table-cell>
          <table:table-cell office:value-type="string">
            <text:p>Av. Prof. Nilton Lins, 219 - Flores, Manaus - AM, 69058-030, Brazil</text:p>
          </table:table-cell>
          <table:table-cell office:value-type="string">
            <text:p>(92) 99136-0102</text:p>
          </table:table-cell>
        </table:table-row>
        <table:table-row table:style-name="ro1">
          <table:table-cell office:value-type="string">
            <text:p>Fireboy</text:p>
          </table:table-cell>
          <table:table-cell office:value-type="string">
            <text:p>R. Castanho, 51 - São José Operário, Manaus - AM, 69055-110, Brazil</text:p>
          </table:table-cell>
          <table:table-cell office:value-type="string">
            <text:p>(92) 99142-2462</text:p>
          </table:table-cell>
        </table:table-row>
        <table:table-row table:style-name="ro1">
          <table:table-cell office:value-type="string">
            <text:p>Cristal Poços Artesianos LTDA</text:p>
          </table:table-cell>
          <table:table-cell office:value-type="string">
            <text:p>R. Severiano Nunes, 196 - Aleixo, Manaus - AM, 69060-660, Brazil</text:p>
          </table:table-cell>
          <table:table-cell office:value-type="string">
            <text:p>(92) 99145-5774</text:p>
          </table:table-cell>
        </table:table-row>
        <table:table-row table:style-name="ro1">
          <table:table-cell office:value-type="string">
            <text:p>Empório Di Grano Adrianópolis</text:p>
          </table:table-cell>
          <table:table-cell office:value-type="string">
            <text:p>Av. Umberto Calderaro, 1061 - Loja 1 - Adrianópolis, Manaus - AM, 69057-015, Brazil</text:p>
          </table:table-cell>
          <table:table-cell office:value-type="string">
            <text:p>(92) 99190-7778</text:p>
          </table:table-cell>
        </table:table-row>
        <table:table-row table:style-name="ro1">
          <table:table-cell office:value-type="string">
            <text:p>Empório Di Grano Djalma Batista</text:p>
          </table:table-cell>
          <table:table-cell office:value-type="string">
            <text:p>Av. Djalma Batista, 3333 - Chapada, Manaus - AM, 69050-010, Brazil</text:p>
          </table:table-cell>
          <table:table-cell office:value-type="string">
            <text:p>(92) 99190-7778</text:p>
          </table:table-cell>
        </table:table-row>
        <table:table-row table:style-name="ro1">
          <table:table-cell office:value-type="string">
            <text:p>Anne's Pastelaria</text:p>
          </table:table-cell>
          <table:table-cell office:value-type="string">
            <text:p>R. Álvaro Adolfo, 596 - Prainha, Santarém - PA, 68005-150, Brazil</text:p>
          </table:table-cell>
          <table:table-cell office:value-type="string">
            <text:p>(92) 99198-5520</text:p>
          </table:table-cell>
        </table:table-row>
        <table:table-row table:style-name="ro1">
          <table:table-cell office:value-type="string">
            <text:p>Feira Moderna da Banana de Manaus</text:p>
          </table:table-cell>
          <table:table-cell office:value-type="string">
            <text:p>R. Pedro Botelho, 35 - Centro, Manaus - AM, 69005-100, Brazil</text:p>
          </table:table-cell>
          <table:table-cell office:value-type="string">
            <text:p>(92) 99204-9282</text:p>
          </table:table-cell>
        </table:table-row>
        <table:table-row table:style-name="ro1">
          <table:table-cell office:value-type="string">
            <text:p>Topp Cristalizado</text:p>
          </table:table-cell>
          <table:table-cell office:value-type="string">
            <text:p>Rua Luiz Antony, 559 - Aparecida, Manaus - AM, 69010-100, Brazil</text:p>
          </table:table-cell>
          <table:table-cell office:value-type="string">
            <text:p>(92) 99205-3511</text:p>
          </table:table-cell>
        </table:table-row>
        <table:table-row table:style-name="ro1">
          <table:table-cell office:value-type="string">
            <text:p>Raffas atacado</text:p>
          </table:table-cell>
          <table:table-cell office:value-type="string">
            <text:p>Tv. Criciúma - Alvorada, Manaus - AM, 69043-160, Brazil</text:p>
          </table:table-cell>
          <table:table-cell office:value-type="string">
            <text:p>(92) 99211-3489</text:p>
          </table:table-cell>
        </table:table-row>
        <table:table-row table:style-name="ro1">
          <table:table-cell office:value-type="string">
            <text:p>Lins Pescados</text:p>
          </table:table-cell>
          <table:table-cell office:value-type="string">
            <text:p>Rua Helsink, 10 Cj Campos Eliseos - Planalto, Manaus - AM, 69045-110, Brazil</text:p>
          </table:table-cell>
          <table:table-cell office:value-type="string">
            <text:p>(92) 99214-2608</text:p>
          </table:table-cell>
        </table:table-row>
        <table:table-row table:style-name="ro1">
          <table:table-cell office:value-type="string">
            <text:p>Cesta Verde Dona Walda/Legumes, Verduras e Frutas Orgânicas</text:p>
          </table:table-cell>
          <table:table-cell office:value-type="string">
            <text:p>R. dos Jasmins - Aleixo, Manaus - AM, 69083-260, Brazil</text:p>
          </table:table-cell>
          <table:table-cell office:value-type="string">
            <text:p>(92) 99250-7218</text:p>
          </table:table-cell>
        </table:table-row>
        <table:table-row table:style-name="ro1">
          <table:table-cell office:value-type="string">
            <text:p>BANANA CHIPS AMAZONAS</text:p>
          </table:table-cell>
          <table:table-cell office:value-type="string">
            <text:p>R. São João, 212 - Cidade de Deus, Manaus - AM, 69099-268, Brazil</text:p>
          </table:table-cell>
          <table:table-cell office:value-type="string">
            <text:p>(92) 99267-6260</text:p>
          </table:table-cell>
        </table:table-row>
        <table:table-row table:style-name="ro1">
          <table:table-cell office:value-type="string">
            <text:p>Boken Café - Cristal Tower / Manaura Shopping</text:p>
          </table:table-cell>
          <table:table-cell office:value-type="string">
            <text:p>Av. Umberto Calderaro - Adrianópolis, Manaus - AM, 69057-015, Brazil</text:p>
          </table:table-cell>
          <table:table-cell office:value-type="string">
            <text:p>(92) 99277-1115</text:p>
          </table:table-cell>
        </table:table-row>
        <table:table-row table:style-name="ro1">
          <table:table-cell office:value-type="string">
            <text:p>Atacado</text:p>
          </table:table-cell>
          <table:table-cell office:value-type="string">
            <text:p>Av. Cosme Ferreira, 6230 - Zumbi dos Palmares, Manaus - AM, 69084-425, Brazil</text:p>
          </table:table-cell>
          <table:table-cell office:value-type="string">
            <text:p>(92) 99278-7811</text:p>
          </table:table-cell>
        </table:table-row>
        <table:table-row table:style-name="ro1">
          <table:table-cell office:value-type="string">
            <text:p>Aroma - Produtos Naturais da Amazônia</text:p>
          </table:table-cell>
          <table:table-cell office:value-type="string">
            <text:p>R. 18, 384 - Japiim, Manaus - AM, 69077-190, Brazil</text:p>
          </table:table-cell>
          <table:table-cell office:value-type="string">
            <text:p>(92) 99290-1340</text:p>
          </table:table-cell>
        </table:table-row>
        <table:table-row table:style-name="ro1">
          <table:table-cell office:value-type="string">
            <text:p>Atacado Manaus - Distribuidora</text:p>
          </table:table-cell>
          <table:table-cell office:value-type="string">
            <text:p>Cond Forest Hill R3 C37 - Av. Torquato Tapajós, N 7726 - Colônia Terra Nova, Manaus - AM, 69093-900, Brazil</text:p>
          </table:table-cell>
          <table:table-cell office:value-type="string">
            <text:p>(92) 99297-9292</text:p>
          </table:table-cell>
        </table:table-row>
        <table:table-row table:style-name="ro1">
          <table:table-cell office:value-type="string">
            <text:p>Atacadão da Banana</text:p>
          </table:table-cell>
          <table:table-cell office:value-type="string">
            <text:p>R. Jaçanã, 304 - Joao Paulo, Manaus - AM, 69088-411, Brazil</text:p>
          </table:table-cell>
          <table:table-cell office:value-type="string">
            <text:p>(92) 99314-0986</text:p>
          </table:table-cell>
        </table:table-row>
        <table:table-row table:style-name="ro1">
          <table:table-cell office:value-type="string">
            <text:p>Meu Empório</text:p>
          </table:table-cell>
          <table:table-cell office:value-type="string">
            <text:p>R. Criciúma, 9 - Alvorada, Manaus - AM, 69043-140, Brazil</text:p>
          </table:table-cell>
          <table:table-cell office:value-type="string">
            <text:p>(92) 99378-4089</text:p>
          </table:table-cell>
        </table:table-row>
        <table:table-row table:style-name="ro1">
          <table:table-cell office:value-type="string">
            <text:p>Bio Mundo Produtos Naturais</text:p>
          </table:table-cell>
          <table:table-cell office:value-type="string">
            <text:p>Av. Mário Ypiranga, 1300 - Loja 42 - Adrianópolis, Manaus - AM, 69057-002, Brazil</text:p>
          </table:table-cell>
          <table:table-cell office:value-type="string">
            <text:p>(92) 99396-6681</text:p>
          </table:table-cell>
        </table:table-row>
        <table:table-row table:style-name="ro1">
          <table:table-cell office:value-type="string">
            <text:p>Estrela de Anis - Loja de Produtos Naturais, Chás e Alimentação Saudável</text:p>
          </table:table-cell>
          <table:table-cell office:value-type="string">
            <text:p>Av. Ivanete Machado, 3 - Parque Dez de Novembro, Manaus - AM, 69055-290, Brazil</text:p>
          </table:table-cell>
          <table:table-cell office:value-type="string">
            <text:p>(92) 99397-4864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Mário Ypiranga, 1300 - Adrianópolis, Manaus - AM, 69057-002, Brazil</text:p>
          </table:table-cell>
          <table:table-cell office:value-type="string">
            <text:p>(92) 99420-9147</text:p>
          </table:table-cell>
        </table:table-row>
        <table:table-row table:style-name="ro1">
          <table:table-cell office:value-type="string">
            <text:p>Casinha do Regional</text:p>
          </table:table-cell>
          <table:table-cell office:value-type="string">
            <text:p>Prof Maria de Lourdes 113 Rua Prof Maria de Lourdes 113 Auvorada1 - Alvorada, Manaus - AM, 69043-670, Brazil</text:p>
          </table:table-cell>
          <table:table-cell office:value-type="string">
            <text:p>(92) 99436-9955</text:p>
          </table:table-cell>
        </table:table-row>
        <table:table-row table:style-name="ro1">
          <table:table-cell office:value-type="string">
            <text:p>Jessica Atacado e Varejo</text:p>
          </table:table-cell>
          <table:table-cell office:value-type="string">
            <text:p>R. Miracema, 02 - São José Operário, Manaus - AM, 69086-161, Brazil</text:p>
          </table:table-cell>
          <table:table-cell office:value-type="string">
            <text:p>(92) 99442-4802</text:p>
          </table:table-cell>
        </table:table-row>
        <table:table-row table:style-name="ro1">
          <table:table-cell office:value-type="string">
            <text:p>Mar Salgado Frutos do Mar</text:p>
          </table:table-cell>
          <table:table-cell office:value-type="string">
            <text:p>Av. Dom Pedro I, 1030 - Dom Pedro, Manaus - AM, 69040-040, Brazil</text:p>
          </table:table-cell>
          <table:table-cell office:value-type="string">
            <text:p>(92) 99443-9810</text:p>
          </table:table-cell>
        </table:table-row>
        <table:table-row table:style-name="ro1">
          <table:table-cell office:value-type="string">
            <text:p>Empório Fragoso Mercado</text:p>
          </table:table-cell>
          <table:table-cell office:value-type="string">
            <text:p>R. Voluntários da Pátria, 466 - Vila da Prata, Manaus - AM, 69030-520, Brazil</text:p>
          </table:table-cell>
          <table:table-cell office:value-type="string">
            <text:p>(92) 99476-1346</text:p>
          </table:table-cell>
        </table:table-row>
        <table:table-row table:style-name="ro1">
          <table:table-cell office:value-type="string">
            <text:p>RB Diagnósticos - Cristal</text:p>
          </table:table-cell>
          <table:table-cell office:value-type="string">
            <text:p>Av. Umberto Calderaro, 455 - 2 andar, sala 214 - Adrianópolis, Manaus - AM, 69057-015, Brazil</text:p>
          </table:table-cell>
          <table:table-cell office:value-type="string">
            <text:p>(92) 99484-6380</text:p>
          </table:table-cell>
        </table:table-row>
        <table:table-row table:style-name="ro1">
          <table:table-cell office:value-type="string">
            <text:p>Empório Gourmet Boulevard</text:p>
          </table:table-cell>
          <table:table-cell office:value-type="string">
            <text:p>Rod. Álvaro Maia - São Geraldo, Manaus - AM, 69053-350, Brazil</text:p>
          </table:table-cell>
          <table:table-cell office:value-type="string">
            <text:p>(92) 99496-7301</text:p>
          </table:table-cell>
        </table:table-row>
        <table:table-row table:style-name="ro1">
          <table:table-cell office:value-type="string">
            <text:p>Dona Marlene Produtos Regionais</text:p>
          </table:table-cell>
          <table:table-cell office:value-type="string">
            <text:p>Produção - R. José Paranaguá, 540 - Casa Rosa - Centro, Manaus - AM, 69005-130, Brazil</text:p>
          </table:table-cell>
          <table:table-cell office:value-type="string">
            <text:p>(92) 99498-8718</text:p>
          </table:table-cell>
        </table:table-row>
        <table:table-row table:style-name="ro1">
          <table:table-cell office:value-type="string">
            <text:p>Cristal Refrigeração</text:p>
          </table:table-cell>
          <table:table-cell office:value-type="string">
            <text:p>R. Comendador Vicente Cruz, 706 - Santo Antônio, Manaus - AM, 69029-090, Brazil</text:p>
          </table:table-cell>
          <table:table-cell office:value-type="string">
            <text:p>(92) 99502-3396</text:p>
          </table:table-cell>
        </table:table-row>
        <table:table-row table:style-name="ro1">
          <table:table-cell office:value-type="string">
            <text:p>Big Amigão Atacado</text:p>
          </table:table-cell>
          <table:table-cell office:value-type="string">
            <text:p>Av. Tapajós, 2345 - Fátima, Santarém - PA, 68040-445, Brazil</text:p>
          </table:table-cell>
          <table:table-cell office:value-type="string">
            <text:p>(92) 99518-2494</text:p>
          </table:table-cell>
        </table:table-row>
        <table:table-row table:style-name="ro1">
          <table:table-cell office:value-type="string">
            <text:p>Wholesale Skina</text:p>
          </table:table-cell>
          <table:table-cell office:value-type="string">
            <text:p>Av. Epaminondas, 92 - Centro, Manaus - AM, 69010-090, Brazil</text:p>
          </table:table-cell>
          <table:table-cell office:value-type="string">
            <text:p>(92) 99530-9507</text:p>
          </table:table-cell>
        </table:table-row>
        <table:table-row table:style-name="ro1">
          <table:table-cell office:value-type="string">
            <text:p>Liroi e Companhia</text:p>
          </table:table-cell>
          <table:table-cell office:value-type="string">
            <text:p>Av. Prof. Nilton Lins, 600 - Flores, Manaus - AM, 69058-030, Brazil</text:p>
          </table:table-cell>
          <table:table-cell office:value-type="string">
            <text:p>(92) 99612-6896</text:p>
          </table:table-cell>
        </table:table-row>
        <table:table-row table:style-name="ro1">
          <table:table-cell office:value-type="string">
            <text:p>Esquina da fruta</text:p>
          </table:table-cell>
          <table:table-cell office:value-type="string">
            <text:p>R. Bento de Sá - &amp; - Av. Francisco Queiroz - Bairro Monte Sinai, Manaus - AM, 69074-176, Brazil</text:p>
          </table:table-cell>
          <table:table-cell office:value-type="string">
            <text:p>(92) 99613-5146</text:p>
          </table:table-cell>
        </table:table-row>
        <table:table-row table:style-name="ro1">
          <table:table-cell office:value-type="string">
            <text:p>Brigadeiria Cristal</text:p>
          </table:table-cell>
          <table:table-cell office:value-type="string">
            <text:p>Rua Neper da Silveira - São Jorge, Manaus - AM, 69033-801, Brazil</text:p>
          </table:table-cell>
          <table:table-cell office:value-type="string">
            <text:p>(92) 99623-0360</text:p>
          </table:table-cell>
        </table:table-row>
        <table:table-row table:style-name="ro1">
          <table:table-cell office:value-type="string">
            <text:p>Belle Lune Cristais</text:p>
          </table:table-cell>
          <table:table-cell office:value-type="string">
            <text:p>Rua Claudio Portílio, 365, Eliza Miranda - Japiim, Manaus - AM, 69077-738, Brazil</text:p>
          </table:table-cell>
          <table:table-cell office:value-type="string">
            <text:p>(92) 99901-0111</text:p>
          </table:table-cell>
        </table:table-row>
        <table:table-row table:style-name="ro1">
          <table:table-cell office:value-type="string">
            <text:p>Pare e Leve</text:p>
          </table:table-cell>
          <table:table-cell office:value-type="string">
            <text:p>Rua Rocha dos Santos, 95 - Centro, Manaus - AM, 69005-060, Brazil</text:p>
          </table:table-cell>
          <table:table-cell office:value-type="string">
            <text:p>(92) 99972-2522</text:p>
          </table:table-cell>
        </table:table-row>
        <table:table-row table:style-name="ro1">
          <table:table-cell office:value-type="string">
            <text:p>Feira da APOAM</text:p>
          </table:table-cell>
          <table:table-cell office:value-type="string">
            <text:p>Av. Maceió, 460 - Adrianópolis, Manaus - AM, 69057-010, Brazil</text:p>
          </table:table-cell>
          <table:table-cell office:value-type="string">
            <text:p>(92) 99984-9505</text:p>
          </table:table-cell>
        </table:table-row>
        <table:table-row table:style-name="ro1">
          <table:table-cell office:value-type="string">
            <text:p>Atacadão - Santarém</text:p>
          </table:table-cell>
          <table:table-cell office:value-type="string">
            <text:p>Av. Eng. Fernando Guilhon, S/N - Santarenzinho, Santarém - PA, 68035-000, Brazil</text:p>
          </table:table-cell>
          <table:table-cell office:value-type="string">
            <text:p>(93) 3512-0593</text:p>
          </table:table-cell>
        </table:table-row>
        <table:table-row table:style-name="ro1">
          <table:table-cell office:value-type="string">
            <text:p>Santarém Importados</text:p>
          </table:table-cell>
          <table:table-cell office:value-type="string">
            <text:p>Av. Mal. Rondon, 3069 - Caranazal, Santarém - PA, 68040-070, Brazil</text:p>
          </table:table-cell>
          <table:table-cell office:value-type="string">
            <text:p>(93) 3522-5238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Eng. Fernando Guilhon, S/N - Santarenzinho, Santarém - PA, 68035-000, Brazil</text:p>
          </table:table-cell>
          <table:table-cell office:value-type="string">
            <text:p>(93) 3524-7900</text:p>
          </table:table-cell>
        </table:table-row>
        <table:table-row table:style-name="ro1">
          <table:table-cell office:value-type="string">
            <text:p>Atacadão Lima</text:p>
          </table:table-cell>
          <table:table-cell office:value-type="string">
            <text:p>a - Tv. 15 de Novembro, 300 - Centro, Santarém - PA, 68005-300, Brazil</text:p>
          </table:table-cell>
          <table:table-cell office:value-type="string">
            <text:p>(93) 3529-0361</text:p>
          </table:table-cell>
        </table:table-row>
        <table:table-row table:style-name="ro1">
          <table:table-cell office:value-type="string">
            <text:p>Empório Cestas</text:p>
          </table:table-cell>
          <table:table-cell office:value-type="string">
            <text:p>Tv. Tachi, 126 - Floresta, Santarém - PA, 68025-030, Brazil</text:p>
          </table:table-cell>
          <table:table-cell office:value-type="string">
            <text:p>(93) 98121-7392</text:p>
          </table:table-cell>
        </table:table-row>
        <table:table-row table:style-name="ro1">
          <table:table-cell office:value-type="string">
            <text:p>Produtos Naturais Santarém - Espaço Vida Mais</text:p>
          </table:table-cell>
          <table:table-cell office:value-type="string">
            <text:p>Av. São Sebastião, 1470C - Aldeia, Santarém - PA, 68040-040, Brazil</text:p>
          </table:table-cell>
          <table:table-cell office:value-type="string">
            <text:p>(93) 98123-1720</text:p>
          </table:table-cell>
        </table:table-row>
        <table:table-row table:style-name="ro1">
          <table:table-cell office:value-type="string">
            <text:p>Imperial da castanha</text:p>
          </table:table-cell>
          <table:table-cell office:value-type="string">
            <text:p>Lado da clínica laboratório ( lab norte - Tv. Francisco Corrêa - Santarém, PA, 68005-280, Brazil</text:p>
          </table:table-cell>
          <table:table-cell office:value-type="string">
            <text:p>(93) 98130-3039</text:p>
          </table:table-cell>
        </table:table-row>
        <table:table-row table:style-name="ro1">
          <table:table-cell office:value-type="string">
            <text:p>Empório de Bebidas Amanhecer</text:p>
          </table:table-cell>
          <table:table-cell office:value-type="string">
            <text:p>R. Quixadá, 94 - Esperança, Santarém - PA, 68030-250, Brazil</text:p>
          </table:table-cell>
          <table:table-cell office:value-type="string">
            <text:p>(93) 98417-1796</text:p>
          </table:table-cell>
        </table:table-row>
        <table:table-row table:style-name="ro1">
          <table:table-cell office:value-type="string">
            <text:p>Emporio Fitness</text:p>
          </table:table-cell>
          <table:table-cell office:value-type="string">
            <text:p>R. Verbena - Jardim Santarém, Santarém - PA, 68030-320, Brazil</text:p>
          </table:table-cell>
          <table:table-cell office:value-type="string">
            <text:p>(93) 98422-6285</text:p>
          </table:table-cell>
        </table:table-row>
        <table:table-row table:style-name="ro1">
          <table:table-cell office:value-type="string">
            <text:p>Santarém Imports</text:p>
          </table:table-cell>
          <table:table-cell office:value-type="string">
            <text:p>Tv. Sete de Setembro, 530 - Aldeia, Santarém - PA, 68005-590, Brazil</text:p>
          </table:table-cell>
          <table:table-cell office:value-type="string">
            <text:p>(93) 99100-4934</text:p>
          </table:table-cell>
        </table:table-row>
        <table:table-row table:style-name="ro1">
          <table:table-cell office:value-type="string">
            <text:p>Atacadão Meio a Meio</text:p>
          </table:table-cell>
          <table:table-cell office:value-type="string">
            <text:p>Tv. Moraes Sarmento - Santa Clara, Santarém - PA, 68005-310, Brazil</text:p>
          </table:table-cell>
          <table:table-cell office:value-type="string">
            <text:p>(93) 99101-4696</text:p>
          </table:table-cell>
        </table:table-row>
        <table:table-row table:style-name="ro1">
          <table:table-cell office:value-type="string">
            <text:p>H&amp;Cia</text:p>
          </table:table-cell>
          <table:table-cell office:value-type="string">
            <text:p>Av. Mendonça Furtado, 2173 - Aldeia, Santarém - PA, 68040-050, Brazil</text:p>
          </table:table-cell>
          <table:table-cell office:value-type="string">
            <text:p>(93) 99101-8104</text:p>
          </table:table-cell>
        </table:table-row>
        <table:table-row table:style-name="ro1">
          <table:table-cell office:value-type="string">
            <text:p>SHOP DA FARINHA</text:p>
          </table:table-cell>
          <table:table-cell office:value-type="string">
            <text:p>Tv. Barjonas de Miranda, 1041B - Aparecida, Santarém - PA, 68010-380, Brazil</text:p>
          </table:table-cell>
          <table:table-cell office:value-type="string">
            <text:p>(93) 99102-3227</text:p>
          </table:table-cell>
        </table:table-row>
        <table:table-row table:style-name="ro1">
          <table:table-cell office:value-type="string">
            <text:p>Açaí Fortuna</text:p>
          </table:table-cell>
          <table:table-cell office:value-type="string">
            <text:p>Travessa 4 Entre - Ruas A e B número 51 - Nova República, Santarém - PA, 68025-280, Brazil</text:p>
          </table:table-cell>
          <table:table-cell office:value-type="string">
            <text:p>(93) 99113-0677</text:p>
          </table:table-cell>
        </table:table-row>
        <table:table-row table:style-name="ro1">
          <table:table-cell office:value-type="string">
            <text:p>Atacadão das Sandálias</text:p>
          </table:table-cell>
          <table:table-cell office:value-type="string">
            <text:p>R. D, 554-604 - Nova República, Santarém - PA, 68025-846, Brazil</text:p>
          </table:table-cell>
          <table:table-cell office:value-type="string">
            <text:p>(93) 99113-3731</text:p>
          </table:table-cell>
        </table:table-row>
        <table:table-row table:style-name="ro1">
          <table:table-cell office:value-type="string">
            <text:p>Doce Maestrina</text:p>
          </table:table-cell>
          <table:table-cell office:value-type="string">
            <text:p>R. Ordênia Bechimol, 114 - Prainha, Santarém - PA, 68010-700, Brazil</text:p>
          </table:table-cell>
          <table:table-cell office:value-type="string">
            <text:p>(93) 99113-4635</text:p>
          </table:table-cell>
        </table:table-row>
        <table:table-row table:style-name="ro1">
          <table:table-cell office:value-type="string">
            <text:p>Açougue E Mini Box Cristal</text:p>
          </table:table-cell>
          <table:table-cell office:value-type="string">
            <text:p>R. Treze de Maio, 116 - Nova Republica II, Santarém - PA, 68025-847, Brazil</text:p>
          </table:table-cell>
          <table:table-cell office:value-type="string">
            <text:p>(93) 99120-0967</text:p>
          </table:table-cell>
        </table:table-row>
        <table:table-row table:style-name="ro1">
          <table:table-cell office:value-type="string">
            <text:p>Natusan_PA</text:p>
          </table:table-cell>
          <table:table-cell office:value-type="string">
            <text:p>R. Xingu, 94 - Interventória, Santarém - PA, 68020-140, Brazil</text:p>
          </table:table-cell>
          <table:table-cell office:value-type="string">
            <text:p>(93) 99120-5697</text:p>
          </table:table-cell>
        </table:table-row>
        <table:table-row table:style-name="ro1">
          <table:table-cell office:value-type="string">
            <text:p>Multtimarcas Atacado Santarém Pará</text:p>
          </table:table-cell>
          <table:table-cell office:value-type="string">
            <text:p>Tv. Dezenove, 101 - Nova República, Santarém - PA, 68025-430, Brazil</text:p>
          </table:table-cell>
          <table:table-cell office:value-type="string">
            <text:p>(93) 99121-1286</text:p>
          </table:table-cell>
        </table:table-row>
        <table:table-row table:style-name="ro1">
          <table:table-cell office:value-type="string">
            <text:p>MULTTIMARCAS ATACADO SANTARÉM</text:p>
          </table:table-cell>
          <table:table-cell office:value-type="string">
            <text:p>Tv. Dezenove, 101 - Nova República, Santarém - PA, 68025-430, Brazil</text:p>
          </table:table-cell>
          <table:table-cell office:value-type="string">
            <text:p>(93) 99121-1286</text:p>
          </table:table-cell>
        </table:table-row>
        <table:table-row table:style-name="ro1">
          <table:table-cell office:value-type="string">
            <text:p>Empório das Marcas</text:p>
          </table:table-cell>
          <table:table-cell office:value-type="string">
            <text:p>R. Wilson Dias da Fonseca, 476 - Centro, Santarém - PA, 68005-060, Brazil</text:p>
          </table:table-cell>
          <table:table-cell office:value-type="string">
            <text:p>(93) 99123-0550</text:p>
          </table:table-cell>
        </table:table-row>
        <table:table-row table:style-name="ro1">
          <table:table-cell office:value-type="string">
            <text:p>A granel da Amazônia</text:p>
          </table:table-cell>
          <table:table-cell office:value-type="string">
            <text:p>Tv. Assis de Vasconcelos, 742 - Aldeia, Santarém - PA, 68040-510, Brazil</text:p>
          </table:table-cell>
          <table:table-cell office:value-type="string">
            <text:p>(93) 99124-1669</text:p>
          </table:table-cell>
        </table:table-row>
        <table:table-row table:style-name="ro1">
          <table:table-cell office:value-type="string">
            <text:p>Frutos de Goiás Jardim Santarém</text:p>
          </table:table-cell>
          <table:table-cell office:value-type="string">
            <text:p>Av. Jasmim, 431 - Aeroporto Velho, Santarém - PA, 68030-550, Brazil</text:p>
          </table:table-cell>
          <table:table-cell office:value-type="string">
            <text:p>(93) 99125-0376</text:p>
          </table:table-cell>
        </table:table-row>
        <table:table-row table:style-name="ro1">
          <table:table-cell office:value-type="string">
            <text:p>Mundo Verde Santarém</text:p>
          </table:table-cell>
          <table:table-cell office:value-type="string">
            <text:p>Av. Mendonça Furtado, 3133 - Caranazal, Santarém - PA, 68040-050, Brazil</text:p>
          </table:table-cell>
          <table:table-cell office:value-type="string">
            <text:p>(93) 99126-5052</text:p>
          </table:table-cell>
        </table:table-row>
        <table:table-row table:style-name="ro1">
          <table:table-cell office:value-type="string">
            <text:p>Atacadão dos Importados Matriz</text:p>
          </table:table-cell>
          <table:table-cell office:value-type="string">
            <text:p>Av. Barão do Rio Branco, 171 - Centro, Santarém - PA, 68005-310, Brazil</text:p>
          </table:table-cell>
          <table:table-cell office:value-type="string">
            <text:p>(93) 99129-1720</text:p>
          </table:table-cell>
        </table:table-row>
        <table:table-row table:style-name="ro1">
          <table:table-cell office:value-type="string">
            <text:p>Atacarejo Pérola</text:p>
          </table:table-cell>
          <table:table-cell office:value-type="string">
            <text:p>R. Galdino Veloso, 878 - Centro, Santarém - PA, 68005-070, Brazil</text:p>
          </table:table-cell>
          <table:table-cell office:value-type="string">
            <text:p>(93) 99129-8077</text:p>
          </table:table-cell>
        </table:table-row>
        <table:table-row table:style-name="ro1">
          <table:table-cell office:value-type="string">
            <text:p>Feira da banana tablado</text:p>
          </table:table-cell>
          <table:table-cell office:value-type="string">
            <text:p>Av. Irurá, 80 - Rodagem, Santarém - PA, 68030-650, Brazil</text:p>
          </table:table-cell>
          <table:table-cell office:value-type="string">
            <text:p>(93) 99132-0202</text:p>
          </table:table-cell>
        </table:table-row>
        <table:table-row table:style-name="ro1">
          <table:table-cell office:value-type="string">
            <text:p>Lojão Atacadão Cidade</text:p>
          </table:table-cell>
          <table:table-cell office:value-type="string">
            <text:p>Travessa dos Mártires - Centro, Santarém - PA, 68005-540, Brazil</text:p>
          </table:table-cell>
          <table:table-cell office:value-type="string">
            <text:p>(93) 99135-6225</text:p>
          </table:table-cell>
        </table:table-row>
        <table:table-row table:style-name="ro1">
          <table:table-cell office:value-type="string">
            <text:p>Avante Atacadista</text:p>
          </table:table-cell>
          <table:table-cell office:value-type="string">
            <text:p>Tv. Assis de Vasconcelos, 1-165 - Aldeia, Santarém - PA, 68040-510, Brazil</text:p>
          </table:table-cell>
          <table:table-cell office:value-type="string">
            <text:p>(93) 99138-3640</text:p>
          </table:table-cell>
        </table:table-row>
        <table:table-row table:style-name="ro1">
          <table:table-cell office:value-type="string">
            <text:p>KRISTAL Vidro e aço</text:p>
          </table:table-cell>
          <table:table-cell office:value-type="string">
            <text:p>Av. Frei Vicente, 610 - Aeroporto Velho, Santarém - PA, 68020-790, Brazil</text:p>
          </table:table-cell>
          <table:table-cell office:value-type="string">
            <text:p>(93) 99144-4531</text:p>
          </table:table-cell>
        </table:table-row>
        <table:table-row table:style-name="ro1">
          <table:table-cell office:value-type="string">
            <text:p>Salutar</text:p>
          </table:table-cell>
          <table:table-cell office:value-type="string">
            <text:p>Av. Moaçara, 1113 - Floresta, Santarém - PA, 68020-060, Brazil</text:p>
          </table:table-cell>
          <table:table-cell office:value-type="string">
            <text:p>(93) 99146-3336</text:p>
          </table:table-cell>
        </table:table-row>
        <table:table-row table:style-name="ro1">
          <table:table-cell office:value-type="string">
            <text:p>Emporio Decor</text:p>
          </table:table-cell>
          <table:table-cell office:value-type="string">
            <text:p>Tv. Silva Jardim, 1136 - Aldeia, Santarém - PA, 68040-540, Brazil</text:p>
          </table:table-cell>
          <table:table-cell office:value-type="string">
            <text:p>(93) 99147-7217</text:p>
          </table:table-cell>
        </table:table-row>
        <table:table-row table:style-name="ro1">
          <table:table-cell office:value-type="string">
            <text:p>Emporio Graos</text:p>
          </table:table-cell>
          <table:table-cell office:value-type="string">
            <text:p>Tv. Profª Agripina de Matos, 581-401 - Salé, Santarém - PA, 68040-410, Brazil</text:p>
          </table:table-cell>
          <table:table-cell office:value-type="string">
            <text:p>(93) 99149-4441</text:p>
          </table:table-cell>
        </table:table-row>
        <table:table-row table:style-name="ro1">
          <table:table-cell office:value-type="string">
            <text:p>Marmoraria Arte em Pedra</text:p>
          </table:table-cell>
          <table:table-cell office:value-type="string">
            <text:p>Av. Mal. Castelo Branco, 430 - Interventória, Santarém - PA, 68015-400, Brazil</text:p>
          </table:table-cell>
          <table:table-cell office:value-type="string">
            <text:p>(93) 99161-5977</text:p>
          </table:table-cell>
        </table:table-row>
        <table:table-row table:style-name="ro1">
          <table:table-cell office:value-type="string">
            <text:p>Lojão do Atacado</text:p>
          </table:table-cell>
          <table:table-cell office:value-type="string">
            <text:p>Tv. 15 de Novembro, 234 - Centro, Santarém - PA, 68005-290, Brazil</text:p>
          </table:table-cell>
          <table:table-cell office:value-type="string">
            <text:p>(93) 99163-4749</text:p>
          </table:table-cell>
        </table:table-row>
        <table:table-row table:style-name="ro1">
          <table:table-cell office:value-type="string">
            <text:p>Artisanal Ice Cream Boto</text:p>
          </table:table-cell>
          <table:table-cell office:value-type="string">
            <text:p>Av. São Sebastião, 2748 - Aldeia, Santarém - PA, 68040-040, Brazil</text:p>
          </table:table-cell>
          <table:table-cell office:value-type="string">
            <text:p>(93) 99168-2245</text:p>
          </table:table-cell>
        </table:table-row>
        <table:table-row table:style-name="ro1">
          <table:table-cell office:value-type="string">
            <text:p>Casa Cristal</text:p>
          </table:table-cell>
          <table:table-cell office:value-type="string">
            <text:p>Rod. Santarém-Cuiabá, 1874 - Caranazal, Santarém - PA, 68040-400, Brazil</text:p>
          </table:table-cell>
          <table:table-cell office:value-type="string">
            <text:p>(93) 99170-1376</text:p>
          </table:table-cell>
        </table:table-row>
        <table:table-row table:style-name="ro1">
          <table:table-cell office:value-type="string">
            <text:p>CAPITAL ATACADISTA</text:p>
          </table:table-cell>
          <table:table-cell office:value-type="string">
            <text:p>Av. Curua-Una, 2525 - Santíssimo, Santarém - PA, 68010-120, Brazil</text:p>
          </table:table-cell>
          <table:table-cell office:value-type="string">
            <text:p>(93) 99170-5921</text:p>
          </table:table-cell>
        </table:table-row>
        <table:table-row table:style-name="ro1">
          <table:table-cell office:value-type="string">
            <text:p>Imperio Biocosmeticos</text:p>
          </table:table-cell>
          <table:table-cell office:value-type="string">
            <text:p>Rua antonio walfredo - Centro, Santarém - PA, 68129-000, Brazil</text:p>
          </table:table-cell>
          <table:table-cell office:value-type="string">
            <text:p>(93) 99173-1294</text:p>
          </table:table-cell>
        </table:table-row>
        <table:table-row table:style-name="ro1">
          <table:table-cell office:value-type="string">
            <text:p>CRISTAL SEMIJOIAS STM</text:p>
          </table:table-cell>
          <table:table-cell office:value-type="string">
            <text:p>Travel - Rua 15 de Agosto, 122 - Centro, Santarém - PA, 68005-305, Brazil</text:p>
          </table:table-cell>
          <table:table-cell office:value-type="string">
            <text:p>(93) 99173-4737</text:p>
          </table:table-cell>
        </table:table-row>
        <table:table-row table:style-name="ro1">
          <table:table-cell office:value-type="string">
            <text:p>Essere Clínica - Santarém</text:p>
          </table:table-cell>
          <table:table-cell office:value-type="string">
            <text:p>Edifício Cristal - Tv. Dom Amando, 573 - Sala 508 - Santa Clara, Santarém - PA, 68005-090, Brazil</text:p>
          </table:table-cell>
          <table:table-cell office:value-type="string">
            <text:p>(93) 99173-7109</text:p>
          </table:table-cell>
        </table:table-row>
        <table:table-row table:style-name="ro1">
          <table:table-cell office:value-type="string">
            <text:p>Loja Empório</text:p>
          </table:table-cell>
          <table:table-cell office:value-type="string">
            <text:p>Av. Muiraquitã, n624 - Interventória, Santarém - PA, 68020-530, Brazil</text:p>
          </table:table-cell>
          <table:table-cell office:value-type="string">
            <text:p>(93) 99174-2828</text:p>
          </table:table-cell>
        </table:table-row>
        <table:table-row table:style-name="ro1">
          <table:table-cell office:value-type="string">
            <text:p>AmazoNative</text:p>
          </table:table-cell>
          <table:table-cell office:value-type="string">
            <text:p>R. Vinte e Quatro de Outubro, 2332 - Laguinho, Santarém - PA, 68041-146, Brazil</text:p>
          </table:table-cell>
          <table:table-cell office:value-type="string">
            <text:p>(93) 99175-1056</text:p>
          </table:table-cell>
        </table:table-row>
        <table:table-row table:style-name="ro1">
          <table:table-cell office:value-type="string">
            <text:p>Padrão atacado e varejo</text:p>
          </table:table-cell>
          <table:table-cell office:value-type="string">
            <text:p>Silveiro srirotrou - Centro, Santarém - PA, 68005-050, Brazil</text:p>
          </table:table-cell>
          <table:table-cell office:value-type="string">
            <text:p>(93) 99179-9194</text:p>
          </table:table-cell>
        </table:table-row>
        <table:table-row table:style-name="ro1">
          <table:table-cell office:value-type="string">
            <text:p>Empório Dos Fogões</text:p>
          </table:table-cell>
          <table:table-cell office:value-type="string">
            <text:p>R. Galdino Veloso, 546 - Centro, Santarém - PA, 68005-073, Brazil</text:p>
          </table:table-cell>
          <table:table-cell office:value-type="string">
            <text:p>(93) 99180-0057</text:p>
          </table:table-cell>
        </table:table-row>
        <table:table-row table:style-name="ro1">
          <table:table-cell office:value-type="string">
            <text:p>Graos e sementes Vó Binoca SantaremPará</text:p>
          </table:table-cell>
          <table:table-cell office:value-type="string">
            <text:p>Av. Borges Leal, 2409 - Aparecida, Santarém - PA, 68040-075, Brazil</text:p>
          </table:table-cell>
          <table:table-cell office:value-type="string">
            <text:p>(93) 99181-0310</text:p>
          </table:table-cell>
        </table:table-row>
        <table:table-row table:style-name="ro1">
          <table:table-cell office:value-type="string">
            <text:p>Armazém Fit Store Santarém | Alimentação Saudável | Suplementos | Produtos Naturais</text:p>
          </table:table-cell>
          <table:table-cell office:value-type="string">
            <text:p>Av. Mendonça Furtado, 1457 - Santa Clara, Santarém - PA, 68005-100, Brazil</text:p>
          </table:table-cell>
          <table:table-cell office:value-type="string">
            <text:p>(93) 99186-5244</text:p>
          </table:table-cell>
        </table:table-row>
        <table:table-row table:style-name="ro1">
          <table:table-cell office:value-type="string">
            <text:p>Nutrição &amp; Saúde</text:p>
          </table:table-cell>
          <table:table-cell office:value-type="string">
            <text:p>Av. Mendonça Furtado, 2531 - Aldeia, Santarém - PA, 68040-050, Brazil</text:p>
          </table:table-cell>
          <table:table-cell office:value-type="string">
            <text:p>(93) 99191-0000</text:p>
          </table:table-cell>
        </table:table-row>
        <table:table-row table:style-name="ro1">
          <table:table-cell office:value-type="string">
            <text:p>Distribuidora Nogueira</text:p>
          </table:table-cell>
          <table:table-cell office:value-type="string">
            <text:p>R. Do Caju, 100 - Pérola do Maicá, Santarém - PA, 68046-070, Brazil</text:p>
          </table:table-cell>
          <table:table-cell office:value-type="string">
            <text:p>(93) 99196-4685</text:p>
          </table:table-cell>
        </table:table-row>
        <table:table-row table:style-name="ro1">
          <table:table-cell office:value-type="string">
            <text:p>Empório da Beleza</text:p>
          </table:table-cell>
          <table:table-cell office:value-type="string">
            <text:p>Av. Rui Barbosa, 1248 - Centro, Santarém - PA, 68005-080, Brazil</text:p>
          </table:table-cell>
          <table:table-cell office:value-type="string">
            <text:p>(93) 99200-9400</text:p>
          </table:table-cell>
        </table:table-row>
        <table:table-row table:style-name="ro1">
          <table:table-cell office:value-type="string">
            <text:p>Pecado Secreto Sex shop Santarém</text:p>
          </table:table-cell>
          <table:table-cell office:value-type="string">
            <text:p>Av. Muiraquitã, 208 - Aeroporto Velho, Santarém - PA, 68020-032, Brazil</text:p>
          </table:table-cell>
          <table:table-cell office:value-type="string">
            <text:p>(93) 99203-9196</text:p>
          </table:table-cell>
        </table:table-row>
        <table:table-row table:style-name="ro1">
          <table:table-cell office:value-type="string">
            <text:p>Atacadão 25 de Março</text:p>
          </table:table-cell>
          <table:table-cell office:value-type="string">
            <text:p>Tv. João Otaviano de Matos, 10 - Centro, Santarém - PA, 68005-320, Brazil</text:p>
          </table:table-cell>
          <table:table-cell office:value-type="string">
            <text:p>(93) 99206-6760</text:p>
          </table:table-cell>
        </table:table-row>
        <table:table-row table:style-name="ro1">
          <table:table-cell office:value-type="string">
            <text:p>Dra Flávia Castanha- Advogada</text:p>
          </table:table-cell>
          <table:table-cell office:value-type="string">
            <text:p>Tv. Luís Barbosa - Laguinho, Santarém - PA, 68010-420, Brazil</text:p>
          </table:table-cell>
          <table:table-cell office:value-type="string">
            <text:p>(93) 99220-0015</text:p>
          </table:table-cell>
        </table:table-row>
        <table:table-row table:style-name="ro1">
          <table:table-cell office:value-type="string">
            <text:p>Empório Semente do bem</text:p>
          </table:table-cell>
          <table:table-cell office:value-type="string">
            <text:p>Av. Mendonça Furtado, 2174 - Aldeia, Santarém - PA, 68040-568, Brazil</text:p>
          </table:table-cell>
          <table:table-cell office:value-type="string">
            <text:p>(93) 99223-7928</text:p>
          </table:table-cell>
        </table:table-row>
        <table:table-row table:style-name="ro1">
          <table:table-cell office:value-type="string">
            <text:p>Edifício Cristal</text:p>
          </table:table-cell>
          <table:table-cell office:value-type="string">
            <text:p>Tv. Dom Amando, 573 - Santa Clara, Santarém - PA, 68005-420, Brazil</text:p>
          </table:table-cell>
          <table:table-cell office:value-type="string">
            <text:p>(93) 99228-0897</text:p>
          </table:table-cell>
        </table:table-row>
        <table:table-row table:style-name="ro1">
          <table:table-cell office:value-type="string">
            <text:p>Empório Pescados</text:p>
          </table:table-cell>
          <table:table-cell office:value-type="string">
            <text:p>Av. Tapajós, 1073 - Laguinho, Santarém - PA, 68041-148, Brazil</text:p>
          </table:table-cell>
          <table:table-cell office:value-type="string">
            <text:p>(93) 99228-7802</text:p>
          </table:table-cell>
        </table:table-row>
        <table:table-row table:style-name="ro1">
          <table:table-cell office:value-type="string">
            <text:p>Crystal laços e acessórios pet</text:p>
          </table:table-cell>
          <table:table-cell office:value-type="string">
            <text:p>R - Tv. Turiano Meira, 1935 - Interventória, Santarém - PA, 68109, Brazil</text:p>
          </table:table-cell>
          <table:table-cell office:value-type="string">
            <text:p>(93) 99231-7578</text:p>
          </table:table-cell>
        </table:table-row>
        <table:table-row table:style-name="ro1">
          <table:table-cell office:value-type="string">
            <text:p>De Sá Orgânicos</text:p>
          </table:table-cell>
          <table:table-cell office:value-type="string">
            <text:p>R. São Lázaro, 55 - Pérola do Maicá, Santarém - PA, 68046-080, Brazil</text:p>
          </table:table-cell>
          <table:table-cell office:value-type="string">
            <text:p>(93) 99237-0534</text:p>
          </table:table-cell>
        </table:table-row>
        <table:table-row table:style-name="ro1">
          <table:table-cell office:value-type="string">
            <text:p>Cristal Beauty centro de Beleza</text:p>
          </table:table-cell>
          <table:table-cell office:value-type="string">
            <text:p>Tv. Dom Amando, 573 - Santa Clara, Santarém - PA, 68040-040, Brazil</text:p>
          </table:table-cell>
          <table:table-cell office:value-type="string">
            <text:p>(93) 99240-1020</text:p>
          </table:table-cell>
        </table:table-row>
        <table:table-row table:style-name="ro1">
          <table:table-cell office:value-type="string">
            <text:p>Ótica Kristal Santarém</text:p>
          </table:table-cell>
          <table:table-cell office:value-type="string">
            <text:p>Av. Barão do Rio Branco - Santa Clara, Santarém - PA, 68005-310, Brazil</text:p>
          </table:table-cell>
          <table:table-cell office:value-type="string">
            <text:p>(93) 99240-2078</text:p>
          </table:table-cell>
        </table:table-row>
        <table:table-row table:style-name="ro1">
          <table:table-cell office:value-type="string">
            <text:p>Amazoniere -Fábrica</text:p>
          </table:table-cell>
          <table:table-cell office:value-type="string">
            <text:p>H53R+6X - Santarém, PA, Brazil</text:p>
          </table:table-cell>
          <table:table-cell office:value-type="string">
            <text:p>(93) 99902-1343</text:p>
          </table:table-cell>
        </table:table-row>
        <table:table-row table:style-name="ro1">
          <table:table-cell office:value-type="string">
            <text:p>Miau Mix Atacadista</text:p>
          </table:table-cell>
          <table:table-cell office:value-type="string">
            <text:p>Barjonas de miranda - esquina com - R. Silvério Sirotheau Corrêa, n°40 - Aldeia, Santarém - PA, 68040-520, Brazil</text:p>
          </table:table-cell>
          <table:table-cell office:value-type="string">
            <text:p>(93) 99952-6904</text:p>
          </table:table-cell>
        </table:table-row>
        <table:table-row table:style-name="ro1">
          <table:table-cell office:value-type="string">
            <text:p>CASA DA BANANA</text:p>
          </table:table-cell>
          <table:table-cell office:value-type="string">
            <text:p>Av. Moaçara, 1356 - Floresta, Santarém - PA, 68025-740, Brazil</text:p>
          </table:table-cell>
          <table:table-cell office:value-type="string">
            <text:p>(93) 99954-0844</text:p>
          </table:table-cell>
        </table:table-row>
        <table:table-row table:style-name="ro1">
          <table:table-cell office:value-type="string">
            <text:p>Produtos naturais imperatriz</text:p>
          </table:table-cell>
          <table:table-cell office:value-type="string">
            <text:p>Propria - Santa Rita, Imperatriz - MA, 65917-273, Brazil</text:p>
          </table:table-cell>
          <table:table-cell office:value-type="string">
            <text:p>(94) 99249-1089</text:p>
          </table:table-cell>
        </table:table-row>
        <table:table-row table:style-name="ro1">
          <table:table-cell office:value-type="string">
            <text:p>Empório K For Men</text:p>
          </table:table-cell>
          <table:table-cell office:value-type="string">
            <text:p>R. Jovino Dinoá, 2409 - Centro, Macapá - AP, 68901-075, Brazil</text:p>
          </table:table-cell>
          <table:table-cell office:value-type="string">
            <text:p>(96) 98101-6087</text:p>
          </table:table-cell>
        </table:table-row>
        <table:table-row table:style-name="ro1">
          <table:table-cell office:value-type="string">
            <text:p>Pão Brasil</text:p>
          </table:table-cell>
          <table:table-cell office:value-type="string">
            <text:p>R. Leopoldo Machado, 3445 - Beirol, Macapá - AP, 68902-020, Brazil</text:p>
          </table:table-cell>
          <table:table-cell office:value-type="string">
            <text:p>(96) 98102-8866</text:p>
          </table:table-cell>
        </table:table-row>
        <table:table-row table:style-name="ro1">
          <table:table-cell office:value-type="string">
            <text:p>Floricultura Empório Das Flores</text:p>
          </table:table-cell>
          <table:table-cell office:value-type="string">
            <text:p>R. Eliezer Levy, 546 - Julião Ramos, Macapá - AP, 68908-183, Brazil</text:p>
          </table:table-cell>
          <table:table-cell office:value-type="string">
            <text:p>(96) 98103-3047</text:p>
          </table:table-cell>
        </table:table-row>
        <table:table-row table:style-name="ro1">
          <table:table-cell office:value-type="string">
            <text:p>Biscoito Dourado | Biscoitos Finos | Cursos de Biscoitos Decorados em Macapá</text:p>
          </table:table-cell>
          <table:table-cell office:value-type="string">
            <text:p>Av. Procópio Rola, 440A - Santa Rita, Macapá - AP, 68900-081, Brazil</text:p>
          </table:table-cell>
          <table:table-cell office:value-type="string">
            <text:p>(96) 98105-0448</text:p>
          </table:table-cell>
        </table:table-row>
        <table:table-row table:style-name="ro1">
          <table:table-cell office:value-type="string">
            <text:p>Empório Semente do Bem</text:p>
          </table:table-cell>
          <table:table-cell office:value-type="string">
            <text:p>Av. Piauí, 644 - Pacoval, Macapá - AP, 68908-250, Brazil</text:p>
          </table:table-cell>
          <table:table-cell office:value-type="string">
            <text:p>(96) 98110-1660</text:p>
          </table:table-cell>
        </table:table-row>
        <table:table-row table:style-name="ro1">
          <table:table-cell office:value-type="string">
            <text:p>Empório Ricca</text:p>
          </table:table-cell>
          <table:table-cell office:value-type="string">
            <text:p>Av. Pedro Baião, 285 - Central, Macapá - AP, 68901-265, Brazil</text:p>
          </table:table-cell>
          <table:table-cell office:value-type="string">
            <text:p>(96) 98110-4746</text:p>
          </table:table-cell>
        </table:table-row>
        <table:table-row table:style-name="ro1">
          <table:table-cell office:value-type="string">
            <text:p>EMPÓRIO SEMENTE DO BEM</text:p>
          </table:table-cell>
          <table:table-cell office:value-type="string">
            <text:p>rua Leopoldo Machado - Av. Henrique Galucio, 2298 b - Central, Macapá - AP, 68900-115, Brazil</text:p>
          </table:table-cell>
          <table:table-cell office:value-type="string">
            <text:p>(96) 98111-1123</text:p>
          </table:table-cell>
        </table:table-row>
        <table:table-row table:style-name="ro1">
          <table:table-cell office:value-type="string">
            <text:p>Guímel - Loja Produtos Naturais</text:p>
          </table:table-cell>
          <table:table-cell office:value-type="string">
            <text:p>Av. Mendonça Furtado, 664 - Central, Macapá - AP, 68900-060, Brazil</text:p>
          </table:table-cell>
          <table:table-cell office:value-type="string">
            <text:p>(96) 98112-5685</text:p>
          </table:table-cell>
        </table:table-row>
        <table:table-row table:style-name="ro1">
          <table:table-cell office:value-type="string">
            <text:p>Atacadão dos Cosméticos em Macapá</text:p>
          </table:table-cell>
          <table:table-cell office:value-type="string">
            <text:p>Av. Padre Júlio Maria Lombaerd, 564 - Centro, Macapá - AP, 68901-283, Brazil</text:p>
          </table:table-cell>
          <table:table-cell office:value-type="string">
            <text:p>(96) 98113-7313</text:p>
          </table:table-cell>
        </table:table-row>
        <table:table-row table:style-name="ro1">
          <table:table-cell office:value-type="string">
            <text:p>Empório Tempero Forte</text:p>
          </table:table-cell>
          <table:table-cell office:value-type="string">
            <text:p>Av. Henrique Galucio, 22 - Santa Rita, Macapá - AP, 68900-115, Brazil</text:p>
          </table:table-cell>
          <table:table-cell office:value-type="string">
            <text:p>(96) 98114-3206</text:p>
          </table:table-cell>
        </table:table-row>
        <table:table-row table:style-name="ro1">
          <table:table-cell office:value-type="string">
            <text:p>Amor Raiz - Produtos Naturais</text:p>
          </table:table-cell>
          <table:table-cell office:value-type="string">
            <text:p>R. Rio Maracá, 14 - Central, Macapá - AP, 68900-091, Brazil</text:p>
          </table:table-cell>
          <table:table-cell office:value-type="string">
            <text:p>(96) 98114-7094</text:p>
          </table:table-cell>
        </table:table-row>
        <table:table-row table:style-name="ro1">
          <table:table-cell office:value-type="string">
            <text:p>Empório Fitness</text:p>
          </table:table-cell>
          <table:table-cell office:value-type="string">
            <text:p>R. Leopoldo Machado, 2257 - Centro, Macapá - AP, 68900-067, Brazil</text:p>
          </table:table-cell>
          <table:table-cell office:value-type="string">
            <text:p>(96) 98122-4481</text:p>
          </table:table-cell>
        </table:table-row>
        <table:table-row table:style-name="ro1">
          <table:table-cell office:value-type="string">
            <text:p>I love marmita Fit</text:p>
          </table:table-cell>
          <table:table-cell office:value-type="string">
            <text:p>Av. Padre Manoel da Nóbrega, 6 - Laguinho, Macapá - AP, 68908-196, Brazil</text:p>
          </table:table-cell>
          <table:table-cell office:value-type="string">
            <text:p>(96) 98125-2985</text:p>
          </table:table-cell>
        </table:table-row>
        <table:table-row table:style-name="ro1">
          <table:table-cell office:value-type="string">
            <text:p>Life Natural - Filial Amapá</text:p>
          </table:table-cell>
          <table:table-cell office:value-type="string">
            <text:p>Rua Hildermar Maia 857 Esquina com a Av: Duque de Caxias - Santa Rita, Macapá - AP, 68901-271, Brazil</text:p>
          </table:table-cell>
          <table:table-cell office:value-type="string">
            <text:p>(96) 98130-3311</text:p>
          </table:table-cell>
        </table:table-row>
        <table:table-row table:style-name="ro1">
          <table:table-cell office:value-type="string">
            <text:p>Frota Atacado</text:p>
          </table:table-cell>
          <table:table-cell office:value-type="string">
            <text:p>R. São José, 547 - Julião Ramos, Macapá - AP, 68900-110, Brazil</text:p>
          </table:table-cell>
          <table:table-cell office:value-type="string">
            <text:p>(96) 98130-7935</text:p>
          </table:table-cell>
        </table:table-row>
        <table:table-row table:style-name="ro1">
          <table:table-cell office:value-type="string">
            <text:p>Web Mercado Malcher</text:p>
          </table:table-cell>
          <table:table-cell office:value-type="string">
            <text:p>Av. Maria Quitéria, 390 - Trem, Macapá - AP, 68901-305, Brazil</text:p>
          </table:table-cell>
          <table:table-cell office:value-type="string">
            <text:p>(96) 98131-0225</text:p>
          </table:table-cell>
        </table:table-row>
        <table:table-row table:style-name="ro1">
          <table:table-cell office:value-type="string">
            <text:p>Espaço Verde</text:p>
          </table:table-cell>
          <table:table-cell office:value-type="string">
            <text:p>Av. Almirante Barroso, 219 - Central, Macapá - AP, 68900-041, Brazil</text:p>
          </table:table-cell>
          <table:table-cell office:value-type="string">
            <text:p>(96) 98133-1467</text:p>
          </table:table-cell>
        </table:table-row>
        <table:table-row table:style-name="ro1">
          <table:table-cell office:value-type="string">
            <text:p>ÓLEO DE AVESTRUZ AMAZON STRUTHIO MACAPÁ</text:p>
          </table:table-cell>
          <table:table-cell office:value-type="string">
            <text:p>671-A - Av. Profa. Cora de Carvalho - CENTRO, Macapá - AP, 68900-040, Brazil</text:p>
          </table:table-cell>
          <table:table-cell office:value-type="string">
            <text:p>(96) 98135-2576</text:p>
          </table:table-cell>
        </table:table-row>
        <table:table-row table:style-name="ro1">
          <table:table-cell office:value-type="string">
            <text:p>Quiosque Chopp da Vovó</text:p>
          </table:table-cell>
          <table:table-cell office:value-type="string">
            <text:p>R. André de Oliveira Costa, 1022 - quiosque 10 - Santa Ines, Macapá - AP, 68901-470, Brazil</text:p>
          </table:table-cell>
          <table:table-cell office:value-type="string">
            <text:p>(96) 98137-7522</text:p>
          </table:table-cell>
        </table:table-row>
        <table:table-row table:style-name="ro1">
          <table:table-cell office:value-type="string">
            <text:p>RG Atacadão</text:p>
          </table:table-cell>
          <table:table-cell office:value-type="string">
            <text:p>Golden - R. Cândido Mendes, 1300 - sala 14 - Central, Macapá - AP, 68900-100, Brazil</text:p>
          </table:table-cell>
          <table:table-cell office:value-type="string">
            <text:p>(96) 98138-7077</text:p>
          </table:table-cell>
        </table:table-row>
        <table:table-row table:style-name="ro1">
          <table:table-cell office:value-type="string">
            <text:p>Empório Chic</text:p>
          </table:table-cell>
          <table:table-cell office:value-type="string">
            <text:p>Av. das Atas, 184 - Morada das Palmeiras, Macapá - AP, 68908-783, Brazil</text:p>
          </table:table-cell>
          <table:table-cell office:value-type="string">
            <text:p>(96) 98143-4968</text:p>
          </table:table-cell>
        </table:table-row>
        <table:table-row table:style-name="ro1">
          <table:table-cell office:value-type="string">
            <text:p>Divino Empório</text:p>
          </table:table-cell>
          <table:table-cell office:value-type="string">
            <text:p>Av. Coaraci Nunes, 735 - centro, Macapá - AP, 68900-010, Brazil</text:p>
          </table:table-cell>
          <table:table-cell office:value-type="string">
            <text:p>(96) 98145-6169</text:p>
          </table:table-cell>
        </table:table-row>
        <table:table-row table:style-name="ro1">
          <table:table-cell office:value-type="string">
            <text:p>Bolos do Cerrado Macapa</text:p>
          </table:table-cell>
          <table:table-cell office:value-type="string">
            <text:p>R. Leopoldo Machado, 3303 - Trem, Macapá - AP, 68900-067, Brazil</text:p>
          </table:table-cell>
          <table:table-cell office:value-type="string">
            <text:p>(96) 98146-2101</text:p>
          </table:table-cell>
        </table:table-row>
        <table:table-row table:style-name="ro1">
          <table:table-cell office:value-type="string">
            <text:p>Supermarket Fortaleza Perpetuo Socorro</text:p>
          </table:table-cell>
          <table:table-cell office:value-type="string">
            <text:p>Av. Pedro Américo, 100 - Julião Ramos, Macapá - AP, 68908-199, Brazil</text:p>
          </table:table-cell>
          <table:table-cell office:value-type="string">
            <text:p>(96) 98405-1528</text:p>
          </table:table-cell>
        </table:table-row>
        <table:table-row table:style-name="ro1">
          <table:table-cell office:value-type="string">
            <text:p>Supermercado Fortaleza Br</text:p>
          </table:table-cell>
          <table:table-cell office:value-type="string">
            <text:p>Rod. BR 156, Km 0, s/n - Jardim Felicidade, Macapá - AP, 68900-067, Brazil</text:p>
          </table:table-cell>
          <table:table-cell office:value-type="string">
            <text:p>(96) 98405-4527</text:p>
          </table:table-cell>
        </table:table-row>
        <table:table-row table:style-name="ro1">
          <table:table-cell office:value-type="string">
            <text:p>Supermarket Fortaleza JK</text:p>
          </table:table-cell>
          <table:table-cell office:value-type="string">
            <text:p>Rod. Josmar Chaves Pinto, 1000 - Jardim Marco Zero, Macapá - AP, 68903-197, Brazil</text:p>
          </table:table-cell>
          <table:table-cell office:value-type="string">
            <text:p>(96) 98406-3845</text:p>
          </table:table-cell>
        </table:table-row>
        <table:table-row table:style-name="ro1">
          <table:table-cell office:value-type="string">
            <text:p>Supermarket Fortaleza Hiper</text:p>
          </table:table-cell>
          <table:table-cell office:value-type="string">
            <text:p>R. Leopoldo Machado, 2334 - Trem, Macapá - AP, 68901-130, Brazil</text:p>
          </table:table-cell>
          <table:table-cell office:value-type="string">
            <text:p>(96) 98408-1738</text:p>
          </table:table-cell>
        </table:table-row>
        <table:table-row table:style-name="ro1">
          <table:table-cell office:value-type="string">
            <text:p>Supermarket Fortaleza Jesus de Nazaré</text:p>
          </table:table-cell>
          <table:table-cell office:value-type="string">
            <text:p>R. Leopoldo Machado, 1148 - Beirol, Macapá - AP, 68900-081, Brazil</text:p>
          </table:table-cell>
          <table:table-cell office:value-type="string">
            <text:p>(96) 98408-4395</text:p>
          </table:table-cell>
        </table:table-row>
        <table:table-row table:style-name="ro1">
          <table:table-cell office:value-type="string">
            <text:p>Supermercado Fortaleza Matriz</text:p>
          </table:table-cell>
          <table:table-cell office:value-type="string">
            <text:p>Rua Tiradentes, 1442 Trem - R. Tiradentes, 1442 - Central, Macapá - AP, 68900-098, Brazil</text:p>
          </table:table-cell>
          <table:table-cell office:value-type="string">
            <text:p>(96) 98408-8880</text:p>
          </table:table-cell>
        </table:table-row>
        <table:table-row table:style-name="ro1">
          <table:table-cell office:value-type="string">
            <text:p>Atacado do bebe</text:p>
          </table:table-cell>
          <table:table-cell office:value-type="string">
            <text:p>R. Cândido Mendes, 1477 A - Centro, Macapá - AP, 68900-100, Brazil</text:p>
          </table:table-cell>
          <table:table-cell office:value-type="string">
            <text:p>(96) 98409-3722</text:p>
          </table:table-cell>
        </table:table-row>
        <table:table-row table:style-name="ro1">
          <table:table-cell office:value-type="string">
            <text:p>Supermercado Fortaleza Laguinho</text:p>
          </table:table-cell>
          <table:table-cell office:value-type="string">
            <text:p>R. Gen. Rondon, 786 - Laguinho, Macapá - AP, 68905-160, Brazil</text:p>
          </table:table-cell>
          <table:table-cell office:value-type="string">
            <text:p>(96) 98411-4917</text:p>
          </table:table-cell>
        </table:table-row>
        <table:table-row table:style-name="ro1">
          <table:table-cell office:value-type="string">
            <text:p>Naturevida produtos naturais</text:p>
          </table:table-cell>
          <table:table-cell office:value-type="string">
            <text:p>R. São Paulo, 323 - Pacoval, Macapá - AP, 68908-360, Brazil</text:p>
          </table:table-cell>
          <table:table-cell office:value-type="string">
            <text:p>(96) 98413-6455</text:p>
          </table:table-cell>
        </table:table-row>
        <table:table-row table:style-name="ro1">
          <table:table-cell office:value-type="string">
            <text:p>Loja Natura - Centro</text:p>
          </table:table-cell>
          <table:table-cell office:value-type="string">
            <text:p>R. Cândido Mendes, 1544 - A - Central, Macapá - AP, 68900-916, Brazil</text:p>
          </table:table-cell>
          <table:table-cell office:value-type="string">
            <text:p>(96) 98415-2980</text:p>
          </table:table-cell>
        </table:table-row>
        <table:table-row table:style-name="ro1">
          <table:table-cell office:value-type="string">
            <text:p>Guaraná da Pç. Brasil - O shake do Pará</text:p>
          </table:table-cell>
          <table:table-cell office:value-type="string">
            <text:p>R. Remo Amoras de Oliveira, 1064 - Muca, Macapá - AP, 68903-198, Brazil</text:p>
          </table:table-cell>
          <table:table-cell office:value-type="string">
            <text:p>(96) 98416-1513</text:p>
          </table:table-cell>
        </table:table-row>
        <table:table-row table:style-name="ro1">
          <table:table-cell office:value-type="string">
            <text:p>Cristal Restaurante - Macapá - AP</text:p>
          </table:table-cell>
          <table:table-cell office:value-type="string">
            <text:p>AVENIDA RIO MARACÁ, 91, TÉRREO, CENTRAL, CEP 68.900-091 - Central, Macapá - AP, 68900-091, Brazil</text:p>
          </table:table-cell>
          <table:table-cell office:value-type="string">
            <text:p>(96) 98417-0711</text:p>
          </table:table-cell>
        </table:table-row>
        <table:table-row table:style-name="ro1">
          <table:table-cell office:value-type="string">
            <text:p>Bio Mundo Macapá</text:p>
          </table:table-cell>
          <table:table-cell office:value-type="string">
            <text:p>R. Independência - Central, Macapá - AP, 68900-090, Brazil</text:p>
          </table:table-cell>
          <table:table-cell office:value-type="string">
            <text:p>(96) 98419-5599</text:p>
          </table:table-cell>
        </table:table-row>
        <table:table-row table:style-name="ro1">
          <table:table-cell office:value-type="string">
            <text:p>Ponto das Ervas</text:p>
          </table:table-cell>
          <table:table-cell office:value-type="string">
            <text:p>Av. 13 de Setembro, 2180 - Buritizal, Macapá - AP, 68902-865, Brazil</text:p>
          </table:table-cell>
          <table:table-cell office:value-type="string">
            <text:p>(96) 99090-2865</text:p>
          </table:table-cell>
        </table:table-row>
        <table:table-row table:style-name="ro1">
          <table:table-cell office:value-type="string">
            <text:p>Mini Max Mercado</text:p>
          </table:table-cell>
          <table:table-cell office:value-type="string">
            <text:p>Av. Almirante Barroso, 220 - Alvorada, Macapá - AP, 68900-041, Brazil</text:p>
          </table:table-cell>
          <table:table-cell office:value-type="string">
            <text:p>(96) 99100-7705</text:p>
          </table:table-cell>
        </table:table-row>
        <table:table-row table:style-name="ro1">
          <table:table-cell office:value-type="string">
            <text:p>Cafeteria Framboesa</text:p>
          </table:table-cell>
          <table:table-cell office:value-type="string">
            <text:p>Av. Antônio Coelho de Carvalho, 10 - Centro, Macapá - AP, 68900-015, Brazil</text:p>
          </table:table-cell>
          <table:table-cell office:value-type="string">
            <text:p>(96) 99103-6311</text:p>
          </table:table-cell>
        </table:table-row>
        <table:table-row table:style-name="ro1">
          <table:table-cell office:value-type="string">
            <text:p>Cristal Restaurante</text:p>
          </table:table-cell>
          <table:table-cell office:value-type="string">
            <text:p>Av. Francisco Azarias da Silva Coelho Neto - Quiosque Nº 11 Em frente a casa do Artesão - R. Francisco Azarias Da Silva C Neto, 186 - Central, Macapá - AP, 68900-080, Brazil</text:p>
          </table:table-cell>
          <table:table-cell office:value-type="string">
            <text:p>(96) 99105-7155</text:p>
          </table:table-cell>
        </table:table-row>
        <table:table-row table:style-name="ro1">
          <table:table-cell office:value-type="string">
            <text:p>CAJU Auto Peças</text:p>
          </table:table-cell>
          <table:table-cell office:value-type="string">
            <text:p>R. Monteiro Lobato, 106 - Buritizal, Macapá - AP, 68901-326, Brazil</text:p>
          </table:table-cell>
          <table:table-cell office:value-type="string">
            <text:p>(96) 99106-6972</text:p>
          </table:table-cell>
        </table:table-row>
        <table:table-row table:style-name="ro1">
          <table:table-cell office:value-type="string">
            <text:p>Loja de roupas Atacado Macapá - Garota Antenada Moda</text:p>
          </table:table-cell>
          <table:table-cell office:value-type="string">
            <text:p>Rua BINGOA UCHÔA Shopping independência - Ao lado da Praça de alimentação - 2 piso - Central, Macapá - AP, 68900-090, Brazil</text:p>
          </table:table-cell>
          <table:table-cell office:value-type="string">
            <text:p>(96) 99107-9769</text:p>
          </table:table-cell>
        </table:table-row>
        <table:table-row table:style-name="ro1">
          <table:table-cell office:value-type="string">
            <text:p>Bio+açai fábrica de polpa de frutas</text:p>
          </table:table-cell>
          <table:table-cell office:value-type="string">
            <text:p>Av. Bananeira - Brasil Novo, Macapá - AP, 68909-338, Brazil</text:p>
          </table:table-cell>
          <table:table-cell office:value-type="string">
            <text:p>(96) 99111-1777</text:p>
          </table:table-cell>
        </table:table-row>
        <table:table-row table:style-name="ro1">
          <table:table-cell office:value-type="string">
            <text:p>Sacolão do Gel - 𝗣𝗿𝗼𝗱𝘂𝘁𝗼𝘀 𝗡𝗮𝘁𝘂𝗿𝗮𝗶𝘀</text:p>
          </table:table-cell>
          <table:table-cell office:value-type="string">
            <text:p>R. São Paulo, 461 A - Pacoval, Macapá - AP, 68908-370, Brazil</text:p>
          </table:table-cell>
          <table:table-cell office:value-type="string">
            <text:p>(96) 99114-3719</text:p>
          </table:table-cell>
        </table:table-row>
        <table:table-row table:style-name="ro1">
          <table:table-cell office:value-type="string">
            <text:p>Empório dos biquínis</text:p>
          </table:table-cell>
          <table:table-cell office:value-type="string">
            <text:p>Av. Henrique Galucio, 1006 - Central, Macapá - AP, 68900-115, Brazil</text:p>
          </table:table-cell>
          <table:table-cell office:value-type="string">
            <text:p>(96) 99115-0942</text:p>
          </table:table-cell>
        </table:table-row>
        <table:table-row table:style-name="ro1">
          <table:table-cell office:value-type="string">
            <text:p>Panificadora &amp; Confeitaria Cristal</text:p>
          </table:table-cell>
          <table:table-cell office:value-type="string">
            <text:p>Rua Socialismo, 1160 - Renascer, Macapá - AP, 68907-320, Brazil</text:p>
          </table:table-cell>
          <table:table-cell office:value-type="string">
            <text:p>(96) 99117-6500</text:p>
          </table:table-cell>
        </table:table-row>
        <table:table-row table:style-name="ro1">
          <table:table-cell office:value-type="string">
            <text:p>Attack Distribuidora: Alimentos Limpeza, Higiene, Beleza em Macapá AP</text:p>
          </table:table-cell>
          <table:table-cell office:value-type="string">
            <text:p>Av. Odete Castelo, 133 - Beirol, Macapá - AP, 68902-640, Brazil</text:p>
          </table:table-cell>
          <table:table-cell office:value-type="string">
            <text:p>(96) 99120-8543</text:p>
          </table:table-cell>
        </table:table-row>
        <table:table-row table:style-name="ro1">
          <table:table-cell office:value-type="string">
            <text:p>Mercado URBANO - Empório e Atacarejo</text:p>
          </table:table-cell>
          <table:table-cell office:value-type="string">
            <text:p>Av. Mendonça Furtado, 2111 - Santa Rita, Macapá - AP, 68901-254, Brazil</text:p>
          </table:table-cell>
          <table:table-cell office:value-type="string">
            <text:p>(96) 99122-4747</text:p>
          </table:table-cell>
        </table:table-row>
        <table:table-row table:style-name="ro1">
          <table:table-cell office:value-type="string">
            <text:p>SIRI CASCUDO</text:p>
          </table:table-cell>
          <table:table-cell office:value-type="string">
            <text:p>Av. Pedro Lazarino - Buritizal, Macapá - AP, 68902-862, Brazil</text:p>
          </table:table-cell>
          <table:table-cell office:value-type="string">
            <text:p>(96) 99124-0045</text:p>
          </table:table-cell>
        </table:table-row>
        <table:table-row table:style-name="ro1">
          <table:table-cell office:value-type="string">
            <text:p>Kazam Atacado</text:p>
          </table:table-cell>
          <table:table-cell office:value-type="string">
            <text:p>Av. Rio Grande do Norte, 496 - Pacoval, Macapá - AP, 68908-270, Brazil</text:p>
          </table:table-cell>
          <table:table-cell office:value-type="string">
            <text:p>(96) 99125-5373</text:p>
          </table:table-cell>
        </table:table-row>
        <table:table-row table:style-name="ro1">
          <table:table-cell office:value-type="string">
            <text:p>Delícia Chopp Gourmet</text:p>
          </table:table-cell>
          <table:table-cell office:value-type="string">
            <text:p>Av. Pedro Lazarino, 335 - Beirol, Macapá - AP, 68902-862, Brazil</text:p>
          </table:table-cell>
          <table:table-cell office:value-type="string">
            <text:p>(96) 99127-1588</text:p>
          </table:table-cell>
        </table:table-row>
        <table:table-row table:style-name="ro1">
          <table:table-cell office:value-type="string">
            <text:p>Atacadão Multimarcas - cama, mesa e banho</text:p>
          </table:table-cell>
          <table:table-cell office:value-type="string">
            <text:p>Av. Padre Júlio Maria Lombaerd, 771c - Central, Macapá - AP, 68900-030, Brazil</text:p>
          </table:table-cell>
          <table:table-cell office:value-type="string">
            <text:p>(96) 99127-7802</text:p>
          </table:table-cell>
        </table:table-row>
        <table:table-row table:style-name="ro1">
          <table:table-cell office:value-type="string">
            <text:p>Atacadão Das Makes</text:p>
          </table:table-cell>
          <table:table-cell office:value-type="string">
            <text:p>Av. Mendonça Júnior, 38 - Central, Macapá - AP, 68900-020, Brazil</text:p>
          </table:table-cell>
          <table:table-cell office:value-type="string">
            <text:p>(96) 99136-8457</text:p>
          </table:table-cell>
        </table:table-row>
        <table:table-row table:style-name="ro1">
          <table:table-cell office:value-type="string">
            <text:p>Sorveteria Santa Clara BR</text:p>
          </table:table-cell>
          <table:table-cell office:value-type="string">
            <text:p>BR-210, 1889 - Jardim Felicidade, Macapá - AP, 68909-130, Brazil</text:p>
          </table:table-cell>
          <table:table-cell office:value-type="string">
            <text:p>(96) 99142-6692</text:p>
          </table:table-cell>
        </table:table-row>
        <table:table-row table:style-name="ro1">
          <table:table-cell office:value-type="string">
            <text:p>Forte Camarão Rosa</text:p>
          </table:table-cell>
          <table:table-cell office:value-type="string">
            <text:p>R. Hildemar Maia, 3900 - Muca, Macapá - AP, 68902-335, Brazil</text:p>
          </table:table-cell>
          <table:table-cell office:value-type="string">
            <text:p>(96) 99148-5242</text:p>
          </table:table-cell>
        </table:table-row>
        <table:table-row table:style-name="ro1">
          <table:table-cell office:value-type="string">
            <text:p>Vida e Saúde: Produtos Naturais</text:p>
          </table:table-cell>
          <table:table-cell office:value-type="string">
            <text:p>R. Nove, 928 - Marabaixo, Macapá - AP, 68906-519, Brazil</text:p>
          </table:table-cell>
          <table:table-cell office:value-type="string">
            <text:p>(96) 99148-6830</text:p>
          </table:table-cell>
        </table:table-row>
        <table:table-row table:style-name="ro1">
          <table:table-cell office:value-type="string">
            <text:p>Ariba Orgânico</text:p>
          </table:table-cell>
          <table:table-cell office:value-type="string">
            <text:p>Avenida Pedro Wanderley Fernandes N*: 1935 - Novo Horizonte, Macapá - AP, 68909-832, Brazil</text:p>
          </table:table-cell>
          <table:table-cell office:value-type="string">
            <text:p>(96) 99152-2107</text:p>
          </table:table-cell>
        </table:table-row>
        <table:table-row table:style-name="ro1">
          <table:table-cell office:value-type="string">
            <text:p>Moriá Atacado e Varejo</text:p>
          </table:table-cell>
          <table:table-cell office:value-type="string">
            <text:p>Av. Henrique Galucio - Central, Macapá - AP, 68900-115, Brazil</text:p>
          </table:table-cell>
          <table:table-cell office:value-type="string">
            <text:p>(96) 99153-9723</text:p>
          </table:table-cell>
        </table:table-row>
        <table:table-row table:style-name="ro1">
          <table:table-cell office:value-type="string">
            <text:p>Simone Biscoitos</text:p>
          </table:table-cell>
          <table:table-cell office:value-type="string">
            <text:p>Av. Cabo Velho, 1545 - Congós, Macapá - AP, 68904-370, Brazil</text:p>
          </table:table-cell>
          <table:table-cell office:value-type="string">
            <text:p>(96) 99154-6952</text:p>
          </table:table-cell>
        </table:table-row>
        <table:table-row table:style-name="ro1">
          <table:table-cell office:value-type="string">
            <text:p>Água Mineral Cristal da Serra</text:p>
          </table:table-cell>
          <table:table-cell office:value-type="string">
            <text:p>Rod. AP 440 Km 09 - Rua Linha F, nº481 - Macapá, AP, 68900-000, Brazil</text:p>
          </table:table-cell>
          <table:table-cell office:value-type="string">
            <text:p>(96) 99165-2008</text:p>
          </table:table-cell>
        </table:table-row>
        <table:table-row table:style-name="ro1">
          <table:table-cell office:value-type="string">
            <text:p>Só Castanhas</text:p>
          </table:table-cell>
          <table:table-cell office:value-type="string">
            <text:p>Rua do Porto S/N - Monte Dourado, Almeirim - PA, 68240-000, Brazil</text:p>
          </table:table-cell>
          <table:table-cell office:value-type="string">
            <text:p>(96) 99165-9156</text:p>
          </table:table-cell>
        </table:table-row>
        <table:table-row table:style-name="ro1">
          <table:table-cell office:value-type="string">
            <text:p>Cristal Decor</text:p>
          </table:table-cell>
          <table:table-cell office:value-type="string">
            <text:p>Av. Procópio Rola, 1290 A - Centro, Macapá - AP, 68908-081, Brazil</text:p>
          </table:table-cell>
          <table:table-cell office:value-type="string">
            <text:p>(96) 99172-6589</text:p>
          </table:table-cell>
        </table:table-row>
        <table:table-row table:style-name="ro1">
          <table:table-cell office:value-type="string">
            <text:p>Terra Nutry agro</text:p>
          </table:table-cell>
          <table:table-cell office:value-type="string">
            <text:p>R. Santos Dumont, 3167 - Buritizal, Macapá - AP, 68902-880, Brazil</text:p>
          </table:table-cell>
          <table:table-cell office:value-type="string">
            <text:p>(96) 99172-7042</text:p>
          </table:table-cell>
        </table:table-row>
        <table:table-row table:style-name="ro1">
          <table:table-cell office:value-type="string">
            <text:p>Ponto das Ervas</text:p>
          </table:table-cell>
          <table:table-cell office:value-type="string">
            <text:p>Av. Carlos Lins Cortes, 1705 - Infraero, Macapá - AP, 68908-811, Brazil</text:p>
          </table:table-cell>
          <table:table-cell office:value-type="string">
            <text:p>(96) 99172-7068</text:p>
          </table:table-cell>
        </table:table-row>
        <table:table-row table:style-name="ro1">
          <table:table-cell office:value-type="string">
            <text:p>Empório Miranda</text:p>
          </table:table-cell>
          <table:table-cell office:value-type="string">
            <text:p>R. Guanabara, 814 - Pacoval, Macapá - AP, 68908-310, Brazil</text:p>
          </table:table-cell>
          <table:table-cell office:value-type="string">
            <text:p>(96) 99175-5392</text:p>
          </table:table-cell>
        </table:table-row>
        <table:table-row table:style-name="ro1">
          <table:table-cell office:value-type="string">
            <text:p>Empório Jardins &amp; Cia</text:p>
          </table:table-cell>
          <table:table-cell office:value-type="string">
            <text:p>Rod. Br 156, 552 - Cj - Marabaixo, Macapá - AP, 68909-094, Brazil</text:p>
          </table:table-cell>
          <table:table-cell office:value-type="string">
            <text:p>(96) 99180-9460</text:p>
          </table:table-cell>
        </table:table-row>
        <table:table-row table:style-name="ro1">
          <table:table-cell office:value-type="string">
            <text:p>Serviço Nacional de Aprendizagem do Cooperativismo - SESCOOP-AP</text:p>
          </table:table-cell>
          <table:table-cell office:value-type="string">
            <text:p>R. Tiradentes, 102 - Central, Macapá - AP, 68900-098, Brazil</text:p>
          </table:table-cell>
          <table:table-cell office:value-type="string">
            <text:p>(96) 99182-2981</text:p>
          </table:table-cell>
        </table:table-row>
        <table:table-row table:style-name="ro1">
          <table:table-cell office:value-type="string">
            <text:p>Mercadão HPL</text:p>
          </table:table-cell>
          <table:table-cell office:value-type="string">
            <text:p>BR-210, 368 - Brasil Novo, Macapá - AP, 68908-973, Brazil</text:p>
          </table:table-cell>
          <table:table-cell office:value-type="string">
            <text:p>(96) 99190-3233</text:p>
          </table:table-cell>
        </table:table-row>
        <table:table-row table:style-name="ro1">
          <table:table-cell office:value-type="string">
            <text:p>Grupo Cristal Solar</text:p>
          </table:table-cell>
          <table:table-cell office:value-type="string">
            <text:p>Rod - Br 156, 2789 - Morada das Palmeiras, Macapá - AP, 68909-883, Brazil</text:p>
          </table:table-cell>
          <table:table-cell office:value-type="string">
            <text:p>(96) 99190-5460</text:p>
          </table:table-cell>
        </table:table-row>
        <table:table-row table:style-name="ro1">
          <table:table-cell office:value-type="string">
            <text:p>Empório Villa Café</text:p>
          </table:table-cell>
          <table:table-cell office:value-type="string">
            <text:p>Villa Nova Shopping - Av. Pres. Vargas, 341 - Sala 18 - Central, Macapá - AP, 68900-070, Brazil</text:p>
          </table:table-cell>
          <table:table-cell office:value-type="string">
            <text:p>(96) 99191-1014</text:p>
          </table:table-cell>
        </table:table-row>
        <table:table-row table:style-name="ro1">
          <table:table-cell office:value-type="string">
            <text:p>Empório K - Maison</text:p>
          </table:table-cell>
          <table:table-cell office:value-type="string">
            <text:p>Av. Machado de Assis, 301 - Central, Macapá - AP, 68900-066, Brazil</text:p>
          </table:table-cell>
          <table:table-cell office:value-type="string">
            <text:p>(96) 99200-8918</text:p>
          </table:table-cell>
        </table:table-row>
        <table:table-row table:style-name="ro1">
          <table:table-cell office:value-type="string">
            <text:p>Supermarket Child Jesus</text:p>
          </table:table-cell>
          <table:table-cell office:value-type="string">
            <text:p>BR-210, 541 - Macapá, AP, 68905, Brazil</text:p>
          </table:table-cell>
          <table:table-cell office:value-type="string">
            <text:p>(96) 99204-5612</text:p>
          </table:table-cell>
        </table:table-row>
        <table:table-row table:style-name="ro1">
          <table:table-cell office:value-type="string">
            <text:p>Empório jalecos</text:p>
          </table:table-cell>
          <table:table-cell office:value-type="string">
            <text:p>Av. Ben-Hur C. Alves - Jardim Marco Zero, Macapá - AP, 68903-330, Brazil</text:p>
          </table:table-cell>
          <table:table-cell office:value-type="string">
            <text:p>(96) 99976-5858</text:p>
          </table:table-cell>
        </table:table-row>
        <table:table-row table:style-name="ro1">
          <table:table-cell office:value-type="string">
            <text:p>Rua cajui. Santa Etelvina</text:p>
          </table:table-cell>
          <table:table-cell office:value-type="string">
            <text:p>R. Cajuí - Santa Etelvina, Manaus - AM, 69017-290, Brazil</text:p>
          </table:table-cell>
          <table:table-cell office:value-type="string">
            <text:p>(97) 98446-5553</text:p>
          </table:table-cell>
        </table:table-row>
        <table:table-row table:style-name="ro1">
          <table:table-cell office:value-type="string">
            <text:p>Cristal Jóias</text:p>
          </table:table-cell>
          <table:table-cell office:value-type="string">
            <text:p>R. Benedito Leite, 1241 - Centro, Imperatriz - MA, 65903-290, Brazil</text:p>
          </table:table-cell>
          <table:table-cell office:value-type="string">
            <text:p>(99) 98100-7878</text:p>
          </table:table-cell>
        </table:table-row>
        <table:table-row table:style-name="ro1">
          <table:table-cell office:value-type="string">
            <text:p>Lia Variedades Atacado e Varejo •Sandálias Havaianas •Cosméticos</text:p>
          </table:table-cell>
          <table:table-cell office:value-type="string">
            <text:p>R. Benedito Leite, 1560 B - Mercadinho, Imperatriz - MA, 65900-090, Brazil</text:p>
          </table:table-cell>
          <table:table-cell office:value-type="string">
            <text:p>(99) 98103-1111</text:p>
          </table:table-cell>
        </table:table-row>
        <table:table-row table:style-name="ro1">
          <table:table-cell office:value-type="string">
            <text:p>Big Farm Saúde Natural</text:p>
          </table:table-cell>
          <table:table-cell office:value-type="string">
            <text:p>Av. Pedro Neiva de Santana, Km 5 - Ecopark - R. João Paulo II, 3 - Vila Machado, Imperatriz - MA, 65919-555, Brazil</text:p>
          </table:table-cell>
          <table:table-cell office:value-type="string">
            <text:p>(99) 98103-2024</text:p>
          </table:table-cell>
        </table:table-row>
        <table:table-row table:style-name="ro1">
          <table:table-cell office:value-type="string">
            <text:p>Armazém Fit Store | Imperatriz</text:p>
          </table:table-cell>
          <table:table-cell office:value-type="string">
            <text:p>R. Alagoas, 704 - Juçara, Imperatriz - MA, 65919-170, Brazil</text:p>
          </table:table-cell>
          <table:table-cell office:value-type="string">
            <text:p>(99) 98112-5086</text:p>
          </table:table-cell>
        </table:table-row>
        <table:table-row table:style-name="ro1">
          <table:table-cell office:value-type="string">
            <text:p>Churrascaria Pé de Caju</text:p>
          </table:table-cell>
          <table:table-cell office:value-type="string">
            <text:p>R. Vinicius de Moraes, 13 - Vila Parati, Imperatriz - MA, 65913-500, Brazil</text:p>
          </table:table-cell>
          <table:table-cell office:value-type="string">
            <text:p>(99) 98125-7910</text:p>
          </table:table-cell>
        </table:table-row>
        <table:table-row table:style-name="ro1">
          <table:table-cell office:value-type="string">
            <text:p>Amazon life</text:p>
          </table:table-cell>
          <table:table-cell office:value-type="string">
            <text:p>R. Pernambuco, 1120 - Mercadinho, Imperatriz - MA, 65901-300, Brazil</text:p>
          </table:table-cell>
          <table:table-cell office:value-type="string">
            <text:p>(99) 98126-9236</text:p>
          </table:table-cell>
        </table:table-row>
        <table:table-row table:style-name="ro1">
          <table:table-cell office:value-type="string">
            <text:p>Lojas Feirão</text:p>
          </table:table-cell>
          <table:table-cell office:value-type="string">
            <text:p>Av. Dorgival Pinheiro de Sousa, 669 - Centro, Imperatriz - MA, 65900-110, Brazil</text:p>
          </table:table-cell>
          <table:table-cell office:value-type="string">
            <text:p>(99) 98153-6828</text:p>
          </table:table-cell>
        </table:table-row>
        <table:table-row table:style-name="ro1">
          <table:table-cell office:value-type="string">
            <text:p>Empório Do Marisco</text:p>
          </table:table-cell>
          <table:table-cell office:value-type="string">
            <text:p>R. Amazonas - Nova Imperatriz, Imperatriz - MA, 65901-520, Brazil</text:p>
          </table:table-cell>
          <table:table-cell office:value-type="string">
            <text:p>(99) 98168-2080</text:p>
          </table:table-cell>
        </table:table-row>
        <table:table-row table:style-name="ro1">
          <table:table-cell office:value-type="string">
            <text:p>Bem Estar Life IMPERATRIZ</text:p>
          </table:table-cell>
          <table:table-cell office:value-type="string">
            <text:p>Loja Produtos Naturais, Inibidor de Apetite Remédio para Emagrecer, Produto Para Emagrecer Suplementos, Chá Regu Life Vitaminas e Minerais, Bem Estar Life - Av. Dorgival Pinheiro de Sousa, 282 - Centro, Imperatriz - MA, 65903-270, Brazil</text:p>
          </table:table-cell>
          <table:table-cell office:value-type="string">
            <text:p>(99) 98176-5302</text:p>
          </table:table-cell>
        </table:table-row>
        <table:table-row table:style-name="ro1">
          <table:table-cell office:value-type="string">
            <text:p>EMILLY STORE ATACADO E VAREJO</text:p>
          </table:table-cell>
          <table:table-cell office:value-type="string">
            <text:p>R. Coriolano Milhomem, 1471 A - Centro, Imperatriz - MA, 65900-330, Brazil</text:p>
          </table:table-cell>
          <table:table-cell office:value-type="string">
            <text:p>(99) 98184-1232</text:p>
          </table:table-cell>
        </table:table-row>
        <table:table-row table:style-name="ro1">
          <table:table-cell office:value-type="string">
            <text:p>Clínica Odontológica - Sorriso Cristal</text:p>
          </table:table-cell>
          <table:table-cell office:value-type="string">
            <text:p>R. Coriolano Milhomem, 1633 - Centro, Imperatriz - MA, 65900-330, Brazil</text:p>
          </table:table-cell>
          <table:table-cell office:value-type="string">
            <text:p>(99) 98193-3347</text:p>
          </table:table-cell>
        </table:table-row>
        <table:table-row table:style-name="ro1">
          <table:table-cell office:value-type="string">
            <text:p>Lava Jato do Cabeludo</text:p>
          </table:table-cell>
          <table:table-cell office:value-type="string">
            <text:p>R. Antônio de Miranda, 1795 - Entroncamento, Imperatriz - MA, 65900-000, Brazil</text:p>
          </table:table-cell>
          <table:table-cell office:value-type="string">
            <text:p>(99) 98197-6638</text:p>
          </table:table-cell>
        </table:table-row>
        <table:table-row table:style-name="ro1">
          <table:table-cell office:value-type="string">
            <text:p>We Natural 🧡🌱</text:p>
          </table:table-cell>
          <table:table-cell office:value-type="string">
            <text:p>R. Piauí, 580 - Shopping, Tocantins piso 1 - Centro, Imperatriz - MA, 65901-610, Brazil</text:p>
          </table:table-cell>
          <table:table-cell office:value-type="string">
            <text:p>(99) 98254-4088</text:p>
          </table:table-cell>
        </table:table-row>
        <table:table-row table:style-name="ro1">
          <table:table-cell office:value-type="string">
            <text:p>Cozinha Doce</text:p>
          </table:table-cell>
          <table:table-cell office:value-type="string">
            <text:p>R. Magalhães de Almeida, 180 - Centro, Imperatriz - MA, 65900-000, Brazil</text:p>
          </table:table-cell>
          <table:table-cell office:value-type="string">
            <text:p>(99) 98400-7756</text:p>
          </table:table-cell>
        </table:table-row>
        <table:table-row table:style-name="ro1">
          <table:table-cell office:value-type="string">
            <text:p>NatuVida Loja 102</text:p>
          </table:table-cell>
          <table:table-cell office:value-type="string">
            <text:p>Shopping da Cidade Natuvida - R. João Lisboa, 1456 - Loja 102 - Centro, Imperatriz - MA, 65900-000, Brazil</text:p>
          </table:table-cell>
          <table:table-cell office:value-type="string">
            <text:p>(99) 98402-0043</text:p>
          </table:table-cell>
        </table:table-row>
        <table:table-row table:style-name="ro1">
          <table:table-cell office:value-type="string">
            <text:p>Casa Natural</text:p>
          </table:table-cell>
          <table:table-cell office:value-type="string">
            <text:p>R. Luís Domingues, 1222 - Centro, Imperatriz - MA, 65900-245, Brazil</text:p>
          </table:table-cell>
          <table:table-cell office:value-type="string">
            <text:p>(99) 98412-7252</text:p>
          </table:table-cell>
        </table:table-row>
        <table:table-row table:style-name="ro1">
          <table:table-cell office:value-type="string">
            <text:p>Dacloset loja de roupa Atacado e Varejo</text:p>
          </table:table-cell>
          <table:table-cell office:value-type="string">
            <text:p>Av. Dorgival Pinheiro de Sousa, 153 - Centro, Imperatriz - MA, 65903-280, Brazil</text:p>
          </table:table-cell>
          <table:table-cell office:value-type="string">
            <text:p>(99) 98436-9428</text:p>
          </table:table-cell>
        </table:table-row>
        <table:table-row table:style-name="ro1">
          <table:table-cell office:value-type="string">
            <text:p>Empório Hamburgueria Artesanal</text:p>
          </table:table-cell>
          <table:table-cell office:value-type="string">
            <text:p>R. Euclides da Cunha, 973 - Vila Nova, Imperatriz - MA, 65912-180, Brazil</text:p>
          </table:table-cell>
          <table:table-cell office:value-type="string">
            <text:p>(99) 98443-1304</text:p>
          </table:table-cell>
        </table:table-row>
        <table:table-row table:style-name="ro1">
          <table:table-cell office:value-type="string">
            <text:p>Emporium Natural Itz</text:p>
          </table:table-cell>
          <table:table-cell office:value-type="string">
            <text:p>Av. Pedro Neiva de Santana - Vila Lobão, Imperatriz - MA, 65900-000, Brazil</text:p>
          </table:table-cell>
          <table:table-cell office:value-type="string">
            <text:p>(99) 98447-0456</text:p>
          </table:table-cell>
        </table:table-row>
        <table:table-row table:style-name="ro1">
          <table:table-cell office:value-type="string">
            <text:p>Empório Pão Nobre</text:p>
          </table:table-cell>
          <table:table-cell office:value-type="string">
            <text:p>Rua Ceará, 440, Juçara, 65 - 907-090 - Juçara, Imperatriz - MA, 65907-090, Brazil</text:p>
          </table:table-cell>
          <table:table-cell office:value-type="string">
            <text:p>(99) 98449-9696</text:p>
          </table:table-cell>
        </table:table-row>
        <table:table-row table:style-name="ro1">
          <table:table-cell office:value-type="string">
            <text:p>Empório Garden Center - Flores e Plantas em Imperatriz - MA</text:p>
          </table:table-cell>
          <table:table-cell office:value-type="string">
            <text:p>R. Mato Grosso, 100 - Maranhão Novo, Imperatriz - MA, 65903-050, Brazil</text:p>
          </table:table-cell>
          <table:table-cell office:value-type="string">
            <text:p>(99) 98465-6000</text:p>
          </table:table-cell>
        </table:table-row>
        <table:table-row table:style-name="ro1">
          <table:table-cell office:value-type="string">
            <text:p>Momê Açaí - Bernardo Sayão</text:p>
          </table:table-cell>
          <table:table-cell office:value-type="string">
            <text:p>Av. Bernardo Sayão, 1221 - Tres Poderes, Imperatriz - MA, 65903-250, Brazil</text:p>
          </table:table-cell>
          <table:table-cell office:value-type="string">
            <text:p>(99) 98481-0944</text:p>
          </table:table-cell>
        </table:table-row>
        <table:table-row table:style-name="ro1">
          <table:table-cell office:value-type="string">
            <text:p>Empório Boaretto</text:p>
          </table:table-cell>
          <table:table-cell office:value-type="string">
            <text:p>Imperatriz Medical Center - loja 19 - Maranhão Novo, Imperatriz - MA, 65903-075, Brazil</text:p>
          </table:table-cell>
          <table:table-cell office:value-type="string">
            <text:p>(99) 98493-3147</text:p>
          </table:table-cell>
        </table:table-row>
        <table:table-row table:style-name="ro1">
          <table:table-cell office:value-type="string">
            <text:p>Lavest Moda Intima - Atacado</text:p>
          </table:table-cell>
          <table:table-cell office:value-type="string">
            <text:p>Plazar Jardim - R. Pajeú, N° 28 - Parque das Palmeiras, Imperatriz - MA, 65911-775, Brazil</text:p>
          </table:table-cell>
          <table:table-cell office:value-type="string">
            <text:p>(99) 98499-3630</text:p>
          </table:table-cell>
        </table:table-row>
        <table:table-row table:style-name="ro1">
          <table:table-cell office:value-type="string">
            <text:p>Delícias Du Pará Itz</text:p>
          </table:table-cell>
          <table:table-cell office:value-type="string">
            <text:p>R. Godofredo Viana, 814 - Centro, Imperatriz - MA, 65900-210, Brazil</text:p>
          </table:table-cell>
          <table:table-cell office:value-type="string">
            <text:p>(99) 98524-5942</text:p>
          </table:table-cell>
        </table:table-row>
        <table:table-row table:style-name="ro1">
          <table:table-cell office:value-type="string">
            <text:p>Puro Natureba</text:p>
          </table:table-cell>
          <table:table-cell office:value-type="string">
            <text:p>R. Piauí, 630 - Centro, Imperatriz - MA, 65901-600, Brazil</text:p>
          </table:table-cell>
          <table:table-cell office:value-type="string">
            <text:p>(99) 98539-9898</text:p>
          </table:table-cell>
        </table:table-row>
        <table:table-row table:style-name="ro1">
          <table:table-cell office:value-type="string">
            <text:p>Cristal Artigos Em Cetim</text:p>
          </table:table-cell>
          <table:table-cell office:value-type="string">
            <text:p>R. Cristo Salvador - Leandra Bacuri, Imperatriz - MA, 65900-856, Brazil</text:p>
          </table:table-cell>
          <table:table-cell office:value-type="string">
            <text:p>(99) 98856-0291</text:p>
          </table:table-cell>
        </table:table-row>
        <table:table-row table:style-name="ro1">
          <table:table-cell office:value-type="string">
            <text:p>Mundo Verde Imperial Shopping</text:p>
          </table:table-cell>
          <table:table-cell office:value-type="string">
            <text:p>Br 010, Numero 100 Shopping Imperial - Jardim Sao Luis, Imperatriz - MA, 65913-015, Brazil</text:p>
          </table:table-cell>
          <table:table-cell office:value-type="string">
            <text:p>(99) 99101-6434</text:p>
          </table:table-cell>
        </table:table-row>
        <table:table-row table:style-name="ro1">
          <table:table-cell office:value-type="string">
            <text:p>Atacadão JM Moda Masculina &amp; Feminina</text:p>
          </table:table-cell>
          <table:table-cell office:value-type="string">
            <text:p>R. Simplício Moreira, 3168 - Bacuri, Imperatriz - MA, 65907-190, Brazil</text:p>
          </table:table-cell>
          <table:table-cell office:value-type="string">
            <text:p>(99) 99102-2433</text:p>
          </table:table-cell>
        </table:table-row>
        <table:table-row table:style-name="ro1">
          <table:table-cell office:value-type="string">
            <text:p>Empório Gicelly Santos | Imperatriz - Ma</text:p>
          </table:table-cell>
          <table:table-cell office:value-type="string">
            <text:p>R. São Francisco, 880 - Nova Imperatriz, Imperatriz - MA, 65907-050, Brazil</text:p>
          </table:table-cell>
          <table:table-cell office:value-type="string">
            <text:p>(99) 99123-0018</text:p>
          </table:table-cell>
        </table:table-row>
        <table:table-row table:style-name="ro1">
          <table:table-cell office:value-type="string">
            <text:p>EMPÓRIO DA EVA</text:p>
          </table:table-cell>
          <table:table-cell office:value-type="string">
            <text:p>R. São Francisco, 424 - Vila Lobão, Imperatriz - MA, 65910-170, Brazil</text:p>
          </table:table-cell>
          <table:table-cell office:value-type="string">
            <text:p>(99) 99124-4974</text:p>
          </table:table-cell>
        </table:table-row>
        <table:table-row table:style-name="ro1">
          <table:table-cell office:value-type="string">
            <text:p>Francarnes / Empório e Distribuição.</text:p>
          </table:table-cell>
          <table:table-cell office:value-type="string">
            <text:p>R. Simplício Moreira, 3450 - Bacuri, Imperatriz - MA, 65901-490, Brazil</text:p>
          </table:table-cell>
          <table:table-cell office:value-type="string">
            <text:p>(99) 99126-4555</text:p>
          </table:table-cell>
        </table:table-row>
        <table:table-row table:style-name="ro1">
          <table:table-cell office:value-type="string">
            <text:p>Imperatriz Variedades</text:p>
          </table:table-cell>
          <table:table-cell office:value-type="string">
            <text:p>Rua Sousa Lima, 629 - Centro, Imperatriz - MA, 65900-320, Brazil</text:p>
          </table:table-cell>
          <table:table-cell office:value-type="string">
            <text:p>(99) 99128-7675</text:p>
          </table:table-cell>
        </table:table-row>
        <table:table-row table:style-name="ro1">
          <table:table-cell office:value-type="string">
            <text:p>DeMillus Imperatriz</text:p>
          </table:table-cell>
          <table:table-cell office:value-type="string">
            <text:p>R. Coriolano Milhomem, 519 - Nova Imperatriz, Imperatriz - MA, 65900-000, Brazil</text:p>
          </table:table-cell>
          <table:table-cell office:value-type="string">
            <text:p>(99) 99132-3962</text:p>
          </table:table-cell>
        </table:table-row>
        <table:table-row table:style-name="ro1">
          <table:table-cell office:value-type="string">
            <text:p>Frutos de Goiás Imperatriz</text:p>
          </table:table-cell>
          <table:table-cell office:value-type="string">
            <text:p>R. Godofredo Viana, 660 - Centro, Imperatriz - MA, 65900-100, Brazil</text:p>
          </table:table-cell>
          <table:table-cell office:value-type="string">
            <text:p>(99) 99133-9621</text:p>
          </table:table-cell>
        </table:table-row>
        <table:table-row table:style-name="ro1">
          <table:table-cell office:value-type="string">
            <text:p>Ateliê do açaí</text:p>
          </table:table-cell>
          <table:table-cell office:value-type="string">
            <text:p>R. Alagoas, 1065 - Juçara, Imperatriz - MA, 65000-000, Brazil</text:p>
          </table:table-cell>
          <table:table-cell office:value-type="string">
            <text:p>(99) 99151-2437</text:p>
          </table:table-cell>
        </table:table-row>
        <table:table-row table:style-name="ro1">
          <table:table-cell office:value-type="string">
            <text:p>Ricco Alimentos</text:p>
          </table:table-cell>
          <table:table-cell office:value-type="string">
            <text:p>R. Aquiles Lisboa, 965 - Mercadinho, Imperatriz - MA, 65913-483, Brazil</text:p>
          </table:table-cell>
          <table:table-cell office:value-type="string">
            <text:p>(99) 99156-2121</text:p>
          </table:table-cell>
        </table:table-row>
        <table:table-row table:style-name="ro1">
          <table:table-cell office:value-type="string">
            <text:p>Empório vil carnes</text:p>
          </table:table-cell>
          <table:table-cell office:value-type="string">
            <text:p>Av. Babaçulândia, 52 - Entroncamento, Imperatriz - MA, 65913-475, Brazil</text:p>
          </table:table-cell>
          <table:table-cell office:value-type="string">
            <text:p>(99) 99170-8210</text:p>
          </table:table-cell>
        </table:table-row>
        <table:table-row table:style-name="ro1">
          <table:table-cell office:value-type="string">
            <text:p>Atacadão Dos Bones</text:p>
          </table:table-cell>
          <table:table-cell office:value-type="string">
            <text:p>Av. Dorgival Pinheiro de Sousa, 1058-A - Centro, Imperatriz - MA, 65903-270, Brazil</text:p>
          </table:table-cell>
          <table:table-cell office:value-type="string">
            <text:p>(99) 99173-7061</text:p>
          </table:table-cell>
        </table:table-row>
        <table:table-row table:style-name="ro1">
          <table:table-cell office:value-type="string">
            <text:p>Paraíso das Frutas</text:p>
          </table:table-cell>
          <table:table-cell office:value-type="string">
            <text:p>n1567 - R. Paraíba - Mercadinho, Imperatriz - MA, 65901-290, Brazil</text:p>
          </table:table-cell>
          <table:table-cell office:value-type="string">
            <text:p>(99) 99177-1773</text:p>
          </table:table-cell>
        </table:table-row>
        <table:table-row table:style-name="ro1">
          <table:table-cell office:value-type="string">
            <text:p>Cristal Gelo Itz-MA</text:p>
          </table:table-cell>
          <table:table-cell office:value-type="string">
            <text:p>Rua sete - esquina com a - Av. Silvino Santos, 92 - Imigrantes, Imperatriz - MA, 65906-070, Brazil</text:p>
          </table:table-cell>
          <table:table-cell office:value-type="string">
            <text:p>(99) 99178-3752</text:p>
          </table:table-cell>
        </table:table-row>
        <table:table-row table:style-name="ro1">
          <table:table-cell office:value-type="string">
            <text:p>Atacadão Oliveira</text:p>
          </table:table-cell>
          <table:table-cell office:value-type="string">
            <text:p>R. Benedito Leite, 155 - Mercadinho, Imperatriz - MA, 65901-307, Brazil</text:p>
          </table:table-cell>
          <table:table-cell office:value-type="string">
            <text:p>(99) 99178-8141</text:p>
          </table:table-cell>
        </table:table-row>
        <table:table-row table:style-name="ro1">
          <table:table-cell office:value-type="string">
            <text:p>Empório do Sabor - Cafeteria e Padaria</text:p>
          </table:table-cell>
          <table:table-cell office:value-type="string">
            <text:p>Av. Getúlio Vargas, 443 - Centro, Imperatriz - MA, 65901-450, Brazil</text:p>
          </table:table-cell>
          <table:table-cell office:value-type="string">
            <text:p>(99) 99191-6574</text:p>
          </table:table-cell>
        </table:table-row>
        <table:table-row table:style-name="ro1">
          <table:table-cell office:value-type="string">
            <text:p>Emporium Emílio Carnes</text:p>
          </table:table-cell>
          <table:table-cell office:value-type="string">
            <text:p>Av. Newton Bello, S/N - Santa Rita, Imperatriz - MA, 65906-590, Brazil</text:p>
          </table:table-cell>
          <table:table-cell office:value-type="string">
            <text:p>(99) 99192-4064</text:p>
          </table:table-cell>
        </table:table-row>
        <table:table-row table:style-name="ro1">
          <table:table-cell office:value-type="string">
            <text:p>Ruth confect</text:p>
          </table:table-cell>
          <table:table-cell office:value-type="string">
            <text:p>R. Pernambuco, 1325 - Nova Imperatriz, Imperatriz - MA, 65907-270, Brazil</text:p>
          </table:table-cell>
          <table:table-cell office:value-type="string">
            <text:p>(99) 99219-1168</text:p>
          </table:table-cell>
        </table:table-row>
        <table:table-row table:style-name="ro1">
          <table:table-cell office:value-type="string">
            <text:p>EP Naturais</text:p>
          </table:table-cell>
          <table:table-cell office:value-type="string">
            <text:p>Av. Bernardo Sayão, 311 - Tres Poderes, Imperatriz - MA, 65903-250, Brazil</text:p>
          </table:table-cell>
          <table:table-cell office:value-type="string">
            <text:p>(99) 99290-6400</text:p>
          </table:table-cell>
        </table:table-row>
        <table:table-row table:style-name="ro1">
          <table:table-cell office:value-type="string">
            <text:p>Barraca de castanha de caju e Pará da raylane</text:p>
          </table:table-cell>
          <table:table-cell office:value-type="string">
            <text:p>Br010, Imperatriz - MA, 65918-495, Brazil</text:p>
          </table:table-cell>
          <table:table-cell office:value-type="string">
            <text:p>(99) 99631-2228</text:p>
          </table:table-cell>
        </table:table-row>
        <table:table-row table:style-name="ro1">
          <table:table-cell office:value-type="string">
            <text:p>Atacadão JP</text:p>
          </table:table-cell>
          <table:table-cell office:value-type="string">
            <text:p>Esquina com Getúlio Vargas - Rua Sousa Lima, 669 - Centro, Imperatriz - MA, 65900-320, Brazil</text:p>
          </table:table-cell>
          <table:table-cell office:value-type="string">
            <text:p>(99) 99802-8670</text:p>
          </table:table-cell>
        </table:table-row>
        <table:table-row table:style-name="ro1">
          <table:table-cell office:value-type="string">
            <text:p>Chris Marisco</text:p>
          </table:table-cell>
          <table:table-cell office:value-type="string">
            <text:p>Av. Beira Rio - Centro, Imperatriz - MA, 65900-055, Brazil</text:p>
          </table:table-cell>
          <table:table-cell office:value-type="string">
            <text:p>(99) 99903-1827</text:p>
          </table:table-cell>
        </table:table-row>
        <table:table-row table:style-name="ro1">
          <table:table-cell office:value-type="string">
            <text:p>Orgânicos Avelar</text:p>
          </table:table-cell>
          <table:table-cell office:value-type="string">
            <text:p>Av. Paulo Camilo Pena - Belvedere, Belo Horizonte - MG, 30320-380, Brazil</text:p>
          </table:table-cell>
          <table:table-cell office:value-type="string">
            <text:p>99174-1375</text:p>
          </table:table-cell>
        </table:table-row>
      </table:table>
      <table:table table:name="fixos" table:style-name="ta2" table:print="false">
        <office:forms form:automatic-focus="false" form:apply-design-mode="false"/>
        <table:table-column table:style-name="co4" table:number-columns-repeated="3" table:default-cell-style-name="ce1"/>
        <table:table-row table:style-name="ro1">
          <table:table-cell office:value-type="string">
            <text:p>Mercado Salvador</text:p>
          </table:table-cell>
          <table:table-cell office:value-type="string">
            <text:p>Av. Salvador Jorge Velho, 741 - Parque Sao Rafael, São Paulo - SP, 08310-480, Brazil</text:p>
          </table:table-cell>
          <table:table-cell office:value-type="string">
            <text:p>(11) 2010-7936</text:p>
          </table:table-cell>
        </table:table-row>
        <table:table-row table:style-name="ro1">
          <table:table-cell office:value-type="string">
            <text:p>Empório Figueira Produtos Naturais</text:p>
          </table:table-cell>
          <table:table-cell office:value-type="string">
            <text:p>R. Javaés, 621 - Vila Eldizia, Santo André - SP, 09181-570, Brazil</text:p>
          </table:table-cell>
          <table:table-cell office:value-type="string">
            <text:p>(11) 2019-9616</text:p>
          </table:table-cell>
        </table:table-row>
        <table:table-row table:style-name="ro1">
          <table:table-cell office:value-type="string">
            <text:p>Poupaki Atacadista</text:p>
          </table:table-cell>
          <table:table-cell office:value-type="string">
            <text:p>R. Domingos Tarroso, 38 - Parque Alto do Rio Bonito, São Paulo - SP, 04823-090, Brazil</text:p>
          </table:table-cell>
          <table:table-cell office:value-type="string">
            <text:p>(11) 2030-6100</text:p>
          </table:table-cell>
        </table:table-row>
        <table:table-row table:style-name="ro1">
          <table:table-cell office:value-type="string">
            <text:p>Crystal Lab</text:p>
          </table:table-cell>
          <table:table-cell office:value-type="string">
            <text:p>R. José Esperança da Conceição, 97 - Vila Moreira, Guarulhos - SP, 07021-070, Brazil</text:p>
          </table:table-cell>
          <table:table-cell office:value-type="string">
            <text:p>(11) 2034-4212</text:p>
          </table:table-cell>
        </table:table-row>
        <table:table-row table:style-name="ro1">
          <table:table-cell office:value-type="string">
            <text:p>Supermercados Pepe - São Miguel</text:p>
          </table:table-cell>
          <table:table-cell office:value-type="string">
            <text:p>Av. São Miguel, 3308 - Vila Rio Branco, São Paulo - SP, 03841-000, Brazil</text:p>
          </table:table-cell>
          <table:table-cell office:value-type="string">
            <text:p>(11) 2041-0767</text:p>
          </table:table-cell>
        </table:table-row>
        <table:table-row table:style-name="ro1">
          <table:table-cell office:value-type="string">
            <text:p>Araguaia Mini Market</text:p>
          </table:table-cell>
          <table:table-cell office:value-type="string">
            <text:p>R. Pedro Gomes de Camargo, 208 - Vila Rio Branco, São Paulo - SP, 03874-300, Brazil</text:p>
          </table:table-cell>
          <table:table-cell office:value-type="string">
            <text:p>(11) 2041-8774</text:p>
          </table:table-cell>
        </table:table-row>
        <table:table-row table:style-name="ro1">
          <table:table-cell office:value-type="string">
            <text:p>Muino e Cia</text:p>
          </table:table-cell>
          <table:table-cell office:value-type="string">
            <text:p>R. Japaraiquara, 50 - Vila Rio Branco, São Paulo - SP, 03873-000, Brazil</text:p>
          </table:table-cell>
          <table:table-cell office:value-type="string">
            <text:p>(11) 2047-3267</text:p>
          </table:table-cell>
        </table:table-row>
        <table:table-row table:style-name="ro1">
          <table:table-cell office:value-type="string">
            <text:p>Distribuidora de Doces Top Tem Ltda</text:p>
          </table:table-cell>
          <table:table-cell office:value-type="string">
            <text:p>R. Forte do Rio Branco, 140 - Parque São Lourenço, São Paulo - SP, 08340-140, Brazil</text:p>
          </table:table-cell>
          <table:table-cell office:value-type="string">
            <text:p>(11) 2059-0844</text:p>
          </table:table-cell>
        </table:table-row>
        <table:table-row table:style-name="ro1">
          <table:table-cell office:value-type="string">
            <text:p>Fábio Moreno de Freitas</text:p>
          </table:table-cell>
          <table:table-cell office:value-type="string">
            <text:p>R. Francisco de Melo Palheta, 95 - Jardim São Gonçalo, São Paulo - SP, 08340-001, Brazil</text:p>
          </table:table-cell>
          <table:table-cell office:value-type="string">
            <text:p>(11) 2059-5223</text:p>
          </table:table-cell>
        </table:table-row>
        <table:table-row table:style-name="ro1">
          <table:table-cell office:value-type="string">
            <text:p>Kairós Bistrô Buffet Infantil</text:p>
          </table:table-cell>
          <table:table-cell office:value-type="string">
            <text:p>R. Gen. Lecor, 632 - Ipiranga, São Paulo - SP, 04213-020, Brazil</text:p>
          </table:table-cell>
          <table:table-cell office:value-type="string">
            <text:p>(11) 2068-7601</text:p>
          </table:table-cell>
        </table:table-row>
        <table:table-row table:style-name="ro1">
          <table:table-cell office:value-type="string">
            <text:p>Mercado E Padaria Belem</text:p>
          </table:table-cell>
          <table:table-cell office:value-type="string">
            <text:p>Rua Ophelia Liviero Rivitti, 19 - Parque Bristol, São Paulo - SP, 04177-170, Brazil</text:p>
          </table:table-cell>
          <table:table-cell office:value-type="string">
            <text:p>(11) 2083-8124</text:p>
          </table:table-cell>
        </table:table-row>
        <table:table-row table:style-name="ro1">
          <table:table-cell office:value-type="string">
            <text:p>Bazar da Lourdes</text:p>
          </table:table-cell>
          <table:table-cell office:value-type="string">
            <text:p>R. Alice de Brito Paiva, 240 - Jardim Castanha, Guarulhos - SP, 07182-240, Brazil</text:p>
          </table:table-cell>
          <table:table-cell office:value-type="string">
            <text:p>(11) 2085-2478</text:p>
          </table:table-cell>
        </table:table-row>
        <table:table-row table:style-name="ro1">
          <table:table-cell office:value-type="string">
            <text:p>Velas Crystal</text:p>
          </table:table-cell>
          <table:table-cell office:value-type="string">
            <text:p>Av. Faustino Ramalho, 716 - Jardim Vila Galvao, Guarulhos - SP, 07054-040, Brazil</text:p>
          </table:table-cell>
          <table:table-cell office:value-type="string">
            <text:p>(11) 2086-0849</text:p>
          </table:table-cell>
        </table:table-row>
        <table:table-row table:style-name="ro1">
          <table:table-cell office:value-type="string">
            <text:p>Amor Aos Pedaços</text:p>
          </table:table-cell>
          <table:table-cell office:value-type="string">
            <text:p>Rua Engenheiro Camilo Olivetti 295 - 1° PISO - Vila Itapegica, Guarulhos - SP, 07042-040, Brazil</text:p>
          </table:table-cell>
          <table:table-cell office:value-type="string">
            <text:p>(11) 2086-3843</text:p>
          </table:table-cell>
        </table:table-row>
        <table:table-row table:style-name="ro1">
          <table:table-cell office:value-type="string">
            <text:p>of Crystal Palace</text:p>
          </table:table-cell>
          <table:table-cell office:value-type="string">
            <text:p>R. Pedro Álvares Cabral, 393 - Jardim Vila Galvao, Guarulhos - SP, 07055-061, Brazil</text:p>
          </table:table-cell>
          <table:table-cell office:value-type="string">
            <text:p>(11) 2086-633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Antônio de Souza, 300 - Centro, Guarulhos - SP, 07013-090, Brazil</text:p>
          </table:table-cell>
          <table:table-cell office:value-type="string">
            <text:p>(11) 2087-4090</text:p>
          </table:table-cell>
        </table:table-row>
        <table:table-row table:style-name="ro1">
          <table:table-cell office:value-type="string">
            <text:p>Roldão Atacadista</text:p>
          </table:table-cell>
          <table:table-cell office:value-type="string">
            <text:p>Av. Salgado Filho, 1800 - Centro, Guarulhos - SP, 07115-000, Brazil</text:p>
          </table:table-cell>
          <table:table-cell office:value-type="string">
            <text:p>(11) 2087-7000</text:p>
          </table:table-cell>
        </table:table-row>
        <table:table-row table:style-name="ro1">
          <table:table-cell office:value-type="string">
            <text:p>House of cereals - Natural Products</text:p>
          </table:table-cell>
          <table:table-cell office:value-type="string">
            <text:p>R. Serra de Bragança, 505 - Vila Gomes Cardim, São Paulo - SP, 03318-000, Brazil</text:p>
          </table:table-cell>
          <table:table-cell office:value-type="string">
            <text:p>(11) 2093-4745</text:p>
          </table:table-cell>
        </table:table-row>
        <table:table-row table:style-name="ro1">
          <table:table-cell office:value-type="string">
            <text:p>Empório Marinha Grande</text:p>
          </table:table-cell>
          <table:table-cell office:value-type="string">
            <text:p>Av. Guilherme Giorgi, 260 - Vila Carrão, São Paulo - SP, 03422-000, Brazil</text:p>
          </table:table-cell>
          <table:table-cell office:value-type="string">
            <text:p>(11) 2093-7141</text:p>
          </table:table-cell>
        </table:table-row>
        <table:table-row table:style-name="ro1">
          <table:table-cell office:value-type="string">
            <text:p>Sonda Supermercados - Vila Rio</text:p>
          </table:table-cell>
          <table:table-cell office:value-type="string">
            <text:p>Shopping Pátio Guarulhos - Av. Benjamin Harris Hunicutt, 3250 - Vila Rio de Janeiro, Guarulhos - SP, 07124-000, Brazil</text:p>
          </table:table-cell>
          <table:table-cell office:value-type="string">
            <text:p>(11) 2104-5900</text:p>
          </table:table-cell>
        </table:table-row>
        <table:table-row table:style-name="ro1">
          <table:table-cell office:value-type="string">
            <text:p>Petz João Firmino</text:p>
          </table:table-cell>
          <table:table-cell office:value-type="string">
            <text:p>Av. João Firmino, 342 - Assunção, São Bernardo do Campo - SP, 09810-250, Brazil</text:p>
          </table:table-cell>
          <table:table-cell office:value-type="string">
            <text:p>(11) 2181-7337</text:p>
          </table:table-cell>
        </table:table-row>
        <table:table-row table:style-name="ro1">
          <table:table-cell office:value-type="string">
            <text:p>Petz Ricardo Jafet</text:p>
          </table:table-cell>
          <table:table-cell office:value-type="string">
            <text:p>Av. Dr. Ricardo Jafet, 1750 - Vila Mariana, São Paulo - SP, 04260-000, Brazil</text:p>
          </table:table-cell>
          <table:table-cell office:value-type="string">
            <text:p>(11) 2181-7495</text:p>
          </table:table-cell>
        </table:table-row>
        <table:table-row table:style-name="ro1">
          <table:table-cell office:value-type="string">
            <text:p>MercadoCar Guarulhos</text:p>
          </table:table-cell>
          <table:table-cell office:value-type="string">
            <text:p>Av. Tiradentes, 1872 - Jardim Santa Edwirges, Guarulhos - SP, 07113-001, Brazil</text:p>
          </table:table-cell>
          <table:table-cell office:value-type="string">
            <text:p>(11) 2206-5000</text:p>
          </table:table-cell>
        </table:table-row>
        <table:table-row table:style-name="ro1">
          <table:table-cell office:value-type="string">
            <text:p>Fabio Bananas distributor</text:p>
          </table:table-cell>
          <table:table-cell office:value-type="string">
            <text:p>R. Eli Rubens Costa, 20 - Macedo, Guarulhos - SP, 07197-240, Brazil</text:p>
          </table:table-cell>
          <table:table-cell office:value-type="string">
            <text:p>(11) 2229-0899</text:p>
          </table:table-cell>
        </table:table-row>
        <table:table-row table:style-name="ro1">
          <table:table-cell office:value-type="string">
            <text:p>Macaxeira Restaurante &amp; Cachaçaria</text:p>
          </table:table-cell>
          <table:table-cell office:value-type="string">
            <text:p>R. Diogo Farias, 307 - Centro, Guarulhos - SP, 07110-101, Brazil</text:p>
          </table:table-cell>
          <table:table-cell office:value-type="string">
            <text:p>(11) 2229-8008</text:p>
          </table:table-cell>
        </table:table-row>
        <table:table-row table:style-name="ro1">
          <table:table-cell office:value-type="string">
            <text:p>Supermercado Família</text:p>
          </table:table-cell>
          <table:table-cell office:value-type="string">
            <text:p>R. Salvador Tolezano, 65 - Parque Mandaqui, São Paulo - SP, 02422-160, Brazil</text:p>
          </table:table-cell>
          <table:table-cell office:value-type="string">
            <text:p>(11) 2232-7658</text:p>
          </table:table-cell>
        </table:table-row>
        <table:table-row table:style-name="ro1">
          <table:table-cell office:value-type="string">
            <text:p>Hortifruti Oratório</text:p>
          </table:table-cell>
          <table:table-cell office:value-type="string">
            <text:p>Av. do Oratório, 5693 - Jardim Angela (Zona Leste), São Paulo - SP, 03221-300, Brazil</text:p>
          </table:table-cell>
          <table:table-cell office:value-type="string">
            <text:p>(11) 2269-4543</text:p>
          </table:table-cell>
        </table:table-row>
        <table:table-row table:style-name="ro1">
          <table:table-cell office:value-type="string">
            <text:p>Natuplace</text:p>
          </table:table-cell>
          <table:table-cell office:value-type="string">
            <text:p>R. Emílio Mallet, 518 - Vila Gomes Cardim, São Paulo - SP, 03320-000, Brazil</text:p>
          </table:table-cell>
          <table:table-cell office:value-type="string">
            <text:p>(11) 2295-2198</text:p>
          </table:table-cell>
        </table:table-row>
        <table:table-row table:style-name="ro1">
          <table:table-cell office:value-type="string">
            <text:p>Cristal Flores</text:p>
          </table:table-cell>
          <table:table-cell office:value-type="string">
            <text:p>Estr. do Sacramento, 852 - Cidade Tupinambá, Guarulhos - SP, 07263-000, Brazil</text:p>
          </table:table-cell>
          <table:table-cell office:value-type="string">
            <text:p>(11) 2303-5925</text:p>
          </table:table-cell>
        </table:table-row>
        <table:table-row table:style-name="ro1">
          <table:table-cell office:value-type="string">
            <text:p>K&amp;N Atacadista</text:p>
          </table:table-cell>
          <table:table-cell office:value-type="string">
            <text:p>Av. São Paulo, 416/424 - Cidade Brasil, Guarulhos - SP, 07052-160, Brazil</text:p>
          </table:table-cell>
          <table:table-cell office:value-type="string">
            <text:p>(11) 2304-2506</text:p>
          </table:table-cell>
        </table:table-row>
        <table:table-row table:style-name="ro1">
          <table:table-cell office:value-type="string">
            <text:p>Distributor Wilson de Calçados</text:p>
          </table:table-cell>
          <table:table-cell office:value-type="string">
            <text:p>R. Cavalheiro, 286 - Brás, São Paulo - SP, 03050-010, Brazil</text:p>
          </table:table-cell>
          <table:table-cell office:value-type="string">
            <text:p>(11) 2322-3200</text:p>
          </table:table-cell>
        </table:table-row>
        <table:table-row table:style-name="ro1">
          <table:table-cell office:value-type="string">
            <text:p>Casa do Norte Jabá Brasil - Sapopemba</text:p>
          </table:table-cell>
          <table:table-cell office:value-type="string">
            <text:p>Av. Sapopemba, 7938 - Vila Tolstoi, São Paulo - SP, 03988-000, Brazil</text:p>
          </table:table-cell>
          <table:table-cell office:value-type="string">
            <text:p>(11) 2323-5811</text:p>
          </table:table-cell>
        </table:table-row>
        <table:table-row table:style-name="ro1">
          <table:table-cell office:value-type="string">
            <text:p>Empório Grão de Ouro</text:p>
          </table:table-cell>
          <table:table-cell office:value-type="string">
            <text:p>Av. Monteiro Lobato, 283 - Macedo, Guarulhos - SP, 07112-000, Brazil</text:p>
          </table:table-cell>
          <table:table-cell office:value-type="string">
            <text:p>(11) 2358-9308</text:p>
          </table:table-cell>
        </table:table-row>
        <table:table-row table:style-name="ro1">
          <table:table-cell office:value-type="string">
            <text:p>Confeitaria Cristal Saúde</text:p>
          </table:table-cell>
          <table:table-cell office:value-type="string">
            <text:p>Av. Jabaquara, 1469 - Loja 44 - Vila da Saúde, São Paulo - SP, 04045-002, Brazil</text:p>
          </table:table-cell>
          <table:table-cell office:value-type="string">
            <text:p>(11) 2361-0729</text:p>
          </table:table-cell>
        </table:table-row>
        <table:table-row table:style-name="ro1">
          <table:table-cell office:value-type="string">
            <text:p>Mundo Cerealista - Vila Maria Alta</text:p>
          </table:table-cell>
          <table:table-cell office:value-type="string">
            <text:p>Praça Maria Montessori, 38 - Vila Maria Alta, São Paulo - SP, 02127-030, Brazil</text:p>
          </table:table-cell>
          <table:table-cell office:value-type="string">
            <text:p>(11) 2372-6597</text:p>
          </table:table-cell>
        </table:table-row>
        <table:table-row table:style-name="ro1">
          <table:table-cell office:value-type="string">
            <text:p>Porto Ingredientes</text:p>
          </table:table-cell>
          <table:table-cell office:value-type="string">
            <text:p>Av. Queirós dos Santos, 986 - Casa Branca, Santo André - SP, 09015-311, Brazil</text:p>
          </table:table-cell>
          <table:table-cell office:value-type="string">
            <text:p>(11) 2379-3420</text:p>
          </table:table-cell>
        </table:table-row>
        <table:table-row table:style-name="ro1">
          <table:table-cell office:value-type="string">
            <text:p>Mel de Uruçu EMPÓRIO - Granel - Loja de Produtos Naturais</text:p>
          </table:table-cell>
          <table:table-cell office:value-type="string">
            <text:p>R. Dep. João Sussumu Hirata, 662 - Vila Andrade, São Paulo - SP, 05715-010, Brazil</text:p>
          </table:table-cell>
          <table:table-cell office:value-type="string">
            <text:p>(11) 2385-1343</text:p>
          </table:table-cell>
        </table:table-row>
        <table:table-row table:style-name="ro1">
          <table:table-cell office:value-type="string">
            <text:p>Emporio São Judas</text:p>
          </table:table-cell>
          <table:table-cell office:value-type="string">
            <text:p>R. Dr. Gentil Leite Martins, 45 - Vila Nova Caledonia, São Paulo - SP, 04648-000, Brazil</text:p>
          </table:table-cell>
          <table:table-cell office:value-type="string">
            <text:p>(11) 2389-1563</text:p>
          </table:table-cell>
        </table:table-row>
        <table:table-row table:style-name="ro1">
          <table:table-cell office:value-type="string">
            <text:p>Armazem fazenda produtos naturais</text:p>
          </table:table-cell>
          <table:table-cell office:value-type="string">
            <text:p>Av. Anacé, 779 - Jardim Umarizal, São Paulo - SP, 05755-090, Brazil</text:p>
          </table:table-cell>
          <table:table-cell office:value-type="string">
            <text:p>(11) 2389-3938</text:p>
          </table:table-cell>
        </table:table-row>
        <table:table-row table:style-name="ro1">
          <table:table-cell office:value-type="string">
            <text:p>Supermercado Fonte Nova - Bom Clima</text:p>
          </table:table-cell>
          <table:table-cell office:value-type="string">
            <text:p>Av. Mariana Ubaldina do Espírito Santo, 436 - Macedo, Guarulhos - SP, 07197-000, Brazil</text:p>
          </table:table-cell>
          <table:table-cell office:value-type="string">
            <text:p>(11) 2401-9912</text:p>
          </table:table-cell>
        </table:table-row>
        <table:table-row table:style-name="ro1">
          <table:table-cell office:value-type="string">
            <text:p>Empório Bem Estar Brasil</text:p>
          </table:table-cell>
          <table:table-cell office:value-type="string">
            <text:p>Rua Nossa Senhora Mãe dos homens, 196 - R. Nossa Sra. Mãe dos Homens, 203 - Centro, Guarulhos - SP, 07091-000, Brazil</text:p>
          </table:table-cell>
          <table:table-cell office:value-type="string">
            <text:p>(11) 2404-2082</text:p>
          </table:table-cell>
        </table:table-row>
        <table:table-row table:style-name="ro1">
          <table:table-cell office:value-type="string">
            <text:p>Lopes Supermercados</text:p>
          </table:table-cell>
          <table:table-cell office:value-type="string">
            <text:p>R. Dep. Ulisses Guimarães, 65 - Parque Santo Agostinho, Guarulhos - SP, 07140-115, Brazil</text:p>
          </table:table-cell>
          <table:table-cell office:value-type="string">
            <text:p>(11) 2404-3100</text:p>
          </table:table-cell>
        </table:table-row>
        <table:table-row table:style-name="ro1">
          <table:table-cell office:value-type="string">
            <text:p>Atacadão - Guarulhos Aeroporto</text:p>
          </table:table-cell>
          <table:table-cell office:value-type="string">
            <text:p>Av. Otávio Braga de Mesquita, 3116 - Jardim Sao Geraldo, Guarulhos - SP, 07140-230, Brazil</text:p>
          </table:table-cell>
          <table:table-cell office:value-type="string">
            <text:p>(11) 2404-7424</text:p>
          </table:table-cell>
        </table:table-row>
        <table:table-row table:style-name="ro1">
          <table:table-cell office:value-type="string">
            <text:p>Mercado Carvalho</text:p>
          </table:table-cell>
          <table:table-cell office:value-type="string">
            <text:p>R. Limoeiro do Norte, 23 - Jardim Sao Domingos, Guarulhos - SP, 07142-047, Brazil</text:p>
          </table:table-cell>
          <table:table-cell office:value-type="string">
            <text:p>(11) 2407-7665</text:p>
          </table:table-cell>
        </table:table-row>
        <table:table-row table:style-name="ro1">
          <table:table-cell office:value-type="string">
            <text:p>Hj Doces</text:p>
          </table:table-cell>
          <table:table-cell office:value-type="string">
            <text:p>Rua Porto Velho, 603 - Jardim Cumbica, Guarulhos - SP, 07240-071, Brazil</text:p>
          </table:table-cell>
          <table:table-cell office:value-type="string">
            <text:p>(11) 2412-6484</text:p>
          </table:table-cell>
        </table:table-row>
        <table:table-row table:style-name="ro1">
          <table:table-cell office:value-type="string">
            <text:p>Supermarket Nagumo Cumbica</text:p>
          </table:table-cell>
          <table:table-cell office:value-type="string">
            <text:p>Rua Porto Velho, 825 - Jardim Cumbica, Guarulhos - SP, 07240-060, Brazil</text:p>
          </table:table-cell>
          <table:table-cell office:value-type="string">
            <text:p>(11) 2413-3370</text:p>
          </table:table-cell>
        </table:table-row>
        <table:table-row table:style-name="ro1">
          <table:table-cell office:value-type="string">
            <text:p>Distribuidora de Bananas Alexandre</text:p>
          </table:table-cell>
          <table:table-cell office:value-type="string">
            <text:p>R. Dona Dica, 804 - Jardim Tranquilidade, Guarulhos - SP, 07052-000, Brazil</text:p>
          </table:table-cell>
          <table:table-cell office:value-type="string">
            <text:p>(11) 2421-3034</text:p>
          </table:table-cell>
        </table:table-row>
        <table:table-row table:style-name="ro1">
          <table:table-cell office:value-type="string">
            <text:p>Cristalino Doceria &amp; Bistrô</text:p>
          </table:table-cell>
          <table:table-cell office:value-type="string">
            <text:p>Av. Guarulhos, 3998 - Pte. Grande, Guarulhos - SP, 07031-001, Brazil</text:p>
          </table:table-cell>
          <table:table-cell office:value-type="string">
            <text:p>(11) 2421-3222</text:p>
          </table:table-cell>
        </table:table-row>
        <table:table-row table:style-name="ro1">
          <table:table-cell office:value-type="string">
            <text:p>Atacadão Souza</text:p>
          </table:table-cell>
          <table:table-cell office:value-type="string">
            <text:p>R. Maria Cândida Pereira, 741 - Vila Itapegica, Guarulhos - SP, 07041-020, Brazil</text:p>
          </table:table-cell>
          <table:table-cell office:value-type="string">
            <text:p>(11) 2421-7402</text:p>
          </table:table-cell>
        </table:table-row>
        <table:table-row table:style-name="ro1">
          <table:table-cell office:value-type="string">
            <text:p>Empório Parque Padaria</text:p>
          </table:table-cell>
          <table:table-cell office:value-type="string">
            <text:p>R. Augusta, 194 - Vila Augusta, Guarulhos - SP, 07025-130, Brazil</text:p>
          </table:table-cell>
          <table:table-cell office:value-type="string">
            <text:p>(11) 2421-9009</text:p>
          </table:table-cell>
        </table:table-row>
        <table:table-row table:style-name="ro1">
          <table:table-cell office:value-type="string">
            <text:p>Cristal Fontes</text:p>
          </table:table-cell>
          <table:table-cell office:value-type="string">
            <text:p>R. Endres, 1312 - Vila Itapegica, Guarulhos - SP, 07043-000, Brazil</text:p>
          </table:table-cell>
          <table:table-cell office:value-type="string">
            <text:p>(11) 2425-3153</text:p>
          </table:table-cell>
        </table:table-row>
        <table:table-row table:style-name="ro1">
          <table:table-cell office:value-type="string">
            <text:p>Atacadão - Guarulhos Dutra</text:p>
          </table:table-cell>
          <table:table-cell office:value-type="string">
            <text:p>Rod. Pres. Dutra, 213 - quadra l3 - s, Guarulhos - SP, 07178-580, Brazil</text:p>
          </table:table-cell>
          <table:table-cell office:value-type="string">
            <text:p>(11) 2432-8724</text:p>
          </table:table-cell>
        </table:table-row>
        <table:table-row table:style-name="ro1">
          <table:table-cell office:value-type="string">
            <text:p>Empório dos Cereais &amp; Integrais</text:p>
          </table:table-cell>
          <table:table-cell office:value-type="string">
            <text:p>R. João Gonçalves, 250 - Centro, Guarulhos - SP, 07010-010, Brazil</text:p>
          </table:table-cell>
          <table:table-cell office:value-type="string">
            <text:p>(11) 2441-0405</text:p>
          </table:table-cell>
        </table:table-row>
        <table:table-row table:style-name="ro1">
          <table:table-cell office:value-type="string">
            <text:p>Restaurante Traira &amp; Cia de Guarulhos</text:p>
          </table:table-cell>
          <table:table-cell office:value-type="string">
            <text:p>R. Jardim Alegre, 355 - Jardim Zaira, Guarulhos - SP, 07095-100, Brazil</text:p>
          </table:table-cell>
          <table:table-cell office:value-type="string">
            <text:p>(11) 2442-8364</text:p>
          </table:table-cell>
        </table:table-row>
        <table:table-row table:style-name="ro1">
          <table:table-cell office:value-type="string">
            <text:p>Empório Carvalho</text:p>
          </table:table-cell>
          <table:table-cell office:value-type="string">
            <text:p>Av. Avelino Alves Machado, 634 - Jardim Pinhal, Guarulhos - SP, 07120-000, Brazil</text:p>
          </table:table-cell>
          <table:table-cell office:value-type="string">
            <text:p>(11) 2442-9594</text:p>
          </table:table-cell>
        </table:table-row>
        <table:table-row table:style-name="ro1">
          <table:table-cell office:value-type="string">
            <text:p>Tec Soro</text:p>
          </table:table-cell>
          <table:table-cell office:value-type="string">
            <text:p>Av. José Antônio Zeraibe, 277 - Jardim Bom Clima, Guarulhos - SP, 07196-170, Brazil</text:p>
          </table:table-cell>
          <table:table-cell office:value-type="string">
            <text:p>(11) 2443-0240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Rod. Hélio Smidt, s/n - Aeroporto, Guarulhos - SP, 07190-100, Brazil</text:p>
          </table:table-cell>
          <table:table-cell office:value-type="string">
            <text:p>(11) 2445-7187</text:p>
          </table:table-cell>
        </table:table-row>
        <table:table-row table:style-name="ro1">
          <table:table-cell office:value-type="string">
            <text:p>Empório Sardinha</text:p>
          </table:table-cell>
          <table:table-cell office:value-type="string">
            <text:p>Av. Dr. Timóteo Penteado, 3790 - Vila Galvão, Guarulhos - SP, 07094-000, Brazil</text:p>
          </table:table-cell>
          <table:table-cell office:value-type="string">
            <text:p>(11) 2451-6031</text:p>
          </table:table-cell>
        </table:table-row>
        <table:table-row table:style-name="ro1">
          <table:table-cell office:value-type="string">
            <text:p>Empório da Castanha</text:p>
          </table:table-cell>
          <table:table-cell office:value-type="string">
            <text:p>Alameda Yayá, 1098 - Jardim Aida, Guarulhos - SP, 07600-000, Brazil</text:p>
          </table:table-cell>
          <table:table-cell office:value-type="string">
            <text:p>(11) 2455-2466</text:p>
          </table:table-cell>
        </table:table-row>
        <table:table-row table:style-name="ro1">
          <table:table-cell office:value-type="string">
            <text:p>Mercado J.Silva</text:p>
          </table:table-cell>
          <table:table-cell office:value-type="string">
            <text:p>R. Paulo Freire, 320 - Parque Continental II, Guarulhos - SP, 07084-220, Brazil</text:p>
          </table:table-cell>
          <table:table-cell office:value-type="string">
            <text:p>(11) 2457-0761</text:p>
          </table:table-cell>
        </table:table-row>
        <table:table-row table:style-name="ro1">
          <table:table-cell office:value-type="string">
            <text:p>Barbosa Supermercados 24h - Jardim Gracinda</text:p>
          </table:table-cell>
          <table:table-cell office:value-type="string">
            <text:p>R. José Gonçalves Neves, 195 - Jardim Gracinda, Guarulhos - SP, 07082-260, Brazil</text:p>
          </table:table-cell>
          <table:table-cell office:value-type="string">
            <text:p>(11) 2458-8400</text:p>
          </table:table-cell>
        </table:table-row>
        <table:table-row table:style-name="ro1">
          <table:table-cell office:value-type="string">
            <text:p>Empório Mori</text:p>
          </table:table-cell>
          <table:table-cell office:value-type="string">
            <text:p>Av. Avelino Alves Machado, 387 - Jardim Pinhal, Guarulhos - SP, 07120-000, Brazil</text:p>
          </table:table-cell>
          <table:table-cell office:value-type="string">
            <text:p>(11) 2461-1388</text:p>
          </table:table-cell>
        </table:table-row>
        <table:table-row table:style-name="ro1">
          <table:table-cell office:value-type="string">
            <text:p>Bombonière Sorveteria Cristal</text:p>
          </table:table-cell>
          <table:table-cell office:value-type="string">
            <text:p>R. Sd. Hercílio Gonçalves, 39 - Jardim Dourado, Guarulhos - SP, 07093-140, Brazil</text:p>
          </table:table-cell>
          <table:table-cell office:value-type="string">
            <text:p>(11) 2461-1496</text:p>
          </table:table-cell>
        </table:table-row>
        <table:table-row table:style-name="ro1">
          <table:table-cell office:value-type="string">
            <text:p>Pizzaria Cristal</text:p>
          </table:table-cell>
          <table:table-cell office:value-type="string">
            <text:p>R. Martinica, 85 - Parque Santos Dumont, Guarulhos - SP, 07152-430, Brazil</text:p>
          </table:table-cell>
          <table:table-cell office:value-type="string">
            <text:p>(11) 2466-5369</text:p>
          </table:table-cell>
        </table:table-row>
        <table:table-row table:style-name="ro1">
          <table:table-cell office:value-type="string">
            <text:p>Cajuran Tudo P Sua Construçāo</text:p>
          </table:table-cell>
          <table:table-cell office:value-type="string">
            <text:p>Av. José Brumatti, 2427 - Cidade Soberana, Guarulhos - SP, 07160-170, Brazil</text:p>
          </table:table-cell>
          <table:table-cell office:value-type="string">
            <text:p>(11) 2467-1093</text:p>
          </table:table-cell>
        </table:table-row>
        <table:table-row table:style-name="ro1">
          <table:table-cell office:value-type="string">
            <text:p>Giga Atacado - Guarulhos</text:p>
          </table:table-cell>
          <table:table-cell office:value-type="string">
            <text:p>Av. Pres. Tancredo de Almeida Neves, 568 - Macedo, Guarulhos - SP, 07112-070, Brazil</text:p>
          </table:table-cell>
          <table:table-cell office:value-type="string">
            <text:p>(11) 2468-1787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Salgado Filho, 1301 - Centro, Guarulhos - SP, 07115-000, Brazil</text:p>
          </table:table-cell>
          <table:table-cell office:value-type="string">
            <text:p>(11) 2475-4300</text:p>
          </table:table-cell>
        </table:table-row>
        <table:table-row table:style-name="ro1">
          <table:table-cell office:value-type="string">
            <text:p>DPAN Sede - Departamento de Proteção Animal</text:p>
          </table:table-cell>
          <table:table-cell office:value-type="string">
            <text:p>R. Antônio Vita, 579 - Cidade Maia, Guarulhos - SP, 07114-010, Brazil</text:p>
          </table:table-cell>
          <table:table-cell office:value-type="string">
            <text:p>(11) 2475-9877</text:p>
          </table:table-cell>
        </table:table-row>
        <table:table-row table:style-name="ro1">
          <table:table-cell office:value-type="string">
            <text:p>Bagunçinha Papelaria e Presentes</text:p>
          </table:table-cell>
          <table:table-cell office:value-type="string">
            <text:p>Rua Porto Velho, 609 - Jardim Cumbica, Guarulhos - SP, 07240-060, Brazil</text:p>
          </table:table-cell>
          <table:table-cell office:value-type="string">
            <text:p>(11) 2482-2964</text:p>
          </table:table-cell>
        </table:table-row>
        <table:table-row table:style-name="ro1">
          <table:table-cell office:value-type="string">
            <text:p>Cirúrgica Cristal</text:p>
          </table:table-cell>
          <table:table-cell office:value-type="string">
            <text:p>Av. Emílio Ribas, 2221 - Vila Galvão, Guarulhos - SP, 07051-001, Brazil</text:p>
          </table:table-cell>
          <table:table-cell office:value-type="string">
            <text:p>(11) 2485-8550</text:p>
          </table:table-cell>
        </table:table-row>
        <table:table-row table:style-name="ro1">
          <table:table-cell office:value-type="string">
            <text:p>Mercado Ipanema</text:p>
          </table:table-cell>
          <table:table-cell office:value-type="string">
            <text:p>R. Paraíba, 189 - Conj. Res. Paes de Barros, Guarulhos - SP, 07182-260, Brazil</text:p>
          </table:table-cell>
          <table:table-cell office:value-type="string">
            <text:p>(11) 2488-0334</text:p>
          </table:table-cell>
        </table:table-row>
        <table:table-row table:style-name="ro1">
          <table:table-cell office:value-type="string">
            <text:p>Porto Velho Com De Veiculos E Peças Ltda</text:p>
          </table:table-cell>
          <table:table-cell office:value-type="string">
            <text:p>Av. Iraucuba, 27 - Jardim Ottawa, Guarulhos - SP, 07230-160, Brazil</text:p>
          </table:table-cell>
          <table:table-cell office:value-type="string">
            <text:p>(11) 2488-0346</text:p>
          </table:table-cell>
        </table:table-row>
        <table:table-row table:style-name="ro1">
          <table:table-cell office:value-type="string">
            <text:p>Tent Wholesale - Bonsucesso</text:p>
          </table:table-cell>
          <table:table-cell office:value-type="string">
            <text:p>Estrada Presidente Juscelino Kubitschek de Oliveira, 5308 Shopping - Água Chata, Guarulhos - SP, 07272-345, Brazil</text:p>
          </table:table-cell>
          <table:table-cell office:value-type="string">
            <text:p>(11) 2489-2700</text:p>
          </table:table-cell>
        </table:table-row>
        <table:table-row table:style-name="ro1">
          <table:table-cell office:value-type="string">
            <text:p>Essência Natural Comércio Produtos Naturais</text:p>
          </table:table-cell>
          <table:table-cell office:value-type="string">
            <text:p>R. Fernando Antônio, 10 - Taboão, Guarulhos - SP, 07140-150, Brazil</text:p>
          </table:table-cell>
          <table:table-cell office:value-type="string">
            <text:p>(11) 2492-0875</text:p>
          </table:table-cell>
        </table:table-row>
        <table:table-row table:style-name="ro1">
          <table:table-cell office:value-type="string">
            <text:p>Coco Bambu Guarulhos</text:p>
          </table:table-cell>
          <table:table-cell office:value-type="string">
            <text:p>Av. Bartolomeu de Carlos, 230 PISO G1 - Jardim Flor da Montanha, Guarulhos - SP, 07097-420, Brazil</text:p>
          </table:table-cell>
          <table:table-cell office:value-type="string">
            <text:p>(11) 2497-9673</text:p>
          </table:table-cell>
        </table:table-row>
        <table:table-row table:style-name="ro1">
          <table:table-cell office:value-type="string">
            <text:p>CEAG - Central de Abastecimento de Guarulhos</text:p>
          </table:table-cell>
          <table:table-cell office:value-type="string">
            <text:p>Estr. do Caminho Velho, 130 - Jardim Nova Cidade, Guarulhos - SP, 07252-312, Brazil</text:p>
          </table:table-cell>
          <table:table-cell office:value-type="string">
            <text:p>(11) 2498-2029</text:p>
          </table:table-cell>
        </table:table-row>
        <table:table-row table:style-name="ro1">
          <table:table-cell office:value-type="string">
            <text:p>Mercado Sr. Francisco</text:p>
          </table:table-cell>
          <table:table-cell office:value-type="string">
            <text:p>Rua João Scatamacchia, 278 - Campo Grande, São Paulo - SP, 04455-130, Brazil</text:p>
          </table:table-cell>
          <table:table-cell office:value-type="string">
            <text:p>(11) 2501-7253</text:p>
          </table:table-cell>
        </table:table-row>
        <table:table-row table:style-name="ro1">
          <table:table-cell office:value-type="string">
            <text:p>Supermercado Maceió</text:p>
          </table:table-cell>
          <table:table-cell office:value-type="string">
            <text:p>R. Maceió, 53 - Consolação, São Paulo - SP, 01302-010, Brazil</text:p>
          </table:table-cell>
          <table:table-cell office:value-type="string">
            <text:p>(11) 2507-1707</text:p>
          </table:table-cell>
        </table:table-row>
        <table:table-row table:style-name="ro1">
          <table:table-cell office:value-type="string">
            <text:p>Empório La Granola - Produtos Naturais a Granel</text:p>
          </table:table-cell>
          <table:table-cell office:value-type="string">
            <text:p>R. Topázio, 344 - Vila Mariana, São Paulo - SP, 04105-061, Brazil</text:p>
          </table:table-cell>
          <table:table-cell office:value-type="string">
            <text:p>(11) 2532-0857</text:p>
          </table:table-cell>
        </table:table-row>
        <table:table-row table:style-name="ro1">
          <table:table-cell office:value-type="string">
            <text:p>Cristal</text:p>
          </table:table-cell>
          <table:table-cell office:value-type="string">
            <text:p>Praça Nossa Sra. Aparecida, 387 - Jardim Vila Galvao, Guarulhos - SP, 07055-000, Brazil</text:p>
          </table:table-cell>
          <table:table-cell office:value-type="string">
            <text:p>(11) 2536-2716</text:p>
          </table:table-cell>
        </table:table-row>
        <table:table-row table:style-name="ro1">
          <table:table-cell office:value-type="string">
            <text:p>Estação dos Grãos - Perdizes</text:p>
          </table:table-cell>
          <table:table-cell office:value-type="string">
            <text:p>R. Turiassu, 1367 - Perdizes, São Paulo - SP, 05005-001, Brazil</text:p>
          </table:table-cell>
          <table:table-cell office:value-type="string">
            <text:p>(11) 2537-6822</text:p>
          </table:table-cell>
        </table:table-row>
        <table:table-row table:style-name="ro1">
          <table:table-cell office:value-type="string">
            <text:p>Panificadora São Gonçalo</text:p>
          </table:table-cell>
          <table:table-cell office:value-type="string">
            <text:p>R. Guilherme de Oliveira Sá, 778 - Parque Boturussu, São Paulo - SP, 03804-060, Brazil</text:p>
          </table:table-cell>
          <table:table-cell office:value-type="string">
            <text:p>(11) 2541-5638</text:p>
          </table:table-cell>
        </table:table-row>
        <table:table-row table:style-name="ro1">
          <table:table-cell office:value-type="string">
            <text:p>Emporio San Martin - Carnes Nobres</text:p>
          </table:table-cell>
          <table:table-cell office:value-type="string">
            <text:p>Alameda dos Anapurus, 1705 - Moema, São Paulo - SP, 04087-007, Brazil</text:p>
          </table:table-cell>
          <table:table-cell office:value-type="string">
            <text:p>(11) 2548-8572</text:p>
          </table:table-cell>
        </table:table-row>
        <table:table-row table:style-name="ro1">
          <table:table-cell office:value-type="string">
            <text:p>Cravo e Canela Produtos Naturais</text:p>
          </table:table-cell>
          <table:table-cell office:value-type="string">
            <text:p>R. Américo Brasiliense, 2174 - Chácara Santo Antônio, São Paulo - SP, 04715-004, Brazil</text:p>
          </table:table-cell>
          <table:table-cell office:value-type="string">
            <text:p>(11) 2548-8852</text:p>
          </table:table-cell>
        </table:table-row>
        <table:table-row table:style-name="ro1">
          <table:table-cell office:value-type="string">
            <text:p>Poupaki Atacadista</text:p>
          </table:table-cell>
          <table:table-cell office:value-type="string">
            <text:p>Av. Guarulhos, 2753 - Gopouva, Guarulhos - SP, 07022-020, Brazil</text:p>
          </table:table-cell>
          <table:table-cell office:value-type="string">
            <text:p>(11) 2563-2263</text:p>
          </table:table-cell>
        </table:table-row>
        <table:table-row table:style-name="ro1">
          <table:table-cell office:value-type="string">
            <text:p>Mais de Minas</text:p>
          </table:table-cell>
          <table:table-cell office:value-type="string">
            <text:p>R. Frei Gaspar, 792 - Centro, São Bernardo do Campo - SP, 09720-440, Brazil</text:p>
          </table:table-cell>
          <table:table-cell office:value-type="string">
            <text:p>(11) 2564-8851</text:p>
          </table:table-cell>
        </table:table-row>
        <table:table-row table:style-name="ro1">
          <table:table-cell office:value-type="string">
            <text:p>Comercial Aoki</text:p>
          </table:table-cell>
          <table:table-cell office:value-type="string">
            <text:p>R. São Gonçalo do Rio das Pedras, 897 - Vila Mara, São Paulo - SP, 08081-000, Brazil</text:p>
          </table:table-cell>
          <table:table-cell office:value-type="string">
            <text:p>(11) 2581-1287</text:p>
          </table:table-cell>
        </table:table-row>
        <table:table-row table:style-name="ro1">
          <table:table-cell office:value-type="string">
            <text:p>Sonda Supermercados - Vila Galvão</text:p>
          </table:table-cell>
          <table:table-cell office:value-type="string">
            <text:p>Av. Dr. Timóteo Penteado, 4255 - Vila Galvão, Guarulhos - SP, 07061-003, Brazil</text:p>
          </table:table-cell>
          <table:table-cell office:value-type="string">
            <text:p>(11) 2588-0500</text:p>
          </table:table-cell>
        </table:table-row>
        <table:table-row table:style-name="ro1">
          <table:table-cell office:value-type="string">
            <text:p>Emporio guarulhos</text:p>
          </table:table-cell>
          <table:table-cell office:value-type="string">
            <text:p>R. Jundiaí, 12 - Vila Moreira, Guarulhos - SP, 07022-100, Brazil</text:p>
          </table:table-cell>
          <table:table-cell office:value-type="string">
            <text:p>(11) 2600-0818</text:p>
          </table:table-cell>
        </table:table-row>
        <table:table-row table:style-name="ro1">
          <table:table-cell office:value-type="string">
            <text:p>LTL Serviços - Validação Térmica, Calibração e Representante Exclusivo Ellab</text:p>
          </table:table-cell>
          <table:table-cell office:value-type="string">
            <text:p>R. Helena Maria, 16 - Jardim Santa Mena, Guarulhos - SP, 07096-030, Brazil</text:p>
          </table:table-cell>
          <table:table-cell office:value-type="string">
            <text:p>(11) 2600-8480</text:p>
          </table:table-cell>
        </table:table-row>
        <table:table-row table:style-name="ro1">
          <table:table-cell office:value-type="string">
            <text:p>Empório Frutaria Oscar Freire: Comida Saudável em São Paulo SP</text:p>
          </table:table-cell>
          <table:table-cell office:value-type="string">
            <text:p>R. Oscar Freire, 433 - Jardim Paulista, São Paulo - SP, 01426-001, Brazil</text:p>
          </table:table-cell>
          <table:table-cell office:value-type="string">
            <text:p>(11) 2609-9712</text:p>
          </table:table-cell>
        </table:table-row>
        <table:table-row table:style-name="ro1">
          <table:table-cell office:value-type="string">
            <text:p>Banana Café</text:p>
          </table:table-cell>
          <table:table-cell office:value-type="string">
            <text:p>R. Jerônimo da Veiga, 198 - Itaim Bibi, São Paulo - SP, 04536-060, Brazil</text:p>
          </table:table-cell>
          <table:table-cell office:value-type="string">
            <text:p>(11) 2613-3005</text:p>
          </table:table-cell>
        </table:table-row>
        <table:table-row table:style-name="ro1">
          <table:table-cell office:value-type="string">
            <text:p>Casa do Norte Cantinho Nordestino</text:p>
          </table:table-cell>
          <table:table-cell office:value-type="string">
            <text:p>Av. São Miguel, 4456 - Pte. Rasa, São Paulo - SP, 08070-001, Brazil</text:p>
          </table:table-cell>
          <table:table-cell office:value-type="string">
            <text:p>(11) 2613-3216</text:p>
          </table:table-cell>
        </table:table-row>
        <table:table-row table:style-name="ro1">
          <table:table-cell office:value-type="string">
            <text:p>Casa do Norte Luizão</text:p>
          </table:table-cell>
          <table:table-cell office:value-type="string">
            <text:p>R. Frederico Abranches, 451 - Santa Cecilia, São Paulo - SP, 01225-001, Brazil</text:p>
          </table:table-cell>
          <table:table-cell office:value-type="string">
            <text:p>(11) 2619-7057</text:p>
          </table:table-cell>
        </table:table-row>
        <table:table-row table:style-name="ro1">
          <table:table-cell office:value-type="string">
            <text:p>Empório Granum</text:p>
          </table:table-cell>
          <table:table-cell office:value-type="string">
            <text:p>Rua Luís Góis, 1248 - Vila Mariana, São Paulo - SP, 04043-100, Brazil</text:p>
          </table:table-cell>
          <table:table-cell office:value-type="string">
            <text:p>(11) 2640-6712</text:p>
          </table:table-cell>
        </table:table-row>
        <table:table-row table:style-name="ro1">
          <table:table-cell office:value-type="string">
            <text:p>Empório Cereália de Produtos Naturais</text:p>
          </table:table-cell>
          <table:table-cell office:value-type="string">
            <text:p>Rua Luís Góis, 1692 - Vila Mariana, São Paulo - SP, 04043-200, Brazil</text:p>
          </table:table-cell>
          <table:table-cell office:value-type="string">
            <text:p>(11) 2645-9406</text:p>
          </table:table-cell>
        </table:table-row>
        <table:table-row table:style-name="ro1">
          <table:table-cell office:value-type="string">
            <text:p>Jesuíno Brilhante</text:p>
          </table:table-cell>
          <table:table-cell office:value-type="string">
            <text:p>Rua Arruda Alvim, 187 - Pinheiros, São Paulo - SP, 05410-020, Brazil</text:p>
          </table:table-cell>
          <table:table-cell office:value-type="string">
            <text:p>(11) 2649-3612</text:p>
          </table:table-cell>
        </table:table-row>
        <table:table-row table:style-name="ro1">
          <table:table-cell office:value-type="string">
            <text:p>SUPERE LOG</text:p>
          </table:table-cell>
          <table:table-cell office:value-type="string">
            <text:p>R. Urbâno Santos, 556 - Jardim Castanha, Guarulhos - SP, 07182-320, Brazil</text:p>
          </table:table-cell>
          <table:table-cell office:value-type="string">
            <text:p>(11) 2656-1197</text:p>
          </table:table-cell>
        </table:table-row>
        <table:table-row table:style-name="ro1">
          <table:table-cell office:value-type="string">
            <text:p>Econômico Atacadão - Jardim Bela Vista - Guarulhos/SP</text:p>
          </table:table-cell>
          <table:table-cell office:value-type="string">
            <text:p>Av. Martins Júnior, 1098 - Jardim Bela Vista, Guarulhos - SP, 07141-000, Brazil</text:p>
          </table:table-cell>
          <table:table-cell office:value-type="string">
            <text:p>(11) 2656-4142</text:p>
          </table:table-cell>
        </table:table-row>
        <table:table-row table:style-name="ro1">
          <table:table-cell office:value-type="string">
            <text:p>Produtos Naturais e Suplementos em Guarulhos - Empório D' Fibra_GRU</text:p>
          </table:table-cell>
          <table:table-cell office:value-type="string">
            <text:p>R. Cônego Valadão, 1043 - Gopouva, Guarulhos - SP, 07040-000, Brazil</text:p>
          </table:table-cell>
          <table:table-cell office:value-type="string">
            <text:p>(11) 2656-6647</text:p>
          </table:table-cell>
        </table:table-row>
        <table:table-row table:style-name="ro1">
          <table:table-cell office:value-type="string">
            <text:p>Empório Belém</text:p>
          </table:table-cell>
          <table:table-cell office:value-type="string">
            <text:p>Av. Álvaro Ramos, 359 - Belenzinho, São Paulo - SP, 03058-060, Brazil</text:p>
          </table:table-cell>
          <table:table-cell office:value-type="string">
            <text:p>(11) 2692-0066</text:p>
          </table:table-cell>
        </table:table-row>
        <table:table-row table:style-name="ro1">
          <table:table-cell office:value-type="string">
            <text:p>Chocco Mint</text:p>
          </table:table-cell>
          <table:table-cell office:value-type="string">
            <text:p>R. Oriente, 385 - Brás, São Paulo - SP, 03016-001, Brazil</text:p>
          </table:table-cell>
          <table:table-cell office:value-type="string">
            <text:p>(11) 2692-0880</text:p>
          </table:table-cell>
        </table:table-row>
        <table:table-row table:style-name="ro1">
          <table:table-cell office:value-type="string">
            <text:p>Produtos Nordestinos M. Barbosa dos Santos - Brás SP</text:p>
          </table:table-cell>
          <table:table-cell office:value-type="string">
            <text:p>R. Paulo Afonso, 79 - Brás, São Paulo - SP, 03050-030, Brazil</text:p>
          </table:table-cell>
          <table:table-cell office:value-type="string">
            <text:p>(11) 2693-8306</text:p>
          </table:table-cell>
        </table:table-row>
        <table:table-row table:style-name="ro1">
          <table:table-cell office:value-type="string">
            <text:p>Maringá Produtos Abrasivos</text:p>
          </table:table-cell>
          <table:table-cell office:value-type="string">
            <text:p>R. Sapucaia, 86 - Mooca, São Paulo - SP, 03170-050, Brazil</text:p>
          </table:table-cell>
          <table:table-cell office:value-type="string">
            <text:p>(11) 2694-949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Aricanduva, 5555 - Jardim Marília, São Paulo - SP, 03527-900, Brazil</text:p>
          </table:table-cell>
          <table:table-cell office:value-type="string">
            <text:p>(11) 2723-2350</text:p>
          </table:table-cell>
        </table:table-row>
        <table:table-row table:style-name="ro1">
          <table:table-cell office:value-type="string">
            <text:p>Calvo Atacadista</text:p>
          </table:table-cell>
          <table:table-cell office:value-type="string">
            <text:p>Av. Rio das Pedras, 2118 - Jardim Aricanduva, São Paulo - SP, 03452-100, Brazil</text:p>
          </table:table-cell>
          <table:table-cell office:value-type="string">
            <text:p>(11) 2723-6000</text:p>
          </table:table-cell>
        </table:table-row>
        <table:table-row table:style-name="ro1">
          <table:table-cell office:value-type="string">
            <text:p>Supermercados Nagumo - Boa Esperança</text:p>
          </table:table-cell>
          <table:table-cell office:value-type="string">
            <text:p>R. João Maciel, 2500 - Jardim São Gonçalo, São Paulo - SP, 08370-170, Brazil</text:p>
          </table:table-cell>
          <table:table-cell office:value-type="string">
            <text:p>(11) 2732-8500</text:p>
          </table:table-cell>
        </table:table-row>
        <table:table-row table:style-name="ro1">
          <table:table-cell office:value-type="string">
            <text:p>Doceria Chuva de Cristal</text:p>
          </table:table-cell>
          <table:table-cell office:value-type="string">
            <text:p>R. Pedro Filier, 04 - Parque Artur Alvim, São Paulo - SP, 03568-080, Brazil</text:p>
          </table:table-cell>
          <table:table-cell office:value-type="string">
            <text:p>(11) 2746-5375</text:p>
          </table:table-cell>
        </table:table-row>
        <table:table-row table:style-name="ro1">
          <table:table-cell office:value-type="string">
            <text:p>Oxan Supermercado</text:p>
          </table:table-cell>
          <table:table-cell office:value-type="string">
            <text:p>Av. Rio das Pedras, 729 - Jardim Aricanduva, São Paulo - SP, 03453-000, Brazil</text:p>
          </table:table-cell>
          <table:table-cell office:value-type="string">
            <text:p>(11) 2782-5200</text:p>
          </table:table-cell>
        </table:table-row>
        <table:table-row table:style-name="ro1">
          <table:table-cell office:value-type="string">
            <text:p>Yacima - Wholesale Lingerie - Bras - São Paulo - SP</text:p>
          </table:table-cell>
          <table:table-cell office:value-type="string">
            <text:p>R. Mendes Júnior, 148/160 - Brás, São Paulo - SP, 03013-010, Brazil</text:p>
          </table:table-cell>
          <table:table-cell office:value-type="string">
            <text:p>(11) 2797-9422</text:p>
          </table:table-cell>
        </table:table-row>
        <table:table-row table:style-name="ro1">
          <table:table-cell office:value-type="string">
            <text:p>LDI crystals and Pedrarias Importadora Ltda.</text:p>
          </table:table-cell>
          <table:table-cell office:value-type="string">
            <text:p>R. Comendador Abdo Schahin, 166 - Centro Histórico de São Paulo, São Paulo - SP, 01023-050, Brazil</text:p>
          </table:table-cell>
          <table:table-cell office:value-type="string">
            <text:p>(11) 2823-8888</text:p>
          </table:table-cell>
        </table:table-row>
        <table:table-row table:style-name="ro1">
          <table:table-cell office:value-type="string">
            <text:p>Balaio IMS</text:p>
          </table:table-cell>
          <table:table-cell office:value-type="string">
            <text:p>Av. Paulista, 2424 - Bela Vista, São Paulo - SP, 01310-300, Brazil</text:p>
          </table:table-cell>
          <table:table-cell office:value-type="string">
            <text:p>(11) 2842-9123</text:p>
          </table:table-cell>
        </table:table-row>
        <table:table-row table:style-name="ro1">
          <table:table-cell office:value-type="string">
            <text:p>Takkø Café - Vila Buarque</text:p>
          </table:table-cell>
          <table:table-cell office:value-type="string">
            <text:p>R. Maj. Sertório, 553 - Vila Buarque, São Paulo - SP, 01222-001, Brazil</text:p>
          </table:table-cell>
          <table:table-cell office:value-type="string">
            <text:p>(11) 2889-8250</text:p>
          </table:table-cell>
        </table:table-row>
        <table:table-row table:style-name="ro1">
          <table:table-cell office:value-type="string">
            <text:p>Mil Folhas</text:p>
          </table:table-cell>
          <table:table-cell office:value-type="string">
            <text:p>R. Mal. Deodoro, 1620 - Centro, São Bernardo do Campo - SP, 09710-200, Brazil</text:p>
          </table:table-cell>
          <table:table-cell office:value-type="string">
            <text:p>(11) 2897-0263</text:p>
          </table:table-cell>
        </table:table-row>
        <table:table-row table:style-name="ro1">
          <table:table-cell office:value-type="string">
            <text:p>Fábrica de Doces Confirma</text:p>
          </table:table-cell>
          <table:table-cell office:value-type="string">
            <text:p>R. Henrique Felipe da Costa, 746 - Vila Guilherme, São Paulo - SP, 02054-040, Brazil</text:p>
          </table:table-cell>
          <table:table-cell office:value-type="string">
            <text:p>(11) 2905-3900</text:p>
          </table:table-cell>
        </table:table-row>
        <table:table-row table:style-name="ro1">
          <table:table-cell office:value-type="string">
            <text:p>Cristal Transportes</text:p>
          </table:table-cell>
          <table:table-cell office:value-type="string">
            <text:p>R. Paulo Emílio, 261 - Jardim Julieta, São Paulo - SP, 02162-040, Brazil</text:p>
          </table:table-cell>
          <table:table-cell office:value-type="string">
            <text:p>(11) 2931-6965</text:p>
          </table:table-cell>
        </table:table-row>
        <table:table-row table:style-name="ro1">
          <table:table-cell office:value-type="string">
            <text:p>Toninho Do Mocoto</text:p>
          </table:table-cell>
          <table:table-cell office:value-type="string">
            <text:p>Rua Wenceslau Guimarães, 164 - Parque Cisper, São Paulo - SP, 03823-000, Brazil</text:p>
          </table:table-cell>
          <table:table-cell office:value-type="string">
            <text:p>(11) 2943-6664</text:p>
          </table:table-cell>
        </table:table-row>
        <table:table-row table:style-name="ro1">
          <table:table-cell office:value-type="string">
            <text:p>Mocotó - Bar e Restaurante</text:p>
          </table:table-cell>
          <table:table-cell office:value-type="string">
            <text:p>Av. Nossa Sra. do Loreto, 1100 - Vila Medeiros, São Paulo - SP, 02219-001, Brazil</text:p>
          </table:table-cell>
          <table:table-cell office:value-type="string">
            <text:p>(11) 2951-3056</text:p>
          </table:table-cell>
        </table:table-row>
        <table:table-row table:style-name="ro1">
          <table:table-cell office:value-type="string">
            <text:p>Atacadão - Belém Portal</text:p>
          </table:table-cell>
          <table:table-cell office:value-type="string">
            <text:p>R. Arsenal, 380 - Cidade Velha, Belém - PA, 66020-060, Brazil</text:p>
          </table:table-cell>
          <table:table-cell office:value-type="string">
            <text:p>(11) 2967-8461</text:p>
          </table:table-cell>
        </table:table-row>
        <table:table-row table:style-name="ro1">
          <table:table-cell office:value-type="string">
            <text:p>Raízes Nordestinas - Culinária Típica</text:p>
          </table:table-cell>
          <table:table-cell office:value-type="string">
            <text:p>R. Dr. César, 966 - Santana, São Paulo - SP, 02013-003, Brazil</text:p>
          </table:table-cell>
          <table:table-cell office:value-type="string">
            <text:p>(11) 2978-7392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Av. Plínio Brasil Milano, 2343 - Passo d'Areia, Porto Alegre - RS, 90520-0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Av. Mal. Floriano Peixoto, 3031 - Rebouças, Curitiba - PR, 80220-0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Av. Comendador Gustavo Paiva, 2650 A - Mangabeiras, Maceió - AL, 57036-54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Av. Interlagos, 2501 - Jardim Consorcio, São Paulo - SP, 04661-902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Bairro Campinas</text:p>
          </table:table-cell>
          <table:table-cell office:value-type="string">
            <text:p>690, s/n - Av. José de Sousa Campos, q.690 - Cambuí, Campinas - SP, 13092-123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ypermarket Guarulhos</text:p>
          </table:table-cell>
          <table:table-cell office:value-type="string">
            <text:p>Av. Benjamin Harris Hunicutt, s/n - Vila Rio de Janeiro, Guarulhos - SP, 07124-0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 - Guarulhos</text:p>
          </table:table-cell>
          <table:table-cell office:value-type="string">
            <text:p>Av. Paulo Faccini, 240 - Macedo, Guarulhos - SP, 07111-07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ypermarket</text:p>
          </table:table-cell>
          <table:table-cell office:value-type="string">
            <text:p>Av. João Naves de Ávila, 1441 - Tibery, Uberlândia - MG, 38405-14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R. José Bonifácio, 1315 - Torre, Recife - PE, 50710-0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</text:p>
          </table:table-cell>
          <table:table-cell office:value-type="string">
            <text:p>Av. Diário de Notícias, 300 - Cristal, Porto Alegre - RS, 90810-08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Tenda Atacado - Vila Galvão</text:p>
          </table:table-cell>
          <table:table-cell office:value-type="string">
            <text:p>Av. Pedro de Souza Lopes, 900 - Vila Galvão, Guarulhos - SP, 07074-000, Brazil</text:p>
          </table:table-cell>
          <table:table-cell office:value-type="string">
            <text:p>(11) 3010-3404</text:p>
          </table:table-cell>
        </table:table-row>
        <table:table-row table:style-name="ro1">
          <table:table-cell office:value-type="string">
            <text:p>Tenda Atacado - Guarulhos Presidente Dutra</text:p>
          </table:table-cell>
          <table:table-cell office:value-type="string">
            <text:p>R. Bela Vista do Paraíso, 1901 - Jardim Pres. Dutra, Guarulhos - SP, 07171-000, Brazil</text:p>
          </table:table-cell>
          <table:table-cell office:value-type="string">
            <text:p>(11) 3010-3405</text:p>
          </table:table-cell>
        </table:table-row>
        <table:table-row table:style-name="ro1">
          <table:table-cell office:value-type="string">
            <text:p>Cristal Pizza Bar &amp; Grill</text:p>
          </table:table-cell>
          <table:table-cell office:value-type="string">
            <text:p>R. Prof. Artur Ramos, 551 - Jardim Europa, São Paulo - SP, 01454-011, Brazil</text:p>
          </table:table-cell>
          <table:table-cell office:value-type="string">
            <text:p>(11) 3031-0828</text:p>
          </table:table-cell>
        </table:table-row>
        <table:table-row table:style-name="ro1">
          <table:table-cell office:value-type="string">
            <text:p>Raízs</text:p>
          </table:table-cell>
          <table:table-cell office:value-type="string">
            <text:p>Av. Mofarrej, 1100 - Vila Leopoldina, São Paulo - SP, 05311-006, Brazil</text:p>
          </table:table-cell>
          <table:table-cell office:value-type="string">
            <text:p>(11) 3034-6455</text:p>
          </table:table-cell>
        </table:table-row>
        <table:table-row table:style-name="ro1">
          <table:table-cell office:value-type="string">
            <text:p>Tre Bimbi - Pães, Doces e Gelatos</text:p>
          </table:table-cell>
          <table:table-cell office:value-type="string">
            <text:p>R. Tumiaru, 66 - Vila Mariana, São Paulo - SP, 04008-050, Brazil</text:p>
          </table:table-cell>
          <table:table-cell office:value-type="string">
            <text:p>(11) 3051-2221</text:p>
          </table:table-cell>
        </table:table-row>
        <table:table-row table:style-name="ro1">
          <table:table-cell office:value-type="string">
            <text:p>Emporium São Paulo Loja</text:p>
          </table:table-cell>
          <table:table-cell office:value-type="string">
            <text:p>Alameda dos Maracatins, 217/225 - Moema, São Paulo - SP, 04089-010, Brazil</text:p>
          </table:table-cell>
          <table:table-cell office:value-type="string">
            <text:p>(11) 3053-3310</text:p>
          </table:table-cell>
        </table:table-row>
        <table:table-row table:style-name="ro1">
          <table:table-cell office:value-type="string">
            <text:p>Crystal Bar Pizza Delivery</text:p>
          </table:table-cell>
          <table:table-cell office:value-type="string">
            <text:p>R. João Cachoeira, 1384 - Vila Nova Conceição, São Paulo - SP, 04535-006, Brazil</text:p>
          </table:table-cell>
          <table:table-cell office:value-type="string">
            <text:p>(11) 3077-5700</text:p>
          </table:table-cell>
        </table:table-row>
        <table:table-row table:style-name="ro1">
          <table:table-cell office:value-type="string">
            <text:p>Empório Piauí</text:p>
          </table:table-cell>
          <table:table-cell office:value-type="string">
            <text:p>R. Tabatinguera, 540 - Sé, São Paulo - SP, 01020-000, Brazil</text:p>
          </table:table-cell>
          <table:table-cell office:value-type="string">
            <text:p>(11) 3107-7090</text:p>
          </table:table-cell>
        </table:table-row>
        <table:table-row table:style-name="ro1">
          <table:table-cell office:value-type="string">
            <text:p>Emporio Santa Filomena</text:p>
          </table:table-cell>
          <table:table-cell office:value-type="string">
            <text:p>R. Santa Rosa, 100 - Brás, São Paulo - SP, 03007-040, Brazil</text:p>
          </table:table-cell>
          <table:table-cell office:value-type="string">
            <text:p>(11) 3122-0000</text:p>
          </table:table-cell>
        </table:table-row>
        <table:table-row table:style-name="ro1">
          <table:table-cell office:value-type="string">
            <text:p>Banana Split</text:p>
          </table:table-cell>
          <table:table-cell office:value-type="string">
            <text:p>Av. Paulista, 2001 - loja 18 - Bela Vista, São Paulo - SP, 01311-300, Brazil</text:p>
          </table:table-cell>
          <table:table-cell office:value-type="string">
            <text:p>(11) 3141-2973</text:p>
          </table:table-cell>
        </table:table-row>
        <table:table-row table:style-name="ro1">
          <table:table-cell office:value-type="string">
            <text:p>SG Tecnologia Clínica Ltda</text:p>
          </table:table-cell>
          <table:table-cell office:value-type="string">
            <text:p>R. Avanhandava, 675 - Bela Vista, São Paulo - SP, 01306-001, Brazil</text:p>
          </table:table-cell>
          <table:table-cell office:value-type="string">
            <text:p>(11) 3218-1700</text:p>
          </table:table-cell>
        </table:table-row>
        <table:table-row table:style-name="ro1">
          <table:table-cell office:value-type="string">
            <text:p>Doceria Rio Branco</text:p>
          </table:table-cell>
          <table:table-cell office:value-type="string">
            <text:p>Av. Rio Branco, 237 - República, São Paulo - SP, 01205-000, Brazil</text:p>
          </table:table-cell>
          <table:table-cell office:value-type="string">
            <text:p>(11) 3221-1964</text:p>
          </table:table-cell>
        </table:table-row>
        <table:table-row table:style-name="ro1">
          <table:table-cell office:value-type="string">
            <text:p>Admiral - Supermercado</text:p>
          </table:table-cell>
          <table:table-cell office:value-type="string">
            <text:p>Av. Rio Branco, 714 - Campos Elíseos, São Paulo - SP, 01206-000, Brazil</text:p>
          </table:table-cell>
          <table:table-cell office:value-type="string">
            <text:p>(11) 3223-1141</text:p>
          </table:table-cell>
        </table:table-row>
        <table:table-row table:style-name="ro1">
          <table:table-cell office:value-type="string">
            <text:p>Bela Cerealista - Zona Cerealista</text:p>
          </table:table-cell>
          <table:table-cell office:value-type="string">
            <text:p>Rua Benjamim de Oliveira, 56 - Zona Cerealista - Brás, São Paulo - SP, 03006-020, Brazil</text:p>
          </table:table-cell>
          <table:table-cell office:value-type="string">
            <text:p>(11) 3227-0097</text:p>
          </table:table-cell>
        </table:table-row>
        <table:table-row table:style-name="ro1">
          <table:table-cell office:value-type="string">
            <text:p>Empório Santa Rita</text:p>
          </table:table-cell>
          <table:table-cell office:value-type="string">
            <text:p>R. da Mooca, 3879 - Mooca, São Paulo - SP, 03165-001, Brazil</text:p>
          </table:table-cell>
          <table:table-cell office:value-type="string">
            <text:p>(11) 3227-0797</text:p>
          </table:table-cell>
        </table:table-row>
        <table:table-row table:style-name="ro1">
          <table:table-cell office:value-type="string">
            <text:p>Santarém Alimentos</text:p>
          </table:table-cell>
          <table:table-cell office:value-type="string">
            <text:p>R. Paula Sousa, 356 - Centro Histórico de São Paulo, São Paulo - SP, 01027-000, Brazil</text:p>
          </table:table-cell>
          <table:table-cell office:value-type="string">
            <text:p>(11) 3227-2863</text:p>
          </table:table-cell>
        </table:table-row>
        <table:table-row table:style-name="ro1">
          <table:table-cell office:value-type="string">
            <text:p>Super Wholesale Magno</text:p>
          </table:table-cell>
          <table:table-cell office:value-type="string">
            <text:p>R. Conselheiro Dantas, 373 - Canindé, São Paulo - SP, 03032-020, Brazil</text:p>
          </table:table-cell>
          <table:table-cell office:value-type="string">
            <text:p>(11) 3227-8832</text:p>
          </table:table-cell>
        </table:table-row>
        <table:table-row table:style-name="ro1">
          <table:table-cell office:value-type="string">
            <text:p>House Crystal</text:p>
          </table:table-cell>
          <table:table-cell office:value-type="string">
            <text:p>R. Fagundes, 195 - Liberdade, São Paulo - SP, 01508-030, Brazil</text:p>
          </table:table-cell>
          <table:table-cell office:value-type="string">
            <text:p>(11) 3228-0887</text:p>
          </table:table-cell>
        </table:table-row>
        <table:table-row table:style-name="ro1">
          <table:table-cell office:value-type="string">
            <text:p>Crystal Semijoia</text:p>
          </table:table-cell>
          <table:table-cell office:value-type="string">
            <text:p>R. Vinte e Cinco de Março, 637 - Se, São Paulo - SP, 01021-200, Brazil</text:p>
          </table:table-cell>
          <table:table-cell office:value-type="string">
            <text:p>(11) 3229-9244</text:p>
          </table:table-cell>
        </table:table-row>
        <table:table-row table:style-name="ro1">
          <table:table-cell office:value-type="string">
            <text:p>Instituto Feira Livre</text:p>
          </table:table-cell>
          <table:table-cell office:value-type="string">
            <text:p>R. Maj. Sertório, 229 - Vila Buarque, São Paulo - SP, 01222-001, Brazil</text:p>
          </table:table-cell>
          <table:table-cell office:value-type="string">
            <text:p>(11) 3237-0721</text:p>
          </table:table-cell>
        </table:table-row>
        <table:table-row table:style-name="ro1">
          <table:table-cell office:value-type="string">
            <text:p>Associação Brasileira de Nozes e Castanhas</text:p>
          </table:table-cell>
          <table:table-cell office:value-type="string">
            <text:p>Av. Paulista, 1313 - 808 - Centro Histórico de São Paulo, São Paulo - SP, 01310-300, Brazil</text:p>
          </table:table-cell>
          <table:table-cell office:value-type="string">
            <text:p>(11) 3266-4272</text:p>
          </table:table-cell>
        </table:table-row>
        <table:table-row table:style-name="ro1">
          <table:table-cell office:value-type="string">
            <text:p>Empório Amino</text:p>
          </table:table-cell>
          <table:table-cell office:value-type="string">
            <text:p>Av. Brigadeiro Luís Antônio, 2183 - Bela Vista, São Paulo - SP, 01317-002, Brazil</text:p>
          </table:table-cell>
          <table:table-cell office:value-type="string">
            <text:p>(11) 3283-1638</text:p>
          </table:table-cell>
        </table:table-row>
        <table:table-row table:style-name="ro1">
          <table:table-cell office:value-type="string">
            <text:p>Emporio Sante</text:p>
          </table:table-cell>
          <table:table-cell office:value-type="string">
            <text:p>R. Cubatão, 30 - Paraíso, São Paulo - SP, 04013-040, Brazil</text:p>
          </table:table-cell>
          <table:table-cell office:value-type="string">
            <text:p>(11) 3284-0851</text:p>
          </table:table-cell>
        </table:table-row>
        <table:table-row table:style-name="ro1">
          <table:table-cell office:value-type="string">
            <text:p>Empório das Castanhas</text:p>
          </table:table-cell>
          <table:table-cell office:value-type="string">
            <text:p>R. Carlos Sampaio, 331 - Bela Vista, São Paulo - SP, 01333-021, Brazil</text:p>
          </table:table-cell>
          <table:table-cell office:value-type="string">
            <text:p>(11) 3284-9727</text:p>
          </table:table-cell>
        </table:table-row>
        <table:table-row table:style-name="ro1">
          <table:table-cell office:value-type="string">
            <text:p>Hortifruti Sabara</text:p>
          </table:table-cell>
          <table:table-cell office:value-type="string">
            <text:p>R. Eng. Domício de L. Pacheco e Silva, 44 - Vila Campo Grande, São Paulo - SP, 04455-310, Brazil</text:p>
          </table:table-cell>
          <table:table-cell office:value-type="string">
            <text:p>(11) 3297-8203</text:p>
          </table:table-cell>
        </table:table-row>
        <table:table-row table:style-name="ro1">
          <table:table-cell office:value-type="string">
            <text:p>Atacadão - Guarulhos Bonsucesso</text:p>
          </table:table-cell>
          <table:table-cell office:value-type="string">
            <text:p>R. Eduardo Froner, 1102 - Parque das Nacoes, Guarulhos - SP, 07243-590, Brazil</text:p>
          </table:table-cell>
          <table:table-cell office:value-type="string">
            <text:p>(11) 3299-0925</text:p>
          </table:table-cell>
        </table:table-row>
        <table:table-row table:style-name="ro1">
          <table:table-cell office:value-type="string">
            <text:p>Shopping Cristal 957</text:p>
          </table:table-cell>
          <table:table-cell office:value-type="string">
            <text:p>R. Monsenhor Andrade, 957 - Brás, São Paulo - SP, 03009-100, Brazil</text:p>
          </table:table-cell>
          <table:table-cell office:value-type="string">
            <text:p>(11) 3311-9966</text:p>
          </table:table-cell>
        </table:table-row>
        <table:table-row table:style-name="ro1">
          <table:table-cell office:value-type="string">
            <text:p>Bendito Grão</text:p>
          </table:table-cell>
          <table:table-cell office:value-type="string">
            <text:p>R. Santa Rosa, 141 - Brás, São Paulo - SP, 03007-040, Brazil</text:p>
          </table:table-cell>
          <table:table-cell office:value-type="string">
            <text:p>(11) 3313-4373</text:p>
          </table:table-cell>
        </table:table-row>
        <table:table-row table:style-name="ro1">
          <table:table-cell office:value-type="string">
            <text:p>Bendito Grão - Moema</text:p>
          </table:table-cell>
          <table:table-cell office:value-type="string">
            <text:p>Av. Ibijaú, 204 - Indianópolis, São Paulo - SP, 04524-020, Brazil</text:p>
          </table:table-cell>
          <table:table-cell office:value-type="string">
            <text:p>(11) 3313-4373</text:p>
          </table:table-cell>
        </table:table-row>
        <table:table-row table:style-name="ro1">
          <table:table-cell office:value-type="string">
            <text:p>Nipo Center Atacadista</text:p>
          </table:table-cell>
          <table:table-cell office:value-type="string">
            <text:p>R. Tiers, 533 - Pari, São Paulo - SP, 03031-000, Brazil</text:p>
          </table:table-cell>
          <table:table-cell office:value-type="string">
            <text:p>(11) 3315-0007</text:p>
          </table:table-cell>
        </table:table-row>
        <table:table-row table:style-name="ro1">
          <table:table-cell office:value-type="string">
            <text:p>EMPÓRIO ROSA - ZONA CEREALISTA</text:p>
          </table:table-cell>
          <table:table-cell office:value-type="string">
            <text:p>R. Santa Rosa, 68 - Brás, São Paulo - SP, 03007-000, Brazil</text:p>
          </table:table-cell>
          <table:table-cell office:value-type="string">
            <text:p>(11) 3315-0662</text:p>
          </table:table-cell>
        </table:table-row>
        <table:table-row table:style-name="ro1">
          <table:table-cell office:value-type="string">
            <text:p>Atacadista São Paulo Com. Imp. Ltda</text:p>
          </table:table-cell>
          <table:table-cell office:value-type="string">
            <text:p>Rua Benjamim de Oliveira, 214 - Brás, São Paulo - SP, 03006-020, Brazil</text:p>
          </table:table-cell>
          <table:table-cell office:value-type="string">
            <text:p>(11) 3322-9911</text:p>
          </table:table-cell>
        </table:table-row>
        <table:table-row table:style-name="ro1">
          <table:table-cell office:value-type="string">
            <text:p>Dona Diva Sweets</text:p>
          </table:table-cell>
          <table:table-cell office:value-type="string">
            <text:p>Rua da Cantareira, 306. - Mercado Municipal Paulistano, Rua L, box 30. - Centro Histórico de São Paulo, São Paulo - SP, 02290-000, Brazil</text:p>
          </table:table-cell>
          <table:table-cell office:value-type="string">
            <text:p>(11) 3326-0489</text:p>
          </table:table-cell>
        </table:table-row>
        <table:table-row table:style-name="ro1">
          <table:table-cell office:value-type="string">
            <text:p>Sexolândia</text:p>
          </table:table-cell>
          <table:table-cell office:value-type="string">
            <text:p>Dentro do Shopping 25 de Março II - AO LADO DA PERFUMARIA MARY SU - R. Vinte e Cinco de Março, 1081 - 2ºPiso Loja 2A12 - Centro Histórico de São Paulo, São Paulo - SP, 01021-200, Brazil</text:p>
          </table:table-cell>
          <table:table-cell office:value-type="string">
            <text:p>(11) 3326-6375</text:p>
          </table:table-cell>
        </table:table-row>
        <table:table-row table:style-name="ro1">
          <table:table-cell office:value-type="string">
            <text:p>Tools Wholesale Crystal</text:p>
          </table:table-cell>
          <table:table-cell office:value-type="string">
            <text:p>R. Tiers, 785 - Pari, São Paulo - SP, 03031-000, Brazil</text:p>
          </table:table-cell>
          <table:table-cell office:value-type="string">
            <text:p>(11) 3328-7300</text:p>
          </table:table-cell>
        </table:table-row>
        <table:table-row table:style-name="ro1">
          <table:table-cell office:value-type="string">
            <text:p>Irajá Redux</text:p>
          </table:table-cell>
          <table:table-cell office:value-type="string">
            <text:p>Av. Guilherme Campos, 500 - Jardim Santa Genebra, Campinas - SP, 13087-635, Brazil</text:p>
          </table:table-cell>
          <table:table-cell office:value-type="string">
            <text:p>(11) 3368-6863</text:p>
          </table:table-cell>
        </table:table-row>
        <table:table-row table:style-name="ro1">
          <table:table-cell office:value-type="string">
            <text:p>Kuchos Atacado e Varejo</text:p>
          </table:table-cell>
          <table:table-cell office:value-type="string">
            <text:p>Rua Quirino dos Santos, 130 - Várzea da Barra Funda, São Paulo - SP, 01141-020, Brazil</text:p>
          </table:table-cell>
          <table:table-cell office:value-type="string">
            <text:p>(11) 3392-6664</text:p>
          </table:table-cell>
        </table:table-row>
        <table:table-row table:style-name="ro1">
          <table:table-cell office:value-type="string">
            <text:p>Padaria Nova Brasil</text:p>
          </table:table-cell>
          <table:table-cell office:value-type="string">
            <text:p>R. Venezuela, n°111 - Jardim das Nacoes, Guarulhos - SP, 07183-370, Brazil</text:p>
          </table:table-cell>
          <table:table-cell office:value-type="string">
            <text:p>(11) 3428-1797</text:p>
          </table:table-cell>
        </table:table-row>
        <table:table-row table:style-name="ro1">
          <table:table-cell office:value-type="string">
            <text:p>C G Graphics Comunicação Visual</text:p>
          </table:table-cell>
          <table:table-cell office:value-type="string">
            <text:p>R. Tupinambás, 1110 - Conceição, Diadema - SP, 09991-090, Brazil</text:p>
          </table:table-cell>
          <table:table-cell office:value-type="string">
            <text:p>(11) 3429-0200</text:p>
          </table:table-cell>
        </table:table-row>
        <table:table-row table:style-name="ro1">
          <table:table-cell office:value-type="string">
            <text:p>Box Cristal</text:p>
          </table:table-cell>
          <table:table-cell office:value-type="string">
            <text:p>Av. Monteiro Lobato, 2145 - Macedo, Guarulhos - SP, 07112-000, Brazil</text:p>
          </table:table-cell>
          <table:table-cell office:value-type="string">
            <text:p>(11) 3444-9126</text:p>
          </table:table-cell>
        </table:table-row>
        <table:table-row table:style-name="ro1">
          <table:table-cell office:value-type="string">
            <text:p>Empório Frei Caneca</text:p>
          </table:table-cell>
          <table:table-cell office:value-type="string">
            <text:p>R. Frei Caneca, 569 - Consolação, São Paulo - SP, 01307-001, Brazil</text:p>
          </table:table-cell>
          <table:table-cell office:value-type="string">
            <text:p>(11) 3472-2082</text:p>
          </table:table-cell>
        </table:table-row>
        <table:table-row table:style-name="ro1">
          <table:table-cell office:value-type="string">
            <text:p>Max Atacadista Guarulhos</text:p>
          </table:table-cell>
          <table:table-cell office:value-type="string">
            <text:p>R. Carlos Leal Evans, 252 - Jardim Santa Francisca, Guarulhos - SP, 07024-020, Brazil</text:p>
          </table:table-cell>
          <table:table-cell office:value-type="string">
            <text:p>(11) 3513-7910</text:p>
          </table:table-cell>
        </table:table-row>
        <table:table-row table:style-name="ro1">
          <table:table-cell office:value-type="string">
            <text:p>Assaí Atacadista | Guarulhos Pimentas</text:p>
          </table:table-cell>
          <table:table-cell office:value-type="string">
            <text:p>Estr. Pres. Juscelino K. de Oliveira, 3410 - Parque Sao Miguel, Guarulhos - SP, 07260-210, Brazil</text:p>
          </table:table-cell>
          <table:table-cell office:value-type="string">
            <text:p>(11) 3521-1100</text:p>
          </table:table-cell>
        </table:table-row>
        <table:table-row table:style-name="ro1">
          <table:table-cell office:value-type="string">
            <text:p>Baião Cozinha Nordestina</text:p>
          </table:table-cell>
          <table:table-cell office:value-type="string">
            <text:p>R. Fradique Coutinho, 888 - Vila Madalena, São Paulo - SP, 05416-000, Brazil</text:p>
          </table:table-cell>
          <table:table-cell office:value-type="string">
            <text:p>(11) 3530-3080</text:p>
          </table:table-cell>
        </table:table-row>
        <table:table-row table:style-name="ro1">
          <table:table-cell office:value-type="string">
            <text:p>Restaurante Bananeira</text:p>
          </table:table-cell>
          <table:table-cell office:value-type="string">
            <text:p>R. Mal. Hastimphilo de Moura, 419 - Morumbi, São Paulo - SP, 05641-000, Brazil</text:p>
          </table:table-cell>
          <table:table-cell office:value-type="string">
            <text:p>(11) 3542-4630</text:p>
          </table:table-cell>
        </table:table-row>
        <table:table-row table:style-name="ro1">
          <table:table-cell office:value-type="string">
            <text:p>Loja SELS AP</text:p>
          </table:table-cell>
          <table:table-cell office:value-type="string">
            <text:p>Av. Santo Amaro, 2949 - Brooklin, São Paulo - SP, 04555-000, Brazil</text:p>
          </table:table-cell>
          <table:table-cell office:value-type="string">
            <text:p>(11) 3545-0905</text:p>
          </table:table-cell>
        </table:table-row>
        <table:table-row table:style-name="ro1">
          <table:table-cell office:value-type="string">
            <text:p>Cerealistas Brasil</text:p>
          </table:table-cell>
          <table:table-cell office:value-type="string">
            <text:p>Rua Oswaldo Cruz, 601 - Santa Paula, São Caetano do Sul - SP, 09541-270, Brazil</text:p>
          </table:table-cell>
          <table:table-cell office:value-type="string">
            <text:p>(11) 3565-1617</text:p>
          </table:table-cell>
        </table:table-row>
        <table:table-row table:style-name="ro1">
          <table:table-cell office:value-type="string">
            <text:p>Mercadinho da ana</text:p>
          </table:table-cell>
          <table:table-cell office:value-type="string">
            <text:p>R. Manaus, 61 - Rochdale, Osasco - SP, 06226-030, Brazil</text:p>
          </table:table-cell>
          <table:table-cell office:value-type="string">
            <text:p>(11) 3599-1361</text:p>
          </table:table-cell>
        </table:table-row>
        <table:table-row table:style-name="ro1">
          <table:table-cell office:value-type="string">
            <text:p>Mercado Laurentino</text:p>
          </table:table-cell>
          <table:table-cell office:value-type="string">
            <text:p>R. Manaus, 243 - Rochdale, Osasco - SP, 06226-030, Brazil</text:p>
          </table:table-cell>
          <table:table-cell office:value-type="string">
            <text:p>(11) 3599-6807</text:p>
          </table:table-cell>
        </table:table-row>
        <table:table-row table:style-name="ro1">
          <table:table-cell office:value-type="string">
            <text:p>Avícola Mercearia Nascimento</text:p>
          </table:table-cell>
          <table:table-cell office:value-type="string">
            <text:p>R. Manaus, 15 - Rochdale, Osasco - SP, 06226-030, Brazil</text:p>
          </table:table-cell>
          <table:table-cell office:value-type="string">
            <text:p>(11) 3603-0460</text:p>
          </table:table-cell>
        </table:table-row>
        <table:table-row table:style-name="ro1">
          <table:table-cell office:value-type="string">
            <text:p>MERCADINHO DO RAMIRIO</text:p>
          </table:table-cell>
          <table:table-cell office:value-type="string">
            <text:p>RUA MANAUS, N020A - Rochdale, Osasco - SP, 06226-030, Brazil</text:p>
          </table:table-cell>
          <table:table-cell office:value-type="string">
            <text:p>(11) 3603-8466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Marquês de São Vicente, 1354 - Barra Funda, São Paulo - SP, 01139-002, Brazil</text:p>
          </table:table-cell>
          <table:table-cell office:value-type="string">
            <text:p>(11) 3611-1651</text:p>
          </table:table-cell>
        </table:table-row>
        <table:table-row table:style-name="ro1">
          <table:table-cell office:value-type="string">
            <text:p>Supermercado Castanha</text:p>
          </table:table-cell>
          <table:table-cell office:value-type="string">
            <text:p>Praça Santa Edwiges, 29 - Remédios, São Paulo - SP, 05104-005, Brazil</text:p>
          </table:table-cell>
          <table:table-cell office:value-type="string">
            <text:p>(11) 3622-1447</text:p>
          </table:table-cell>
        </table:table-row>
        <table:table-row table:style-name="ro1">
          <table:table-cell office:value-type="string">
            <text:p>Rei da Mussarela</text:p>
          </table:table-cell>
          <table:table-cell office:value-type="string">
            <text:p>R. São Jorge, 18 - Vila Sao Jorge, Guarulhos - SP, 07114-350, Brazil</text:p>
          </table:table-cell>
          <table:table-cell office:value-type="string">
            <text:p>(11) 3631-5724</text:p>
          </table:table-cell>
        </table:table-row>
        <table:table-row table:style-name="ro1">
          <table:table-cell office:value-type="string">
            <text:p>Emporium São Paulo Loja 4</text:p>
          </table:table-cell>
          <table:table-cell office:value-type="string">
            <text:p>R. Pedroso Alvarenga, 803 - Itaim Bibi, São Paulo - SP, 04531-011, Brazil</text:p>
          </table:table-cell>
          <table:table-cell office:value-type="string">
            <text:p>(11) 3704-3899</text:p>
          </table:table-cell>
        </table:table-row>
        <table:table-row table:style-name="ro1">
          <table:table-cell office:value-type="string">
            <text:p>Casa do Norte Cantinho do Martinho</text:p>
          </table:table-cell>
          <table:table-cell office:value-type="string">
            <text:p>Av. Corifeu de Azevedo Marques, 1338 - Vila Indiana, São Paulo - SP, 05581-001, Brazil</text:p>
          </table:table-cell>
          <table:table-cell office:value-type="string">
            <text:p>(11) 3722-1585</text:p>
          </table:table-cell>
        </table:table-row>
        <table:table-row table:style-name="ro1">
          <table:table-cell office:value-type="string">
            <text:p>Emporio Santo Rei</text:p>
          </table:table-cell>
          <table:table-cell office:value-type="string">
            <text:p>R. Imperatriz D. Amélia, 143 - Vila Tiradentes, São Paulo - SP, 05368-080, Brazil</text:p>
          </table:table-cell>
          <table:table-cell office:value-type="string">
            <text:p>(11) 3735-1720</text:p>
          </table:table-cell>
        </table:table-row>
        <table:table-row table:style-name="ro1">
          <table:table-cell office:value-type="string">
            <text:p>Rio Branco Comercio e Industria de Papeis LTDA</text:p>
          </table:table-cell>
          <table:table-cell office:value-type="string">
            <text:p>Av. Henry Ford, 2040 - Vila Prudente, São Paulo - SP, 03109-001, Brazil</text:p>
          </table:table-cell>
          <table:table-cell office:value-type="string">
            <text:p>(11) 3738-5900</text:p>
          </table:table-cell>
        </table:table-row>
        <table:table-row table:style-name="ro1">
          <table:table-cell office:value-type="string">
            <text:p>Bananas Els *EG</text:p>
          </table:table-cell>
          <table:table-cell office:value-type="string">
            <text:p>R. Santa Crescência, 236 - Ferreira, São Paulo - SP, 05524-020, Brazil</text:p>
          </table:table-cell>
          <table:table-cell office:value-type="string">
            <text:p>(11) 3742-4823</text:p>
          </table:table-cell>
        </table:table-row>
        <table:table-row table:style-name="ro1">
          <table:table-cell office:value-type="string">
            <text:p>Academia Cristal Morumbi - Natação em São Paulo</text:p>
          </table:table-cell>
          <table:table-cell office:value-type="string">
            <text:p>R. José Ramon Urtiza, 901 - Morumbi, São Paulo - SP, 05717-270, Brazil</text:p>
          </table:table-cell>
          <table:table-cell office:value-type="string">
            <text:p>(11) 3744-1476</text:p>
          </table:table-cell>
        </table:table-row>
        <table:table-row table:style-name="ro1">
          <table:table-cell office:value-type="string">
            <text:p>Empório São Pedro</text:p>
          </table:table-cell>
          <table:table-cell office:value-type="string">
            <text:p>R. Salvador Risoleu, 311 - Butantã, São Paulo - SP, 05536-020, Brazil</text:p>
          </table:table-cell>
          <table:table-cell office:value-type="string">
            <text:p>(11) 3772-7461</text:p>
          </table:table-cell>
        </table:table-row>
        <table:table-row table:style-name="ro1">
          <table:table-cell office:value-type="string">
            <text:p>Pedro das Castanhas</text:p>
          </table:table-cell>
          <table:table-cell office:value-type="string">
            <text:p>R. Dr. Roberto Feijó, 143 - Parque da Vila Prudente, São Paulo - SP, 03138-000, Brazil</text:p>
          </table:table-cell>
          <table:table-cell office:value-type="string">
            <text:p>(11) 3791-2791</text:p>
          </table:table-cell>
        </table:table-row>
        <table:table-row table:style-name="ro1">
          <table:table-cell office:value-type="string">
            <text:p>Empório Quatro Estrelas - Lapa</text:p>
          </table:table-cell>
          <table:table-cell office:value-type="string">
            <text:p>R. Herbart, 47 - Lapa, São Paulo - SP, 05072-030, Brazil</text:p>
          </table:table-cell>
          <table:table-cell office:value-type="string">
            <text:p>(11) 3798-9916</text:p>
          </table:table-cell>
        </table:table-row>
        <table:table-row table:style-name="ro1">
          <table:table-cell office:value-type="string">
            <text:p>Armazém Sabor em Graõs</text:p>
          </table:table-cell>
          <table:table-cell office:value-type="string">
            <text:p>Av. Imirim, 1693 - Imirim, São Paulo - SP, 02465-200, Brazil</text:p>
          </table:table-cell>
          <table:table-cell office:value-type="string">
            <text:p>(11) 3807-8001</text:p>
          </table:table-cell>
        </table:table-row>
        <table:table-row table:style-name="ro1">
          <table:table-cell office:value-type="string">
            <text:p>Banana Verde Restaurant</text:p>
          </table:table-cell>
          <table:table-cell office:value-type="string">
            <text:p>Rua Harmonia, 278 - Vila Madalena, São Paulo - SP, 05435-000, Brazil</text:p>
          </table:table-cell>
          <table:table-cell office:value-type="string">
            <text:p>(11) 3814-4828</text:p>
          </table:table-cell>
        </table:table-row>
        <table:table-row table:style-name="ro1">
          <table:table-cell office:value-type="string">
            <text:p>Instituto Chão</text:p>
          </table:table-cell>
          <table:table-cell office:value-type="string">
            <text:p>Rua Harmonia, 112 - Vila Madalena, São Paulo - SP, 05451-000, Brazil</text:p>
          </table:table-cell>
          <table:table-cell office:value-type="string">
            <text:p>(11) 3819-4205</text:p>
          </table:table-cell>
        </table:table-row>
        <table:table-row table:style-name="ro1">
          <table:table-cell office:value-type="string">
            <text:p>Mini Mercado imperatriz</text:p>
          </table:table-cell>
          <table:table-cell office:value-type="string">
            <text:p>R. Schilling, 455 - Vila Leopoldina, São Paulo - SP, 05302-001, Brazil</text:p>
          </table:table-cell>
          <table:table-cell office:value-type="string">
            <text:p>(11) 3832-0532</text:p>
          </table:table-cell>
        </table:table-row>
        <table:table-row table:style-name="ro1">
          <table:table-cell office:value-type="string">
            <text:p>MercadoOrganico.com</text:p>
          </table:table-cell>
          <table:table-cell office:value-type="string">
            <text:p>R. Andrequice, 62 - Vila Ribeiro de Barros, São Paulo - SP, 05307-030, Brazil</text:p>
          </table:table-cell>
          <table:table-cell office:value-type="string">
            <text:p>(11) 3834-2299</text:p>
          </table:table-cell>
        </table:table-row>
        <table:table-row table:style-name="ro1">
          <table:table-cell office:value-type="string">
            <text:p>Emporium São Paulo Loja 3</text:p>
          </table:table-cell>
          <table:table-cell office:value-type="string">
            <text:p>R. Afonso Braz, 431 - Vila Nova Conceição, São Paulo - SP, 04511-011, Brazil</text:p>
          </table:table-cell>
          <table:table-cell office:value-type="string">
            <text:p>(11) 3848-3700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Pinheiros, São Paulo - State of São Paulo, 05402-600, Brazil</text:p>
          </table:table-cell>
          <table:table-cell office:value-type="string">
            <text:p>(11) 3849-9002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Cruzeiro do Sul, 1800 - Vila Guilherme, São Paulo - SP, 02030-000, Brazil</text:p>
          </table:table-cell>
          <table:table-cell office:value-type="string">
            <text:p>(11) 3849-9002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Me. Benvenuta, 687 - Santa Monica, Florianópolis - SC, 88035-000, Brazil</text:p>
          </table:table-cell>
          <table:table-cell office:value-type="string">
            <text:p>(11) 3849-9002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Iguatemi, 777 - Vila Brandina, Campinas - SP, 13092-902, Brazil</text:p>
          </table:table-cell>
          <table:table-cell office:value-type="string">
            <text:p>(11) 3849-9002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João Naves de Ávila, 1331 - Tibery, Uberlândia - MG, 38408-902, Brazil</text:p>
          </table:table-cell>
          <table:table-cell office:value-type="string">
            <text:p>(11) 3849-9002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Dr. Cardoso de Melo, 221 - Vila Olímpia, São Paulo - SP, 04548-001, Brazil</text:p>
          </table:table-cell>
          <table:table-cell office:value-type="string">
            <text:p>(11) 3849-9002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Sete de Setembro, 2775 - Rebouças, Curitiba - PR, 80230-010, Brazil</text:p>
          </table:table-cell>
          <table:table-cell office:value-type="string">
            <text:p>(11) 3849-9002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Pereira Barreto, 42 - Vila Boa Vista, Santo André - SP, 09190-210, Brazil</text:p>
          </table:table-cell>
          <table:table-cell office:value-type="string">
            <text:p>(11) 3849-9002</text:p>
          </table:table-cell>
        </table:table-row>
        <table:table-row table:style-name="ro1">
          <table:table-cell office:value-type="string">
            <text:p>Supermercado Takara - Rede Plus</text:p>
          </table:table-cell>
          <table:table-cell office:value-type="string">
            <text:p>R. São Gonçalo do Abaeté, 51 - Parque Tiete, São Paulo - SP, 02870-000, Brazil</text:p>
          </table:table-cell>
          <table:table-cell office:value-type="string">
            <text:p>(11) 3851-9397</text:p>
          </table:table-cell>
        </table:table-row>
        <table:table-row table:style-name="ro1">
          <table:table-cell office:value-type="string">
            <text:p>Empório Frutaria</text:p>
          </table:table-cell>
          <table:table-cell office:value-type="string">
            <text:p>Av. Hélio Pellegrino, 198 - Vila Nova Conceição, São Paulo - SP, 04512-001, Brazil</text:p>
          </table:table-cell>
          <table:table-cell office:value-type="string">
            <text:p>(11) 3853-7147</text:p>
          </table:table-cell>
        </table:table-row>
        <table:table-row table:style-name="ro1">
          <table:table-cell office:value-type="string">
            <text:p>SG Mirtilos</text:p>
          </table:table-cell>
          <table:table-cell office:value-type="string">
            <text:p>R. Cardoso de Almeida, 925 - Perdizes, São Paulo - SP, 05013-001, Brazil</text:p>
          </table:table-cell>
          <table:table-cell office:value-type="string">
            <text:p>(11) 3862-6333</text:p>
          </table:table-cell>
        </table:table-row>
        <table:table-row table:style-name="ro1">
          <table:table-cell office:value-type="string">
            <text:p>Mundo Cerealista - Pompeia</text:p>
          </table:table-cell>
          <table:table-cell office:value-type="string">
            <text:p>Av. Prof. Alfonso Bovero, 1369 - Pompeia, São Paulo - SP, 05019-011, Brazil</text:p>
          </table:table-cell>
          <table:table-cell office:value-type="string">
            <text:p>(11) 3864-6865</text:p>
          </table:table-cell>
        </table:table-row>
        <table:table-row table:style-name="ro1">
          <table:table-cell office:value-type="string">
            <text:p>Emporio Fasano</text:p>
          </table:table-cell>
          <table:table-cell office:value-type="string">
            <text:p>R. Bela Cintra, 2245 - Jardins, São Paulo - SP, 01415-009, Brazil</text:p>
          </table:table-cell>
          <table:table-cell office:value-type="string">
            <text:p>(11) 3896-4300</text:p>
          </table:table-cell>
        </table:table-row>
        <table:table-row table:style-name="ro1">
          <table:table-cell office:value-type="string">
            <text:p>Casa Santa Luzia</text:p>
          </table:table-cell>
          <table:table-cell office:value-type="string">
            <text:p>Alameda Lorena, 1471 - R. Augusta, 2663 - Jardim Paulista, São Paulo - SP, 01424-001, Brazil</text:p>
          </table:table-cell>
          <table:table-cell office:value-type="string">
            <text:p>(11) 3897-5000</text:p>
          </table:table-cell>
        </table:table-row>
        <table:table-row table:style-name="ro1">
          <table:table-cell office:value-type="string">
            <text:p>Simples &amp; Natural - Grãos e Castanhas</text:p>
          </table:table-cell>
          <table:table-cell office:value-type="string">
            <text:p>R. Frei Gaspar, 40 - Vila Santa Rita de Cassia, São Bernardo do Campo - SP, 09720-440, Brazil</text:p>
          </table:table-cell>
          <table:table-cell office:value-type="string">
            <text:p>(11) 3996-0568</text:p>
          </table:table-cell>
        </table:table-row>
        <table:table-row table:style-name="ro1">
          <table:table-cell office:value-type="string">
            <text:p>Vencedor Atacadista</text:p>
          </table:table-cell>
          <table:table-cell office:value-type="string">
            <text:p>R. dos Vianas, 2781 - Baeta Neves, São Bernardo do Campo - SP, 09761-000, Brazil</text:p>
          </table:table-cell>
          <table:table-cell office:value-type="string">
            <text:p>(11) 4010-2676</text:p>
          </table:table-cell>
        </table:table-row>
        <table:table-row table:style-name="ro1">
          <table:table-cell office:value-type="string">
            <text:p>Cobasi Pereira Barreto - Santo André</text:p>
          </table:table-cell>
          <table:table-cell office:value-type="string">
            <text:p>Praça Engenheiro Roldão - Praça Eng Roldão dos Santos Ferreira, 477 - Paraíso, Santo André - SP, 09190-695, Brazil</text:p>
          </table:table-cell>
          <table:table-cell office:value-type="string">
            <text:p>(11) 4040-2276</text:p>
          </table:table-cell>
        </table:table-row>
        <table:table-row table:style-name="ro1">
          <table:table-cell office:value-type="string">
            <text:p>Floral Atlanta Indústria e Comércio</text:p>
          </table:table-cell>
          <table:table-cell office:value-type="string">
            <text:p>R. Sitha, 616 - Jardim Uniao, Diadema - SP, 09981-070, Brazil</text:p>
          </table:table-cell>
          <table:table-cell office:value-type="string">
            <text:p>(11) 4053-3233</text:p>
          </table:table-cell>
        </table:table-row>
        <table:table-row table:style-name="ro1">
          <table:table-cell office:value-type="string">
            <text:p>Super Bahia</text:p>
          </table:table-cell>
          <table:table-cell office:value-type="string">
            <text:p>R. Padre Antônio de Souza Lima, 260 - Assunção, São Bernardo do Campo - SP, 09810-170, Brazil</text:p>
          </table:table-cell>
          <table:table-cell office:value-type="string">
            <text:p>(11) 4104-3489</text:p>
          </table:table-cell>
        </table:table-row>
        <table:table-row table:style-name="ro1">
          <table:table-cell office:value-type="string">
            <text:p>Biomarket Alimentos Vivos</text:p>
          </table:table-cell>
          <table:table-cell office:value-type="string">
            <text:p>Alameda Santos, 1470 - Jardim Paulista, São Paulo - SP, 01418-100, Brazil</text:p>
          </table:table-cell>
          <table:table-cell office:value-type="string">
            <text:p>(11) 4105-3100</text:p>
          </table:table-cell>
        </table:table-row>
        <table:table-row table:style-name="ro1">
          <table:table-cell office:value-type="string">
            <text:p>Zona Cerealista Online</text:p>
          </table:table-cell>
          <table:table-cell office:value-type="string">
            <text:p>R. Padre Sabóia de Medeiros, 1497 - Vila Maria Alta, São Paulo - SP, 02134-002, Brazil</text:p>
          </table:table-cell>
          <table:table-cell office:value-type="string">
            <text:p>(11) 4112-9964</text:p>
          </table:table-cell>
        </table:table-row>
        <table:table-row table:style-name="ro1">
          <table:table-cell office:value-type="string">
            <text:p>Sonda Supermercados - Rudge Ramos</text:p>
          </table:table-cell>
          <table:table-cell office:value-type="string">
            <text:p>Av. Caminho do Mar, 3115 - Rudge Ramos, São Bernardo do Campo - SP, 09611-000, Brazil</text:p>
          </table:table-cell>
          <table:table-cell office:value-type="string">
            <text:p>(11) 4118-4150</text:p>
          </table:table-cell>
        </table:table-row>
        <table:table-row table:style-name="ro1">
          <table:table-cell office:value-type="string">
            <text:p>Rafanat Natural Products</text:p>
          </table:table-cell>
          <table:table-cell office:value-type="string">
            <text:p>R. Rio Branco, 238 - Centro, São Bernardo do Campo - SP, 09710-090, Brazil</text:p>
          </table:table-cell>
          <table:table-cell office:value-type="string">
            <text:p>(11) 4121-1789</text:p>
          </table:table-cell>
        </table:table-row>
        <table:table-row table:style-name="ro1">
          <table:table-cell office:value-type="string">
            <text:p>Salvador &amp; Botelho Supermercados</text:p>
          </table:table-cell>
          <table:table-cell office:value-type="string">
            <text:p>Av. Amazonas, 699 - Montanhão, São Bernardo do Campo - SP, 09784-105, Brazil</text:p>
          </table:table-cell>
          <table:table-cell office:value-type="string">
            <text:p>(11) 4121-6409</text:p>
          </table:table-cell>
        </table:table-row>
        <table:table-row table:style-name="ro1">
          <table:table-cell office:value-type="string">
            <text:p>D'avó Hiper</text:p>
          </table:table-cell>
          <table:table-cell office:value-type="string">
            <text:p>Av. Pery Ronchetti, 1800 - Nova Petrópolis, São Bernardo do Campo - SP, 09771-001, Brazil</text:p>
          </table:table-cell>
          <table:table-cell office:value-type="string">
            <text:p>(11) 4126-4500</text:p>
          </table:table-cell>
        </table:table-row>
        <table:table-row table:style-name="ro1">
          <table:table-cell office:value-type="string">
            <text:p>Código Girls</text:p>
          </table:table-cell>
          <table:table-cell office:value-type="string">
            <text:p>Av. Rotary, 624 - Ferrazópolis, São Bernardo do Campo - SP, 09721-000, Brazil</text:p>
          </table:table-cell>
          <table:table-cell office:value-type="string">
            <text:p>(11) 4128-3508</text:p>
          </table:table-cell>
        </table:table-row>
        <table:table-row table:style-name="ro1">
          <table:table-cell office:value-type="string">
            <text:p>Millennium Cards &amp; Games</text:p>
          </table:table-cell>
          <table:table-cell office:value-type="string">
            <text:p>Rua Jacquey, 237 - Rudge Ramos, São Bernardo do Campo - SP, 09634-000, Brazil</text:p>
          </table:table-cell>
          <table:table-cell office:value-type="string">
            <text:p>(11) 4177-3677</text:p>
          </table:table-cell>
        </table:table-row>
        <table:table-row table:style-name="ro1">
          <table:table-cell office:value-type="string">
            <text:p>Merenda da Cidade</text:p>
          </table:table-cell>
          <table:table-cell office:value-type="string">
            <text:p>R. Epitácio Pessoa, 98 - República, São Paulo - SP, 01220-030, Brazil</text:p>
          </table:table-cell>
          <table:table-cell office:value-type="string">
            <text:p>(11) 4210-4936</text:p>
          </table:table-cell>
        </table:table-row>
        <table:table-row table:style-name="ro1">
          <table:table-cell office:value-type="string">
            <text:p>Restaurante 7 Mares</text:p>
          </table:table-cell>
          <table:table-cell office:value-type="string">
            <text:p>Estr. das Lágrimas, 1816 - Jardim Sao Caetano, São Caetano do Sul - SP, 09580-500, Brazil</text:p>
          </table:table-cell>
          <table:table-cell office:value-type="string">
            <text:p>(11) 4238-4622</text:p>
          </table:table-cell>
        </table:table-row>
        <table:table-row table:style-name="ro1">
          <table:table-cell office:value-type="string">
            <text:p>Emporium Santo Expedito</text:p>
          </table:table-cell>
          <table:table-cell office:value-type="string">
            <text:p>R. Pascal, 1110 - Campo Belo, São Paulo - SP, 04616-005, Brazil</text:p>
          </table:table-cell>
          <table:table-cell office:value-type="string">
            <text:p>(11) 4304-2044</text:p>
          </table:table-cell>
        </table:table-row>
        <table:table-row table:style-name="ro1">
          <table:table-cell office:value-type="string">
            <text:p>Cacau Show Brooklin - Chocolates</text:p>
          </table:table-cell>
          <table:table-cell office:value-type="string">
            <text:p>Av. Santo Amaro, 2310 - Brooklin, São Paulo - SP, 04556-100, Brazil</text:p>
          </table:table-cell>
          <table:table-cell office:value-type="string">
            <text:p>(11) 4306-5422</text:p>
          </table:table-cell>
        </table:table-row>
        <table:table-row table:style-name="ro1">
          <table:table-cell office:value-type="string">
            <text:p>Lili Presentes</text:p>
          </table:table-cell>
          <table:table-cell office:value-type="string">
            <text:p>R. Dom Pedro II, 45 - Centro, Guarulhos - SP, 07011-003, Brazil</text:p>
          </table:table-cell>
          <table:table-cell office:value-type="string">
            <text:p>(11) 4307-1733</text:p>
          </table:table-cell>
        </table:table-row>
        <table:table-row table:style-name="ro1">
          <table:table-cell office:value-type="string">
            <text:p>Empório Guarulhos</text:p>
          </table:table-cell>
          <table:table-cell office:value-type="string">
            <text:p>R. Elias Acras, 340 - Vila Sao Jorge, Guarulhos - SP, 07114-370, Brazil</text:p>
          </table:table-cell>
          <table:table-cell office:value-type="string">
            <text:p>(11) 4307-3699</text:p>
          </table:table-cell>
        </table:table-row>
        <table:table-row table:style-name="ro1">
          <table:table-cell office:value-type="string">
            <text:p>Mercado Mercado Teixeira e Santana</text:p>
          </table:table-cell>
          <table:table-cell office:value-type="string">
            <text:p>R. Salvador Corrêa de Sá, 564 - Vila Nogueira, Diadema - SP, 09951-060, Brazil</text:p>
          </table:table-cell>
          <table:table-cell office:value-type="string">
            <text:p>(11) 4308-8868</text:p>
          </table:table-cell>
        </table:table-row>
        <table:table-row table:style-name="ro1">
          <table:table-cell office:value-type="string">
            <text:p>Olive Natural Consolação: Produtos Naturais, A Granel, Incensos, São Paulo SP</text:p>
          </table:table-cell>
          <table:table-cell office:value-type="string">
            <text:p>R. Frei Caneca, 785 - Térreo - Consolação, São Paulo - SP, 01307-000, Brazil</text:p>
          </table:table-cell>
          <table:table-cell office:value-type="string">
            <text:p>(11) 4324-5182</text:p>
          </table:table-cell>
        </table:table-row>
        <table:table-row table:style-name="ro1">
          <table:table-cell office:value-type="string">
            <text:p>Choco Art Artigos Para Festas/ distribuidora / doces / confeitaria /atacado / varejo / essências / artesanato / bisqui /</text:p>
          </table:table-cell>
          <table:table-cell office:value-type="string">
            <text:p>R. Rio Branco, 254 - Centro, São Bernardo do Campo - SP, 09710-090, Brazil</text:p>
          </table:table-cell>
          <table:table-cell office:value-type="string">
            <text:p>(11) 4332-8098</text:p>
          </table:table-cell>
        </table:table-row>
        <table:table-row table:style-name="ro1">
          <table:table-cell office:value-type="string">
            <text:p>Coop Consumer Cooperative</text:p>
          </table:table-cell>
          <table:table-cell office:value-type="string">
            <text:p>R. Joaquim Nabuco, 277 - Centro, São Bernardo do Campo - SP, 09720-370, Brazil</text:p>
          </table:table-cell>
          <table:table-cell office:value-type="string">
            <text:p>(11) 4339-3211</text:p>
          </table:table-cell>
        </table:table-row>
        <table:table-row table:style-name="ro1">
          <table:table-cell office:value-type="string">
            <text:p>Empório Porteira de Minas</text:p>
          </table:table-cell>
          <table:table-cell office:value-type="string">
            <text:p>R. Salim Mahfoud, 55 - Parque Terra Nova II, São Bernardo do Campo - SP, 09820-780, Brazil</text:p>
          </table:table-cell>
          <table:table-cell office:value-type="string">
            <text:p>(11) 4355-5556</text:p>
          </table:table-cell>
        </table:table-row>
        <table:table-row table:style-name="ro1">
          <table:table-cell office:value-type="string">
            <text:p>Eletro K Equipamentos Elétricos</text:p>
          </table:table-cell>
          <table:table-cell office:value-type="string">
            <text:p>Rua Porto Velho, 332 - Jardim Cumbica, Guarulhos - SP, 07240-060, Brazil</text:p>
          </table:table-cell>
          <table:table-cell office:value-type="string">
            <text:p>(11) 4378-0141</text:p>
          </table:table-cell>
        </table:table-row>
        <table:table-row table:style-name="ro1">
          <table:table-cell office:value-type="string">
            <text:p>Giga Atacado - Barra Funda</text:p>
          </table:table-cell>
          <table:table-cell office:value-type="string">
            <text:p>Av. Pres. Castelo Branco, 4233 - Pte. Pequena, São Paulo - SP, 01142-300, Brazil</text:p>
          </table:table-cell>
          <table:table-cell office:value-type="string">
            <text:p>(11) 4380-6675</text:p>
          </table:table-cell>
        </table:table-row>
        <table:table-row table:style-name="ro1">
          <table:table-cell office:value-type="string">
            <text:p>Fausto Supermercado</text:p>
          </table:table-cell>
          <table:table-cell office:value-type="string">
            <text:p>Av. Brejinho, 413 - Jardim Cumbica, Guarulhos - SP, 07240-170, Brazil</text:p>
          </table:table-cell>
          <table:table-cell office:value-type="string">
            <text:p>(11) 4386-1975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Pereira Barreto, 2444 - Jardim Bom Pastor, Santo André - SP, 09190-210, Brazil</text:p>
          </table:table-cell>
          <table:table-cell office:value-type="string">
            <text:p>(11) 4422-9360</text:p>
          </table:table-cell>
        </table:table-row>
        <table:table-row table:style-name="ro1">
          <table:table-cell office:value-type="string">
            <text:p>Warehouse Dona Idalina</text:p>
          </table:table-cell>
          <table:table-cell office:value-type="string">
            <text:p>Av. Portugal, 1039 - Jardim Bela Vista, Santo André - SP, 09040-011, Brazil</text:p>
          </table:table-cell>
          <table:table-cell office:value-type="string">
            <text:p>(11) 4427-414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Cap. Mário Toledo de Camargo, 5855 - Vila Luzita, Santo André - SP, 09171-005, Brazil</text:p>
          </table:table-cell>
          <table:table-cell office:value-type="string">
            <text:p>(11) 4452-7900</text:p>
          </table:table-cell>
        </table:table-row>
        <table:table-row table:style-name="ro1">
          <table:table-cell office:value-type="string">
            <text:p>Atacado União</text:p>
          </table:table-cell>
          <table:table-cell office:value-type="string">
            <text:p>Rua Dr. Mello Nogueira, 105 - Casa Verde, São Paulo - SP, 02510-040, Brazil</text:p>
          </table:table-cell>
          <table:table-cell office:value-type="string">
            <text:p>(11) 4501-1859</text:p>
          </table:table-cell>
        </table:table-row>
        <table:table-row table:style-name="ro1">
          <table:table-cell office:value-type="string">
            <text:p>Mocotó</text:p>
          </table:table-cell>
          <table:table-cell office:value-type="string">
            <text:p>Av. Cruzeiro do Sul, 1100 - Canindé, São Paulo - SP, 03033-020, Brazil</text:p>
          </table:table-cell>
          <table:table-cell office:value-type="string">
            <text:p>(11) 4506-6125</text:p>
          </table:table-cell>
        </table:table-row>
        <table:table-row table:style-name="ro1">
          <table:table-cell office:value-type="string">
            <text:p>BRITO &amp; CASONATO Distribuidora de TNT (tecido-nao-tecido)</text:p>
          </table:table-cell>
          <table:table-cell office:value-type="string">
            <text:p>R. Quirino de Lima, 142 - Centro, São Bernardo do Campo - SP, 09715-370, Brazil</text:p>
          </table:table-cell>
          <table:table-cell office:value-type="string">
            <text:p>(11) 4509-6012</text:p>
          </table:table-cell>
        </table:table-row>
        <table:table-row table:style-name="ro1">
          <table:table-cell office:value-type="string">
            <text:p>Empório Nossa Terra Produtos Naturais</text:p>
          </table:table-cell>
          <table:table-cell office:value-type="string">
            <text:p>R. Santa Teresinha, 17 - Vila Rio Branco, Jundiaí - SP, 13215-280, Brazil</text:p>
          </table:table-cell>
          <table:table-cell office:value-type="string">
            <text:p>(11) 4521-5175</text:p>
          </table:table-cell>
        </table:table-row>
        <table:table-row table:style-name="ro1">
          <table:table-cell office:value-type="string">
            <text:p>COMERCIAL RIO BRANCO</text:p>
          </table:table-cell>
          <table:table-cell office:value-type="string">
            <text:p>Av. Itapark, 3367 - Jardim Itapark, Mauá - SP, 09350-000, Brazil</text:p>
          </table:table-cell>
          <table:table-cell office:value-type="string">
            <text:p>(11) 4545-6714</text:p>
          </table:table-cell>
        </table:table-row>
        <table:table-row table:style-name="ro1">
          <table:table-cell office:value-type="string">
            <text:p>EMPORIUM SANTA HELENA</text:p>
          </table:table-cell>
          <table:table-cell office:value-type="string">
            <text:p>Rua Darwin, 607 - Santo Amaro, São Paulo - SP, 04741-011, Brazil</text:p>
          </table:table-cell>
          <table:table-cell office:value-type="string">
            <text:p>(11) 4564-1771</text:p>
          </table:table-cell>
        </table:table-row>
        <table:table-row table:style-name="ro1">
          <table:table-cell office:value-type="string">
            <text:p>Empório Caju - Cerealista</text:p>
          </table:table-cell>
          <table:table-cell office:value-type="string">
            <text:p>R. Álvaro Rodrigues, 26 - Cidade Monções, São Paulo - SP, 04582-000, Brazil</text:p>
          </table:table-cell>
          <table:table-cell office:value-type="string">
            <text:p>(11) 4564-7002</text:p>
          </table:table-cell>
        </table:table-row>
        <table:table-row table:style-name="ro1">
          <table:table-cell office:value-type="string">
            <text:p>Gesso Crystal Picanço</text:p>
          </table:table-cell>
          <table:table-cell office:value-type="string">
            <text:p>R. Rahal, 376 - Jardim Santa Mena, Guarulhos - SP, 07097-020, Brazil</text:p>
          </table:table-cell>
          <table:table-cell office:value-type="string">
            <text:p>(11) 4574-2584</text:p>
          </table:table-cell>
        </table:table-row>
        <table:table-row table:style-name="ro1">
          <table:table-cell office:value-type="string">
            <text:p>Mercado Municipal Paulistano</text:p>
          </table:table-cell>
          <table:table-cell office:value-type="string">
            <text:p>R. da Cantareira, 306 - Centro Histórico de São Paulo, São Paulo - SP, 01024-900, Brazil</text:p>
          </table:table-cell>
          <table:table-cell office:value-type="string">
            <text:p>(11) 4580-1390</text:p>
          </table:table-cell>
        </table:table-row>
        <table:table-row table:style-name="ro1">
          <table:table-cell office:value-type="string">
            <text:p>Tauste Ozanan</text:p>
          </table:table-cell>
          <table:table-cell office:value-type="string">
            <text:p>Av. Antônio Segre, 79 - Jardim Brasil, Jundiaí - SP, 13201-155, Brazil</text:p>
          </table:table-cell>
          <table:table-cell office:value-type="string">
            <text:p>(11) 4583-2111</text:p>
          </table:table-cell>
        </table:table-row>
        <table:table-row table:style-name="ro1">
          <table:table-cell office:value-type="string">
            <text:p>Luana Salvador Mercadinho</text:p>
          </table:table-cell>
          <table:table-cell office:value-type="string">
            <text:p>Jardim Juliana, Ferraz de Vasconcelos - State of São Paulo, 08501-300, Brazil</text:p>
          </table:table-cell>
          <table:table-cell office:value-type="string">
            <text:p>(11) 4678-0332</text:p>
          </table:table-cell>
        </table:table-row>
        <table:table-row table:style-name="ro1">
          <table:table-cell office:value-type="string">
            <text:p>Empório São Paulo Hortifruti</text:p>
          </table:table-cell>
          <table:table-cell office:value-type="string">
            <text:p>Av. Rui Barbosa, 1171 - Centro, Carapicuíba - SP, 06311-000, Brazil</text:p>
          </table:table-cell>
          <table:table-cell office:value-type="string">
            <text:p>(11) 4771-6111</text:p>
          </table:table-cell>
        </table:table-row>
        <table:table-row table:style-name="ro1">
          <table:table-cell office:value-type="string">
            <text:p>Econômico Atacadão - Cumbica - Guarulhos/SP</text:p>
          </table:table-cell>
          <table:table-cell office:value-type="string">
            <text:p>R. Sebastião Walter Fusco, 86 - Cumbica, Guarulhos - SP, 07183-000, Brazil</text:p>
          </table:table-cell>
          <table:table-cell office:value-type="string">
            <text:p>(11) 4803-5900</text:p>
          </table:table-cell>
        </table:table-row>
        <table:table-row table:style-name="ro1">
          <table:table-cell office:value-type="string">
            <text:p>Solrac Gourmet</text:p>
          </table:table-cell>
          <table:table-cell office:value-type="string">
            <text:p>R. Urbâno Santos, 183 - Jardim Castanha, Guarulhos - SP, 07040-030, Brazil</text:p>
          </table:table-cell>
          <table:table-cell office:value-type="string">
            <text:p>(11) 4804-5032</text:p>
          </table:table-cell>
        </table:table-row>
        <table:table-row table:style-name="ro1">
          <table:table-cell office:value-type="string">
            <text:p>Palmetto World</text:p>
          </table:table-cell>
          <table:table-cell office:value-type="string">
            <text:p>Rua Tiradentes, 237, salão 01 Centro - São Bernardo do Campo -SP CEP: - Centro, São Bernardo do Campo - SP, 09780-000, Brazil</text:p>
          </table:table-cell>
          <table:table-cell office:value-type="string">
            <text:p>(11) 4853-0310</text:p>
          </table:table-cell>
        </table:table-row>
        <table:table-row table:style-name="ro1">
          <table:table-cell office:value-type="string">
            <text:p>Cristal Cabeleireiros - Centro de São Bernardo do Campo</text:p>
          </table:table-cell>
          <table:table-cell office:value-type="string">
            <text:p>R. Rio Branco, 219 - Centro, São Bernardo do Campo - SP, 09710-090, Brazil</text:p>
          </table:table-cell>
          <table:table-cell office:value-type="string">
            <text:p>(11) 4853-0322</text:p>
          </table:table-cell>
        </table:table-row>
        <table:table-row table:style-name="ro1">
          <table:table-cell office:value-type="string">
            <text:p>Santa Maria Empório Morumbi Shopping</text:p>
          </table:table-cell>
          <table:table-cell office:value-type="string">
            <text:p>Av. Roque Petroni Júnior, 1089 - Piso Terreo Shopping - Morumbi, São Paulo - SP, 04707-900, Brazil</text:p>
          </table:table-cell>
          <table:table-cell office:value-type="string">
            <text:p>(11) 4933-2841</text:p>
          </table:table-cell>
        </table:table-row>
        <table:table-row table:style-name="ro1">
          <table:table-cell office:value-type="string">
            <text:p>Barbosa Supermercados - Bosque Maia</text:p>
          </table:table-cell>
          <table:table-cell office:value-type="string">
            <text:p>Av. Tiradentes, 1558 - Macedo, Guarulhos - SP, 07113-001, Brazil</text:p>
          </table:table-cell>
          <table:table-cell office:value-type="string">
            <text:p>(11) 4934-2930</text:p>
          </table:table-cell>
        </table:table-row>
        <table:table-row table:style-name="ro1">
          <table:table-cell office:value-type="string">
            <text:p>Empório Fino</text:p>
          </table:table-cell>
          <table:table-cell office:value-type="string">
            <text:p>R. Onze de Agosto, 17 - Jardim São Jorge, Guarulhos - SP, 07114-350, Brazil</text:p>
          </table:table-cell>
          <table:table-cell office:value-type="string">
            <text:p>(11) 4962-4532</text:p>
          </table:table-cell>
        </table:table-row>
        <table:table-row table:style-name="ro1">
          <table:table-cell office:value-type="string">
            <text:p>Porto Velho Móveis</text:p>
          </table:table-cell>
          <table:table-cell office:value-type="string">
            <text:p>Rua Porto Velho, 729 - Jardim Cumbica, Guarulhos - SP, 07240-060, Brazil</text:p>
          </table:table-cell>
          <table:table-cell office:value-type="string">
            <text:p>(11) 4966-5653</text:p>
          </table:table-cell>
        </table:table-row>
        <table:table-row table:style-name="ro1">
          <table:table-cell office:value-type="string">
            <text:p>Kalpa Empório</text:p>
          </table:table-cell>
          <table:table-cell office:value-type="string">
            <text:p>Av. Santana do Mundaú, 889 - 1 - Cidade Parque Alvorada, Guarulhos - SP, 07242-190, Brazil</text:p>
          </table:table-cell>
          <table:table-cell office:value-type="string">
            <text:p>(11) 4966-6448</text:p>
          </table:table-cell>
        </table:table-row>
        <table:table-row table:style-name="ro1">
          <table:table-cell office:value-type="string">
            <text:p>EMPÓRIO BELLA VITA</text:p>
          </table:table-cell>
          <table:table-cell office:value-type="string">
            <text:p>R. Cônego Valadão, 1246 - Vila Leonor, Guarulhos - SP, 07040-000, Brazil</text:p>
          </table:table-cell>
          <table:table-cell office:value-type="string">
            <text:p>(11) 4969-2929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. Taquaruçu, 79 - Parque Jabaquara, São Paulo - SP, 04346-040, Brazil</text:p>
          </table:table-cell>
          <table:table-cell office:value-type="string">
            <text:p>(11) 5011-5673</text:p>
          </table:table-cell>
        </table:table-row>
        <table:table-row table:style-name="ro1">
          <table:table-cell office:value-type="string">
            <text:p>Mercadão Natural</text:p>
          </table:table-cell>
          <table:table-cell office:value-type="string">
            <text:p>Alameda dos Nhambiquaras, 1413 - Moema, São Paulo - SP, 04090-012, Brazil</text:p>
          </table:table-cell>
          <table:table-cell office:value-type="string">
            <text:p>(11) 5042-1111</text:p>
          </table:table-cell>
        </table:table-row>
        <table:table-row table:style-name="ro1">
          <table:table-cell office:value-type="string">
            <text:p>Kunimura - Naturais e Saudáveis</text:p>
          </table:table-cell>
          <table:table-cell office:value-type="string">
            <text:p>R. Dr. Jesuíno Maciel, 735 - Campo Belo, São Paulo - SP, 04615-001, Brazil</text:p>
          </table:table-cell>
          <table:table-cell office:value-type="string">
            <text:p>(11) 5049-0516</text:p>
          </table:table-cell>
        </table:table-row>
        <table:table-row table:style-name="ro1">
          <table:table-cell office:value-type="string">
            <text:p>Loja SG Sonia Gonçalves</text:p>
          </table:table-cell>
          <table:table-cell office:value-type="string">
            <text:p>R. Normândia, 93 - Indianópolis, São Paulo - SP, 04517-040, Brazil</text:p>
          </table:table-cell>
          <table:table-cell office:value-type="string">
            <text:p>(11) 5052-5329</text:p>
          </table:table-cell>
        </table:table-row>
        <table:table-row table:style-name="ro1">
          <table:table-cell office:value-type="string">
            <text:p>Emporium São Paulo</text:p>
          </table:table-cell>
          <table:table-cell office:value-type="string">
            <text:p>Av. Jurema, 271 - Indianópolis, São Paulo - SP, 04079-001, Brazil</text:p>
          </table:table-cell>
          <table:table-cell office:value-type="string">
            <text:p>(11) 5054-8012</text:p>
          </table:table-cell>
        </table:table-row>
        <table:table-row table:style-name="ro1">
          <table:table-cell office:value-type="string">
            <text:p>Feijão de Corda Cursino</text:p>
          </table:table-cell>
          <table:table-cell office:value-type="string">
            <text:p>Av. do Cursino, 3761 - Vila da Saúde, São Paulo - SP, 04133-300, Brazil</text:p>
          </table:table-cell>
          <table:table-cell office:value-type="string">
            <text:p>(11) 5058-9908</text:p>
          </table:table-cell>
        </table:table-row>
        <table:table-row table:style-name="ro1">
          <table:table-cell office:value-type="string">
            <text:p>Mini Market Deny</text:p>
          </table:table-cell>
          <table:table-cell office:value-type="string">
            <text:p>R. Salvador Simões, 184 - Ipiranga, São Paulo - SP, 04276-000, Brazil</text:p>
          </table:table-cell>
          <table:table-cell office:value-type="string">
            <text:p>(11) 5061-5201</text:p>
          </table:table-cell>
        </table:table-row>
        <table:table-row table:style-name="ro1">
          <table:table-cell office:value-type="string">
            <text:p>Estação Cozinha Nordestina Restaurante &amp; Bar</text:p>
          </table:table-cell>
          <table:table-cell office:value-type="string">
            <text:p>Av. Bosque da Saúde, 67 - sobreloja - Vila da Saúde, São Paulo - SP, 04142-080, Brazil</text:p>
          </table:table-cell>
          <table:table-cell office:value-type="string">
            <text:p>(11) 5071-6579</text:p>
          </table:table-cell>
        </table:table-row>
        <table:table-row table:style-name="ro1">
          <table:table-cell office:value-type="string">
            <text:p>Empório São Miguel</text:p>
          </table:table-cell>
          <table:table-cell office:value-type="string">
            <text:p>Av. Miguel Estefano, 2155 - Vila Água Funda, São Paulo - SP, 04301-012, Brazil</text:p>
          </table:table-cell>
          <table:table-cell office:value-type="string">
            <text:p>(11) 5073-4785</text:p>
          </table:table-cell>
        </table:table-row>
        <table:table-row table:style-name="ro1">
          <table:table-cell office:value-type="string">
            <text:p>EMPÓRIO INDIANA</text:p>
          </table:table-cell>
          <table:table-cell office:value-type="string">
            <text:p>R. Hollywood, 258 - Itaim Bibi, São Paulo - SP, 04564-040, Brazil</text:p>
          </table:table-cell>
          <table:table-cell office:value-type="string">
            <text:p>(11) 5093-1075</text:p>
          </table:table-cell>
        </table:table-row>
        <table:table-row table:style-name="ro1">
          <table:table-cell office:value-type="string">
            <text:p>Banana's Juice</text:p>
          </table:table-cell>
          <table:table-cell office:value-type="string">
            <text:p>R. Alcides Lourenço da Rocha, 178 - Cidade Monções, São Paulo - SP, 04571-110, Brazil</text:p>
          </table:table-cell>
          <table:table-cell office:value-type="string">
            <text:p>(11) 5102-4918</text:p>
          </table:table-cell>
        </table:table-row>
        <table:table-row table:style-name="ro1">
          <table:table-cell office:value-type="string">
            <text:p>São Bernardo Plaza Shopping</text:p>
          </table:table-cell>
          <table:table-cell office:value-type="string">
            <text:p>Av. Rotary, 624 - Centro, São Bernardo do Campo - SP, 09721-000, Brazil</text:p>
          </table:table-cell>
          <table:table-cell office:value-type="string">
            <text:p>(11) 5108-1710</text:p>
          </table:table-cell>
        </table:table-row>
        <table:table-row table:style-name="ro1">
          <table:table-cell office:value-type="string">
            <text:p>Mega Centric Atacadista Ltda</text:p>
          </table:table-cell>
          <table:table-cell office:value-type="string">
            <text:p>Da - Estr. da Col. - Jardim São Gonçalo, São Paulo - SP, 08370-190, Brazil</text:p>
          </table:table-cell>
          <table:table-cell office:value-type="string">
            <text:p>(11) 5121-1723</text:p>
          </table:table-cell>
        </table:table-row>
        <table:table-row table:style-name="ro1">
          <table:table-cell office:value-type="string">
            <text:p>Armazém Fazenda Produtos Naturais</text:p>
          </table:table-cell>
          <table:table-cell office:value-type="string">
            <text:p>Estr. do Campo Limpo, 2900 - Vila Prel, São Paulo - SP, 05777-001, Brazil</text:p>
          </table:table-cell>
          <table:table-cell office:value-type="string">
            <text:p>(11) 5181-3351</text:p>
          </table:table-cell>
        </table:table-row>
        <table:table-row table:style-name="ro1">
          <table:table-cell office:value-type="string">
            <text:p>Ponto Verde Orgânicos</text:p>
          </table:table-cell>
          <table:table-cell office:value-type="string">
            <text:p>Rua São Benedito, 1135 - Santo Amaro, São Paulo - SP, 04734-002, Brazil</text:p>
          </table:table-cell>
          <table:table-cell office:value-type="string">
            <text:p>(11) 5182-5161</text:p>
          </table:table-cell>
        </table:table-row>
        <table:table-row table:style-name="ro1">
          <table:table-cell office:value-type="string">
            <text:p>A Padoca Farias</text:p>
          </table:table-cell>
          <table:table-cell office:value-type="string">
            <text:p>R. Alice de Brito Paiva, 478 - Jardim Castanha, Guarulhos - SP, 07182-240, Brazil</text:p>
          </table:table-cell>
          <table:table-cell office:value-type="string">
            <text:p>(11) 5199-6194</text:p>
          </table:table-cell>
        </table:table-row>
        <table:table-row table:style-name="ro1">
          <table:table-cell office:value-type="string">
            <text:p>Dia Supermercado</text:p>
          </table:table-cell>
          <table:table-cell office:value-type="string">
            <text:p>R. Barão do Rio Branco, 205 - Santo Amaro, São Paulo - SP, 04753-000, Brazil</text:p>
          </table:table-cell>
          <table:table-cell office:value-type="string">
            <text:p>(11) 5237-2626</text:p>
          </table:table-cell>
        </table:table-row>
        <table:table-row table:style-name="ro1">
          <table:table-cell office:value-type="string">
            <text:p>Dia Supermercado</text:p>
          </table:table-cell>
          <table:table-cell office:value-type="string">
            <text:p>R. Sócrates, 624 - Vila Sofia, São Paulo - SP, 04671-071, Brazil</text:p>
          </table:table-cell>
          <table:table-cell office:value-type="string">
            <text:p>(11) 5237-2626</text:p>
          </table:table-cell>
        </table:table-row>
        <table:table-row table:style-name="ro1">
          <table:table-cell office:value-type="string">
            <text:p>Varejão Nobre</text:p>
          </table:table-cell>
          <table:table-cell office:value-type="string">
            <text:p>Av. Emílio Ribas, 2016 - Jardim Eugenia, Guarulhos - SP, 07050-000, Brazil</text:p>
          </table:table-cell>
          <table:table-cell office:value-type="string">
            <text:p>(11) 5412-5505</text:p>
          </table:table-cell>
        </table:table-row>
        <table:table-row table:style-name="ro1">
          <table:table-cell office:value-type="string">
            <text:p>Liobras Produtos Liofilizados Brasileiros</text:p>
          </table:table-cell>
          <table:table-cell office:value-type="string">
            <text:p>R. Ferreira Viana, 902 - Vila Socorro, São Paulo - SP, 04761-010, Brazil</text:p>
          </table:table-cell>
          <table:table-cell office:value-type="string">
            <text:p>(11) 5548-9283</text:p>
          </table:table-cell>
        </table:table-row>
        <table:table-row table:style-name="ro1">
          <table:table-cell office:value-type="string">
            <text:p>Feijão de Corda</text:p>
          </table:table-cell>
          <table:table-cell office:value-type="string">
            <text:p>Av. Santa Catarina, 2384 - Vila Santa Catarina, São Paulo - SP, 04378-400, Brazil</text:p>
          </table:table-cell>
          <table:table-cell office:value-type="string">
            <text:p>(11) 5565-7225</text:p>
          </table:table-cell>
        </table:table-row>
        <table:table-row table:style-name="ro1">
          <table:table-cell office:value-type="string">
            <text:p>Maison Cristal</text:p>
          </table:table-cell>
          <table:table-cell office:value-type="string">
            <text:p>R. Massaranduba, 371 - Vila Monte Alegre, São Paulo - SP, 04304-120, Brazil</text:p>
          </table:table-cell>
          <table:table-cell office:value-type="string">
            <text:p>(11) 5594-6622</text:p>
          </table:table-cell>
        </table:table-row>
        <table:table-row table:style-name="ro1">
          <table:table-cell office:value-type="string">
            <text:p>Mercearia Rodrigues Mirabel</text:p>
          </table:table-cell>
          <table:table-cell office:value-type="string">
            <text:p>R. Srg. Olício Alves, 49 - Vila Campo Grande, São Paulo - SP, 04455-180, Brazil</text:p>
          </table:table-cell>
          <table:table-cell office:value-type="string">
            <text:p>(11) 5611-5422</text:p>
          </table:table-cell>
        </table:table-row>
        <table:table-row table:style-name="ro1">
          <table:table-cell office:value-type="string">
            <text:p>Sabores Da Terra , Frutas Verduras e Legumes</text:p>
          </table:table-cell>
          <table:table-cell office:value-type="string">
            <text:p>Av. Nossa Sra. do Sabará, 3556 - Campo Grande, São Paulo - SP, 04447-020, Brazil</text:p>
          </table:table-cell>
          <table:table-cell office:value-type="string">
            <text:p>(11) 5614-1580</text:p>
          </table:table-cell>
        </table:table-row>
        <table:table-row table:style-name="ro1">
          <table:table-cell office:value-type="string">
            <text:p>Empório Grãos Sabará - Produtos naturais</text:p>
          </table:table-cell>
          <table:table-cell office:value-type="string">
            <text:p>Av. Nossa Sra. do Sabará, 3175 - Vila Emir, São Paulo - SP, 04447-020, Brazil</text:p>
          </table:table-cell>
          <table:table-cell office:value-type="string">
            <text:p>(11) 5614-5569</text:p>
          </table:table-cell>
        </table:table-row>
        <table:table-row table:style-name="ro1">
          <table:table-cell office:value-type="string">
            <text:p>Mercados RJ</text:p>
          </table:table-cell>
          <table:table-cell office:value-type="string">
            <text:p>R. Alcides Arguedas, 182 - Jardim Luso, São Paulo - SP, 04421-040, Brazil</text:p>
          </table:table-cell>
          <table:table-cell office:value-type="string">
            <text:p>(11) 5621-2939</text:p>
          </table:table-cell>
        </table:table-row>
        <table:table-row table:style-name="ro1">
          <table:table-cell office:value-type="string">
            <text:p>Sacolão Campo Grande</text:p>
          </table:table-cell>
          <table:table-cell office:value-type="string">
            <text:p>Av. Nossa Sra. do Sabará, 2001/2031 - Vila Santana, São Paulo - SP, 04685-004, Brazil</text:p>
          </table:table-cell>
          <table:table-cell office:value-type="string">
            <text:p>(11) 5631-6006</text:p>
          </table:table-cell>
        </table:table-row>
        <table:table-row table:style-name="ro1">
          <table:table-cell office:value-type="string">
            <text:p>Mercadinho Ryan e Gouveia</text:p>
          </table:table-cell>
          <table:table-cell office:value-type="string">
            <text:p>R. Salvador Dali, 03 - Jardim Apura, São Paulo - SP, 04470-185, Brazil</text:p>
          </table:table-cell>
          <table:table-cell office:value-type="string">
            <text:p>(11) 5673-5108</text:p>
          </table:table-cell>
        </table:table-row>
        <table:table-row table:style-name="ro1">
          <table:table-cell office:value-type="string">
            <text:p>Roldão Atacadista</text:p>
          </table:table-cell>
          <table:table-cell office:value-type="string">
            <text:p>Av. das Nações Unidas, 22063 - Campo Grande, São Paulo - SP, 04795-100, Brazil</text:p>
          </table:table-cell>
          <table:table-cell office:value-type="string">
            <text:p>(11) 5683-5693</text:p>
          </table:table-cell>
        </table:table-row>
        <table:table-row table:style-name="ro1">
          <table:table-cell office:value-type="string">
            <text:p>Mercadinho MPR Preço Real</text:p>
          </table:table-cell>
          <table:table-cell office:value-type="string">
            <text:p>A - Travessa Arroio São Gonçalo, 131 - Parque Res. Cocaia, São Paulo - SP, 04849-017, Brazil</text:p>
          </table:table-cell>
          <table:table-cell office:value-type="string">
            <text:p>(11) 5933-3294</text:p>
          </table:table-cell>
        </table:table-row>
        <table:table-row table:style-name="ro1">
          <table:table-cell office:value-type="string">
            <text:p>AMOR&amp;EMOÇÕES</text:p>
          </table:table-cell>
          <table:table-cell office:value-type="string">
            <text:p>Av. Srg. da Aeronáutica Plínio F. Gonçalves, 1310 - Cumbica, Guarulhos - SP, 07181-100, Brazil</text:p>
          </table:table-cell>
          <table:table-cell office:value-type="string">
            <text:p>(11) 90000-0000</text:p>
          </table:table-cell>
        </table:table-row>
        <table:table-row table:style-name="ro1">
          <table:table-cell office:value-type="string">
            <text:p>Sublimar Produtos Liofilizados Ltda</text:p>
          </table:table-cell>
          <table:table-cell office:value-type="string">
            <text:p>R. Alberto Amadei, 450 - Lot. Industrial Astória, Tatuí - SP, 18280-611, Brazil</text:p>
          </table:table-cell>
          <table:table-cell office:value-type="string">
            <text:p>(15) 3259-6132</text:p>
          </table:table-cell>
        </table:table-row>
        <table:table-row table:style-name="ro1">
          <table:table-cell office:value-type="string">
            <text:p>LBR - Liofilizações do Brasil / Liomeal</text:p>
          </table:table-cell>
          <table:table-cell office:value-type="string">
            <text:p>R. Rio Paraná, 451 - Jardim Jockei Club A, São Carlos - SP, 13565-200, Brazil</text:p>
          </table:table-cell>
          <table:table-cell office:value-type="string">
            <text:p>(16) 3412-7001</text:p>
          </table:table-cell>
        </table:table-row>
        <table:table-row table:style-name="ro1">
          <table:table-cell office:value-type="string">
            <text:p>Empório Brasília</text:p>
          </table:table-cell>
          <table:table-cell office:value-type="string">
            <text:p>R. Florêncio de Abreu, 1059 - Centro, Ribeirão Preto - SP, 14015-060, Brazil</text:p>
          </table:table-cell>
          <table:table-cell office:value-type="string">
            <text:p>(16) 3636-7412</text:p>
          </table:table-cell>
        </table:table-row>
        <table:table-row table:style-name="ro1">
          <table:table-cell office:value-type="string">
            <text:p>Castanha Brasil</text:p>
          </table:table-cell>
          <table:table-cell office:value-type="string">
            <text:p>R. Barão do Amazonas, 528 - Centro, Ribeirão Preto - SP, 14010-120, Brazil</text:p>
          </table:table-cell>
          <table:table-cell office:value-type="string">
            <text:p>(16) 3941-6717</text:p>
          </table:table-cell>
        </table:table-row>
        <table:table-row table:style-name="ro1">
          <table:table-cell office:value-type="string">
            <text:p>Empório Maringá</text:p>
          </table:table-cell>
          <table:table-cell office:value-type="string">
            <text:p>Av. Eurípedes José Ferreira, 358 - Centro, Fernandópolis - SP, 15600-034, Brazil</text:p>
          </table:table-cell>
          <table:table-cell office:value-type="string">
            <text:p>(17) 3442-1872</text:p>
          </table:table-cell>
        </table:table-row>
        <table:table-row table:style-name="ro1">
          <table:table-cell office:value-type="string">
            <text:p>Dona Castanha</text:p>
          </table:table-cell>
          <table:table-cell office:value-type="string">
            <text:p>Av. das Nações Unidas, 12901 - Cidade Monções, São Paulo - SP, 04578-910, Brazil</text:p>
          </table:table-cell>
          <table:table-cell office:value-type="string">
            <text:p>(18) 3528-4716</text:p>
          </table:table-cell>
        </table:table-row>
        <table:table-row table:style-name="ro1">
          <table:table-cell office:value-type="string">
            <text:p>Livres Agroecologia</text:p>
          </table:table-cell>
          <table:table-cell office:value-type="string">
            <text:p>R. Dr. José de Campos Novaes, 277 - Vila Angelino Rossi, Campinas - SP, 13023-011, Brazil</text:p>
          </table:table-cell>
          <table:table-cell office:value-type="string">
            <text:p>(19) 2117-7969</text:p>
          </table:table-cell>
        </table:table-row>
        <table:table-row table:style-name="ro1">
          <table:table-cell office:value-type="string">
            <text:p>Verdonné Produtos Naturais</text:p>
          </table:table-cell>
          <table:table-cell office:value-type="string">
            <text:p>R. Bento da Silva Leite, 714 - Jardim Chapadão, Campinas - SP, 13070-064, Brazil</text:p>
          </table:table-cell>
          <table:table-cell office:value-type="string">
            <text:p>(19) 2513-4276</text:p>
          </table:table-cell>
        </table:table-row>
        <table:table-row table:style-name="ro1">
          <table:table-cell office:value-type="string">
            <text:p>Savegnago Supermercados</text:p>
          </table:table-cell>
          <table:table-cell office:value-type="string">
            <text:p>Av. General Carneiro, 434 - Vila Joao Jorge, Campinas - SP, 13041-306, Brazil</text:p>
          </table:table-cell>
          <table:table-cell office:value-type="string">
            <text:p>(19) 2515-1172</text:p>
          </table:table-cell>
        </table:table-row>
        <table:table-row table:style-name="ro1">
          <table:table-cell office:value-type="string">
            <text:p>Empório Santa Rita</text:p>
          </table:table-cell>
          <table:table-cell office:value-type="string">
            <text:p>R. Taquaritinga, 376 - Jardim Nova Europa, Campinas - SP, 13040-115, Brazil</text:p>
          </table:table-cell>
          <table:table-cell office:value-type="string">
            <text:p>(19) 2519-3680</text:p>
          </table:table-cell>
        </table:table-row>
        <table:table-row table:style-name="ro1">
          <table:table-cell office:value-type="string">
            <text:p>Higa Atacado - Campinas Bela Aliança</text:p>
          </table:table-cell>
          <table:table-cell office:value-type="string">
            <text:p>Av. Oswaldo Veiga, 628 - Residencial Bela Aliança, Campinas - SP, 13059-520, Brazil</text:p>
          </table:table-cell>
          <table:table-cell office:value-type="string">
            <text:p>(19) 3009-5050</text:p>
          </table:table-cell>
        </table:table-row>
        <table:table-row table:style-name="ro1">
          <table:table-cell office:value-type="string">
            <text:p>Supermercado Pague Menos - Campinas - Castelo</text:p>
          </table:table-cell>
          <table:table-cell office:value-type="string">
            <text:p>Av. Andrade Neves, 2538 - Centro, Campinas - SP, 13070-001, Brazil</text:p>
          </table:table-cell>
          <table:table-cell office:value-type="string">
            <text:p>(19) 3085-0825</text:p>
          </table:table-cell>
        </table:table-row>
        <table:table-row table:style-name="ro1">
          <table:table-cell office:value-type="string">
            <text:p>Casa Rosa Produtos Naturais Granel em Campinas</text:p>
          </table:table-cell>
          <table:table-cell office:value-type="string">
            <text:p>R. Santo Antônio Claret, 43 - Jardim Chapadão, Campinas - SP, 13070-145, Brazil</text:p>
          </table:table-cell>
          <table:table-cell office:value-type="string">
            <text:p>(19) 3201-6815</text:p>
          </table:table-cell>
        </table:table-row>
        <table:table-row table:style-name="ro1">
          <table:table-cell office:value-type="string">
            <text:p>Stuff from Minas Emporium</text:p>
          </table:table-cell>
          <table:table-cell office:value-type="string">
            <text:p>R. dos Bandeirantes, 270 - Cambuí, Campinas - SP, 13024-010, Brazil</text:p>
          </table:table-cell>
          <table:table-cell office:value-type="string">
            <text:p>(19) 3201-8735</text:p>
          </table:table-cell>
        </table:table-row>
        <table:table-row table:style-name="ro1">
          <table:table-cell office:value-type="string">
            <text:p>Empório Integrale</text:p>
          </table:table-cell>
          <table:table-cell office:value-type="string">
            <text:p>Av. Nossa Senhora da Consolação, 585 - Jardim Aurelia, Campinas - SP, 13033-140, Brazil</text:p>
          </table:table-cell>
          <table:table-cell office:value-type="string">
            <text:p>(19) 3203-7608</text:p>
          </table:table-cell>
        </table:table-row>
        <table:table-row table:style-name="ro1">
          <table:table-cell office:value-type="string">
            <text:p>Supermercados Galassi</text:p>
          </table:table-cell>
          <table:table-cell office:value-type="string">
            <text:p>R. Antônio Vilela Júnior, 33 - Jardim Bandeirantes, Campinas - SP, 13033-580, Brazil</text:p>
          </table:table-cell>
          <table:table-cell office:value-type="string">
            <text:p>(19) 3212-1739</text:p>
          </table:table-cell>
        </table:table-row>
        <table:table-row table:style-name="ro1">
          <table:table-cell office:value-type="string">
            <text:p>Vidraçaria Cristal Box</text:p>
          </table:table-cell>
          <table:table-cell office:value-type="string">
            <text:p>R. Banhado do Taim, 11 - Jardim São Cristóvão, Campinas - SP, 13056-266, Brazil</text:p>
          </table:table-cell>
          <table:table-cell office:value-type="string">
            <text:p>(19) 3225-5464</text:p>
          </table:table-cell>
        </table:table-row>
        <table:table-row table:style-name="ro1">
          <table:table-cell office:value-type="string">
            <text:p>DG Atacado</text:p>
          </table:table-cell>
          <table:table-cell office:value-type="string">
            <text:p>Av. John Boyd Dunlop, 8324 - Cidade Satélite Íris, Campinas - SP, 13059-000, Brazil</text:p>
          </table:table-cell>
          <table:table-cell office:value-type="string">
            <text:p>(19) 3227-3771</text:p>
          </table:table-cell>
        </table:table-row>
        <table:table-row table:style-name="ro1">
          <table:table-cell office:value-type="string">
            <text:p>Mercado Galassi Campinas</text:p>
          </table:table-cell>
          <table:table-cell office:value-type="string">
            <text:p>Rua Francisco João Carlos Éberl, 350-352 - Jardim São Vicente, Campinas - SP, 13045-160, Brazil</text:p>
          </table:table-cell>
          <table:table-cell office:value-type="string">
            <text:p>(19) 3231-9260</text:p>
          </table:table-cell>
        </table:table-row>
        <table:table-row table:style-name="ro1">
          <table:table-cell office:value-type="string">
            <text:p>Galassi</text:p>
          </table:table-cell>
          <table:table-cell office:value-type="string">
            <text:p>Av. da Saudade, 960 - Pte. Preta, Campinas - SP, 13041-670, Brazil</text:p>
          </table:table-cell>
          <table:table-cell office:value-type="string">
            <text:p>(19) 3231-9260</text:p>
          </table:table-cell>
        </table:table-row>
        <table:table-row table:style-name="ro1">
          <table:table-cell office:value-type="string">
            <text:p>Mercado Municipal de Campinas</text:p>
          </table:table-cell>
          <table:table-cell office:value-type="string">
            <text:p>Av. Benjamin Constant, s/n - Centro, Campinas - SP, 13013-010, Brazil</text:p>
          </table:table-cell>
          <table:table-cell office:value-type="string">
            <text:p>(19) 3232-3679</text:p>
          </table:table-cell>
        </table:table-row>
        <table:table-row table:style-name="ro1">
          <table:table-cell office:value-type="string">
            <text:p>Almazen Produtos Naturais</text:p>
          </table:table-cell>
          <table:table-cell office:value-type="string">
            <text:p>R. Barreto Leme, 1259 - Centro, Campinas - SP, 13010-201, Brazil</text:p>
          </table:table-cell>
          <table:table-cell office:value-type="string">
            <text:p>(19) 3232-5050</text:p>
          </table:table-cell>
        </table:table-row>
        <table:table-row table:style-name="ro1">
          <table:table-cell office:value-type="string">
            <text:p>Discamp</text:p>
          </table:table-cell>
          <table:table-cell office:value-type="string">
            <text:p>Av. Andrade Neves, 1137 - Castelo, Campinas - SP, 13013-161, Brazil</text:p>
          </table:table-cell>
          <table:table-cell office:value-type="string">
            <text:p>(19) 3232-9255</text:p>
          </table:table-cell>
        </table:table-row>
        <table:table-row table:style-name="ro1">
          <table:table-cell office:value-type="string">
            <text:p>Savegnago Supermercados</text:p>
          </table:table-cell>
          <table:table-cell office:value-type="string">
            <text:p>R. Mário Siqueira, 221 - Botafogo, Campinas - SP, 13020-210, Brazil</text:p>
          </table:table-cell>
          <table:table-cell office:value-type="string">
            <text:p>(19) 3233-0700</text:p>
          </table:table-cell>
        </table:table-row>
        <table:table-row table:style-name="ro1">
          <table:table-cell office:value-type="string">
            <text:p>Savegnago Supermercados</text:p>
          </table:table-cell>
          <table:table-cell office:value-type="string">
            <text:p>Av. Orosimbo Maia, 1309 - Vila Itapura, Campinas - SP, 13023-002, Brazil</text:p>
          </table:table-cell>
          <table:table-cell office:value-type="string">
            <text:p>(19) 3234-4579</text:p>
          </table:table-cell>
        </table:table-row>
        <table:table-row table:style-name="ro1">
          <table:table-cell office:value-type="string">
            <text:p>Costelaria Carro de Boi de Campinas Ltda</text:p>
          </table:table-cell>
          <table:table-cell office:value-type="string">
            <text:p>Av. Aquidabã, 662 - Bosque, Campinas - SP, 13026-510, Brazil</text:p>
          </table:table-cell>
          <table:table-cell office:value-type="string">
            <text:p>(19) 3234-5141</text:p>
          </table:table-cell>
        </table:table-row>
        <table:table-row table:style-name="ro1">
          <table:table-cell office:value-type="string">
            <text:p>Empório Palmito &amp; Delícias</text:p>
          </table:table-cell>
          <table:table-cell office:value-type="string">
            <text:p>Av. Andrade Neves, 1572 - Centro, Campinas - SP, 13070-000, Brazil</text:p>
          </table:table-cell>
          <table:table-cell office:value-type="string">
            <text:p>(19) 3241-0049</text:p>
          </table:table-cell>
        </table:table-row>
        <table:table-row table:style-name="ro1">
          <table:table-cell office:value-type="string">
            <text:p>Grãos do Castelo</text:p>
          </table:table-cell>
          <table:table-cell office:value-type="string">
            <text:p>Av. Dr. Alberto Sarmento, 1060 - Bonfim, Campinas - SP, 13070-711, Brazil</text:p>
          </table:table-cell>
          <table:table-cell office:value-type="string">
            <text:p>(19) 3241-6338</text:p>
          </table:table-cell>
        </table:table-row>
        <table:table-row table:style-name="ro1">
          <table:table-cell office:value-type="string">
            <text:p>Frango Atropelado</text:p>
          </table:table-cell>
          <table:table-cell office:value-type="string">
            <text:p>R. Dr. João Arruda, 16 - Jardim Chapadão, Campinas - SP, 13070-050, Brazil</text:p>
          </table:table-cell>
          <table:table-cell office:value-type="string">
            <text:p>(19) 3242-9838</text:p>
          </table:table-cell>
        </table:table-row>
        <table:table-row table:style-name="ro1">
          <table:table-cell office:value-type="string">
            <text:p>Amaryllis Produtos Naturais</text:p>
          </table:table-cell>
          <table:table-cell office:value-type="string">
            <text:p>R. Camargo Paes, 65 - Jardim Guanabara, Campinas - SP, 13073-350, Brazil</text:p>
          </table:table-cell>
          <table:table-cell office:value-type="string">
            <text:p>(19) 3243-5982</text:p>
          </table:table-cell>
        </table:table-row>
        <table:table-row table:style-name="ro1">
          <table:table-cell office:value-type="string">
            <text:p>Barão Ervas - Saúde com Natureza Produtos Naturais</text:p>
          </table:table-cell>
          <table:table-cell office:value-type="string">
            <text:p>Av. Santa Isabel, 506 - Vila Santa Isabel, Campinas - SP, 13084-643, Brazil</text:p>
          </table:table-cell>
          <table:table-cell office:value-type="string">
            <text:p>(19) 3249-1283</text:p>
          </table:table-cell>
        </table:table-row>
        <table:table-row table:style-name="ro1">
          <table:table-cell office:value-type="string">
            <text:p>Lagundri Campinas</text:p>
          </table:table-cell>
          <table:table-cell office:value-type="string">
            <text:p>R. Sampainho, 58 - Cambuí, Campinas - SP, 13025-300, Brazil</text:p>
          </table:table-cell>
          <table:table-cell office:value-type="string">
            <text:p>(19) 3251-0719</text:p>
          </table:table-cell>
        </table:table-row>
        <table:table-row table:style-name="ro1">
          <table:table-cell office:value-type="string">
            <text:p>Empório Santa Verena</text:p>
          </table:table-cell>
          <table:table-cell office:value-type="string">
            <text:p>Gramado Mall - Alameda dos Vidoeiros, 455 - Sítios de Recreio Gramado, Campinas - SP, 13101-680, Brazil</text:p>
          </table:table-cell>
          <table:table-cell office:value-type="string">
            <text:p>(19) 3251-0800</text:p>
          </table:table-cell>
        </table:table-row>
        <table:table-row table:style-name="ro1">
          <table:table-cell office:value-type="string">
            <text:p>Celeiro Quântico</text:p>
          </table:table-cell>
          <table:table-cell office:value-type="string">
            <text:p>Av. Papa João Paulo I, 415 - Bairro das Palmeiras, Campinas - SP, 13101-506, Brazil</text:p>
          </table:table-cell>
          <table:table-cell office:value-type="string">
            <text:p>(19) 3251-4048</text:p>
          </table:table-cell>
        </table:table-row>
        <table:table-row table:style-name="ro1">
          <table:table-cell office:value-type="string">
            <text:p>ÔPastel - Taquaral</text:p>
          </table:table-cell>
          <table:table-cell office:value-type="string">
            <text:p>Av. Nossa Sra. de Fátima, 832 - Taquaral, Campinas - SP, 13076-000, Brazil</text:p>
          </table:table-cell>
          <table:table-cell office:value-type="string">
            <text:p>(19) 3252-2743</text:p>
          </table:table-cell>
        </table:table-row>
        <table:table-row table:style-name="ro1">
          <table:table-cell office:value-type="string">
            <text:p>Coco Bambu</text:p>
          </table:table-cell>
          <table:table-cell office:value-type="string">
            <text:p>Shopping Iguatemi - Av. Iguatemi, 777 - 254/255 - Vila Brandina, Campinas - SP, 13092-902, Brazil</text:p>
          </table:table-cell>
          <table:table-cell office:value-type="string">
            <text:p>(19) 3252-8844</text:p>
          </table:table-cell>
        </table:table-row>
        <table:table-row table:style-name="ro1">
          <table:table-cell office:value-type="string">
            <text:p>Banana Café</text:p>
          </table:table-cell>
          <table:table-cell office:value-type="string">
            <text:p>R. Gen. Osório, 2090 - Cambuí, Campinas - SP, 13025-150, Brazil</text:p>
          </table:table-cell>
          <table:table-cell office:value-type="string">
            <text:p>(19) 3252-9792</text:p>
          </table:table-cell>
        </table:table-row>
        <table:table-row table:style-name="ro1">
          <table:table-cell office:value-type="string">
            <text:p>Cha Com Nozes Propaganda</text:p>
          </table:table-cell>
          <table:table-cell office:value-type="string">
            <text:p>R. Cel. Quirino, 665 - Cambuí, Campinas - SP, 13025-002, Brazil</text:p>
          </table:table-cell>
          <table:table-cell office:value-type="string">
            <text:p>(19) 3255-0233</text:p>
          </table:table-cell>
        </table:table-row>
        <table:table-row table:style-name="ro1">
          <table:table-cell office:value-type="string">
            <text:p>Armazém Cambuí</text:p>
          </table:table-cell>
          <table:table-cell office:value-type="string">
            <text:p>R. Dr. Viêira Bueno, 295 - Cambuí, Campinas - SP, 13024-040, Brazil</text:p>
          </table:table-cell>
          <table:table-cell office:value-type="string">
            <text:p>(19) 3255-4680</text:p>
          </table:table-cell>
        </table:table-row>
        <table:table-row table:style-name="ro1">
          <table:table-cell office:value-type="string">
            <text:p>Produtos Naturais Caminho Verde</text:p>
          </table:table-cell>
          <table:table-cell office:value-type="string">
            <text:p>R. Dr. Alves do Banho, 216 - São Bernardo, Campinas - SP, 13030-580, Brazil</text:p>
          </table:table-cell>
          <table:table-cell office:value-type="string">
            <text:p>(19) 3273-7534</text:p>
          </table:table-cell>
        </table:table-row>
        <table:table-row table:style-name="ro1">
          <table:table-cell office:value-type="string">
            <text:p>Empório Derinho</text:p>
          </table:table-cell>
          <table:table-cell office:value-type="string">
            <text:p>R. Ana Jacinta de Andrade Couto, 261 - Parque Industrial, Campinas - SP, 13031-400, Brazil</text:p>
          </table:table-cell>
          <table:table-cell office:value-type="string">
            <text:p>(19) 3273-7717</text:p>
          </table:table-cell>
        </table:table-row>
        <table:table-row table:style-name="ro1">
          <table:table-cell office:value-type="string">
            <text:p>Galeria Assaí Centro Campinas</text:p>
          </table:table-cell>
          <table:table-cell office:value-type="string">
            <text:p>Av. Senador Saraiva, 835 - Centro, Campinas - SP, 13013-061, Brazil</text:p>
          </table:table-cell>
          <table:table-cell office:value-type="string">
            <text:p>(19) 3274-3100</text:p>
          </table:table-cell>
        </table:table-row>
        <table:table-row table:style-name="ro1">
          <table:table-cell office:value-type="string">
            <text:p>Emporio Monterei</text:p>
          </table:table-cell>
          <table:table-cell office:value-type="string">
            <text:p>Mercado Municipal, box 46 e 47 - Centro, Campinas - SP, 13010-141, Brazil</text:p>
          </table:table-cell>
          <table:table-cell office:value-type="string">
            <text:p>(19) 3291-9667</text:p>
          </table:table-cell>
        </table:table-row>
        <table:table-row table:style-name="ro1">
          <table:table-cell office:value-type="string">
            <text:p>Posto Cristal Campinas</text:p>
          </table:table-cell>
          <table:table-cell office:value-type="string">
            <text:p>Av. Dr. Jesuíno Marcondes Machado, 1125 - Jardim Planalto, Campinas - SP, 13092-108, Brazil</text:p>
          </table:table-cell>
          <table:table-cell office:value-type="string">
            <text:p>(19) 3294-2188</text:p>
          </table:table-cell>
        </table:table-row>
        <table:table-row table:style-name="ro1">
          <table:table-cell office:value-type="string">
            <text:p>Empório Sabor de Minas</text:p>
          </table:table-cell>
          <table:table-cell office:value-type="string">
            <text:p>R. Proença, 946 - Vila Jequitibas, Campinas - SP, 13026-121, Brazil</text:p>
          </table:table-cell>
          <table:table-cell office:value-type="string">
            <text:p>(19) 3294-3836</text:p>
          </table:table-cell>
        </table:table-row>
        <table:table-row table:style-name="ro1">
          <table:table-cell office:value-type="string">
            <text:p>Mister Nuts</text:p>
          </table:table-cell>
          <table:table-cell office:value-type="string">
            <text:p>Comercial Caribe Center - Estrada Mun., 415 - loja 16 - Vila Capuava, Valinhos - SP, 13272-400, Brazil</text:p>
          </table:table-cell>
          <table:table-cell office:value-type="string">
            <text:p>(19) 3299-5540</text:p>
          </table:table-cell>
        </table:table-row>
        <table:table-row table:style-name="ro1">
          <table:table-cell office:value-type="string">
            <text:p>Bar dos Bares</text:p>
          </table:table-cell>
          <table:table-cell office:value-type="string">
            <text:p>Av. Aquidabã, 240 - Vila Lidia, Campinas - SP, 13026-501, Brazil</text:p>
          </table:table-cell>
          <table:table-cell office:value-type="string">
            <text:p>(19) 3305-0805</text:p>
          </table:table-cell>
        </table:table-row>
        <table:table-row table:style-name="ro1">
          <table:table-cell office:value-type="string">
            <text:p>Feel Life - Mercado Saudável</text:p>
          </table:table-cell>
          <table:table-cell office:value-type="string">
            <text:p>R. Antônio Lapa, 871 - Cambuí, Campinas - SP, 13025-241, Brazil</text:p>
          </table:table-cell>
          <table:table-cell office:value-type="string">
            <text:p>(19) 3307-0007</text:p>
          </table:table-cell>
        </table:table-row>
        <table:table-row table:style-name="ro1">
          <table:table-cell office:value-type="string">
            <text:p>Empório Delícia a Granel</text:p>
          </table:table-cell>
          <table:table-cell office:value-type="string">
            <text:p>Rua Padre Manuel Bernades, 989A - Parque Taquaral, Campinas - SP, 13087-320, Brazil</text:p>
          </table:table-cell>
          <table:table-cell office:value-type="string">
            <text:p>(19) 3308-3393</text:p>
          </table:table-cell>
        </table:table-row>
        <table:table-row table:style-name="ro1">
          <table:table-cell office:value-type="string">
            <text:p>São Miguel Cervejaria</text:p>
          </table:table-cell>
          <table:table-cell office:value-type="string">
            <text:p>R. José Paulino, 1389 - Centro, Campinas - SP, 13013-001, Brazil</text:p>
          </table:table-cell>
          <table:table-cell office:value-type="string">
            <text:p>(19) 3325-8068</text:p>
          </table:table-cell>
        </table:table-row>
        <table:table-row table:style-name="ro1">
          <table:table-cell office:value-type="string">
            <text:p>Museum Gula</text:p>
          </table:table-cell>
          <table:table-cell office:value-type="string">
            <text:p>Av. Dr. Jesuíno Marcondes Machado, 357 - Nova Campinas, Campinas - SP, 13092-108, Brazil</text:p>
          </table:table-cell>
          <table:table-cell office:value-type="string">
            <text:p>(19) 3327-1026</text:p>
          </table:table-cell>
        </table:table-row>
        <table:table-row table:style-name="ro1">
          <table:table-cell office:value-type="string">
            <text:p>Quinoa Natural Cambuí</text:p>
          </table:table-cell>
          <table:table-cell office:value-type="string">
            <text:p>R. Maria Monteiro, 1090 - Cambuí, Campinas - SP, 13025-151, Brazil</text:p>
          </table:table-cell>
          <table:table-cell office:value-type="string">
            <text:p>(19) 3365-5030</text:p>
          </table:table-cell>
        </table:table-row>
        <table:table-row table:style-name="ro1">
          <table:table-cell office:value-type="string">
            <text:p>Emporium Tartufo - Haute Cuisine Frozen</text:p>
          </table:table-cell>
          <table:table-cell office:value-type="string">
            <text:p>Av. Dr. Jesuíno Marcondes Machado, 22 - Nova Campinas, Campinas - SP, 13092-108, Brazil</text:p>
          </table:table-cell>
          <table:table-cell office:value-type="string">
            <text:p>(19) 3365-5121</text:p>
          </table:table-cell>
        </table:table-row>
        <table:table-row table:style-name="ro1">
          <table:table-cell office:value-type="string">
            <text:p>EMPÓRIO BELLÍSSIMO</text:p>
          </table:table-cell>
          <table:table-cell office:value-type="string">
            <text:p>R. Rute Ferraz de Angelis, 886 - Lot. Res. Vila Bella, Campinas - SP, 13087-729, Brazil</text:p>
          </table:table-cell>
          <table:table-cell office:value-type="string">
            <text:p>(19) 3367-3864</text:p>
          </table:table-cell>
        </table:table-row>
        <table:table-row table:style-name="ro1">
          <table:table-cell office:value-type="string">
            <text:p>CAF Center Cirúrgica e Ótica - Unidade II</text:p>
          </table:table-cell>
          <table:table-cell office:value-type="string">
            <text:p>Av. Dr. Romeu Tortima, 315 - Barão Geraldo, Campinas - SP, 13084-791, Brazil</text:p>
          </table:table-cell>
          <table:table-cell office:value-type="string">
            <text:p>(19) 3367-7333</text:p>
          </table:table-cell>
        </table:table-row>
        <table:table-row table:style-name="ro1">
          <table:table-cell office:value-type="string">
            <text:p>Empório Santa Therezinha Campinas</text:p>
          </table:table-cell>
          <table:table-cell office:value-type="string">
            <text:p>Av. Guilherme Campos, 500 - Parque das Flores, Campinas - SP, 13087-635, Brazil</text:p>
          </table:table-cell>
          <table:table-cell office:value-type="string">
            <text:p>(19) 3368-1131</text:p>
          </table:table-cell>
        </table:table-row>
        <table:table-row table:style-name="ro1">
          <table:table-cell office:value-type="string">
            <text:p>Sucão Lanches Pastéis e Salgados em Americana</text:p>
          </table:table-cell>
          <table:table-cell office:value-type="string">
            <text:p>Av. Carminé Feola, 714 - Catharina Zanaga, Americana - SP, 13469-360, Brazil</text:p>
          </table:table-cell>
          <table:table-cell office:value-type="string">
            <text:p>(19) 3462-9299</text:p>
          </table:table-cell>
        </table:table-row>
        <table:table-row table:style-name="ro1">
          <table:table-cell office:value-type="string">
            <text:p>Atacadão - Campinas Dom Pedro</text:p>
          </table:table-cell>
          <table:table-cell office:value-type="string">
            <text:p>Rod. Dom Pedro I, KM 139 - 9 - Jardim Santa Genebra, Campinas - SP, 13080-395, Brazil</text:p>
          </table:table-cell>
          <table:table-cell office:value-type="string">
            <text:p>(19) 3716-8444</text:p>
          </table:table-cell>
        </table:table-row>
        <table:table-row table:style-name="ro1">
          <table:table-cell office:value-type="string">
            <text:p>Higa Atacado - Campinas</text:p>
          </table:table-cell>
          <table:table-cell office:value-type="string">
            <text:p>R. Pedro Stancato, 39 - Chácaras Campos dos Amarais, Campinas - SP, 13082-560, Brazil</text:p>
          </table:table-cell>
          <table:table-cell office:value-type="string">
            <text:p>(19) 3716-8680</text:p>
          </table:table-cell>
        </table:table-row>
        <table:table-row table:style-name="ro1">
          <table:table-cell office:value-type="string">
            <text:p>Tenda Atacado - Campinas Ceasa</text:p>
          </table:table-cell>
          <table:table-cell office:value-type="string">
            <text:p>Rod. D. Pedro I, km 140,5 Ceasa - Jardim Santa Monica, Campinas - SP, 13080-395, Brazil</text:p>
          </table:table-cell>
          <table:table-cell office:value-type="string">
            <text:p>(19) 3716-8700</text:p>
          </table:table-cell>
        </table:table-row>
        <table:table-row table:style-name="ro1">
          <table:table-cell office:value-type="string">
            <text:p>Atacadão - Campinas Jardim Yeda</text:p>
          </table:table-cell>
          <table:table-cell office:value-type="string">
            <text:p>Av. Ruy Rodriguez, 3100 - Jardim Yeda, Campinas - SP, 13060-646, Brazil</text:p>
          </table:table-cell>
          <table:table-cell office:value-type="string">
            <text:p>(19) 3723-2024</text:p>
          </table:table-cell>
        </table:table-row>
        <table:table-row table:style-name="ro1">
          <table:table-cell office:value-type="string">
            <text:p>Doces Santa Rita Indústria Ltda</text:p>
          </table:table-cell>
          <table:table-cell office:value-type="string">
            <text:p>Rua Benito Olmos Hernandes, 460 - Jardim do Lago, Campinas - SP, 13050-510, Brazil</text:p>
          </table:table-cell>
          <table:table-cell office:value-type="string">
            <text:p>(19) 3727-1055</text:p>
          </table:table-cell>
        </table:table-row>
        <table:table-row table:style-name="ro1">
          <table:table-cell office:value-type="string">
            <text:p>Atacadão - Campinas Dunlop</text:p>
          </table:table-cell>
          <table:table-cell office:value-type="string">
            <text:p>Av. Império do Sol Nascente, 52 - Jardim Aurelia, Campinas - SP, 13033-050, Brazil</text:p>
          </table:table-cell>
          <table:table-cell office:value-type="string">
            <text:p>(19) 3727-1924</text:p>
          </table:table-cell>
        </table:table-row>
        <table:table-row table:style-name="ro1">
          <table:table-cell office:value-type="string">
            <text:p>Covabra Supermercados</text:p>
          </table:table-cell>
          <table:table-cell office:value-type="string">
            <text:p>R. José Rosolém, 521 - Jardim Londres, Campinas - SP, 13060-222, Brazil</text:p>
          </table:table-cell>
          <table:table-cell office:value-type="string">
            <text:p>(19) 3727-2401</text:p>
          </table:table-cell>
        </table:table-row>
        <table:table-row table:style-name="ro1">
          <table:table-cell office:value-type="string">
            <text:p>Makro - Shop Santos Dumont</text:p>
          </table:table-cell>
          <table:table-cell office:value-type="string">
            <text:p>Av. Ricardo Bassoli Cezare, 1567 - Jardim das Bandeiras, Campinas - SP, 13050-080, Brazil</text:p>
          </table:table-cell>
          <table:table-cell office:value-type="string">
            <text:p>(19) 3728-2700</text:p>
          </table:table-cell>
        </table:table-row>
        <table:table-row table:style-name="ro1">
          <table:table-cell office:value-type="string">
            <text:p>Supermercados Pague Menos - Campinas - Mirandópolis</text:p>
          </table:table-cell>
          <table:table-cell office:value-type="string">
            <text:p>Av. Mirandópolis, 860 - Vila Pompéia, Campinas - SP, 13050-470, Brazil</text:p>
          </table:table-cell>
          <table:table-cell office:value-type="string">
            <text:p>(19) 3729-6070</text:p>
          </table:table-cell>
        </table:table-row>
        <table:table-row table:style-name="ro1">
          <table:table-cell office:value-type="string">
            <text:p>Enxuto Supermercados</text:p>
          </table:table-cell>
          <table:table-cell office:value-type="string">
            <text:p>Av. John Boyd Dunlop, 440 - Jardim Aurelia, Campinas - SP, 13034-685, Brazil</text:p>
          </table:table-cell>
          <table:table-cell office:value-type="string">
            <text:p>(19) 3743-4600</text:p>
          </table:table-cell>
        </table:table-row>
        <table:table-row table:style-name="ro1">
          <table:table-cell office:value-type="string">
            <text:p>Covabra Supermercados</text:p>
          </table:table-cell>
          <table:table-cell office:value-type="string">
            <text:p>Av. Imperatriz Leopoldina, 290 - Vila Nova, Campinas - SP, 13073-035, Brazil</text:p>
          </table:table-cell>
          <table:table-cell office:value-type="string">
            <text:p>(19) 3744-7600</text:p>
          </table:table-cell>
        </table:table-row>
        <table:table-row table:style-name="ro1">
          <table:table-cell office:value-type="string">
            <text:p>CEASA Campinas</text:p>
          </table:table-cell>
          <table:table-cell office:value-type="string">
            <text:p>Rodovia Dom Pedro I (SP-065 - 5 Pista Norte, km 140 - Jardim Santa Monica, Campinas - SP, 13082-902, Brazil</text:p>
          </table:table-cell>
          <table:table-cell office:value-type="string">
            <text:p>(19) 3746-1000</text:p>
          </table:table-cell>
        </table:table-row>
        <table:table-row table:style-name="ro1">
          <table:table-cell office:value-type="string">
            <text:p>CEASA of Campinas Flower Market</text:p>
          </table:table-cell>
          <table:table-cell office:value-type="string">
            <text:p>Rod. Dom Pedro I, Km 140 - 5 - Jardim Santa Monica, Campinas - SP, 13082-902, Brazil</text:p>
          </table:table-cell>
          <table:table-cell office:value-type="string">
            <text:p>(19) 3746-1065</text:p>
          </table:table-cell>
        </table:table-row>
        <table:table-row table:style-name="ro1">
          <table:table-cell office:value-type="string">
            <text:p>Bananas Nacional / Nacional Hortifruti</text:p>
          </table:table-cell>
          <table:table-cell office:value-type="string">
            <text:p>Rodovia Dom Pedro I s/n Km 140,5 GP 02 Box 15 Ceasa - Jardim Santa Monica, Campinas - SP, 13082-902, Brazil</text:p>
          </table:table-cell>
          <table:table-cell office:value-type="string">
            <text:p>(19) 3746-1225</text:p>
          </table:table-cell>
        </table:table-row>
        <table:table-row table:style-name="ro1">
          <table:table-cell office:value-type="string">
            <text:p>Biocamp Laboratórios Ltda</text:p>
          </table:table-cell>
          <table:table-cell office:value-type="string">
            <text:p>R. Rui Idelfonso Martins Lisboa, 601 - Chácaras Campos dos Amarais, Campinas - SP, 13092-599, Brazil</text:p>
          </table:table-cell>
          <table:table-cell office:value-type="string">
            <text:p>(19) 3746-7110</text:p>
          </table:table-cell>
        </table:table-row>
        <table:table-row table:style-name="ro1">
          <table:table-cell office:value-type="string">
            <text:p>Supermercado Dalben - Loja Taquaral</text:p>
          </table:table-cell>
          <table:table-cell office:value-type="string">
            <text:p>Av. Nossa Sra. de Fátima, 1270 - Taquaral, Campinas - SP, 13076-000, Brazil</text:p>
          </table:table-cell>
          <table:table-cell office:value-type="string">
            <text:p>(19) 3754-6300</text:p>
          </table:table-cell>
        </table:table-row>
        <table:table-row table:style-name="ro1">
          <table:table-cell office:value-type="string">
            <text:p>Home of Retailer</text:p>
          </table:table-cell>
          <table:table-cell office:value-type="string">
            <text:p>Rua Dr. Gustavo Orsolini, 501 - Jardim Nova Mercedes, Campinas - SP, 13052-501, Brazil</text:p>
          </table:table-cell>
          <table:table-cell office:value-type="string">
            <text:p>(19) 3765-9600</text:p>
          </table:table-cell>
        </table:table-row>
        <table:table-row table:style-name="ro1">
          <table:table-cell office:value-type="string">
            <text:p>Roldão Atacadista</text:p>
          </table:table-cell>
          <table:table-cell office:value-type="string">
            <text:p>Rua Padre José Quadros, 244 - Parque Industrial, Campinas - SP, 13031-449, Brazil</text:p>
          </table:table-cell>
          <table:table-cell office:value-type="string">
            <text:p>(19) 3772-1790</text:p>
          </table:table-cell>
        </table:table-row>
        <table:table-row table:style-name="ro1">
          <table:table-cell office:value-type="string">
            <text:p>Tenda Atacado - Campinas Amoreiras</text:p>
          </table:table-cell>
          <table:table-cell office:value-type="string">
            <text:p>Rua Padre Bernardo da Silva, 1111 - São Bernardo, Campinas - SP, 13030-710, Brazil</text:p>
          </table:table-cell>
          <table:table-cell office:value-type="string">
            <text:p>(19) 3772-4999</text:p>
          </table:table-cell>
        </table:table-row>
        <table:table-row table:style-name="ro1">
          <table:table-cell office:value-type="string">
            <text:p>Supermercado Taquaral</text:p>
          </table:table-cell>
          <table:table-cell office:value-type="string">
            <text:p>Av. Nossa Sra. de Fátima, 586/608 - Taquaral, Campinas - SP, 13076-008, Brazil</text:p>
          </table:table-cell>
          <table:table-cell office:value-type="string">
            <text:p>(19) 3794-9444</text:p>
          </table:table-cell>
        </table:table-row>
        <table:table-row table:style-name="ro1">
          <table:table-cell office:value-type="string">
            <text:p>Feira Orgânica Centro de Convivência</text:p>
          </table:table-cell>
          <table:table-cell office:value-type="string">
            <text:p>Cambuí, Campinas - State of São Paulo, 13010-050, Brazil</text:p>
          </table:table-cell>
          <table:table-cell office:value-type="string">
            <text:p>(19) 3867-1173</text:p>
          </table:table-cell>
        </table:table-row>
        <table:table-row table:style-name="ro1">
          <table:table-cell office:value-type="string">
            <text:p>Feira Livre Orgânica (4af) - Bosque dos Jequitibás (Estacionamento)</text:p>
          </table:table-cell>
          <table:table-cell office:value-type="string">
            <text:p>Rua Maria das Dores Sousa Coelho Barros, 1 - Bosque, Campinas - SP, 13026-030, Brazil</text:p>
          </table:table-cell>
          <table:table-cell office:value-type="string">
            <text:p>(19) 3867-1173</text:p>
          </table:table-cell>
        </table:table-row>
        <table:table-row table:style-name="ro1">
          <table:table-cell office:value-type="string">
            <text:p>Mercado Maringá</text:p>
          </table:table-cell>
          <table:table-cell office:value-type="string">
            <text:p>Alameda José Amstalden, 1983 - Jardim Maringá, Indaiatuba - SP, 13331-100, Brazil</text:p>
          </table:table-cell>
          <table:table-cell office:value-type="string">
            <text:p>(19) 3875-6788</text:p>
          </table:table-cell>
        </table:table-row>
        <table:table-row table:style-name="ro1">
          <table:table-cell office:value-type="string">
            <text:p>Meu amigo tem um sítio</text:p>
          </table:table-cell>
          <table:table-cell office:value-type="string">
            <text:p>R. Profa. Estér de Melo, 191 - Benfica, Rio de Janeiro - RJ, 20930-010, Brazil</text:p>
          </table:table-cell>
          <table:table-cell office:value-type="string">
            <text:p>(21) 2042-4077</text:p>
          </table:table-cell>
        </table:table-row>
        <table:table-row table:style-name="ro1">
          <table:table-cell office:value-type="string">
            <text:p>Tito Orgânicos</text:p>
          </table:table-cell>
          <table:table-cell office:value-type="string">
            <text:p>R. das Laranjeiras, 280 - Loja C - Laranjeiras, Rio de Janeiro - RJ, 22240-003, Brazil</text:p>
          </table:table-cell>
          <table:table-cell office:value-type="string">
            <text:p>(21) 2042-4444</text:p>
          </table:table-cell>
        </table:table-row>
        <table:table-row table:style-name="ro1">
          <table:table-cell office:value-type="string">
            <text:p>Copadão Atacado &amp; Varejo</text:p>
          </table:table-cell>
          <table:table-cell office:value-type="string">
            <text:p>Rua Siqueira Campos, 143, Loja 9, Pavimento 1 - Copacabana, Rio de Janeiro - RJ, 22031-071, Brazil</text:p>
          </table:table-cell>
          <table:table-cell office:value-type="string">
            <text:p>(21) 2148-9606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Pres. Kennedy, 429 - Centro, São Gonçalo - RJ, 24445-000, Brazil</text:p>
          </table:table-cell>
          <table:table-cell office:value-type="string">
            <text:p>(21) 2169-3400</text:p>
          </table:table-cell>
        </table:table-row>
        <table:table-row table:style-name="ro1">
          <table:table-cell office:value-type="string">
            <text:p>Atacadão Carioca</text:p>
          </table:table-cell>
          <table:table-cell office:value-type="string">
            <text:p>R. Luís de Camões, 95 - Centro, Rio de Janeiro - RJ, 20060-030, Brazil</text:p>
          </table:table-cell>
          <table:table-cell office:value-type="string">
            <text:p>(21) 2221-5217</text:p>
          </table:table-cell>
        </table:table-row>
        <table:table-row table:style-name="ro1">
          <table:table-cell office:value-type="string">
            <text:p>Dally Boy Atacadão e Varejo</text:p>
          </table:table-cell>
          <table:table-cell office:value-type="string">
            <text:p>R. Buenos Aires, 316 - Centro, Rio de Janeiro - RJ, 20061-001, Brazil</text:p>
          </table:table-cell>
          <table:table-cell office:value-type="string">
            <text:p>(21) 2232-7987</text:p>
          </table:table-cell>
        </table:table-row>
        <table:table-row table:style-name="ro1">
          <table:table-cell office:value-type="string">
            <text:p>Atacadão</text:p>
          </table:table-cell>
          <table:table-cell office:value-type="string">
            <text:p>R. Bernardo de Vasconcelos, 702 - Realengo, Rio de Janeiro - RJ, 27715-252, Brazil</text:p>
          </table:table-cell>
          <table:table-cell office:value-type="string">
            <text:p>(21) 2323-2369</text:p>
          </table:table-cell>
        </table:table-row>
        <table:table-row table:style-name="ro1">
          <table:table-cell office:value-type="string">
            <text:p>Magui Atacado</text:p>
          </table:table-cell>
          <table:table-cell office:value-type="string">
            <text:p>R. Prof. Castilho, 166 - Campo Grande, Rio de Janeiro - RJ, 23045-060, Brazil</text:p>
          </table:table-cell>
          <table:table-cell office:value-type="string">
            <text:p>(21) 2422-2402</text:p>
          </table:table-cell>
        </table:table-row>
        <table:table-row table:style-name="ro1">
          <table:table-cell office:value-type="string">
            <text:p>Rio Atacadão</text:p>
          </table:table-cell>
          <table:table-cell office:value-type="string">
            <text:p>Avenida Brasil, 19001 - unidade 01 Pavilhão 61 - Parte 01 - CEASA - Irajá, Rio de Janeiro - RJ, 21530-900, Brazil</text:p>
          </table:table-cell>
          <table:table-cell office:value-type="string">
            <text:p>(21) 2471-5900</text:p>
          </table:table-cell>
        </table:table-row>
        <table:table-row table:style-name="ro1">
          <table:table-cell office:value-type="string">
            <text:p>Atacadão Rj</text:p>
          </table:table-cell>
          <table:table-cell office:value-type="string">
            <text:p>Atendimento&amp; whatsapp (21)99938 - R. Regente Feijó, 43 - 9983R - Centro, Rio de Janeiro - RJ, 20060-060, Brazil</text:p>
          </table:table-cell>
          <table:table-cell office:value-type="string">
            <text:p>(21) 2507-8979</text:p>
          </table:table-cell>
        </table:table-row>
        <table:table-row table:style-name="ro1">
          <table:table-cell office:value-type="string">
            <text:p>Atacadão da Central</text:p>
          </table:table-cell>
          <table:table-cell office:value-type="string">
            <text:p>R. Barão de São Félix, 120 - Centro, Rio de Janeiro - RJ, 20221-425, Brazil</text:p>
          </table:table-cell>
          <table:table-cell office:value-type="string">
            <text:p>(21) 2543-2141</text:p>
          </table:table-cell>
        </table:table-row>
        <table:table-row table:style-name="ro1">
          <table:table-cell office:value-type="string">
            <text:p>Sem Dúvida Produtos Naturais</text:p>
          </table:table-cell>
          <table:table-cell office:value-type="string">
            <text:p>R. João Caetano, 369 - Loja 3 - Alcantara, São Gonçalo - RJ, 24410-450, Brazil</text:p>
          </table:table-cell>
          <table:table-cell office:value-type="string">
            <text:p>(21) 2602-5330</text:p>
          </table:table-cell>
        </table:table-row>
        <table:table-row table:style-name="ro1">
          <table:table-cell office:value-type="string">
            <text:p>Farmácia e Drogaria Cristal - Centro, São Gonçalo</text:p>
          </table:table-cell>
          <table:table-cell office:value-type="string">
            <text:p>Entrega (21) 99534-8054 - R. Dr. Nilo Peçanha, 08 - Centro, São Gonçalo - RJ, 24445-300, Brazil</text:p>
          </table:table-cell>
          <table:table-cell office:value-type="string">
            <text:p>(21) 2604-1000</text:p>
          </table:table-cell>
        </table:table-row>
        <table:table-row table:style-name="ro1">
          <table:table-cell office:value-type="string">
            <text:p>Dinare Comercial Atacadista Ltda</text:p>
          </table:table-cell>
          <table:table-cell office:value-type="string">
            <text:p>R. Antônio Píres, 25 - Nova Cidade, São Gonçalo - RJ, 24455-050, Brazil</text:p>
          </table:table-cell>
          <table:table-cell office:value-type="string">
            <text:p>(21) 2606-4242</text:p>
          </table:table-cell>
        </table:table-row>
        <table:table-row table:style-name="ro1">
          <table:table-cell office:value-type="string">
            <text:p>Açaí da Baiana</text:p>
          </table:table-cell>
          <table:table-cell office:value-type="string">
            <text:p>Estr. Boqueirão Pequeno, 3082 - Rocha, São Gonçalo - RJ, 24421-250, Brazil</text:p>
          </table:table-cell>
          <table:table-cell office:value-type="string">
            <text:p>(21) 2607-2391</text:p>
          </table:table-cell>
        </table:table-row>
        <table:table-row table:style-name="ro1">
          <table:table-cell office:value-type="string">
            <text:p>Rio Sul de São Gonçalo</text:p>
          </table:table-cell>
          <table:table-cell office:value-type="string">
            <text:p>R. Laércio Xavier de Mendonça, 468 - Jardim Nova República, São Gonçalo - RJ, 24745-010, Brazil</text:p>
          </table:table-cell>
          <table:table-cell office:value-type="string">
            <text:p>(21) 2610-4031</text:p>
          </table:table-cell>
        </table:table-row>
        <table:table-row table:style-name="ro1">
          <table:table-cell office:value-type="string">
            <text:p>Atacadão - São Gonçalo</text:p>
          </table:table-cell>
          <table:table-cell office:value-type="string">
            <text:p>Av. Jorn. Roberto Marinho, 407 - Alcantara, São Gonçalo - RJ, 24451-715, Brazil</text:p>
          </table:table-cell>
          <table:table-cell office:value-type="string">
            <text:p>(21) 2702-6824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Fued Moisés, 114 - Tribobó, São Gonçalo - RJ, 24755-030, Brazil</text:p>
          </table:table-cell>
          <table:table-cell office:value-type="string">
            <text:p>(21) 2702-8300</text:p>
          </table:table-cell>
        </table:table-row>
        <table:table-row table:style-name="ro1">
          <table:table-cell office:value-type="string">
            <text:p>Supermercado Maringá</text:p>
          </table:table-cell>
          <table:table-cell office:value-type="string">
            <text:p>Estr. do Lazareto, 665 - Jardim Alzira, Queimados - RJ, 26310-000, Brazil</text:p>
          </table:table-cell>
          <table:table-cell office:value-type="string">
            <text:p>(21) 2779-1896</text:p>
          </table:table-cell>
        </table:table-row>
        <table:table-row table:style-name="ro1">
          <table:table-cell office:value-type="string">
            <text:p>Organização Maringá</text:p>
          </table:table-cell>
          <table:table-cell office:value-type="string">
            <text:p>Estr. Luiz de Lemos, 2403 - Vila Anita, Nova Iguaçu - RJ, 26022-140, Brazil</text:p>
          </table:table-cell>
          <table:table-cell office:value-type="string">
            <text:p>(21) 2779-1896</text:p>
          </table:table-cell>
        </table:table-row>
        <table:table-row table:style-name="ro1">
          <table:table-cell office:value-type="string">
            <text:p>Supermercados Maringá - Filial 5</text:p>
          </table:table-cell>
          <table:table-cell office:value-type="string">
            <text:p>Estr. da Palhada, 2550 - Valverde, Nova Iguaçu - RJ, 26290-015, Brazil</text:p>
          </table:table-cell>
          <table:table-cell office:value-type="string">
            <text:p>(21) 2886-3000</text:p>
          </table:table-cell>
        </table:table-row>
        <table:table-row table:style-name="ro1">
          <table:table-cell office:value-type="string">
            <text:p>Zé da Castanha</text:p>
          </table:table-cell>
          <table:table-cell office:value-type="string">
            <text:p>Feira de São Cristóvão - Loja E.39 - Avenida Bahia - São Cristóvão, Rio de Janeiro - RJ, 20921-440, Brazil</text:p>
          </table:table-cell>
          <table:table-cell office:value-type="string">
            <text:p>(21) 3068-3165</text:p>
          </table:table-cell>
        </table:table-row>
        <table:table-row table:style-name="ro1">
          <table:table-cell office:value-type="string">
            <text:p>La Fruteria Barra Shopping</text:p>
          </table:table-cell>
          <table:table-cell office:value-type="string">
            <text:p>Av. das Américas, 4666 - loja 210 B - Barra da Tijuca, Rio de Janeiro - RJ, 22640-102, Brazil</text:p>
          </table:table-cell>
          <table:table-cell office:value-type="string">
            <text:p>(21) 3128-1257</text:p>
          </table:table-cell>
        </table:table-row>
        <table:table-row table:style-name="ro1">
          <table:table-cell office:value-type="string">
            <text:p>Supermarket Porto Velho</text:p>
          </table:table-cell>
          <table:table-cell office:value-type="string">
            <text:p>R. Cmte. Ari Parreiras, 25 - Porto Velho, São Gonçalo - RJ, 24430-000, Brazil</text:p>
          </table:table-cell>
          <table:table-cell office:value-type="string">
            <text:p>(21) 3267-3701</text:p>
          </table:table-cell>
        </table:table-row>
        <table:table-row table:style-name="ro1">
          <table:table-cell office:value-type="string">
            <text:p>Empório</text:p>
          </table:table-cell>
          <table:table-cell office:value-type="string">
            <text:p>R. Milton Leão, 116 - Loja A - Campo Grande, Rio de Janeiro - RJ, 23050-240, Brazil</text:p>
          </table:table-cell>
          <table:table-cell office:value-type="string">
            <text:p>(21) 3268-7758</text:p>
          </table:table-cell>
        </table:table-row>
        <table:table-row table:style-name="ro1">
          <table:table-cell office:value-type="string">
            <text:p>Atacadão do Meier</text:p>
          </table:table-cell>
          <table:table-cell office:value-type="string">
            <text:p>Av. Amaro Cavalcanti, 37 - Méier, Rio de Janeiro - RJ, 20735-040, Brazil</text:p>
          </table:table-cell>
          <table:table-cell office:value-type="string">
            <text:p>(21) 3283-2116</text:p>
          </table:table-cell>
        </table:table-row>
        <table:table-row table:style-name="ro1">
          <table:table-cell office:value-type="string">
            <text:p>Vem Q Tem Atacadão</text:p>
          </table:table-cell>
          <table:table-cell office:value-type="string">
            <text:p>Galeria M - loja 123 - Avenida Ministro Edgar Romério, 239 - Madureira, Rio de Janeiro - RJ, 21360-201, Brazil</text:p>
          </table:table-cell>
          <table:table-cell office:value-type="string">
            <text:p>(21) 3355-9169</text:p>
          </table:table-cell>
        </table:table-row>
        <table:table-row table:style-name="ro1">
          <table:table-cell office:value-type="string">
            <text:p>ATACADÃO CAMPOS</text:p>
          </table:table-cell>
          <table:table-cell office:value-type="string">
            <text:p>CEASA Pav. 43 Loja 27/30 - Av. Brasil, 19001 - Irajá, Rio de Janeiro - RJ, 21530-000, Brazil</text:p>
          </table:table-cell>
          <table:table-cell office:value-type="string">
            <text:p>(21) 3371-1292</text:p>
          </table:table-cell>
        </table:table-row>
        <table:table-row table:style-name="ro1">
          <table:table-cell office:value-type="string">
            <text:p>São Gonçalo Shopping</text:p>
          </table:table-cell>
          <table:table-cell office:value-type="string">
            <text:p>Rod. Niterói - Manilha, 100 - Boa Vista, São Gonçalo - RJ, 24466-970, Brazil</text:p>
          </table:table-cell>
          <table:table-cell office:value-type="string">
            <text:p>(21) 3514-3850</text:p>
          </table:table-cell>
        </table:table-row>
        <table:table-row table:style-name="ro1">
          <table:table-cell office:value-type="string">
            <text:p>Irmãos Da Terra</text:p>
          </table:table-cell>
          <table:table-cell office:value-type="string">
            <text:p>R. Dr. Felíciano Sodré, 57 - Loja 5 - Rodo, São Gonçalo - RJ, 24440-440, Brazil</text:p>
          </table:table-cell>
          <table:table-cell office:value-type="string">
            <text:p>(21) 3583-1458</text:p>
          </table:table-cell>
        </table:table-row>
        <table:table-row table:style-name="ro1">
          <table:table-cell office:value-type="string">
            <text:p>Atacaderj Ceasa</text:p>
          </table:table-cell>
          <table:table-cell office:value-type="string">
            <text:p>Rua Capitão Juvenal Figueiredo, 1406 Loja Atacaderj - Colubandê, São Gonçalo - RJ, 24744-560, Brazil</text:p>
          </table:table-cell>
          <table:table-cell office:value-type="string">
            <text:p>(21) 3710-7030</text:p>
          </table:table-cell>
        </table:table-row>
        <table:table-row table:style-name="ro1">
          <table:table-cell office:value-type="string">
            <text:p>Passarela</text:p>
          </table:table-cell>
          <table:table-cell office:value-type="string">
            <text:p>Lote 13A, Loja 02 - R. Visc. de Mauá, S/N - Santa Luzia, São Gonçalo - RJ, 24722-235, Brazil</text:p>
          </table:table-cell>
          <table:table-cell office:value-type="string">
            <text:p>(21) 3712-8003</text:p>
          </table:table-cell>
        </table:table-row>
        <table:table-row table:style-name="ro1">
          <table:table-cell office:value-type="string">
            <text:p>CEASA</text:p>
          </table:table-cell>
          <table:table-cell office:value-type="string">
            <text:p>R. Cap. Juvenal Figueiredo, 1406 - Colubandê, São Gonçalo - RJ, 24744-560, Brazil</text:p>
          </table:table-cell>
          <table:table-cell office:value-type="string">
            <text:p>(21) 3715-2419</text:p>
          </table:table-cell>
        </table:table-row>
        <table:table-row table:style-name="ro1">
          <table:table-cell office:value-type="string">
            <text:p>Ligeirinho Atacarejo</text:p>
          </table:table-cell>
          <table:table-cell office:value-type="string">
            <text:p>R. Cap. Juvenal Figueiredo, 40 - lote 6 - Colubandê, São Gonçalo - RJ, 24744-560, Brazil</text:p>
          </table:table-cell>
          <table:table-cell office:value-type="string">
            <text:p>(21) 3788-0348</text:p>
          </table:table-cell>
        </table:table-row>
        <table:table-row table:style-name="ro1">
          <table:table-cell office:value-type="string">
            <text:p>Farmácia e Drograria Cristal São Gonçalo 2</text:p>
          </table:table-cell>
          <table:table-cell office:value-type="string">
            <text:p>ENTREGAS (21) 99551-5001 - Av. Pres. Kennedy, 399 - Centro, São Gonçalo - RJ, 24445-000, Brazil</text:p>
          </table:table-cell>
          <table:table-cell office:value-type="string">
            <text:p>(21) 3857-9511</text:p>
          </table:table-cell>
        </table:table-row>
        <table:table-row table:style-name="ro1">
          <table:table-cell office:value-type="string">
            <text:p>Municipal Market RJ - CADEG</text:p>
          </table:table-cell>
          <table:table-cell office:value-type="string">
            <text:p>R. Cap. Félix, 110 - Benfica, Rio de Janeiro - RJ, 20920-310, Brazil</text:p>
          </table:table-cell>
          <table:table-cell office:value-type="string">
            <text:p>(21) 3890-0202</text:p>
          </table:table-cell>
        </table:table-row>
        <table:table-row table:style-name="ro1">
          <table:table-cell office:value-type="string">
            <text:p>Supermercado Salvador</text:p>
          </table:table-cell>
          <table:table-cell office:value-type="string">
            <text:p>R. Resende, 471 - Jardim Mariléa, Rio das Ostras - RJ, 28890-000, Brazil</text:p>
          </table:table-cell>
          <table:table-cell office:value-type="string">
            <text:p>(22) 2764-9393</text:p>
          </table:table-cell>
        </table:table-row>
        <table:table-row table:style-name="ro1">
          <table:table-cell office:value-type="string">
            <text:p>Sítio do Moinho Produtos Orgânicos</text:p>
          </table:table-cell>
          <table:table-cell office:value-type="string">
            <text:p>Av. Jose Silva de Azevedo Neto, 200, bloco 9, loja 111 - Corporate &amp; Offices O2 - Barra da Tijuca, Rio de Janeiro - RJ, 22431-040, Brazil</text:p>
          </table:table-cell>
          <table:table-cell office:value-type="string">
            <text:p>(24) 2291-9190</text:p>
          </table:table-cell>
        </table:table-row>
        <table:table-row table:style-name="ro1">
          <table:table-cell office:value-type="string">
            <text:p>Wholesale São Paulo</text:p>
          </table:table-cell>
          <table:table-cell office:value-type="string">
            <text:p>Av. Vitória, 2518 - Bento Ferreira, Vitória - ES, 29050-810, Brazil</text:p>
          </table:table-cell>
          <table:table-cell office:value-type="string">
            <text:p>(27) 2121-5050</text:p>
          </table:table-cell>
        </table:table-row>
        <table:table-row table:style-name="ro1">
          <table:table-cell office:value-type="string">
            <text:p>Coco Bambu Minas Shopping</text:p>
          </table:table-cell>
          <table:table-cell office:value-type="string">
            <text:p>Avenida Cristiano Machado 4000 Loja OP001 - União, Belo Horizonte - MG, 31160-900, Brazil</text:p>
          </table:table-cell>
          <table:table-cell office:value-type="string">
            <text:p>(31) 2121-1200</text:p>
          </table:table-cell>
        </table:table-row>
        <table:table-row table:style-name="ro1">
          <table:table-cell office:value-type="string">
            <text:p>Pratti Atacado</text:p>
          </table:table-cell>
          <table:table-cell office:value-type="string">
            <text:p>Av. Santos Dumont, 612 - Centro, Belo Horizonte - MG, 30111-040, Brazil</text:p>
          </table:table-cell>
          <table:table-cell office:value-type="string">
            <text:p>(31) 2122-6767</text:p>
          </table:table-cell>
        </table:table-row>
        <table:table-row table:style-name="ro1">
          <table:table-cell office:value-type="string">
            <text:p>Empório Soares BH</text:p>
          </table:table-cell>
          <table:table-cell office:value-type="string">
            <text:p>Av. Olegário Maciel, 742 - Centro, Belo Horizonte - MG, 30180-114, Brazil</text:p>
          </table:table-cell>
          <table:table-cell office:value-type="string">
            <text:p>(31) 2528-3115</text:p>
          </table:table-cell>
        </table:table-row>
        <table:table-row table:style-name="ro1">
          <table:table-cell office:value-type="string">
            <text:p>Empório Nobre Sabor</text:p>
          </table:table-cell>
          <table:table-cell office:value-type="string">
            <text:p>R. Salinas, 59 - Floresta, Belo Horizonte - MG, 31015-365, Brazil</text:p>
          </table:table-cell>
          <table:table-cell office:value-type="string">
            <text:p>(31) 2551-0711</text:p>
          </table:table-cell>
        </table:table-row>
        <table:table-row table:style-name="ro1">
          <table:table-cell office:value-type="string">
            <text:p>Fruto do Trigo</text:p>
          </table:table-cell>
          <table:table-cell office:value-type="string">
            <text:p>R. Tamboril, 726 - Concórdia, Belo Horizonte - MG, 31110-640, Brazil</text:p>
          </table:table-cell>
          <table:table-cell office:value-type="string">
            <text:p>(31) 2555-2703</text:p>
          </table:table-cell>
        </table:table-row>
        <table:table-row table:style-name="ro1">
          <table:table-cell office:value-type="string">
            <text:p>Banana Brasil</text:p>
          </table:table-cell>
          <table:table-cell office:value-type="string">
            <text:p>R. Álvares Maciel, 333 - Santa Efigênia, Belo Horizonte - MG, 30150-250, Brazil</text:p>
          </table:table-cell>
          <table:table-cell office:value-type="string">
            <text:p>(31) 2555-6765</text:p>
          </table:table-cell>
        </table:table-row>
        <table:table-row table:style-name="ro1">
          <table:table-cell office:value-type="string">
            <text:p>Imporio Cristal - Bar e Mercearia</text:p>
          </table:table-cell>
          <table:table-cell office:value-type="string">
            <text:p>R. Cristal, 240 - Santa Tereza, Belo Horizonte - MG, 31010-110, Brazil</text:p>
          </table:table-cell>
          <table:table-cell office:value-type="string">
            <text:p>(31) 3016-0102</text:p>
          </table:table-cell>
        </table:table-row>
        <table:table-row table:style-name="ro1">
          <table:table-cell office:value-type="string">
            <text:p>Marisca Camarão e Cia</text:p>
          </table:table-cell>
          <table:table-cell office:value-type="string">
            <text:p>Rua Antônio Eustáquio Piazza, 77 - Tirol, Belo Horizonte - MG, 30662-050, Brazil</text:p>
          </table:table-cell>
          <table:table-cell office:value-type="string">
            <text:p>(31) 3019-9719</text:p>
          </table:table-cell>
        </table:table-row>
        <table:table-row table:style-name="ro1">
          <table:table-cell office:value-type="string">
            <text:p>Empório Nacional</text:p>
          </table:table-cell>
          <table:table-cell office:value-type="string">
            <text:p>Av. Francisco Sá, 1267 - Gutierrez, Belo Horizonte - MG, 30441-021, Brazil</text:p>
          </table:table-cell>
          <table:table-cell office:value-type="string">
            <text:p>(31) 3024-8833</text:p>
          </table:table-cell>
        </table:table-row>
        <table:table-row table:style-name="ro1">
          <table:table-cell office:value-type="string">
            <text:p>Supermercados BH - Atacado e Varejo</text:p>
          </table:table-cell>
          <table:table-cell office:value-type="string">
            <text:p>BR-050, 7085 - Custódio Pereira, Uberlândia - MG, 38408-000, Brazil</text:p>
          </table:table-cell>
          <table:table-cell office:value-type="string">
            <text:p>(31) 3117-2600</text:p>
          </table:table-cell>
        </table:table-row>
        <table:table-row table:style-name="ro1">
          <table:table-cell office:value-type="string">
            <text:p>Supermercados BH - Atacado e Varejo</text:p>
          </table:table-cell>
          <table:table-cell office:value-type="string">
            <text:p>Av. Anselmo Alves dos Santos, 1001 - Tibery, Uberlândia - MG, 38408-150, Brazil</text:p>
          </table:table-cell>
          <table:table-cell office:value-type="string">
            <text:p>(31) 3117-2600</text:p>
          </table:table-cell>
        </table:table-row>
        <table:table-row table:style-name="ro1">
          <table:table-cell office:value-type="string">
            <text:p>Noz do Grão - Loja de Produtos Naturais</text:p>
          </table:table-cell>
          <table:table-cell office:value-type="string">
            <text:p>Av. Professor Mário Werneck, 1481 - Buritis, Belo Horizonte - MG, 30455-610, Brazil</text:p>
          </table:table-cell>
          <table:table-cell office:value-type="string">
            <text:p>(31) 3166-7566</text:p>
          </table:table-cell>
        </table:table-row>
        <table:table-row table:style-name="ro1">
          <table:table-cell office:value-type="string">
            <text:p>Lojas Empório - Belo Horizonte</text:p>
          </table:table-cell>
          <table:table-cell office:value-type="string">
            <text:p>R. Rio de Janeiro, 926 - Centro, Belo Horizonte - MG, 30160-041, Brazil</text:p>
          </table:table-cell>
          <table:table-cell office:value-type="string">
            <text:p>(31) 3166-8740</text:p>
          </table:table-cell>
        </table:table-row>
        <table:table-row table:style-name="ro1">
          <table:table-cell office:value-type="string">
            <text:p>Bazar do XF Atacado</text:p>
          </table:table-cell>
          <table:table-cell office:value-type="string">
            <text:p>Av. Santos Dumont, 642 - Centro, Belo Horizonte - MG, 30111-040, Brazil</text:p>
          </table:table-cell>
          <table:table-cell office:value-type="string">
            <text:p>(31) 3201-2898</text:p>
          </table:table-cell>
        </table:table-row>
        <table:table-row table:style-name="ro1">
          <table:table-cell office:value-type="string">
            <text:p>Bio Natural</text:p>
          </table:table-cell>
          <table:table-cell office:value-type="string">
            <text:p>R. Curvelo, 72 - Floresta, Belo Horizonte - MG, 31015-172, Brazil</text:p>
          </table:table-cell>
          <table:table-cell office:value-type="string">
            <text:p>(31) 3213-3089</text:p>
          </table:table-cell>
        </table:table-row>
        <table:table-row table:style-name="ro1">
          <table:table-cell office:value-type="string">
            <text:p>Alternativa Produtos Naturais</text:p>
          </table:table-cell>
          <table:table-cell office:value-type="string">
            <text:p>Dentro do Mercado Central - Av. Augusto de Lima, 744 - Centro, Belo Horizonte - MG, 30190-922, Brazil</text:p>
          </table:table-cell>
          <table:table-cell office:value-type="string">
            <text:p>(31) 3222-0897</text:p>
          </table:table-cell>
        </table:table-row>
        <table:table-row table:style-name="ro1">
          <table:table-cell office:value-type="string">
            <text:p>A Popular Atacadista</text:p>
          </table:table-cell>
          <table:table-cell office:value-type="string">
            <text:p>Av. do Contorno, 672 - Centro, Belo Horizonte - MG, 30110-002, Brazil</text:p>
          </table:table-cell>
          <table:table-cell office:value-type="string">
            <text:p>(31) 3224-8188</text:p>
          </table:table-cell>
        </table:table-row>
        <table:table-row table:style-name="ro1">
          <table:table-cell office:value-type="string">
            <text:p>Horta à Porta</text:p>
          </table:table-cell>
          <table:table-cell office:value-type="string">
            <text:p>Av. Silva Lobo, 1373 - Alto Barroca, Belo Horizonte - MG, 30431-001, Brazil</text:p>
          </table:table-cell>
          <table:table-cell office:value-type="string">
            <text:p>(31) 3225-5790</text:p>
          </table:table-cell>
        </table:table-row>
        <table:table-row table:style-name="ro1">
          <table:table-cell office:value-type="string">
            <text:p>De-Lá - aquilo que é de todo lugar</text:p>
          </table:table-cell>
          <table:table-cell office:value-type="string">
            <text:p>R. Santa Rita Durão, 919 - Funcionários, Belo Horizonte - MG, 30140-110, Brazil</text:p>
          </table:table-cell>
          <table:table-cell office:value-type="string">
            <text:p>(31) 3225-6347</text:p>
          </table:table-cell>
        </table:table-row>
        <table:table-row table:style-name="ro1">
          <table:table-cell office:value-type="string">
            <text:p>Casa Horta</text:p>
          </table:table-cell>
          <table:table-cell office:value-type="string">
            <text:p>R. Santa Rita Durão, 919 - Savassi, Belo Horizonte - MG, 30140-118, Brazil</text:p>
          </table:table-cell>
          <table:table-cell office:value-type="string">
            <text:p>(31) 3225-6347</text:p>
          </table:table-cell>
        </table:table-row>
        <table:table-row table:style-name="ro1">
          <table:table-cell office:value-type="string">
            <text:p>Ponto das Farinhas</text:p>
          </table:table-cell>
          <table:table-cell office:value-type="string">
            <text:p>Mercado Central - Loja 140/164 - Av. Augusto de Lima, 744 - Centro, Belo Horizonte - MG, 30190-922, Brazil</text:p>
          </table:table-cell>
          <table:table-cell office:value-type="string">
            <text:p>(31) 3226-4847</text:p>
          </table:table-cell>
        </table:table-row>
        <table:table-row table:style-name="ro1">
          <table:table-cell office:value-type="string">
            <text:p>Armazém Central - Belvedere</text:p>
          </table:table-cell>
          <table:table-cell office:value-type="string">
            <text:p>Rua Juvenal de Melo Senra, 323 - Belvedere, Belo Horizonte - MG, 30320-660, Brazil</text:p>
          </table:table-cell>
          <table:table-cell office:value-type="string">
            <text:p>(31) 3226-7315</text:p>
          </table:table-cell>
        </table:table-row>
        <table:table-row table:style-name="ro1">
          <table:table-cell office:value-type="string">
            <text:p>Empório Tokyo</text:p>
          </table:table-cell>
          <table:table-cell office:value-type="string">
            <text:p>Av. Bias Fortes, 976d - Lourdes, Belo Horizonte - MG, 30170-010, Brazil</text:p>
          </table:table-cell>
          <table:table-cell office:value-type="string">
            <text:p>(31) 3226-8839</text:p>
          </table:table-cell>
        </table:table-row>
        <table:table-row table:style-name="ro1">
          <table:table-cell office:value-type="string">
            <text:p>Casa Das Farinhas E Castanhas</text:p>
          </table:table-cell>
          <table:table-cell office:value-type="string">
            <text:p>Av. Augusto de Lima, 744 - loja 66/260 - Centro, Belo Horizonte - MG, 30190-922, Brazil</text:p>
          </table:table-cell>
          <table:table-cell office:value-type="string">
            <text:p>(31) 3234-8113</text:p>
          </table:table-cell>
        </table:table-row>
        <table:table-row table:style-name="ro1">
          <table:table-cell office:value-type="string">
            <text:p>Empório Andrade</text:p>
          </table:table-cell>
          <table:table-cell office:value-type="string">
            <text:p>Rua Sena Madureira, 17 - Loja 01 - Ouro Preto, Belo Horizonte - MG, 31340-000, Brazil</text:p>
          </table:table-cell>
          <table:table-cell office:value-type="string">
            <text:p>(31) 3243-8310</text:p>
          </table:table-cell>
        </table:table-row>
        <table:table-row table:style-name="ro1">
          <table:table-cell office:value-type="string">
            <text:p>Dona Amazônia - Castanhas &amp; Frutas Secas</text:p>
          </table:table-cell>
          <table:table-cell office:value-type="string">
            <text:p>Mercado Central de Belo Horizonte - Av. Augusto de Lima, 744 - Centro, Belo Horizonte - MG, 30190-922, Brazil</text:p>
          </table:table-cell>
          <table:table-cell office:value-type="string">
            <text:p>(31) 3245-3552</text:p>
          </table:table-cell>
        </table:table-row>
        <table:table-row table:style-name="ro1">
          <table:table-cell office:value-type="string">
            <text:p>ABC Atacado e Varejo - BH</text:p>
          </table:table-cell>
          <table:table-cell office:value-type="string">
            <text:p>Av. Cristiano Machado, 9395 - Vila Suzana, Belo Horizonte - MG, 31741-401, Brazil</text:p>
          </table:table-cell>
          <table:table-cell office:value-type="string">
            <text:p>(31) 3245-6616</text:p>
          </table:table-cell>
        </table:table-row>
        <table:table-row table:style-name="ro1">
          <table:table-cell office:value-type="string">
            <text:p>Buffet Chá Com Nozes</text:p>
          </table:table-cell>
          <table:table-cell office:value-type="string">
            <text:p>Rua Professor Estêvão Pinto, 1212 - Serra, Belo Horizonte - MG, 30210-580, Brazil</text:p>
          </table:table-cell>
          <table:table-cell office:value-type="string">
            <text:p>(31) 3254-1000</text:p>
          </table:table-cell>
        </table:table-row>
        <table:table-row table:style-name="ro1">
          <table:table-cell office:value-type="string">
            <text:p>Seu Empório BH</text:p>
          </table:table-cell>
          <table:table-cell office:value-type="string">
            <text:p>R. Dep. Cláudio Pinheiro Lima, 251 - Glória, Belo Horizonte - MG, 30870-020, Brazil</text:p>
          </table:table-cell>
          <table:table-cell office:value-type="string">
            <text:p>(31) 3261-1790</text:p>
          </table:table-cell>
        </table:table-row>
        <table:table-row table:style-name="ro1">
          <table:table-cell office:value-type="string">
            <text:p>Nossa Quitanda Produtos Caseiros</text:p>
          </table:table-cell>
          <table:table-cell office:value-type="string">
            <text:p>Av. Cristóvão Colombo, 358 - Savassi, Belo Horizonte - MG, 30140-150, Brazil</text:p>
          </table:table-cell>
          <table:table-cell office:value-type="string">
            <text:p>(31) 3262-3544</text:p>
          </table:table-cell>
        </table:table-row>
        <table:table-row table:style-name="ro1">
          <table:table-cell office:value-type="string">
            <text:p>Atacado do Felipe</text:p>
          </table:table-cell>
          <table:table-cell office:value-type="string">
            <text:p>R. São Paulo, 194 - Centro, Belo Horizonte - MG, 30170-130, Brazil</text:p>
          </table:table-cell>
          <table:table-cell office:value-type="string">
            <text:p>(31) 3271-3230</text:p>
          </table:table-cell>
        </table:table-row>
        <table:table-row table:style-name="ro1">
          <table:table-cell office:value-type="string">
            <text:p>Mário Atacado</text:p>
          </table:table-cell>
          <table:table-cell office:value-type="string">
            <text:p>R. São Paulo, 157 - Centro, Belo Horizonte - MG, 30170-130, Brazil</text:p>
          </table:table-cell>
          <table:table-cell office:value-type="string">
            <text:p>(31) 3273-1448</text:p>
          </table:table-cell>
        </table:table-row>
        <table:table-row table:style-name="ro1">
          <table:table-cell office:value-type="string">
            <text:p>Mercado Central de Belo Horizonte</text:p>
          </table:table-cell>
          <table:table-cell office:value-type="string">
            <text:p>Av. Augusto de Lima, 744 - Centro, Belo Horizonte - MG, 30190-922, Brazil</text:p>
          </table:table-cell>
          <table:table-cell office:value-type="string">
            <text:p>(31) 3274-9434</text:p>
          </table:table-cell>
        </table:table-row>
        <table:table-row table:style-name="ro1">
          <table:table-cell office:value-type="string">
            <text:p>BARRACA DO PATUREBA</text:p>
          </table:table-cell>
          <table:table-cell office:value-type="string">
            <text:p>Av. Augusto de Lima, 744 - Loja 41 - Centro, Belo Horizonte - MG, 30190-922, Brazil</text:p>
          </table:table-cell>
          <table:table-cell office:value-type="string">
            <text:p>(31) 3274-9514</text:p>
          </table:table-cell>
        </table:table-row>
        <table:table-row table:style-name="ro1">
          <table:table-cell office:value-type="string">
            <text:p>AJR Cristais</text:p>
          </table:table-cell>
          <table:table-cell office:value-type="string">
            <text:p>Av. Augusto de Lima, 744 - Loja 225 - Centro, Belo Horizonte - MG, 30190-001, Brazil</text:p>
          </table:table-cell>
          <table:table-cell office:value-type="string">
            <text:p>(31) 3274-9590</text:p>
          </table:table-cell>
        </table:table-row>
        <table:table-row table:style-name="ro1">
          <table:table-cell office:value-type="string">
            <text:p>Palácio das Castanhas</text:p>
          </table:table-cell>
          <table:table-cell office:value-type="string">
            <text:p>Av. Augusto de Lima, 744 - loja, 287 - Centro, Belo Horizonte - MG, 30190-922, Brazil</text:p>
          </table:table-cell>
          <table:table-cell office:value-type="string">
            <text:p>(31) 3274-9623</text:p>
          </table:table-cell>
        </table:table-row>
        <table:table-row table:style-name="ro1">
          <table:table-cell office:value-type="string">
            <text:p>Loja das Pimentas e das Castanhas</text:p>
          </table:table-cell>
          <table:table-cell office:value-type="string">
            <text:p>Av. Augusto de Lima, 744 - Loja 199 - Centro, Belo Horizonte - MG, 30190-922, Brazil</text:p>
          </table:table-cell>
          <table:table-cell office:value-type="string">
            <text:p>(31) 3274-9635</text:p>
          </table:table-cell>
        </table:table-row>
        <table:table-row table:style-name="ro1">
          <table:table-cell office:value-type="string">
            <text:p>Império dos Cocos</text:p>
          </table:table-cell>
          <table:table-cell office:value-type="string">
            <text:p>Mercado Central - Loja 230 - Av. Augusto de Lima, 744 - Centro, Belo Horizonte - MG, 30190-001, Brazil</text:p>
          </table:table-cell>
          <table:table-cell office:value-type="string">
            <text:p>(31) 3274-9640</text:p>
          </table:table-cell>
        </table:table-row>
        <table:table-row table:style-name="ro1">
          <table:table-cell office:value-type="string">
            <text:p>AMAZÔNIA ERVAS</text:p>
          </table:table-cell>
          <table:table-cell office:value-type="string">
            <text:p>Av. Augusto de Lima, 744 - Loja 78 - Centro, Belo Horizonte - MG, 30190-922, Brazil</text:p>
          </table:table-cell>
          <table:table-cell office:value-type="string">
            <text:p>(31) 3274-9689</text:p>
          </table:table-cell>
        </table:table-row>
        <table:table-row table:style-name="ro1">
          <table:table-cell office:value-type="string">
            <text:p>Ananda Empório Mercado Central BH</text:p>
          </table:table-cell>
          <table:table-cell office:value-type="string">
            <text:p>Mercado Central de Belo Horizonte - Av. Augusto de Lima, 744 - LOJA 256 - Centro, Belo Horizonte - MG, 30190-006, Brazil</text:p>
          </table:table-cell>
          <table:table-cell office:value-type="string">
            <text:p>(31) 3274-9690</text:p>
          </table:table-cell>
        </table:table-row>
        <table:table-row table:style-name="ro1">
          <table:table-cell office:value-type="string">
            <text:p>Villefort Atacado e Varejo - Pedro II</text:p>
          </table:table-cell>
          <table:table-cell office:value-type="string">
            <text:p>Av. Dom Pedro II, nº 1.600 - Carlos Prates, Belo Horizonte - MG, 30710-010, Brazil</text:p>
          </table:table-cell>
          <table:table-cell office:value-type="string">
            <text:p>(31) 3279-2300</text:p>
          </table:table-cell>
        </table:table-row>
        <table:table-row table:style-name="ro1">
          <table:table-cell office:value-type="string">
            <text:p>Villefort Atacado e Varejo - Jacuí</text:p>
          </table:table-cell>
          <table:table-cell office:value-type="string">
            <text:p>R. Jacuí, 2601 - Renascença, Belo Horizonte - MG, 31140-650, Brazil</text:p>
          </table:table-cell>
          <table:table-cell office:value-type="string">
            <text:p>(31) 3279-2342</text:p>
          </table:table-cell>
        </table:table-row>
        <table:table-row table:style-name="ro1">
          <table:table-cell office:value-type="string">
            <text:p>King Peanut</text:p>
          </table:table-cell>
          <table:table-cell office:value-type="string">
            <text:p>R. Domingos Sávio, 85 - Santa Efigênia, Belo Horizonte - MG, 30260-260, Brazil</text:p>
          </table:table-cell>
          <table:table-cell office:value-type="string">
            <text:p>(31) 3283-1496</text:p>
          </table:table-cell>
        </table:table-row>
        <table:table-row table:style-name="ro1">
          <table:table-cell office:value-type="string">
            <text:p>Cia do Camarão</text:p>
          </table:table-cell>
          <table:table-cell office:value-type="string">
            <text:p>R. Grão Mogol, 554 - Carmo, Belo Horizonte - MG, 30310-010, Brazil</text:p>
          </table:table-cell>
          <table:table-cell office:value-type="string">
            <text:p>(31) 3284-4029</text:p>
          </table:table-cell>
        </table:table-row>
        <table:table-row table:style-name="ro1">
          <table:table-cell office:value-type="string">
            <text:p>Empório Vila Árabe</text:p>
          </table:table-cell>
          <table:table-cell office:value-type="string">
            <text:p>Av. do Contorno, 6510 - Lourdes, Belo Horizonte - MG, 30110-017, Brazil</text:p>
          </table:table-cell>
          <table:table-cell office:value-type="string">
            <text:p>(31) 3284-6686</text:p>
          </table:table-cell>
        </table:table-row>
        <table:table-row table:style-name="ro1">
          <table:table-cell office:value-type="string">
            <text:p>Casa da Serra</text:p>
          </table:table-cell>
          <table:table-cell office:value-type="string">
            <text:p>R. do Ouro, 1517 - Serra, Belo Horizonte - MG, 30210-590, Brazil</text:p>
          </table:table-cell>
          <table:table-cell office:value-type="string">
            <text:p>(31) 3287-1155</text:p>
          </table:table-cell>
        </table:table-row>
        <table:table-row table:style-name="ro1">
          <table:table-cell office:value-type="string">
            <text:p>EMPÓRIO E PADARIA VERDEMAR</text:p>
          </table:table-cell>
          <table:table-cell office:value-type="string">
            <text:p>Av. Olegário Maciel, 1600 - Lourdes, Belo Horizonte - MG, 30180-111, Brazil</text:p>
          </table:table-cell>
          <table:table-cell office:value-type="string">
            <text:p>(31) 3292-9071</text:p>
          </table:table-cell>
        </table:table-row>
        <table:table-row table:style-name="ro1">
          <table:table-cell office:value-type="string">
            <text:p>Fito Produtos Orgânicos</text:p>
          </table:table-cell>
          <table:table-cell office:value-type="string">
            <text:p>R. Rio Grande do Norte, 982 - Funcionários, Belo Horizonte - MG, 30130-131, Brazil</text:p>
          </table:table-cell>
          <table:table-cell office:value-type="string">
            <text:p>(31) 3296-1934</text:p>
          </table:table-cell>
        </table:table-row>
        <table:table-row table:style-name="ro1">
          <table:table-cell office:value-type="string">
            <text:p>Empório Sírio Libanês</text:p>
          </table:table-cell>
          <table:table-cell office:value-type="string">
            <text:p>R. Rio de Janeiro, 211 - Centro, Belo Horizonte - MG, 30160-040, Brazil</text:p>
          </table:table-cell>
          <table:table-cell office:value-type="string">
            <text:p>(31) 3324-4120</text:p>
          </table:table-cell>
        </table:table-row>
        <table:table-row table:style-name="ro1">
          <table:table-cell office:value-type="string">
            <text:p>Sr. a Granel</text:p>
          </table:table-cell>
          <table:table-cell office:value-type="string">
            <text:p>Av. Álvares Cabral, 1787 - Lourdes, Belo Horizonte - MG, 30170-001, Brazil</text:p>
          </table:table-cell>
          <table:table-cell office:value-type="string">
            <text:p>(31) 3327-0330</text:p>
          </table:table-cell>
        </table:table-row>
        <table:table-row table:style-name="ro1">
          <table:table-cell office:value-type="string">
            <text:p>Sr. A Granel - Funcionários</text:p>
          </table:table-cell>
          <table:table-cell office:value-type="string">
            <text:p>Av. Getúlio Vargas, 1440 - Lj 4 - Funcionários, Belo Horizonte - MG, 30112-028, Brazil</text:p>
          </table:table-cell>
          <table:table-cell office:value-type="string">
            <text:p>(31) 3327-4040</text:p>
          </table:table-cell>
        </table:table-row>
        <table:table-row table:style-name="ro1">
          <table:table-cell office:value-type="string">
            <text:p>Sey Distribuidora</text:p>
          </table:table-cell>
          <table:table-cell office:value-type="string">
            <text:p>Av. Santos Dumont, 664 - loja 333 - Centro, Belo Horizonte - MG, 30111-040, Brazil</text:p>
          </table:table-cell>
          <table:table-cell office:value-type="string">
            <text:p>(31) 3335-0495</text:p>
          </table:table-cell>
        </table:table-row>
        <table:table-row table:style-name="ro1">
          <table:table-cell office:value-type="string">
            <text:p>Norteminas - Castanhas Selecionadas</text:p>
          </table:table-cell>
          <table:table-cell office:value-type="string">
            <text:p>R. Girassol, 346 - Campina Verde, Contagem - MG, 32150-270, Brazil</text:p>
          </table:table-cell>
          <table:table-cell office:value-type="string">
            <text:p>(31) 3355-7783</text:p>
          </table:table-cell>
        </table:table-row>
        <table:table-row table:style-name="ro1">
          <table:table-cell office:value-type="string">
            <text:p>Asia Emporium</text:p>
          </table:table-cell>
          <table:table-cell office:value-type="string">
            <text:p>R. Maj. Lopes, 120 - São Pedro, Belo Horizonte - MG, 30330-050, Brazil</text:p>
          </table:table-cell>
          <table:table-cell office:value-type="string">
            <text:p>(31) 3370-8888</text:p>
          </table:table-cell>
        </table:table-row>
        <table:table-row table:style-name="ro1">
          <table:table-cell office:value-type="string">
            <text:p>Doces Papa de Anjo Indústria e Comércio</text:p>
          </table:table-cell>
          <table:table-cell office:value-type="string">
            <text:p>R. Mariano Procópio, 936 - João Pinheiro, Belo Horizonte - MG, 30530-290, Brazil</text:p>
          </table:table-cell>
          <table:table-cell office:value-type="string">
            <text:p>(31) 3375-3929</text:p>
          </table:table-cell>
        </table:table-row>
        <table:table-row table:style-name="ro1">
          <table:table-cell office:value-type="string">
            <text:p>Drogaria Cristal - Farmácia da Carol | Delivery em Belo Horizonte</text:p>
          </table:table-cell>
          <table:table-cell office:value-type="string">
            <text:p>R. Júlio de Castilho, 1227 - lj 1 - Palmeiras, Belo Horizonte - MG, 30570-080, Brazil</text:p>
          </table:table-cell>
          <table:table-cell office:value-type="string">
            <text:p>(31) 3385-3600</text:p>
          </table:table-cell>
        </table:table-row>
        <table:table-row table:style-name="ro1">
          <table:table-cell office:value-type="string">
            <text:p>Sea Warehouse</text:p>
          </table:table-cell>
          <table:table-cell office:value-type="string">
            <text:p>R. Sacadura Cabral, 19 - Vila Oeste, Belo Horizonte - MG, 30532-060, Brazil</text:p>
          </table:table-cell>
          <table:table-cell office:value-type="string">
            <text:p>(31) 3389-1850</text:p>
          </table:table-cell>
        </table:table-row>
        <table:table-row table:style-name="ro1">
          <table:table-cell office:value-type="string">
            <text:p>Bar e Café Cristal</text:p>
          </table:table-cell>
          <table:table-cell office:value-type="string">
            <text:p>R. Mariana, 1159 - Bonfim, Belo Horizonte - MG, 31210-420, Brazil</text:p>
          </table:table-cell>
          <table:table-cell office:value-type="string">
            <text:p>(31) 3421-0996</text:p>
          </table:table-cell>
        </table:table-row>
        <table:table-row table:style-name="ro1">
          <table:table-cell office:value-type="string">
            <text:p>Viamel Distribuidora</text:p>
          </table:table-cell>
          <table:table-cell office:value-type="string">
            <text:p>R. Furquim Werneck, 884 - Tupi, Belo Horizonte - MG, 31840-050, Brazil</text:p>
          </table:table-cell>
          <table:table-cell office:value-type="string">
            <text:p>(31) 3435-1079</text:p>
          </table:table-cell>
        </table:table-row>
        <table:table-row table:style-name="ro1">
          <table:table-cell office:value-type="string">
            <text:p>Rei do Canudinho</text:p>
          </table:table-cell>
          <table:table-cell office:value-type="string">
            <text:p>R. Pedro Lessa, 759 - Santo Andre, Belo Horizonte - MG, 31210-580, Brazil</text:p>
          </table:table-cell>
          <table:table-cell office:value-type="string">
            <text:p>(31) 3444-5736</text:p>
          </table:table-cell>
        </table:table-row>
        <table:table-row table:style-name="ro1">
          <table:table-cell office:value-type="string">
            <text:p>Assaí Atacadista Minas Shopping</text:p>
          </table:table-cell>
          <table:table-cell office:value-type="string">
            <text:p>Av. Cristiano Machado, 4000 - União, Belo Horizonte - MG, 31160-342, Brazil</text:p>
          </table:table-cell>
          <table:table-cell office:value-type="string">
            <text:p>(31) 3449-8450</text:p>
          </table:table-cell>
        </table:table-row>
        <table:table-row table:style-name="ro1">
          <table:table-cell office:value-type="string">
            <text:p>Doces Ki Delicia</text:p>
          </table:table-cell>
          <table:table-cell office:value-type="string">
            <text:p>R. Santa Rita do Itueto, 286 - Jardim Leblon, Belo Horizonte - MG, 31540-440, Brazil</text:p>
          </table:table-cell>
          <table:table-cell office:value-type="string">
            <text:p>(31) 3452-1306</text:p>
          </table:table-cell>
        </table:table-row>
        <table:table-row table:style-name="ro1">
          <table:table-cell office:value-type="string">
            <text:p>Cristal Polimentos</text:p>
          </table:table-cell>
          <table:table-cell office:value-type="string">
            <text:p>Av. Nossa Sra. do Carmo, 1650 - Loja 47 - São Pedro, Belo Horizonte - MG, 30320-010, Brazil</text:p>
          </table:table-cell>
          <table:table-cell office:value-type="string">
            <text:p>(31) 3454-6838</text:p>
          </table:table-cell>
        </table:table-row>
        <table:table-row table:style-name="ro1">
          <table:table-cell office:value-type="string">
            <text:p>Atacadão da Fábrica</text:p>
          </table:table-cell>
          <table:table-cell office:value-type="string">
            <text:p>R. Flávio Sampaio, 229 - Serra Verde, Belo Horizonte - MG, 31630-152, Brazil</text:p>
          </table:table-cell>
          <table:table-cell office:value-type="string">
            <text:p>(31) 3455-1349</text:p>
          </table:table-cell>
        </table:table-row>
        <table:table-row table:style-name="ro1">
          <table:table-cell office:value-type="string">
            <text:p>Uberaba Supermercados</text:p>
          </table:table-cell>
          <table:table-cell office:value-type="string">
            <text:p>R. José Maria Rodrigues, 260 - Lagoa (Justinópolis), Ribeirão das Neves - MG, 33934-170, Brazil</text:p>
          </table:table-cell>
          <table:table-cell office:value-type="string">
            <text:p>(31) 3456-9787</text:p>
          </table:table-cell>
        </table:table-row>
        <table:table-row table:style-name="ro1">
          <table:table-cell office:value-type="string">
            <text:p>Fábrica de Doces Padre Eustáquio - (Belo Horizonte)</text:p>
          </table:table-cell>
          <table:table-cell office:value-type="string">
            <text:p>R. Padre Eustáquio, 2607 - Padre Eustáquio, Belo Horizonte - MG, 30720-100, Brazil</text:p>
          </table:table-cell>
          <table:table-cell office:value-type="string">
            <text:p>(31) 3464-5769</text:p>
          </table:table-cell>
        </table:table-row>
        <table:table-row table:style-name="ro1">
          <table:table-cell office:value-type="string">
            <text:p>Iguarias da Val Acai</text:p>
          </table:table-cell>
          <table:table-cell office:value-type="string">
            <text:p>Rua: Leopoldo Gome, 1534 - lj 03 - Vera Cruz, Belo Horizonte - MG, 30285-310, Brazil</text:p>
          </table:table-cell>
          <table:table-cell office:value-type="string">
            <text:p>(31) 3466-6183</text:p>
          </table:table-cell>
        </table:table-row>
        <table:table-row table:style-name="ro1">
          <table:table-cell office:value-type="string">
            <text:p>Technodry Liofilizados Médicos Ltda</text:p>
          </table:table-cell>
          <table:table-cell office:value-type="string">
            <text:p>Av. Wilson Tavares Ribeiro, 595 - Chacaras Reunidas Santa Terezinha, Contagem - MG, 32183-680, Brazil</text:p>
          </table:table-cell>
          <table:table-cell office:value-type="string">
            <text:p>(31) 3466-7733</text:p>
          </table:table-cell>
        </table:table-row>
        <table:table-row table:style-name="ro1">
          <table:table-cell office:value-type="string">
            <text:p>Uberaba Supermercado</text:p>
          </table:table-cell>
          <table:table-cell office:value-type="string">
            <text:p>Av. Gen. Carlos Guedes, 452 - Planalto, Belo Horizonte - MG, 31720-500, Brazil</text:p>
          </table:table-cell>
          <table:table-cell office:value-type="string">
            <text:p>(31) 3494-4624</text:p>
          </table:table-cell>
        </table:table-row>
        <table:table-row table:style-name="ro1">
          <table:table-cell office:value-type="string">
            <text:p>Cristal Gourmet Açougue (Frigorífico Cristal Ltda)</text:p>
          </table:table-cell>
          <table:table-cell office:value-type="string">
            <text:p>R. Dr. João Miranda, 252 - Dona Clara, Belo Horizonte - MG, 31260-380, Brazil</text:p>
          </table:table-cell>
          <table:table-cell office:value-type="string">
            <text:p>(31) 3497-9866</text:p>
          </table:table-cell>
        </table:table-row>
        <table:table-row table:style-name="ro1">
          <table:table-cell office:value-type="string">
            <text:p>ALMEIDA ATACAREJO</text:p>
          </table:table-cell>
          <table:table-cell office:value-type="string">
            <text:p>Av. Olegário Maciel, 742 - Centro, Belo Horizonte - MG, 30180-110, Brazil</text:p>
          </table:table-cell>
          <table:table-cell office:value-type="string">
            <text:p>(31) 3500-8888</text:p>
          </table:table-cell>
        </table:table-row>
        <table:table-row table:style-name="ro1">
          <table:table-cell office:value-type="string">
            <text:p>Coco Bambu</text:p>
          </table:table-cell>
          <table:table-cell office:value-type="string">
            <text:p>R. Francisco Deslandes, 900 - Anchieta, Belo Horizonte - MG, 30310-530, Brazil</text:p>
          </table:table-cell>
          <table:table-cell office:value-type="string">
            <text:p>(31) 3504-9180</text:p>
          </table:table-cell>
        </table:table-row>
        <table:table-row table:style-name="ro1">
          <table:table-cell office:value-type="string">
            <text:p>Grano In Grano</text:p>
          </table:table-cell>
          <table:table-cell office:value-type="string">
            <text:p>R. Gonçalves Dias, 142 - Funcionários, Belo Horizonte - MG, 30140-090, Brazil</text:p>
          </table:table-cell>
          <table:table-cell office:value-type="string">
            <text:p>(31) 3564-1881</text:p>
          </table:table-cell>
        </table:table-row>
        <table:table-row table:style-name="ro1">
          <table:table-cell office:value-type="string">
            <text:p>Ponto do Açaí BH</text:p>
          </table:table-cell>
          <table:table-cell office:value-type="string">
            <text:p>R. Passa Tempo, 558 - Carmo, Belo Horizonte - MG, 30310-760, Brazil</text:p>
          </table:table-cell>
          <table:table-cell office:value-type="string">
            <text:p>(31) 3566-3209</text:p>
          </table:table-cell>
        </table:table-row>
        <table:table-row table:style-name="ro1">
          <table:table-cell office:value-type="string">
            <text:p>Empório dos Tecidos</text:p>
          </table:table-cell>
          <table:table-cell office:value-type="string">
            <text:p>Rua dos Goitacazes, 1328 - Barro Preto, Belo Horizonte - MG, 30190-051, Brazil</text:p>
          </table:table-cell>
          <table:table-cell office:value-type="string">
            <text:p>(31) 3566-4469</text:p>
          </table:table-cell>
        </table:table-row>
        <table:table-row table:style-name="ro1">
          <table:table-cell office:value-type="string">
            <text:p>A Casa - Mercado a Granel - Savassi</text:p>
          </table:table-cell>
          <table:table-cell office:value-type="string">
            <text:p>Av. do Contorno, 6827 - Savassi, Belo Horizonte - MG, 38082-049, Brazil</text:p>
          </table:table-cell>
          <table:table-cell office:value-type="string">
            <text:p>(31) 3567-0893</text:p>
          </table:table-cell>
        </table:table-row>
        <table:table-row table:style-name="ro1">
          <table:table-cell office:value-type="string">
            <text:p>Empório 1992</text:p>
          </table:table-cell>
          <table:table-cell office:value-type="string">
            <text:p>R. Jorn. Djalma Andrade, 973 - Belvedere, Belo Horizonte - MG, 30320-595, Brazil</text:p>
          </table:table-cell>
          <table:table-cell office:value-type="string">
            <text:p>(31) 3567-1992</text:p>
          </table:table-cell>
        </table:table-row>
        <table:table-row table:style-name="ro1">
          <table:table-cell office:value-type="string">
            <text:p>Warehouse and Emporium DU CARMO</text:p>
          </table:table-cell>
          <table:table-cell office:value-type="string">
            <text:p>R. Rodrigues Caldas, 525 - Santo Agostinho, Belo Horizonte - MG, 30190-120, Brazil</text:p>
          </table:table-cell>
          <table:table-cell office:value-type="string">
            <text:p>(31) 3582-1919</text:p>
          </table:table-cell>
        </table:table-row>
        <table:table-row table:style-name="ro1">
          <table:table-cell office:value-type="string">
            <text:p>Baiana do Acarajé</text:p>
          </table:table-cell>
          <table:table-cell office:value-type="string">
            <text:p>R. Antônio de Albuquerque, 395 - e 440 - Savassi, Belo Horizonte - MG, 30112-010, Brazil</text:p>
          </table:table-cell>
          <table:table-cell office:value-type="string">
            <text:p>(31) 3586-3267</text:p>
          </table:table-cell>
        </table:table-row>
        <table:table-row table:style-name="ro1">
          <table:table-cell office:value-type="string">
            <text:p>Fishmonger Live-Fish Castle</text:p>
          </table:table-cell>
          <table:table-cell office:value-type="string">
            <text:p>Av. Pres. Tancredo Neves, 1770 - Jardim Alvorada, Belo Horizonte - MG, 30810-605, Brazil</text:p>
          </table:table-cell>
          <table:table-cell office:value-type="string">
            <text:p>(31) 3646-0120</text:p>
          </table:table-cell>
        </table:table-row>
        <table:table-row table:style-name="ro1">
          <table:table-cell office:value-type="string">
            <text:p>Sr. A Granel - Serra</text:p>
          </table:table-cell>
          <table:table-cell office:value-type="string">
            <text:p>Praça da Bandeira, 170 - Serra, Belo Horizonte - MG, 30130-050, Brazil</text:p>
          </table:table-cell>
          <table:table-cell office:value-type="string">
            <text:p>(31) 3653-0444</text:p>
          </table:table-cell>
        </table:table-row>
        <table:table-row table:style-name="ro1">
          <table:table-cell office:value-type="string">
            <text:p>Empório Reis</text:p>
          </table:table-cell>
          <table:table-cell office:value-type="string">
            <text:p>Av. Brasil, 1586 - Funcionários, Belo Horizonte - MG, 30140-001, Brazil</text:p>
          </table:table-cell>
          <table:table-cell office:value-type="string">
            <text:p>(31) 3786-5394</text:p>
          </table:table-cell>
        </table:table-row>
        <table:table-row table:style-name="ro1">
          <table:table-cell office:value-type="string">
            <text:p>Atacado e Varejo BH</text:p>
          </table:table-cell>
          <table:table-cell office:value-type="string">
            <text:p>R. Cel. Cacildo Arantes, 50 - Parque Hileia, Uberaba - MG, 38055-020, Brazil</text:p>
          </table:table-cell>
          <table:table-cell office:value-type="string">
            <text:p>(34) 2512-1604</text:p>
          </table:table-cell>
        </table:table-row>
        <table:table-row table:style-name="ro1">
          <table:table-cell office:value-type="string">
            <text:p>Empório Bahamas Uberaba</text:p>
          </table:table-cell>
          <table:table-cell office:value-type="string">
            <text:p>Av. Leopoldino de Oliveira, 5100 - Mercês, Uberaba - MG, 38066-015, Brazil</text:p>
          </table:table-cell>
          <table:table-cell office:value-type="string">
            <text:p>(34) 2512-2918</text:p>
          </table:table-cell>
        </table:table-row>
        <table:table-row table:style-name="ro1">
          <table:table-cell office:value-type="string">
            <text:p>Bahamas Mix Uberaba</text:p>
          </table:table-cell>
          <table:table-cell office:value-type="string">
            <text:p>Av. Nossa Senhora do Desterro, 1841 - Jardim Elza Amui III, Uberaba - MG, 38082-320, Brazil</text:p>
          </table:table-cell>
          <table:table-cell office:value-type="string">
            <text:p>(34) 2512-2935</text:p>
          </table:table-cell>
        </table:table-row>
        <table:table-row table:style-name="ro1">
          <table:table-cell office:value-type="string">
            <text:p>Bahamas Mix João Naves</text:p>
          </table:table-cell>
          <table:table-cell office:value-type="string">
            <text:p>Av. João Naves de Ávila, 3730 - Santa Mônica, Uberlândia - MG, 38408-680, Brazil</text:p>
          </table:table-cell>
          <table:table-cell office:value-type="string">
            <text:p>(34) 2512-2940</text:p>
          </table:table-cell>
        </table:table-row>
        <table:table-row table:style-name="ro1">
          <table:table-cell office:value-type="string">
            <text:p>Bahamas Mix Santana Borges</text:p>
          </table:table-cell>
          <table:table-cell office:value-type="string">
            <text:p>Av. Dona Maria de Santana Borges, 1330 - Olinda, Uberaba - MG, 38055-000, Brazil</text:p>
          </table:table-cell>
          <table:table-cell office:value-type="string">
            <text:p>(34) 2512-2941</text:p>
          </table:table-cell>
        </table:table-row>
        <table:table-row table:style-name="ro1">
          <table:table-cell office:value-type="string">
            <text:p>Granel da Praça</text:p>
          </table:table-cell>
          <table:table-cell office:value-type="string">
            <text:p>Praça Clarimundo Carneiro, 119 - Fundinho, Uberlândia - MG, 38400-154, Brazil</text:p>
          </table:table-cell>
          <table:table-cell office:value-type="string">
            <text:p>(34) 2589-7143</text:p>
          </table:table-cell>
        </table:table-row>
        <table:table-row table:style-name="ro1">
          <table:table-cell office:value-type="string">
            <text:p>EMPÓRIO SAÚDE DA TERRA</text:p>
          </table:table-cell>
          <table:table-cell office:value-type="string">
            <text:p>DENTRO DO SUPERMERCADO D´VILLE - Av. Getúlio Vargas, 1315 - Tabajaras, Uberlândia - MG, 38400-299, Brazil</text:p>
          </table:table-cell>
          <table:table-cell office:value-type="string">
            <text:p>(34) 2589-7237</text:p>
          </table:table-cell>
        </table:table-row>
        <table:table-row table:style-name="ro1">
          <table:table-cell office:value-type="string">
            <text:p>Empório Salutare - Produtos Naturais, Suplementos e Cafeteria - Uberaba/MG</text:p>
          </table:table-cell>
          <table:table-cell office:value-type="string">
            <text:p>R. Medalha Milagrosa, 397 - Mercês, Uberaba - MG, 38060-500, Brazil</text:p>
          </table:table-cell>
          <table:table-cell office:value-type="string">
            <text:p>(34) 3071-2440</text:p>
          </table:table-cell>
        </table:table-row>
        <table:table-row table:style-name="ro1">
          <table:table-cell office:value-type="string">
            <text:p>Casa das Ervas - Produtos Naturais / Suplementos / Fitoterápicos Uberaba</text:p>
          </table:table-cell>
          <table:table-cell office:value-type="string">
            <text:p>Av. Prudente de Morais, 402 - Nossa Sra. da Abadia, Uberaba - MG, 38026-250, Brazil</text:p>
          </table:table-cell>
          <table:table-cell office:value-type="string">
            <text:p>(34) 3073-5446</text:p>
          </table:table-cell>
        </table:table-row>
        <table:table-row table:style-name="ro1">
          <table:table-cell office:value-type="string">
            <text:p>Riberdoces</text:p>
          </table:table-cell>
          <table:table-cell office:value-type="string">
            <text:p>Av. Barão do Rio Branco, 1123 - São Benedito, Uberaba - MG, 38020-300, Brazil</text:p>
          </table:table-cell>
          <table:table-cell office:value-type="string">
            <text:p>(34) 3074-3000</text:p>
          </table:table-cell>
        </table:table-row>
        <table:table-row table:style-name="ro1">
          <table:table-cell office:value-type="string">
            <text:p>Atacadão - Uberaba</text:p>
          </table:table-cell>
          <table:table-cell office:value-type="string">
            <text:p>Av. Santos Dumont, 1750 - Santa Maria, Uberaba - MG, 38050-400, Brazil</text:p>
          </table:table-cell>
          <table:table-cell office:value-type="string">
            <text:p>(34) 3074-3645</text:p>
          </table:table-cell>
        </table:table-row>
        <table:table-row table:style-name="ro1">
          <table:table-cell office:value-type="string">
            <text:p>Atacadão - Uberlândia</text:p>
          </table:table-cell>
          <table:table-cell office:value-type="string">
            <text:p>Av. Cesário Crosara, 925 - Pres. Roosevelt, Uberlândia - MG, 38401-119, Brazil</text:p>
          </table:table-cell>
          <table:table-cell office:value-type="string">
            <text:p>(34) 3131-2724</text:p>
          </table:table-cell>
        </table:table-row>
        <table:table-row table:style-name="ro1">
          <table:table-cell office:value-type="string">
            <text:p>Empório Mariane</text:p>
          </table:table-cell>
          <table:table-cell office:value-type="string">
            <text:p>Av. Dr. José Marçal Neto, 211 - Segismundo Pereira, Uberlândia - MG, 38408-334, Brazil</text:p>
          </table:table-cell>
          <table:table-cell office:value-type="string">
            <text:p>(34) 3210-0018</text:p>
          </table:table-cell>
        </table:table-row>
        <table:table-row table:style-name="ro1">
          <table:table-cell office:value-type="string">
            <text:p>Helena Cristais</text:p>
          </table:table-cell>
          <table:table-cell office:value-type="string">
            <text:p>Av. Cesário Alvim, n997 - Centro, Uberlândia - MG, 38400-098, Brazil</text:p>
          </table:table-cell>
          <table:table-cell office:value-type="string">
            <text:p>(34) 3210-2122</text:p>
          </table:table-cell>
        </table:table-row>
        <table:table-row table:style-name="ro1">
          <table:table-cell office:value-type="string">
            <text:p>Doces Bom Mineiro Doces Bom Mineiro</text:p>
          </table:table-cell>
          <table:table-cell office:value-type="string">
            <text:p>R. Francisco Antônio de Oliveira, 25 - Santa Mônica, Uberlândia - MG, 38408-258, Brazil</text:p>
          </table:table-cell>
          <table:table-cell office:value-type="string">
            <text:p>(34) 3210-6352</text:p>
          </table:table-cell>
        </table:table-row>
        <table:table-row table:style-name="ro1">
          <table:table-cell office:value-type="string">
            <text:p>Empório da Cipriano</text:p>
          </table:table-cell>
          <table:table-cell office:value-type="string">
            <text:p>Av. Cipriano Del Fávero, 480 - Centro, Uberlândia - MG, 38400-106, Brazil</text:p>
          </table:table-cell>
          <table:table-cell office:value-type="string">
            <text:p>(34) 3210-8102</text:p>
          </table:table-cell>
        </table:table-row>
        <table:table-row table:style-name="ro1">
          <table:table-cell office:value-type="string">
            <text:p>Aliança Atacadista</text:p>
          </table:table-cell>
          <table:table-cell office:value-type="string">
            <text:p>R. Joaquim Pedro Gonçalves, 200 - Distrito Industrial, Uberlândia - MG, 38402-358, Brazil</text:p>
          </table:table-cell>
          <table:table-cell office:value-type="string">
            <text:p>(34) 3212-5000</text:p>
          </table:table-cell>
        </table:table-row>
        <table:table-row table:style-name="ro1">
          <table:table-cell office:value-type="string">
            <text:p>Rede Cristal de lavanderias loja 5</text:p>
          </table:table-cell>
          <table:table-cell office:value-type="string">
            <text:p>Av. Ortízio Borges, 884 - Santa Mônica, Uberlândia - MG, 38408-263, Brazil</text:p>
          </table:table-cell>
          <table:table-cell office:value-type="string">
            <text:p>(34) 3213-3485</text:p>
          </table:table-cell>
        </table:table-row>
        <table:table-row table:style-name="ro1">
          <table:table-cell office:value-type="string">
            <text:p>Divino Cozinha</text:p>
          </table:table-cell>
          <table:table-cell office:value-type="string">
            <text:p>Center Shopping Uberlândia - Av. João Naves de Ávila, 1331 - Tibery, Uberlândia - MG, 38408-902, Brazil</text:p>
          </table:table-cell>
          <table:table-cell office:value-type="string">
            <text:p>(34) 3214-2970</text:p>
          </table:table-cell>
        </table:table-row>
        <table:table-row table:style-name="ro1">
          <table:table-cell office:value-type="string">
            <text:p>Empório Caipira</text:p>
          </table:table-cell>
          <table:table-cell office:value-type="string">
            <text:p>Av. Belarmino Cotta Pacheco, 532 - Santa Mônica, Uberlândia - MG, 38408-168, Brazil</text:p>
          </table:table-cell>
          <table:table-cell office:value-type="string">
            <text:p>(34) 3214-3331</text:p>
          </table:table-cell>
        </table:table-row>
        <table:table-row table:style-name="ro1">
          <table:table-cell office:value-type="string">
            <text:p>Bem Naturale Produtos Naturais - Centro</text:p>
          </table:table-cell>
          <table:table-cell office:value-type="string">
            <text:p>Av. João Naves de Ávila, 70 - Centro, Uberlândia - MG, 38400-042, Brazil</text:p>
          </table:table-cell>
          <table:table-cell office:value-type="string">
            <text:p>(34) 3214-6622</text:p>
          </table:table-cell>
        </table:table-row>
        <table:table-row table:style-name="ro1">
          <table:table-cell office:value-type="string">
            <text:p>Brasil Congelados</text:p>
          </table:table-cell>
          <table:table-cell office:value-type="string">
            <text:p>Av. Sacadura Cabral, 740 - Alto Umuarama, Uberlândia - MG, 38405-483, Brazil</text:p>
          </table:table-cell>
          <table:table-cell office:value-type="string">
            <text:p>(34) 3215-2679</text:p>
          </table:table-cell>
        </table:table-row>
        <table:table-row table:style-name="ro1">
          <table:table-cell office:value-type="string">
            <text:p>Orgânicos Park</text:p>
          </table:table-cell>
          <table:table-cell office:value-type="string">
            <text:p>Av. Bittencourt Afonso da Costa, 170 - Shopping Park, Uberlândia - MG, 38425-428, Brazil</text:p>
          </table:table-cell>
          <table:table-cell office:value-type="string">
            <text:p>(34) 3215-8970</text:p>
          </table:table-cell>
        </table:table-row>
        <table:table-row table:style-name="ro1">
          <table:table-cell office:value-type="string">
            <text:p>Supermercado Empório Dias</text:p>
          </table:table-cell>
          <table:table-cell office:value-type="string">
            <text:p>Segismundo Pereira Uberlândia MG Brazil 38408-360, Rua Ophir Lopes de Cândido - Conj - Segismundo Pereira, Uberlândia - MG, 38408-360, Brazil</text:p>
          </table:table-cell>
          <table:table-cell office:value-type="string">
            <text:p>(34) 3216-1112</text:p>
          </table:table-cell>
        </table:table-row>
        <table:table-row table:style-name="ro1">
          <table:table-cell office:value-type="string">
            <text:p>Empório Brasil</text:p>
          </table:table-cell>
          <table:table-cell office:value-type="string">
            <text:p>Av. Belarmino Cotta Pacheco, 2295 - Santa Mônica, Uberlândia - MG, 38408-168, Brazil</text:p>
          </table:table-cell>
          <table:table-cell office:value-type="string">
            <text:p>(34) 3216-5370</text:p>
          </table:table-cell>
        </table:table-row>
        <table:table-row table:style-name="ro1">
          <table:table-cell office:value-type="string">
            <text:p>Restaurante Banana da Terra</text:p>
          </table:table-cell>
          <table:table-cell office:value-type="string">
            <text:p>Av. Belarmino Cotta Pacheco, 451 - Santa Mônica, Uberlândia - MG, 38408-168, Brazil</text:p>
          </table:table-cell>
          <table:table-cell office:value-type="string">
            <text:p>(34) 3217-2177</text:p>
          </table:table-cell>
        </table:table-row>
        <table:table-row table:style-name="ro1">
          <table:table-cell office:value-type="string">
            <text:p>Martins Trade and Distribution Services S / A</text:p>
          </table:table-cell>
          <table:table-cell office:value-type="string">
            <text:p>R. Jataí, 1150 - Nossa Sra. Aparecida, Uberlândia - MG, 38400-679, Brazil</text:p>
          </table:table-cell>
          <table:table-cell office:value-type="string">
            <text:p>(34) 3218-1310</text:p>
          </table:table-cell>
        </table:table-row>
        <table:table-row table:style-name="ro1">
          <table:table-cell office:value-type="string">
            <text:p>Nutrição Inteligente, Castanha, Temperos, Suplementos, fitoterápicos, Sementes e Grãos em Uberlândia, Centro.</text:p>
          </table:table-cell>
          <table:table-cell office:value-type="string">
            <text:p>Av. Floriano Peixoto, 901 - Centro, Uberlândia - MG, 38400-698, Brazil</text:p>
          </table:table-cell>
          <table:table-cell office:value-type="string">
            <text:p>(34) 3219-0180</text:p>
          </table:table-cell>
        </table:table-row>
        <table:table-row table:style-name="ro1">
          <table:table-cell office:value-type="string">
            <text:p>Rei do Real Atacado</text:p>
          </table:table-cell>
          <table:table-cell office:value-type="string">
            <text:p>R. Júpiter, 437 - Jardim Brasília, Uberlândia - MG, 38401-374, Brazil</text:p>
          </table:table-cell>
          <table:table-cell office:value-type="string">
            <text:p>(34) 3219-1377</text:p>
          </table:table-cell>
        </table:table-row>
        <table:table-row table:style-name="ro1">
          <table:table-cell office:value-type="string">
            <text:p>Via Fruta</text:p>
          </table:table-cell>
          <table:table-cell office:value-type="string">
            <text:p>Av. Ana Godoy De Sousa, 3019 - Segismundo Pereira, Uberlândia - MG, 38408-271, Brazil</text:p>
          </table:table-cell>
          <table:table-cell office:value-type="string">
            <text:p>(34) 3219-2836</text:p>
          </table:table-cell>
        </table:table-row>
        <table:table-row table:style-name="ro1">
          <table:table-cell office:value-type="string">
            <text:p>14 Bis Empório da Cerveja</text:p>
          </table:table-cell>
          <table:table-cell office:value-type="string">
            <text:p>R. Santos Dumont, 1240 - Lídice, Uberlândia - MG, 38400-062, Brazil</text:p>
          </table:table-cell>
          <table:table-cell office:value-type="string">
            <text:p>(34) 3219-3971</text:p>
          </table:table-cell>
        </table:table-row>
        <table:table-row table:style-name="ro1">
          <table:table-cell office:value-type="string">
            <text:p>ABC Hypermarket</text:p>
          </table:table-cell>
          <table:table-cell office:value-type="string">
            <text:p>Av. Monsenhor Eduardo, 1800 - Marta Helena, Uberlândia - MG, 38402-253, Brazil</text:p>
          </table:table-cell>
          <table:table-cell office:value-type="string">
            <text:p>(34) 3219-5285</text:p>
          </table:table-cell>
        </table:table-row>
        <table:table-row table:style-name="ro1">
          <table:table-cell office:value-type="string">
            <text:p>Crystal Palace</text:p>
          </table:table-cell>
          <table:table-cell office:value-type="string">
            <text:p>Av. Lidormira Borges Do Nascimento, 2005 - Shopping Park, Uberlândia - MG, 38411-411, Brazil</text:p>
          </table:table-cell>
          <table:table-cell office:value-type="string">
            <text:p>(34) 3221-5400</text:p>
          </table:table-cell>
        </table:table-row>
        <table:table-row table:style-name="ro1">
          <table:table-cell office:value-type="string">
            <text:p>Cristal Garden</text:p>
          </table:table-cell>
          <table:table-cell office:value-type="string">
            <text:p>Rodovia MG 427, n° 3, km 3,5. Bairro: - Cep: 38.406-427 - Parque das Laranjeiras, Uberaba - MG, 38060-320, Brazil</text:p>
          </table:table-cell>
          <table:table-cell office:value-type="string">
            <text:p>(34) 3221-5400</text:p>
          </table:table-cell>
        </table:table-row>
        <table:table-row table:style-name="ro1">
          <table:table-cell office:value-type="string">
            <text:p>Supermercado Empório Botânico</text:p>
          </table:table-cell>
          <table:table-cell office:value-type="string">
            <text:p>Av. Iraque, 590 - Jardim Botânico, Uberlândia - MG, 38410-282, Brazil</text:p>
          </table:table-cell>
          <table:table-cell office:value-type="string">
            <text:p>(34) 3223-3318</text:p>
          </table:table-cell>
        </table:table-row>
        <table:table-row table:style-name="ro1">
          <table:table-cell office:value-type="string">
            <text:p>Cristal</text:p>
          </table:table-cell>
          <table:table-cell office:value-type="string">
            <text:p>Av. Floriano Peixoto, 365 - Brasil, Uberlândia - MG, 38400-704, Brazil</text:p>
          </table:table-cell>
          <table:table-cell office:value-type="string">
            <text:p>(34) 3223-6767</text:p>
          </table:table-cell>
        </table:table-row>
        <table:table-row table:style-name="ro1">
          <table:table-cell office:value-type="string">
            <text:p>Supermercado Rede Biz</text:p>
          </table:table-cell>
          <table:table-cell office:value-type="string">
            <text:p>Praça João Jorge Cury, 170 - Pres. Roosevelt, Uberlândia - MG, 38401-000, Brazil</text:p>
          </table:table-cell>
          <table:table-cell office:value-type="string">
            <text:p>(34) 3225-7474</text:p>
          </table:table-cell>
        </table:table-row>
        <table:table-row table:style-name="ro1">
          <table:table-cell office:value-type="string">
            <text:p>Máximo Suplementos | Loja de Suplementos Uberlândia</text:p>
          </table:table-cell>
          <table:table-cell office:value-type="string">
            <text:p>Av. Dom Pedro II, 1240 - Loja 07 - Alto Umuarama, Uberlândia - MG, 38405-280, Brazil</text:p>
          </table:table-cell>
          <table:table-cell office:value-type="string">
            <text:p>(34) 3226-0662</text:p>
          </table:table-cell>
        </table:table-row>
        <table:table-row table:style-name="ro1">
          <table:table-cell office:value-type="string">
            <text:p>Rei das Castanhas - Unidade Assaí Atacadista - Produtos Naturais - Uberlândia</text:p>
          </table:table-cell>
          <table:table-cell office:value-type="string">
            <text:p>Av. Rondon Pacheco, 755 Complemento: - Rei das Castanhas - Loja 09 - Tabajaras, Uberlândia - MG, 38400-242, Brazil</text:p>
          </table:table-cell>
          <table:table-cell office:value-type="string">
            <text:p>(34) 3227-2000</text:p>
          </table:table-cell>
        </table:table-row>
        <table:table-row table:style-name="ro1">
          <table:table-cell office:value-type="string">
            <text:p>Coco Bambu</text:p>
          </table:table-cell>
          <table:table-cell office:value-type="string">
            <text:p>Av. João Naves de Ávila, 1331 - Piso 1 - Tibery, Uberlândia - MG, 38408-902, Brazil</text:p>
          </table:table-cell>
          <table:table-cell office:value-type="string">
            <text:p>(34) 3227-3905</text:p>
          </table:table-cell>
        </table:table-row>
        <table:table-row table:style-name="ro1">
          <table:table-cell office:value-type="string">
            <text:p>Bali Atacado e Varejo</text:p>
          </table:table-cell>
          <table:table-cell office:value-type="string">
            <text:p>R. Cleone Cairo Gomes, 750 - Conj - Segismundo Pereira, Uberlândia - MG, 38408-342, Brazil</text:p>
          </table:table-cell>
          <table:table-cell office:value-type="string">
            <text:p>(34) 3227-7474</text:p>
          </table:table-cell>
        </table:table-row>
        <table:table-row table:style-name="ro1">
          <table:table-cell office:value-type="string">
            <text:p>Minas Frutas Frutaria</text:p>
          </table:table-cell>
          <table:table-cell office:value-type="string">
            <text:p>Rua Rafael Marino Neto, 563 - 4 - Jardim Karaíba, Uberlândia - MG, 38411-186, Brazil</text:p>
          </table:table-cell>
          <table:table-cell office:value-type="string">
            <text:p>(34) 3227-9594</text:p>
          </table:table-cell>
        </table:table-row>
        <table:table-row table:style-name="ro1">
          <table:table-cell office:value-type="string">
            <text:p>Empório Copacabana</text:p>
          </table:table-cell>
          <table:table-cell office:value-type="string">
            <text:p>R. Leblon, 20 - Copacabana, Uberlândia - MG, 38400-244, Brazil</text:p>
          </table:table-cell>
          <table:table-cell office:value-type="string">
            <text:p>(34) 3229-0598</text:p>
          </table:table-cell>
        </table:table-row>
        <table:table-row table:style-name="ro1">
          <table:table-cell office:value-type="string">
            <text:p>Mart Minas - Atacado &amp; Varejo</text:p>
          </table:table-cell>
          <table:table-cell office:value-type="string">
            <text:p>Av. Ver. Carlito Cordeiro, 41 - Jardim Botânico, Uberlândia - MG, 38410-665, Brazil</text:p>
          </table:table-cell>
          <table:table-cell office:value-type="string">
            <text:p>(34) 3229-8682</text:p>
          </table:table-cell>
        </table:table-row>
        <table:table-row table:style-name="ro1">
          <table:table-cell office:value-type="string">
            <text:p>Supermarket King Christ</text:p>
          </table:table-cell>
          <table:table-cell office:value-type="string">
            <text:p>Av. Brasil, 2400 - Nossa Sra. Aparecida, Uberlândia - MG, 38400-718, Brazil</text:p>
          </table:table-cell>
          <table:table-cell office:value-type="string">
            <text:p>(34) 3230-2700</text:p>
          </table:table-cell>
        </table:table-row>
        <table:table-row table:style-name="ro1">
          <table:table-cell office:value-type="string">
            <text:p>Empório Caipira</text:p>
          </table:table-cell>
          <table:table-cell office:value-type="string">
            <text:p>R. Duque de Caxias, 2038 - Saraiva, Uberlândia - MG, 38408-382, Brazil</text:p>
          </table:table-cell>
          <table:table-cell office:value-type="string">
            <text:p>(34) 3231-2106</text:p>
          </table:table-cell>
        </table:table-row>
        <table:table-row table:style-name="ro1">
          <table:table-cell office:value-type="string">
            <text:p>Chalé Mineiro</text:p>
          </table:table-cell>
          <table:table-cell office:value-type="string">
            <text:p>R. Cel. Antônio Alves Pereira, 511 B - Centro, Uberlândia - MG, 38400-104, Brazil</text:p>
          </table:table-cell>
          <table:table-cell office:value-type="string">
            <text:p>(34) 3231-9806</text:p>
          </table:table-cell>
        </table:table-row>
        <table:table-row table:style-name="ro1">
          <table:table-cell office:value-type="string">
            <text:p>Cristal Loterias</text:p>
          </table:table-cell>
          <table:table-cell office:value-type="string">
            <text:p>Av. Brasil, 2400 - Brasil, Uberlândia - MG, 38400-718, Brazil</text:p>
          </table:table-cell>
          <table:table-cell office:value-type="string">
            <text:p>(34) 3232-0353</text:p>
          </table:table-cell>
        </table:table-row>
        <table:table-row table:style-name="ro1">
          <table:table-cell office:value-type="string">
            <text:p>Mart Minas - Atacado &amp; Varejo</text:p>
          </table:table-cell>
          <table:table-cell office:value-type="string">
            <text:p>Av. Antônio Thomaz Ferreira de Rezende, 703 - Marta Helena, Uberlândia - MG, 38402-236, Brazil</text:p>
          </table:table-cell>
          <table:table-cell office:value-type="string">
            <text:p>(34) 3232-3709</text:p>
          </table:table-cell>
        </table:table-row>
        <table:table-row table:style-name="ro1">
          <table:table-cell office:value-type="string">
            <text:p>Balança Cristal</text:p>
          </table:table-cell>
          <table:table-cell office:value-type="string">
            <text:p>R. Piauí, 3086 - Custódio Pereira, Uberlândia - MG, 38405-244, Brazil</text:p>
          </table:table-cell>
          <table:table-cell office:value-type="string">
            <text:p>(34) 3232-5750</text:p>
          </table:table-cell>
        </table:table-row>
        <table:table-row table:style-name="ro1">
          <table:table-cell office:value-type="string">
            <text:p>Brothers Kehdi - Wholesale and Retail</text:p>
          </table:table-cell>
          <table:table-cell office:value-type="string">
            <text:p>Av. Brasil, 1670 - Nossa Sra. Aparecida, Uberlândia - MG, 38400-712, Brazil</text:p>
          </table:table-cell>
          <table:table-cell office:value-type="string">
            <text:p>(34) 3233-1313</text:p>
          </table:table-cell>
        </table:table-row>
        <table:table-row table:style-name="ro1">
          <table:table-cell office:value-type="string">
            <text:p>Aliança Atacadista LTDA</text:p>
          </table:table-cell>
          <table:table-cell office:value-type="string">
            <text:p>Av. Afonso Pena, 3385 - Brasil, Uberlândia - MG, 38400-710, Brazil</text:p>
          </table:table-cell>
          <table:table-cell office:value-type="string">
            <text:p>(34) 3233-9000</text:p>
          </table:table-cell>
        </table:table-row>
        <table:table-row table:style-name="ro1">
          <table:table-cell office:value-type="string">
            <text:p>Homemade Sweets bee</text:p>
          </table:table-cell>
          <table:table-cell office:value-type="string">
            <text:p>Av. Belo Horizonte, 724 - Martins, Uberlândia - MG, 38400-456, Brazil</text:p>
          </table:table-cell>
          <table:table-cell office:value-type="string">
            <text:p>(34) 3234-1543</text:p>
          </table:table-cell>
        </table:table-row>
        <table:table-row table:style-name="ro1">
          <table:table-cell office:value-type="string">
            <text:p>Mãe Natureza Produtos Naturais e Orgânicos</text:p>
          </table:table-cell>
          <table:table-cell office:value-type="string">
            <text:p>Av. Princesa Isabel, 798 - Centro, Uberlândia - MG, 38400-192, Brazil</text:p>
          </table:table-cell>
          <table:table-cell office:value-type="string">
            <text:p>(34) 3234-5552</text:p>
          </table:table-cell>
        </table:table-row>
        <table:table-row table:style-name="ro1">
          <table:table-cell office:value-type="string">
            <text:p>Mercado Tabajaras</text:p>
          </table:table-cell>
          <table:table-cell office:value-type="string">
            <text:p>Av. Afrânio Rodrigues Da Cunha, 230 - Tabajaras, Uberlândia - MG, 38400-262, Brazil</text:p>
          </table:table-cell>
          <table:table-cell office:value-type="string">
            <text:p>(34) 3234-9300</text:p>
          </table:table-cell>
        </table:table-row>
        <table:table-row table:style-name="ro1">
          <table:table-cell office:value-type="string">
            <text:p>Empório Superpratiko- Smart Supermercados</text:p>
          </table:table-cell>
          <table:table-cell office:value-type="string">
            <text:p>Pr. Cícero Macedo, 211 - Fundinho, Uberlândia - MG, 38400-216, Brazil</text:p>
          </table:table-cell>
          <table:table-cell office:value-type="string">
            <text:p>(34) 3235-2388</text:p>
          </table:table-cell>
        </table:table-row>
        <table:table-row table:style-name="ro1">
          <table:table-cell office:value-type="string">
            <text:p>Uva Caju Lanchonete e Choperia - Terminal Central</text:p>
          </table:table-cell>
          <table:table-cell office:value-type="string">
            <text:p>Pratic Shopping Avenida João Pinheiro, 1154 - Lojas 47 e 48 - Terminal Central - Plataforma C - Vermelho - Centro, Uberlândia - MG, 38400-712, Brazil</text:p>
          </table:table-cell>
          <table:table-cell office:value-type="string">
            <text:p>(34) 3235-5979</text:p>
          </table:table-cell>
        </table:table-row>
        <table:table-row table:style-name="ro1">
          <table:table-cell office:value-type="string">
            <text:p>Açaí da Colina</text:p>
          </table:table-cell>
          <table:table-cell office:value-type="string">
            <text:p>Av. Nicomedes Alves dos Santos, 3003 - Loja 3 - Morada da Colina, Uberlândia - MG, 38411-106, Brazil</text:p>
          </table:table-cell>
          <table:table-cell office:value-type="string">
            <text:p>(34) 3235-6612</text:p>
          </table:table-cell>
        </table:table-row>
        <table:table-row table:style-name="ro1">
          <table:table-cell office:value-type="string">
            <text:p>Centrão Atacado Comércio Importação e Exportação LTDA.</text:p>
          </table:table-cell>
          <table:table-cell office:value-type="string">
            <text:p>Av. Afonso Pena, 1060 - Nossa Sra. Aparecida, Uberlândia - MG, 38400-706, Brazil</text:p>
          </table:table-cell>
          <table:table-cell office:value-type="string">
            <text:p>(34) 3235-6959</text:p>
          </table:table-cell>
        </table:table-row>
        <table:table-row table:style-name="ro1">
          <table:table-cell office:value-type="string">
            <text:p>Uberlandia Municipal Market</text:p>
          </table:table-cell>
          <table:table-cell office:value-type="string">
            <text:p>R. Olegário Maciel, 255 - Centro, Uberlândia - MG, 38400-084, Brazil</text:p>
          </table:table-cell>
          <table:table-cell office:value-type="string">
            <text:p>(34) 3235-7790</text:p>
          </table:table-cell>
        </table:table-row>
        <table:table-row table:style-name="ro1">
          <table:table-cell office:value-type="string">
            <text:p>Atacadão do Triângulo</text:p>
          </table:table-cell>
          <table:table-cell office:value-type="string">
            <text:p>Av. João Pessoa, 660 - Martins, Uberlândia - MG, 38400-338, Brazil</text:p>
          </table:table-cell>
          <table:table-cell office:value-type="string">
            <text:p>(34) 3236-6243</text:p>
          </table:table-cell>
        </table:table-row>
        <table:table-row table:style-name="ro1">
          <table:table-cell office:value-type="string">
            <text:p>Empório Monte Líbano</text:p>
          </table:table-cell>
          <table:table-cell office:value-type="string">
            <text:p>Av. Getúlio Vargas, 86 - Martins, Uberlândia - MG, 38400-434, Brazil</text:p>
          </table:table-cell>
          <table:table-cell office:value-type="string">
            <text:p>(34) 3236-7331</text:p>
          </table:table-cell>
        </table:table-row>
        <table:table-row table:style-name="ro1">
          <table:table-cell office:value-type="string">
            <text:p>Caldos Dona Maria</text:p>
          </table:table-cell>
          <table:table-cell office:value-type="string">
            <text:p>R. Tapajós, 1020 - Saraiva, Uberlândia - MG, 38408-414, Brazil</text:p>
          </table:table-cell>
          <table:table-cell office:value-type="string">
            <text:p>(34) 3236-7632</text:p>
          </table:table-cell>
        </table:table-row>
        <table:table-row table:style-name="ro1">
          <table:table-cell office:value-type="string">
            <text:p>Azeitona Verde Ltda</text:p>
          </table:table-cell>
          <table:table-cell office:value-type="string">
            <text:p>R. Silva Jardim, 236 - Fundinho, Uberlândia - MG, 38400-208, Brazil</text:p>
          </table:table-cell>
          <table:table-cell office:value-type="string">
            <text:p>(34) 3236-8612</text:p>
          </table:table-cell>
        </table:table-row>
        <table:table-row table:style-name="ro1">
          <table:table-cell office:value-type="string">
            <text:p>Cristal</text:p>
          </table:table-cell>
          <table:table-cell office:value-type="string">
            <text:p>Praça Tubal Vilela, 65 - Centro, Uberlândia - MG, 38400-186, Brazil</text:p>
          </table:table-cell>
          <table:table-cell office:value-type="string">
            <text:p>(34) 3236-8988</text:p>
          </table:table-cell>
        </table:table-row>
        <table:table-row table:style-name="ro1">
          <table:table-cell office:value-type="string">
            <text:p>Super Quality Supermarket</text:p>
          </table:table-cell>
          <table:table-cell office:value-type="string">
            <text:p>Av. Dr. Laerte Vieira Gonçalves, 1345 - Santa Mônica, Uberlândia - MG, 38408-176, Brazil</text:p>
          </table:table-cell>
          <table:table-cell office:value-type="string">
            <text:p>(34) 3238-2807</text:p>
          </table:table-cell>
        </table:table-row>
        <table:table-row table:style-name="ro1">
          <table:table-cell office:value-type="string">
            <text:p>Rede Cristal Lavanderias</text:p>
          </table:table-cell>
          <table:table-cell office:value-type="string">
            <text:p>R. Rad. Odorico Cintra, 56 - Jardim Patricia, Uberlândia - MG, 38414-084, Brazil</text:p>
          </table:table-cell>
          <table:table-cell office:value-type="string">
            <text:p>(34) 3238-9153</text:p>
          </table:table-cell>
        </table:table-row>
        <table:table-row table:style-name="ro1">
          <table:table-cell office:value-type="string">
            <text:p>Kamel Megamix Supermarkets</text:p>
          </table:table-cell>
          <table:table-cell office:value-type="string">
            <text:p>Av. João Naves de Ávila, 4065 - Jardim Finotti I, Uberlândia - MG, 38408-288, Brazil</text:p>
          </table:table-cell>
          <table:table-cell office:value-type="string">
            <text:p>(34) 3254-4000</text:p>
          </table:table-cell>
        </table:table-row>
        <table:table-row table:style-name="ro1">
          <table:table-cell office:value-type="string">
            <text:p>Empório Minas</text:p>
          </table:table-cell>
          <table:table-cell office:value-type="string">
            <text:p>R. Mutum, 598 - Morumbi, Uberlândia - MG, 38407-342, Brazil</text:p>
          </table:table-cell>
          <table:table-cell office:value-type="string">
            <text:p>(34) 3255-5262</text:p>
          </table:table-cell>
        </table:table-row>
        <table:table-row table:style-name="ro1">
          <table:table-cell office:value-type="string">
            <text:p>Orgânico Natural - Indústrias Suavetex Ltda.</text:p>
          </table:table-cell>
          <table:table-cell office:value-type="string">
            <text:p>R. Airdo Rubens Borba, 230 - B - Distrito Industrial, Uberlândia - MG, 38402-347, Brazil</text:p>
          </table:table-cell>
          <table:table-cell office:value-type="string">
            <text:p>(34) 3292-650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Rondon Pacheco, 755 - Tabajaras, Uberlândia - MG, 38400-242, Brazil</text:p>
          </table:table-cell>
          <table:table-cell office:value-type="string">
            <text:p>(34) 3299-4600</text:p>
          </table:table-cell>
        </table:table-row>
        <table:table-row table:style-name="ro1">
          <table:table-cell office:value-type="string">
            <text:p>Mãe Natureza Produtos Naturais e Orgânicos</text:p>
          </table:table-cell>
          <table:table-cell office:value-type="string">
            <text:p>Rua Rafael Marino Neto, 252 - Jardim Karaíba, Uberlândia - MG, 38411-186, Brazil</text:p>
          </table:table-cell>
          <table:table-cell office:value-type="string">
            <text:p>(34) 3306-6036</text:p>
          </table:table-cell>
        </table:table-row>
        <table:table-row table:style-name="ro1">
          <table:table-cell office:value-type="string">
            <text:p>Banca do Dinei (Shopping Uberaba)</text:p>
          </table:table-cell>
          <table:table-cell office:value-type="string">
            <text:p>Av. Santa Beatriz da Silva, 1501 - São Benedito, Uberaba - MG, 38020-433 - Loja 738 - São Benedito, Uberaba - MG, 38020-433, Brazil</text:p>
          </table:table-cell>
          <table:table-cell office:value-type="string">
            <text:p>(34) 3311-1001</text:p>
          </table:table-cell>
        </table:table-row>
        <table:table-row table:style-name="ro1">
          <table:table-cell office:value-type="string">
            <text:p>Banca do Dinei</text:p>
          </table:table-cell>
          <table:table-cell office:value-type="string">
            <text:p>Av. Claricinda Alves de Rezende, 201 - Parque do Mirante, Uberaba - MG, 38081-502, Brazil</text:p>
          </table:table-cell>
          <table:table-cell office:value-type="string">
            <text:p>(34) 3311-1001</text:p>
          </table:table-cell>
        </table:table-row>
        <table:table-row table:style-name="ro1">
          <table:table-cell office:value-type="string">
            <text:p>Emporium bread</text:p>
          </table:table-cell>
          <table:table-cell office:value-type="string">
            <text:p>Av. Juca Pato, 306 - Beija-Flor II, Uberaba - MG, 38051-420, Brazil</text:p>
          </table:table-cell>
          <table:table-cell office:value-type="string">
            <text:p>(34) 3311-4162</text:p>
          </table:table-cell>
        </table:table-row>
        <table:table-row table:style-name="ro1">
          <table:table-cell office:value-type="string">
            <text:p>Bendito Empório</text:p>
          </table:table-cell>
          <table:table-cell office:value-type="string">
            <text:p>R. Ituiutaba, 981 - São Benedito, Uberaba - MG, 38020-310, Brazil</text:p>
          </table:table-cell>
          <table:table-cell office:value-type="string">
            <text:p>(34) 3311-7010</text:p>
          </table:table-cell>
        </table:table-row>
        <table:table-row table:style-name="ro1">
          <table:table-cell office:value-type="string">
            <text:p>Mercearia Empório Universitário</text:p>
          </table:table-cell>
          <table:table-cell office:value-type="string">
            <text:p>R. Rio Grande do Norte, 1352 - Santa Maria, Uberaba - MG, 38050-440, Brazil</text:p>
          </table:table-cell>
          <table:table-cell office:value-type="string">
            <text:p>(34) 3311-8172</text:p>
          </table:table-cell>
        </table:table-row>
        <table:table-row table:style-name="ro1">
          <table:table-cell office:value-type="string">
            <text:p>Emporio Quais Quais</text:p>
          </table:table-cell>
          <table:table-cell office:value-type="string">
            <text:p>Praça Manoel Terra, 246 - Estados Unidos, Uberaba - MG, 38015-040, Brazil</text:p>
          </table:table-cell>
          <table:table-cell office:value-type="string">
            <text:p>(34) 3312-1151</text:p>
          </table:table-cell>
        </table:table-row>
        <table:table-row table:style-name="ro1">
          <table:table-cell office:value-type="string">
            <text:p>Cia Sugar</text:p>
          </table:table-cell>
          <table:table-cell office:value-type="string">
            <text:p>R. Dr. José Ferreira, 226 - Jardim Alexandre Campos, Uberaba - MG, 38010-340, Brazil</text:p>
          </table:table-cell>
          <table:table-cell office:value-type="string">
            <text:p>(34) 3312-2021</text:p>
          </table:table-cell>
        </table:table-row>
        <table:table-row table:style-name="ro1">
          <table:table-cell office:value-type="string">
            <text:p>Pro-Roça Naturais</text:p>
          </table:table-cell>
          <table:table-cell office:value-type="string">
            <text:p>Praça Manoel Terra, 255 - Estados Unidos, Uberaba - MG, 38015-050, Brazil</text:p>
          </table:table-cell>
          <table:table-cell office:value-type="string">
            <text:p>(34) 3312-2435</text:p>
          </table:table-cell>
        </table:table-row>
        <table:table-row table:style-name="ro1">
          <table:table-cell office:value-type="string">
            <text:p>BANCA DO EDSON</text:p>
          </table:table-cell>
          <table:table-cell office:value-type="string">
            <text:p>Praça Manoel Terra - Centro, Uberaba - MG, 38015-040, Brazil</text:p>
          </table:table-cell>
          <table:table-cell office:value-type="string">
            <text:p>(34) 3312-3559</text:p>
          </table:table-cell>
        </table:table-row>
        <table:table-row table:style-name="ro1">
          <table:table-cell office:value-type="string">
            <text:p>Empório Abreu</text:p>
          </table:table-cell>
          <table:table-cell office:value-type="string">
            <text:p>R. Tristão de Castro, 168 - Centro, Uberaba - MG, 38010-250, Brazil</text:p>
          </table:table-cell>
          <table:table-cell office:value-type="string">
            <text:p>(34) 3312-5046</text:p>
          </table:table-cell>
        </table:table-row>
        <table:table-row table:style-name="ro1">
          <table:table-cell office:value-type="string">
            <text:p>Estação Gourmet</text:p>
          </table:table-cell>
          <table:table-cell office:value-type="string">
            <text:p>Praça Manoel Terra, 284 - Nossa Sra. da Abadia, Uberaba - MG, 38025-015, Brazil</text:p>
          </table:table-cell>
          <table:table-cell office:value-type="string">
            <text:p>(34) 3312-5222</text:p>
          </table:table-cell>
        </table:table-row>
        <table:table-row table:style-name="ro1">
          <table:table-cell office:value-type="string">
            <text:p>Laboratório 96</text:p>
          </table:table-cell>
          <table:table-cell office:value-type="string">
            <text:p>Praça Comendador Quintino, 144 - Estados Unidos, Uberaba - MG, 38015-410, Brazil</text:p>
          </table:table-cell>
          <table:table-cell office:value-type="string">
            <text:p>(34) 3312-5480</text:p>
          </table:table-cell>
        </table:table-row>
        <table:table-row table:style-name="ro1">
          <table:table-cell office:value-type="string">
            <text:p>Banca do Roninho</text:p>
          </table:table-cell>
          <table:table-cell office:value-type="string">
            <text:p>Mercado Municipal Praça Manoel Terra, 255 - Box 16 - Nossa Sra. da Abadia, Uberaba - MG, 38025-015, Brazil</text:p>
          </table:table-cell>
          <table:table-cell office:value-type="string">
            <text:p>(34) 3312-5624</text:p>
          </table:table-cell>
        </table:table-row>
        <table:table-row table:style-name="ro1">
          <table:table-cell office:value-type="string">
            <text:p>Emporium of the Loaves</text:p>
          </table:table-cell>
          <table:table-cell office:value-type="string">
            <text:p>Av. Alfredo de Faria, 40 - Nucleo Res. Tutunas, Uberaba - MG, 38057-000, Brazil</text:p>
          </table:table-cell>
          <table:table-cell office:value-type="string">
            <text:p>(34) 3312-9221</text:p>
          </table:table-cell>
        </table:table-row>
        <table:table-row table:style-name="ro1">
          <table:table-cell office:value-type="string">
            <text:p>Gosto de Festa</text:p>
          </table:table-cell>
          <table:table-cell office:value-type="string">
            <text:p>Av. Gabriela Castro Cunha, 101 - Vila Olimpica, Uberaba - MG, 38066-000, Brazil</text:p>
          </table:table-cell>
          <table:table-cell office:value-type="string">
            <text:p>(34) 3312-9998</text:p>
          </table:table-cell>
        </table:table-row>
        <table:table-row table:style-name="ro1">
          <table:table-cell office:value-type="string">
            <text:p>Villefort Atacado e Varejo - Uberaba</text:p>
          </table:table-cell>
          <table:table-cell office:value-type="string">
            <text:p>Av. Santa Beatriz da Silva, 1000 - Santa Maria, Uberaba - MG, 38050-096, Brazil</text:p>
          </table:table-cell>
          <table:table-cell office:value-type="string">
            <text:p>(34) 3313-0822</text:p>
          </table:table-cell>
        </table:table-row>
        <table:table-row table:style-name="ro1">
          <table:table-cell office:value-type="string">
            <text:p>Triângulo Atacado</text:p>
          </table:table-cell>
          <table:table-cell office:value-type="string">
            <text:p>Av. Elías Cruvinel, 1004 - Boa Vista, Uberaba - MG, 38070-100, Brazil</text:p>
          </table:table-cell>
          <table:table-cell office:value-type="string">
            <text:p>(34) 3313-1918</text:p>
          </table:table-cell>
        </table:table-row>
        <table:table-row table:style-name="ro1">
          <table:table-cell office:value-type="string">
            <text:p>Sorveteria Frutos do Cerrado Uberaba</text:p>
          </table:table-cell>
          <table:table-cell office:value-type="string">
            <text:p>Av. da Saudade, 60 - Santa Marta, Uberaba - MG, 38061-000, Brazil</text:p>
          </table:table-cell>
          <table:table-cell office:value-type="string">
            <text:p>(34) 3314-1011</text:p>
          </table:table-cell>
        </table:table-row>
        <table:table-row table:style-name="ro1">
          <table:table-cell office:value-type="string">
            <text:p>Caju Restaurante &amp; Hamburgueria</text:p>
          </table:table-cell>
          <table:table-cell office:value-type="string">
            <text:p>Av. da Saudade, 60 - Santa Marta, Uberaba - MG, 38061-000, Brazil</text:p>
          </table:table-cell>
          <table:table-cell office:value-type="string">
            <text:p>(34) 3314-7000</text:p>
          </table:table-cell>
        </table:table-row>
        <table:table-row table:style-name="ro1">
          <table:table-cell office:value-type="string">
            <text:p>Sampaio Cozinha e Bar</text:p>
          </table:table-cell>
          <table:table-cell office:value-type="string">
            <text:p>Av. Alexandre Campos, 350 - Jardim Alexandre Campos, Uberaba - MG, 38020-000, Brazil</text:p>
          </table:table-cell>
          <table:table-cell office:value-type="string">
            <text:p>(34) 3315-1213</text:p>
          </table:table-cell>
        </table:table-row>
        <table:table-row table:style-name="ro1">
          <table:table-cell office:value-type="string">
            <text:p>Empório da Carne</text:p>
          </table:table-cell>
          <table:table-cell office:value-type="string">
            <text:p>Av. João XXIII, 1530 - Parque das Americas, Uberaba - MG, 38045-100, Brazil</text:p>
          </table:table-cell>
          <table:table-cell office:value-type="string">
            <text:p>(34) 3315-6172</text:p>
          </table:table-cell>
        </table:table-row>
        <table:table-row table:style-name="ro1">
          <table:table-cell office:value-type="string">
            <text:p>Empório Vibracional Saúde</text:p>
          </table:table-cell>
          <table:table-cell office:value-type="string">
            <text:p>R. Irlo Augusto Rodrigues Galvão, 28 - Estados Unidos, Uberaba - MG, 38080-080, Brazil</text:p>
          </table:table-cell>
          <table:table-cell office:value-type="string">
            <text:p>(34) 3316-0188</text:p>
          </table:table-cell>
        </table:table-row>
        <table:table-row table:style-name="ro1">
          <table:table-cell office:value-type="string">
            <text:p>Crystal Perfume and Cosmetics</text:p>
          </table:table-cell>
          <table:table-cell office:value-type="string">
            <text:p>R. Artur Machado, 72 - Centro, Uberaba - MG, 38010-020, Brazil</text:p>
          </table:table-cell>
          <table:table-cell office:value-type="string">
            <text:p>(34) 3317-1000</text:p>
          </table:table-cell>
        </table:table-row>
        <table:table-row table:style-name="ro1">
          <table:table-cell office:value-type="string">
            <text:p>Empório das ervas</text:p>
          </table:table-cell>
          <table:table-cell office:value-type="string">
            <text:p>R. São Benedito, 622 - São Benedito, Uberaba - MG, 33172-712, Brazil</text:p>
          </table:table-cell>
          <table:table-cell office:value-type="string">
            <text:p>(34) 3317-1712</text:p>
          </table:table-cell>
        </table:table-row>
        <table:table-row table:style-name="ro1">
          <table:table-cell office:value-type="string">
            <text:p>Cerejeira | Gastronomia Saudável</text:p>
          </table:table-cell>
          <table:table-cell office:value-type="string">
            <text:p>Av. Santos Dumont, 257 - Centro, Uberaba - MG, 38010-370, Brazil</text:p>
          </table:table-cell>
          <table:table-cell office:value-type="string">
            <text:p>(34) 3317-6069</text:p>
          </table:table-cell>
        </table:table-row>
        <table:table-row table:style-name="ro1">
          <table:table-cell office:value-type="string">
            <text:p>Mart Minas Atacado &amp; Varejo</text:p>
          </table:table-cell>
          <table:table-cell office:value-type="string">
            <text:p>Avenida A, 507 - Parque das Laranjeiras, Uberaba - MG, 38046-395, Brazil</text:p>
          </table:table-cell>
          <table:table-cell office:value-type="string">
            <text:p>(34) 3319-2702</text:p>
          </table:table-cell>
        </table:table-row>
        <table:table-row table:style-name="ro1">
          <table:table-cell office:value-type="string">
            <text:p>Crystal Perfume and Cosmetics</text:p>
          </table:table-cell>
          <table:table-cell office:value-type="string">
            <text:p>Av. Prudente de Morais, 363 - Nossa Sra. da Abadia, Uberaba - MG, 38026-250, Brazil</text:p>
          </table:table-cell>
          <table:table-cell office:value-type="string">
            <text:p>(34) 3321-4008</text:p>
          </table:table-cell>
        </table:table-row>
        <table:table-row table:style-name="ro1">
          <table:table-cell office:value-type="string">
            <text:p>Comercial Cláudia</text:p>
          </table:table-cell>
          <table:table-cell office:value-type="string">
            <text:p>R. Monte Alverne, 528 - Estados Unidos, Uberaba - MG, 38015-360, Brazil</text:p>
          </table:table-cell>
          <table:table-cell office:value-type="string">
            <text:p>(34) 3321-5400</text:p>
          </table:table-cell>
        </table:table-row>
        <table:table-row table:style-name="ro1">
          <table:table-cell office:value-type="string">
            <text:p>Hortifruti Estados Unidos</text:p>
          </table:table-cell>
          <table:table-cell office:value-type="string">
            <text:p>Rua Oswaldo Cruz, 1015 - Estados Unidos, Uberaba - MG, 38015-230, Brazil</text:p>
          </table:table-cell>
          <table:table-cell office:value-type="string">
            <text:p>(34) 3321-6247</text:p>
          </table:table-cell>
        </table:table-row>
        <table:table-row table:style-name="ro1">
          <table:table-cell office:value-type="string">
            <text:p>Abc Atacado e Varejo - Abadia</text:p>
          </table:table-cell>
          <table:table-cell office:value-type="string">
            <text:p>R. João Alfredo, 235 - Bairro - Nossa Sra. da Abadia, Uberaba - MG, 38025-300, Brazil</text:p>
          </table:table-cell>
          <table:table-cell office:value-type="string">
            <text:p>(34) 3321-6402</text:p>
          </table:table-cell>
        </table:table-row>
        <table:table-row table:style-name="ro1">
          <table:table-cell office:value-type="string">
            <text:p>Empório Bandeirantes</text:p>
          </table:table-cell>
          <table:table-cell office:value-type="string">
            <text:p>Av. Prudente de Morais, 528 - Abadia, Uberaba - MG, 38026-250, Brazil</text:p>
          </table:table-cell>
          <table:table-cell office:value-type="string">
            <text:p>(34) 3322-6040</text:p>
          </table:table-cell>
        </table:table-row>
        <table:table-row table:style-name="ro1">
          <table:table-cell office:value-type="string">
            <text:p>Homemade sweets Mineiro</text:p>
          </table:table-cell>
          <table:table-cell office:value-type="string">
            <text:p>R. Iguatama, 39 - Vila Sao Vicente, Uberaba - MG, 38026-100, Brazil</text:p>
          </table:table-cell>
          <table:table-cell office:value-type="string">
            <text:p>(34) 3322-7050</text:p>
          </table:table-cell>
        </table:table-row>
        <table:table-row table:style-name="ro1">
          <table:table-cell office:value-type="string">
            <text:p>Baru Armazem</text:p>
          </table:table-cell>
          <table:table-cell office:value-type="string">
            <text:p>Av. Prudente de Morais, 239 - Nossa Sra. da Abadia, Uberaba - MG, 38026-250, Brazil</text:p>
          </table:table-cell>
          <table:table-cell office:value-type="string">
            <text:p>(34) 3322-7779</text:p>
          </table:table-cell>
        </table:table-row>
        <table:table-row table:style-name="ro1">
          <table:table-cell office:value-type="string">
            <text:p>Frozen Fruit Yogurteria &amp; Açaí Universitário</text:p>
          </table:table-cell>
          <table:table-cell office:value-type="string">
            <text:p>Av. Nenê Sabino, 1470 - Olinda, Uberaba - MG, 38055-500, Brazil</text:p>
          </table:table-cell>
          <table:table-cell office:value-type="string">
            <text:p>(34) 3322-8156</text:p>
          </table:table-cell>
        </table:table-row>
        <table:table-row table:style-name="ro1">
          <table:table-cell office:value-type="string">
            <text:p>Espaço Vida Saudável Ótima Forma</text:p>
          </table:table-cell>
          <table:table-cell office:value-type="string">
            <text:p>Praça Nossa Sra. da Abadia - Nossa Sra. da Abadia, Uberaba - MG, 38026-250, Brazil</text:p>
          </table:table-cell>
          <table:table-cell office:value-type="string">
            <text:p>(34) 3322-9135</text:p>
          </table:table-cell>
        </table:table-row>
        <table:table-row table:style-name="ro1">
          <table:table-cell office:value-type="string">
            <text:p>Mousse Cake</text:p>
          </table:table-cell>
          <table:table-cell office:value-type="string">
            <text:p>Av. Santa Beatriz da Silva, 1501 - loja 600 - São Benedito, Uberaba - MG, 38020-433, Brazil</text:p>
          </table:table-cell>
          <table:table-cell office:value-type="string">
            <text:p>(34) 3322-9338</text:p>
          </table:table-cell>
        </table:table-row>
        <table:table-row table:style-name="ro1">
          <table:table-cell office:value-type="string">
            <text:p>Clínica Cristal</text:p>
          </table:table-cell>
          <table:table-cell office:value-type="string">
            <text:p>Tv. José do Patrocínio, 55 - Fabrício, Uberaba - MG, 38065-170, Brazil</text:p>
          </table:table-cell>
          <table:table-cell office:value-type="string">
            <text:p>(34) 3325-4988</text:p>
          </table:table-cell>
        </table:table-row>
        <table:table-row table:style-name="ro1">
          <table:table-cell office:value-type="string">
            <text:p>Mart Gerais - Wholesale &amp; Retail</text:p>
          </table:table-cell>
          <table:table-cell office:value-type="string">
            <text:p>Av. Santos Dumont, 1555 - Santa Maria, Uberaba - MG, 38050-400, Brazil</text:p>
          </table:table-cell>
          <table:table-cell office:value-type="string">
            <text:p>(34) 3325-9700</text:p>
          </table:table-cell>
        </table:table-row>
        <table:table-row table:style-name="ro1">
          <table:table-cell office:value-type="string">
            <text:p>Giro Atacado Distribuidor</text:p>
          </table:table-cell>
          <table:table-cell office:value-type="string">
            <text:p>Av. Alexandre Barbosa, 1760 - Conj. Umuarama, Uberaba - MG, 38061-540, Brazil</text:p>
          </table:table-cell>
          <table:table-cell office:value-type="string">
            <text:p>(34) 3326-9440</text:p>
          </table:table-cell>
        </table:table-row>
        <table:table-row table:style-name="ro1">
          <table:table-cell office:value-type="string">
            <text:p>QUALIFÓS - TOTALLI INDÚSTRIA E COMÉRCIO LTDA</text:p>
          </table:table-cell>
          <table:table-cell office:value-type="string">
            <text:p>R. Gama, 96 - Parque das Americas, Uberaba - MG, 38045-070, Brazil</text:p>
          </table:table-cell>
          <table:table-cell office:value-type="string">
            <text:p>(34) 3331-0200</text:p>
          </table:table-cell>
        </table:table-row>
        <table:table-row table:style-name="ro1">
          <table:table-cell office:value-type="string">
            <text:p>Mercado Municipal</text:p>
          </table:table-cell>
          <table:table-cell office:value-type="string">
            <text:p>Praça Manoel Terra, 255 - Centro, Uberaba - MG, 38025-015, Brazil</text:p>
          </table:table-cell>
          <table:table-cell office:value-type="string">
            <text:p>(34) 3332-1691</text:p>
          </table:table-cell>
        </table:table-row>
        <table:table-row table:style-name="ro1">
          <table:table-cell office:value-type="string">
            <text:p>Ótica Cristal</text:p>
          </table:table-cell>
          <table:table-cell office:value-type="string">
            <text:p>R. Cel. Manoel Borges, 40 - Centro, Uberaba - MG, 38010-410, Brazil</text:p>
          </table:table-cell>
          <table:table-cell office:value-type="string">
            <text:p>(34) 3332-8340</text:p>
          </table:table-cell>
        </table:table-row>
        <table:table-row table:style-name="ro1">
          <table:table-cell office:value-type="string">
            <text:p>Palacio de Cristal Casa do Folclore</text:p>
          </table:table-cell>
          <table:table-cell office:value-type="string">
            <text:p>Uberaba - State of Minas Gerais, Brazil</text:p>
          </table:table-cell>
          <table:table-cell office:value-type="string">
            <text:p>(34) 3333-0028</text:p>
          </table:table-cell>
        </table:table-row>
        <table:table-row table:style-name="ro1">
          <table:table-cell office:value-type="string">
            <text:p>Warehouse More Brazil</text:p>
          </table:table-cell>
          <table:table-cell office:value-type="string">
            <text:p>R. Juca Marinho, 268 - São Sebastiao, Uberaba - MG, 38060-540, Brazil</text:p>
          </table:table-cell>
          <table:table-cell office:value-type="string">
            <text:p>(34) 3333-1000</text:p>
          </table:table-cell>
        </table:table-row>
        <table:table-row table:style-name="ro1">
          <table:table-cell office:value-type="string">
            <text:p>A Dietíssima</text:p>
          </table:table-cell>
          <table:table-cell office:value-type="string">
            <text:p>R. Vig. Silva, 96 - e 98 - Centro, Uberaba - MG, 38010-130, Brazil</text:p>
          </table:table-cell>
          <table:table-cell office:value-type="string">
            <text:p>(34) 3333-6233</text:p>
          </table:table-cell>
        </table:table-row>
        <table:table-row table:style-name="ro1">
          <table:table-cell office:value-type="string">
            <text:p>Sodiê Doces</text:p>
          </table:table-cell>
          <table:table-cell office:value-type="string">
            <text:p>Av. Leopoldino de Oliveira, 3184 - Centro, Uberaba - MG, 38015-000, Brazil</text:p>
          </table:table-cell>
          <table:table-cell office:value-type="string">
            <text:p>(34) 3334-1072</text:p>
          </table:table-cell>
        </table:table-row>
        <table:table-row table:style-name="ro1">
          <table:table-cell office:value-type="string">
            <text:p>Praça de Alimentação</text:p>
          </table:table-cell>
          <table:table-cell office:value-type="string">
            <text:p>Av. Santa Beatriz da Silva, 1500 - São Benedito, Uberaba - MG, 38020-430, Brazil</text:p>
          </table:table-cell>
          <table:table-cell office:value-type="string">
            <text:p>(34) 3334-5566</text:p>
          </table:table-cell>
        </table:table-row>
        <table:table-row table:style-name="ro1">
          <table:table-cell office:value-type="string">
            <text:p>Higipel Atacado e Varejo</text:p>
          </table:table-cell>
          <table:table-cell office:value-type="string">
            <text:p>Praça Nossa Sra. da Abadia, 590 - Nossa Sra. da Abadia, Uberaba - MG, 38025-430, Brazil</text:p>
          </table:table-cell>
          <table:table-cell office:value-type="string">
            <text:p>(34) 3336-2309</text:p>
          </table:table-cell>
        </table:table-row>
        <table:table-row table:style-name="ro1">
          <table:table-cell office:value-type="string">
            <text:p>ABC Atacado e Varejo Vila São Cristóvão</text:p>
          </table:table-cell>
          <table:table-cell office:value-type="string">
            <text:p>Av. Dep. José Marcus Cherem, 1130 - Vila Sao Cristovao, Uberaba - MG, 38040-500, Brazil</text:p>
          </table:table-cell>
          <table:table-cell office:value-type="string">
            <text:p>(34) 3336-5810</text:p>
          </table:table-cell>
        </table:table-row>
        <table:table-row table:style-name="ro1">
          <table:table-cell office:value-type="string">
            <text:p>Panificadora Cristal</text:p>
          </table:table-cell>
          <table:table-cell office:value-type="string">
            <text:p>R. Vig. Silva, 2038 - Abadia, Uberaba - MG, 38022-190, Brazil</text:p>
          </table:table-cell>
          <table:table-cell office:value-type="string">
            <text:p>(34) 3336-7057</text:p>
          </table:table-cell>
        </table:table-row>
        <table:table-row table:style-name="ro1">
          <table:table-cell office:value-type="string">
            <text:p>Vidraçaria Cristal</text:p>
          </table:table-cell>
          <table:table-cell office:value-type="string">
            <text:p>Av. Alexandre Barbosa, 1400 - Mercês, Uberaba - MG, 38060-200, Brazil</text:p>
          </table:table-cell>
          <table:table-cell office:value-type="string">
            <text:p>(34) 3338-4875</text:p>
          </table:table-cell>
        </table:table-row>
        <table:table-row table:style-name="ro1">
          <table:table-cell office:value-type="string">
            <text:p>OAKBERRY</text:p>
          </table:table-cell>
          <table:table-cell office:value-type="string">
            <text:p>Av. Santos Dumont, 1270 - Santa Maria, Uberaba - MG, 38050-400, Brazil</text:p>
          </table:table-cell>
          <table:table-cell office:value-type="string">
            <text:p>(34) 3338-7888</text:p>
          </table:table-cell>
        </table:table-row>
        <table:table-row table:style-name="ro1">
          <table:table-cell office:value-type="string">
            <text:p>Frozen Fruit Yogurteria &amp; Açaí</text:p>
          </table:table-cell>
          <table:table-cell office:value-type="string">
            <text:p>Praça Carlos Gomes, 166 - Estados Unidos, Uberaba - MG, 38015-480, Brazil</text:p>
          </table:table-cell>
          <table:table-cell office:value-type="string">
            <text:p>(34) 3338-9039</text:p>
          </table:table-cell>
        </table:table-row>
        <table:table-row table:style-name="ro1">
          <table:table-cell office:value-type="string">
            <text:p>Novo Empório Delicatessen</text:p>
          </table:table-cell>
          <table:table-cell office:value-type="string">
            <text:p>Av. Santa Beatriz da Silva, 1051 - loja 738 - São Benedito, Uberaba - MG, 38020-433, Brazil</text:p>
          </table:table-cell>
          <table:table-cell office:value-type="string">
            <text:p>(34) 3352-0505</text:p>
          </table:table-cell>
        </table:table-row>
        <table:table-row table:style-name="ro1">
          <table:table-cell office:value-type="string">
            <text:p>Cristal Artesanatos</text:p>
          </table:table-cell>
          <table:table-cell office:value-type="string">
            <text:p>R. Prof. Ciro de Castro Almeida, 3557 - Custodio, Uberlândia - MG, 38405-250, Brazil</text:p>
          </table:table-cell>
          <table:table-cell office:value-type="string">
            <text:p>(34) 3477-6816</text:p>
          </table:table-cell>
        </table:table-row>
        <table:table-row table:style-name="ro1">
          <table:table-cell office:value-type="string">
            <text:p>Cristal Comunicação Visual</text:p>
          </table:table-cell>
          <table:table-cell office:value-type="string">
            <text:p>Av. Fernando Vilela, 924 - Martins, Uberlândia - MG, 38400-456, Brazil</text:p>
          </table:table-cell>
          <table:table-cell office:value-type="string">
            <text:p>(34) 3477-6816</text:p>
          </table:table-cell>
        </table:table-row>
        <table:table-row table:style-name="ro1">
          <table:table-cell office:value-type="string">
            <text:p>Yah Congelados</text:p>
          </table:table-cell>
          <table:table-cell office:value-type="string">
            <text:p>Av. João XXIII, 714 - Parque das Americas, Uberaba - MG, 38045-100, Brazil</text:p>
          </table:table-cell>
          <table:table-cell office:value-type="string">
            <text:p>(34) 3479-1001</text:p>
          </table:table-cell>
        </table:table-row>
        <table:table-row table:style-name="ro1">
          <table:table-cell office:value-type="string">
            <text:p>Max Atacadista Curitiba - Bairro Alto</text:p>
          </table:table-cell>
          <table:table-cell office:value-type="string">
            <text:p>Av. Caviúna, 472 - Bairro Alto, Curitiba - PR, 82840-123, Brazil</text:p>
          </table:table-cell>
          <table:table-cell office:value-type="string">
            <text:p>(41) 2102-3150</text:p>
          </table:table-cell>
        </table:table-row>
        <table:table-row table:style-name="ro1">
          <table:table-cell office:value-type="string">
            <text:p>Atacadão - Curitiba Bairro Alto</text:p>
          </table:table-cell>
          <table:table-cell office:value-type="string">
            <text:p>BR-116, 3041 - Bairro Alto, Curitiba - PR, 82590-100, Brazil</text:p>
          </table:table-cell>
          <table:table-cell office:value-type="string">
            <text:p>(41) 2111-5347</text:p>
          </table:table-cell>
        </table:table-row>
        <table:table-row table:style-name="ro1">
          <table:table-cell office:value-type="string">
            <text:p>Max Atacadista Curitiba - Linha Verde</text:p>
          </table:table-cell>
          <table:table-cell office:value-type="string">
            <text:p>Rua Lothário Boutin, 554 - Térreo - Pinheirinho, Curitiba - PR, 81110-522, Brazil</text:p>
          </table:table-cell>
          <table:table-cell office:value-type="string">
            <text:p>(41) 2118-2700</text:p>
          </table:table-cell>
        </table:table-row>
        <table:table-row table:style-name="ro1">
          <table:table-cell office:value-type="string">
            <text:p>Casa do Verdureiro Orgânicos e Saudáveis</text:p>
          </table:table-cell>
          <table:table-cell office:value-type="string">
            <text:p>R. Jerônimo Durski, 1370 - Bigorrilho, Curitiba - PR, 80730-290, Brazil</text:p>
          </table:table-cell>
          <table:table-cell office:value-type="string">
            <text:p>(41) 3013-2622</text:p>
          </table:table-cell>
        </table:table-row>
        <table:table-row table:style-name="ro1">
          <table:table-cell office:value-type="string">
            <text:p>São José Market - Shopping Crystal</text:p>
          </table:table-cell>
          <table:table-cell office:value-type="string">
            <text:p>R. Comendador Araújo, 731 - Batel, Curitiba - PR, 80420-000, Brazil</text:p>
          </table:table-cell>
          <table:table-cell office:value-type="string">
            <text:p>(41) 3013-2928</text:p>
          </table:table-cell>
        </table:table-row>
        <table:table-row table:style-name="ro1">
          <table:table-cell office:value-type="string">
            <text:p>Scopel Cave &amp; Emporium family</text:p>
          </table:table-cell>
          <table:table-cell office:value-type="string">
            <text:p>R. da Paz, 575 - Centro, Curitiba - PR, 80060-160, Brazil</text:p>
          </table:table-cell>
          <table:table-cell office:value-type="string">
            <text:p>(41) 3013-6016</text:p>
          </table:table-cell>
        </table:table-row>
        <table:table-row table:style-name="ro1">
          <table:table-cell office:value-type="string">
            <text:p>Bumerang Brinquedos - Shopping Crystal</text:p>
          </table:table-cell>
          <table:table-cell office:value-type="string">
            <text:p>R. Comendador Araújo, 731 - Centro, Curitiba - PR, 80420-000, Brazil</text:p>
          </table:table-cell>
          <table:table-cell office:value-type="string">
            <text:p>(41) 3014-5015</text:p>
          </table:table-cell>
        </table:table-row>
        <table:table-row table:style-name="ro1">
          <table:table-cell office:value-type="string">
            <text:p>Trapiche Pescados</text:p>
          </table:table-cell>
          <table:table-cell office:value-type="string">
            <text:p>Alameda Princesa Izabel, 1710 - Bigorrilho, Curitiba - PR, 80730-080, Brazil</text:p>
          </table:table-cell>
          <table:table-cell office:value-type="string">
            <text:p>(41) 3014-7701</text:p>
          </table:table-cell>
        </table:table-row>
        <table:table-row table:style-name="ro1">
          <table:table-cell office:value-type="string">
            <text:p>Casa de Tia Empório &amp; Bistrô</text:p>
          </table:table-cell>
          <table:table-cell office:value-type="string">
            <text:p>R. Urbâno Lopes, 21 - Jardim Botânico, Curitiba - PR, 80050-520, Brazil</text:p>
          </table:table-cell>
          <table:table-cell office:value-type="string">
            <text:p>(41) 3015-0968</text:p>
          </table:table-cell>
        </table:table-row>
        <table:table-row table:style-name="ro1">
          <table:table-cell office:value-type="string">
            <text:p>Empório Gastronômico Restaurante</text:p>
          </table:table-cell>
          <table:table-cell office:value-type="string">
            <text:p>Av. Silva Jardim, 1509 - Rebouças, Curitiba - PR, 80250-200, Brazil</text:p>
          </table:table-cell>
          <table:table-cell office:value-type="string">
            <text:p>(41) 3016-6439</text:p>
          </table:table-cell>
        </table:table-row>
        <table:table-row table:style-name="ro1">
          <table:table-cell office:value-type="string">
            <text:p>Supermercado Matriz - Praça Generoso Marques</text:p>
          </table:table-cell>
          <table:table-cell office:value-type="string">
            <text:p>Pça. Tiradentes, 320 - Centro, Curitiba - PR, 80020-230, Brazil</text:p>
          </table:table-cell>
          <table:table-cell office:value-type="string">
            <text:p>(41) 3018-5903</text:p>
          </table:table-cell>
        </table:table-row>
        <table:table-row table:style-name="ro1">
          <table:table-cell office:value-type="string">
            <text:p>NOZ MOSCADA BOUTIQUE</text:p>
          </table:table-cell>
          <table:table-cell office:value-type="string">
            <text:p>Av. Rep. Argentina, 900 - loja 15 - Água Verde, Curitiba - PR, 80320-010, Brazil</text:p>
          </table:table-cell>
          <table:table-cell office:value-type="string">
            <text:p>(41) 3018-8018</text:p>
          </table:table-cell>
        </table:table-row>
        <table:table-row table:style-name="ro1">
          <table:table-cell office:value-type="string">
            <text:p>Noz Basic Store</text:p>
          </table:table-cell>
          <table:table-cell office:value-type="string">
            <text:p>Av. Rep. Argentina, 900 - loja 22 - Água Verde, Curitiba - PR, 80620-010, Brazil</text:p>
          </table:table-cell>
          <table:table-cell office:value-type="string">
            <text:p>(41) 3018-8042</text:p>
          </table:table-cell>
        </table:table-row>
        <table:table-row table:style-name="ro1">
          <table:table-cell office:value-type="string">
            <text:p>Cia da Saúde • Centro</text:p>
          </table:table-cell>
          <table:table-cell office:value-type="string">
            <text:p>R. Mal. Deodoro, 730 - Centro, Curitiba - PR, 80010-010, Brazil</text:p>
          </table:table-cell>
          <table:table-cell office:value-type="string">
            <text:p>(41) 3022-0060</text:p>
          </table:table-cell>
        </table:table-row>
        <table:table-row table:style-name="ro1">
          <table:table-cell office:value-type="string">
            <text:p>Empório Kaminski</text:p>
          </table:table-cell>
          <table:table-cell office:value-type="string">
            <text:p>Av. Iguaçu, 2629 - Rebouças, Curitiba - PR, 80230-020, Brazil</text:p>
          </table:table-cell>
          <table:table-cell office:value-type="string">
            <text:p>(41) 3022-3146</text:p>
          </table:table-cell>
        </table:table-row>
        <table:table-row table:style-name="ro1">
          <table:table-cell office:value-type="string">
            <text:p>Armazém Municipal</text:p>
          </table:table-cell>
          <table:table-cell office:value-type="string">
            <text:p>R. Jacarezinho, 1199 - Mercês, Curitiba - PR, 80810-130, Brazil</text:p>
          </table:table-cell>
          <table:table-cell office:value-type="string">
            <text:p>(41) 3023-5131</text:p>
          </table:table-cell>
        </table:table-row>
        <table:table-row table:style-name="ro1">
          <table:table-cell office:value-type="string">
            <text:p>Mercado Uberaba</text:p>
          </table:table-cell>
          <table:table-cell office:value-type="string">
            <text:p>Av. Sen. Salgado Filho, 5745 - Uberaba, Curitiba - PR, 81580-000, Brazil</text:p>
          </table:table-cell>
          <table:table-cell office:value-type="string">
            <text:p>(41) 3023-6560</text:p>
          </table:table-cell>
        </table:table-row>
        <table:table-row table:style-name="ro1">
          <table:table-cell office:value-type="string">
            <text:p>Cristal Cell</text:p>
          </table:table-cell>
          <table:table-cell office:value-type="string">
            <text:p>R. Des. Westphalen, 35 - Centro, Curitiba - PR, 80010-110, Brazil</text:p>
          </table:table-cell>
          <table:table-cell office:value-type="string">
            <text:p>(41) 3024-4669</text:p>
          </table:table-cell>
        </table:table-row>
        <table:table-row table:style-name="ro1">
          <table:table-cell office:value-type="string">
            <text:p>Tremendinha</text:p>
          </table:table-cell>
          <table:table-cell office:value-type="string">
            <text:p>Rua Francisco Guilherme Bahr, 296 - Tingui, Curitiba - PR, 82620-070, Brazil</text:p>
          </table:table-cell>
          <table:table-cell office:value-type="string">
            <text:p>(41) 3026-3909</text:p>
          </table:table-cell>
        </table:table-row>
        <table:table-row table:style-name="ro1">
          <table:table-cell office:value-type="string">
            <text:p>Pastelaria Cristal - Hauer</text:p>
          </table:table-cell>
          <table:table-cell office:value-type="string">
            <text:p>R. Dr. Júlio César Ribeiro de Souza, 564 - Hauer, Curitiba - PR, 81610-120, Brazil</text:p>
          </table:table-cell>
          <table:table-cell office:value-type="string">
            <text:p>(41) 3026-6815</text:p>
          </table:table-cell>
        </table:table-row>
        <table:table-row table:style-name="ro1">
          <table:table-cell office:value-type="string">
            <text:p>Pop House</text:p>
          </table:table-cell>
          <table:table-cell office:value-type="string">
            <text:p>R. Mariano Torres, 948 - Centro, Curitiba - PR, 80060-120, Brazil</text:p>
          </table:table-cell>
          <table:table-cell office:value-type="string">
            <text:p>(41) 3029-4919</text:p>
          </table:table-cell>
        </table:table-row>
        <table:table-row table:style-name="ro1">
          <table:table-cell office:value-type="string">
            <text:p>Pop House Armazém</text:p>
          </table:table-cell>
          <table:table-cell office:value-type="string">
            <text:p>R. Padre Germano Mayer, 2070 - Juvevê, Curitiba - PR, 80040-170, Brazil</text:p>
          </table:table-cell>
          <table:table-cell office:value-type="string">
            <text:p>(41) 3029-4919</text:p>
          </table:table-cell>
        </table:table-row>
        <table:table-row table:style-name="ro1">
          <table:table-cell office:value-type="string">
            <text:p>Linea Verde Food</text:p>
          </table:table-cell>
          <table:table-cell office:value-type="string">
            <text:p>Rodovia - BR-116, 4590 - Bacacheri, Curitiba - PR, 82590-200, Brazil</text:p>
          </table:table-cell>
          <table:table-cell office:value-type="string">
            <text:p>(41) 3029-5478</text:p>
          </table:table-cell>
        </table:table-row>
        <table:table-row table:style-name="ro1">
          <table:table-cell office:value-type="string">
            <text:p>Armazém 71 -Restaurante - Adega</text:p>
          </table:table-cell>
          <table:table-cell office:value-type="string">
            <text:p>R. Rocha Pombo, 246 - Juvevê, Curitiba - PR, 80030-390, Brazil</text:p>
          </table:table-cell>
          <table:table-cell office:value-type="string">
            <text:p>(41) 3030-4971</text:p>
          </table:table-cell>
        </table:table-row>
        <table:table-row table:style-name="ro1">
          <table:table-cell office:value-type="string">
            <text:p>Empório Iguaçu</text:p>
          </table:table-cell>
          <table:table-cell office:value-type="string">
            <text:p>Av. Iguaçu, 3697 - Vila Izabel, Curitiba - PR, 80240-031, Brazil</text:p>
          </table:table-cell>
          <table:table-cell office:value-type="string">
            <text:p>(41) 3039-9807</text:p>
          </table:table-cell>
        </table:table-row>
        <table:table-row table:style-name="ro1">
          <table:table-cell office:value-type="string">
            <text:p>Grão Pará Produtos Naturais</text:p>
          </table:table-cell>
          <table:table-cell office:value-type="string">
            <text:p>R. Padre Anchieta, 2454 - Mercês, Curitiba - PR, 80730-000, Brazil</text:p>
          </table:table-cell>
          <table:table-cell office:value-type="string">
            <text:p>(41) 3042-7172</text:p>
          </table:table-cell>
        </table:table-row>
        <table:table-row table:style-name="ro1">
          <table:table-cell office:value-type="string">
            <text:p>Frutaria Banana Maçã &amp; cia</text:p>
          </table:table-cell>
          <table:table-cell office:value-type="string">
            <text:p>Rua Coronel Luiz José dos Santos, 2871 - Boqueirão, Curitiba - PR, 81670-400, Brazil</text:p>
          </table:table-cell>
          <table:table-cell office:value-type="string">
            <text:p>(41) 3045-0457</text:p>
          </table:table-cell>
        </table:table-row>
        <table:table-row table:style-name="ro1">
          <table:table-cell office:value-type="string">
            <text:p>Port emporium Brazil</text:p>
          </table:table-cell>
          <table:table-cell office:value-type="string">
            <text:p>Av. Rep. Argentina, 1510 - Vila Izabel, Curitiba - PR, 80620-010, Brazil</text:p>
          </table:table-cell>
          <table:table-cell office:value-type="string">
            <text:p>(41) 3045-2022</text:p>
          </table:table-cell>
        </table:table-row>
        <table:table-row table:style-name="ro1">
          <table:table-cell office:value-type="string">
            <text:p>União Cristal Confecções</text:p>
          </table:table-cell>
          <table:table-cell office:value-type="string">
            <text:p>R. XV de Novembro, 335 - Centro, Curitiba - PR, 80020-310, Brazil</text:p>
          </table:table-cell>
          <table:table-cell office:value-type="string">
            <text:p>(41) 3045-5070</text:p>
          </table:table-cell>
        </table:table-row>
        <table:table-row table:style-name="ro1">
          <table:table-cell office:value-type="string">
            <text:p>Braseirinho Frutos Do Mar &amp; Sushi</text:p>
          </table:table-cell>
          <table:table-cell office:value-type="string">
            <text:p>Av. Mal. Floriano Peixoto, 9786 - Boqueirão, Curitiba - PR, 81730-000, Brazil</text:p>
          </table:table-cell>
          <table:table-cell office:value-type="string">
            <text:p>(41) 3045-9929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BR-476 - Bairro Alto, Curitiba - PR, 82590-300, Brazil</text:p>
          </table:table-cell>
          <table:table-cell office:value-type="string">
            <text:p>(41) 3072-1900</text:p>
          </table:table-cell>
        </table:table-row>
        <table:table-row table:style-name="ro1">
          <table:table-cell office:value-type="string">
            <text:p>Empório 8.2.9</text:p>
          </table:table-cell>
          <table:table-cell office:value-type="string">
            <text:p>Av. Nossa Sra. de Lourdes, 829 - sala 03 - Jardim das Américas, Curitiba - PR, 81530-020, Brazil</text:p>
          </table:table-cell>
          <table:table-cell office:value-type="string">
            <text:p>(41) 3076-0999</text:p>
          </table:table-cell>
        </table:table-row>
        <table:table-row table:style-name="ro1">
          <table:table-cell office:value-type="string">
            <text:p>Curitiba Supermercados</text:p>
          </table:table-cell>
          <table:table-cell office:value-type="string">
            <text:p>Rua Professor Algacyr Munhoz Mader, 4538 - Cidade Industrial de Curitiba, Curitiba - PR, 81310-020, Brazil</text:p>
          </table:table-cell>
          <table:table-cell office:value-type="string">
            <text:p>(41) 3077-6095</text:p>
          </table:table-cell>
        </table:table-row>
        <table:table-row table:style-name="ro1">
          <table:table-cell office:value-type="string">
            <text:p>Festval Torres</text:p>
          </table:table-cell>
          <table:table-cell office:value-type="string">
            <text:p>Av. Com. Franco, 4160 - Uberaba, Curitiba - PR, 81530-440, Brazil</text:p>
          </table:table-cell>
          <table:table-cell office:value-type="string">
            <text:p>(41) 3078-7621</text:p>
          </table:table-cell>
        </table:table-row>
        <table:table-row table:style-name="ro1">
          <table:table-cell office:value-type="string">
            <text:p>Pimenta Rosa Produtos Naturais</text:p>
          </table:table-cell>
          <table:table-cell office:value-type="string">
            <text:p>Av. Anita Garibaldi, 1423 - Ahú, Curitiba - PR, 82200-384, Brazil</text:p>
          </table:table-cell>
          <table:table-cell office:value-type="string">
            <text:p>(41) 3079-6525</text:p>
          </table:table-cell>
        </table:table-row>
        <table:table-row table:style-name="ro1">
          <table:table-cell office:value-type="string">
            <text:p>Banana’s Sênior</text:p>
          </table:table-cell>
          <table:table-cell office:value-type="string">
            <text:p>R. Pedro Gusso, 2104 - Novo Mundo, Curitiba - PR, 81310-240, Brazil</text:p>
          </table:table-cell>
          <table:table-cell office:value-type="string">
            <text:p>(41) 3082-1132</text:p>
          </table:table-cell>
        </table:table-row>
        <table:table-row table:style-name="ro1">
          <table:table-cell office:value-type="string">
            <text:p>Casa Fiesta Supermarkets</text:p>
          </table:table-cell>
          <table:table-cell office:value-type="string">
            <text:p>Av. Iguaçu, 3534 - Seminário, Curitiba - PR, 80240-424, Brazil</text:p>
          </table:table-cell>
          <table:table-cell office:value-type="string">
            <text:p>(41) 3083-5734</text:p>
          </table:table-cell>
        </table:table-row>
        <table:table-row table:style-name="ro1">
          <table:table-cell office:value-type="string">
            <text:p>Kantele Hortifruti e cereais</text:p>
          </table:table-cell>
          <table:table-cell office:value-type="string">
            <text:p>R. Raposo Tavares, 746 - Pilarzinho, Curitiba - PR, 82100-452, Brazil</text:p>
          </table:table-cell>
          <table:table-cell office:value-type="string">
            <text:p>(41) 3085-3161</text:p>
          </table:table-cell>
        </table:table-row>
        <table:table-row table:style-name="ro1">
          <table:table-cell office:value-type="string">
            <text:p>Braz Frutti</text:p>
          </table:table-cell>
          <table:table-cell office:value-type="string">
            <text:p>Av. Ver. Toaldo Túlio, 3950 - São Braz, Curitiba - PR, 82300-332, Brazil</text:p>
          </table:table-cell>
          <table:table-cell office:value-type="string">
            <text:p>(41) 3085-4656</text:p>
          </table:table-cell>
        </table:table-row>
        <table:table-row table:style-name="ro1">
          <table:table-cell office:value-type="string">
            <text:p>Espaço Orgânico</text:p>
          </table:table-cell>
          <table:table-cell office:value-type="string">
            <text:p>Avenida Sete de Setembro (Mercado Municipal de Curitiba) 1865 - Banca 508 - Centro, Curitiba - PR, 80060-070, Brazil</text:p>
          </table:table-cell>
          <table:table-cell office:value-type="string">
            <text:p>(41) 3088-1403</text:p>
          </table:table-cell>
        </table:table-row>
        <table:table-row table:style-name="ro1">
          <table:table-cell office:value-type="string">
            <text:p>Peixaria Cia. do Camarão Curitiba - Atacado e Varejo</text:p>
          </table:table-cell>
          <table:table-cell office:value-type="string">
            <text:p>Av. Água Verde, 214 - Água Verde, Curitiba - PR, 80620-200, Brazil</text:p>
          </table:table-cell>
          <table:table-cell office:value-type="string">
            <text:p>(41) 3092-0924</text:p>
          </table:table-cell>
        </table:table-row>
        <table:table-row table:style-name="ro1">
          <table:table-cell office:value-type="string">
            <text:p>Banana maçã &amp; Cia Hauer</text:p>
          </table:table-cell>
          <table:table-cell office:value-type="string">
            <text:p>R. Prof. João Soares Barcelos, 136 - Hauer, Curitiba - PR, 81630-060, Brazil</text:p>
          </table:table-cell>
          <table:table-cell office:value-type="string">
            <text:p>(41) 3092-1002</text:p>
          </table:table-cell>
        </table:table-row>
        <table:table-row table:style-name="ro1">
          <table:table-cell office:value-type="string">
            <text:p>Salla</text:p>
          </table:table-cell>
          <table:table-cell office:value-type="string">
            <text:p>BR-116, 13308 - Fanny, Curitiba - PR, 81690-200, Brazil</text:p>
          </table:table-cell>
          <table:table-cell office:value-type="string">
            <text:p>(41) 3094-9350</text:p>
          </table:table-cell>
        </table:table-row>
        <table:table-row table:style-name="ro1">
          <table:table-cell office:value-type="string">
            <text:p>Ítalo Supermercados - Curitiba Portão</text:p>
          </table:table-cell>
          <table:table-cell office:value-type="string">
            <text:p>R. João Bettega, 1040 - Portão, Curitiba - PR, 81070-050, Brazil</text:p>
          </table:table-cell>
          <table:table-cell office:value-type="string">
            <text:p>(41) 3095-0695</text:p>
          </table:table-cell>
        </table:table-row>
        <table:table-row table:style-name="ro1">
          <table:table-cell office:value-type="string">
            <text:p>Max Atacadista Curitiba - Campo Comprido</text:p>
          </table:table-cell>
          <table:table-cell office:value-type="string">
            <text:p>Av. Juscelino Kubitschek De Oliveira - Ld, nº2651 - Cidade Industrial de Curitiba, Curitiba - PR, 81270-200, Brazil</text:p>
          </table:table-cell>
          <table:table-cell office:value-type="string">
            <text:p>(41) 3122-9700</text:p>
          </table:table-cell>
        </table:table-row>
        <table:table-row table:style-name="ro1">
          <table:table-cell office:value-type="string">
            <text:p>Assaí Atacadista - Cristo Rei</text:p>
          </table:table-cell>
          <table:table-cell office:value-type="string">
            <text:p>Av. Mal. Humberto de Alencar Castelo Branco, 230 - Cristo Rei, Curitiba - PR, 82530-010, Brazil</text:p>
          </table:table-cell>
          <table:table-cell office:value-type="string">
            <text:p>(41) 3142-7071</text:p>
          </table:table-cell>
        </table:table-row>
        <table:table-row table:style-name="ro1">
          <table:table-cell office:value-type="string">
            <text:p>Bonin Bakery</text:p>
          </table:table-cell>
          <table:table-cell office:value-type="string">
            <text:p>Alameda Prudente de Moraes, 995 - Centro, Curitiba - PR, 80430-234, Brazil</text:p>
          </table:table-cell>
          <table:table-cell office:value-type="string">
            <text:p>(41) 3149-5040</text:p>
          </table:table-cell>
        </table:table-row>
        <table:table-row table:style-name="ro1">
          <table:table-cell office:value-type="string">
            <text:p>Peixaria Cia. do Camarão - Santa Felicidade</text:p>
          </table:table-cell>
          <table:table-cell office:value-type="string">
            <text:p>Av. Manoel Ribas, 6215 - Santa Felicidade, Curitiba - PR, 82400-000, Brazil</text:p>
          </table:table-cell>
          <table:table-cell office:value-type="string">
            <text:p>(41) 3203-3513</text:p>
          </table:table-cell>
        </table:table-row>
        <table:table-row table:style-name="ro1">
          <table:table-cell office:value-type="string">
            <text:p>Armazém da Maria - Linha Verde - Curitiba</text:p>
          </table:table-cell>
          <table:table-cell office:value-type="string">
            <text:p>Linha Verde, 116 - Hauer, Curitiba - PR, 81630-280, Brazil</text:p>
          </table:table-cell>
          <table:table-cell office:value-type="string">
            <text:p>(41) 3207-4000</text:p>
          </table:table-cell>
        </table:table-row>
        <table:table-row table:style-name="ro1">
          <table:table-cell office:value-type="string">
            <text:p>Belissima Casa Di Frutas - Ecoville</text:p>
          </table:table-cell>
          <table:table-cell office:value-type="string">
            <text:p>R. Eduardo Sprada, 780 - Seminário, Curitiba - PR, 81220-050, Brazil</text:p>
          </table:table-cell>
          <table:table-cell office:value-type="string">
            <text:p>(41) 3209-2876</text:p>
          </table:table-cell>
        </table:table-row>
        <table:table-row table:style-name="ro1">
          <table:table-cell office:value-type="string">
            <text:p>Ruínas de São Francisco</text:p>
          </table:table-cell>
          <table:table-cell office:value-type="string">
            <text:p>Av. Jaime Reis, S/N - São Francisco, Curitiba - PR, 80510-010, Brazil</text:p>
          </table:table-cell>
          <table:table-cell office:value-type="string">
            <text:p>(41) 3213-7522</text:p>
          </table:table-cell>
        </table:table-row>
        <table:table-row table:style-name="ro1">
          <table:table-cell office:value-type="string">
            <text:p>Jumbo Atacadista</text:p>
          </table:table-cell>
          <table:table-cell office:value-type="string">
            <text:p>Olívio José Bocchi, 400 - Tatuquara, Curitiba - PR, 81880-470, Brazil</text:p>
          </table:table-cell>
          <table:table-cell office:value-type="string">
            <text:p>(41) 3217-9044</text:p>
          </table:table-cell>
        </table:table-row>
        <table:table-row table:style-name="ro1">
          <table:table-cell office:value-type="string">
            <text:p>Festval</text:p>
          </table:table-cell>
          <table:table-cell office:value-type="string">
            <text:p>R. Brg. Franco, 641 - Mercês, Curitiba - PR, 80430-210, Brazil</text:p>
          </table:table-cell>
          <table:table-cell office:value-type="string">
            <text:p>(41) 3219-7160</text:p>
          </table:table-cell>
        </table:table-row>
        <table:table-row table:style-name="ro1">
          <table:table-cell office:value-type="string">
            <text:p>Empório Rosmarino</text:p>
          </table:table-cell>
          <table:table-cell office:value-type="string">
            <text:p>R. Fernando Simas, 347 - Mercês, Curitiba - PR, 80430-190, Brazil</text:p>
          </table:table-cell>
          <table:table-cell office:value-type="string">
            <text:p>(41) 3224-3010</text:p>
          </table:table-cell>
        </table:table-row>
        <table:table-row table:style-name="ro1">
          <table:table-cell office:value-type="string">
            <text:p>CROSTINI CAFETERIA</text:p>
          </table:table-cell>
          <table:table-cell office:value-type="string">
            <text:p>Piso Roma - R. Mal. Deodoro, 630 - Loja 06 - Centro, Curitiba - PR, 80010-010, Brazil</text:p>
          </table:table-cell>
          <table:table-cell office:value-type="string">
            <text:p>(41) 3225-2045</text:p>
          </table:table-cell>
        </table:table-row>
        <table:table-row table:style-name="ro1">
          <table:table-cell office:value-type="string">
            <text:p>Belíssima Casa Di Frutas e Açougue - Santa Quitéria</text:p>
          </table:table-cell>
          <table:table-cell office:value-type="string">
            <text:p>R. Prof. Fábio de Souza, 1240 - Santa Quiteria, Curitiba - PR, 80310-230, Brazil</text:p>
          </table:table-cell>
          <table:table-cell office:value-type="string">
            <text:p>(41) 3229-1240</text:p>
          </table:table-cell>
        </table:table-row>
        <table:table-row table:style-name="ro1">
          <table:table-cell office:value-type="string">
            <text:p>Atacadão - Curitiba Guaira</text:p>
          </table:table-cell>
          <table:table-cell office:value-type="string">
            <text:p>Av. Presidente Wenceslau Braz, 1046 - Guaíra, Curitiba - PR, 81010-000, Brazil</text:p>
          </table:table-cell>
          <table:table-cell office:value-type="string">
            <text:p>(41) 3230-3724</text:p>
          </table:table-cell>
        </table:table-row>
        <table:table-row table:style-name="ro1">
          <table:table-cell office:value-type="string">
            <text:p>Tereza Zanchi Shopping Crystal</text:p>
          </table:table-cell>
          <table:table-cell office:value-type="string">
            <text:p>R. Comendador Araújo, 731 - 262 - Batel, Curitiba - PR, 80420-000, Brazil</text:p>
          </table:table-cell>
          <table:table-cell office:value-type="string">
            <text:p>(41) 3233-8136</text:p>
          </table:table-cell>
        </table:table-row>
        <table:table-row table:style-name="ro1">
          <table:table-cell office:value-type="string">
            <text:p>Empório do Campo</text:p>
          </table:table-cell>
          <table:table-cell office:value-type="string">
            <text:p>R. Fernando de Noronha, 957 - Santa Cândida, Curitiba - PR, 82640-350, Brazil</text:p>
          </table:table-cell>
          <table:table-cell office:value-type="string">
            <text:p>(41) 3236-1836</text:p>
          </table:table-cell>
        </table:table-row>
        <table:table-row table:style-name="ro1">
          <table:table-cell office:value-type="string">
            <text:p>Atacadão - Curitiba Fazendinha</text:p>
          </table:table-cell>
          <table:table-cell office:value-type="string">
            <text:p>R. João Bettega, 2576 - Portão, Curitiba - PR, 81070-001, Brazil</text:p>
          </table:table-cell>
          <table:table-cell office:value-type="string">
            <text:p>(41) 3239-8271</text:p>
          </table:table-cell>
        </table:table-row>
        <table:table-row table:style-name="ro1">
          <table:table-cell office:value-type="string">
            <text:p>Emporium Nattuvida</text:p>
          </table:table-cell>
          <table:table-cell office:value-type="string">
            <text:p>Banca 91 - Av. Sete de Setembro, 1865 - Centro, Curitiba - PR, 80060-070, Brazil</text:p>
          </table:table-cell>
          <table:table-cell office:value-type="string">
            <text:p>(41) 3248-2786</text:p>
          </table:table-cell>
        </table:table-row>
        <table:table-row table:style-name="ro1">
          <table:table-cell office:value-type="string">
            <text:p>Supermercado Curitiba</text:p>
          </table:table-cell>
          <table:table-cell office:value-type="string">
            <text:p>Rua Marcos Antônio Malucelli, 947 - Caiuá, Curitiba - PR, 81260-260, Brazil</text:p>
          </table:table-cell>
          <table:table-cell office:value-type="string">
            <text:p>(41) 3249-4615</text:p>
          </table:table-cell>
        </table:table-row>
        <table:table-row table:style-name="ro1">
          <table:table-cell office:value-type="string">
            <text:p>Empório e Adega Família Scopel</text:p>
          </table:table-cell>
          <table:table-cell office:value-type="string">
            <text:p>Av. Anita Garibaldi, 1047 - Cabral, Curitiba - PR, 80540-180, Brazil</text:p>
          </table:table-cell>
          <table:table-cell office:value-type="string">
            <text:p>(41) 3254-6016</text:p>
          </table:table-cell>
        </table:table-row>
        <table:table-row table:style-name="ro1">
          <table:table-cell office:value-type="string">
            <text:p>EMPÓRIO MAESTRIA - PRODUTOS NATURAIS, COLONIAIS E SUPLEMENTOS</text:p>
          </table:table-cell>
          <table:table-cell office:value-type="string">
            <text:p>Estrada de Santa Cândida, 40 - Tingui, Curitiba - PR, 82620-285, Brazil</text:p>
          </table:table-cell>
          <table:table-cell office:value-type="string">
            <text:p>(41) 3256-0843</text:p>
          </table:table-cell>
        </table:table-row>
        <table:table-row table:style-name="ro1">
          <table:table-cell office:value-type="string">
            <text:p>Ítalo Supermercados - Curitiba - Atuba</text:p>
          </table:table-cell>
          <table:table-cell office:value-type="string">
            <text:p>Av. Mal. Mascarenhas de Moraes, 1463 - Atuba, Curitiba - PR, 82620-300, Brazil</text:p>
          </table:table-cell>
          <table:table-cell office:value-type="string">
            <text:p>(41) 3256-4300</text:p>
          </table:table-cell>
        </table:table-row>
        <table:table-row table:style-name="ro1">
          <table:table-cell office:value-type="string">
            <text:p>Vidraçaria Cristal</text:p>
          </table:table-cell>
          <table:table-cell office:value-type="string">
            <text:p>Av. Monteiro Tourinho, 763 - Tingui, Curitiba - PR, 82600-000, Brazil</text:p>
          </table:table-cell>
          <table:table-cell office:value-type="string">
            <text:p>(41) 3257-0997</text:p>
          </table:table-cell>
        </table:table-row>
        <table:table-row table:style-name="ro1">
          <table:table-cell office:value-type="string">
            <text:p>Natural Market Mercado Municipal</text:p>
          </table:table-cell>
          <table:table-cell office:value-type="string">
            <text:p>R. da Paz, 604 - Centro, Curitiba - PR, 80060-160, Brazil</text:p>
          </table:table-cell>
          <table:table-cell office:value-type="string">
            <text:p>(41) 3262-2222</text:p>
          </table:table-cell>
        </table:table-row>
        <table:table-row table:style-name="ro1">
          <table:table-cell office:value-type="string">
            <text:p>Marcelo Cristal</text:p>
          </table:table-cell>
          <table:table-cell office:value-type="string">
            <text:p>R. Dias da Rocha Filho, 271 - Alto da XV, Curitiba - PR, 80045-130, Brazil</text:p>
          </table:table-cell>
          <table:table-cell office:value-type="string">
            <text:p>(41) 3262-9144</text:p>
          </table:table-cell>
        </table:table-row>
        <table:table-row table:style-name="ro1">
          <table:table-cell office:value-type="string">
            <text:p>Casa da Azeitona</text:p>
          </table:table-cell>
          <table:table-cell office:value-type="string">
            <text:p>Avenida Sete de Setembro (mercado Municipal de Curitiba) 1865 Loja 34 Loja 35 - Loja 36 - Centro, Curitiba - PR, 80060-070, Brazil</text:p>
          </table:table-cell>
          <table:table-cell office:value-type="string">
            <text:p>(41) 3264-1132</text:p>
          </table:table-cell>
        </table:table-row>
        <table:table-row table:style-name="ro1">
          <table:table-cell office:value-type="string">
            <text:p>Angeloni Bigorrilho</text:p>
          </table:table-cell>
          <table:table-cell office:value-type="string">
            <text:p>Alameda Dr. Carlos de Carvalho, 2050 - Bigorrilho, Curitiba - PR, 80730-201, Brazil</text:p>
          </table:table-cell>
          <table:table-cell office:value-type="string">
            <text:p>(41) 3270-820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Juscelino Kubitschek De Oliveira - Ld, 2511 - Cidade Industrial de Curitiba, Curitiba - PR, 81270-200, Brazil</text:p>
          </table:table-cell>
          <table:table-cell office:value-type="string">
            <text:p>(41) 3279-6100</text:p>
          </table:table-cell>
        </table:table-row>
        <table:table-row table:style-name="ro1">
          <table:table-cell office:value-type="string">
            <text:p>Companhia Do Camarão</text:p>
          </table:table-cell>
          <table:table-cell office:value-type="string">
            <text:p>R. Maestro Carlos Frank, 2225 - Loja 14 - Boqueirão, Curitiba - PR, 81750-323, Brazil</text:p>
          </table:table-cell>
          <table:table-cell office:value-type="string">
            <text:p>(41) 3287-6281</text:p>
          </table:table-cell>
        </table:table-row>
        <table:table-row table:style-name="ro1">
          <table:table-cell office:value-type="string">
            <text:p>Super Big Wholesaler</text:p>
          </table:table-cell>
          <table:table-cell office:value-type="string">
            <text:p>BR 116, 13100 - R. Roberto Faria, 30 - Fanny, Curitiba - PR, 81030-150, Brazil</text:p>
          </table:table-cell>
          <table:table-cell office:value-type="string">
            <text:p>(41) 3302-4750</text:p>
          </table:table-cell>
        </table:table-row>
        <table:table-row table:style-name="ro1">
          <table:table-cell office:value-type="string">
            <text:p>Coco Bambu Restaurant Curitiba</text:p>
          </table:table-cell>
          <table:table-cell office:value-type="string">
            <text:p>Shopping Crystal - R. Comendador Araújo, 731 - Sala 321 - Batel, Curitiba - PR, 80420-000, Brazil</text:p>
          </table:table-cell>
          <table:table-cell office:value-type="string">
            <text:p>(41) 3308-4901</text:p>
          </table:table-cell>
        </table:table-row>
        <table:table-row table:style-name="ro1">
          <table:table-cell office:value-type="string">
            <text:p>Atacadão - Curitiba Boqueirão</text:p>
          </table:table-cell>
          <table:table-cell office:value-type="string">
            <text:p>Av. Mal. Floriano Peixoto, 10520 - Alto Boqueirão, Curitiba - PR, 81730-000, Brazil</text:p>
          </table:table-cell>
          <table:table-cell office:value-type="string">
            <text:p>(41) 3311-4592</text:p>
          </table:table-cell>
        </table:table-row>
        <table:table-row table:style-name="ro1">
          <table:table-cell office:value-type="string">
            <text:p>Angeloni Água Verde</text:p>
          </table:table-cell>
          <table:table-cell office:value-type="string">
            <text:p>Av. Rep. Argentina, 900 - Água Verde, Curitiba - PR, 80620-010, Brazil</text:p>
          </table:table-cell>
          <table:table-cell office:value-type="string">
            <text:p>(41) 3312-2300</text:p>
          </table:table-cell>
        </table:table-row>
        <table:table-row table:style-name="ro1">
          <table:table-cell office:value-type="string">
            <text:p>Mercado Central</text:p>
          </table:table-cell>
          <table:table-cell office:value-type="string">
            <text:p>Praça Rui Barbosa, 101 - Centro, Curitiba - PR, 80010-030, Brazil</text:p>
          </table:table-cell>
          <table:table-cell office:value-type="string">
            <text:p>(41) 3313-5577</text:p>
          </table:table-cell>
        </table:table-row>
        <table:table-row table:style-name="ro1">
          <table:table-cell office:value-type="string">
            <text:p>Tropical Banana</text:p>
          </table:table-cell>
          <table:table-cell office:value-type="string">
            <text:p>R. Prof. Pedro Viriato Parigot de Souza, 600 - Mossunguê, Curitiba - PR, 81200-100, Brazil</text:p>
          </table:table-cell>
          <table:table-cell office:value-type="string">
            <text:p>(41) 3317-6019</text:p>
          </table:table-cell>
        </table:table-row>
        <table:table-row table:style-name="ro1">
          <table:table-cell office:value-type="string">
            <text:p>Atacado Price King</text:p>
          </table:table-cell>
          <table:table-cell office:value-type="string">
            <text:p>Rua Diogo Mugiatti, 1287 - Boqueirão, Curitiba - PR, 81730-360, Brazil</text:p>
          </table:table-cell>
          <table:table-cell office:value-type="string">
            <text:p>(41) 3328-8027</text:p>
          </table:table-cell>
        </table:table-row>
        <table:table-row table:style-name="ro1">
          <table:table-cell office:value-type="string">
            <text:p>Quality Orgânicos</text:p>
          </table:table-cell>
          <table:table-cell office:value-type="string">
            <text:p>R. Jerônimo Durski, 1370 - Bigorrilho, Curitiba - PR, 80710-320, Brazil</text:p>
          </table:table-cell>
          <table:table-cell office:value-type="string">
            <text:p>(41) 3336-2815</text:p>
          </table:table-cell>
        </table:table-row>
        <table:table-row table:style-name="ro1">
          <table:table-cell office:value-type="string">
            <text:p>Bonn Markt Produtos Naturais Pães e Bolos sem glúten e sem leite</text:p>
          </table:table-cell>
          <table:table-cell office:value-type="string">
            <text:p>R. Henrique Itiberê da Cunha, 550 - Bom Retiro, Curitiba - PR, 80520-120, Brazil</text:p>
          </table:table-cell>
          <table:table-cell office:value-type="string">
            <text:p>(41) 3339-1241</text:p>
          </table:table-cell>
        </table:table-row>
        <table:table-row table:style-name="ro1">
          <table:table-cell office:value-type="string">
            <text:p>Cristal Cell-Monsenhor</text:p>
          </table:table-cell>
          <table:table-cell office:value-type="string">
            <text:p>R. Monsenhor Celso, 132 - Centro, Curitiba - PR, 80010-150, Brazil</text:p>
          </table:table-cell>
          <table:table-cell office:value-type="string">
            <text:p>(41) 3339-3010</text:p>
          </table:table-cell>
        </table:table-row>
        <table:table-row table:style-name="ro1">
          <table:table-cell office:value-type="string">
            <text:p>Empório Kaminski</text:p>
          </table:table-cell>
          <table:table-cell office:value-type="string">
            <text:p>Av. Sete de Setembro, 6355 - Seminário, Curitiba - PR, 80240-001, Brazil</text:p>
          </table:table-cell>
          <table:table-cell office:value-type="string">
            <text:p>(41) 3342-3978</text:p>
          </table:table-cell>
        </table:table-row>
        <table:table-row table:style-name="ro1">
          <table:table-cell office:value-type="string">
            <text:p>Que Delícia Produtos Naturais</text:p>
          </table:table-cell>
          <table:table-cell office:value-type="string">
            <text:p>Av. Pres. Arthur da S. Bernardes, 1774 - Portão, Curitiba - PR, 80320-300, Brazil</text:p>
          </table:table-cell>
          <table:table-cell office:value-type="string">
            <text:p>(41) 3345-1516</text:p>
          </table:table-cell>
        </table:table-row>
        <table:table-row table:style-name="ro1">
          <table:table-cell office:value-type="string">
            <text:p>Bananas Portão</text:p>
          </table:table-cell>
          <table:table-cell office:value-type="string">
            <text:p>Rua: BR 116, Km 110, nº 22901 - Ceasa - Tatuquara, Curitiba - PR, 81690-901, Brazil</text:p>
          </table:table-cell>
          <table:table-cell office:value-type="string">
            <text:p>(41) 3348-1786</text:p>
          </table:table-cell>
        </table:table-row>
        <table:table-row table:style-name="ro1">
          <table:table-cell office:value-type="string">
            <text:p>Feira Orgânica - Passeio Público</text:p>
          </table:table-cell>
          <table:table-cell office:value-type="string">
            <text:p>R. Pres. Faria, 563 - Centro, Curitiba - PR, 80020-290, Brazil</text:p>
          </table:table-cell>
          <table:table-cell office:value-type="string">
            <text:p>(41) 3350-3812</text:p>
          </table:table-cell>
        </table:table-row>
        <table:table-row table:style-name="ro1">
          <table:table-cell office:value-type="string">
            <text:p>Feira Orgânica Centro Cívico</text:p>
          </table:table-cell>
          <table:table-cell office:value-type="string">
            <text:p>R. Papa João XXIII, 307 - Centro Cívico, Curitiba - PR, 80530-030, Brazil</text:p>
          </table:table-cell>
          <table:table-cell office:value-type="string">
            <text:p>(41) 3350-3838</text:p>
          </table:table-cell>
        </table:table-row>
        <table:table-row table:style-name="ro1">
          <table:table-cell office:value-type="string">
            <text:p>Feira Orgânica - Praça do Japão</text:p>
          </table:table-cell>
          <table:table-cell office:value-type="string">
            <text:p>Praça do Japão, 16 - Água Verde, Curitiba - PR, 80240-180, Brazil</text:p>
          </table:table-cell>
          <table:table-cell office:value-type="string">
            <text:p>(41) 3350-3861</text:p>
          </table:table-cell>
        </table:table-row>
        <table:table-row table:style-name="ro1">
          <table:table-cell office:value-type="string">
            <text:p>Circuito Atacado e Varejo</text:p>
          </table:table-cell>
          <table:table-cell office:value-type="string">
            <text:p>R. João Bettega, 4280 - Cidade Industrial de Curitiba, Curitiba - PR, 81020-490, Brazil</text:p>
          </table:table-cell>
          <table:table-cell office:value-type="string">
            <text:p>(41) 3358-0606</text:p>
          </table:table-cell>
        </table:table-row>
        <table:table-row table:style-name="ro1">
          <table:table-cell office:value-type="string">
            <text:p>Ugami Mercado Natural - Produtos e Alimentos Veganos, Café e Restaurante Vegano</text:p>
          </table:table-cell>
          <table:table-cell office:value-type="string">
            <text:p>Av. Sen. Souza Naves, 274 - Alto da XV, Curitiba - PR, 80045-060, Brazil</text:p>
          </table:table-cell>
          <table:table-cell office:value-type="string">
            <text:p>(41) 3359-1819</text:p>
          </table:table-cell>
        </table:table-row>
        <table:table-row table:style-name="ro1">
          <table:table-cell office:value-type="string">
            <text:p>Cativa Natureza - Cosméticos Naturais Orgânicos</text:p>
          </table:table-cell>
          <table:table-cell office:value-type="string">
            <text:p>514 Mercado Municipal - R. da Paz, 608 - Centro, Curitiba - PR, 80060-070, Brazil</text:p>
          </table:table-cell>
          <table:table-cell office:value-type="string">
            <text:p>(41) 3363-0905</text:p>
          </table:table-cell>
        </table:table-row>
        <table:table-row table:style-name="ro1">
          <table:table-cell office:value-type="string">
            <text:p>Mercado Municipal de Curitiba</text:p>
          </table:table-cell>
          <table:table-cell office:value-type="string">
            <text:p>Av. Sete de Setembro, 1865 - Centro, Curitiba - PR, 80060-070, Brazil</text:p>
          </table:table-cell>
          <table:table-cell office:value-type="string">
            <text:p>(41) 3363-3764</text:p>
          </table:table-cell>
        </table:table-row>
        <table:table-row table:style-name="ro1">
          <table:table-cell office:value-type="string">
            <text:p>Municipal Organic Market</text:p>
          </table:table-cell>
          <table:table-cell office:value-type="string">
            <text:p>R. da Paz, 608 - Centro, Curitiba - PR, 80060-160, Brazil</text:p>
          </table:table-cell>
          <table:table-cell office:value-type="string">
            <text:p>(41) 3363-3764</text:p>
          </table:table-cell>
        </table:table-row>
        <table:table-row table:style-name="ro1">
          <table:table-cell office:value-type="string">
            <text:p>Casa Fiesta</text:p>
          </table:table-cell>
          <table:table-cell office:value-type="string">
            <text:p>R. XV de Novembro, 2357 - Alto da XV, Curitiba - PR, 80045-270, Brazil</text:p>
          </table:table-cell>
          <table:table-cell office:value-type="string">
            <text:p>(41) 3363-6774</text:p>
          </table:table-cell>
        </table:table-row>
        <table:table-row table:style-name="ro1">
          <table:table-cell office:value-type="string">
            <text:p>Supermercados Goes - Uberaba</text:p>
          </table:table-cell>
          <table:table-cell office:value-type="string">
            <text:p>Rua Sargento Luiz Gonzaga Martins Ribas, 646 - Uberaba, Curitiba - PR, 81550-480, Brazil</text:p>
          </table:table-cell>
          <table:table-cell office:value-type="string">
            <text:p>(41) 3364-4428</text:p>
          </table:table-cell>
        </table:table-row>
        <table:table-row table:style-name="ro1">
          <table:table-cell office:value-type="string">
            <text:p>Supermecado Jacomar</text:p>
          </table:table-cell>
          <table:table-cell office:value-type="string">
            <text:p>Av. Sen. Salgado Filho, 4487 - Uberaba, Curitiba - PR, 81570-001, Brazil</text:p>
          </table:table-cell>
          <table:table-cell office:value-type="string">
            <text:p>(41) 3371-8700</text:p>
          </table:table-cell>
        </table:table-row>
        <table:table-row table:style-name="ro1">
          <table:table-cell office:value-type="string">
            <text:p>Noz Moscada Culinária</text:p>
          </table:table-cell>
          <table:table-cell office:value-type="string">
            <text:p>R. Lindolfo Pessoa, 476 - Seminário, Curitiba - PR, 80240-330, Brazil</text:p>
          </table:table-cell>
          <table:table-cell office:value-type="string">
            <text:p>(41) 3434-3429</text:p>
          </table:table-cell>
        </table:table-row>
        <table:table-row table:style-name="ro1">
          <table:table-cell office:value-type="string">
            <text:p>Noz Shoes</text:p>
          </table:table-cell>
          <table:table-cell office:value-type="string">
            <text:p>Av. Rep. Argentina, 900 - LJ 03 - Vila Izabel, Curitiba - PR, 80240-100, Brazil</text:p>
          </table:table-cell>
          <table:table-cell office:value-type="string">
            <text:p>(41) 3434-5555</text:p>
          </table:table-cell>
        </table:table-row>
        <table:table-row table:style-name="ro1">
          <table:table-cell office:value-type="string">
            <text:p>Empório da Jandy</text:p>
          </table:table-cell>
          <table:table-cell office:value-type="string">
            <text:p>Av. Winston Churchill, 936 - Bloco B - Loja 01A - Capão Raso, Curitiba - PR, 81130-000, Brazil</text:p>
          </table:table-cell>
          <table:table-cell office:value-type="string">
            <text:p>(41) 3503-6256</text:p>
          </table:table-cell>
        </table:table-row>
        <table:table-row table:style-name="ro1">
          <table:table-cell office:value-type="string">
            <text:p>Garcia La Frutaria Praça do Japão</text:p>
          </table:table-cell>
          <table:table-cell office:value-type="string">
            <text:p>Av. Sete de Setembro, 5011 - Batel, Curitiba - PR, 80250-205, Brazil</text:p>
          </table:table-cell>
          <table:table-cell office:value-type="string">
            <text:p>(41) 3524-4033</text:p>
          </table:table-cell>
        </table:table-row>
        <table:table-row table:style-name="ro1">
          <table:table-cell office:value-type="string">
            <text:p>Super Muffato</text:p>
          </table:table-cell>
          <table:table-cell office:value-type="string">
            <text:p>Av. Alberto Folloni - Bairro, 420 - Juvevê, Curitiba - PR, 80530-300, Brazil</text:p>
          </table:table-cell>
          <table:table-cell office:value-type="string">
            <text:p>(41) 3535-6400</text:p>
          </table:table-cell>
        </table:table-row>
        <table:table-row table:style-name="ro1">
          <table:table-cell office:value-type="string">
            <text:p>Emporium Muf's Café</text:p>
          </table:table-cell>
          <table:table-cell office:value-type="string">
            <text:p>R. Lamenha Lins, 467 - Centro, Curitiba - PR, 80250-020, Brazil</text:p>
          </table:table-cell>
          <table:table-cell office:value-type="string">
            <text:p>(41) 3538-4848</text:p>
          </table:table-cell>
        </table:table-row>
        <table:table-row table:style-name="ro1">
          <table:table-cell office:value-type="string">
            <text:p>Super Muffato - Tarumã</text:p>
          </table:table-cell>
          <table:table-cell office:value-type="string">
            <text:p>Av. Victor Ferreira do Amaral, 1088 - Tarumã, Curitiba - PR, 82530-230, Brazil</text:p>
          </table:table-cell>
          <table:table-cell office:value-type="string">
            <text:p>(41) 3544-620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odovia BR -116, 18.580 (Linha Verde - ao lado do - Terminal - Pinheirinho, Curitiba - PR, 81690-400, Brazil</text:p>
          </table:table-cell>
          <table:table-cell office:value-type="string">
            <text:p>(41) 3567-5350</text:p>
          </table:table-cell>
        </table:table-row>
        <table:table-row table:style-name="ro1">
          <table:table-cell office:value-type="string">
            <text:p>Shopping Crystal</text:p>
          </table:table-cell>
          <table:table-cell office:value-type="string">
            <text:p>R. Comendador Araújo, 731 - Batel, Curitiba - PR, 80420-000, Brazil</text:p>
          </table:table-cell>
          <table:table-cell office:value-type="string">
            <text:p>(41) 3883-3000</text:p>
          </table:table-cell>
        </table:table-row>
        <table:table-row table:style-name="ro1">
          <table:table-cell office:value-type="string">
            <text:p>Supermarket Condor Nilo Peçanha</text:p>
          </table:table-cell>
          <table:table-cell office:value-type="string">
            <text:p>R. Nilo Peçanha, 1000 - São Francisco, Curitiba - PR, 80520-000, Brazil</text:p>
          </table:table-cell>
          <table:table-cell office:value-type="string">
            <text:p>(41) 3888-2221</text:p>
          </table:table-cell>
        </table:table-row>
        <table:table-row table:style-name="ro1">
          <table:table-cell office:value-type="string">
            <text:p>Supermercado Condor Champagnat</text:p>
          </table:table-cell>
          <table:table-cell office:value-type="string">
            <text:p>R. Martim Afonso, 2800 - Champagnat, Curitiba - PR, 80730-030, Brazil</text:p>
          </table:table-cell>
          <table:table-cell office:value-type="string">
            <text:p>(41) 3888-2222</text:p>
          </table:table-cell>
        </table:table-row>
        <table:table-row table:style-name="ro1">
          <table:table-cell office:value-type="string">
            <text:p>Supermercado Condor Torres</text:p>
          </table:table-cell>
          <table:table-cell office:value-type="string">
            <text:p>Av. Com. Franco, 6005 - Uberaba, Curitiba - PR, 81560-000, Brazil</text:p>
          </table:table-cell>
          <table:table-cell office:value-type="string">
            <text:p>(41) 3888-2226</text:p>
          </table:table-cell>
        </table:table-row>
        <table:table-row table:style-name="ro1">
          <table:table-cell office:value-type="string">
            <text:p>Super Muffato Curitiba - Portão</text:p>
          </table:table-cell>
          <table:table-cell office:value-type="string">
            <text:p>R. Eduardo Carlos Pereira, 3605 - Portão, Curitiba - PR, 81020-235, Brazil</text:p>
          </table:table-cell>
          <table:table-cell office:value-type="string">
            <text:p>(41) 4009-5100</text:p>
          </table:table-cell>
        </table:table-row>
        <table:table-row table:style-name="ro1">
          <table:table-cell office:value-type="string">
            <text:p>Green Dog - Juvevê</text:p>
          </table:table-cell>
          <table:table-cell office:value-type="string">
            <text:p>R. Alberto Folloni, 225 - Juvevê, Curitiba - PR, 80530-300, Brazil</text:p>
          </table:table-cell>
          <table:table-cell office:value-type="string">
            <text:p>(41) 4111-1119</text:p>
          </table:table-cell>
        </table:table-row>
        <table:table-row table:style-name="ro1">
          <table:table-cell office:value-type="string">
            <text:p>Rede de Supermercados Santarém</text:p>
          </table:table-cell>
          <table:table-cell office:value-type="string">
            <text:p>Av. São João, 4065 - Vila Siam, Londrina - PR, 86036-030, Brazil</text:p>
          </table:table-cell>
          <table:table-cell office:value-type="string">
            <text:p>(43) 3321-9492</text:p>
          </table:table-cell>
        </table:table-row>
        <table:table-row table:style-name="ro1">
          <table:table-cell office:value-type="string">
            <text:p>Supermarkets Santarém Network</text:p>
          </table:table-cell>
          <table:table-cell office:value-type="string">
            <text:p>Av. Saul Elkind, 1068 - Conj. Hab. Violim, Londrina - PR, 86078-000, Brazil</text:p>
          </table:table-cell>
          <table:table-cell office:value-type="string">
            <text:p>(43) 3326-4362</text:p>
          </table:table-cell>
        </table:table-row>
        <table:table-row table:style-name="ro1">
          <table:table-cell office:value-type="string">
            <text:p>Supermercado Santarem</text:p>
          </table:table-cell>
          <table:table-cell office:value-type="string">
            <text:p>R. Figueira, 640 - Santa Rita, Londrina - PR, 86071-380, Brazil</text:p>
          </table:table-cell>
          <table:table-cell office:value-type="string">
            <text:p>(43) 3338-8036</text:p>
          </table:table-cell>
        </table:table-row>
        <table:table-row table:style-name="ro1">
          <table:table-cell office:value-type="string">
            <text:p>Santarém Supermercados</text:p>
          </table:table-cell>
          <table:table-cell office:value-type="string">
            <text:p>Av. Pres. Euríco Gáspar Dutra, 1300 - Cafezal, Londrina - PR, 86049-000, Brazil</text:p>
          </table:table-cell>
          <table:table-cell office:value-type="string">
            <text:p>(43) 3342-3531</text:p>
          </table:table-cell>
        </table:table-row>
        <table:table-row table:style-name="ro1">
          <table:table-cell office:value-type="string">
            <text:p>Supermercado Santarém - Loja Parigot de Souza</text:p>
          </table:table-cell>
          <table:table-cell office:value-type="string">
            <text:p>Av. Saul Elkind, 4080 - Parigot De Souza, Londrina - PR, 86082-000, Brazil</text:p>
          </table:table-cell>
          <table:table-cell office:value-type="string">
            <text:p>(43) 3348-7921</text:p>
          </table:table-cell>
        </table:table-row>
        <table:table-row table:style-name="ro1">
          <table:table-cell office:value-type="string">
            <text:p>Paraná Moda Park Shopping Atacadista</text:p>
          </table:table-cell>
          <table:table-cell office:value-type="string">
            <text:p>PR-317, 5428 - Gleba Ribeirão Pinguim, Maringá - PR, 87065-011, Brazil</text:p>
          </table:table-cell>
          <table:table-cell office:value-type="string">
            <text:p>(44) 3013-2000</text:p>
          </table:table-cell>
        </table:table-row>
        <table:table-row table:style-name="ro1">
          <table:table-cell office:value-type="string">
            <text:p>Milleniun Coffee Maringa</text:p>
          </table:table-cell>
          <table:table-cell office:value-type="string">
            <text:p>Av. João Paulino Vieira Filho, 843 - loja 03 - Zona 7, Maringá - PR, 87020-015, Brazil</text:p>
          </table:table-cell>
          <table:table-cell office:value-type="string">
            <text:p>(44) 3023-0044</text:p>
          </table:table-cell>
        </table:table-row>
        <table:table-row table:style-name="ro1">
          <table:table-cell office:value-type="string">
            <text:p>Sorveteria Cristal Bom Sorvetes</text:p>
          </table:table-cell>
          <table:table-cell office:value-type="string">
            <text:p>das - Av. das Palmeiras, 838 - Parque Palmeiras, Maringá - PR, 87083-350, Brazil</text:p>
          </table:table-cell>
          <table:table-cell office:value-type="string">
            <text:p>(44) 3023-3895</text:p>
          </table:table-cell>
        </table:table-row>
        <table:table-row table:style-name="ro1">
          <table:table-cell office:value-type="string">
            <text:p>Emporio do Ingá Produtos Naturais</text:p>
          </table:table-cell>
          <table:table-cell office:value-type="string">
            <text:p>Av. Arquiteto Nildo Ribeiro da Rocha, 4954 - Jardim Higienópolis, Maringá - PR, 87060-390, Brazil</text:p>
          </table:table-cell>
          <table:table-cell office:value-type="string">
            <text:p>(44) 3023-7777</text:p>
          </table:table-cell>
        </table:table-row>
        <table:table-row table:style-name="ro1">
          <table:table-cell office:value-type="string">
            <text:p>Camilo Atacadista</text:p>
          </table:table-cell>
          <table:table-cell office:value-type="string">
            <text:p>Av. Brasil, 4170 - Centro, Maringá - PR, 87013-000, Brazil</text:p>
          </table:table-cell>
          <table:table-cell office:value-type="string">
            <text:p>(44) 3025-3132</text:p>
          </table:table-cell>
        </table:table-row>
        <table:table-row table:style-name="ro1">
          <table:table-cell office:value-type="string">
            <text:p>Delicel Indústria e Comércio de Alimentos Ltda.</text:p>
          </table:table-cell>
          <table:table-cell office:value-type="string">
            <text:p>Av. das Palmeiras, 1907 - Jardim Paris, Maringá - PR, 87083-350, Brazil</text:p>
          </table:table-cell>
          <table:table-cell office:value-type="string">
            <text:p>(44) 3026-1030</text:p>
          </table:table-cell>
        </table:table-row>
        <table:table-row table:style-name="ro1">
          <table:table-cell office:value-type="string">
            <text:p>Santo Bar</text:p>
          </table:table-cell>
          <table:table-cell office:value-type="string">
            <text:p>Av. Humaitá, 482 - Zona 04, Maringá - PR, 87014-200, Brazil</text:p>
          </table:table-cell>
          <table:table-cell office:value-type="string">
            <text:p>(44) 3026-4820</text:p>
          </table:table-cell>
        </table:table-row>
        <table:table-row table:style-name="ro1">
          <table:table-cell office:value-type="string">
            <text:p>Duney Alimentos</text:p>
          </table:table-cell>
          <table:table-cell office:value-type="string">
            <text:p>R. Olímpico, 1389 - Jardim Aurora, Maringá - PR, 87070-240, Brazil</text:p>
          </table:table-cell>
          <table:table-cell office:value-type="string">
            <text:p>(44) 3027-8181</text:p>
          </table:table-cell>
        </table:table-row>
        <table:table-row table:style-name="ro1">
          <table:table-cell office:value-type="string">
            <text:p>Shopping Vest Sul | Atacado de Moda</text:p>
          </table:table-cell>
          <table:table-cell office:value-type="string">
            <text:p>PR-317, Km 06 - 5873 - Distrito Industrial 2, Maringá - PR, 87065-005, Brazil</text:p>
          </table:table-cell>
          <table:table-cell office:value-type="string">
            <text:p>(44) 3027-8600</text:p>
          </table:table-cell>
        </table:table-row>
        <table:table-row table:style-name="ro1">
          <table:table-cell office:value-type="string">
            <text:p>Maringá EPI</text:p>
          </table:table-cell>
          <table:table-cell office:value-type="string">
            <text:p>Av. Brasil, 1416 - Zona 03, Maringá - PR, 87050-000, Brazil</text:p>
          </table:table-cell>
          <table:table-cell office:value-type="string">
            <text:p>(44) 3028-2504</text:p>
          </table:table-cell>
        </table:table-row>
        <table:table-row table:style-name="ro1">
          <table:table-cell office:value-type="string">
            <text:p>Semprebom Natural Products</text:p>
          </table:table-cell>
          <table:table-cell office:value-type="string">
            <text:p>Av. Duque de Caxias, 264 - Zona 01, Maringá - PR, 87013-180, Brazil</text:p>
          </table:table-cell>
          <table:table-cell office:value-type="string">
            <text:p>(44) 3028-7770</text:p>
          </table:table-cell>
        </table:table-row>
        <table:table-row table:style-name="ro1">
          <table:table-cell office:value-type="string">
            <text:p>Comércio de Bananas Santomé - Maringá</text:p>
          </table:table-cell>
          <table:table-cell office:value-type="string">
            <text:p>Marginal Avenida Pref. Sincler Sambatti - Jardim Monte Carlo, Maringá - PR, 87055-405, Brazil</text:p>
          </table:table-cell>
          <table:table-cell office:value-type="string">
            <text:p>(44) 3029-4747</text:p>
          </table:table-cell>
        </table:table-row>
        <table:table-row table:style-name="ro1">
          <table:table-cell office:value-type="string">
            <text:p>Supermercados Bom Dia Jardim Liberdade</text:p>
          </table:table-cell>
          <table:table-cell office:value-type="string">
            <text:p>Av. dos Palmares, 201 - Jardim Liberdade, Maringá - PR, 87047-035, Brazil</text:p>
          </table:table-cell>
          <table:table-cell office:value-type="string">
            <text:p>(44) 3029-7575</text:p>
          </table:table-cell>
        </table:table-row>
        <table:table-row table:style-name="ro1">
          <table:table-cell office:value-type="string">
            <text:p>Banana Doce</text:p>
          </table:table-cell>
          <table:table-cell office:value-type="string">
            <text:p>Av. Brasil, 3092 - Zona 03, Maringá - PR, 87013-000, Brazil</text:p>
          </table:table-cell>
          <table:table-cell office:value-type="string">
            <text:p>(44) 3029-9492</text:p>
          </table:table-cell>
        </table:table-row>
        <table:table-row table:style-name="ro1">
          <table:table-cell office:value-type="string">
            <text:p>Empório Santa Cruz</text:p>
          </table:table-cell>
          <table:table-cell office:value-type="string">
            <text:p>Av. Alziro Zarur, 1477 - Conj. Res. Ney Braga, Maringá - PR, 87083-010, Brazil</text:p>
          </table:table-cell>
          <table:table-cell office:value-type="string">
            <text:p>(44) 3030-3322</text:p>
          </table:table-cell>
        </table:table-row>
        <table:table-row table:style-name="ro1">
          <table:table-cell office:value-type="string">
            <text:p>Cristal Ateliê De Prótese Dentária</text:p>
          </table:table-cell>
          <table:table-cell office:value-type="string">
            <text:p>R. Aristídes Lôbo, 393 - Vila Santo Antonio, Maringá - PR, 87030-240, Brazil</text:p>
          </table:table-cell>
          <table:table-cell office:value-type="string">
            <text:p>(44) 3031-0513</text:p>
          </table:table-cell>
        </table:table-row>
        <table:table-row table:style-name="ro1">
          <table:table-cell office:value-type="string">
            <text:p>Maringá Fitas</text:p>
          </table:table-cell>
          <table:table-cell office:value-type="string">
            <text:p>Av. Brasil, 1592 - Zona 03, Maringá - PR, 87050-000, Brazil</text:p>
          </table:table-cell>
          <table:table-cell office:value-type="string">
            <text:p>(44) 3031-3358</text:p>
          </table:table-cell>
        </table:table-row>
        <table:table-row table:style-name="ro1">
          <table:table-cell office:value-type="string">
            <text:p>Nutrigenes</text:p>
          </table:table-cell>
          <table:table-cell office:value-type="string">
            <text:p>Av. Humaitá, 452 - Sala 101 - Zona 04, Maringá - PR, 87014-200, Brazil</text:p>
          </table:table-cell>
          <table:table-cell office:value-type="string">
            <text:p>(44) 3031-3515</text:p>
          </table:table-cell>
        </table:table-row>
        <table:table-row table:style-name="ro1">
          <table:table-cell office:value-type="string">
            <text:p>Tornearia Cristal</text:p>
          </table:table-cell>
          <table:table-cell office:value-type="string">
            <text:p>Av. Paranavaí, 760 - Zona 06, Maringá - PR, 87015-630, Brazil</text:p>
          </table:table-cell>
          <table:table-cell office:value-type="string">
            <text:p>(44) 3031-8326</text:p>
          </table:table-cell>
        </table:table-row>
        <table:table-row table:style-name="ro1">
          <table:table-cell office:value-type="string">
            <text:p>Leonardo Comércio Atacadista</text:p>
          </table:table-cell>
          <table:table-cell office:value-type="string">
            <text:p>Av. Colombo, 7750 - Zona 06, Maringá - PR, 87080-190, Brazil</text:p>
          </table:table-cell>
          <table:table-cell office:value-type="string">
            <text:p>(44) 3031-8780</text:p>
          </table:table-cell>
        </table:table-row>
        <table:table-row table:style-name="ro1">
          <table:table-cell office:value-type="string">
            <text:p>Nutribom Food Shop</text:p>
          </table:table-cell>
          <table:table-cell office:value-type="string">
            <text:p>Av. Herval, 695 - Zona 01, Maringá - PR, 87013-110, Brazil</text:p>
          </table:table-cell>
          <table:table-cell office:value-type="string">
            <text:p>(44) 3031-9321</text:p>
          </table:table-cell>
        </table:table-row>
        <table:table-row table:style-name="ro1">
          <table:table-cell office:value-type="string">
            <text:p>Empório &amp; Cia Produtos Naturais - Loja Duque</text:p>
          </table:table-cell>
          <table:table-cell office:value-type="string">
            <text:p>Av. Duque de Caxias, 595 - Centro, Maringá - PR, 87013-180, Brazil</text:p>
          </table:table-cell>
          <table:table-cell office:value-type="string">
            <text:p>(44) 3034-0729</text:p>
          </table:table-cell>
        </table:table-row>
        <table:table-row table:style-name="ro1">
          <table:table-cell office:value-type="string">
            <text:p>Cristal Presentes</text:p>
          </table:table-cell>
          <table:table-cell office:value-type="string">
            <text:p>Av. Dona Sophia Rasgulaeff, 3172 - Jardim Novo Oasis, Maringá - PR, 87043-010, Brazil</text:p>
          </table:table-cell>
          <table:table-cell office:value-type="string">
            <text:p>(44) 3034-2486</text:p>
          </table:table-cell>
        </table:table-row>
        <table:table-row table:style-name="ro1">
          <table:table-cell office:value-type="string">
            <text:p>Empório &amp; Cia Produtos Naturais - Loja Paraná</text:p>
          </table:table-cell>
          <table:table-cell office:value-type="string">
            <text:p>Av. Paraná, 1600 - Zona 7, Maringá - PR, 87020-085, Brazil</text:p>
          </table:table-cell>
          <table:table-cell office:value-type="string">
            <text:p>(44) 3037-0621</text:p>
          </table:table-cell>
        </table:table-row>
        <table:table-row table:style-name="ro1">
          <table:table-cell office:value-type="string">
            <text:p>Banana Com Aveia - Produtos Naturais</text:p>
          </table:table-cell>
          <table:table-cell office:value-type="string">
            <text:p>Av. dos Palmares, 138 - Jardim Liberdade, Maringá - PR, 87047-035, Brazil</text:p>
          </table:table-cell>
          <table:table-cell office:value-type="string">
            <text:p>(44) 3040-3232</text:p>
          </table:table-cell>
        </table:table-row>
        <table:table-row table:style-name="ro1">
          <table:table-cell office:value-type="string">
            <text:p>Estilo Verde e Cia Produtos Naturais</text:p>
          </table:table-cell>
          <table:table-cell office:value-type="string">
            <text:p>Av. Brasil, 4216 - Loja 02 - Zona 01, Maringá - PR, 87013-000, Brazil</text:p>
          </table:table-cell>
          <table:table-cell office:value-type="string">
            <text:p>(44) 3041-1933</text:p>
          </table:table-cell>
        </table:table-row>
        <table:table-row table:style-name="ro1">
          <table:table-cell office:value-type="string">
            <text:p>Genevitta Mercado e Restaurante - Centro</text:p>
          </table:table-cell>
          <table:table-cell office:value-type="string">
            <text:p>Av. Advogado Horácio Raccanello Filho, 5589 - Novo Centro, Maringá - PR, 87020-035, Brazil</text:p>
          </table:table-cell>
          <table:table-cell office:value-type="string">
            <text:p>(44) 3041-3788</text:p>
          </table:table-cell>
        </table:table-row>
        <table:table-row table:style-name="ro1">
          <table:table-cell office:value-type="string">
            <text:p>Armazém Vida Saudável Produtos Naturais</text:p>
          </table:table-cell>
          <table:table-cell office:value-type="string">
            <text:p>Av. Laguna, 1075 - Zona 03, Maringá - PR, 87050-260, Brazil</text:p>
          </table:table-cell>
          <table:table-cell office:value-type="string">
            <text:p>(44) 3041-6066</text:p>
          </table:table-cell>
        </table:table-row>
        <table:table-row table:style-name="ro1">
          <table:table-cell office:value-type="string">
            <text:p>Mercado Municipal</text:p>
          </table:table-cell>
          <table:table-cell office:value-type="string">
            <text:p>Av. Prudente de Morais - Zona 7, Maringá - PR, 87020-017, Brazil</text:p>
          </table:table-cell>
          <table:table-cell office:value-type="string">
            <text:p>(44) 3041-9000</text:p>
          </table:table-cell>
        </table:table-row>
        <table:table-row table:style-name="ro1">
          <table:table-cell office:value-type="string">
            <text:p>Vale Atacado</text:p>
          </table:table-cell>
          <table:table-cell office:value-type="string">
            <text:p>Av. Colombo, 7734 - Zona 06, Maringá - PR, 87080-180, Brazil</text:p>
          </table:table-cell>
          <table:table-cell office:value-type="string">
            <text:p>(44) 3046-8989</text:p>
          </table:table-cell>
        </table:table-row>
        <table:table-row table:style-name="ro1">
          <table:table-cell office:value-type="string">
            <text:p>Atacado Maringá</text:p>
          </table:table-cell>
          <table:table-cell office:value-type="string">
            <text:p>R. Pioneiro Paschoal Lorenceti, 259 - Parque Industrial II, Maringá - PR, 87065-210, Brazil</text:p>
          </table:table-cell>
          <table:table-cell office:value-type="string">
            <text:p>(44) 3046-9600</text:p>
          </table:table-cell>
        </table:table-row>
        <table:table-row table:style-name="ro1">
          <table:table-cell office:value-type="string">
            <text:p>Casa Verde - Produtos Naturais</text:p>
          </table:table-cell>
          <table:table-cell office:value-type="string">
            <text:p>Av. Cerro Azul, 2166 B - Jardim Novo Horizonte, Maringá - PR, 87010-055, Brazil</text:p>
          </table:table-cell>
          <table:table-cell office:value-type="string">
            <text:p>(44) 3047-1667</text:p>
          </table:table-cell>
        </table:table-row>
        <table:table-row table:style-name="ro1">
          <table:table-cell office:value-type="string">
            <text:p>ACRILICOS CRISTAL</text:p>
          </table:table-cell>
          <table:table-cell office:value-type="string">
            <text:p>Av. Guedner, 2889 - Parque da Gavea, Maringá - PR, 87053-265, Brazil</text:p>
          </table:table-cell>
          <table:table-cell office:value-type="string">
            <text:p>(44) 3047-5630</text:p>
          </table:table-cell>
        </table:table-row>
        <table:table-row table:style-name="ro1">
          <table:table-cell office:value-type="string">
            <text:p>Mérieux NutriSciences</text:p>
          </table:table-cell>
          <table:table-cell office:value-type="string">
            <text:p>R. Pioneiro Miguel Jordão Martines, 379 - Parque Industrial, Maringá - PR, 87065-660, Brazil</text:p>
          </table:table-cell>
          <table:table-cell office:value-type="string">
            <text:p>(44) 3112-0217</text:p>
          </table:table-cell>
        </table:table-row>
        <table:table-row table:style-name="ro1">
          <table:table-cell office:value-type="string">
            <text:p>Castanha &amp; Martins advogados</text:p>
          </table:table-cell>
          <table:table-cell office:value-type="string">
            <text:p>Av. Pedro Taques, 294. Atrium Torre Sul - Sala 703 - Zona 10, Maringá - PR, 87030-008, Brazil</text:p>
          </table:table-cell>
          <table:table-cell office:value-type="string">
            <text:p>(44) 3123-3899</text:p>
          </table:table-cell>
        </table:table-row>
        <table:table-row table:style-name="ro1">
          <table:table-cell office:value-type="string">
            <text:p>MODA MARINGÁ SHOPPING ATACADISTA</text:p>
          </table:table-cell>
          <table:table-cell office:value-type="string">
            <text:p>PR-317, 4829 - Parque Industrial, Maringá - PR, Brazil</text:p>
          </table:table-cell>
          <table:table-cell office:value-type="string">
            <text:p>(44) 3126-2200</text:p>
          </table:table-cell>
        </table:table-row>
        <table:table-row table:style-name="ro1">
          <table:table-cell office:value-type="string">
            <text:p>VemKiTem Atacarejo Maringá</text:p>
          </table:table-cell>
          <table:table-cell office:value-type="string">
            <text:p>Av. Colombo, 9322 - Chácaras Estilo, Maringá - PR, 87065-005, Brazil</text:p>
          </table:table-cell>
          <table:table-cell office:value-type="string">
            <text:p>(44) 3212-150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Colombo, 9322 - Gleba Patrimônio, Maringá - PR, 87070-000, Brazil</text:p>
          </table:table-cell>
          <table:table-cell office:value-type="string">
            <text:p>(44) 3218-4550</text:p>
          </table:table-cell>
        </table:table-row>
        <table:table-row table:style-name="ro1">
          <table:table-cell office:value-type="string">
            <text:p>Atacadão - Maringá Fernão Dias</text:p>
          </table:table-cell>
          <table:table-cell office:value-type="string">
            <text:p>R. Fernão Dias, 300 - loja 02 - Vila Castelande, Maringá - PR, 87045-110, Brazil</text:p>
          </table:table-cell>
          <table:table-cell office:value-type="string">
            <text:p>(44) 3218-8444</text:p>
          </table:table-cell>
        </table:table-row>
        <table:table-row table:style-name="ro1">
          <table:table-cell office:value-type="string">
            <text:p>Supermarkets Song City - Bento Munhoz</text:p>
          </table:table-cell>
          <table:table-cell office:value-type="string">
            <text:p>Zona 10, Maringá - State of Paraná, 87030-010, Brazil</text:p>
          </table:table-cell>
          <table:table-cell office:value-type="string">
            <text:p>(44) 3221-2650</text:p>
          </table:table-cell>
        </table:table-row>
        <table:table-row table:style-name="ro1">
          <table:table-cell office:value-type="string">
            <text:p>Atacadão da Indústria Melhor e Maior Loja de EPI e Uniformes em Maringá e Sarandi Distribuidor Para Todo Território Nacional</text:p>
          </table:table-cell>
          <table:table-cell office:value-type="string">
            <text:p>Av. Cerro Azul, 1822 - Jardim Novo Horizonte, Maringá - PR, 87010-055, Brazil</text:p>
          </table:table-cell>
          <table:table-cell office:value-type="string">
            <text:p>(44) 3223-0770</text:p>
          </table:table-cell>
        </table:table-row>
        <table:table-row table:style-name="ro1">
          <table:table-cell office:value-type="string">
            <text:p>Linaldo Carnes</text:p>
          </table:table-cell>
          <table:table-cell office:value-type="string">
            <text:p>R. Cuba, 737 - Vila Morangueira, Maringá - PR, 87040-451, Brazil</text:p>
          </table:table-cell>
          <table:table-cell office:value-type="string">
            <text:p>(44) 3223-3477</text:p>
          </table:table-cell>
        </table:table-row>
        <table:table-row table:style-name="ro1">
          <table:table-cell office:value-type="string">
            <text:p>Master Atacado</text:p>
          </table:table-cell>
          <table:table-cell office:value-type="string">
            <text:p>Av. Colombo, 7780 - Zona 06, Maringá - PR, 87080-000, Brazil</text:p>
          </table:table-cell>
          <table:table-cell office:value-type="string">
            <text:p>(44) 3224-4811</text:p>
          </table:table-cell>
        </table:table-row>
        <table:table-row table:style-name="ro1">
          <table:table-cell office:value-type="string">
            <text:p>Shinnai Fruit Deposit</text:p>
          </table:table-cell>
          <table:table-cell office:value-type="string">
            <text:p>Av. Prudente de Morais, 775 - Zona 7, Maringá - PR, 87020-010, Brazil</text:p>
          </table:table-cell>
          <table:table-cell office:value-type="string">
            <text:p>(44) 3224-5766</text:p>
          </table:table-cell>
        </table:table-row>
        <table:table-row table:style-name="ro1">
          <table:table-cell office:value-type="string">
            <text:p>Supermercado Condor Maringá</text:p>
          </table:table-cell>
          <table:table-cell office:value-type="string">
            <text:p>Av. Paraná, 1600 - Zona 7, Maringá - PR, 87020-085, Brazil</text:p>
          </table:table-cell>
          <table:table-cell office:value-type="string">
            <text:p>(44) 3225-3545</text:p>
          </table:table-cell>
        </table:table-row>
        <table:table-row table:style-name="ro1">
          <table:table-cell office:value-type="string">
            <text:p>Frutaria Celeiro</text:p>
          </table:table-cell>
          <table:table-cell office:value-type="string">
            <text:p>R. das Tipuanas, 380 - Conj. Hab. Inocente Vila Nova Júnior, Maringá - PR, 87060-130, Brazil</text:p>
          </table:table-cell>
          <table:table-cell office:value-type="string">
            <text:p>(44) 3225-6784</text:p>
          </table:table-cell>
        </table:table-row>
        <table:table-row table:style-name="ro1">
          <table:table-cell office:value-type="string">
            <text:p>Atacadão Lingerie Wholesale and Retail</text:p>
          </table:table-cell>
          <table:table-cell office:value-type="string">
            <text:p>Av. Getúlio Vargas, 162 - Zona 01, Maringá - PR, 87013-130, Brazil</text:p>
          </table:table-cell>
          <table:table-cell office:value-type="string">
            <text:p>(44) 3227-6175</text:p>
          </table:table-cell>
        </table:table-row>
        <table:table-row table:style-name="ro1">
          <table:table-cell office:value-type="string">
            <text:p>Mercado Maringá</text:p>
          </table:table-cell>
          <table:table-cell office:value-type="string">
            <text:p>Av. Lucílio de Held, 1369 - Jardim Alvorada, Maringá - PR, 87033-230, Brazil</text:p>
          </table:table-cell>
          <table:table-cell office:value-type="string">
            <text:p>(44) 3228-2105</text:p>
          </table:table-cell>
        </table:table-row>
        <table:table-row table:style-name="ro1">
          <table:table-cell office:value-type="string">
            <text:p>Distribuidora Miranda Ltda</text:p>
          </table:table-cell>
          <table:table-cell office:value-type="string">
            <text:p>R. Estados Unidos, 1715 - Jardim Internorte, Maringá - PR, 87045-010, Brazil</text:p>
          </table:table-cell>
          <table:table-cell office:value-type="string">
            <text:p>(44) 3228-5960</text:p>
          </table:table-cell>
        </table:table-row>
        <table:table-row table:style-name="ro1">
          <table:table-cell office:value-type="string">
            <text:p>Canah Wine</text:p>
          </table:table-cell>
          <table:table-cell office:value-type="string">
            <text:p>Av. Pres. Juscelino K. de Oliveira, 856 - Zona 2, Maringá - PR, 87010-440, Brazil</text:p>
          </table:table-cell>
          <table:table-cell office:value-type="string">
            <text:p>(44) 3255-4962</text:p>
          </table:table-cell>
        </table:table-row>
        <table:table-row table:style-name="ro1">
          <table:table-cell office:value-type="string">
            <text:p>Cristal Fantasia</text:p>
          </table:table-cell>
          <table:table-cell office:value-type="string">
            <text:p>R. Piratininga, 468 - Loja 3 - Zona 01, Maringá - PR, 87013-100, Brazil</text:p>
          </table:table-cell>
          <table:table-cell office:value-type="string">
            <text:p>(44) 3255-6621</text:p>
          </table:table-cell>
        </table:table-row>
        <table:table-row table:style-name="ro1">
          <table:table-cell office:value-type="string">
            <text:p>Atacadão Maringá</text:p>
          </table:table-cell>
          <table:table-cell office:value-type="string">
            <text:p>R. Mitsuzo Taguchi, 1940 - Vila Castelande, Maringá - PR, 87045-110, Brazil</text:p>
          </table:table-cell>
          <table:table-cell office:value-type="string">
            <text:p>(44) 3261-8444</text:p>
          </table:table-cell>
        </table:table-row>
        <table:table-row table:style-name="ro1">
          <table:table-cell office:value-type="string">
            <text:p>Dica Natural Produtos Naturais</text:p>
          </table:table-cell>
          <table:table-cell office:value-type="string">
            <text:p>Av. Mandacaru, 277 - Loja 112 - Maringá, PR, 87080-000, Brazil</text:p>
          </table:table-cell>
          <table:table-cell office:value-type="string">
            <text:p>(44) 3262-0628</text:p>
          </table:table-cell>
        </table:table-row>
        <table:table-row table:style-name="ro1">
          <table:table-cell office:value-type="string">
            <text:p>Lavanderia Cristal</text:p>
          </table:table-cell>
          <table:table-cell office:value-type="string">
            <text:p>Av. Monteiro Lobato, 432 - Zona 08, Maringá - PR, 87050-280, Brazil</text:p>
          </table:table-cell>
          <table:table-cell office:value-type="string">
            <text:p>(44) 3262-7875</text:p>
          </table:table-cell>
        </table:table-row>
        <table:table-row table:style-name="ro1">
          <table:table-cell office:value-type="string">
            <text:p>Condomínio Edifício Cristal Palace</text:p>
          </table:table-cell>
          <table:table-cell office:value-type="string">
            <text:p>Condomínio Edifício Cristal Palace - R. São Pedro, 597 - Zona 7, Maringá - PR, 87030-210, Brazil</text:p>
          </table:table-cell>
          <table:table-cell office:value-type="string">
            <text:p>(44) 3263-4573</text:p>
          </table:table-cell>
        </table:table-row>
        <table:table-row table:style-name="ro1">
          <table:table-cell office:value-type="string">
            <text:p>Armazém dos Anjos Produtos Naturais</text:p>
          </table:table-cell>
          <table:table-cell office:value-type="string">
            <text:p>Av. Pedro Taques, 1456 - Zona 03, Maringá - PR, 87030-000, Brazil</text:p>
          </table:table-cell>
          <table:table-cell office:value-type="string">
            <text:p>(44) 3263-7687</text:p>
          </table:table-cell>
        </table:table-row>
        <table:table-row table:style-name="ro1">
          <table:table-cell office:value-type="string">
            <text:p>Cristalmed</text:p>
          </table:table-cell>
          <table:table-cell office:value-type="string">
            <text:p>Av. Dr. Luiz Teixeira Mendes, 1395 - Zona 04, Maringá - PR, 87015-000, Brazil</text:p>
          </table:table-cell>
          <table:table-cell office:value-type="string">
            <text:p>(44) 3265-1000</text:p>
          </table:table-cell>
        </table:table-row>
        <table:table-row table:style-name="ro1">
          <table:table-cell office:value-type="string">
            <text:p>Caju Doce Ind e Com Confecções</text:p>
          </table:table-cell>
          <table:table-cell office:value-type="string">
            <text:p>R. Vitória, 749 - Vila Esperanca, Maringá - PR, 87020-320, Brazil</text:p>
          </table:table-cell>
          <table:table-cell office:value-type="string">
            <text:p>(44) 3267-1501</text:p>
          </table:table-cell>
        </table:table-row>
        <table:table-row table:style-name="ro1">
          <table:table-cell office:value-type="string">
            <text:p>Mercado Cristal</text:p>
          </table:table-cell>
          <table:table-cell office:value-type="string">
            <text:p>Av. Franklin Delano Roosevelt, 4463 - Cj Hab Requião, Maringá - PR, 87047-420, Brazil</text:p>
          </table:table-cell>
          <table:table-cell office:value-type="string">
            <text:p>(44) 3268-7925</text:p>
          </table:table-cell>
        </table:table-row>
        <table:table-row table:style-name="ro1">
          <table:table-cell office:value-type="string">
            <text:p>Ingá Alimentos</text:p>
          </table:table-cell>
          <table:table-cell office:value-type="string">
            <text:p>Av. Herval, 361 - Zona 01, Maringá - PR, 87013-110, Brazil</text:p>
          </table:table-cell>
          <table:table-cell office:value-type="string">
            <text:p>(44) 3269-3005</text:p>
          </table:table-cell>
        </table:table-row>
        <table:table-row table:style-name="ro1">
          <table:table-cell office:value-type="string">
            <text:p>Supermarket Angeloni Maringa</text:p>
          </table:table-cell>
          <table:table-cell office:value-type="string">
            <text:p>Novo Centro - Av. Advogado Horácio Raccanello Filho, 5.120 - Zona 7, Maringá - PR, 87020-035, Brazil</text:p>
          </table:table-cell>
          <table:table-cell office:value-type="string">
            <text:p>(44) 3301-3600</text:p>
          </table:table-cell>
        </table:table-row>
        <table:table-row table:style-name="ro1">
          <table:table-cell office:value-type="string">
            <text:p>Super Muffato Maringá - Avenida São Paulo</text:p>
          </table:table-cell>
          <table:table-cell office:value-type="string">
            <text:p>Av. São Paulo, 1197 - Zona 1 - Centro, Maringá - PR, 87013-040, Brazil</text:p>
          </table:table-cell>
          <table:table-cell office:value-type="string">
            <text:p>(44) 3301-5500</text:p>
          </table:table-cell>
        </table:table-row>
        <table:table-row table:style-name="ro1">
          <table:table-cell office:value-type="string">
            <text:p>Atacadão - Maringá Colombo</text:p>
          </table:table-cell>
          <table:table-cell office:value-type="string">
            <text:p>Av. Colombo, 67 - Vila Nova, Maringá - PR, 87045-000, Brazil</text:p>
          </table:table-cell>
          <table:table-cell office:value-type="string">
            <text:p>(44) 3302-2550</text:p>
          </table:table-cell>
        </table:table-row>
        <table:table-row table:style-name="ro1">
          <table:table-cell office:value-type="string">
            <text:p>Supermercados Bom Dia FK - Av. Paraná</text:p>
          </table:table-cell>
          <table:table-cell office:value-type="string">
            <text:p>Av. Paraná, 1440 - Zona 7, Maringá - PR, 87020-085, Brazil</text:p>
          </table:table-cell>
          <table:table-cell office:value-type="string">
            <text:p>(44) 3305-0682</text:p>
          </table:table-cell>
        </table:table-row>
        <table:table-row table:style-name="ro1">
          <table:table-cell office:value-type="string">
            <text:p>Armazém Saúde &amp; Vida - Produtos Naturais - Maringa</text:p>
          </table:table-cell>
          <table:table-cell office:value-type="string">
            <text:p>Av. Paraná, 1180 - Zona 7, Maringá - PR, 87020-085, Brazil</text:p>
          </table:table-cell>
          <table:table-cell office:value-type="string">
            <text:p>(44) 3305-2149</text:p>
          </table:table-cell>
        </table:table-row>
        <table:table-row table:style-name="ro1">
          <table:table-cell office:value-type="string">
            <text:p>Coco Bambu Maringá</text:p>
          </table:table-cell>
          <table:table-cell office:value-type="string">
            <text:p>Av. Colombo, 9161 - Loja 69 - Parque Industrial Bandeirantes, Maringá - PR, 87070-000, Brazil</text:p>
          </table:table-cell>
          <table:table-cell office:value-type="string">
            <text:p>(44) 3343-4100</text:p>
          </table:table-cell>
        </table:table-row>
        <table:table-row table:style-name="ro1">
          <table:table-cell office:value-type="string">
            <text:p>Amigão Supermercados - Tamandaré</text:p>
          </table:table-cell>
          <table:table-cell office:value-type="string">
            <text:p>Av. Tamandaré, 903 - Zona 01, Maringá - PR, 87013-210, Brazil</text:p>
          </table:table-cell>
          <table:table-cell office:value-type="string">
            <text:p>(44) 3344-5711</text:p>
          </table:table-cell>
        </table:table-row>
        <table:table-row table:style-name="ro1">
          <table:table-cell office:value-type="string">
            <text:p>Amigão Supermercados - Ney Braga</text:p>
          </table:table-cell>
          <table:table-cell office:value-type="string">
            <text:p>Av. Alziro Zarur, 1575 - Conj. Res. Ney Braga, Maringá - PR, 87083-130, Brazil</text:p>
          </table:table-cell>
          <table:table-cell office:value-type="string">
            <text:p>(44) 3344-5759</text:p>
          </table:table-cell>
        </table:table-row>
        <table:table-row table:style-name="ro1">
          <table:table-cell office:value-type="string">
            <text:p>Amigão Supermercados - Foz do Iguaçu</text:p>
          </table:table-cell>
          <table:table-cell office:value-type="string">
            <text:p>R. Água M.nha, 1259 - Parque Ouro Verde, Foz do Iguaçu - PR, 85854-240, Brazil</text:p>
          </table:table-cell>
          <table:table-cell office:value-type="string">
            <text:p>(44) 3344-5782</text:p>
          </table:table-cell>
        </table:table-row>
        <table:table-row table:style-name="ro1">
          <table:table-cell office:value-type="string">
            <text:p>Okada Produtos Naturais</text:p>
          </table:table-cell>
          <table:table-cell office:value-type="string">
            <text:p>Av. São Paulo, 2589 - sala04 - Vila Bosque, Maringá - PR, 87005-040, Brazil</text:p>
          </table:table-cell>
          <table:table-cell office:value-type="string">
            <text:p>(44) 3346-6058</text:p>
          </table:table-cell>
        </table:table-row>
        <table:table-row table:style-name="ro1">
          <table:table-cell office:value-type="string">
            <text:p>INGÁ NUTS</text:p>
          </table:table-cell>
          <table:table-cell office:value-type="string">
            <text:p>R. João Furlan, 420 - Barracão 6 - Vila Santa Izabel, Maringá - PR, 87080-520, Brazil</text:p>
          </table:table-cell>
          <table:table-cell office:value-type="string">
            <text:p>(44) 3346-6254</text:p>
          </table:table-cell>
        </table:table-row>
        <table:table-row table:style-name="ro1">
          <table:table-cell office:value-type="string">
            <text:p>Muffato Max Wholesaler</text:p>
          </table:table-cell>
          <table:table-cell office:value-type="string">
            <text:p>Av. Colombo, 2720 - Vila Morangueira, Maringá - PR, 87045-000, Brazil</text:p>
          </table:table-cell>
          <table:table-cell office:value-type="string">
            <text:p>(44) 3366-3200</text:p>
          </table:table-cell>
        </table:table-row>
        <table:table-row table:style-name="ro1">
          <table:table-cell office:value-type="string">
            <text:p>Mercadão of Maringa</text:p>
          </table:table-cell>
          <table:table-cell office:value-type="string">
            <text:p>Av. Prudente de Morais, 601 - Zona 7, Maringá - PR, 87020-010, Brazil</text:p>
          </table:table-cell>
          <table:table-cell office:value-type="string">
            <text:p>(44) 3801-9070</text:p>
          </table:table-cell>
        </table:table-row>
        <table:table-row table:style-name="ro1">
          <table:table-cell office:value-type="string">
            <text:p>Super Muffato Maringá - João Paulino</text:p>
          </table:table-cell>
          <table:table-cell office:value-type="string">
            <text:p>Av. João Paulino Vieira Filho, 190 - Centro, Maringá - PR, 87020-015, Brazil</text:p>
          </table:table-cell>
          <table:table-cell office:value-type="string">
            <text:p>(44) 4009-1400</text:p>
          </table:table-cell>
        </table:table-row>
        <table:table-row table:style-name="ro1">
          <table:table-cell office:value-type="string">
            <text:p>Super Muffato Maringá - Cerro Azul</text:p>
          </table:table-cell>
          <table:table-cell office:value-type="string">
            <text:p>Av. Cerro Azul, 2075 - Zona 02 - Vila Marumby, Maringá - PR, 87010-000, Brazil</text:p>
          </table:table-cell>
          <table:table-cell office:value-type="string">
            <text:p>(44) 4009-8900</text:p>
          </table:table-cell>
        </table:table-row>
        <table:table-row table:style-name="ro1">
          <table:table-cell office:value-type="string">
            <text:p>Max Atacadista Foz do Iguaçu - BR 277</text:p>
          </table:table-cell>
          <table:table-cell office:value-type="string">
            <text:p>Av. Getulio Vargas, 672, AND Térreo - Parque Pres. 1, Foz do Iguaçu - PR, 85863-350, Brazil</text:p>
          </table:table-cell>
          <table:table-cell office:value-type="string">
            <text:p>(45) 2102-1300</text:p>
          </table:table-cell>
        </table:table-row>
        <table:table-row table:style-name="ro1">
          <table:table-cell office:value-type="string">
            <text:p>Muffato Max Atacadista</text:p>
          </table:table-cell>
          <table:table-cell office:value-type="string">
            <text:p>R. das Missões, 2550 - Vila Portes, Foz do Iguaçu - PR, 85865-030, Brazil</text:p>
          </table:table-cell>
          <table:table-cell office:value-type="string">
            <text:p>(45) 2102-1600</text:p>
          </table:table-cell>
        </table:table-row>
        <table:table-row table:style-name="ro1">
          <table:table-cell office:value-type="string">
            <text:p>Super Muffato Foz do Iguaçu - Portinari</text:p>
          </table:table-cell>
          <table:table-cell office:value-type="string">
            <text:p>Av. Juscelino Kubitscheck, 1565 - Centro, Foz do Iguaçu - PR, 85864-000, Brazil</text:p>
          </table:table-cell>
          <table:table-cell office:value-type="string">
            <text:p>(45) 2102-1800</text:p>
          </table:table-cell>
        </table:table-row>
        <table:table-row table:style-name="ro1">
          <table:table-cell office:value-type="string">
            <text:p>Super Muffato - Boicy</text:p>
          </table:table-cell>
          <table:table-cell office:value-type="string">
            <text:p>Av. Paraná, 386 - Boicy, Foz do Iguaçu - PR, 85851-970, Brazil</text:p>
          </table:table-cell>
          <table:table-cell office:value-type="string">
            <text:p>(45) 2102-1900</text:p>
          </table:table-cell>
        </table:table-row>
        <table:table-row table:style-name="ro1">
          <table:table-cell office:value-type="string">
            <text:p>Destro Macroatacado</text:p>
          </table:table-cell>
          <table:table-cell office:value-type="string">
            <text:p>R. José do Patrocínio, 532 - Vila Portes, Foz do Iguaçu - PR, 85865-120, Brazil</text:p>
          </table:table-cell>
          <table:table-cell office:value-type="string">
            <text:p>(45) 2102-2500</text:p>
          </table:table-cell>
        </table:table-row>
        <table:table-row table:style-name="ro1">
          <table:table-cell office:value-type="string">
            <text:p>Atacadão - Foz do Iguaçu</text:p>
          </table:table-cell>
          <table:table-cell office:value-type="string">
            <text:p>R. Nelson da Cunha Júnior, 350 - Vila Perola, Foz do Iguaçu - PR, 85865-228, Brazil</text:p>
          </table:table-cell>
          <table:table-cell office:value-type="string">
            <text:p>(45) 2105-3200</text:p>
          </table:table-cell>
        </table:table-row>
        <table:table-row table:style-name="ro1">
          <table:table-cell office:value-type="string">
            <text:p>Dega Empório - Frios e produtos naturais</text:p>
          </table:table-cell>
          <table:table-cell office:value-type="string">
            <text:p>Av. Garibaldi - Vila A, Foz do Iguaçu - PR, 85861-550, Brazil</text:p>
          </table:table-cell>
          <table:table-cell office:value-type="string">
            <text:p>(45) 3025-1007</text:p>
          </table:table-cell>
        </table:table-row>
        <table:table-row table:style-name="ro1">
          <table:table-cell office:value-type="string">
            <text:p>Pomare Empório - Produtos Naturais em Foz do Iguaçu</text:p>
          </table:table-cell>
          <table:table-cell office:value-type="string">
            <text:p>R. Mal. Deodoro, 1562 - Centro, Foz do Iguaçu - PR, 85851-030, Brazil</text:p>
          </table:table-cell>
          <table:table-cell office:value-type="string">
            <text:p>(45) 3025-1201</text:p>
          </table:table-cell>
        </table:table-row>
        <table:table-row table:style-name="ro1">
          <table:table-cell office:value-type="string">
            <text:p>Equilíbrio Gastronomia Restaurante e Café Saudável</text:p>
          </table:table-cell>
          <table:table-cell office:value-type="string">
            <text:p>R. Tarobá, 719 - Centro, Foz do Iguaçu - PR, 85851-220, Brazil</text:p>
          </table:table-cell>
          <table:table-cell office:value-type="string">
            <text:p>(45) 3025-1707</text:p>
          </table:table-cell>
        </table:table-row>
        <table:table-row table:style-name="ro1">
          <table:table-cell office:value-type="string">
            <text:p>Produza Foods Comércio de Alimentos Ltda.</text:p>
          </table:table-cell>
          <table:table-cell office:value-type="string">
            <text:p>Av. Jorge Schimmelpfeng, 600 - 102 - Centro, Foz do Iguaçu - PR, 85851-110, Brazil</text:p>
          </table:table-cell>
          <table:table-cell office:value-type="string">
            <text:p>(45) 3025-4889</text:p>
          </table:table-cell>
        </table:table-row>
        <table:table-row table:style-name="ro1">
          <table:table-cell office:value-type="string">
            <text:p>Supermercado Morumbi</text:p>
          </table:table-cell>
          <table:table-cell office:value-type="string">
            <text:p>Av. Mario Filho, 647 - Parque Res. Morumbi, Foz do Iguaçu - PR, 85858-440, Brazil</text:p>
          </table:table-cell>
          <table:table-cell office:value-type="string">
            <text:p>(45) 3025-5046</text:p>
          </table:table-cell>
        </table:table-row>
        <table:table-row table:style-name="ro1">
          <table:table-cell office:value-type="string">
            <text:p>Supermercado Econômico</text:p>
          </table:table-cell>
          <table:table-cell office:value-type="string">
            <text:p>Av. Alemanha, 1242 - Jardim Europa, Foz do Iguaçu - PR, 85859-315, Brazil</text:p>
          </table:table-cell>
          <table:table-cell office:value-type="string">
            <text:p>(45) 3027-3527</text:p>
          </table:table-cell>
        </table:table-row>
        <table:table-row table:style-name="ro1">
          <table:table-cell office:value-type="string">
            <text:p>Comercial Dalas</text:p>
          </table:table-cell>
          <table:table-cell office:value-type="string">
            <text:p>R. Di Cavalcante, 1885 - Jardim Boa Vista, Foz do Iguaçu - PR, 85864-290, Brazil</text:p>
          </table:table-cell>
          <table:table-cell office:value-type="string">
            <text:p>(45) 3027-9500</text:p>
          </table:table-cell>
        </table:table-row>
        <table:table-row table:style-name="ro1">
          <table:table-cell office:value-type="string">
            <text:p>Dilettare Atacado e Varejo</text:p>
          </table:table-cell>
          <table:table-cell office:value-type="string">
            <text:p>R. Assis Brasil, 645 - Vila Portes, Foz do Iguaçu - PR, 85865-140, Brazil</text:p>
          </table:table-cell>
          <table:table-cell office:value-type="string">
            <text:p>(45) 3027-9520</text:p>
          </table:table-cell>
        </table:table-row>
        <table:table-row table:style-name="ro1">
          <table:table-cell office:value-type="string">
            <text:p>Ítalo Supermercados - Foz do Iguaçu Centro</text:p>
          </table:table-cell>
          <table:table-cell office:value-type="string">
            <text:p>R. Edmundo de Barros, 303 - Centro, Foz do Iguaçu - PR, 85851-120, Brazil</text:p>
          </table:table-cell>
          <table:table-cell office:value-type="string">
            <text:p>(45) 3028-1111</text:p>
          </table:table-cell>
        </table:table-row>
        <table:table-row table:style-name="ro1">
          <table:table-cell office:value-type="string">
            <text:p>Jauense Confeitaria - Foz do Iguaçu</text:p>
          </table:table-cell>
          <table:table-cell office:value-type="string">
            <text:p>Av. Juscelino Kubitscheck, 117 - Centro, Foz do Iguaçu - PR, 85851-210, Brazil</text:p>
          </table:table-cell>
          <table:table-cell office:value-type="string">
            <text:p>(45) 3028-1621</text:p>
          </table:table-cell>
        </table:table-row>
        <table:table-row table:style-name="ro1">
          <table:table-cell office:value-type="string">
            <text:p>Pronapi - Produtos Naturais em Foz do Iguaçu</text:p>
          </table:table-cell>
          <table:table-cell office:value-type="string">
            <text:p>Tv. Júlio Pasa, 112 - Centro, Foz do Iguaçu - PR, 85851-370, Brazil</text:p>
          </table:table-cell>
          <table:table-cell office:value-type="string">
            <text:p>(45) 3028-4006</text:p>
          </table:table-cell>
        </table:table-row>
        <table:table-row table:style-name="ro1">
          <table:table-cell office:value-type="string">
            <text:p>Iguaçu Market and Butcher</text:p>
          </table:table-cell>
          <table:table-cell office:value-type="string">
            <text:p>R. Tibagi, 720 - Campos do Iguacu, Foz do Iguaçu - PR, 85857-000, Brazil</text:p>
          </table:table-cell>
          <table:table-cell office:value-type="string">
            <text:p>(45) 3028-4362</text:p>
          </table:table-cell>
        </table:table-row>
        <table:table-row table:style-name="ro1">
          <table:table-cell office:value-type="string">
            <text:p>Ítalo Supermercados - Foz do Iguaçu República</text:p>
          </table:table-cell>
          <table:table-cell office:value-type="string">
            <text:p>Av. República Argentina, 3496 - Jardim Panorama, Foz do Iguaçu - PR, 85856-578, Brazil</text:p>
          </table:table-cell>
          <table:table-cell office:value-type="string">
            <text:p>(45) 3029-8040</text:p>
          </table:table-cell>
        </table:table-row>
        <table:table-row table:style-name="ro1">
          <table:table-cell office:value-type="string">
            <text:p>Empório da Vila</text:p>
          </table:table-cell>
          <table:table-cell office:value-type="string">
            <text:p>Av. República Argentina, 2619 - Jardim Esmeralda I e II, Foz do Iguaçu - PR, 85856-000, Brazil</text:p>
          </table:table-cell>
          <table:table-cell office:value-type="string">
            <text:p>(45) 3030-0259</text:p>
          </table:table-cell>
        </table:table-row>
        <table:table-row table:style-name="ro1">
          <table:table-cell office:value-type="string">
            <text:p>Atacado Empório da Moda</text:p>
          </table:table-cell>
          <table:table-cell office:value-type="string">
            <text:p>R. Oswaldo Cruz, 712 - 1º - Vila Portes, Foz do Iguaçu - PR, 85865-155, Brazil</text:p>
          </table:table-cell>
          <table:table-cell office:value-type="string">
            <text:p>(45) 3030-1448</text:p>
          </table:table-cell>
        </table:table-row>
        <table:table-row table:style-name="ro1">
          <table:table-cell office:value-type="string">
            <text:p>Viva Natural Foz</text:p>
          </table:table-cell>
          <table:table-cell office:value-type="string">
            <text:p>R. Fagundes Varela, 521 - Vila Portes, Foz do Iguaçu - PR, 85865-160, Brazil</text:p>
          </table:table-cell>
          <table:table-cell office:value-type="string">
            <text:p>(45) 3030-3560</text:p>
          </table:table-cell>
        </table:table-row>
        <table:table-row table:style-name="ro1">
          <table:table-cell office:value-type="string">
            <text:p>Max Atacadista JK - Foz do Iguaçu</text:p>
          </table:table-cell>
          <table:table-cell office:value-type="string">
            <text:p>Av. Juscelino Kubitscheck, 2404 - Centro, Foz do Iguaçu - PR, 85864-160, Brazil</text:p>
          </table:table-cell>
          <table:table-cell office:value-type="string">
            <text:p>(45) 3132-2400</text:p>
          </table:table-cell>
        </table:table-row>
        <table:table-row table:style-name="ro1">
          <table:table-cell office:value-type="string">
            <text:p>Flor de Trigo</text:p>
          </table:table-cell>
          <table:table-cell office:value-type="string">
            <text:p>Av. Garibaldi, 1192 - Vila A, Foz do Iguaçu - PR, 85861-528, Brazil</text:p>
          </table:table-cell>
          <table:table-cell office:value-type="string">
            <text:p>(45) 3198-0366</text:p>
          </table:table-cell>
        </table:table-row>
        <table:table-row table:style-name="ro1">
          <table:table-cell office:value-type="string">
            <text:p>Albayan Doceria Arabic</text:p>
          </table:table-cell>
          <table:table-cell office:value-type="string">
            <text:p>R. Meca, 586 - Parque Monjolo, Foz do Iguaçu - PR, 85864-410, Brazil</text:p>
          </table:table-cell>
          <table:table-cell office:value-type="string">
            <text:p>(45) 3522-3043</text:p>
          </table:table-cell>
        </table:table-row>
        <table:table-row table:style-name="ro1">
          <table:table-cell office:value-type="string">
            <text:p>MARAVILHA | Distribuidora e Atacadista de UVAS e FLORES</text:p>
          </table:table-cell>
          <table:table-cell office:value-type="string">
            <text:p>Av. Juscelino Kubitscheck, 1254 - Vila Paraguaia, Foz do Iguaçu - PR, 85864-000, Brazil</text:p>
          </table:table-cell>
          <table:table-cell office:value-type="string">
            <text:p>(45) 3522-3739</text:p>
          </table:table-cell>
        </table:table-row>
        <table:table-row table:style-name="ro1">
          <table:table-cell office:value-type="string">
            <text:p>Mercado Mais Você</text:p>
          </table:table-cell>
          <table:table-cell office:value-type="string">
            <text:p>R. Urupês, 160 - Jardim Res. Sao Roque, Foz do Iguaçu - PR, 85853-707, Brazil</text:p>
          </table:table-cell>
          <table:table-cell office:value-type="string">
            <text:p>(45) 3522-3962</text:p>
          </table:table-cell>
        </table:table-row>
        <table:table-row table:style-name="ro1">
          <table:table-cell office:value-type="string">
            <text:p>Empório Natumel Produtos Naturais -</text:p>
          </table:table-cell>
          <table:table-cell office:value-type="string">
            <text:p>R. Quintino Bocaiúva, 966 - Centro, Foz do Iguaçu - PR, 85851-130, Brazil</text:p>
          </table:table-cell>
          <table:table-cell office:value-type="string">
            <text:p>(45) 3522-5320</text:p>
          </table:table-cell>
        </table:table-row>
        <table:table-row table:style-name="ro1">
          <table:table-cell office:value-type="string">
            <text:p>Ítalo Supermercados - Foz do Iguaçu - Porto Meira</text:p>
          </table:table-cell>
          <table:table-cell office:value-type="string">
            <text:p>R. das Rosas, 41 - Jardim das Flores, Foz do Iguaçu - PR, 85855-260, Brazil</text:p>
          </table:table-cell>
          <table:table-cell office:value-type="string">
            <text:p>(45) 3523-7196</text:p>
          </table:table-cell>
        </table:table-row>
        <table:table-row table:style-name="ro1">
          <table:table-cell office:value-type="string">
            <text:p>Empório da Vila Foz, Produtos Naturais , Suplementos , creatina e whey protein ( Unidade 1 Vila A )</text:p>
          </table:table-cell>
          <table:table-cell office:value-type="string">
            <text:p>Av. Silvio Américo Sasdelli - Vila A, Foz do Iguaçu - PR, 85863-720, Brazil</text:p>
          </table:table-cell>
          <table:table-cell office:value-type="string">
            <text:p>(45) 3524-0258</text:p>
          </table:table-cell>
        </table:table-row>
        <table:table-row table:style-name="ro1">
          <table:table-cell office:value-type="string">
            <text:p>Mercado Parati</text:p>
          </table:table-cell>
          <table:table-cell office:value-type="string">
            <text:p>R. Monsenhor Guilherme, 1177 - Jardim São Paulo II, Foz do Iguaçu - PR, 85856-410, Brazil</text:p>
          </table:table-cell>
          <table:table-cell office:value-type="string">
            <text:p>(45) 3525-2011</text:p>
          </table:table-cell>
        </table:table-row>
        <table:table-row table:style-name="ro1">
          <table:table-cell office:value-type="string">
            <text:p>Celeiro Natural - Produtos Naturais</text:p>
          </table:table-cell>
          <table:table-cell office:value-type="string">
            <text:p>Av. República Argentina, 4121 - Campos do Iguacu, Foz do Iguaçu - PR, 85857-118, Brazil</text:p>
          </table:table-cell>
          <table:table-cell office:value-type="string">
            <text:p>(45) 3525-6084</text:p>
          </table:table-cell>
        </table:table-row>
        <table:table-row table:style-name="ro1">
          <table:table-cell office:value-type="string">
            <text:p>Mercado Avenida</text:p>
          </table:table-cell>
          <table:table-cell office:value-type="string">
            <text:p>Av. Pôr do Sol, 220 - Jardim São Paulo II, Foz do Iguaçu - PR, 85856-430, Brazil</text:p>
          </table:table-cell>
          <table:table-cell office:value-type="string">
            <text:p>(45) 3525-6570</text:p>
          </table:table-cell>
        </table:table-row>
        <table:table-row table:style-name="ro1">
          <table:table-cell office:value-type="string">
            <text:p>Restaurante Castanha</text:p>
          </table:table-cell>
          <table:table-cell office:value-type="string">
            <text:p>Av. José Maria de Brito, 144 - Jardim Central, Foz do Iguaçu - PR, 85863-730, Brazil</text:p>
          </table:table-cell>
          <table:table-cell office:value-type="string">
            <text:p>(45) 3526-8555</text:p>
          </table:table-cell>
        </table:table-row>
        <table:table-row table:style-name="ro1">
          <table:table-cell office:value-type="string">
            <text:p>Mayer´s Especiarias</text:p>
          </table:table-cell>
          <table:table-cell office:value-type="string">
            <text:p>R. Fagundes Varela, 540 - Vila Portes, Foz do Iguaçu - PR, 85865-160, Brazil</text:p>
          </table:table-cell>
          <table:table-cell office:value-type="string">
            <text:p>(45) 3528-0508</text:p>
          </table:table-cell>
        </table:table-row>
        <table:table-row table:style-name="ro1">
          <table:table-cell office:value-type="string">
            <text:p>Empório com Arte</text:p>
          </table:table-cell>
          <table:table-cell office:value-type="string">
            <text:p>Av. das Cataratas, 569 - Vila Yolanda, Foz do Iguaçu - PR, 85853-200, Brazil</text:p>
          </table:table-cell>
          <table:table-cell office:value-type="string">
            <text:p>(45) 3572-4240</text:p>
          </table:table-cell>
        </table:table-row>
        <table:table-row table:style-name="ro1">
          <table:table-cell office:value-type="string">
            <text:p>Grãos SA - Atacarejo produtos naturais e especiarias</text:p>
          </table:table-cell>
          <table:table-cell office:value-type="string">
            <text:p>Av. Beira-Rio, 555 - Vila Portes, Foz do Iguaçu - PR, 85864-280, Brazil</text:p>
          </table:table-cell>
          <table:table-cell office:value-type="string">
            <text:p>(45) 3573-6017</text:p>
          </table:table-cell>
        </table:table-row>
        <table:table-row table:style-name="ro1">
          <table:table-cell office:value-type="string">
            <text:p>Cajuína Couros</text:p>
          </table:table-cell>
          <table:table-cell office:value-type="string">
            <text:p>Av. Brasil, 1233 - Centro, Foz do Iguaçu - PR, 85851-000, Brazil</text:p>
          </table:table-cell>
          <table:table-cell office:value-type="string">
            <text:p>(45) 3574-7826</text:p>
          </table:table-cell>
        </table:table-row>
        <table:table-row table:style-name="ro1">
          <table:table-cell office:value-type="string">
            <text:p>Ítalo Supermercados - Foz do Iguaçu Jd. Petrópolis</text:p>
          </table:table-cell>
          <table:table-cell office:value-type="string">
            <text:p>R. Fortaleza, 955 - Jardim das Laranjeiras, Foz do Iguaçu - PR, 85868-110, Brazil</text:p>
          </table:table-cell>
          <table:table-cell office:value-type="string">
            <text:p>(45) 3575-5154</text:p>
          </table:table-cell>
        </table:table-row>
        <table:table-row table:style-name="ro1">
          <table:table-cell office:value-type="string">
            <text:p>Megacenter Atacado, distribuidora de cimento e cal</text:p>
          </table:table-cell>
          <table:table-cell office:value-type="string">
            <text:p>Rua Assis Brasil - Vila Portes, Região Central, nº 862 - R. Assis Brasil - Vila Portes, Foz do Iguaçu - PR, 85865-140, Brazil</text:p>
          </table:table-cell>
          <table:table-cell office:value-type="string">
            <text:p>(45) 3578-2000</text:p>
          </table:table-cell>
        </table:table-row>
        <table:table-row table:style-name="ro1">
          <table:table-cell office:value-type="string">
            <text:p>Boutique das Castanhas</text:p>
          </table:table-cell>
          <table:table-cell office:value-type="string">
            <text:p>Av. das Cataratas, 3570 - Vila Yolanda, Foz do Iguaçu - PR, 85853-000, Brazil</text:p>
          </table:table-cell>
          <table:table-cell office:value-type="string">
            <text:p>(45) 3939-0000</text:p>
          </table:table-cell>
        </table:table-row>
        <table:table-row table:style-name="ro1">
          <table:table-cell office:value-type="string">
            <text:p>Biogrãos Produtos Naturais</text:p>
          </table:table-cell>
          <table:table-cell office:value-type="string">
            <text:p>Av. República Argentina, 5055 - Parque Morumbi, Foz do Iguaçu - PR, 85858-303, Brazil</text:p>
          </table:table-cell>
          <table:table-cell office:value-type="string">
            <text:p>(46) 3198-0409</text:p>
          </table:table-cell>
        </table:table-row>
        <table:table-row table:style-name="ro1">
          <table:table-cell office:value-type="string">
            <text:p>Hipermais | Varejo e Atacado - Paranaguamirim</text:p>
          </table:table-cell>
          <table:table-cell office:value-type="string">
            <text:p>R. João Luiz de Miranda Coutinho, 190 - Paranaguamirim, Joinville - SC, 89231-720, Brazil</text:p>
          </table:table-cell>
          <table:table-cell office:value-type="string">
            <text:p>(47) 2105-0001</text:p>
          </table:table-cell>
        </table:table-row>
        <table:table-row table:style-name="ro1">
          <table:table-cell office:value-type="string">
            <text:p>Sacolão Farm - Joinville</text:p>
          </table:table-cell>
          <table:table-cell office:value-type="string">
            <text:p>R. Dona Francisca, 4130 - Santo Antônio, Joinville - SC, 89218-110, Brazil</text:p>
          </table:table-cell>
          <table:table-cell office:value-type="string">
            <text:p>(47) 2858-3481</text:p>
          </table:table-cell>
        </table:table-row>
        <table:table-row table:style-name="ro1">
          <table:table-cell office:value-type="string">
            <text:p>Estação das Frutas</text:p>
          </table:table-cell>
          <table:table-cell office:value-type="string">
            <text:p>R. XV de Novembro - Vila Nova, Joinville - SC, 89237-000, Brazil</text:p>
          </table:table-cell>
          <table:table-cell office:value-type="string">
            <text:p>(47) 3013-7990</text:p>
          </table:table-cell>
        </table:table-row>
        <table:table-row table:style-name="ro1">
          <table:table-cell office:value-type="string">
            <text:p>Mercado Ponto Bom</text:p>
          </table:table-cell>
          <table:table-cell office:value-type="string">
            <text:p>R. Guilherme, 657 - Costa e Silva, Joinville - SC, 89218-500, Brazil</text:p>
          </table:table-cell>
          <table:table-cell office:value-type="string">
            <text:p>(47) 3023-3061</text:p>
          </table:table-cell>
        </table:table-row>
        <table:table-row table:style-name="ro1">
          <table:table-cell office:value-type="string">
            <text:p>Adriano Lanches &amp; Restaurante</text:p>
          </table:table-cell>
          <table:table-cell office:value-type="string">
            <text:p>Av. Getúlio Vargas, 850 - Anita Garibaldi, Joinville - SC, 89202-002, Brazil</text:p>
          </table:table-cell>
          <table:table-cell office:value-type="string">
            <text:p>(47) 3025-1667</text:p>
          </table:table-cell>
        </table:table-row>
        <table:table-row table:style-name="ro1">
          <table:table-cell office:value-type="string">
            <text:p>Santa Mistura</text:p>
          </table:table-cell>
          <table:table-cell office:value-type="string">
            <text:p>R. Otto Boehm, 722 - América, Joinville - SC, 89201-700, Brazil</text:p>
          </table:table-cell>
          <table:table-cell office:value-type="string">
            <text:p>(47) 3025-6569</text:p>
          </table:table-cell>
        </table:table-row>
        <table:table-row table:style-name="ro1">
          <table:table-cell office:value-type="string">
            <text:p>Banana Wax</text:p>
          </table:table-cell>
          <table:table-cell office:value-type="string">
            <text:p>R. Raul dos Santos, 440 - Jarivatuba, Joinville - SC, 89230-080, Brazil</text:p>
          </table:table-cell>
          <table:table-cell office:value-type="string">
            <text:p>(47) 3025-7166</text:p>
          </table:table-cell>
        </table:table-row>
        <table:table-row table:style-name="ro1">
          <table:table-cell office:value-type="string">
            <text:p>Supermarkets Bistek Joinville</text:p>
          </table:table-cell>
          <table:table-cell office:value-type="string">
            <text:p>R. Tuiuti, 1500 - Aventureiro, Joinville - SC, 89225-001, Brazil</text:p>
          </table:table-cell>
          <table:table-cell office:value-type="string">
            <text:p>(47) 3026-1840</text:p>
          </table:table-cell>
        </table:table-row>
        <table:table-row table:style-name="ro1">
          <table:table-cell office:value-type="string">
            <text:p>Feirão Frutaville</text:p>
          </table:table-cell>
          <table:table-cell office:value-type="string">
            <text:p>R. Albano Schmidt, 2068 - Boa Vista, Joinville - SC, 89205-100, Brazil</text:p>
          </table:table-cell>
          <table:table-cell office:value-type="string">
            <text:p>(47) 3026-2208</text:p>
          </table:table-cell>
        </table:table-row>
        <table:table-row table:style-name="ro1">
          <table:table-cell office:value-type="string">
            <text:p>Supermercado Arco-Íris</text:p>
          </table:table-cell>
          <table:table-cell office:value-type="string">
            <text:p>R. Albano Schmidt, 1016 - Boa Vista, Joinville - SC, 89205-101, Brazil</text:p>
          </table:table-cell>
          <table:table-cell office:value-type="string">
            <text:p>(47) 3026-4744</text:p>
          </table:table-cell>
        </table:table-row>
        <table:table-row table:style-name="ro1">
          <table:table-cell office:value-type="string">
            <text:p>Empório dos Naturais</text:p>
          </table:table-cell>
          <table:table-cell office:value-type="string">
            <text:p>R. Ricardo Stamm Gomes, 27 - Loja 06 - Centro, Joinville - SC, 89201-210, Brazil</text:p>
          </table:table-cell>
          <table:table-cell office:value-type="string">
            <text:p>(47) 3027-7366</text:p>
          </table:table-cell>
        </table:table-row>
        <table:table-row table:style-name="ro1">
          <table:table-cell office:value-type="string">
            <text:p>Empório da Lê Mário Lobo</text:p>
          </table:table-cell>
          <table:table-cell office:value-type="string">
            <text:p>R. Mário Lobo, 246 - sala 01 - Centro, Joinville - SC, 89201-330, Brazil</text:p>
          </table:table-cell>
          <table:table-cell office:value-type="string">
            <text:p>(47) 3028-0575</text:p>
          </table:table-cell>
        </table:table-row>
        <table:table-row table:style-name="ro1">
          <table:table-cell office:value-type="string">
            <text:p>Mercado Grão Pará</text:p>
          </table:table-cell>
          <table:table-cell office:value-type="string">
            <text:p>R. Tuiuti, 669 - Iririú, Joinville - SC, 89227-473, Brazil</text:p>
          </table:table-cell>
          <table:table-cell office:value-type="string">
            <text:p>(47) 3028-8794</text:p>
          </table:table-cell>
        </table:table-row>
        <table:table-row table:style-name="ro1">
          <table:table-cell office:value-type="string">
            <text:p>Chili's Mercado Natural</text:p>
          </table:table-cell>
          <table:table-cell office:value-type="string">
            <text:p>R. Dr. João Colin, 2900 - Saguaçu, Joinville - SC, 89218-035, Brazil</text:p>
          </table:table-cell>
          <table:table-cell office:value-type="string">
            <text:p>(47) 3029-0815</text:p>
          </table:table-cell>
        </table:table-row>
        <table:table-row table:style-name="ro1">
          <table:table-cell office:value-type="string">
            <text:p>Empório Príncipe</text:p>
          </table:table-cell>
          <table:table-cell office:value-type="string">
            <text:p>R. do Príncipe, 501 - loja 515 - Centro, Joinville - SC, 89201-003, Brazil</text:p>
          </table:table-cell>
          <table:table-cell office:value-type="string">
            <text:p>(47) 3029-0865</text:p>
          </table:table-cell>
        </table:table-row>
        <table:table-row table:style-name="ro1">
          <table:table-cell office:value-type="string">
            <text:p>Mercado Brasília</text:p>
          </table:table-cell>
          <table:table-cell office:value-type="string">
            <text:p>R. das Cegonhas, 484 - Jardim Iririú, Joinville - SC, 89224-150, Brazil</text:p>
          </table:table-cell>
          <table:table-cell office:value-type="string">
            <text:p>(47) 3029-0987</text:p>
          </table:table-cell>
        </table:table-row>
        <table:table-row table:style-name="ro1">
          <table:table-cell office:value-type="string">
            <text:p>Casa das Especiarias</text:p>
          </table:table-cell>
          <table:table-cell office:value-type="string">
            <text:p>R. Dr. João Colin, 769 - América, Joinville - SC, 89204-050, Brazil</text:p>
          </table:table-cell>
          <table:table-cell office:value-type="string">
            <text:p>(47) 3029-1215</text:p>
          </table:table-cell>
        </table:table-row>
        <table:table-row table:style-name="ro1">
          <table:table-cell office:value-type="string">
            <text:p>Casa da Azeitona Joinville</text:p>
          </table:table-cell>
          <table:table-cell office:value-type="string">
            <text:p>Ao lado do portão de entrada da Galeria de Serviços Beira Rio - R. Orestes Guimarães, 708 - América, Joinville - SC, 89204-060, Brazil</text:p>
          </table:table-cell>
          <table:table-cell office:value-type="string">
            <text:p>(47) 3030-2566</text:p>
          </table:table-cell>
        </table:table-row>
        <table:table-row table:style-name="ro1">
          <table:table-cell office:value-type="string">
            <text:p>Green Market</text:p>
          </table:table-cell>
          <table:table-cell office:value-type="string">
            <text:p>R. Iririú, 332 - Sala 4 - Saguaçu, Joinville - SC, 89221-301, Brazil</text:p>
          </table:table-cell>
          <table:table-cell office:value-type="string">
            <text:p>(47) 3031-1535</text:p>
          </table:table-cell>
        </table:table-row>
        <table:table-row table:style-name="ro1">
          <table:table-cell office:value-type="string">
            <text:p>Mercado São Marcos</text:p>
          </table:table-cell>
          <table:table-cell office:value-type="string">
            <text:p>R. Inambu, 3570 - Costa e Silva, Joinville - SC, 89220-002, Brazil</text:p>
          </table:table-cell>
          <table:table-cell office:value-type="string">
            <text:p>(47) 3034-3727</text:p>
          </table:table-cell>
        </table:table-row>
        <table:table-row table:style-name="ro1">
          <table:table-cell office:value-type="string">
            <text:p>Verduraria Fruit Station</text:p>
          </table:table-cell>
          <table:table-cell office:value-type="string">
            <text:p>R. Inambu, 371 - Costa e Silva, Joinville - SC, 89220-120, Brazil</text:p>
          </table:table-cell>
          <table:table-cell office:value-type="string">
            <text:p>(47) 3043-6866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R. XV de Novembro, 5010 - Vila Nova, Joinville - SC, 89237-090, Brazil</text:p>
          </table:table-cell>
          <table:table-cell office:value-type="string">
            <text:p>(47) 3121-2320</text:p>
          </table:table-cell>
        </table:table-row>
        <table:table-row table:style-name="ro1">
          <table:table-cell office:value-type="string">
            <text:p>Souza Hortifrúti Premium</text:p>
          </table:table-cell>
          <table:table-cell office:value-type="string">
            <text:p>R. XV de Novembro, 6783 - Vila Nova, Joinville - SC, 89237-009, Brazil</text:p>
          </table:table-cell>
          <table:table-cell office:value-type="string">
            <text:p>(47) 3121-9651</text:p>
          </table:table-cell>
        </table:table-row>
        <table:table-row table:style-name="ro1">
          <table:table-cell office:value-type="string">
            <text:p>Atacadão - Joinville</text:p>
          </table:table-cell>
          <table:table-cell office:value-type="string">
            <text:p>BR-101, 2044 - Glória, Joinville - SC, 89216-501, Brazil</text:p>
          </table:table-cell>
          <table:table-cell office:value-type="string">
            <text:p>(47) 3130-2124</text:p>
          </table:table-cell>
        </table:table-row>
        <table:table-row table:style-name="ro1">
          <table:table-cell office:value-type="string">
            <text:p>Giassi</text:p>
          </table:table-cell>
          <table:table-cell office:value-type="string">
            <text:p>R. Inácio Bastos, 173 - Bucarein, Joinville - SC, 89202-310, Brazil</text:p>
          </table:table-cell>
          <table:table-cell office:value-type="string">
            <text:p>(47) 3130-7900</text:p>
          </table:table-cell>
        </table:table-row>
        <table:table-row table:style-name="ro1">
          <table:table-cell office:value-type="string">
            <text:p>Peixaria Boutique do Camarão</text:p>
          </table:table-cell>
          <table:table-cell office:value-type="string">
            <text:p>R. Visc. de Mauá, 1725 - Santo Antônio, Joinville - SC, 89218-040, Brazil</text:p>
          </table:table-cell>
          <table:table-cell office:value-type="string">
            <text:p>(47) 3202-4274</text:p>
          </table:table-cell>
        </table:table-row>
        <table:table-row table:style-name="ro1">
          <table:table-cell office:value-type="string">
            <text:p>Empório Palácio</text:p>
          </table:table-cell>
          <table:table-cell office:value-type="string">
            <text:p>Rua Otto Pfuetzenreuter, 371 - Costa e Silva, Joinville - SC, 89219-200, Brazil</text:p>
          </table:table-cell>
          <table:table-cell office:value-type="string">
            <text:p>(47) 3202-5079</text:p>
          </table:table-cell>
        </table:table-row>
        <table:table-row table:style-name="ro1">
          <table:table-cell office:value-type="string">
            <text:p>Empório Guanabara Produtos Naturais</text:p>
          </table:table-cell>
          <table:table-cell office:value-type="string">
            <text:p>R. Guanabara, 796 - Guanabara, Joinville - SC, 89207-300, Brazil</text:p>
          </table:table-cell>
          <table:table-cell office:value-type="string">
            <text:p>(47) 3202-5786</text:p>
          </table:table-cell>
        </table:table-row>
        <table:table-row table:style-name="ro1">
          <table:table-cell office:value-type="string">
            <text:p>Empório Pirabeiraba Produtos Naturais</text:p>
          </table:table-cell>
          <table:table-cell office:value-type="string">
            <text:p>R. Olavo Bilac, 50 - Centro (Pirabeiraba), Joinville - SC, 89239-100, Brazil</text:p>
          </table:table-cell>
          <table:table-cell office:value-type="string">
            <text:p>(47) 3202-5786</text:p>
          </table:table-cell>
        </table:table-row>
        <table:table-row table:style-name="ro1">
          <table:table-cell office:value-type="string">
            <text:p>Pura Vida Organic Groceries</text:p>
          </table:table-cell>
          <table:table-cell office:value-type="string">
            <text:p>R. Min. Calógeras, 1514 - Atiradores, Joinville - SC, 89203-000, Brazil</text:p>
          </table:table-cell>
          <table:table-cell office:value-type="string">
            <text:p>(47) 3202-9800</text:p>
          </table:table-cell>
        </table:table-row>
        <table:table-row table:style-name="ro1">
          <table:table-cell office:value-type="string">
            <text:p>Instituto Semente de Caju</text:p>
          </table:table-cell>
          <table:table-cell office:value-type="string">
            <text:p>R. Dr. João Colin, 1285 - América, Joinville - SC, 89204-001, Brazil</text:p>
          </table:table-cell>
          <table:table-cell office:value-type="string">
            <text:p>(47) 3207-0310</text:p>
          </table:table-cell>
        </table:table-row>
        <table:table-row table:style-name="ro1">
          <table:table-cell office:value-type="string">
            <text:p>Cordel Castanhas e Prodtos Naturais</text:p>
          </table:table-cell>
          <table:table-cell office:value-type="string">
            <text:p>R. Dr. Roberto Koch, 36 - Atiradores, Joinville - SC, 89204-720, Brazil</text:p>
          </table:table-cell>
          <table:table-cell office:value-type="string">
            <text:p>(47) 3227-3005</text:p>
          </table:table-cell>
        </table:table-row>
        <table:table-row table:style-name="ro1">
          <table:table-cell office:value-type="string">
            <text:p>EMPÓRIO CATARINA LOJA DE PRODUTOS NATURAIS</text:p>
          </table:table-cell>
          <table:table-cell office:value-type="string">
            <text:p>R. Fátima, 664 - Jarivatuba, Joinville - SC, 89230-183, Brazil</text:p>
          </table:table-cell>
          <table:table-cell office:value-type="string">
            <text:p>(47) 3227-8525</text:p>
          </table:table-cell>
        </table:table-row>
        <table:table-row table:style-name="ro1">
          <table:table-cell office:value-type="string">
            <text:p>Loja Produtos Naturais Armazém Cerealista Joinville</text:p>
          </table:table-cell>
          <table:table-cell office:value-type="string">
            <text:p>R. Anita Garibaldi, 574 - Sala 2 - Anita Garibaldi, Joinville - SC, 89203-300, Brazil</text:p>
          </table:table-cell>
          <table:table-cell office:value-type="string">
            <text:p>(47) 3227-8843</text:p>
          </table:table-cell>
        </table:table-row>
        <table:table-row table:style-name="ro1">
          <table:table-cell office:value-type="string">
            <text:p>Verdureira da Vila</text:p>
          </table:table-cell>
          <table:table-cell office:value-type="string">
            <text:p>R. XV de Novembro, 7254 - Vila Nova, Joinville - SC, 89237-000, Brazil</text:p>
          </table:table-cell>
          <table:table-cell office:value-type="string">
            <text:p>(47) 3278-1769</text:p>
          </table:table-cell>
        </table:table-row>
        <table:table-row table:style-name="ro1">
          <table:table-cell office:value-type="string">
            <text:p>Natubem</text:p>
          </table:table-cell>
          <table:table-cell office:value-type="string">
            <text:p>R. Iririú, 1530 - Iririú, Joinville - SC, 89227-004, Brazil</text:p>
          </table:table-cell>
          <table:table-cell office:value-type="string">
            <text:p>(47) 3278-4495</text:p>
          </table:table-cell>
        </table:table-row>
        <table:table-row table:style-name="ro1">
          <table:table-cell office:value-type="string">
            <text:p>Supermercado Imperatriz - Joinville</text:p>
          </table:table-cell>
          <table:table-cell office:value-type="string">
            <text:p>R. Dr. João Colin, 1777 - América, Joinville - SC, 89204-003, Brazil</text:p>
          </table:table-cell>
          <table:table-cell office:value-type="string">
            <text:p>(47) 3279-4137</text:p>
          </table:table-cell>
        </table:table-row>
        <table:table-row table:style-name="ro1">
          <table:table-cell office:value-type="string">
            <text:p>Mercado Brasília</text:p>
          </table:table-cell>
          <table:table-cell office:value-type="string">
            <text:p>R. Olavo Bilac, 810 - Pirabeiraba, Joinville - SC, 89239-100, Brazil</text:p>
          </table:table-cell>
          <table:table-cell office:value-type="string">
            <text:p>(47) 3305-0166</text:p>
          </table:table-cell>
        </table:table-row>
        <table:table-row table:style-name="ro1">
          <table:table-cell office:value-type="string">
            <text:p>Mercado Sol</text:p>
          </table:table-cell>
          <table:table-cell office:value-type="string">
            <text:p>R. Padre Augusto, 178 - Fátima, Joinville - SC, 89229-030, Brazil</text:p>
          </table:table-cell>
          <table:table-cell office:value-type="string">
            <text:p>(47) 3305-3619</text:p>
          </table:table-cell>
        </table:table-row>
        <table:table-row table:style-name="ro1">
          <table:table-cell office:value-type="string">
            <text:p>Komprão Koch Atacadista - Bom Retiro</text:p>
          </table:table-cell>
          <table:table-cell office:value-type="string">
            <text:p>Av. Santos Dumont, 1170 - Bom Retiro, Joinville - SC, 89223-002, Brazil</text:p>
          </table:table-cell>
          <table:table-cell office:value-type="string">
            <text:p>(47) 3305-8050</text:p>
          </table:table-cell>
        </table:table-row>
        <table:table-row table:style-name="ro1">
          <table:table-cell office:value-type="string">
            <text:p>Confeitaria Bavaria</text:p>
          </table:table-cell>
          <table:table-cell office:value-type="string">
            <text:p>Alameda Rio Branco, 765 - Jardim Blumenau, Blumenau - SC, 89010-301, Brazil</text:p>
          </table:table-cell>
          <table:table-cell office:value-type="string">
            <text:p>(47) 3322-3892</text:p>
          </table:table-cell>
        </table:table-row>
        <table:table-row table:style-name="ro1">
          <table:table-cell office:value-type="string">
            <text:p>Mercado Rio Branco</text:p>
          </table:table-cell>
          <table:table-cell office:value-type="string">
            <text:p>R. Ernesto Bianchini, 543 - Rio Branco, Brusque - SC, 88350-600, Brazil</text:p>
          </table:table-cell>
          <table:table-cell office:value-type="string">
            <text:p>(47) 3351-0357</text:p>
          </table:table-cell>
        </table:table-row>
        <table:table-row table:style-name="ro1">
          <table:table-cell office:value-type="string">
            <text:p>Bendita Semente Produtos Naturais</text:p>
          </table:table-cell>
          <table:table-cell office:value-type="string">
            <text:p>R. Santa Catarina, 4063 - Santa Catarina, Joinville - SC, 89233-001, Brazil</text:p>
          </table:table-cell>
          <table:table-cell office:value-type="string">
            <text:p>(47) 3416-0130</text:p>
          </table:table-cell>
        </table:table-row>
        <table:table-row table:style-name="ro1">
          <table:table-cell office:value-type="string">
            <text:p>Empadas Jerke</text:p>
          </table:table-cell>
          <table:table-cell office:value-type="string">
            <text:p>R. Dr. João Colin, 393 - Centro, Joinville - SC, 89201-300, Brazil</text:p>
          </table:table-cell>
          <table:table-cell office:value-type="string">
            <text:p>(47) 3422-3739</text:p>
          </table:table-cell>
        </table:table-row>
        <table:table-row table:style-name="ro1">
          <table:table-cell office:value-type="string">
            <text:p>Armazém da Natureza</text:p>
          </table:table-cell>
          <table:table-cell office:value-type="string">
            <text:p>R. Dona Francisca, 5321 - Santo Antônio, Joinville - SC, 89218-112, Brazil</text:p>
          </table:table-cell>
          <table:table-cell office:value-type="string">
            <text:p>(47) 3422-4684</text:p>
          </table:table-cell>
        </table:table-row>
        <table:table-row table:style-name="ro1">
          <table:table-cell office:value-type="string">
            <text:p>RELOJOARIA E ÓTICA CRISTAL</text:p>
          </table:table-cell>
          <table:table-cell office:value-type="string">
            <text:p>R. XV de Novembro, 418 - Centro, Joinville - SC, 89201-600, Brazil</text:p>
          </table:table-cell>
          <table:table-cell office:value-type="string">
            <text:p>(47) 3422-6503</text:p>
          </table:table-cell>
        </table:table-row>
        <table:table-row table:style-name="ro1">
          <table:table-cell office:value-type="string">
            <text:p>Empório das Especiarias - Produtos Naturais - Bomboniere - Embalagens</text:p>
          </table:table-cell>
          <table:table-cell office:value-type="string">
            <text:p>R. XV de Novembro, 6993 - Glória, Joinville - SC, 89237-000, Brazil</text:p>
          </table:table-cell>
          <table:table-cell office:value-type="string">
            <text:p>(47) 3422-7279</text:p>
          </table:table-cell>
        </table:table-row>
        <table:table-row table:style-name="ro1">
          <table:table-cell office:value-type="string">
            <text:p>Empório da Lê Dona Francisca</text:p>
          </table:table-cell>
          <table:table-cell office:value-type="string">
            <text:p>R. Dona Francisca, 170 - Centro, Joinville - SC, 89201-250, Brazil</text:p>
          </table:table-cell>
          <table:table-cell office:value-type="string">
            <text:p>(47) 3422-9816</text:p>
          </table:table-cell>
        </table:table-row>
        <table:table-row table:style-name="ro1">
          <table:table-cell office:value-type="string">
            <text:p>Banana</text:p>
          </table:table-cell>
          <table:table-cell office:value-type="string">
            <text:p>Rod. do Arroz, 1190 - Vila Nova, Joinville - SC, 89237-338, Brazil</text:p>
          </table:table-cell>
          <table:table-cell office:value-type="string">
            <text:p>(47) 3423-4291</text:p>
          </table:table-cell>
        </table:table-row>
        <table:table-row table:style-name="ro1">
          <table:table-cell office:value-type="string">
            <text:p>Atacado Elmo</text:p>
          </table:table-cell>
          <table:table-cell office:value-type="string">
            <text:p>Av. Edmundo Doubrawa, 125 - Zona Industrial Norte, Joinville - SC, 89219-502, Brazil</text:p>
          </table:table-cell>
          <table:table-cell office:value-type="string">
            <text:p>(47) 3424-6161</text:p>
          </table:table-cell>
        </table:table-row>
        <table:table-row table:style-name="ro1">
          <table:table-cell office:value-type="string">
            <text:p>Campos Salles market</text:p>
          </table:table-cell>
          <table:table-cell office:value-type="string">
            <text:p>R. Pres. Campos Salles, 1085 - Glória, Joinville - SC, 89217-100, Brazil</text:p>
          </table:table-cell>
          <table:table-cell office:value-type="string">
            <text:p>(47) 3425-4155</text:p>
          </table:table-cell>
        </table:table-row>
        <table:table-row table:style-name="ro1">
          <table:table-cell office:value-type="string">
            <text:p>Empório Dona Francisca</text:p>
          </table:table-cell>
          <table:table-cell office:value-type="string">
            <text:p>R. Dona Francisca, 4915 - Santo Antônio, Joinville - SC, 89218-112, Brazil</text:p>
          </table:table-cell>
          <table:table-cell office:value-type="string">
            <text:p>(47) 3425-5246</text:p>
          </table:table-cell>
        </table:table-row>
        <table:table-row table:style-name="ro1">
          <table:table-cell office:value-type="string">
            <text:p>Marcos Sucatas</text:p>
          </table:table-cell>
          <table:table-cell office:value-type="string">
            <text:p>Av. Miguel Alves Castanha, 1244 - Aventureiro, Joinville - SC, 89225-795, Brazil</text:p>
          </table:table-cell>
          <table:table-cell office:value-type="string">
            <text:p>(47) 3425-9896</text:p>
          </table:table-cell>
        </table:table-row>
        <table:table-row table:style-name="ro1">
          <table:table-cell office:value-type="string">
            <text:p>Mercado Téo</text:p>
          </table:table-cell>
          <table:table-cell office:value-type="string">
            <text:p>R. São Roque, 547 - Floresta, Joinville - SC, 89211-130, Brazil</text:p>
          </table:table-cell>
          <table:table-cell office:value-type="string">
            <text:p>(47) 3426-0254</text:p>
          </table:table-cell>
        </table:table-row>
        <table:table-row table:style-name="ro1">
          <table:table-cell office:value-type="string">
            <text:p>Castanha de Caju Artesanato e Aviamentos</text:p>
          </table:table-cell>
          <table:table-cell office:value-type="string">
            <text:p>R. Guarujá, 114 - Itaum, Joinville - SC, 89210-300, Brazil</text:p>
          </table:table-cell>
          <table:table-cell office:value-type="string">
            <text:p>(47) 3426-9166</text:p>
          </table:table-cell>
        </table:table-row>
        <table:table-row table:style-name="ro1">
          <table:table-cell office:value-type="string">
            <text:p>JS Pisos</text:p>
          </table:table-cell>
          <table:table-cell office:value-type="string">
            <text:p>Av. Miguel Alves Castanha, 901 - Aventureiro, Joinville - SC, 89225-795, Brazil</text:p>
          </table:table-cell>
          <table:table-cell office:value-type="string">
            <text:p>(47) 3427-0010</text:p>
          </table:table-cell>
        </table:table-row>
        <table:table-row table:style-name="ro1">
          <table:table-cell office:value-type="string">
            <text:p>Superville</text:p>
          </table:table-cell>
          <table:table-cell office:value-type="string">
            <text:p>R. Benjamin Constant, 3079 - Glória, Joinville - SC, 89217-001, Brazil</text:p>
          </table:table-cell>
          <table:table-cell office:value-type="string">
            <text:p>(47) 3432-0571</text:p>
          </table:table-cell>
        </table:table-row>
        <table:table-row table:style-name="ro1">
          <table:table-cell office:value-type="string">
            <text:p>Empório da Lê João Colin</text:p>
          </table:table-cell>
          <table:table-cell office:value-type="string">
            <text:p>R. Dr. João Colin, 446 - sala 01 - Centro, Joinville - SC, 89218-035, Brazil</text:p>
          </table:table-cell>
          <table:table-cell office:value-type="string">
            <text:p>(47) 3432-2199</text:p>
          </table:table-cell>
        </table:table-row>
        <table:table-row table:style-name="ro1">
          <table:table-cell office:value-type="string">
            <text:p>Croasonho</text:p>
          </table:table-cell>
          <table:table-cell office:value-type="string">
            <text:p>R. XV de Novembro, 844 - América, Joinville - SC, 89201-601, Brazil</text:p>
          </table:table-cell>
          <table:table-cell office:value-type="string">
            <text:p>(47) 3432-4478</text:p>
          </table:table-cell>
        </table:table-row>
        <table:table-row table:style-name="ro1">
          <table:table-cell office:value-type="string">
            <text:p>Frutaria Espinheiros</text:p>
          </table:table-cell>
          <table:table-cell office:value-type="string">
            <text:p>R. Max Boehm, 150 - Comasa, Joinville - SC, 89228-410, Brazil</text:p>
          </table:table-cell>
          <table:table-cell office:value-type="string">
            <text:p>(47) 3433-0427</text:p>
          </table:table-cell>
        </table:table-row>
        <table:table-row table:style-name="ro1">
          <table:table-cell office:value-type="string">
            <text:p>Bakery and Confectionery San Jose</text:p>
          </table:table-cell>
          <table:table-cell office:value-type="string">
            <text:p>Av. Getúlio Vargas, 328 - Anita Garibaldi, Joinville - SC, 89202-000, Brazil</text:p>
          </table:table-cell>
          <table:table-cell office:value-type="string">
            <text:p>(47) 3433-2626</text:p>
          </table:table-cell>
        </table:table-row>
        <table:table-row table:style-name="ro1">
          <table:table-cell office:value-type="string">
            <text:p>Komprão Koch Atacadista</text:p>
          </table:table-cell>
          <table:table-cell office:value-type="string">
            <text:p>N° 6174 - R. Monsenhor Gercino - João Costa, Joinville - SC, 88230-290, Brazil</text:p>
          </table:table-cell>
          <table:table-cell office:value-type="string">
            <text:p>(47) 3433-5901</text:p>
          </table:table-cell>
        </table:table-row>
        <table:table-row table:style-name="ro1">
          <table:table-cell office:value-type="string">
            <text:p>Restaurante do Paulinho</text:p>
          </table:table-cell>
          <table:table-cell office:value-type="string">
            <text:p>R. Pref. Baltazar Buschle, 3623 - Espinheiros, Joinville - SC, 89228-800, Brazil</text:p>
          </table:table-cell>
          <table:table-cell office:value-type="string">
            <text:p>(47) 3434-1012</text:p>
          </table:table-cell>
        </table:table-row>
        <table:table-row table:style-name="ro1">
          <table:table-cell office:value-type="string">
            <text:p>Vieira Atacado Varejo</text:p>
          </table:table-cell>
          <table:table-cell office:value-type="string">
            <text:p>R. Albano Schmidt, 5164 - Sala 3 - Comasa, Joinville - SC, 89227-701, Brazil</text:p>
          </table:table-cell>
          <table:table-cell office:value-type="string">
            <text:p>(47) 3435-7137</text:p>
          </table:table-cell>
        </table:table-row>
        <table:table-row table:style-name="ro1">
          <table:table-cell office:value-type="string">
            <text:p>Mercado Brasília</text:p>
          </table:table-cell>
          <table:table-cell office:value-type="string">
            <text:p>R. Minas Gerais, 1148 - Nova Brasília, Joinville - SC, 89213-300, Brazil</text:p>
          </table:table-cell>
          <table:table-cell office:value-type="string">
            <text:p>(47) 3436-0871</text:p>
          </table:table-cell>
        </table:table-row>
        <table:table-row table:style-name="ro1">
          <table:table-cell office:value-type="string">
            <text:p>Mercado Brasília</text:p>
          </table:table-cell>
          <table:table-cell office:value-type="string">
            <text:p>R. Américo Vespúcio, 1121 - Nova Brasília, Joinville - SC, 89213-401, Brazil</text:p>
          </table:table-cell>
          <table:table-cell office:value-type="string">
            <text:p>(47) 3436-1010</text:p>
          </table:table-cell>
        </table:table-row>
        <table:table-row table:style-name="ro1">
          <table:table-cell office:value-type="string">
            <text:p>Supermercado Vitorino</text:p>
          </table:table-cell>
          <table:table-cell office:value-type="string">
            <text:p>R. Santa Catarina, 1964 - Floresta, Joinville - SC, 89212-000, Brazil</text:p>
          </table:table-cell>
          <table:table-cell office:value-type="string">
            <text:p>(47) 3436-2214</text:p>
          </table:table-cell>
        </table:table-row>
        <table:table-row table:style-name="ro1">
          <table:table-cell office:value-type="string">
            <text:p>Mercado &amp; Açougue Joinvillense.</text:p>
          </table:table-cell>
          <table:table-cell office:value-type="string">
            <text:p>R. Santa Catarina, 1345 - Sala 2 - Floresta, Joinville - SC, 89211-307, Brazil</text:p>
          </table:table-cell>
          <table:table-cell office:value-type="string">
            <text:p>(47) 3436-7797</text:p>
          </table:table-cell>
        </table:table-row>
        <table:table-row table:style-name="ro1">
          <table:table-cell office:value-type="string">
            <text:p>Mercado Brasília</text:p>
          </table:table-cell>
          <table:table-cell office:value-type="string">
            <text:p>R. XV de Novembro, 6904 - Vila Nova, Joinville - SC, 89237-000, Brazil</text:p>
          </table:table-cell>
          <table:table-cell office:value-type="string">
            <text:p>(47) 3439-0096</text:p>
          </table:table-cell>
        </table:table-row>
        <table:table-row table:style-name="ro1">
          <table:table-cell office:value-type="string">
            <text:p>Crystal Master Thermoplastic Pigmentation</text:p>
          </table:table-cell>
          <table:table-cell office:value-type="string">
            <text:p>Av. Santos Dumont, 3785 - Distrito Industrial, Joinville - SC, 89219-730, Brazil</text:p>
          </table:table-cell>
          <table:table-cell office:value-type="string">
            <text:p>(47) 3451-5000</text:p>
          </table:table-cell>
        </table:table-row>
        <table:table-row table:style-name="ro1">
          <table:table-cell office:value-type="string">
            <text:p>Mercado Engenho</text:p>
          </table:table-cell>
          <table:table-cell office:value-type="string">
            <text:p>R. Lindóia, 54 - Glória, Joinville - SC, 89216-300, Brazil</text:p>
          </table:table-cell>
          <table:table-cell office:value-type="string">
            <text:p>(47) 3453-0080</text:p>
          </table:table-cell>
        </table:table-row>
        <table:table-row table:style-name="ro1">
          <table:table-cell office:value-type="string">
            <text:p>Fruver Fruits And Vegetables</text:p>
          </table:table-cell>
          <table:table-cell office:value-type="string">
            <text:p>R. Eugênio Moreira, 494 - Anita Garibaldi, Joinville - SC, 89200-100, Brazil</text:p>
          </table:table-cell>
          <table:table-cell office:value-type="string">
            <text:p>(47) 3455-1131</text:p>
          </table:table-cell>
        </table:table-row>
        <table:table-row table:style-name="ro1">
          <table:table-cell office:value-type="string">
            <text:p>Bananas Schimitt</text:p>
          </table:table-cell>
          <table:table-cell office:value-type="string">
            <text:p>Rodovia Osvaldo Pacheco de Lacerda,1875 LT 77 A 79 - Nilza Jardim - E 88 A, 90 - SALA 05 - Distrito Industrial 2, Maringá - PR, 87065-160, Brazil</text:p>
          </table:table-cell>
          <table:table-cell office:value-type="string">
            <text:p>(47) 3458-1044</text:p>
          </table:table-cell>
        </table:table-row>
        <table:table-row table:style-name="ro1">
          <table:table-cell office:value-type="string">
            <text:p>Giassi</text:p>
          </table:table-cell>
          <table:table-cell office:value-type="string">
            <text:p>R. Dr. João Colin, 762 - América, Joinville - SC, 89204-000, Brazil</text:p>
          </table:table-cell>
          <table:table-cell office:value-type="string">
            <text:p>(47) 3461-3433</text:p>
          </table:table-cell>
        </table:table-row>
        <table:table-row table:style-name="ro1">
          <table:table-cell office:value-type="string">
            <text:p>Supermercado Condor Joinville</text:p>
          </table:table-cell>
          <table:table-cell office:value-type="string">
            <text:p>R. Florianópolis, 100 - Itaum, Joinville - SC, 89210-085, Brazil</text:p>
          </table:table-cell>
          <table:table-cell office:value-type="string">
            <text:p>(47) 3463-3199</text:p>
          </table:table-cell>
        </table:table-row>
        <table:table-row table:style-name="ro1">
          <table:table-cell office:value-type="string">
            <text:p>EMPÓRIO RIKATI</text:p>
          </table:table-cell>
          <table:table-cell office:value-type="string">
            <text:p>R. Santa Catarina, 981 - Floresta, Joinville - SC, 89211-305, Brazil</text:p>
          </table:table-cell>
          <table:table-cell office:value-type="string">
            <text:p>(47) 3463-3741</text:p>
          </table:table-cell>
        </table:table-row>
        <table:table-row table:style-name="ro1">
          <table:table-cell office:value-type="string">
            <text:p>Oficina da Saúde Natural - Produtos Naturais</text:p>
          </table:table-cell>
          <table:table-cell office:value-type="string">
            <text:p>R. Florianópolis, 987 - Guanabara, Joinville - SC, 89207-407, Brazil</text:p>
          </table:table-cell>
          <table:table-cell office:value-type="string">
            <text:p>(47) 3465-3209</text:p>
          </table:table-cell>
        </table:table-row>
        <table:table-row table:style-name="ro1">
          <table:table-cell office:value-type="string">
            <text:p>Empório da Lê</text:p>
          </table:table-cell>
          <table:table-cell office:value-type="string">
            <text:p>Tv. Dr. Norberto Bachmann, 147 - Centro, Joinville - SC, 89201-300, Brazil</text:p>
          </table:table-cell>
          <table:table-cell office:value-type="string">
            <text:p>(47) 3466-3074</text:p>
          </table:table-cell>
        </table:table-row>
        <table:table-row table:style-name="ro1">
          <table:table-cell office:value-type="string">
            <text:p>Moinho Atacadista</text:p>
          </table:table-cell>
          <table:table-cell office:value-type="string">
            <text:p>R. Azulão, 323 - Aventureiro, Joinville - SC, 89225-660, Brazil</text:p>
          </table:table-cell>
          <table:table-cell office:value-type="string">
            <text:p>(47) 3467-5540</text:p>
          </table:table-cell>
        </table:table-row>
        <table:table-row table:style-name="ro1">
          <table:table-cell office:value-type="string">
            <text:p>Amor e Canela</text:p>
          </table:table-cell>
          <table:table-cell office:value-type="string">
            <text:p>R. Dr. João Colin, 1893 - América, Joinville - SC, 89204-033, Brazil</text:p>
          </table:table-cell>
          <table:table-cell office:value-type="string">
            <text:p>(47) 3473-5650</text:p>
          </table:table-cell>
        </table:table-row>
        <table:table-row table:style-name="ro1">
          <table:table-cell office:value-type="string">
            <text:p>Mercado Gil</text:p>
          </table:table-cell>
          <table:table-cell office:value-type="string">
            <text:p>Costa e Silva, Joinville - State of Santa Catarina, 89220-101, Brazil</text:p>
          </table:table-cell>
          <table:table-cell office:value-type="string">
            <text:p>(47) 3473-5929</text:p>
          </table:table-cell>
        </table:table-row>
        <table:table-row table:style-name="ro1">
          <table:table-cell office:value-type="string">
            <text:p>Mello Mania Atacado</text:p>
          </table:table-cell>
          <table:table-cell office:value-type="string">
            <text:p>Av. Santos Dumont, 770 - Bom Retiro, Joinville - SC, 89222-500, Brazil</text:p>
          </table:table-cell>
          <table:table-cell office:value-type="string">
            <text:p>(47) 3473-6681</text:p>
          </table:table-cell>
        </table:table-row>
        <table:table-row table:style-name="ro1">
          <table:table-cell office:value-type="string">
            <text:p>Empório Premium</text:p>
          </table:table-cell>
          <table:table-cell office:value-type="string">
            <text:p>R. Blumenau, 835 - América, Joinville - SC, 89204-251, Brazil</text:p>
          </table:table-cell>
          <table:table-cell office:value-type="string">
            <text:p>(47) 3511-2858</text:p>
          </table:table-cell>
        </table:table-row>
        <table:table-row table:style-name="ro1">
          <table:table-cell office:value-type="string">
            <text:p>Brasil Atacadista</text:p>
          </table:table-cell>
          <table:table-cell office:value-type="string">
            <text:p>R. Albano Schmidt, 1200 - Boa Vista, Joinville - SC, 89205-098, Brazil</text:p>
          </table:table-cell>
          <table:table-cell office:value-type="string">
            <text:p>(47) 3512-3560</text:p>
          </table:table-cell>
        </table:table-row>
        <table:table-row table:style-name="ro1">
          <table:table-cell office:value-type="string">
            <text:p>Roxos por Açaí</text:p>
          </table:table-cell>
          <table:table-cell office:value-type="string">
            <text:p>R. Santa Catarina, 1318 - Floresta, Joinville - SC, 89211-301, Brazil</text:p>
          </table:table-cell>
          <table:table-cell office:value-type="string">
            <text:p>(47) 3801-0203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R. Santa Catarina, 3022 - Santa Catarina, Joinville - SC, 89233-032, Brazil</text:p>
          </table:table-cell>
          <table:table-cell office:value-type="string">
            <text:p>(47) 3802-1920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Av. Alm. Jaceguay, 2951 - Costa e Silva, Joinville - SC, 89220-055, Brazil</text:p>
          </table:table-cell>
          <table:table-cell office:value-type="string">
            <text:p>(47) 3803-7624</text:p>
          </table:table-cell>
        </table:table-row>
        <table:table-row table:style-name="ro1">
          <table:table-cell office:value-type="string">
            <text:p>NM ATACADO</text:p>
          </table:table-cell>
          <table:table-cell office:value-type="string">
            <text:p>R. Adriano Schondermank, 23 - Galpão 02 - Costa e Silva, Joinville - SC, 89217-400, Brazil</text:p>
          </table:table-cell>
          <table:table-cell office:value-type="string">
            <text:p>(47) 3804-3907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R. Cel. Francisco Gomes, 788 - Bucarein, Joinville - SC, 89202-250, Brazil</text:p>
          </table:table-cell>
          <table:table-cell office:value-type="string">
            <text:p>(47) 4009-2601</text:p>
          </table:table-cell>
        </table:table-row>
        <table:table-row table:style-name="ro1">
          <table:table-cell office:value-type="string">
            <text:p>Olivah Empório Natural</text:p>
          </table:table-cell>
          <table:table-cell office:value-type="string">
            <text:p>R. Dep. Antônio Edu Vieira, 523 - Pantanal, Florianópolis - SC, 88036-020, Brazil</text:p>
          </table:table-cell>
          <table:table-cell office:value-type="string">
            <text:p>(48) 3024-8170</text:p>
          </table:table-cell>
        </table:table-row>
        <table:table-row table:style-name="ro1">
          <table:table-cell office:value-type="string">
            <text:p>Le Boss Delicatessen</text:p>
          </table:table-cell>
          <table:table-cell office:value-type="string">
            <text:p>R. Bocaiúva, 2468 - L. 163 - Centro, Florianópolis - SC, 88015-902, Brazil</text:p>
          </table:table-cell>
          <table:table-cell office:value-type="string">
            <text:p>(48) 3025-2300</text:p>
          </table:table-cell>
        </table:table-row>
        <table:table-row table:style-name="ro1">
          <table:table-cell office:value-type="string">
            <text:p>Empório Floripa</text:p>
          </table:table-cell>
          <table:table-cell office:value-type="string">
            <text:p>R. Cônego Bernardo, 101 via whatsapp, 48 - 99162-6559 - Trindade, Florianópolis - SC, 88036-570, Brazil</text:p>
          </table:table-cell>
          <table:table-cell office:value-type="string">
            <text:p>(48) 3028-6841</text:p>
          </table:table-cell>
        </table:table-row>
        <table:table-row table:style-name="ro1">
          <table:table-cell office:value-type="string">
            <text:p>Quitanda do Paladar - BOX 15 S</text:p>
          </table:table-cell>
          <table:table-cell office:value-type="string">
            <text:p>Rua Jerônimo Coelho 60 box 15 Ala Sul - Centro, Florianópolis - SC, 88010-030, Brazil</text:p>
          </table:table-cell>
          <table:table-cell office:value-type="string">
            <text:p>(48) 3037-4777</text:p>
          </table:table-cell>
        </table:table-row>
        <table:table-row table:style-name="ro1">
          <table:table-cell office:value-type="string">
            <text:p>Cristal D'água Piscinas | Piscina em Florianópolis | Piscina de Fibra | Produtos Para Piscina |</text:p>
          </table:table-cell>
          <table:table-cell office:value-type="string">
            <text:p>R. Des. Pedro Silva, 2876 - loja 1 - Coqueiros, Florianópolis - SC, 88080-701, Brazil</text:p>
          </table:table-cell>
          <table:table-cell office:value-type="string">
            <text:p>(48) 3047-2016</text:p>
          </table:table-cell>
        </table:table-row>
        <table:table-row table:style-name="ro1">
          <table:table-cell office:value-type="string">
            <text:p>Atacadão - Florianópolis JK</text:p>
          </table:table-cell>
          <table:table-cell office:value-type="string">
            <text:p>Av. Juscelino K. de Oliveira, 469 - Capoeiras, Florianópolis - SC, 88070-120, Brazil</text:p>
          </table:table-cell>
          <table:table-cell office:value-type="string">
            <text:p>(48) 3131-5060</text:p>
          </table:table-cell>
        </table:table-row>
        <table:table-row table:style-name="ro1">
          <table:table-cell office:value-type="string">
            <text:p>Fort</text:p>
          </table:table-cell>
          <table:table-cell office:value-type="string">
            <text:p>R. Elesbão Pinto da Luz, 1183 - Jardim Atlântico, Florianópolis - SC, 88095-500, Brazil</text:p>
          </table:table-cell>
          <table:table-cell office:value-type="string">
            <text:p>(48) 3203-2150</text:p>
          </table:table-cell>
        </table:table-row>
        <table:table-row table:style-name="ro1">
          <table:table-cell office:value-type="string">
            <text:p>Fruto Tropical Roupas Confortáveis</text:p>
          </table:table-cell>
          <table:table-cell office:value-type="string">
            <text:p>Rua João Pio Duarte Silva, 1750 - Loja 9 e 10 - Córrego Grande, Florianópolis - SC, 88037-001, Brazil</text:p>
          </table:table-cell>
          <table:table-cell office:value-type="string">
            <text:p>(48) 3204-6774</text:p>
          </table:table-cell>
        </table:table-row>
        <table:table-row table:style-name="ro1">
          <table:table-cell office:value-type="string">
            <text:p>Atacadão - Florianópolis Via Expressa</text:p>
          </table:table-cell>
          <table:table-cell office:value-type="string">
            <text:p>BR-282 - Capoeiras, Florianópolis - SC, 88080-050, Brazil</text:p>
          </table:table-cell>
          <table:table-cell office:value-type="string">
            <text:p>(48) 3205-2818</text:p>
          </table:table-cell>
        </table:table-row>
        <table:table-row table:style-name="ro1">
          <table:table-cell office:value-type="string">
            <text:p>Atacado 10</text:p>
          </table:table-cell>
          <table:table-cell office:value-type="string">
            <text:p>R. Francisco Tolentino, número 408 - Centro, Florianópolis - SC, 88010-200, Brazil</text:p>
          </table:table-cell>
          <table:table-cell office:value-type="string">
            <text:p>(48) 3206-3569</text:p>
          </table:table-cell>
        </table:table-row>
        <table:table-row table:style-name="ro1">
          <table:table-cell office:value-type="string">
            <text:p>Emporio casa</text:p>
          </table:table-cell>
          <table:table-cell office:value-type="string">
            <text:p>Av. Me. Benvenuta, 944 - Santa Monica, Florianópolis - SC, 88035-000, Brazil</text:p>
          </table:table-cell>
          <table:table-cell office:value-type="string">
            <text:p>(48) 3207-6130</text:p>
          </table:table-cell>
        </table:table-row>
        <table:table-row table:style-name="ro1">
          <table:table-cell office:value-type="string">
            <text:p>Mercado São Jorge</text:p>
          </table:table-cell>
          <table:table-cell office:value-type="string">
            <text:p>R. Bocaiúva, 2186 - Centro, Florianópolis - SC, 88015-530, Brazil</text:p>
          </table:table-cell>
          <table:table-cell office:value-type="string">
            <text:p>(48) 3209-1244</text:p>
          </table:table-cell>
        </table:table-row>
        <table:table-row table:style-name="ro1">
          <table:table-cell office:value-type="string">
            <text:p>Recanto da Natureza Orgânicos</text:p>
          </table:table-cell>
          <table:table-cell office:value-type="string">
            <text:p>R. N. Srª. Rosa Mistica, 1370 - Vargem do Braço, Santo Amaro da Imperatriz - SC, 88140-000, Brazil</text:p>
          </table:table-cell>
          <table:table-cell office:value-type="string">
            <text:p>(48) 3220-065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v. Pref. Osmar Cunha, 227 - Centro, Florianópolis - SC, 88015-100, Brazil</text:p>
          </table:table-cell>
          <table:table-cell office:value-type="string">
            <text:p>(48) 3222-8179</text:p>
          </table:table-cell>
        </table:table-row>
        <table:table-row table:style-name="ro1">
          <table:table-cell office:value-type="string">
            <text:p>Ótica Cristal</text:p>
          </table:table-cell>
          <table:table-cell office:value-type="string">
            <text:p>R. Vidal Ramos, 224 - Centro, Florianópolis - SC, 88010-320, Brazil</text:p>
          </table:table-cell>
          <table:table-cell office:value-type="string">
            <text:p>(48) 3223-4048</text:p>
          </table:table-cell>
        </table:table-row>
        <table:table-row table:style-name="ro1">
          <table:table-cell office:value-type="string">
            <text:p>Empórium Bocaiuva</text:p>
          </table:table-cell>
          <table:table-cell office:value-type="string">
            <text:p>R. Bocaiúva, 1901 - Centro, Florianópolis - SC, 88015-530, Brazil</text:p>
          </table:table-cell>
          <table:table-cell office:value-type="string">
            <text:p>(48) 3224-1670</text:p>
          </table:table-cell>
        </table:table-row>
        <table:table-row table:style-name="ro1">
          <table:table-cell office:value-type="string">
            <text:p>Supermercados Imperatriz - Centro Florianópolis</text:p>
          </table:table-cell>
          <table:table-cell office:value-type="string">
            <text:p>Av. Mauro Ramos, 982 - Centro, Florianópolis - SC, 88020-300, Brazil</text:p>
          </table:table-cell>
          <table:table-cell office:value-type="string">
            <text:p>(48) 3224-3322</text:p>
          </table:table-cell>
        </table:table-row>
        <table:table-row table:style-name="ro1">
          <table:table-cell office:value-type="string">
            <text:p>Mercado Público de Florianópolis</text:p>
          </table:table-cell>
          <table:table-cell office:value-type="string">
            <text:p>R. Jerônimo Coelho, 60 - Centro, Florianópolis - SC, 88010-030, Brazil</text:p>
          </table:table-cell>
          <table:table-cell office:value-type="string">
            <text:p>(48) 3225-8464</text:p>
          </table:table-cell>
        </table:table-row>
        <table:table-row table:style-name="ro1">
          <table:table-cell office:value-type="string">
            <text:p>Casarão Orgânico</text:p>
          </table:table-cell>
          <table:table-cell office:value-type="string">
            <text:p>Av. Pequeno Príncipe, 1257 - Campeche, Florianópolis - SC, 88063-000, Brazil</text:p>
          </table:table-cell>
          <table:table-cell office:value-type="string">
            <text:p>(48) 3237-3077</text:p>
          </table:table-cell>
        </table:table-row>
        <table:table-row table:style-name="ro1">
          <table:table-cell office:value-type="string">
            <text:p>O Nutri Empório</text:p>
          </table:table-cell>
          <table:table-cell office:value-type="string">
            <text:p>Rod. Francisco Thomaz dos Santos, 4698 - Armacao do Pântano do Sul, Florianópolis - SC, 88066-260, Brazil</text:p>
          </table:table-cell>
          <table:table-cell office:value-type="string">
            <text:p>(48) 3237-5182</text:p>
          </table:table-cell>
        </table:table-row>
        <table:table-row table:style-name="ro1">
          <table:table-cell office:value-type="string">
            <text:p>Cristal ferragens</text:p>
          </table:table-cell>
          <table:table-cell office:value-type="string">
            <text:p>R. João Pio Duarte Silva, 1124 - Córrego Grande, Florianópolis - SC, 88037-001, Brazil</text:p>
          </table:table-cell>
          <table:table-cell office:value-type="string">
            <text:p>(48) 3238-4711</text:p>
          </table:table-cell>
        </table:table-row>
        <table:table-row table:style-name="ro1">
          <table:table-cell office:value-type="string">
            <text:p>São João Doces e Salgados • Matriz</text:p>
          </table:table-cell>
          <table:table-cell office:value-type="string">
            <text:p>Av. Gov. Jorge Lacerda, 773 - Campinas, São José - SC, 88101-420, Brazil</text:p>
          </table:table-cell>
          <table:table-cell office:value-type="string">
            <text:p>(48) 3241-7411</text:p>
          </table:table-cell>
        </table:table-row>
        <table:table-row table:style-name="ro1">
          <table:table-cell office:value-type="string">
            <text:p>Crystal Box</text:p>
          </table:table-cell>
          <table:table-cell office:value-type="string">
            <text:p>R. Kurt Rantour, 97 - Capoeiras, Florianópolis - SC, 88070-190, Brazil</text:p>
          </table:table-cell>
          <table:table-cell office:value-type="string">
            <text:p>(48) 3244-2844</text:p>
          </table:table-cell>
        </table:table-row>
        <table:table-row table:style-name="ro1">
          <table:table-cell office:value-type="string">
            <text:p>Atacado Vitória</text:p>
          </table:table-cell>
          <table:table-cell office:value-type="string">
            <text:p>R. Fúlvio Aducci, 1180 - Estreito, Florianópolis - SC, 88075-000, Brazil</text:p>
          </table:table-cell>
          <table:table-cell office:value-type="string">
            <text:p>(48) 3244-4137</text:p>
          </table:table-cell>
        </table:table-row>
        <table:table-row table:style-name="ro1">
          <table:table-cell office:value-type="string">
            <text:p>Kremer Atacado</text:p>
          </table:table-cell>
          <table:table-cell office:value-type="string">
            <text:p>R. Pref. Rogerio Viêira, 585 - Jardim Atlântico, Florianópolis - SC, 88095-130, Brazil</text:p>
          </table:table-cell>
          <table:table-cell office:value-type="string">
            <text:p>(48) 3244-6882</text:p>
          </table:table-cell>
        </table:table-row>
        <table:table-row table:style-name="ro1">
          <table:table-cell office:value-type="string">
            <text:p>Açúcar Caravelas</text:p>
          </table:table-cell>
          <table:table-cell office:value-type="string">
            <text:p>R. Joaquim Nabuco, 1569 - Capoeiras, Florianópolis - SC, 88090-060, Brazil</text:p>
          </table:table-cell>
          <table:table-cell office:value-type="string">
            <text:p>(48) 3248-9097</text:p>
          </table:table-cell>
        </table:table-row>
        <table:table-row table:style-name="ro1">
          <table:table-cell office:value-type="string">
            <text:p>Empório Banca do Nando</text:p>
          </table:table-cell>
          <table:table-cell office:value-type="string">
            <text:p>R. Des. Maurílio Coimbra, 573 - Canasvieiras, Florianópolis - SC, 88054-010, Brazil</text:p>
          </table:table-cell>
          <table:table-cell office:value-type="string">
            <text:p>(48) 3266-4599</text:p>
          </table:table-cell>
        </table:table-row>
        <table:table-row table:style-name="ro1">
          <table:table-cell office:value-type="string">
            <text:p>Angeloni</text:p>
          </table:table-cell>
          <table:table-cell office:value-type="string">
            <text:p>Av. Marinheiro Max Schramm, 3450 - Loja 16 - Jardim Atlântico, Florianópolis - SC, 88095-000, Brazil</text:p>
          </table:table-cell>
          <table:table-cell office:value-type="string">
            <text:p>(48) 3271-6700</text:p>
          </table:table-cell>
        </table:table-row>
        <table:table-row table:style-name="ro1">
          <table:table-cell office:value-type="string">
            <text:p>Brasil Atacadista</text:p>
          </table:table-cell>
          <table:table-cell office:value-type="string">
            <text:p>Estrada - Rod. Armando Calil Bulos, 5890 - Ingleses Centro, Florianópolis - SC, 88058-001, Brazil</text:p>
          </table:table-cell>
          <table:table-cell office:value-type="string">
            <text:p>(48) 3279-4109</text:p>
          </table:table-cell>
        </table:table-row>
        <table:table-row table:style-name="ro1">
          <table:table-cell office:value-type="string">
            <text:p>Brasil Atacadista</text:p>
          </table:table-cell>
          <table:table-cell office:value-type="string">
            <text:p>SC-405, 373 - Rio Tavares, Florianópolis - SC, 88048-000, Brazil</text:p>
          </table:table-cell>
          <table:table-cell office:value-type="string">
            <text:p>(48) 3279-4128</text:p>
          </table:table-cell>
        </table:table-row>
        <table:table-row table:style-name="ro1">
          <table:table-cell office:value-type="string">
            <text:p>Engelke Breads &amp; Co.</text:p>
          </table:table-cell>
          <table:table-cell office:value-type="string">
            <text:p>Servidão Elpídio da Rocha, 105 - Rio Tavares, Florianópolis - SC, 88048-398, Brazil</text:p>
          </table:table-cell>
          <table:table-cell office:value-type="string">
            <text:p>(48) 3304-3404</text:p>
          </table:table-cell>
        </table:table-row>
        <table:table-row table:style-name="ro1">
          <table:table-cell office:value-type="string">
            <text:p>Lavanderia Cristal</text:p>
          </table:table-cell>
          <table:table-cell office:value-type="string">
            <text:p>R. Antônio Heil, 41 - Canasvieiras, Florianópolis - SC, 88054-160, Brazil</text:p>
          </table:table-cell>
          <table:table-cell office:value-type="string">
            <text:p>(48) 3307-0826</text:p>
          </table:table-cell>
        </table:table-row>
        <table:table-row table:style-name="ro1">
          <table:table-cell office:value-type="string">
            <text:p>Capella Coffee Emporium</text:p>
          </table:table-cell>
          <table:table-cell office:value-type="string">
            <text:p>Rod. Admar Gonzaga, 3730 - Itacorubi, Florianópolis - SC, 88034-001, Brazil</text:p>
          </table:table-cell>
          <table:table-cell office:value-type="string">
            <text:p>(48) 3307-8786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Rod. José Carlos Daux, 9580 - Santo Antonio de Lisboa, Florianópolis - SC, 88050-001, Brazil</text:p>
          </table:table-cell>
          <table:table-cell office:value-type="string">
            <text:p>(48) 3321-0723</text:p>
          </table:table-cell>
        </table:table-row>
        <table:table-row table:style-name="ro1">
          <table:table-cell office:value-type="string">
            <text:p>EMPORIO SUL FLORIPA</text:p>
          </table:table-cell>
          <table:table-cell office:value-type="string">
            <text:p>Rod. Baldicero Filomeno, 8720 - Ribeirão da Ilha, Florianópolis - SC, 88064-002, Brazil</text:p>
          </table:table-cell>
          <table:table-cell office:value-type="string">
            <text:p>(48) 3337-5700</text:p>
          </table:table-cell>
        </table:table-row>
        <table:table-row table:style-name="ro1">
          <table:table-cell office:value-type="string">
            <text:p>Simples e Natural Armazém Campeche</text:p>
          </table:table-cell>
          <table:table-cell office:value-type="string">
            <text:p>Av. Pequeno Príncipe, 2072 - Campeche, Florianópolis - SC, 88063-000, Brazil</text:p>
          </table:table-cell>
          <table:table-cell office:value-type="string">
            <text:p>(48) 3338-2893</text:p>
          </table:table-cell>
        </table:table-row>
        <table:table-row table:style-name="ro1">
          <table:table-cell office:value-type="string">
            <text:p>Rapanui Natural - Produtos Naturais e Café, Cafeteria</text:p>
          </table:table-cell>
          <table:table-cell office:value-type="string">
            <text:p>Av. Jorge Lacerda, 1869 - sala 1 - Costeira, Florianópolis - SC, 88047-000, Brazil</text:p>
          </table:table-cell>
          <table:table-cell office:value-type="string">
            <text:p>(48) 3371-8876</text:p>
          </table:table-cell>
        </table:table-row>
        <table:table-row table:style-name="ro1">
          <table:table-cell office:value-type="string">
            <text:p>Bio Mundo - Beiramar Shopping</text:p>
          </table:table-cell>
          <table:table-cell office:value-type="string">
            <text:p>R. Bocaiúva, 2468 - L3 - Centro, Florianópolis - SC, 88015-902, Brazil</text:p>
          </table:table-cell>
          <table:table-cell office:value-type="string">
            <text:p>(48) 3380-4868</text:p>
          </table:table-cell>
        </table:table-row>
        <table:table-row table:style-name="ro1">
          <table:table-cell office:value-type="string">
            <text:p>Emporium Goiano | Goiás fruit</text:p>
          </table:table-cell>
          <table:table-cell office:value-type="string">
            <text:p>R. Lauro Linhares, 1346 - sala 01 e 02 - Trindade, Florianópolis - SC, 88036-001, Brazil</text:p>
          </table:table-cell>
          <table:table-cell office:value-type="string">
            <text:p>(48) 3879-4800</text:p>
          </table:table-cell>
        </table:table-row>
        <table:table-row table:style-name="ro1">
          <table:table-cell office:value-type="string">
            <text:p>Atacado Catarinense</text:p>
          </table:table-cell>
          <table:table-cell office:value-type="string">
            <text:p>R. Pintor Eduardo Dias, 334 - Jardim Atlântico, Florianópolis - SC, 88095-800, Brazil</text:p>
          </table:table-cell>
          <table:table-cell office:value-type="string">
            <text:p>(48) 3952-2500</text:p>
          </table:table-cell>
        </table:table-row>
        <table:table-row table:style-name="ro1">
          <table:table-cell office:value-type="string">
            <text:p>Atacado Litoral</text:p>
          </table:table-cell>
          <table:table-cell office:value-type="string">
            <text:p>R. Cel. Pedro Demoro, 1440 - Balneario, Florianópolis - SC, 88075-300, Brazil</text:p>
          </table:table-cell>
          <table:table-cell office:value-type="string">
            <text:p>(48) 3954-3100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Rod. Francisco Magno Vieira, S/Nº 405 - Autódromo, Florianópolis - SC, 88063-700, Brazil</text:p>
          </table:table-cell>
          <table:table-cell office:value-type="string">
            <text:p>(48) 4009-0624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Trevo Canasvieiras, Ingleses - SC-401 acesso - Rod. José Carlos Daux - Canasvieiras, Florianópolis - SC, 88058-001, Brazil</text:p>
          </table:table-cell>
          <table:table-cell office:value-type="string">
            <text:p>(48) 4009-1873</text:p>
          </table:table-cell>
        </table:table-row>
        <table:table-row table:style-name="ro1">
          <table:table-cell office:value-type="string">
            <text:p>Atacadão</text:p>
          </table:table-cell>
          <table:table-cell office:value-type="string">
            <text:p>Av. Eduardo Prado, 330 - Vila Nova, Porto Alegre - RS, 91751-000, Brazil</text:p>
          </table:table-cell>
          <table:table-cell office:value-type="string">
            <text:p>(51) 2103-3669</text:p>
          </table:table-cell>
        </table:table-row>
        <table:table-row table:style-name="ro1">
          <table:table-cell office:value-type="string">
            <text:p>Atacadão</text:p>
          </table:table-cell>
          <table:table-cell office:value-type="string">
            <text:p>Av. Assis Brasil, 8285 - Sarandi, Porto Alegre - RS, 91140-001, Brazil</text:p>
          </table:table-cell>
          <table:table-cell office:value-type="string">
            <text:p>(51) 2104-3118</text:p>
          </table:table-cell>
        </table:table-row>
        <table:table-row table:style-name="ro1">
          <table:table-cell office:value-type="string">
            <text:p>Atacadão - Porto Alegre Humaitá</text:p>
          </table:table-cell>
          <table:table-cell office:value-type="string">
            <text:p>Av. A. J. Renner, 1603 - Humaitá, Porto Alegre - RS, 90200-230, Brazil</text:p>
          </table:table-cell>
          <table:table-cell office:value-type="string">
            <text:p>(51) 2104-3168</text:p>
          </table:table-cell>
        </table:table-row>
        <table:table-row table:style-name="ro1">
          <table:table-cell office:value-type="string">
            <text:p>Asun Supermercados Azenha: Frutas, Carnes, Bebidas, Verduras Porto Alegre RS</text:p>
          </table:table-cell>
          <table:table-cell office:value-type="string">
            <text:p>Av. Bento Gonçalves, 68 - Azenha, Porto Alegre - RS, 90650-000, Brazil</text:p>
          </table:table-cell>
          <table:table-cell office:value-type="string">
            <text:p>(51) 2129-0999</text:p>
          </table:table-cell>
        </table:table-row>
        <table:table-row table:style-name="ro1">
          <table:table-cell office:value-type="string">
            <text:p>Asun</text:p>
          </table:table-cell>
          <table:table-cell office:value-type="string">
            <text:p>R. da República, 500 - Cidade Baixa, Porto Alegre - RS, 90050-320, Brazil</text:p>
          </table:table-cell>
          <table:table-cell office:value-type="string">
            <text:p>(51) 2129-0999</text:p>
          </table:table-cell>
        </table:table-row>
        <table:table-row table:style-name="ro1">
          <table:table-cell office:value-type="string">
            <text:p>Selecionados Uniagro</text:p>
          </table:table-cell>
          <table:table-cell office:value-type="string">
            <text:p>Av. A. J. Renner, 185 - Humaitá, Porto Alegre - RS, 90245-000, Brazil</text:p>
          </table:table-cell>
          <table:table-cell office:value-type="string">
            <text:p>(51) 2129-1515</text:p>
          </table:table-cell>
        </table:table-row>
        <table:table-row table:style-name="ro1">
          <table:table-cell office:value-type="string">
            <text:p>Armazém Box 18</text:p>
          </table:table-cell>
          <table:table-cell office:value-type="string">
            <text:p>R. São Manoel, 141 - Loja 2 - Rio Branco, Porto Alegre - RS, 90430-172, Brazil</text:p>
          </table:table-cell>
          <table:table-cell office:value-type="string">
            <text:p>(51) 2312-8314</text:p>
          </table:table-cell>
        </table:table-row>
        <table:table-row table:style-name="ro1">
          <table:table-cell office:value-type="string">
            <text:p>Desco Super &amp; Atacado</text:p>
          </table:table-cell>
          <table:table-cell office:value-type="string">
            <text:p>R. Ramiro Barcelos, 430 - Floresta, Porto Alegre - RS, 90035-000, Brazil</text:p>
          </table:table-cell>
          <table:table-cell office:value-type="string">
            <text:p>(51) 2313-6464</text:p>
          </table:table-cell>
        </table:table-row>
        <table:table-row table:style-name="ro1">
          <table:table-cell office:value-type="string">
            <text:p>Brazil Cocoa Chocolates</text:p>
          </table:table-cell>
          <table:table-cell office:value-type="string">
            <text:p>R. Ramiro Barcelos, 1986 - Rio Branco, Porto Alegre - RS, 90035-002, Brazil</text:p>
          </table:table-cell>
          <table:table-cell office:value-type="string">
            <text:p>(51) 2314-8025</text:p>
          </table:table-cell>
        </table:table-row>
        <table:table-row table:style-name="ro1">
          <table:table-cell office:value-type="string">
            <text:p>Vantajão Atacado</text:p>
          </table:table-cell>
          <table:table-cell office:value-type="string">
            <text:p>R. Viléla Taváres, 55 - São João, Porto Alegre - RS, 90240-500, Brazil</text:p>
          </table:table-cell>
          <table:table-cell office:value-type="string">
            <text:p>(51) 2399-0381</text:p>
          </table:table-cell>
        </table:table-row>
        <table:table-row table:style-name="ro1">
          <table:table-cell office:value-type="string">
            <text:p>Marquês Empório Parrilla</text:p>
          </table:table-cell>
          <table:table-cell office:value-type="string">
            <text:p>Av. Carlos Gomes, 1249 - Petrópolis, Porto Alegre - RS, 90480-004, Brazil</text:p>
          </table:table-cell>
          <table:table-cell office:value-type="string">
            <text:p>(51) 3010-2727</text:p>
          </table:table-cell>
        </table:table-row>
        <table:table-row table:style-name="ro1">
          <table:table-cell office:value-type="string">
            <text:p>Supermercado Anuar Pezzi</text:p>
          </table:table-cell>
          <table:table-cell office:value-type="string">
            <text:p>R. Prof. Manoel Lobato, 80 - Santa Tereza, Porto Alegre - RS, 90850-530, Brazil</text:p>
          </table:table-cell>
          <table:table-cell office:value-type="string">
            <text:p>(51) 3012-9817</text:p>
          </table:table-cell>
        </table:table-row>
        <table:table-row table:style-name="ro1">
          <table:table-cell office:value-type="string">
            <text:p>Bom Preço Atacadista</text:p>
          </table:table-cell>
          <table:table-cell office:value-type="string">
            <text:p>R. Voluntários da Pátria, 150 - Loja 05 - Centro Histórico, Porto Alegre - RS, 90030-000, Brazil</text:p>
          </table:table-cell>
          <table:table-cell office:value-type="string">
            <text:p>(51) 3013-5161</text:p>
          </table:table-cell>
        </table:table-row>
        <table:table-row table:style-name="ro1">
          <table:table-cell office:value-type="string">
            <text:p>Emporio Veículos</text:p>
          </table:table-cell>
          <table:table-cell office:value-type="string">
            <text:p>Av. Sertório, 1155 - Navegantes, Porto Alegre - RS, 91020-001, Brazil</text:p>
          </table:table-cell>
          <table:table-cell office:value-type="string">
            <text:p>(51) 3013-8300</text:p>
          </table:table-cell>
        </table:table-row>
        <table:table-row table:style-name="ro1">
          <table:table-cell office:value-type="string">
            <text:p>La Rouge</text:p>
          </table:table-cell>
          <table:table-cell office:value-type="string">
            <text:p>Av. Mariland, 1129 - Mont'Serrat, Porto Alegre - RS, 90440-191, Brazil</text:p>
          </table:table-cell>
          <table:table-cell office:value-type="string">
            <text:p>(51) 3019-7638</text:p>
          </table:table-cell>
        </table:table-row>
        <table:table-row table:style-name="ro1">
          <table:table-cell office:value-type="string">
            <text:p>Banana Startups</text:p>
          </table:table-cell>
          <table:table-cell office:value-type="string">
            <text:p>R. Gen. Neto, 556 - Moinhos de Vento, Porto Alegre - RS, 90560-020, Brazil</text:p>
          </table:table-cell>
          <table:table-cell office:value-type="string">
            <text:p>(51) 3021-7970</text:p>
          </table:table-cell>
        </table:table-row>
        <table:table-row table:style-name="ro1">
          <table:table-cell office:value-type="string">
            <text:p>Vê - Empório e Restaurante Vegano</text:p>
          </table:table-cell>
          <table:table-cell office:value-type="string">
            <text:p>Av. Lageado, 1265 - Petrópolis, Porto Alegre - RS, 90460-110, Brazil</text:p>
          </table:table-cell>
          <table:table-cell office:value-type="string">
            <text:p>(51) 3022-4942</text:p>
          </table:table-cell>
        </table:table-row>
        <table:table-row table:style-name="ro1">
          <table:table-cell office:value-type="string">
            <text:p>Seleção Natural</text:p>
          </table:table-cell>
          <table:table-cell office:value-type="string">
            <text:p>Av. Venâncio Aires, 527 - Cidade Baixa, Porto Alegre - RS, 90040-193, Brazil</text:p>
          </table:table-cell>
          <table:table-cell office:value-type="string">
            <text:p>(51) 3026-7070</text:p>
          </table:table-cell>
        </table:table-row>
        <table:table-row table:style-name="ro1">
          <table:table-cell office:value-type="string">
            <text:p>Barranquinho</text:p>
          </table:table-cell>
          <table:table-cell office:value-type="string">
            <text:p>Av. Protásio Alves, 1538 - Petrópolis, Porto Alegre - RS, 90410-000, Brazil</text:p>
          </table:table-cell>
          <table:table-cell office:value-type="string">
            <text:p>(51) 3028-2310</text:p>
          </table:table-cell>
        </table:table-row>
        <table:table-row table:style-name="ro1">
          <table:table-cell office:value-type="string">
            <text:p>Atacado do Junior</text:p>
          </table:table-cell>
          <table:table-cell office:value-type="string">
            <text:p>R. Voluntários da Pátria, 572 - Centro Histórico, Porto Alegre - RS, 90030-002, Brazil</text:p>
          </table:table-cell>
          <table:table-cell office:value-type="string">
            <text:p>(51) 3029-7876</text:p>
          </table:table-cell>
        </table:table-row>
        <table:table-row table:style-name="ro1">
          <table:table-cell office:value-type="string">
            <text:p>Vida Eterna Produtos Naturias</text:p>
          </table:table-cell>
          <table:table-cell office:value-type="string">
            <text:p>R. Botafogo, 705 - Menino Deus, Porto Alegre - RS, 90150-051, Brazil</text:p>
          </table:table-cell>
          <table:table-cell office:value-type="string">
            <text:p>(51) 3029-9545</text:p>
          </table:table-cell>
        </table:table-row>
        <table:table-row table:style-name="ro1">
          <table:table-cell office:value-type="string">
            <text:p>Grão Natural - Produtos à Granel, Naturais e Saudáveis em Porto Alegre</text:p>
          </table:table-cell>
          <table:table-cell office:value-type="string">
            <text:p>Av. Benjamin Constant, 1508 - São João, Porto Alegre - RS, 90550-002, Brazil</text:p>
          </table:table-cell>
          <table:table-cell office:value-type="string">
            <text:p>(51) 3061-6240</text:p>
          </table:table-cell>
        </table:table-row>
        <table:table-row table:style-name="ro1">
          <table:table-cell office:value-type="string">
            <text:p>Sabor &amp; Saúde - Empório e Suplementos</text:p>
          </table:table-cell>
          <table:table-cell office:value-type="string">
            <text:p>R. Barão do Amazonas, 238 - Petrópolis, Porto Alegre - RS, 93670-000, Brazil</text:p>
          </table:table-cell>
          <table:table-cell office:value-type="string">
            <text:p>(51) 3062-1002</text:p>
          </table:table-cell>
        </table:table-row>
        <table:table-row table:style-name="ro1">
          <table:table-cell office:value-type="string">
            <text:p>Atacado do Xuxa - Filial Anchieta</text:p>
          </table:table-cell>
          <table:table-cell office:value-type="string">
            <text:p>Av. Jaime Vignoli, 1001 - Anchieta, Porto Alegre - RS, 90200-110, Brazil</text:p>
          </table:table-cell>
          <table:table-cell office:value-type="string">
            <text:p>(51) 3075-9550</text:p>
          </table:table-cell>
        </table:table-row>
        <table:table-row table:style-name="ro1">
          <table:table-cell office:value-type="string">
            <text:p>Bendita Horta</text:p>
          </table:table-cell>
          <table:table-cell office:value-type="string">
            <text:p>R. Silva Jardim, 298 - Auxiliadora, Porto Alegre - RS, 90450-070, Brazil</text:p>
          </table:table-cell>
          <table:table-cell office:value-type="string">
            <text:p>(51) 3084-0324</text:p>
          </table:table-cell>
        </table:table-row>
        <table:table-row table:style-name="ro1">
          <table:table-cell office:value-type="string">
            <text:p>Atacado Atalaia Porto Alegre</text:p>
          </table:table-cell>
          <table:table-cell office:value-type="string">
            <text:p>R. Provenzano, 55 - Anchieta, Porto Alegre - RS, 90200-200, Brazil</text:p>
          </table:table-cell>
          <table:table-cell office:value-type="string">
            <text:p>(51) 3093-0363</text:p>
          </table:table-cell>
        </table:table-row>
        <table:table-row table:style-name="ro1">
          <table:table-cell office:value-type="string">
            <text:p>Crystal Tower Barra Sul Shopping</text:p>
          </table:table-cell>
          <table:table-cell office:value-type="string">
            <text:p>Av. Diário de Notícias, 200 - Cristal, Porto Alegre - RS, 90810-080, Brazil</text:p>
          </table:table-cell>
          <table:table-cell office:value-type="string">
            <text:p>(51) 3093-5000</text:p>
          </table:table-cell>
        </table:table-row>
        <table:table-row table:style-name="ro1">
          <table:table-cell office:value-type="string">
            <text:p>Supermarket Pezzi - Erico Verissimo</text:p>
          </table:table-cell>
          <table:table-cell office:value-type="string">
            <text:p>Av. Érico Veríssimo, 495 - Menino Deus, Porto Alegre - RS, 90160-181, Brazil</text:p>
          </table:table-cell>
          <table:table-cell office:value-type="string">
            <text:p>(51) 3105-9911</text:p>
          </table:table-cell>
        </table:table-row>
        <table:table-row table:style-name="ro1">
          <table:table-cell office:value-type="string">
            <text:p>Z Embalagens</text:p>
          </table:table-cell>
          <table:table-cell office:value-type="string">
            <text:p>Av. da Cavalhada, 2732 - Cavalhada, Porto Alegre - RS, 91740-000, Brazil</text:p>
          </table:table-cell>
          <table:table-cell office:value-type="string">
            <text:p>(51) 3110-7230</text:p>
          </table:table-cell>
        </table:table-row>
        <table:table-row table:style-name="ro1">
          <table:table-cell office:value-type="string">
            <text:p>Mercado Centenaro</text:p>
          </table:table-cell>
          <table:table-cell office:value-type="string">
            <text:p>R. Riachuelo, 284 - Centro Histórico, Porto Alegre - RS, 90010-273, Brazil</text:p>
          </table:table-cell>
          <table:table-cell office:value-type="string">
            <text:p>(51) 3211-1162</text:p>
          </table:table-cell>
        </table:table-row>
        <table:table-row table:style-name="ro1">
          <table:table-cell office:value-type="string">
            <text:p>Macrobiótica Sauer</text:p>
          </table:table-cell>
          <table:table-cell office:value-type="string">
            <text:p>Q II Banca G - Galeria Mercado Público - Centro Histórico, Porto Alegre - RS, 90020-070, Brazil</text:p>
          </table:table-cell>
          <table:table-cell office:value-type="string">
            <text:p>(51) 3211-1930</text:p>
          </table:table-cell>
        </table:table-row>
        <table:table-row table:style-name="ro1">
          <table:table-cell office:value-type="string">
            <text:p>Empório 25 - Rua Uruguai</text:p>
          </table:table-cell>
          <table:table-cell office:value-type="string">
            <text:p>R. Uruguai, 291 - Centro Histórico, Porto Alegre - RS, 90010-140, Brazil</text:p>
          </table:table-cell>
          <table:table-cell office:value-type="string">
            <text:p>(51) 3212-1896</text:p>
          </table:table-cell>
        </table:table-row>
        <table:table-row table:style-name="ro1">
          <table:table-cell office:value-type="string">
            <text:p>The Dutch Stand</text:p>
          </table:table-cell>
          <table:table-cell office:value-type="string">
            <text:p>Mercado Público de Porto Alegre - Galeria Mercado Público, 85 - Centro Histórico, Porto Alegre - RS, 90020-050, Brazil</text:p>
          </table:table-cell>
          <table:table-cell office:value-type="string">
            <text:p>(51) 3212-3123</text:p>
          </table:table-cell>
        </table:table-row>
        <table:table-row table:style-name="ro1">
          <table:table-cell office:value-type="string">
            <text:p>Atacado do Beto - Atacado e varejo de Doces</text:p>
          </table:table-cell>
          <table:table-cell office:value-type="string">
            <text:p>Ac. Júlio de Castilhos, 131 - Centro Histórico, Porto Alegre - RS, 90030-130, Brazil</text:p>
          </table:table-cell>
          <table:table-cell office:value-type="string">
            <text:p>(51) 3212-8314</text:p>
          </table:table-cell>
        </table:table-row>
        <table:table-row table:style-name="ro1">
          <table:table-cell office:value-type="string">
            <text:p>Atacado do Xuxa</text:p>
          </table:table-cell>
          <table:table-cell office:value-type="string">
            <text:p>R. Voluntários da Pátria, 608 - Centro Histórico, Porto Alegre - RS, 90030-001, Brazil</text:p>
          </table:table-cell>
          <table:table-cell office:value-type="string">
            <text:p>(51) 3221-7036</text:p>
          </table:table-cell>
        </table:table-row>
        <table:table-row table:style-name="ro1">
          <table:table-cell office:value-type="string">
            <text:p>Banca 43 Três Figueiras</text:p>
          </table:table-cell>
          <table:table-cell office:value-type="string">
            <text:p>Av. João Wallig, 1973 - Chácara das Pedras, Porto Alegre - RS, 91340-001, Brazil</text:p>
          </table:table-cell>
          <table:table-cell office:value-type="string">
            <text:p>(51) 3222-4543</text:p>
          </table:table-cell>
        </table:table-row>
        <table:table-row table:style-name="ro1">
          <table:table-cell office:value-type="string">
            <text:p>Talisman Crystal</text:p>
          </table:table-cell>
          <table:table-cell office:value-type="string">
            <text:p>R. Gen. Câmara, 353 - Centro Histórico, Porto Alegre - RS, 90010-230, Brazil</text:p>
          </table:table-cell>
          <table:table-cell office:value-type="string">
            <text:p>(51) 3224-2932</text:p>
          </table:table-cell>
        </table:table-row>
        <table:table-row table:style-name="ro1">
          <table:table-cell office:value-type="string">
            <text:p>Banca 10</text:p>
          </table:table-cell>
          <table:table-cell office:value-type="string">
            <text:p>Galeria Mercado Público - Centro Histórico, Porto Alegre - RS, 90030-001, Brazil</text:p>
          </table:table-cell>
          <table:table-cell office:value-type="string">
            <text:p>(51) 3224-4302</text:p>
          </table:table-cell>
        </table:table-row>
        <table:table-row table:style-name="ro1">
          <table:table-cell office:value-type="string">
            <text:p>Empório 38</text:p>
          </table:table-cell>
          <table:table-cell office:value-type="string">
            <text:p>Galeria do Mercado Público - Centro Histórico, Porto Alegre - RS, 90020-070, Brazil</text:p>
          </table:table-cell>
          <table:table-cell office:value-type="string">
            <text:p>(51) 3224-4548</text:p>
          </table:table-cell>
        </table:table-row>
        <table:table-row table:style-name="ro1">
          <table:table-cell office:value-type="string">
            <text:p>Banca 48 - Carel</text:p>
          </table:table-cell>
          <table:table-cell office:value-type="string">
            <text:p>Banca 48 Galeria Mercado Público Centro Historico - Centro Histórico, Porto Alegre - RS, 90020-070, Brazil</text:p>
          </table:table-cell>
          <table:table-cell office:value-type="string">
            <text:p>(51) 3224-4736</text:p>
          </table:table-cell>
        </table:table-row>
        <table:table-row table:style-name="ro1">
          <table:table-cell office:value-type="string">
            <text:p>É do Perù Atacado e Varejo</text:p>
          </table:table-cell>
          <table:table-cell office:value-type="string">
            <text:p>R. Voluntários da Pátria, 608 - Centro Histórico, Porto Alegre - RS, 90030-001, Brazil</text:p>
          </table:table-cell>
          <table:table-cell office:value-type="string">
            <text:p>(51) 3226-8057</text:p>
          </table:table-cell>
        </table:table-row>
        <table:table-row table:style-name="ro1">
          <table:table-cell office:value-type="string">
            <text:p>Atacado JBS</text:p>
          </table:table-cell>
          <table:table-cell office:value-type="string">
            <text:p>R. Voluntários da Pátria, 629 - Centro Histórico, Porto Alegre - RS, 90030-001, Brazil</text:p>
          </table:table-cell>
          <table:table-cell office:value-type="string">
            <text:p>(51) 3227-1114</text:p>
          </table:table-cell>
        </table:table-row>
        <table:table-row table:style-name="ro1">
          <table:table-cell office:value-type="string">
            <text:p>Dao Hé Comércio de Produtos Naturais</text:p>
          </table:table-cell>
          <table:table-cell office:value-type="string">
            <text:p>R. Demétrio Ribeiro, 1042 - Centro Histórico, Porto Alegre - RS, 90010-310, Brazil</text:p>
          </table:table-cell>
          <table:table-cell office:value-type="string">
            <text:p>(51) 3228-5576</text:p>
          </table:table-cell>
        </table:table-row>
        <table:table-row table:style-name="ro1">
          <table:table-cell office:value-type="string">
            <text:p>La Bambina</text:p>
          </table:table-cell>
          <table:table-cell office:value-type="string">
            <text:p>Av. Getúlio Vargas, 1059 - Menino Deus, Porto Alegre - RS, 90150-000, Brazil</text:p>
          </table:table-cell>
          <table:table-cell office:value-type="string">
            <text:p>(51) 3233-7098</text:p>
          </table:table-cell>
        </table:table-row>
        <table:table-row table:style-name="ro1">
          <table:table-cell office:value-type="string">
            <text:p>Public Market</text:p>
          </table:table-cell>
          <table:table-cell office:value-type="string">
            <text:p>R. Pedro Chaves Barcelos, 651 - Mont'Serrat, Porto Alegre - RS, 90450-010, Brazil</text:p>
          </table:table-cell>
          <table:table-cell office:value-type="string">
            <text:p>(51) 3239-3235</text:p>
          </table:table-cell>
        </table:table-row>
        <table:table-row table:style-name="ro1">
          <table:table-cell office:value-type="string">
            <text:p>Confeitaria e Padaria Cristal</text:p>
          </table:table-cell>
          <table:table-cell office:value-type="string">
            <text:p>Av. Capivari, 764 - Cristal, Porto Alegre - RS, 90810-070, Brazil</text:p>
          </table:table-cell>
          <table:table-cell office:value-type="string">
            <text:p>(51) 3247-1222</text:p>
          </table:table-cell>
        </table:table-row>
        <table:table-row table:style-name="ro1">
          <table:table-cell office:value-type="string">
            <text:p>Família Hattori</text:p>
          </table:table-cell>
          <table:table-cell office:value-type="string">
            <text:p>Av. José Bonifácio, 650 - Farroupilha, Porto Alegre - RS, 90040-001, Brazil</text:p>
          </table:table-cell>
          <table:table-cell office:value-type="string">
            <text:p>(51) 3266-1532</text:p>
          </table:table-cell>
        </table:table-row>
        <table:table-row table:style-name="ro1">
          <table:table-cell office:value-type="string">
            <text:p>Armazém do Granel</text:p>
          </table:table-cell>
          <table:table-cell office:value-type="string">
            <text:p>Av. Protásio Alves, 2746 - Petrópolis, Porto Alegre - RS, 90410-006, Brazil</text:p>
          </table:table-cell>
          <table:table-cell office:value-type="string">
            <text:p>(51) 3276-8353</text:p>
          </table:table-cell>
        </table:table-row>
        <table:table-row table:style-name="ro1">
          <table:table-cell office:value-type="string">
            <text:p>Porto Alegre Public Market</text:p>
          </table:table-cell>
          <table:table-cell office:value-type="string">
            <text:p>Largo Jorn. Glênio Péres, 1 - Centro Histórico, Porto Alegre - RS, 90020-050, Brazil</text:p>
          </table:table-cell>
          <table:table-cell office:value-type="string">
            <text:p>(51) 3286-1811</text:p>
          </table:table-cell>
        </table:table-row>
        <table:table-row table:style-name="ro1">
          <table:table-cell office:value-type="string">
            <text:p>Mercado e Açougue Tradição</text:p>
          </table:table-cell>
          <table:table-cell office:value-type="string">
            <text:p>Rua Washington Luiz, 294 - Centro Histórico, Porto Alegre - RS, 90010-460, Brazil</text:p>
          </table:table-cell>
          <table:table-cell office:value-type="string">
            <text:p>(51) 3286-8494</text:p>
          </table:table-cell>
        </table:table-row>
        <table:table-row table:style-name="ro1">
          <table:table-cell office:value-type="string">
            <text:p>Conselho Tutelar Microrregião 5 - Glória/Cruzeiro/Cristal</text:p>
          </table:table-cell>
          <table:table-cell office:value-type="string">
            <text:p>Av. Prof. Oscar Pereira, 2603 - Glória, Porto Alegre - RS, 90660-008, Brazil</text:p>
          </table:table-cell>
          <table:table-cell office:value-type="string">
            <text:p>(51) 3289-2015</text:p>
          </table:table-cell>
        </table:table-row>
        <table:table-row table:style-name="ro1">
          <table:table-cell office:value-type="string">
            <text:p>CRAS Cristal</text:p>
          </table:table-cell>
          <table:table-cell office:value-type="string">
            <text:p>R. Curupaiti, 27 - Cristal, Porto Alegre - RS, 90820-090, Brazil</text:p>
          </table:table-cell>
          <table:table-cell office:value-type="string">
            <text:p>(51) 3289-4847</text:p>
          </table:table-cell>
        </table:table-row>
        <table:table-row table:style-name="ro1">
          <table:table-cell office:value-type="string">
            <text:p>CCAA Zona Sul</text:p>
          </table:table-cell>
          <table:table-cell office:value-type="string">
            <text:p>Av. Wenceslau Escobar, 1535 - Cristal, Porto Alegre - RS, 91900-000, Brazil</text:p>
          </table:table-cell>
          <table:table-cell office:value-type="string">
            <text:p>(51) 3311-1954</text:p>
          </table:table-cell>
        </table:table-row>
        <table:table-row table:style-name="ro1">
          <table:table-cell office:value-type="string">
            <text:p>OrthoNutri Indústria de Liofilização/ Prímea Snacks Liofilizados</text:p>
          </table:table-cell>
          <table:table-cell office:value-type="string">
            <text:p>R. Comendador Coruja - Floresta, Porto Alegre - RS, 90220-180, Brazil</text:p>
          </table:table-cell>
          <table:table-cell office:value-type="string">
            <text:p>(51) 3311-7466</text:p>
          </table:table-cell>
        </table:table-row>
        <table:table-row table:style-name="ro1">
          <table:table-cell office:value-type="string">
            <text:p>House Kejos &amp; Spices</text:p>
          </table:table-cell>
          <table:table-cell office:value-type="string">
            <text:p>Av. Pátria, 1405 - São Geraldo, Porto Alegre - RS, 90230-071, Brazil</text:p>
          </table:table-cell>
          <table:table-cell office:value-type="string">
            <text:p>(51) 3325-1477</text:p>
          </table:table-cell>
        </table:table-row>
        <table:table-row table:style-name="ro1">
          <table:table-cell office:value-type="string">
            <text:p>CASA VERDE - SAÚDE A GRANEL</text:p>
          </table:table-cell>
          <table:table-cell office:value-type="string">
            <text:p>R. 24 de Outubro, 1336 - Auxiliadora, Porto Alegre - RS, 90510-001, Brazil</text:p>
          </table:table-cell>
          <table:table-cell office:value-type="string">
            <text:p>(51) 3332-3206</text:p>
          </table:table-cell>
        </table:table-row>
        <table:table-row table:style-name="ro1">
          <table:table-cell office:value-type="string">
            <text:p>Cristal Vidro</text:p>
          </table:table-cell>
          <table:table-cell office:value-type="string">
            <text:p>Av. Protásio Alves, 3870 - Três Figueiras, Porto Alegre - RS, 91330-000, Brazil</text:p>
          </table:table-cell>
          <table:table-cell office:value-type="string">
            <text:p>(51) 3334-0744</text:p>
          </table:table-cell>
        </table:table-row>
        <table:table-row table:style-name="ro1">
          <table:table-cell office:value-type="string">
            <text:p>Atacado São Caetano</text:p>
          </table:table-cell>
          <table:table-cell office:value-type="string">
            <text:p>R. Mal. Mesquita, 957 - Teresópolis, Porto Alegre - RS, 91720-160, Brazil</text:p>
          </table:table-cell>
          <table:table-cell office:value-type="string">
            <text:p>(51) 3336-7625</text:p>
          </table:table-cell>
        </table:table-row>
        <table:table-row table:style-name="ro1">
          <table:table-cell office:value-type="string">
            <text:p>Tutti Secchi Produtos Alimentícios</text:p>
          </table:table-cell>
          <table:table-cell office:value-type="string">
            <text:p>R. Alcídes Gonzaga, 64 - Boa Vista, Porto Alegre - RS, 90480-020, Brazil</text:p>
          </table:table-cell>
          <table:table-cell office:value-type="string">
            <text:p>(51) 3346-2522</text:p>
          </table:table-cell>
        </table:table-row>
        <table:table-row table:style-name="ro1">
          <table:table-cell office:value-type="string">
            <text:p>Stok Center - Assis Brasil</text:p>
          </table:table-cell>
          <table:table-cell office:value-type="string">
            <text:p>Av. Assis Brasil, 11150 - Sarandi, Porto Alegre - RS, 91140-000, Brazil</text:p>
          </table:table-cell>
          <table:table-cell office:value-type="string">
            <text:p>(51) 3356-2513</text:p>
          </table:table-cell>
        </table:table-row>
        <table:table-row table:style-name="ro1">
          <table:table-cell office:value-type="string">
            <text:p>Transp. e Com. de Bananas Borges Ltda</text:p>
          </table:table-cell>
          <table:table-cell office:value-type="string">
            <text:p>Av. Fernando Ferrari, 1001 - Anchieta, Porto Alegre - RS, 90200-040, Brazil</text:p>
          </table:table-cell>
          <table:table-cell office:value-type="string">
            <text:p>(51) 3371-1258</text:p>
          </table:table-cell>
        </table:table-row>
        <table:table-row table:style-name="ro1">
          <table:table-cell office:value-type="string">
            <text:p>Atacado Libardi</text:p>
          </table:table-cell>
          <table:table-cell office:value-type="string">
            <text:p>Av. Jaime Vignoli, 955 - Anchieta, Porto Alegre - RS, 90200-110, Brazil</text:p>
          </table:table-cell>
          <table:table-cell office:value-type="string">
            <text:p>(51) 3371-2604</text:p>
          </table:table-cell>
        </table:table-row>
        <table:table-row table:style-name="ro1">
          <table:table-cell office:value-type="string">
            <text:p>Empório Brasil</text:p>
          </table:table-cell>
          <table:table-cell office:value-type="string">
            <text:p>Av. Dr. Nilo Peçanha, 2364 - loja 03 a 08 - Boa Vista, Porto Alegre - RS, 91330-001, Brazil</text:p>
          </table:table-cell>
          <table:table-cell office:value-type="string">
            <text:p>(51) 3379-1900</text:p>
          </table:table-cell>
        </table:table-row>
        <table:table-row table:style-name="ro1">
          <table:table-cell office:value-type="string">
            <text:p>Comercial Zaffari Porto Alegre</text:p>
          </table:table-cell>
          <table:table-cell office:value-type="string">
            <text:p>Av. Protásio Alves, 3814 - Três Figueiras, Porto Alegre - RS, 91310-000, Brazil</text:p>
          </table:table-cell>
          <table:table-cell office:value-type="string">
            <text:p>(51) 3381-0892</text:p>
          </table:table-cell>
        </table:table-row>
        <table:table-row table:style-name="ro1">
          <table:table-cell office:value-type="string">
            <text:p>Atacadão - Sertório</text:p>
          </table:table-cell>
          <table:table-cell office:value-type="string">
            <text:p>Av. Sertório, 6767 - Loja 01 - São Sebastião, Porto Alegre - RS, 91110-581, Brazil</text:p>
          </table:table-cell>
          <table:table-cell office:value-type="string">
            <text:p>(51) 3390-1624</text:p>
          </table:table-cell>
        </table:table-row>
        <table:table-row table:style-name="ro1">
          <table:table-cell office:value-type="string">
            <text:p>Bottega del Mare | Restaurante e Peixaria Gourmet</text:p>
          </table:table-cell>
          <table:table-cell office:value-type="string">
            <text:p>R. Quintino Bocaiúva, 996 - Moinhos de Vento, Porto Alegre - RS, 90440-050, Brazil</text:p>
          </table:table-cell>
          <table:table-cell office:value-type="string">
            <text:p>(51) 3391-2444</text:p>
          </table:table-cell>
        </table:table-row>
        <table:table-row table:style-name="ro1">
          <table:table-cell office:value-type="string">
            <text:p>Atacado Simionato - Loja Teresópolis</text:p>
          </table:table-cell>
          <table:table-cell office:value-type="string">
            <text:p>R. Prof. Carvalho de Freitas, 965 - Teresópolis, Porto Alegre - RS, 91720-090, Brazil</text:p>
          </table:table-cell>
          <table:table-cell office:value-type="string">
            <text:p>(51) 3392-0497</text:p>
          </table:table-cell>
        </table:table-row>
        <table:table-row table:style-name="ro1">
          <table:table-cell office:value-type="string">
            <text:p>Bistek Supermercados</text:p>
          </table:table-cell>
          <table:table-cell office:value-type="string">
            <text:p>Av. do Forte, 1396 - Vila Ipiranga, Porto Alegre - RS, 91360-001, Brazil</text:p>
          </table:table-cell>
          <table:table-cell office:value-type="string">
            <text:p>(51) 3407-0059</text:p>
          </table:table-cell>
        </table:table-row>
        <table:table-row table:style-name="ro1">
          <table:table-cell office:value-type="string">
            <text:p>Santo Grão Produtos Naturais - Porto Alegre</text:p>
          </table:table-cell>
          <table:table-cell office:value-type="string">
            <text:p>R. Gen. Lima e Silva, 750 - Cidade Baixa, Porto Alegre - RS, 90050-100, Brazil</text:p>
          </table:table-cell>
          <table:table-cell office:value-type="string">
            <text:p>(51) 3407-1262</text:p>
          </table:table-cell>
        </table:table-row>
        <table:table-row table:style-name="ro1">
          <table:table-cell office:value-type="string">
            <text:p>Empório Marinho</text:p>
          </table:table-cell>
          <table:table-cell office:value-type="string">
            <text:p>R Anita Garibaldi, 451 - Mont'Serrat, Porto Alegre - RS, 90450-001, Brazil</text:p>
          </table:table-cell>
          <table:table-cell office:value-type="string">
            <text:p>(51) 3516-8002</text:p>
          </table:table-cell>
        </table:table-row>
        <table:table-row table:style-name="ro1">
          <table:table-cell office:value-type="string">
            <text:p>Macadâmia Eco Gourmet</text:p>
          </table:table-cell>
          <table:table-cell office:value-type="string">
            <text:p>Av. Benno Mentz, 366 - Vila Ipiranga, Porto Alegre - RS, 91370-020, Brazil</text:p>
          </table:table-cell>
          <table:table-cell office:value-type="string">
            <text:p>(51) 3517-1001</text:p>
          </table:table-cell>
        </table:table-row>
        <table:table-row table:style-name="ro1">
          <table:table-cell office:value-type="string">
            <text:p>Mercado Santarém</text:p>
          </table:table-cell>
          <table:table-cell office:value-type="string">
            <text:p>R. Santarém, 302 - Mundo Novo, Taquara - RS, 95600-000, Brazil</text:p>
          </table:table-cell>
          <table:table-cell office:value-type="string">
            <text:p>(51) 3541-5058</text:p>
          </table:table-cell>
        </table:table-row>
        <table:table-row table:style-name="ro1">
          <table:table-cell office:value-type="string">
            <text:p>Armazém da Praça</text:p>
          </table:table-cell>
          <table:table-cell office:value-type="string">
            <text:p>Avenida Nilópolis, 5 - Petrópolis, Porto Alegre - RS, 90460-050, Brazil</text:p>
          </table:table-cell>
          <table:table-cell office:value-type="string">
            <text:p>(51) 3557-3221</text:p>
          </table:table-cell>
        </table:table-row>
        <table:table-row table:style-name="ro1">
          <table:table-cell office:value-type="string">
            <text:p>Brasco Florencio market</text:p>
          </table:table-cell>
          <table:table-cell office:value-type="string">
            <text:p>R. Dr. Florêncio Ygartua, 151 - Moinhos de Vento, Porto Alegre - RS, 90430-010, Brazil</text:p>
          </table:table-cell>
          <table:table-cell office:value-type="string">
            <text:p>(51) 3573-8333</text:p>
          </table:table-cell>
        </table:table-row>
        <table:table-row table:style-name="ro1">
          <table:table-cell office:value-type="string">
            <text:p>Mercado Brasco</text:p>
          </table:table-cell>
          <table:table-cell office:value-type="string">
            <text:p>Rua Fernandes Vieira, 286 - Bom Fim, Porto Alegre - RS, 90035-090, Brazil</text:p>
          </table:table-cell>
          <table:table-cell office:value-type="string">
            <text:p>(51) 3573-8333</text:p>
          </table:table-cell>
        </table:table-row>
        <table:table-row table:style-name="ro1">
          <table:table-cell office:value-type="string">
            <text:p>Woking Thai Food</text:p>
          </table:table-cell>
          <table:table-cell office:value-type="string">
            <text:p>Av. Carlos Gomes, 778 - Auxiliadora, Porto Alegre - RS, 90480-000, Brazil</text:p>
          </table:table-cell>
          <table:table-cell office:value-type="string">
            <text:p>(51) 3737-1080</text:p>
          </table:table-cell>
        </table:table-row>
        <table:table-row table:style-name="ro1">
          <table:table-cell office:value-type="string">
            <text:p>Produtos Naturais - Meu Lado Natureba - Assis Brasil</text:p>
          </table:table-cell>
          <table:table-cell office:value-type="string">
            <text:p>Av. Assis Brasil, 2449 - Cristo Redentor, Porto Alegre - RS, 91010-002, Brazil</text:p>
          </table:table-cell>
          <table:table-cell office:value-type="string">
            <text:p>(51) 3779-0313</text:p>
          </table:table-cell>
        </table:table-row>
        <table:table-row table:style-name="ro1">
          <table:table-cell office:value-type="string">
            <text:p>Produtos Naturais - Meu Lado Natureba - Azenha</text:p>
          </table:table-cell>
          <table:table-cell office:value-type="string">
            <text:p>Av. da Azenha, 673 - Azenha, Porto Alegre - RS, 90160-002, Brazil</text:p>
          </table:table-cell>
          <table:table-cell office:value-type="string">
            <text:p>(51) 3779-0313</text:p>
          </table:table-cell>
        </table:table-row>
        <table:table-row table:style-name="ro1">
          <table:table-cell office:value-type="string">
            <text:p>Produtos Naturais - Meu Lado Natureba - Centro</text:p>
          </table:table-cell>
          <table:table-cell office:value-type="string">
            <text:p>Galeria A Nação - R. Dr. Flores, 106 - Loja 102 - Centro Histórico, Porto Alegre - RS, 90020-120, Brazil</text:p>
          </table:table-cell>
          <table:table-cell office:value-type="string">
            <text:p>(51) 3779-0313</text:p>
          </table:table-cell>
        </table:table-row>
        <table:table-row table:style-name="ro1">
          <table:table-cell office:value-type="string">
            <text:p>Emporio Saude Natural</text:p>
          </table:table-cell>
          <table:table-cell office:value-type="string">
            <text:p>Avenida Pará, 914 - Navegantes - Floresta, Porto Alegre - RS, 90240-591, Brazil</text:p>
          </table:table-cell>
          <table:table-cell office:value-type="string">
            <text:p>(51) 3779-4430</text:p>
          </table:table-cell>
        </table:table-row>
        <table:table-row table:style-name="ro1">
          <table:table-cell office:value-type="string">
            <text:p>Loly Balas</text:p>
          </table:table-cell>
          <table:table-cell office:value-type="string">
            <text:p>Av. Diário de Notícias, 300 - Cristal, Porto Alegre - RS, 90810-080, Brazil</text:p>
          </table:table-cell>
          <table:table-cell office:value-type="string">
            <text:p>(51) 4003-4171</text:p>
          </table:table-cell>
        </table:table-row>
        <table:table-row table:style-name="ro1">
          <table:table-cell office:value-type="string">
            <text:p>Emporio 471</text:p>
          </table:table-cell>
          <table:table-cell office:value-type="string">
            <text:p>R. Felipe Camarão, 583 - Rio Branco, Porto Alegre - RS, 90035-141, Brazil</text:p>
          </table:table-cell>
          <table:table-cell office:value-type="string">
            <text:p>(51) 4061-3338</text:p>
          </table:table-cell>
        </table:table-row>
        <table:table-row table:style-name="ro1">
          <table:table-cell office:value-type="string">
            <text:p>Keppler Supermercado</text:p>
          </table:table-cell>
          <table:table-cell office:value-type="string">
            <text:p>R. Cel. Neves, 150 - Medianeira, Porto Alegre - RS, 90870-280, Brazil</text:p>
          </table:table-cell>
          <table:table-cell office:value-type="string">
            <text:p>(51) 4066-5374</text:p>
          </table:table-cell>
        </table:table-row>
        <table:table-row table:style-name="ro1">
          <table:table-cell office:value-type="string">
            <text:p>Supermercado Dia após Dia Gramado-RS</text:p>
          </table:table-cell>
          <table:table-cell office:value-type="string">
            <text:p>R. Tristão Oliveira, 239 - Centro, Gramado - RS, 95670-000, Brazil</text:p>
          </table:table-cell>
          <table:table-cell office:value-type="string">
            <text:p>(54) 2136-5088</text:p>
          </table:table-cell>
        </table:table-row>
        <table:table-row table:style-name="ro1">
          <table:table-cell office:value-type="string">
            <text:p>Super Rio Branco - Matriz</text:p>
          </table:table-cell>
          <table:table-cell office:value-type="string">
            <text:p>Av. Rio Branco, 1314 - Rio Branco, Caxias do Sul - RS, 95096-000, Brazil</text:p>
          </table:table-cell>
          <table:table-cell office:value-type="string">
            <text:p>(54) 3028-3231</text:p>
          </table:table-cell>
        </table:table-row>
        <table:table-row table:style-name="ro1">
          <table:table-cell office:value-type="string">
            <text:p>Cacau Show</text:p>
          </table:table-cell>
          <table:table-cell office:value-type="string">
            <text:p>Av. Rio Branco, 425 - São Pelegrino, Caxias do Sul - RS, 95010-060, Brazil</text:p>
          </table:table-cell>
          <table:table-cell office:value-type="string">
            <text:p>(54) 3029-1090</text:p>
          </table:table-cell>
        </table:table-row>
        <table:table-row table:style-name="ro1">
          <table:table-cell office:value-type="string">
            <text:p>Armazém Viezzer</text:p>
          </table:table-cell>
          <table:table-cell office:value-type="string">
            <text:p>R. João Pessoa, 622 - Centro, Canela - RS, 95680-000, Brazil</text:p>
          </table:table-cell>
          <table:table-cell office:value-type="string">
            <text:p>(54) 3282-1384</text:p>
          </table:table-cell>
        </table:table-row>
        <table:table-row table:style-name="ro1">
          <table:table-cell office:value-type="string">
            <text:p>Cristais de Gramado</text:p>
          </table:table-cell>
          <table:table-cell office:value-type="string">
            <text:p>Rod. RS 115, Km 36, 36161 - RS-115, 36161 - Várzea Grande, Gramado - RS, 95670-000, Brazil</text:p>
          </table:table-cell>
          <table:table-cell office:value-type="string">
            <text:p>(54) 3286-0100</text:p>
          </table:table-cell>
        </table:table-row>
        <table:table-row table:style-name="ro1">
          <table:table-cell office:value-type="string">
            <text:p>Mercado Benetti - Gramado</text:p>
          </table:table-cell>
          <table:table-cell office:value-type="string">
            <text:p>R. Augusto Bordin, 680 - Floresta, Gramado - RS, 95670-000, Brazil</text:p>
          </table:table-cell>
          <table:table-cell office:value-type="string">
            <text:p>(54) 3286-0558</text:p>
          </table:table-cell>
        </table:table-row>
        <table:table-row table:style-name="ro1">
          <table:table-cell office:value-type="string">
            <text:p>BAZAR DECA</text:p>
          </table:table-cell>
          <table:table-cell office:value-type="string">
            <text:p>Centro, Gramado - RS, 95670-000, Brazil</text:p>
          </table:table-cell>
          <table:table-cell office:value-type="string">
            <text:p>(54) 3286-0898</text:p>
          </table:table-cell>
        </table:table-row>
        <table:table-row table:style-name="ro1">
          <table:table-cell office:value-type="string">
            <text:p>Rudão - Espaço Gourmet</text:p>
          </table:table-cell>
          <table:table-cell office:value-type="string">
            <text:p>Av. Borges de Medeiros, 3271 - Centro, Gramado - RS, 95670-000, Brazil</text:p>
          </table:table-cell>
          <table:table-cell office:value-type="string">
            <text:p>(54) 3286-1266</text:p>
          </table:table-cell>
        </table:table-row>
        <table:table-row table:style-name="ro1">
          <table:table-cell office:value-type="string">
            <text:p>Espaço De Feiras Francisco Oberherr</text:p>
          </table:table-cell>
          <table:table-cell office:value-type="string">
            <text:p>R. Cel. João Corrêa, 374 - Bairro Belverede, Gramado - RS, 95670-000, Brazil</text:p>
          </table:table-cell>
          <table:table-cell office:value-type="string">
            <text:p>(54) 3286-1475</text:p>
          </table:table-cell>
        </table:table-row>
        <table:table-row table:style-name="ro1">
          <table:table-cell office:value-type="string">
            <text:p>Empório do Azeite</text:p>
          </table:table-cell>
          <table:table-cell office:value-type="string">
            <text:p>R. São Pedro, 224 - loja 2 - Centro, Gramado - RS, 95670-000, Brazil</text:p>
          </table:table-cell>
          <table:table-cell office:value-type="string">
            <text:p>(54) 3286-1540</text:p>
          </table:table-cell>
        </table:table-row>
        <table:table-row table:style-name="ro1">
          <table:table-cell office:value-type="string">
            <text:p>Atacadão De Sorvetes Gramado</text:p>
          </table:table-cell>
          <table:table-cell office:value-type="string">
            <text:p>Euzébío Balzaretti, 585 - Centro, Gramado - RS, 95670-080, Brazil</text:p>
          </table:table-cell>
          <table:table-cell office:value-type="string">
            <text:p>(54) 3286-1561</text:p>
          </table:table-cell>
        </table:table-row>
        <table:table-row table:style-name="ro1">
          <table:table-cell office:value-type="string">
            <text:p>Store and factory Prawer</text:p>
          </table:table-cell>
          <table:table-cell office:value-type="string">
            <text:p>Av. das Hortênsias, 4100 - Estrada Gramado, Canela - RS, 95670-000, Brazil</text:p>
          </table:table-cell>
          <table:table-cell office:value-type="string">
            <text:p>(54) 3286-1580</text:p>
          </table:table-cell>
        </table:table-row>
        <table:table-row table:style-name="ro1">
          <table:table-cell office:value-type="string">
            <text:p>Armazém 845 - O Melhor Supermercado de Gramado</text:p>
          </table:table-cell>
          <table:table-cell office:value-type="string">
            <text:p>Av. das Hortênsias, 550 - Planalto, Gramado - RS, 95670-000, Brazil</text:p>
          </table:table-cell>
          <table:table-cell office:value-type="string">
            <text:p>(54) 3286-2907</text:p>
          </table:table-cell>
        </table:table-row>
        <table:table-row table:style-name="ro1">
          <table:table-cell office:value-type="string">
            <text:p>Seven Nutrition &amp; Fitness: Suplementos, Moda e Restaurante Saudável</text:p>
          </table:table-cell>
          <table:table-cell office:value-type="string">
            <text:p>Rua lojas 3 e 4 - Euzébío Balzaretti, 582 - Centro, Gramado - RS, 95670-000, Brazil</text:p>
          </table:table-cell>
          <table:table-cell office:value-type="string">
            <text:p>(54) 3286-2928</text:p>
          </table:table-cell>
        </table:table-row>
        <table:table-row table:style-name="ro1">
          <table:table-cell office:value-type="string">
            <text:p>Casa Lovatto &amp; Sartori</text:p>
          </table:table-cell>
          <table:table-cell office:value-type="string">
            <text:p>Euzébío Balzaretti, 557 - Centro, Gramado - RS, 95670-080, Brazil</text:p>
          </table:table-cell>
          <table:table-cell office:value-type="string">
            <text:p>(54) 3286-3030</text:p>
          </table:table-cell>
        </table:table-row>
        <table:table-row table:style-name="ro1">
          <table:table-cell office:value-type="string">
            <text:p>Cristall Comércio e Serviços Ltda</text:p>
          </table:table-cell>
          <table:table-cell office:value-type="string">
            <text:p>Rua João Carniel, 919 - Carniel, Gramado - RS, 95670-000, Brazil</text:p>
          </table:table-cell>
          <table:table-cell office:value-type="string">
            <text:p>(54) 3286-3113</text:p>
          </table:table-cell>
        </table:table-row>
        <table:table-row table:style-name="ro1">
          <table:table-cell office:value-type="string">
            <text:p>Estação Croasonho Lanches</text:p>
          </table:table-cell>
          <table:table-cell office:value-type="string">
            <text:p>R. São Pedro, 350 - 1 - Centro, Gramado - RS, 95670-000, Brazil</text:p>
          </table:table-cell>
          <table:table-cell office:value-type="string">
            <text:p>(54) 3286-3757</text:p>
          </table:table-cell>
        </table:table-row>
        <table:table-row table:style-name="ro1">
          <table:table-cell office:value-type="string">
            <text:p>Rissul</text:p>
          </table:table-cell>
          <table:table-cell office:value-type="string">
            <text:p>Av. Borges de Medeiros, 3994 - Centro, Gramado - RS, 95670-000, Brazil</text:p>
          </table:table-cell>
          <table:table-cell office:value-type="string">
            <text:p>(54) 3286-4211</text:p>
          </table:table-cell>
        </table:table-row>
        <table:table-row table:style-name="ro1">
          <table:table-cell office:value-type="string">
            <text:p>Supermercado Irmãos Berti</text:p>
          </table:table-cell>
          <table:table-cell office:value-type="string">
            <text:p>R. São Pedro, 835 - Centro, Gramado - RS, 95670-000, Brazil</text:p>
          </table:table-cell>
          <table:table-cell office:value-type="string">
            <text:p>(54) 3286-4322</text:p>
          </table:table-cell>
        </table:table-row>
        <table:table-row table:style-name="ro1">
          <table:table-cell office:value-type="string">
            <text:p>Mercado Stahl - Carniel</text:p>
          </table:table-cell>
          <table:table-cell office:value-type="string">
            <text:p>R. São Marcos, 275 - Carniel, Gramado - RS, 95670-000, Brazil</text:p>
          </table:table-cell>
          <table:table-cell office:value-type="string">
            <text:p>(54) 3286-4595</text:p>
          </table:table-cell>
        </table:table-row>
        <table:table-row table:style-name="ro1">
          <table:table-cell office:value-type="string">
            <text:p>Sabor de Frutas</text:p>
          </table:table-cell>
          <table:table-cell office:value-type="string">
            <text:p>R. Me. Verônica, 57 - Centro, Gramado - RS, 95670-000, Brazil</text:p>
          </table:table-cell>
          <table:table-cell office:value-type="string">
            <text:p>(54) 3286-4714</text:p>
          </table:table-cell>
        </table:table-row>
        <table:table-row table:style-name="ro1">
          <table:table-cell office:value-type="string">
            <text:p>Mercado Stahl - Floresta</text:p>
          </table:table-cell>
          <table:table-cell office:value-type="string">
            <text:p>R. Tristão Oliveira, 301 - Floresta, Gramado - RS, 95670-000, Brazil</text:p>
          </table:table-cell>
          <table:table-cell office:value-type="string">
            <text:p>(54) 3286-4904</text:p>
          </table:table-cell>
        </table:table-row>
        <table:table-row table:style-name="ro1">
          <table:table-cell office:value-type="string">
            <text:p>FERGA - Loja Gramado</text:p>
          </table:table-cell>
          <table:table-cell office:value-type="string">
            <text:p>Av. das Hortênsias, 1001 - Bavária, Gramado - RS, 95670-000, Brazil</text:p>
          </table:table-cell>
          <table:table-cell office:value-type="string">
            <text:p>(54) 3286-6100</text:p>
          </table:table-cell>
        </table:table-row>
        <table:table-row table:style-name="ro1">
          <table:table-cell office:value-type="string">
            <text:p>Tudo Em Grãos - Gramado</text:p>
          </table:table-cell>
          <table:table-cell office:value-type="string">
            <text:p>R. São Pedro, 810 - Centro, Gramado - RS, 95670-000, Brazil</text:p>
          </table:table-cell>
          <table:table-cell office:value-type="string">
            <text:p>(54) 3286-7641</text:p>
          </table:table-cell>
        </table:table-row>
        <table:table-row table:style-name="ro1">
          <table:table-cell office:value-type="string">
            <text:p>Supermercado Brombatti</text:p>
          </table:table-cell>
          <table:table-cell office:value-type="string">
            <text:p>Av. 1º de Maio, 1505 - Várzea Grande, Gramado - RS, 95670-000, Brazil</text:p>
          </table:table-cell>
          <table:table-cell office:value-type="string">
            <text:p>(54) 3288-1005</text:p>
          </table:table-cell>
        </table:table-row>
        <table:table-row table:style-name="ro1">
          <table:table-cell office:value-type="string">
            <text:p>Super Napolitano</text:p>
          </table:table-cell>
          <table:table-cell office:value-type="string">
            <text:p>R. Faustino Rissi, 4027 - Vila do Sol, Gramado - RS, 95670-000, Brazil</text:p>
          </table:table-cell>
          <table:table-cell office:value-type="string">
            <text:p>(54) 3288-1104</text:p>
          </table:table-cell>
        </table:table-row>
        <table:table-row table:style-name="ro1">
          <table:table-cell office:value-type="string">
            <text:p>Mercado Ozorio</text:p>
          </table:table-cell>
          <table:table-cell office:value-type="string">
            <text:p>R. Rádio Floresta, 265 - Várzea Grande, Gramado - RS, 95670-000, Brazil</text:p>
          </table:table-cell>
          <table:table-cell office:value-type="string">
            <text:p>(54) 3288-1119</text:p>
          </table:table-cell>
        </table:table-row>
        <table:table-row table:style-name="ro1">
          <table:table-cell office:value-type="string">
            <text:p>Feira Orgânica</text:p>
          </table:table-cell>
          <table:table-cell office:value-type="string">
            <text:p>R. Cel. Armando Assis, 264 - Três Figueiras, Porto Alegre - RS, 91330-010, Brazil</text:p>
          </table:table-cell>
          <table:table-cell office:value-type="string">
            <text:p>(54) 3293-3112</text:p>
          </table:table-cell>
        </table:table-row>
        <table:table-row table:style-name="ro1">
          <table:table-cell office:value-type="string">
            <text:p>Mix | Saudável Com Sabor</text:p>
          </table:table-cell>
          <table:table-cell office:value-type="string">
            <text:p>Av. das Hortênsias, 2112 - Centro, Gramado - RS, 95675-072, Brazil</text:p>
          </table:table-cell>
          <table:table-cell office:value-type="string">
            <text:p>(54) 3295-1224</text:p>
          </table:table-cell>
        </table:table-row>
        <table:table-row table:style-name="ro1">
          <table:table-cell office:value-type="string">
            <text:p>Bonasoldi Distribuidora Atacadista</text:p>
          </table:table-cell>
          <table:table-cell office:value-type="string">
            <text:p>Av. 1º de Maio, 2221 - Várzea Grande, Gramado - RS, 95670-000, Brazil</text:p>
          </table:table-cell>
          <table:table-cell office:value-type="string">
            <text:p>(54) 3295-6400</text:p>
          </table:table-cell>
        </table:table-row>
        <table:table-row table:style-name="ro1">
          <table:table-cell office:value-type="string">
            <text:p>Brocker Turismo | Unidade Gramado</text:p>
          </table:table-cell>
          <table:table-cell office:value-type="string">
            <text:p>Av. das Hortênsias, 1845 - Vila Suica, Gramado - RS, 95670-000, Brazil</text:p>
          </table:table-cell>
          <table:table-cell office:value-type="string">
            <text:p>(54) 3295-7600</text:p>
          </table:table-cell>
        </table:table-row>
        <table:table-row table:style-name="ro1">
          <table:table-cell office:value-type="string">
            <text:p>MERCADO PIRATINI</text:p>
          </table:table-cell>
          <table:table-cell office:value-type="string">
            <text:p>R. Guilherme Dal Ri, 659 - Centro, Gramado - RS, 95670-000, Brazil</text:p>
          </table:table-cell>
          <table:table-cell office:value-type="string">
            <text:p>(54) 3422-4188</text:p>
          </table:table-cell>
        </table:table-row>
        <table:table-row table:style-name="ro1">
          <table:table-cell office:value-type="string">
            <text:p>Mercado Gross</text:p>
          </table:table-cell>
          <table:table-cell office:value-type="string">
            <text:p>Av. das Hortênsias, 543 - Planalto, Gramado - RS, 95670-000, Brazil</text:p>
          </table:table-cell>
          <table:table-cell office:value-type="string">
            <text:p>(54) 3699-1548</text:p>
          </table:table-cell>
        </table:table-row>
        <table:table-row table:style-name="ro1">
          <table:table-cell office:value-type="string">
            <text:p>Amati Feito em Gramado</text:p>
          </table:table-cell>
          <table:table-cell office:value-type="string">
            <text:p>Av. Borges de Medeiros, 2388 - Centro, Gramado - RS, 95670-000, Brazil</text:p>
          </table:table-cell>
          <table:table-cell office:value-type="string">
            <text:p>(54) 3699-3661</text:p>
          </table:table-cell>
        </table:table-row>
        <table:table-row table:style-name="ro1">
          <table:table-cell office:value-type="string">
            <text:p>Semprebon Supermercado</text:p>
          </table:table-cell>
          <table:table-cell office:value-type="string">
            <text:p>Av. das Hortênsias, 3845 - Vila Suica, Gramado - RS, 95670-000, Brazil</text:p>
          </table:table-cell>
          <table:table-cell office:value-type="string">
            <text:p>(54) 3699-9213</text:p>
          </table:table-cell>
        </table:table-row>
        <table:table-row table:style-name="ro1">
          <table:table-cell office:value-type="string">
            <text:p>Brasilia Supermercado</text:p>
          </table:table-cell>
          <table:table-cell office:value-type="string">
            <text:p>R. Macuco, 523 - Jardim Alvorada, Santo André - SP, 09180-290, Brazil</text:p>
          </table:table-cell>
          <table:table-cell office:value-type="string">
            <text:p>(55) 4971-1496</text:p>
          </table:table-cell>
        </table:table-row>
        <table:table-row table:style-name="ro1">
          <table:table-cell office:value-type="string">
            <text:p>Sabor &amp; Saúde - Empório e Suplementos</text:p>
          </table:table-cell>
          <table:table-cell office:value-type="string">
            <text:p>Strc Trecho 2 Conjunto D - Guará, Brasília - DF, 71225-520, Brazil</text:p>
          </table:table-cell>
          <table:table-cell office:value-type="string">
            <text:p>(61) 2102-138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Smas, 03 - Guará, Brasília - DF, 71215-300, Brazil</text:p>
          </table:table-cell>
          <table:table-cell office:value-type="string">
            <text:p>(61) 2195-2701</text:p>
          </table:table-cell>
        </table:table-row>
        <table:table-row table:style-name="ro1">
          <table:table-cell office:value-type="string">
            <text:p>Feira Mercado Orgânico COOPERORG</text:p>
          </table:table-cell>
          <table:table-cell office:value-type="string">
            <text:p>SHCS EQS 315/316 - Asa Sul, Brasília - DF, 70297-400, Brazil</text:p>
          </table:table-cell>
          <table:table-cell office:value-type="string">
            <text:p>(61) 3028-1831</text:p>
          </table:table-cell>
        </table:table-row>
        <table:table-row table:style-name="ro1">
          <table:table-cell office:value-type="string">
            <text:p>Ang Atacadista</text:p>
          </table:table-cell>
          <table:table-cell office:value-type="string">
            <text:p>706/707 - Asa Norte, Brasília - DF, 70740-640, Brazil</text:p>
          </table:table-cell>
          <table:table-cell office:value-type="string">
            <text:p>(61) 3031-6140</text:p>
          </table:table-cell>
        </table:table-row>
        <table:table-row table:style-name="ro1">
          <table:table-cell office:value-type="string">
            <text:p>Pavilhão do Atacado</text:p>
          </table:table-cell>
          <table:table-cell office:value-type="string">
            <text:p>QI 10, Lotes 1 a 10 - Taguatinga, Brasília - DF, 72135-100, Brazil</text:p>
          </table:table-cell>
          <table:table-cell office:value-type="string">
            <text:p>(61) 3032-3399</text:p>
          </table:table-cell>
        </table:table-row>
        <table:table-row table:style-name="ro1">
          <table:table-cell office:value-type="string">
            <text:p>Revitali - Polimento, Vitrificação, Higienização e Películas automotivas</text:p>
          </table:table-cell>
          <table:table-cell office:value-type="string">
            <text:p>SCN Q 6 Shopping ID - Asa Norte, Brasília - DF, 70716-900, Brazil</text:p>
          </table:table-cell>
          <table:table-cell office:value-type="string">
            <text:p>(61) 3033-8611</text:p>
          </table:table-cell>
        </table:table-row>
        <table:table-row table:style-name="ro1">
          <table:table-cell office:value-type="string">
            <text:p>Coco Bambu Brasília Shopping: Happy Hour, Vinhos, Chopp, Camarão, Delivery DF</text:p>
          </table:table-cell>
          <table:table-cell office:value-type="string">
            <text:p>Brasìlia Shopping Lojas 2w, 3w, 4w - BL A - Via W3 Norte - Asa Norte, Brasília - DF, 70715-900, Brazil</text:p>
          </table:table-cell>
          <table:table-cell office:value-type="string">
            <text:p>(61) 3038-1818</text:p>
          </table:table-cell>
        </table:table-row>
        <table:table-row table:style-name="ro1">
          <table:table-cell office:value-type="string">
            <text:p>Atacadão Dia a Dia - SIA</text:p>
          </table:table-cell>
          <table:table-cell office:value-type="string">
            <text:p>SIA Quadra 5C - Zona Industrial, Brasília - DF, 71200-055, Brazil</text:p>
          </table:table-cell>
          <table:table-cell office:value-type="string">
            <text:p>(61) 3051-9384</text:p>
          </table:table-cell>
        </table:table-row>
        <table:table-row table:style-name="ro1">
          <table:table-cell office:value-type="string">
            <text:p>Atacadão Oliveira</text:p>
          </table:table-cell>
          <table:table-cell office:value-type="string">
            <text:p>SHCS CRS 510 10/11 - Brasília, DF, 70331-515, Brazil</text:p>
          </table:table-cell>
          <table:table-cell office:value-type="string">
            <text:p>(61) 3193-1353</text:p>
          </table:table-cell>
        </table:table-row>
        <table:table-row table:style-name="ro1">
          <table:table-cell office:value-type="string">
            <text:p>Astróloga Cristal</text:p>
          </table:table-cell>
          <table:table-cell office:value-type="string">
            <text:p>Shigs, 713 - Bloco W Casa 4 - Asa Sul, Brasília - DF, 70390-100, Brazil</text:p>
          </table:table-cell>
          <table:table-cell office:value-type="string">
            <text:p>(61) 3222-6856</text:p>
          </table:table-cell>
        </table:table-row>
        <table:table-row table:style-name="ro1">
          <table:table-cell office:value-type="string">
            <text:p>Coco Bambu</text:p>
          </table:table-cell>
          <table:table-cell office:value-type="string">
            <text:p>St. de Clubes Esportivos Sul Trecho 2 Ícone Parque Conjunto 36, Parte C 301 - Asa Sul, Brasília - DF, 70297-400, Brazil</text:p>
          </table:table-cell>
          <table:table-cell office:value-type="string">
            <text:p>(61) 3224-5585</text:p>
          </table:table-cell>
        </table:table-row>
        <table:table-row table:style-name="ro1">
          <table:table-cell office:value-type="string">
            <text:p>Coco Bambu Park Shopping: Happy Hour, Vinhos, Chopp, Camarão, Delivery, DF</text:p>
          </table:table-cell>
          <table:table-cell office:value-type="string">
            <text:p>SAI/SO Área 6580 - Guará, Brasília - DF, 71219-900, Brazil</text:p>
          </table:table-cell>
          <table:table-cell office:value-type="string">
            <text:p>(61) 3233-3345</text:p>
          </table:table-cell>
        </table:table-row>
        <table:table-row table:style-name="ro1">
          <table:table-cell office:value-type="string">
            <text:p>Casa de Doces e Queijos Brasília</text:p>
          </table:table-cell>
          <table:table-cell office:value-type="string">
            <text:p>SIA TRECHO 10 - Sia, LOTE 05 - Guará, Brasília - DF, 71200-100, Brazil</text:p>
          </table:table-cell>
          <table:table-cell office:value-type="string">
            <text:p>(61) 3234-1008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Trecho 10 Sia, s/n Zona Industrial - Guará, Brasília - DF, 71200-110, Brazil</text:p>
          </table:table-cell>
          <table:table-cell office:value-type="string">
            <text:p>(61) 3234-1773</text:p>
          </table:table-cell>
        </table:table-row>
        <table:table-row table:style-name="ro1">
          <table:table-cell office:value-type="string">
            <text:p>Mangai</text:p>
          </table:table-cell>
          <table:table-cell office:value-type="string">
            <text:p>SCE Sul, s/n - Lote 2 - Asa Sul Trecho 2 - Brasília, DF, 70200-002, Brazil</text:p>
          </table:table-cell>
          <table:table-cell office:value-type="string">
            <text:p>(61) 3252-0156</text:p>
          </table:table-cell>
        </table:table-row>
        <table:table-row table:style-name="ro1">
          <table:table-cell office:value-type="string">
            <text:p>Restaurante Mangai</text:p>
          </table:table-cell>
          <table:table-cell office:value-type="string">
            <text:p>Q SCN QUADRA 6 Bloco A,b,c - Via N2 - Asa Norte, Brasília - DF, 70716-900, Brazil</text:p>
          </table:table-cell>
          <table:table-cell office:value-type="string">
            <text:p>(61) 3252-0157</text:p>
          </table:table-cell>
        </table:table-row>
        <table:table-row table:style-name="ro1">
          <table:table-cell office:value-type="string">
            <text:p>Empório Quebra-Nozes</text:p>
          </table:table-cell>
          <table:table-cell office:value-type="string">
            <text:p>Rua 13/14 Norte, Lote 1 Vitrinni Shopping, Loja 39 - Águas Claras, Brasília - DF, 71909-720, Brazil</text:p>
          </table:table-cell>
          <table:table-cell office:value-type="string">
            <text:p>(61) 3263-7288</text:p>
          </table:table-cell>
        </table:table-row>
        <table:table-row table:style-name="ro1">
          <table:table-cell office:value-type="string">
            <text:p>Ponto de Coleta dos Correios - Empório Quebra-nozes</text:p>
          </table:table-cell>
          <table:table-cell office:value-type="string">
            <text:p>Rua 13 - Shopping Vitrinni - R. 14 Norte, 1 - Loja 39 - Águas Claras, Brasília - DF, 71909-970, Brazil</text:p>
          </table:table-cell>
          <table:table-cell office:value-type="string">
            <text:p>(61) 3263-7288</text:p>
          </table:table-cell>
        </table:table-row>
        <table:table-row table:style-name="ro1">
          <table:table-cell office:value-type="string">
            <text:p>Atacado Fazenda Malunga</text:p>
          </table:table-cell>
          <table:table-cell office:value-type="string">
            <text:p>SIA Sul Trecho 10 Lote 5 Prédio B-12/A S/N Zona Industrial - Guará, Brasília - DF, 71200-100, Brazil</text:p>
          </table:table-cell>
          <table:table-cell office:value-type="string">
            <text:p>(61) 3275-2003</text:p>
          </table:table-cell>
        </table:table-row>
        <table:table-row table:style-name="ro1">
          <table:table-cell office:value-type="string">
            <text:p>Cristal Limpeza</text:p>
          </table:table-cell>
          <table:table-cell office:value-type="string">
            <text:p>SHCS CLS 404 BL C Loja 09 - Asa Sul, Brasília - DF, 70238-530, Brazil</text:p>
          </table:table-cell>
          <table:table-cell office:value-type="string">
            <text:p>(61) 3323-5410</text:p>
          </table:table-cell>
        </table:table-row>
        <table:table-row table:style-name="ro1">
          <table:table-cell office:value-type="string">
            <text:p>Revendedora de Frutos do Mar Brasília</text:p>
          </table:table-cell>
          <table:table-cell office:value-type="string">
            <text:p>Torre Centro - Brasília, DF, 70673-000, Brazil</text:p>
          </table:table-cell>
          <table:table-cell office:value-type="string">
            <text:p>(61) 3344-5694</text:p>
          </table:table-cell>
        </table:table-row>
        <table:table-row table:style-name="ro1">
          <table:table-cell office:value-type="string">
            <text:p>Pescados e cia</text:p>
          </table:table-cell>
          <table:table-cell office:value-type="string">
            <text:p>Centro, Brasília - DF, 70297-400, Brazil</text:p>
          </table:table-cell>
          <table:table-cell office:value-type="string">
            <text:p>(61) 3344-5694</text:p>
          </table:table-cell>
        </table:table-row>
        <table:table-row table:style-name="ro1">
          <table:table-cell office:value-type="string">
            <text:p>Confeitaria Cristal</text:p>
          </table:table-cell>
          <table:table-cell office:value-type="string">
            <text:p>SEPS 714/914 Edifício Sabim Bloco D - Asa Sul, Brasília - DF, 70390-145, Brazil</text:p>
          </table:table-cell>
          <table:table-cell office:value-type="string">
            <text:p>(61) 3345-0116</text:p>
          </table:table-cell>
        </table:table-row>
        <table:table-row table:style-name="ro1">
          <table:table-cell office:value-type="string">
            <text:p>Saboretti - Distribuidora Atacadista Food Service</text:p>
          </table:table-cell>
          <table:table-cell office:value-type="string">
            <text:p>SOF Norte Quadra 01 Conjunto B Lote 09 Zona Industrial - Brasília, DF, 70634-120, Brazil</text:p>
          </table:table-cell>
          <table:table-cell office:value-type="string">
            <text:p>(61) 3349-9974</text:p>
          </table:table-cell>
        </table:table-row>
        <table:table-row table:style-name="ro1">
          <table:table-cell office:value-type="string">
            <text:p>Boa Atacadista</text:p>
          </table:table-cell>
          <table:table-cell office:value-type="string">
            <text:p>Rua 10B - St. Hab. Vicente Pires a estrutural, Bloco C Galpão C2 - Taguatinga, Brasília - DF, 72005-205, Brazil</text:p>
          </table:table-cell>
          <table:table-cell office:value-type="string">
            <text:p>(61) 3397-6968</text:p>
          </table:table-cell>
        </table:table-row>
        <table:table-row table:style-name="ro1">
          <table:table-cell office:value-type="string">
            <text:p>Coco Bambu Taguatinga Shopping: Restaurante e Frutos do Mar em Brasília</text:p>
          </table:table-cell>
          <table:table-cell office:value-type="string">
            <text:p>R 210, S/N QS 01 Lt 40 3066 PAVMTOL3 - Taguatinga, Brasília - DF, 71950-904, Brazil</text:p>
          </table:table-cell>
          <table:table-cell office:value-type="string">
            <text:p>(61) 3399-1149</text:p>
          </table:table-cell>
        </table:table-row>
        <table:table-row table:style-name="ro1">
          <table:table-cell office:value-type="string">
            <text:p>GS Atacarejo de Bebidas</text:p>
          </table:table-cell>
          <table:table-cell office:value-type="string">
            <text:p>Ade Conjunto 16, Lt. 41 - Águas Claras, Brasília - DF, 71988-720, Brazil</text:p>
          </table:table-cell>
          <table:table-cell office:value-type="string">
            <text:p>(61) 3399-3091</text:p>
          </table:table-cell>
        </table:table-row>
        <table:table-row table:style-name="ro1">
          <table:table-cell office:value-type="string">
            <text:p>Atacadão - Brasília Norte</text:p>
          </table:table-cell>
          <table:table-cell office:value-type="string">
            <text:p>Setor Terminal Norte Conjunto H - SHCN - Brasília, DF, 70770-100, Brazil</text:p>
          </table:table-cell>
          <table:table-cell office:value-type="string">
            <text:p>(61) 3448-8400</text:p>
          </table:table-cell>
        </table:table-row>
        <table:table-row table:style-name="ro1">
          <table:table-cell office:value-type="string">
            <text:p>Atacadão - Brasília SIA</text:p>
          </table:table-cell>
          <table:table-cell office:value-type="string">
            <text:p>SIA Trecho 14, 05 - Guará, Brasília - DF, 71200-140, Brazil</text:p>
          </table:table-cell>
          <table:table-cell office:value-type="string">
            <text:p>(61) 3465-8024</text:p>
          </table:table-cell>
        </table:table-row>
        <table:table-row table:style-name="ro1">
          <table:table-cell office:value-type="string">
            <text:p>ULTRABOX Express Estrutural: Atacado, Adega, Açougue, Hortifruti, Brasília DF</text:p>
          </table:table-cell>
          <table:table-cell office:value-type="string">
            <text:p>ST - SCIA Quadra 10 Conjunto 1, Lote 06 - Guará, Brasília - DF, 71250-610, Brazil</text:p>
          </table:table-cell>
          <table:table-cell office:value-type="string">
            <text:p>(61) 3465-8600</text:p>
          </table:table-cell>
        </table:table-row>
        <table:table-row table:style-name="ro1">
          <table:table-cell office:value-type="string">
            <text:p>Açai du Chef</text:p>
          </table:table-cell>
          <table:table-cell office:value-type="string">
            <text:p>Condomínio Solar de Brasilia, QC 02, BL C, LT 02, LJ 01 - JD. BOTÂNICO - Lago Sul, Brasília - DF, 71680-349, Brazil</text:p>
          </table:table-cell>
          <table:table-cell office:value-type="string">
            <text:p>(61) 3522-5204</text:p>
          </table:table-cell>
        </table:table-row>
        <table:table-row table:style-name="ro1">
          <table:table-cell office:value-type="string">
            <text:p>Cristal Fit</text:p>
          </table:table-cell>
          <table:table-cell office:value-type="string">
            <text:p>Comércio Local Norte, 311 - Bloco E - Asa Norte, Brasília - DF, 70757-550, Brazil</text:p>
          </table:table-cell>
          <table:table-cell office:value-type="string">
            <text:p>(61) 3547-8993</text:p>
          </table:table-cell>
        </table:table-row>
        <table:table-row table:style-name="ro1">
          <table:table-cell office:value-type="string">
            <text:p>DF Atacadista Materiais Elétricos</text:p>
          </table:table-cell>
          <table:table-cell office:value-type="string">
            <text:p>St. Industria e Abastecimento Lt 440/450 - Guará, Brasília - DF, 71200-040, Brazil</text:p>
          </table:table-cell>
          <table:table-cell office:value-type="string">
            <text:p>(61) 3548-0006</text:p>
          </table:table-cell>
        </table:table-row>
        <table:table-row table:style-name="ro1">
          <table:table-cell office:value-type="string">
            <text:p>Restaurante Jijoca Br Frutos do Mar Brasília DF</text:p>
          </table:table-cell>
          <table:table-cell office:value-type="string">
            <text:p>SHCS CLS 402 Bloco B Loja 29 - Asa Sul, Brasília - DF, 70236-520, Brazil</text:p>
          </table:table-cell>
          <table:table-cell office:value-type="string">
            <text:p>(61) 3548-9180</text:p>
          </table:table-cell>
        </table:table-row>
        <table:table-row table:style-name="ro1">
          <table:table-cell office:value-type="string">
            <text:p>Crystal Harbor Events</text:p>
          </table:table-cell>
          <table:table-cell office:value-type="string">
            <text:p>S.H.A. Conj 05 Ch 31- Setor Habitacional Arniqueiras - Park Way - Arniqueiras, Brasília - DF, 71995-215, Brazil</text:p>
          </table:table-cell>
          <table:table-cell office:value-type="string">
            <text:p>(61) 3562-9743</text:p>
          </table:table-cell>
        </table:table-row>
        <table:table-row table:style-name="ro1">
          <table:table-cell office:value-type="string">
            <text:p>Cacau Show</text:p>
          </table:table-cell>
          <table:table-cell office:value-type="string">
            <text:p>St - SMAS Trecho 1 Loja 280 - Guará, Brasília - DF, 71219-900, Brazil</text:p>
          </table:table-cell>
          <table:table-cell office:value-type="string">
            <text:p>(61) 3686-1479</text:p>
          </table:table-cell>
        </table:table-row>
        <table:table-row table:style-name="ro1">
          <table:table-cell office:value-type="string">
            <text:p>CEASA-DF</text:p>
          </table:table-cell>
          <table:table-cell office:value-type="string">
            <text:p>Sia Sul - Setor de Indùstria e Abastacimento Trecho 10 5- PAV B3 - Guará, Brasília - DF, 71200-100, Brazil</text:p>
          </table:table-cell>
          <table:table-cell office:value-type="string">
            <text:p>(61) 3686-4831</text:p>
          </table:table-cell>
        </table:table-row>
        <table:table-row table:style-name="ro1">
          <table:table-cell office:value-type="string">
            <text:p>Frutos da Terra Alimentos</text:p>
          </table:table-cell>
          <table:table-cell office:value-type="string">
            <text:p>S/N, Saan Q 2 - Zona Industrial, lote 155 lado B - Brasília, DF, 70632-200, Brazil</text:p>
          </table:table-cell>
          <table:table-cell office:value-type="string">
            <text:p>(61) 3701-3999</text:p>
          </table:table-cell>
        </table:table-row>
        <table:table-row table:style-name="ro1">
          <table:table-cell office:value-type="string">
            <text:p>M3 Atacadista</text:p>
          </table:table-cell>
          <table:table-cell office:value-type="string">
            <text:p>SAAN Quadra 2, 1200 - Zona Industrial, Brasília - DF, 70632-220, Brazil</text:p>
          </table:table-cell>
          <table:table-cell office:value-type="string">
            <text:p>(61) 3771-2680</text:p>
          </table:table-cell>
        </table:table-row>
        <table:table-row table:style-name="ro1">
          <table:table-cell office:value-type="string">
            <text:p>Mercado Malunga</text:p>
          </table:table-cell>
          <table:table-cell office:value-type="string">
            <text:p>BL E - loja 04 - Asa Norte, Brasília - DF, 70774-550, Brazil</text:p>
          </table:table-cell>
          <table:table-cell office:value-type="string">
            <text:p>(61) 3772-1610</text:p>
          </table:table-cell>
        </table:table-row>
        <table:table-row table:style-name="ro1">
          <table:table-cell office:value-type="string">
            <text:p>Mercado Malunga</text:p>
          </table:table-cell>
          <table:table-cell office:value-type="string">
            <text:p>SHIS quadra 05 Bloco F CC Sobreloja, 09 - Lago Sul, Brasília - DF, 71615-560, Brazil</text:p>
          </table:table-cell>
          <table:table-cell office:value-type="string">
            <text:p>(61) 3772-1611</text:p>
          </table:table-cell>
        </table:table-row>
        <table:table-row table:style-name="ro1">
          <table:table-cell office:value-type="string">
            <text:p>Mercado Malunga</text:p>
          </table:table-cell>
          <table:table-cell office:value-type="string">
            <text:p>Q SHCSW CL 104, BLOCO A, LOJA 19 - Cruzeiro / Sudoeste / Octogonal, Brasília - DF, 70670-503, Brazil</text:p>
          </table:table-cell>
          <table:table-cell office:value-type="string">
            <text:p>(61) 3772-1613</text:p>
          </table:table-cell>
        </table:table-row>
        <table:table-row table:style-name="ro1">
          <table:table-cell office:value-type="string">
            <text:p>Mercado Malunga</text:p>
          </table:table-cell>
          <table:table-cell office:value-type="string">
            <text:p>SHCS Q SHC/Sul CL 105 bloco De SN - Asa Sul, Brasília - DF, 70344-540, Brazil</text:p>
          </table:table-cell>
          <table:table-cell office:value-type="string">
            <text:p>(61) 3772-1615</text:p>
          </table:table-cell>
        </table:table-row>
        <table:table-row table:style-name="ro1">
          <table:table-cell office:value-type="string">
            <text:p>Atacadista Super Adega SIA: Distribuidor, Supermercado, Delivery Brasília DF</text:p>
          </table:table-cell>
          <table:table-cell office:value-type="string">
            <text:p>SIA Trecho 12, 5 - Guará, Brasília - DF, 71200-110, Brazil</text:p>
          </table:table-cell>
          <table:table-cell office:value-type="string">
            <text:p>(61) 3773-4442</text:p>
          </table:table-cell>
        </table:table-row>
        <table:table-row table:style-name="ro1">
          <table:table-cell office:value-type="string">
            <text:p>TERRA MADRE BRASÍLIA</text:p>
          </table:table-cell>
          <table:table-cell office:value-type="string">
            <text:p>CLSW 301 Bloco C, 20 - Sudoeste, Brasília - DF, 70673-603, Brazil</text:p>
          </table:table-cell>
          <table:table-cell office:value-type="string">
            <text:p>(61) 3877-0070</text:p>
          </table:table-cell>
        </table:table-row>
        <table:table-row table:style-name="ro1">
          <table:table-cell office:value-type="string">
            <text:p>O Rei do Camarão Beira Lago</text:p>
          </table:table-cell>
          <table:table-cell office:value-type="string">
            <text:p>SHTN - Setor de Clubes Norte Trecho 1 Projeto Orla Ao lado da Concha Acústica, Conjunto 09 - Brasília, DF, 70800-200, Brazil</text:p>
          </table:table-cell>
          <table:table-cell office:value-type="string">
            <text:p>(61) 3879-9933</text:p>
          </table:table-cell>
        </table:table-row>
        <table:table-row table:style-name="ro1">
          <table:table-cell office:value-type="string">
            <text:p>Coco Bambu Shopping Iguatemi: Happy Hour, Vinhos, Chopp, Camarão, Delivery, DF</text:p>
          </table:table-cell>
          <table:table-cell office:value-type="string">
            <text:p>ST - Shin Ca 2, 04 - Bloco A - Lago Norte, Brasília - DF, 71503-504, Brazil</text:p>
          </table:table-cell>
          <table:table-cell office:value-type="string">
            <text:p>(61) 3963-7100</text:p>
          </table:table-cell>
        </table:table-row>
        <table:table-row table:style-name="ro1">
          <table:table-cell office:value-type="string">
            <text:p>Brasília Atacadista - Materiais elétricos</text:p>
          </table:table-cell>
          <table:table-cell office:value-type="string">
            <text:p>ADE CONJUNTO, 19 - LOTE 21/22 - Água Claras, Brasília - DF, 71989-000, Brazil</text:p>
          </table:table-cell>
          <table:table-cell office:value-type="string">
            <text:p>(61) 3976-1667</text:p>
          </table:table-cell>
        </table:table-row>
        <table:table-row table:style-name="ro1">
          <table:table-cell office:value-type="string">
            <text:p>Coco Bambu Águas Claras: Happy Hour, Vinhos, Chopp, Camarão, Delivery, Brasília</text:p>
          </table:table-cell>
          <table:table-cell office:value-type="string">
            <text:p>R. Copaíba, 1 - Loja 188/193 - Águas Claras, Brasília - DF, 71919-540, Brazil</text:p>
          </table:table-cell>
          <table:table-cell office:value-type="string">
            <text:p>(61) 3999-1149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Av. Miguel Sutil, 3945 - Areão, Cuiabá - MT, 78010-500, Brazil</text:p>
          </table:table-cell>
          <table:table-cell office:value-type="string">
            <text:p>(65) 2121-4600</text:p>
          </table:table-cell>
        </table:table-row>
        <table:table-row table:style-name="ro1">
          <table:table-cell office:value-type="string">
            <text:p>Supermercado Big - Dom Aquino</text:p>
          </table:table-cell>
          <table:table-cell office:value-type="string">
            <text:p>Rua General Camisão,esquina c - R. Fenelon Müller, 299 - Dom Aquino, Cuiabá - MT, 78000-000, Brazil</text:p>
          </table:table-cell>
          <table:table-cell office:value-type="string">
            <text:p>(65) 2127-7982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Rod. Emanuel Pinheiro, 375 - Jardim Ubirajara, Cuiabá - MT, 78048-266, Brazil</text:p>
          </table:table-cell>
          <table:table-cell office:value-type="string">
            <text:p>(65) 2128-6930</text:p>
          </table:table-cell>
        </table:table-row>
        <table:table-row table:style-name="ro1">
          <table:table-cell office:value-type="string">
            <text:p>Mercado Novo Lar</text:p>
          </table:table-cell>
          <table:table-cell office:value-type="string">
            <text:p>R. Min. Fernando Costa, 4628 - Areão, Cuiabá - MT, 78010-270, Brazil</text:p>
          </table:table-cell>
          <table:table-cell office:value-type="string">
            <text:p>(65) 2136-7736</text:p>
          </table:table-cell>
        </table:table-row>
        <table:table-row table:style-name="ro1">
          <table:table-cell office:value-type="string">
            <text:p>Ceasa-MT</text:p>
          </table:table-cell>
          <table:table-cell office:value-type="string">
            <text:p>1704 - R. B, 1340 - 78098-280 - Distrito Industrial, Cuiabá - MT, 78098-230, Brazil</text:p>
          </table:table-cell>
          <table:table-cell office:value-type="string">
            <text:p>(65) 3023-6206</text:p>
          </table:table-cell>
        </table:table-row>
        <table:table-row table:style-name="ro1">
          <table:table-cell office:value-type="string">
            <text:p>Restaurante e Churrascaria Cristal</text:p>
          </table:table-cell>
          <table:table-cell office:value-type="string">
            <text:p>R. Poxoréo, 13 - Alvorada, Cuiabá - MT, 78048-600, Brazil</text:p>
          </table:table-cell>
          <table:table-cell office:value-type="string">
            <text:p>(65) 3025-6933</text:p>
          </table:table-cell>
        </table:table-row>
        <table:table-row table:style-name="ro1">
          <table:table-cell office:value-type="string">
            <text:p>Super Mega</text:p>
          </table:table-cell>
          <table:table-cell office:value-type="string">
            <text:p>Av. Tenente Coronel Duarte, 2390 - Dom Aquino, Cuiabá - MT, 78020-150, Brazil</text:p>
          </table:table-cell>
          <table:table-cell office:value-type="string">
            <text:p>(65) 3027-7975</text:p>
          </table:table-cell>
        </table:table-row>
        <table:table-row table:style-name="ro1">
          <table:table-cell office:value-type="string">
            <text:p>Paraná Distribuidora-PDSHOP</text:p>
          </table:table-cell>
          <table:table-cell office:value-type="string">
            <text:p>Av. XV de Novembro, 744 - Centro Sul, Cuiabá - MT, 78025-032, Brazil</text:p>
          </table:table-cell>
          <table:table-cell office:value-type="string">
            <text:p>(65) 3028-4700</text:p>
          </table:table-cell>
        </table:table-row>
        <table:table-row table:style-name="ro1">
          <table:table-cell office:value-type="string">
            <text:p>Supermercados Curió</text:p>
          </table:table-cell>
          <table:table-cell office:value-type="string">
            <text:p>Av. São Sebastião, 06 - Popular, Cuiabá - MT, 78045-000, Brazil</text:p>
          </table:table-cell>
          <table:table-cell office:value-type="string">
            <text:p>(65) 3028-6180</text:p>
          </table:table-cell>
        </table:table-row>
        <table:table-row table:style-name="ro1">
          <table:table-cell office:value-type="string">
            <text:p>Supermercados Curió</text:p>
          </table:table-cell>
          <table:table-cell office:value-type="string">
            <text:p>Av. Sen. Metelo, 3264 - Jardim Cuiaba, Cuiabá - MT, 78031-100, Brazil</text:p>
          </table:table-cell>
          <table:table-cell office:value-type="string">
            <text:p>(65) 3051-5350</text:p>
          </table:table-cell>
        </table:table-row>
        <table:table-row table:style-name="ro1">
          <table:table-cell office:value-type="string">
            <text:p>Supermercados Curió</text:p>
          </table:table-cell>
          <table:table-cell office:value-type="string">
            <text:p>Av. Jorn. Alves de Oliveira, 352 - Cidade Alta, Cuiabá - MT, 78030-445, Brazil</text:p>
          </table:table-cell>
          <table:table-cell office:value-type="string">
            <text:p>(65) 3052-1008</text:p>
          </table:table-cell>
        </table:table-row>
        <table:table-row table:style-name="ro1">
          <table:table-cell office:value-type="string">
            <text:p>Coco Bambu Cuiabá: Restaurante, Peixe, Camarão, Carnes, Lagosta, Salada, MT</text:p>
          </table:table-cell>
          <table:table-cell office:value-type="string">
            <text:p>Av. Miguel Sutil, 9300 - LUC 1001 - Santa Rosa, Cuiabá - MT, 78040-365, Brazil</text:p>
          </table:table-cell>
          <table:table-cell office:value-type="string">
            <text:p>(65) 3056-3052</text:p>
          </table:table-cell>
        </table:table-row>
        <table:table-row table:style-name="ro1">
          <table:table-cell office:value-type="string">
            <text:p>Bio Mundo Cuiabá Shopping Estação</text:p>
          </table:table-cell>
          <table:table-cell office:value-type="string">
            <text:p>Av Miguel Sutil, 9300, Shopping Estação, LUC 1024 - Santa Rosa, Cuiabá - MT, 78040-365, Brazil</text:p>
          </table:table-cell>
          <table:table-cell office:value-type="string">
            <text:p>(65) 3057-8799</text:p>
          </table:table-cell>
        </table:table-row>
        <table:table-row table:style-name="ro1">
          <table:table-cell office:value-type="string">
            <text:p>Makro</text:p>
          </table:table-cell>
          <table:table-cell office:value-type="string">
            <text:p>Av. Miguel Sutil, 7582 - Santa Rosa, Cuiabá - MT, 78048-800, Brazil</text:p>
          </table:table-cell>
          <table:table-cell office:value-type="string">
            <text:p>(65) 3317-6525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Miguel Sutil, 9100 - Santa Rosa, Cuiabá - MT, 78040-365, Brazil</text:p>
          </table:table-cell>
          <table:table-cell office:value-type="string">
            <text:p>(65) 3318-6400</text:p>
          </table:table-cell>
        </table:table-row>
        <table:table-row table:style-name="ro1">
          <table:table-cell office:value-type="string">
            <text:p>Delícias do Mar</text:p>
          </table:table-cell>
          <table:table-cell office:value-type="string">
            <text:p>R. Mal. Mascarenhas de Morães, 360 - Duque de Caxias II, Cuiabá - MT, 78043-352, Brazil</text:p>
          </table:table-cell>
          <table:table-cell office:value-type="string">
            <text:p>(65) 3321-4790</text:p>
          </table:table-cell>
        </table:table-row>
        <table:table-row table:style-name="ro1">
          <table:table-cell office:value-type="string">
            <text:p>Doces Nozes</text:p>
          </table:table-cell>
          <table:table-cell office:value-type="string">
            <text:p>Av. Presidente Marques, 606 - Santa Helena, Cuiabá - MT, 78045-175, Brazil</text:p>
          </table:table-cell>
          <table:table-cell office:value-type="string">
            <text:p>(65) 3322-3545</text:p>
          </table:table-cell>
        </table:table-row>
        <table:table-row table:style-name="ro1">
          <table:table-cell office:value-type="string">
            <text:p>Empório Matí</text:p>
          </table:table-cell>
          <table:table-cell office:value-type="string">
            <text:p>R. Barão de Melgaço, 2000 - Centro Sul, Cuiabá - MT, 78025-300, Brazil</text:p>
          </table:table-cell>
          <table:table-cell office:value-type="string">
            <text:p>(65) 3358-5328</text:p>
          </table:table-cell>
        </table:table-row>
        <table:table-row table:style-name="ro1">
          <table:table-cell office:value-type="string">
            <text:p>Empório Grãos e Sabor: melhor mercado de grãos</text:p>
          </table:table-cell>
          <table:table-cell office:value-type="string">
            <text:p>Av. Historiador Rubens de Mendonça, 1098 - Baú, Cuiabá - MT, 78008-000, Brazil</text:p>
          </table:table-cell>
          <table:table-cell office:value-type="string">
            <text:p>(65) 3359-6404</text:p>
          </table:table-cell>
        </table:table-row>
        <table:table-row table:style-name="ro1">
          <table:table-cell office:value-type="string">
            <text:p>ProSaúde Cuiabá Centro</text:p>
          </table:table-cell>
          <table:table-cell office:value-type="string">
            <text:p>R. Joaquim Murtinho, 320 - Centro Norte, Cuiabá - MT, 78005-290, Brazil</text:p>
          </table:table-cell>
          <table:table-cell office:value-type="string">
            <text:p>(65) 3359-8009</text:p>
          </table:table-cell>
        </table:table-row>
        <table:table-row table:style-name="ro1">
          <table:table-cell office:value-type="string">
            <text:p>Atacadão - Cuiabá Morada do Ouro</text:p>
          </table:table-cell>
          <table:table-cell office:value-type="string">
            <text:p>Av. Oátomo Canavarros, 727 - Morada do Ouro, Cuiabá - MT, 78050-568, Brazil</text:p>
          </table:table-cell>
          <table:table-cell office:value-type="string">
            <text:p>(65) 3363-4300</text:p>
          </table:table-cell>
        </table:table-row>
        <table:table-row table:style-name="ro1">
          <table:table-cell office:value-type="string">
            <text:p>Panbox Atacadista</text:p>
          </table:table-cell>
          <table:table-cell office:value-type="string">
            <text:p>Av. Brasil, 1002 - Quadra 70A - Cpa II, Cuiabá - MT, 78055-508, Brazil</text:p>
          </table:table-cell>
          <table:table-cell office:value-type="string">
            <text:p>(65) 3363-8100</text:p>
          </table:table-cell>
        </table:table-row>
        <table:table-row table:style-name="ro1">
          <table:table-cell office:value-type="string">
            <text:p>Atacado Junior</text:p>
          </table:table-cell>
          <table:table-cell office:value-type="string">
            <text:p>Av. XV de Novembro, 1048A - Porto, Cuiabá - MT, 78020-300, Brazil</text:p>
          </table:table-cell>
          <table:table-cell office:value-type="string">
            <text:p>(65) 3365-6077</text:p>
          </table:table-cell>
        </table:table-row>
        <table:table-row table:style-name="ro1">
          <table:table-cell office:value-type="string">
            <text:p>Atacadão - Cuiabá Tijucal</text:p>
          </table:table-cell>
          <table:table-cell office:value-type="string">
            <text:p>Av. Fernando Corrêa da Costa, 7975 - Tijucal, Cuiabá - MT, 78080-300, Brazil</text:p>
          </table:table-cell>
          <table:table-cell office:value-type="string">
            <text:p>(65) 3611-4425</text:p>
          </table:table-cell>
        </table:table-row>
        <table:table-row table:style-name="ro1">
          <table:table-cell office:value-type="string">
            <text:p>Grupo Petrópolis - Itaipava beer - Reseller Cuiabá</text:p>
          </table:table-cell>
          <table:table-cell office:value-type="string">
            <text:p>Rua X, 500 - Distrito Industrial, Cuiabá - MT, 78098-500, Brazil</text:p>
          </table:table-cell>
          <table:table-cell office:value-type="string">
            <text:p>(65) 3615-450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Fernando Corrêa da Costa, 1.255 - Jardim das Américas, Cuiabá - MT, 78060-600, Brazil</text:p>
          </table:table-cell>
          <table:table-cell office:value-type="string">
            <text:p>(65) 3618-3850</text:p>
          </table:table-cell>
        </table:table-row>
        <table:table-row table:style-name="ro1">
          <table:table-cell office:value-type="string">
            <text:p>Atacadão - Cuiabá Porto</text:p>
          </table:table-cell>
          <table:table-cell office:value-type="string">
            <text:p>Av. XV de Novembro, 981 - Porto, Cuiabá - MT, 78020-300, Brazil</text:p>
          </table:table-cell>
          <table:table-cell office:value-type="string">
            <text:p>(65) 3618-4424</text:p>
          </table:table-cell>
        </table:table-row>
        <table:table-row table:style-name="ro1">
          <table:table-cell office:value-type="string">
            <text:p>Good Price Supermarket</text:p>
          </table:table-cell>
          <table:table-cell office:value-type="string">
            <text:p>R. Gago Coutinho, 458 - Araes, Cuiabá - MT, 78000-000, Brazil</text:p>
          </table:table-cell>
          <table:table-cell office:value-type="string">
            <text:p>(65) 3623-1454</text:p>
          </table:table-cell>
        </table:table-row>
        <table:table-row table:style-name="ro1">
          <table:table-cell office:value-type="string">
            <text:p>Frutaria Marília</text:p>
          </table:table-cell>
          <table:table-cell office:value-type="string">
            <text:p>R. Miranda Reis, 784 - Poção, Cuiabá - MT, 78015-615, Brazil</text:p>
          </table:table-cell>
          <table:table-cell office:value-type="string">
            <text:p>(65) 3623-2759</text:p>
          </table:table-cell>
        </table:table-row>
        <table:table-row table:style-name="ro1">
          <table:table-cell office:value-type="string">
            <text:p>Supermercado Itália</text:p>
          </table:table-cell>
          <table:table-cell office:value-type="string">
            <text:p>Av. Pres. Afonso Pena, 20 - Despraiado, Cuiabá - MT, 78048-006, Brazil</text:p>
          </table:table-cell>
          <table:table-cell office:value-type="string">
            <text:p>(65) 3623-7121</text:p>
          </table:table-cell>
        </table:table-row>
        <table:table-row table:style-name="ro1">
          <table:table-cell office:value-type="string">
            <text:p>Multi Gelo</text:p>
          </table:table-cell>
          <table:table-cell office:value-type="string">
            <text:p>Rua 13 de Junho, 2302 - Porto, Cuiabá - MT, 78025-000, Brazil</text:p>
          </table:table-cell>
          <table:table-cell office:value-type="string">
            <text:p>(65) 3624-1092</text:p>
          </table:table-cell>
        </table:table-row>
        <table:table-row table:style-name="ro1">
          <table:table-cell office:value-type="string">
            <text:p>Cristal Contabilidade</text:p>
          </table:table-cell>
          <table:table-cell office:value-type="string">
            <text:p>Av. Amarílio de Almeida, 96 - Poção, Cuiabá - MT, 78015-800, Brazil</text:p>
          </table:table-cell>
          <table:table-cell office:value-type="string">
            <text:p>(65) 3624-9991</text:p>
          </table:table-cell>
        </table:table-row>
        <table:table-row table:style-name="ro1">
          <table:table-cell office:value-type="string">
            <text:p>Gelo Cristal</text:p>
          </table:table-cell>
          <table:table-cell office:value-type="string">
            <text:p>R. Julio Frederico Müller - Coophamil, Cuiabá - MT, 78028-077, Brazil</text:p>
          </table:table-cell>
          <table:table-cell office:value-type="string">
            <text:p>(65) 3625-1119</text:p>
          </table:table-cell>
        </table:table-row>
        <table:table-row table:style-name="ro1">
          <table:table-cell office:value-type="string">
            <text:p>Mercado Ideal</text:p>
          </table:table-cell>
          <table:table-cell office:value-type="string">
            <text:p>Av. Rio Teles Pires, 817 - Grande Terceiro, Cuiabá - MT, 78015-290, Brazil</text:p>
          </table:table-cell>
          <table:table-cell office:value-type="string">
            <text:p>(65) 3634-3005</text:p>
          </table:table-cell>
        </table:table-row>
        <table:table-row table:style-name="ro1">
          <table:table-cell office:value-type="string">
            <text:p>Cristal Tintas</text:p>
          </table:table-cell>
          <table:table-cell office:value-type="string">
            <text:p>Av. Cel. Escolástico, 259 - A - Bandeirantes, Cuiabá - MT, 78010-200, Brazil</text:p>
          </table:table-cell>
          <table:table-cell office:value-type="string">
            <text:p>(65) 3634-4049</text:p>
          </table:table-cell>
        </table:table-row>
        <table:table-row table:style-name="ro1">
          <table:table-cell office:value-type="string">
            <text:p>Supermercado Concórdia</text:p>
          </table:table-cell>
          <table:table-cell office:value-type="string">
            <text:p>Avenida Daliberto Ferreira Costa, 63 Melhor Supermercado - Açougue Perto Delivery de Compras, Compras Online Padaria Boa, Supermercado Concórdia Melhores Frutas e Verduras da Região - Jardim Santa Isabel, Cuiabá - MT, 78035-005, Brazil</text:p>
          </table:table-cell>
          <table:table-cell office:value-type="string">
            <text:p>(65) 3637-1428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Historiador Rubens de Mendonça, 3300 - Jardim Aclimacao, Cuiabá - MT, 78050-250, Brazil</text:p>
          </table:table-cell>
          <table:table-cell office:value-type="string">
            <text:p>(65) 3641-0528</text:p>
          </table:table-cell>
        </table:table-row>
        <table:table-row table:style-name="ro1">
          <table:table-cell office:value-type="string">
            <text:p>Lavanderia Cristal</text:p>
          </table:table-cell>
          <table:table-cell office:value-type="string">
            <text:p>Av. Mario Augusto Vieira, 24 - Morada do Ouro II, Cuiabá - MT, 78053-734, Brazil</text:p>
          </table:table-cell>
          <table:table-cell office:value-type="string">
            <text:p>(65) 3641-1277</text:p>
          </table:table-cell>
        </table:table-row>
        <table:table-row table:style-name="ro1">
          <table:table-cell office:value-type="string">
            <text:p>RESIDENCIAL CRISTAL</text:p>
          </table:table-cell>
          <table:table-cell office:value-type="string">
            <text:p>Av. A, 107 - Terra Nova, Cuiabá - MT, 78050-392, Brazil</text:p>
          </table:table-cell>
          <table:table-cell office:value-type="string">
            <text:p>(65) 3644-6056</text:p>
          </table:table-cell>
        </table:table-row>
        <table:table-row table:style-name="ro1">
          <table:table-cell office:value-type="string">
            <text:p>Mercado JL</text:p>
          </table:table-cell>
          <table:table-cell office:value-type="string">
            <text:p>R. Primavera, 250 - Canjica, Cuiabá - MT, 78050-030, Brazil</text:p>
          </table:table-cell>
          <table:table-cell office:value-type="string">
            <text:p>(65) 3644-6404</text:p>
          </table:table-cell>
        </table:table-row>
        <table:table-row table:style-name="ro1">
          <table:table-cell office:value-type="string">
            <text:p>Mercado Legal</text:p>
          </table:table-cell>
          <table:table-cell office:value-type="string">
            <text:p>R. Maj. José Pereira Diniz, 328 - Carumbé, Cuiabá - MT, 78050-636, Brazil</text:p>
          </table:table-cell>
          <table:table-cell office:value-type="string">
            <text:p>(65) 3653-4284</text:p>
          </table:table-cell>
        </table:table-row>
        <table:table-row table:style-name="ro1">
          <table:table-cell office:value-type="string">
            <text:p>Supermercado Paulista</text:p>
          </table:table-cell>
          <table:table-cell office:value-type="string">
            <text:p>Av. Fernando Corrêa da Costa, 655 - Coxipó, Cuiabá - MT, 78088-800, Brazil</text:p>
          </table:table-cell>
          <table:table-cell office:value-type="string">
            <text:p>(65) 3661-368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Fernando Corrêa da Costa, 4.875 - Coxipó, Cuiabá - MT, 78080-300, Brazil</text:p>
          </table:table-cell>
          <table:table-cell office:value-type="string">
            <text:p>(65) 3669-3055</text:p>
          </table:table-cell>
        </table:table-row>
        <table:table-row table:style-name="ro1">
          <table:table-cell office:value-type="string">
            <text:p>Atacadão da Carne: açougue</text:p>
          </table:table-cell>
          <table:table-cell office:value-type="string">
            <text:p>Av. Gen. Mello, 393 - Dom Aquino, Cuiabá - MT, 78000-000, Brazil</text:p>
          </table:table-cell>
          <table:table-cell office:value-type="string">
            <text:p>(65) 3694-2275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Av. Fernando Corrêa da Costa, 5150 - Jardim Alencastro, Cuiabá - MT, 78085-700, Brazil</text:p>
          </table:table-cell>
          <table:table-cell office:value-type="string">
            <text:p>(65) 4009-0348</text:p>
          </table:table-cell>
        </table:table-row>
        <table:table-row table:style-name="ro1">
          <table:table-cell office:value-type="string">
            <text:p>Mape Frutas MT - CD</text:p>
          </table:table-cell>
          <table:table-cell office:value-type="string">
            <text:p>R. N, 1745 - Distrito Industrial, Cuiabá - MT, 78098-400, Brazil</text:p>
          </table:table-cell>
          <table:table-cell office:value-type="string">
            <text:p>(65) 4042-0699</text:p>
          </table:table-cell>
        </table:table-row>
        <table:table-row table:style-name="ro1">
          <table:table-cell office:value-type="string">
            <text:p>Mape Frutas</text:p>
          </table:table-cell>
          <table:table-cell office:value-type="string">
            <text:p>R. A, S/N - Distrito Industrial, Cuiabá - MT, 78098-280, Brazil</text:p>
          </table:table-cell>
          <table:table-cell office:value-type="string">
            <text:p>(65) 4042-0699</text:p>
          </table:table-cell>
        </table:table-row>
        <table:table-row table:style-name="ro1">
          <table:table-cell office:value-type="string">
            <text:p>Distribuidora do Fort Atacadista Campo Grande</text:p>
          </table:table-cell>
          <table:table-cell office:value-type="string">
            <text:p>Av. Ana Batista Caminha, 501 - Vila Santo Eugenio, Campo Grande - MS, 79063-080, Brazil</text:p>
          </table:table-cell>
          <table:table-cell office:value-type="string">
            <text:p>(67) 2107-2300</text:p>
          </table:table-cell>
        </table:table-row>
        <table:table-row table:style-name="ro1">
          <table:table-cell office:value-type="string">
            <text:p>Atacadão - Jardim Centenário</text:p>
          </table:table-cell>
          <table:table-cell office:value-type="string">
            <text:p>Av. Gunter Hans, 5051 - Jardim Centenario, Campo Grande - MS, 79092-036, Brazil</text:p>
          </table:table-cell>
          <table:table-cell office:value-type="string">
            <text:p>(67) 2109-5519</text:p>
          </table:table-cell>
        </table:table-row>
        <table:table-row table:style-name="ro1">
          <table:table-cell office:value-type="string">
            <text:p>descascador de castanhas</text:p>
          </table:table-cell>
          <table:table-cell office:value-type="string">
            <text:p>R. Dalila Siqueira, 294 - Vila Popular, Campo Grande - MS, 79108-341, Brazil</text:p>
          </table:table-cell>
          <table:table-cell office:value-type="string">
            <text:p>(67) 3023-0466</text:p>
          </table:table-cell>
        </table:table-row>
        <table:table-row table:style-name="ro1">
          <table:table-cell office:value-type="string">
            <text:p>Pistache Emporium Cereals</text:p>
          </table:table-cell>
          <table:table-cell office:value-type="string">
            <text:p>R. Sebastião Lima, 944 - Jardim Monte Libano, Campo Grande - MS, 79002-822, Brazil</text:p>
          </table:table-cell>
          <table:table-cell office:value-type="string">
            <text:p>(67) 3029-1316</text:p>
          </table:table-cell>
        </table:table-row>
        <table:table-row table:style-name="ro1">
          <table:table-cell office:value-type="string">
            <text:p>Atacado Nacional</text:p>
          </table:table-cell>
          <table:table-cell office:value-type="string">
            <text:p>Rua 14 de Julho, 33 - Vila Santa Dorotheia, Campo Grande - MS, 79004-394, Brazil</text:p>
          </table:table-cell>
          <table:table-cell office:value-type="string">
            <text:p>(67) 3029-9899</text:p>
          </table:table-cell>
        </table:table-row>
        <table:table-row table:style-name="ro1">
          <table:table-cell office:value-type="string">
            <text:p>Nosso Empório</text:p>
          </table:table-cell>
          <table:table-cell office:value-type="string">
            <text:p>R. Barão do Rio Branco, 2192 - Centro, Campo Grande - MS, 79002-172, Brazil</text:p>
          </table:table-cell>
          <table:table-cell office:value-type="string">
            <text:p>(67) 3041-4484</text:p>
          </table:table-cell>
        </table:table-row>
        <table:table-row table:style-name="ro1">
          <table:table-cell office:value-type="string">
            <text:p>Emporium Good Living</text:p>
          </table:table-cell>
          <table:table-cell office:value-type="string">
            <text:p>R. Brilhante, 2386 - Vila Bandeirante, Campo Grande - MS, 79010-500, Brazil</text:p>
          </table:table-cell>
          <table:table-cell office:value-type="string">
            <text:p>(67) 3213-0163</text:p>
          </table:table-cell>
        </table:table-row>
        <table:table-row table:style-name="ro1">
          <table:table-cell office:value-type="string">
            <text:p>Grain &amp; grain - Emporium Light</text:p>
          </table:table-cell>
          <table:table-cell office:value-type="string">
            <text:p>R. Rio Grande do Sul, 1602 - Vila Gomes, Campo Grande - MS, 79020-011, Brazil</text:p>
          </table:table-cell>
          <table:table-cell office:value-type="string">
            <text:p>(67) 3222-6701</text:p>
          </table:table-cell>
        </table:table-row>
        <table:table-row table:style-name="ro1">
          <table:table-cell office:value-type="string">
            <text:p>Atacadão - Campo Grande Coronel Antonino</text:p>
          </table:table-cell>
          <table:table-cell office:value-type="string">
            <text:p>Av. Cônsul Assaf Trad, 3671 - Morada Verde, Campo Grande - MS, 79016-000, Brazil</text:p>
          </table:table-cell>
          <table:table-cell office:value-type="string">
            <text:p>(67) 3312-4449</text:p>
          </table:table-cell>
        </table:table-row>
        <table:table-row table:style-name="ro1">
          <table:table-cell office:value-type="string">
            <text:p>Empório Carandá</text:p>
          </table:table-cell>
          <table:table-cell office:value-type="string">
            <text:p>Av. Antônio Teodorowich, 10 - Carandá Bosque, Campo Grande - MS, 79032-570, Brazil</text:p>
          </table:table-cell>
          <table:table-cell office:value-type="string">
            <text:p>(67) 3321-2256</text:p>
          </table:table-cell>
        </table:table-row>
        <table:table-row table:style-name="ro1">
          <table:table-cell office:value-type="string">
            <text:p>Orgânica Farmácia de Manipulação - Unidade Shopping Campo Grande, MS</text:p>
          </table:table-cell>
          <table:table-cell office:value-type="string">
            <text:p>WhatsApp +5567981701000 - Av. Afonso Pena, 4909 - Loja 2000A - Santa Fe, Campo Grande - MS, 79031-900, Brazil</text:p>
          </table:table-cell>
          <table:table-cell office:value-type="string">
            <text:p>(67) 3327-0088</text:p>
          </table:table-cell>
        </table:table-row>
        <table:table-row table:style-name="ro1">
          <table:table-cell office:value-type="string">
            <text:p>Atacado Tradição</text:p>
          </table:table-cell>
          <table:table-cell office:value-type="string">
            <text:p>R. Guaianazes, 478 - Jardim Leblon, Campo Grande - MS, 79092-012, Brazil</text:p>
          </table:table-cell>
          <table:table-cell office:value-type="string">
            <text:p>(67) 3331-6556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Fábio Zahran, 7.919 - Jardim América, Campo Grande - MS, 79080-761, Brazil</text:p>
          </table:table-cell>
          <table:table-cell office:value-type="string">
            <text:p>(67) 3342-0505</text:p>
          </table:table-cell>
        </table:table-row>
        <table:table-row table:style-name="ro1">
          <table:table-cell office:value-type="string">
            <text:p>Atacadão - Campo Grande Av. Costa e Silva</text:p>
          </table:table-cell>
          <table:table-cell office:value-type="string">
            <text:p>Av. Costa e Silva, 1525 - Residencial Betaville, Campo Grande - MS, 79060-000, Brazil</text:p>
          </table:table-cell>
          <table:table-cell office:value-type="string">
            <text:p>(67) 3345-4444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Cônsul Assaf Trad, s/n - Mata do Jacinto, Campo Grande - MS, 79033-005, Brazil</text:p>
          </table:table-cell>
          <table:table-cell office:value-type="string">
            <text:p>(67) 3354-6000</text:p>
          </table:table-cell>
        </table:table-row>
        <table:table-row table:style-name="ro1">
          <table:table-cell office:value-type="string">
            <text:p>Atacadão - Campo Grande Aeroporto</text:p>
          </table:table-cell>
          <table:table-cell office:value-type="string">
            <text:p>Av. Duque de Caxias, 2270 - Santo Antonio, Campo Grande - MS, 79101-000, Brazil</text:p>
          </table:table-cell>
          <table:table-cell office:value-type="string">
            <text:p>(67) 3357-5643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Next to the airport - Av. Duque de Caxias, 3200 - Santo Antonio, Campo Grande - MS, 79101-000, Brazil</text:p>
          </table:table-cell>
          <table:table-cell office:value-type="string">
            <text:p>(67) 3368-1650</text:p>
          </table:table-cell>
        </table:table-row>
        <table:table-row table:style-name="ro1">
          <table:table-cell office:value-type="string">
            <text:p>Atacado Paraíba</text:p>
          </table:table-cell>
          <table:table-cell office:value-type="string">
            <text:p>Av. Mal. Deodoro, 3689 - Vila Bandeirante, Campo Grande - MS, 79092-000, Brazil</text:p>
          </table:table-cell>
          <table:table-cell office:value-type="string">
            <text:p>(67) 3380-0911</text:p>
          </table:table-cell>
        </table:table-row>
        <table:table-row table:style-name="ro1">
          <table:table-cell office:value-type="string">
            <text:p>Orgânica Matriz - Farmácia de Manipulação em Campo Grande, MS</text:p>
          </table:table-cell>
          <table:table-cell office:value-type="string">
            <text:p>Av. Mato Grosso, 3407 - Whats (67)33822915 - Centro, Campo Grande - MS, 79021-002, Brazil</text:p>
          </table:table-cell>
          <table:table-cell office:value-type="string">
            <text:p>(67) 3382-2915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Dentro do Shopping Norte Sul Plaza - Av. Pres. Ernesto Geisel, 2300 - Cohafama, Campo Grande - MS, 79005-471, Brazil</text:p>
          </table:table-cell>
          <table:table-cell office:value-type="string">
            <text:p>(67) 4009-531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dos Imigrantes, 4045 - Industrial, Porto Velho - RO, 76821-064, Brazil</text:p>
          </table:table-cell>
          <table:table-cell office:value-type="string">
            <text:p>(66) 3014-1314</text:p>
          </table:table-cell>
        </table:table-row>
        <table:table-row table:style-name="ro1">
          <table:table-cell office:value-type="string">
            <text:p>Aramix Atacado</text:p>
          </table:table-cell>
          <table:table-cell office:value-type="string">
            <text:p>R. da Beira, 7130 - Eldorado, Porto Velho - RO, 76811-760, Brazil</text:p>
          </table:table-cell>
          <table:table-cell office:value-type="string">
            <text:p>(69) 2182-3601</text:p>
          </table:table-cell>
        </table:table-row>
        <table:table-row table:style-name="ro1">
          <table:table-cell office:value-type="string">
            <text:p>Atacado São Paulo pvh</text:p>
          </table:table-cell>
          <table:table-cell office:value-type="string">
            <text:p>R. Barão do Rio Branco, 229 - Centro, Porto Velho - RO, 76808-196, Brazil</text:p>
          </table:table-cell>
          <table:table-cell office:value-type="string">
            <text:p>(69) 3026-2369</text:p>
          </table:table-cell>
        </table:table-row>
        <table:table-row table:style-name="ro1">
          <table:table-cell office:value-type="string">
            <text:p>NATIVA PRODUTOS NATURAIS</text:p>
          </table:table-cell>
          <table:table-cell office:value-type="string">
            <text:p>R. Angico, 4820 - Caladinho, Porto Velho - RO, 76808-104, Brazil</text:p>
          </table:table-cell>
          <table:table-cell office:value-type="string">
            <text:p>(69) 3210-5171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. da Beira, 6.881 - Lagoa, Porto Velho - RO, 76812-241, Brazil</text:p>
          </table:table-cell>
          <table:table-cell office:value-type="string">
            <text:p>(69) 3216-2300</text:p>
          </table:table-cell>
        </table:table-row>
        <table:table-row table:style-name="ro1">
          <table:table-cell office:value-type="string">
            <text:p>Atacadão - Porto Velho</text:p>
          </table:table-cell>
          <table:table-cell office:value-type="string">
            <text:p>Lagoa, Porto Velho - RO, 76812-317, Brazil</text:p>
          </table:table-cell>
          <table:table-cell office:value-type="string">
            <text:p>(69) 3218-4624</text:p>
          </table:table-cell>
        </table:table-row>
        <table:table-row table:style-name="ro1">
          <table:table-cell office:value-type="string">
            <text:p>Supermercado Irmãos Gonçalves</text:p>
          </table:table-cell>
          <table:table-cell office:value-type="string">
            <text:p>Av. Sete de Setembro, 2698 - Nossa Sra. das Graças, Porto Velho - RO, 76804-142, Brazil</text:p>
          </table:table-cell>
          <table:table-cell office:value-type="string">
            <text:p>(69) 3218-6800</text:p>
          </table:table-cell>
        </table:table-row>
        <table:table-row table:style-name="ro1">
          <table:table-cell office:value-type="string">
            <text:p>Mundo Verde Porto Velho</text:p>
          </table:table-cell>
          <table:table-cell office:value-type="string">
            <text:p>Av. Carlos Gomes, 1315 - Centro, Porto Velho - RO, 76801-109, Brazil</text:p>
          </table:table-cell>
          <table:table-cell office:value-type="string">
            <text:p>(69) 3221-1000</text:p>
          </table:table-cell>
        </table:table-row>
        <table:table-row table:style-name="ro1">
          <table:table-cell office:value-type="string">
            <text:p>Tradizzi Padaria e Restaurante</text:p>
          </table:table-cell>
          <table:table-cell office:value-type="string">
            <text:p>Av. Farquar, 1601 - Caiari, Porto Velho - RO, 76801-021, Brazil</text:p>
          </table:table-cell>
          <table:table-cell office:value-type="string">
            <text:p>(69) 3222-8328</text:p>
          </table:table-cell>
        </table:table-row>
        <table:table-row table:style-name="ro1">
          <table:table-cell office:value-type="string">
            <text:p>Nathurale Produtos Naturais</text:p>
          </table:table-cell>
          <table:table-cell office:value-type="string">
            <text:p>R. Mal. Deodoro, 2461 - Centro, Porto Velho - RO, 76801-106, Brazil</text:p>
          </table:table-cell>
          <table:table-cell office:value-type="string">
            <text:p>(69) 3224-1911</text:p>
          </table:table-cell>
        </table:table-row>
        <table:table-row table:style-name="ro1">
          <table:table-cell office:value-type="string">
            <text:p>Caroço E Cia</text:p>
          </table:table-cell>
          <table:table-cell office:value-type="string">
            <text:p>R. Abunã, 3211 - Embratel, Porto Velho - RO, 76804-218, Brazil</text:p>
          </table:table-cell>
          <table:table-cell office:value-type="string">
            <text:p>(69) 3225-5646</text:p>
          </table:table-cell>
        </table:table-row>
        <table:table-row table:style-name="ro1">
          <table:table-cell office:value-type="string">
            <text:p>Fortaleza do Camarão</text:p>
          </table:table-cell>
          <table:table-cell office:value-type="string">
            <text:p>Av. Calama, 3382 - Embratel, Porto Velho - RO, 76820-864, Brazil</text:p>
          </table:table-cell>
          <table:table-cell office:value-type="string">
            <text:p>(69) 3226-1433</text:p>
          </table:table-cell>
        </table:table-row>
        <table:table-row table:style-name="ro1">
          <table:table-cell office:value-type="string">
            <text:p>ERVAS E GRÃOS - Mercado Natural</text:p>
          </table:table-cell>
          <table:table-cell office:value-type="string">
            <text:p>Av. Calama, 3830 - Embratel, Porto Velho - RO, 76820-780, Brazil</text:p>
          </table:table-cell>
          <table:table-cell office:value-type="string">
            <text:p>(69) 3229-1807</text:p>
          </table:table-cell>
        </table:table-row>
        <table:table-row table:style-name="ro1">
          <table:table-cell office:value-type="string">
            <text:p>NOGALES PRODUTOS NATURAIS</text:p>
          </table:table-cell>
          <table:table-cell office:value-type="string">
            <text:p>Av. Sete de Setembro, 1818 - Km 1, Porto Velho - RO, 76804-102, Brazil</text:p>
          </table:table-cell>
          <table:table-cell office:value-type="string">
            <text:p>(69) 3309-3097</text:p>
          </table:table-cell>
        </table:table-row>
        <table:table-row table:style-name="ro1">
          <table:table-cell office:value-type="string">
            <text:p>Atacadão South Center - Distribution Center</text:p>
          </table:table-cell>
          <table:table-cell office:value-type="string">
            <text:p>R. Nilo Peçanha, 227 - Liberdade, Salvador - BA, 40301-155, Brazil</text:p>
          </table:table-cell>
          <table:table-cell office:value-type="string">
            <text:p>(71) 2106-0600</text:p>
          </table:table-cell>
        </table:table-row>
        <table:table-row table:style-name="ro1">
          <table:table-cell office:value-type="string">
            <text:p>Atacadão South Centre</text:p>
          </table:table-cell>
          <table:table-cell office:value-type="string">
            <text:p>R. Artur Catrambi, 157 - Calçada, Salvador - BA, 40411-370, Brazil</text:p>
          </table:table-cell>
          <table:table-cell office:value-type="string">
            <text:p>(71) 2106-0666</text:p>
          </table:table-cell>
        </table:table-row>
        <table:table-row table:style-name="ro1">
          <table:table-cell office:value-type="string">
            <text:p>Loja Oliverde - Unidade Ondina</text:p>
          </table:table-cell>
          <table:table-cell office:value-type="string">
            <text:p>Apart Hotel - Av. Oceânica, 2400 - Ondina, Salvador - BA, 40170-010, Brazil</text:p>
          </table:table-cell>
          <table:table-cell office:value-type="string">
            <text:p>(71) 3011-3083</text:p>
          </table:table-cell>
        </table:table-row>
        <table:table-row table:style-name="ro1">
          <table:table-cell office:value-type="string">
            <text:p>Orgânico Alimentos Saudáveis</text:p>
          </table:table-cell>
          <table:table-cell office:value-type="string">
            <text:p>Av. Tancredo Neves, 3133 - Caminho das Árvores, Salvador - BA, 41820-021, Brazil</text:p>
          </table:table-cell>
          <table:table-cell office:value-type="string">
            <text:p>(71) 3011-4331</text:p>
          </table:table-cell>
        </table:table-row>
        <table:table-row table:style-name="ro1">
          <table:table-cell office:value-type="string">
            <text:p>Empório Santo Sabor</text:p>
          </table:table-cell>
          <table:table-cell office:value-type="string">
            <text:p>R. José Pedreira, 41 - Candeal, Salvador - BA, 40296-220, Brazil</text:p>
          </table:table-cell>
          <table:table-cell office:value-type="string">
            <text:p>(71) 3015-4636</text:p>
          </table:table-cell>
        </table:table-row>
        <table:table-row table:style-name="ro1">
          <table:table-cell office:value-type="string">
            <text:p>Bio Mundo - Salvador Shopping - Produtos Naturais</text:p>
          </table:table-cell>
          <table:table-cell office:value-type="string">
            <text:p>Av. Tancredo Neves, 3133 - Caminho das Árvores, Salvador - BA, 41820-021, Brazil</text:p>
          </table:table-cell>
          <table:table-cell office:value-type="string">
            <text:p>(71) 3017-6666</text:p>
          </table:table-cell>
        </table:table-row>
        <table:table-row table:style-name="ro1">
          <table:table-cell office:value-type="string">
            <text:p>NOZ MOSCATA</text:p>
          </table:table-cell>
          <table:table-cell office:value-type="string">
            <text:p>Av. Paulo VI, 1984 - loja 1 - Pituba, Salvador - BA, 41810-001, Brazil</text:p>
          </table:table-cell>
          <table:table-cell office:value-type="string">
            <text:p>(71) 3021-1010</text:p>
          </table:table-cell>
        </table:table-row>
        <table:table-row table:style-name="ro1">
          <table:table-cell office:value-type="string">
            <text:p>Paraíso Floricultura</text:p>
          </table:table-cell>
          <table:table-cell office:value-type="string">
            <text:p>R. Caetano Moura, 21 - Federação, Salvador - BA, 40210-341, Brazil</text:p>
          </table:table-cell>
          <table:table-cell office:value-type="string">
            <text:p>(71) 3022-5498</text:p>
          </table:table-cell>
        </table:table-row>
        <table:table-row table:style-name="ro1">
          <table:table-cell office:value-type="string">
            <text:p>Empório Coisas de Minas Stiep - Salvador</text:p>
          </table:table-cell>
          <table:table-cell office:value-type="string">
            <text:p>R. Dr. José Peroba, 244 - loja 4a - Stiep, Salvador - BA, 41770-235, Brazil</text:p>
          </table:table-cell>
          <table:table-cell office:value-type="string">
            <text:p>(71) 3027-919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Vasco da Gama, 4049 - Federação, Salvador - BA, 40230-731, Brazil</text:p>
          </table:table-cell>
          <table:table-cell office:value-type="string">
            <text:p>(71) 3028-9653</text:p>
          </table:table-cell>
        </table:table-row>
        <table:table-row table:style-name="ro1">
          <table:table-cell office:value-type="string">
            <text:p>NUTRIMASTER</text:p>
          </table:table-cell>
          <table:table-cell office:value-type="string">
            <text:p>Rua das Hortênsias, 764 - Pituba, Salvador - BA, 41810-010, Brazil</text:p>
          </table:table-cell>
          <table:table-cell office:value-type="string">
            <text:p>(71) 3033-0503</text:p>
          </table:table-cell>
        </table:table-row>
        <table:table-row table:style-name="ro1">
          <table:table-cell office:value-type="string">
            <text:p>Salvador Atacadista</text:p>
          </table:table-cell>
          <table:table-cell office:value-type="string">
            <text:p>R. do Nepal, 2-138 - Granjas Rurais Pres. Vargas, Salvador - BA, 41230-070, Brazil</text:p>
          </table:table-cell>
          <table:table-cell office:value-type="string">
            <text:p>(71) 3039-4900</text:p>
          </table:table-cell>
        </table:table-row>
        <table:table-row table:style-name="ro1">
          <table:table-cell office:value-type="string">
            <text:p>Total Atacado - Bebidas, Food Service, Perfumaria, Atacadista, Salvador BA</text:p>
          </table:table-cell>
          <table:table-cell office:value-type="string">
            <text:p>R. Jorge Novis, 135 - Vila Laura, Salvador - BA, 40270-370, Brazil</text:p>
          </table:table-cell>
          <table:table-cell office:value-type="string">
            <text:p>(71) 3183-1100</text:p>
          </table:table-cell>
        </table:table-row>
        <table:table-row table:style-name="ro1">
          <table:table-cell office:value-type="string">
            <text:p>Companhia Empório de Armazéns Gerais Alfandegados‎</text:p>
          </table:table-cell>
          <table:table-cell office:value-type="string">
            <text:p>Avenida Luiz Tarquínio - Largo da Boa Viagem, 470, Salvador - BA, 40414-120, Brazil</text:p>
          </table:table-cell>
          <table:table-cell office:value-type="string">
            <text:p>(71) 3183-5162</text:p>
          </table:table-cell>
        </table:table-row>
        <table:table-row table:style-name="ro1">
          <table:table-cell office:value-type="string">
            <text:p>Quinta Avenida Emporio</text:p>
          </table:table-cell>
          <table:table-cell office:value-type="string">
            <text:p>Av. Manoel Dias da Silva, 802 - Amaralina, Salvador - BA, 41900-325, Brazil</text:p>
          </table:table-cell>
          <table:table-cell office:value-type="string">
            <text:p>(71) 3190-5555</text:p>
          </table:table-cell>
        </table:table-row>
        <table:table-row table:style-name="ro1">
          <table:table-cell office:value-type="string">
            <text:p>Mercado Empório</text:p>
          </table:table-cell>
          <table:table-cell office:value-type="string">
            <text:p>Alameda bosque imperial - Av. São Rafael, 4 - São Marcos, Salvador - BA, 41250-400, Brazil</text:p>
          </table:table-cell>
          <table:table-cell office:value-type="string">
            <text:p>(71) 3213-2412</text:p>
          </table:table-cell>
        </table:table-row>
        <table:table-row table:style-name="ro1">
          <table:table-cell office:value-type="string">
            <text:p>Empório Bahia</text:p>
          </table:table-cell>
          <table:table-cell office:value-type="string">
            <text:p>Av. Barros Reis, 738 - São Goncalo, Salvador - BA, 41185-300, Brazil</text:p>
          </table:table-cell>
          <table:table-cell office:value-type="string">
            <text:p>(71) 3234-9800</text:p>
          </table:table-cell>
        </table:table-row>
        <table:table-row table:style-name="ro1">
          <table:table-cell office:value-type="string">
            <text:p>Reis Atacado</text:p>
          </table:table-cell>
          <table:table-cell office:value-type="string">
            <text:p>R. Dr. Ladislau Cavalcante, 215 - Galpão 1 - Iapi, Salvador - BA, 40323-175, Brazil</text:p>
          </table:table-cell>
          <table:table-cell office:value-type="string">
            <text:p>(71) 3244-7755</text:p>
          </table:table-cell>
        </table:table-row>
        <table:table-row table:style-name="ro1">
          <table:table-cell office:value-type="string">
            <text:p>Atacadão</text:p>
          </table:table-cell>
          <table:table-cell office:value-type="string">
            <text:p>Av. Barros Reis, 334 - Cabula, Salvador - BA, 40301-110, Brazil</text:p>
          </table:table-cell>
          <table:table-cell office:value-type="string">
            <text:p>(71) 3255-8425</text:p>
          </table:table-cell>
        </table:table-row>
        <table:table-row table:style-name="ro1">
          <table:table-cell office:value-type="string">
            <text:p>Empório Puríssimo</text:p>
          </table:table-cell>
          <table:table-cell office:value-type="string">
            <text:p>Av. Eng. Oscar Pontes - Água de Meninos, Salvador - BA, 40301-155, Brazil</text:p>
          </table:table-cell>
          <table:table-cell office:value-type="string">
            <text:p>(71) 3313-5202</text:p>
          </table:table-cell>
        </table:table-row>
        <table:table-row table:style-name="ro1">
          <table:table-cell office:value-type="string">
            <text:p>Atacadão - Salvador Mares</text:p>
          </table:table-cell>
          <table:table-cell office:value-type="string">
            <text:p>R. Comendador Bastos, s/n - Mares, Salvador - BA, 40445-211, Brazil</text:p>
          </table:table-cell>
          <table:table-cell office:value-type="string">
            <text:p>(71) 3316-8018</text:p>
          </table:table-cell>
        </table:table-row>
        <table:table-row table:style-name="ro1">
          <table:table-cell office:value-type="string">
            <text:p>Empório das Malhas</text:p>
          </table:table-cell>
          <table:table-cell office:value-type="string">
            <text:p>R. Carlos Gomes, 616, Edifício Bariloche - Loja 7 - Dois de Julho, Salvador - BA, 40060-325, Brazil</text:p>
          </table:table-cell>
          <table:table-cell office:value-type="string">
            <text:p>(71) 3329-7587</text:p>
          </table:table-cell>
        </table:table-row>
        <table:table-row table:style-name="ro1">
          <table:table-cell office:value-type="string">
            <text:p>EMPÓRIO MAGMA</text:p>
          </table:table-cell>
          <table:table-cell office:value-type="string">
            <text:p>Alameda das Espatódeas, 457 - Caminho das Árvores, Salvador - BA, 41820-460, Brazil</text:p>
          </table:table-cell>
          <table:table-cell office:value-type="string">
            <text:p>(71) 3341-4665</text:p>
          </table:table-cell>
        </table:table-row>
        <table:table-row table:style-name="ro1">
          <table:table-cell office:value-type="string">
            <text:p>Nozes Glacê</text:p>
          </table:table-cell>
          <table:table-cell office:value-type="string">
            <text:p>Rua Professor Milton Cayres de Brito, 69 - Caminho das Árvores, Salvador - BA, 41820-570, Brazil</text:p>
          </table:table-cell>
          <table:table-cell office:value-type="string">
            <text:p>(71) 3341-5319</text:p>
          </table:table-cell>
        </table:table-row>
        <table:table-row table:style-name="ro1">
          <table:table-cell office:value-type="string">
            <text:p>Pituba Frigor Seafood</text:p>
          </table:table-cell>
          <table:table-cell office:value-type="string">
            <text:p>R. Minas Gerais, 249 - Pituba, Salvador - BA, 41830-020, Brazil</text:p>
          </table:table-cell>
          <table:table-cell office:value-type="string">
            <text:p>(71) 3346-3164</text:p>
          </table:table-cell>
        </table:table-row>
        <table:table-row table:style-name="ro1">
          <table:table-cell office:value-type="string">
            <text:p>Tortaria Macadâmia</text:p>
          </table:table-cell>
          <table:table-cell office:value-type="string">
            <text:p>R. Caetité, 175 - lj 03 - Rio Vermelho, Salvador - BA, 41940-070, Brazil</text:p>
          </table:table-cell>
          <table:table-cell office:value-type="string">
            <text:p>(71) 3347-2671</text:p>
          </table:table-cell>
        </table:table-row>
        <table:table-row table:style-name="ro1">
          <table:table-cell office:value-type="string">
            <text:p>Emporium Orgânico</text:p>
          </table:table-cell>
          <table:table-cell office:value-type="string">
            <text:p>Avenida Juracy Magalhães, s/n - Rio Vermelho - Santa Cruz, Salvador - BA, 41940-060, Brazil</text:p>
          </table:table-cell>
          <table:table-cell office:value-type="string">
            <text:p>(71) 3358-2387</text:p>
          </table:table-cell>
        </table:table-row>
        <table:table-row table:style-name="ro1">
          <table:table-cell office:value-type="string">
            <text:p>Empório dos Grãos Salvador</text:p>
          </table:table-cell>
          <table:table-cell office:value-type="string">
            <text:p>Tricenter - Av. Antônio Carlos Magalhães, 1034 - Itaigara, Salvador - BA, 41825-906, Brazil</text:p>
          </table:table-cell>
          <table:table-cell office:value-type="string">
            <text:p>(71) 3359-7331</text:p>
          </table:table-cell>
        </table:table-row>
        <table:table-row table:style-name="ro1">
          <table:table-cell office:value-type="string">
            <text:p>São Braz Atacado Ltda</text:p>
          </table:table-cell>
          <table:table-cell office:value-type="string">
            <text:p>Av. Afrânio Peixoto, 43 - Plataforma, Salvador - BA, 40717-430, Brazil</text:p>
          </table:table-cell>
          <table:table-cell office:value-type="string">
            <text:p>(71) 3398-0046</text:p>
          </table:table-cell>
        </table:table-row>
        <table:table-row table:style-name="ro1">
          <table:table-cell office:value-type="string">
            <text:p>Atacadão - Salvador Pau da Lima</text:p>
          </table:table-cell>
          <table:table-cell office:value-type="string">
            <text:p>R. Pastor José Guilherme de Morães, 91 - Pau da Lima, Salvador - BA, 41235-015, Brazil</text:p>
          </table:table-cell>
          <table:table-cell office:value-type="string">
            <text:p>(71) 3399-3618</text:p>
          </table:table-cell>
        </table:table-row>
        <table:table-row table:style-name="ro1">
          <table:table-cell office:value-type="string">
            <text:p>Atacadão - Salvador Iguatemi</text:p>
          </table:table-cell>
          <table:table-cell office:value-type="string">
            <text:p>Av. Tancredo Neves, 3413 - Caminho das Árvores, Salvador - BA, 41820-780, Brazil</text:p>
          </table:table-cell>
          <table:table-cell office:value-type="string">
            <text:p>(71) 3402-7824</text:p>
          </table:table-cell>
        </table:table-row>
        <table:table-row table:style-name="ro1">
          <table:table-cell office:value-type="string">
            <text:p>Atacadão - Salvador ACM</text:p>
          </table:table-cell>
          <table:table-cell office:value-type="string">
            <text:p>Av. Antônio Carlos Magalhães, s/n - Parque Bela Vista, Salvador - BA, 40280-000, Brazil</text:p>
          </table:table-cell>
          <table:table-cell office:value-type="string">
            <text:p>(71) 3404-3825</text:p>
          </table:table-cell>
        </table:table-row>
        <table:table-row table:style-name="ro1">
          <table:table-cell office:value-type="string">
            <text:p>Atacadão - Salvador Bonocô</text:p>
          </table:table-cell>
          <table:table-cell office:value-type="string">
            <text:p>Av. Mário Leal Ferreira, 500 - Bonocô, Salvador - BA, 40285-600, Brazil</text:p>
          </table:table-cell>
          <table:table-cell office:value-type="string">
            <text:p>(71) 3417-0997</text:p>
          </table:table-cell>
        </table:table-row>
        <table:table-row table:style-name="ro1">
          <table:table-cell office:value-type="string">
            <text:p>Bio Mundo - Shopping da Bahia - Produtos Naturais</text:p>
          </table:table-cell>
          <table:table-cell office:value-type="string">
            <text:p>Av. Tancredo Neves, 148 - PISO 3 - Caminho das Árvores, Salvador - BA, 41820-020, Brazil</text:p>
          </table:table-cell>
          <table:table-cell office:value-type="string">
            <text:p>(71) 3431-3100</text:p>
          </table:table-cell>
        </table:table-row>
        <table:table-row table:style-name="ro1">
          <table:table-cell office:value-type="string">
            <text:p>Emporio Itaigara</text:p>
          </table:table-cell>
          <table:table-cell office:value-type="string">
            <text:p>Rua Edith Mendes da Gama e Abreu, 253 - Pituba, Salvador - BA, 40301-155, Brazil</text:p>
          </table:table-cell>
          <table:table-cell office:value-type="string">
            <text:p>(71) 4101-7492</text:p>
          </table:table-cell>
        </table:table-row>
        <table:table-row table:style-name="ro1">
          <table:table-cell office:value-type="string">
            <text:p>CAJU ARÁ TURISMO</text:p>
          </table:table-cell>
          <table:table-cell office:value-type="string">
            <text:p>R. Aloísio Campos, 359 - Atalaia, Aracaju - SE, 49035-020, Brazil</text:p>
          </table:table-cell>
          <table:table-cell office:value-type="string">
            <text:p>(79) 3019-4429</text:p>
          </table:table-cell>
        </table:table-row>
        <table:table-row table:style-name="ro1">
          <table:table-cell office:value-type="string">
            <text:p>CajuCap</text:p>
          </table:table-cell>
          <table:table-cell office:value-type="string">
            <text:p>R. Campo do Brito, 1134 - São José, Aracaju - SE, 49015-460, Brazil</text:p>
          </table:table-cell>
          <table:table-cell office:value-type="string">
            <text:p>(79) 3022-5729</text:p>
          </table:table-cell>
        </table:table-row>
        <table:table-row table:style-name="ro1">
          <table:table-cell office:value-type="string">
            <text:p>Atacarejo JK</text:p>
          </table:table-cell>
          <table:table-cell office:value-type="string">
            <text:p>Av. Antônio Cabral, 824 - Centro, Aracaju - SE, 49065-090, Brazil</text:p>
          </table:table-cell>
          <table:table-cell office:value-type="string">
            <text:p>(79) 3024-7777</text:p>
          </table:table-cell>
        </table:table-row>
        <table:table-row table:style-name="ro1">
          <table:table-cell office:value-type="string">
            <text:p>Megga Atacadista</text:p>
          </table:table-cell>
          <table:table-cell office:value-type="string">
            <text:p>Tv. Pedro Garcia Moreno Neto, 25 - Grageru, Aracaju - SE, 49041-146, Brazil</text:p>
          </table:table-cell>
          <table:table-cell office:value-type="string">
            <text:p>(79) 3026-9955</text:p>
          </table:table-cell>
        </table:table-row>
        <table:table-row table:style-name="ro1">
          <table:table-cell office:value-type="string">
            <text:p>Sallu Bar e Restaurante</text:p>
          </table:table-cell>
          <table:table-cell office:value-type="string">
            <text:p>Av. Santos Dumont, 829 - Atalaia, Aracaju - SE, 49037-475, Brazil</text:p>
          </table:table-cell>
          <table:table-cell office:value-type="string">
            <text:p>(79) 3085-8856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. Simeão Aguiar, 430 - Novo Paraíso, Aracaju - SE, 49085-410, Brazil</text:p>
          </table:table-cell>
          <table:table-cell office:value-type="string">
            <text:p>(79) 3209-8000</text:p>
          </table:table-cell>
        </table:table-row>
        <table:table-row table:style-name="ro1">
          <table:table-cell office:value-type="string">
            <text:p>Atacadão do Jeans ADJ - Loja 1</text:p>
          </table:table-cell>
          <table:table-cell office:value-type="string">
            <text:p>R. São Cristóvão, 45 - Centro, Aracaju - SE, 49010-380, Brazil</text:p>
          </table:table-cell>
          <table:table-cell office:value-type="string">
            <text:p>(79) 3211-2508</text:p>
          </table:table-cell>
        </table:table-row>
        <table:table-row table:style-name="ro1">
          <table:table-cell office:value-type="string">
            <text:p>Excellent Alimentos</text:p>
          </table:table-cell>
          <table:table-cell office:value-type="string">
            <text:p>Av. Eng. Gentil Tavares - Ceasa - Getúlio Vargas, Aracaju - SE, 49055-260, Brazil</text:p>
          </table:table-cell>
          <table:table-cell office:value-type="string">
            <text:p>(79) 3211-5166</text:p>
          </table:table-cell>
        </table:table-row>
        <table:table-row table:style-name="ro1">
          <table:table-cell office:value-type="string">
            <text:p>Mapel Embalagens</text:p>
          </table:table-cell>
          <table:table-cell office:value-type="string">
            <text:p>R. Apulcro Mota, 571 - Centro, Aracaju - SE, 49010-230, Brazil</text:p>
          </table:table-cell>
          <table:table-cell office:value-type="string">
            <text:p>(79) 3211-7228</text:p>
          </table:table-cell>
        </table:table-row>
        <table:table-row table:style-name="ro1">
          <table:table-cell office:value-type="string">
            <text:p>Atacadão Aracaju - Tancredo Neves</text:p>
          </table:table-cell>
          <table:table-cell office:value-type="string">
            <text:p>Av. Pres. Tancredo Neves, 3550 - Ponto Novo, Aracaju - SE, 49025-620, Brazil</text:p>
          </table:table-cell>
          <table:table-cell office:value-type="string">
            <text:p>(79) 3212-4024</text:p>
          </table:table-cell>
        </table:table-row>
        <table:table-row table:style-name="ro1">
          <table:table-cell office:value-type="string">
            <text:p>HL Atacadão de Variedades</text:p>
          </table:table-cell>
          <table:table-cell office:value-type="string">
            <text:p>Avenida Otoniel dorea, 506 - Centro, Aracaju - SE, 49010-010, Brazil</text:p>
          </table:table-cell>
          <table:table-cell office:value-type="string">
            <text:p>(79) 3213-0407</text:p>
          </table:table-cell>
        </table:table-row>
        <table:table-row table:style-name="ro1">
          <table:table-cell office:value-type="string">
            <text:p>Coisas Nossas</text:p>
          </table:table-cell>
          <table:table-cell office:value-type="string">
            <text:p>Av. Augusto Maynard, 92 - São José, Aracaju - SE, 49015-380, Brazil</text:p>
          </table:table-cell>
          <table:table-cell office:value-type="string">
            <text:p>(79) 3213-0562</text:p>
          </table:table-cell>
        </table:table-row>
        <table:table-row table:style-name="ro1">
          <table:table-cell office:value-type="string">
            <text:p>Supermix Atacado</text:p>
          </table:table-cell>
          <table:table-cell office:value-type="string">
            <text:p>R. Recife - José Conrado de Araújo, Aracaju - SE, 49085-310, Brazil</text:p>
          </table:table-cell>
          <table:table-cell office:value-type="string">
            <text:p>(79) 3215-5584</text:p>
          </table:table-cell>
        </table:table-row>
        <table:table-row table:style-name="ro1">
          <table:table-cell office:value-type="string">
            <text:p>Mercantil Atacado</text:p>
          </table:table-cell>
          <table:table-cell office:value-type="string">
            <text:p>Av. Pres. Tancredo Neves, s/n - Jabotiana, Aracaju - SE, 49095-000, Brazil</text:p>
          </table:table-cell>
          <table:table-cell office:value-type="string">
            <text:p>(79) 3216-4998</text:p>
          </table:table-cell>
        </table:table-row>
        <table:table-row table:style-name="ro1">
          <table:table-cell office:value-type="string">
            <text:p>PROTECTING CAR Embelezamento Automotivo</text:p>
          </table:table-cell>
          <table:table-cell office:value-type="string">
            <text:p>Avenida Escritor Graciliano Ramos, 38 - Jabotiana, Aracaju - SE, 49095-290, Brazil</text:p>
          </table:table-cell>
          <table:table-cell office:value-type="string">
            <text:p>(79) 3217-2843</text:p>
          </table:table-cell>
        </table:table-row>
        <table:table-row table:style-name="ro1">
          <table:table-cell office:value-type="string">
            <text:p>Bar e Restaurante Paraíso do Baixinho</text:p>
          </table:table-cell>
          <table:table-cell office:value-type="string">
            <text:p>Av. Inácio Barbosa, 3697 - Robalo, Aracaju - SE, 49005-405, Brazil</text:p>
          </table:table-cell>
          <table:table-cell office:value-type="string">
            <text:p>(79) 3227-2144</text:p>
          </table:table-cell>
        </table:table-row>
        <table:table-row table:style-name="ro1">
          <table:table-cell office:value-type="string">
            <text:p>Chocolates Brasil Cacau</text:p>
          </table:table-cell>
          <table:table-cell office:value-type="string">
            <text:p>Shop. Jardins - Av. Ministro Geraldo Barreto Sobral, 215 - Loja 151 - Jardins, Aracaju - SE, 49026-010, Brazil</text:p>
          </table:table-cell>
          <table:table-cell office:value-type="string">
            <text:p>(79) 3231-9691</text:p>
          </table:table-cell>
        </table:table-row>
        <table:table-row table:style-name="ro1">
          <table:table-cell office:value-type="string">
            <text:p>São Pedro Super Atacado</text:p>
          </table:table-cell>
          <table:table-cell office:value-type="string">
            <text:p>Av. Benjamin Constant, 1355 - Santos Dumont, Aracaju - SE, 49089-020, Brazil</text:p>
          </table:table-cell>
          <table:table-cell office:value-type="string">
            <text:p>(79) 3245-1004</text:p>
          </table:table-cell>
        </table:table-row>
        <table:table-row table:style-name="ro1">
          <table:table-cell office:value-type="string">
            <text:p>Supermarket Beira Rio</text:p>
          </table:table-cell>
          <table:table-cell office:value-type="string">
            <text:p>R. das Papoulas, 118 - Inácio Barbosa, Aracaju - SE, 49040-450, Brazil</text:p>
          </table:table-cell>
          <table:table-cell office:value-type="string">
            <text:p>(79) 3249-1843</text:p>
          </table:table-cell>
        </table:table-row>
        <table:table-row table:style-name="ro1">
          <table:table-cell office:value-type="string">
            <text:p>Gelo Cristal</text:p>
          </table:table-cell>
          <table:table-cell office:value-type="string">
            <text:p>Av. José Carlos Silva, 5070 - Inácio Barbosa, Aracaju - SE, 49040-850, Brazil</text:p>
          </table:table-cell>
          <table:table-cell office:value-type="string">
            <text:p>(79) 3249-4045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Melício Machado, 240 - Aeroporto, Aracaju - SE, 49038-443, Brazil</text:p>
          </table:table-cell>
          <table:table-cell office:value-type="string">
            <text:p>(79) 3249-8500</text:p>
          </table:table-cell>
        </table:table-row>
        <table:table-row table:style-name="ro1">
          <table:table-cell office:value-type="string">
            <text:p>Anderson Supermercado</text:p>
          </table:table-cell>
          <table:table-cell office:value-type="string">
            <text:p>R. João Batista Machado, 163 - São Conrado, Aracaju - SE, 49042-210, Brazil</text:p>
          </table:table-cell>
          <table:table-cell office:value-type="string">
            <text:p>(79) 3251-6220</text:p>
          </table:table-cell>
        </table:table-row>
        <table:table-row table:style-name="ro1">
          <table:table-cell office:value-type="string">
            <text:p>República dos Camarões</text:p>
          </table:table-cell>
          <table:table-cell office:value-type="string">
            <text:p>Av. Santos Dumont, 1750 - Coroa do Meio, Aracaju - SE, 49035-785, Brazil</text:p>
          </table:table-cell>
          <table:table-cell office:value-type="string">
            <text:p>(79) 3255-3361</text:p>
          </table:table-cell>
        </table:table-row>
        <table:table-row table:style-name="ro1">
          <table:table-cell office:value-type="string">
            <text:p>Casa Alemã</text:p>
          </table:table-cell>
          <table:table-cell office:value-type="string">
            <text:p>Av. Jorge Amado, 864 - Jardins, Aracaju - SE, 49025-330, Brazil</text:p>
          </table:table-cell>
          <table:table-cell office:value-type="string">
            <text:p>(79) 3301-4444</text:p>
          </table:table-cell>
        </table:table-row>
        <table:table-row table:style-name="ro1">
          <table:table-cell office:value-type="string">
            <text:p>Empório e Laticínio São Miguel</text:p>
          </table:table-cell>
          <table:table-cell office:value-type="string">
            <text:p>Av. Gonçalo Rolemberg Leite, 1552 - Suíça, Aracaju - SE, 49050-370, Brazil</text:p>
          </table:table-cell>
          <table:table-cell office:value-type="string">
            <text:p>(79) 3303-525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Adélia Franco, 3735 - Grageru, Aracaju - SE, 49040-020, Brazil</text:p>
          </table:table-cell>
          <table:table-cell office:value-type="string">
            <text:p>(79) 3304-0270</text:p>
          </table:table-cell>
        </table:table-row>
        <table:table-row table:style-name="ro1">
          <table:table-cell office:value-type="string">
            <text:p>Mercato Verde - Natural Products</text:p>
          </table:table-cell>
          <table:table-cell office:value-type="string">
            <text:p>R. Jacinto Uchôa de Mendonça, 129 - Grageru, Aracaju - SE, 49026-160, Brazil</text:p>
          </table:table-cell>
          <table:table-cell office:value-type="string">
            <text:p>(79) 3304-4919</text:p>
          </table:table-cell>
        </table:table-row>
        <table:table-row table:style-name="ro1">
          <table:table-cell office:value-type="string">
            <text:p>Atacadão - Aracaju BR</text:p>
          </table:table-cell>
          <table:table-cell office:value-type="string">
            <text:p>Av. Chanceler Osvaldo Aranha, 2445 - Nova Paraíso, Aracaju - SE, 49082-110, Brazil</text:p>
          </table:table-cell>
          <table:table-cell office:value-type="string">
            <text:p>(79) 3712-8625</text:p>
          </table:table-cell>
        </table:table-row>
        <table:table-row table:style-name="ro1">
          <table:table-cell office:value-type="string">
            <text:p>Deskontão Atacado</text:p>
          </table:table-cell>
          <table:table-cell office:value-type="string">
            <text:p>Av. Mal. Mascarenhas de Morais, 2471 - Imbiribeira, Recife - PE, 51150-001, Brazil</text:p>
          </table:table-cell>
          <table:table-cell office:value-type="string">
            <text:p>(81) 2121-8888</text:p>
          </table:table-cell>
        </table:table-row>
        <table:table-row table:style-name="ro1">
          <table:table-cell office:value-type="string">
            <text:p>Deskontão Atacado</text:p>
          </table:table-cell>
          <table:table-cell office:value-type="string">
            <text:p>Av. Norte Miguel Arraes de Alencar, 6061 - Casa Amarela, Recife - PE, 52070-660, Brazil</text:p>
          </table:table-cell>
          <table:table-cell office:value-type="string">
            <text:p>(81) 2121-8888</text:p>
          </table:table-cell>
        </table:table-row>
        <table:table-row table:style-name="ro1">
          <table:table-cell office:value-type="string">
            <text:p>Crystal Trade Center</text:p>
          </table:table-cell>
          <table:table-cell office:value-type="string">
            <text:p>R. Cel. Anizío Rodrigues Coelho, 464 - Boa Viagem, Recife - PE, 51021-130, Brazil</text:p>
          </table:table-cell>
          <table:table-cell office:value-type="string">
            <text:p>(81) 3019-2459</text:p>
          </table:table-cell>
        </table:table-row>
        <table:table-row table:style-name="ro1">
          <table:table-cell office:value-type="string">
            <text:p>Emporium Sweet Life</text:p>
          </table:table-cell>
          <table:table-cell office:value-type="string">
            <text:p>Praça Dom Vital, 119 - São José, Recife - PE, 50020-310, Brazil</text:p>
          </table:table-cell>
          <table:table-cell office:value-type="string">
            <text:p>(81) 3019-4939</text:p>
          </table:table-cell>
        </table:table-row>
        <table:table-row table:style-name="ro1">
          <table:table-cell office:value-type="string">
            <text:p>Palácio Atacado</text:p>
          </table:table-cell>
          <table:table-cell office:value-type="string">
            <text:p>Av. Norte Miguel Arraes de Alencar, 6629 - Casa Amarela, Recife - PE, 52070-660, Brazil</text:p>
          </table:table-cell>
          <table:table-cell office:value-type="string">
            <text:p>(81) 3019-5833</text:p>
          </table:table-cell>
        </table:table-row>
        <table:table-row table:style-name="ro1">
          <table:table-cell office:value-type="string">
            <text:p>Empório Ferreira Produtos Naturais</text:p>
          </table:table-cell>
          <table:table-cell office:value-type="string">
            <text:p>R. da Praia, 175 - Santo Antônio, Recife - PE, 50020-550, Brazil</text:p>
          </table:table-cell>
          <table:table-cell office:value-type="string">
            <text:p>(81) 3034-3224</text:p>
          </table:table-cell>
        </table:table-row>
        <table:table-row table:style-name="ro1">
          <table:table-cell office:value-type="string">
            <text:p>Empório Ferreira Bandeira</text:p>
          </table:table-cell>
          <table:table-cell office:value-type="string">
            <text:p>R. da Praia, 34 - São José, Recife - PE, 50020-550, Brazil</text:p>
          </table:table-cell>
          <table:table-cell office:value-type="string">
            <text:p>(81) 3034-3224</text:p>
          </table:table-cell>
        </table:table-row>
        <table:table-row table:style-name="ro1">
          <table:table-cell office:value-type="string">
            <text:p>Vivenda Natural</text:p>
          </table:table-cell>
          <table:table-cell office:value-type="string">
            <text:p>Rua Conselheiro Nabuco, 501 - Casa Amarela, Recife - PE, 52070-010, Brazil</text:p>
          </table:table-cell>
          <table:table-cell office:value-type="string">
            <text:p>(81) 3034-4474</text:p>
          </table:table-cell>
        </table:table-row>
        <table:table-row table:style-name="ro1">
          <table:table-cell office:value-type="string">
            <text:p>Feira de Orgânicos Ceasa - Recife</text:p>
          </table:table-cell>
          <table:table-cell office:value-type="string">
            <text:p>Pernambuco Supply and Logistics Center - CEASA/PE - OS BR 101 Sul, Km 70 550 - Curado, Recife/PE: - Curado, Recife - PE, 50790-640, Brazil</text:p>
          </table:table-cell>
          <table:table-cell office:value-type="string">
            <text:p>(81) 3035-8045</text:p>
          </table:table-cell>
        </table:table-row>
        <table:table-row table:style-name="ro1">
          <table:table-cell office:value-type="string">
            <text:p>RM Express - Santo Amaro</text:p>
          </table:table-cell>
          <table:table-cell office:value-type="string">
            <text:p>R. Paraíso, 48 - Santo Amaro, Recife - PE, 50050-520, Brazil</text:p>
          </table:table-cell>
          <table:table-cell office:value-type="string">
            <text:p>(81) 3036-0500</text:p>
          </table:table-cell>
        </table:table-row>
        <table:table-row table:style-name="ro1">
          <table:table-cell office:value-type="string">
            <text:p>Empório Pura Vida</text:p>
          </table:table-cell>
          <table:table-cell office:value-type="string">
            <text:p>R. da Praia, 169 - Santo Antônio, Recife - PE, 50020-550, Brazil</text:p>
          </table:table-cell>
          <table:table-cell office:value-type="string">
            <text:p>(81) 3037-2607</text:p>
          </table:table-cell>
        </table:table-row>
        <table:table-row table:style-name="ro1">
          <table:table-cell office:value-type="string">
            <text:p>Eurofins do Brasil – Recife</text:p>
          </table:table-cell>
          <table:table-cell office:value-type="string">
            <text:p>R. Francisco Bezerra Monteiro, 712 - Engenho do Meio, Recife - PE, 50730-250, Brazil</text:p>
          </table:table-cell>
          <table:table-cell office:value-type="string">
            <text:p>(81) 3038-4508</text:p>
          </table:table-cell>
        </table:table-row>
        <table:table-row table:style-name="ro1">
          <table:table-cell office:value-type="string">
            <text:p>Coco Bambu Shopping Recife</text:p>
          </table:table-cell>
          <table:table-cell office:value-type="string">
            <text:p>R. Padre Carapuceiro, 777 - Loja 82A - Boa Viagem, Recife - PE, 51020-900, Brazil</text:p>
          </table:table-cell>
          <table:table-cell office:value-type="string">
            <text:p>(81) 3038-7080</text:p>
          </table:table-cell>
        </table:table-row>
        <table:table-row table:style-name="ro1">
          <table:table-cell office:value-type="string">
            <text:p>Grão Empório Natural</text:p>
          </table:table-cell>
          <table:table-cell office:value-type="string">
            <text:p>Estr. do Encanamento, 429 - Parnamirim, Recife - PE, 52060-210, Brazil</text:p>
          </table:table-cell>
          <table:table-cell office:value-type="string">
            <text:p>(81) 3090-6787</text:p>
          </table:table-cell>
        </table:table-row>
        <table:table-row table:style-name="ro1">
          <table:table-cell office:value-type="string">
            <text:p>Cristal Master PE</text:p>
          </table:table-cell>
          <table:table-cell office:value-type="string">
            <text:p>R. Gen. Abreu e Lima, 154 - Galpão A - Piedade, Jaboatão dos Guararapes - PE, 54400-410, Brazil</text:p>
          </table:table-cell>
          <table:table-cell office:value-type="string">
            <text:p>(81) 3094-5450</text:p>
          </table:table-cell>
        </table:table-row>
        <table:table-row table:style-name="ro1">
          <table:table-cell office:value-type="string">
            <text:p>Grão Empório Natural - Boa Viagem 2</text:p>
          </table:table-cell>
          <table:table-cell office:value-type="string">
            <text:p>R. Ernesto de Paula Santos, 1277 - Boa Viagem, Recife - PE, 51021-330, Brazil</text:p>
          </table:table-cell>
          <table:table-cell office:value-type="string">
            <text:p>(81) 3097-4767</text:p>
          </table:table-cell>
        </table:table-row>
        <table:table-row table:style-name="ro1">
          <table:table-cell office:value-type="string">
            <text:p>Cristal Bijoux</text:p>
          </table:table-cell>
          <table:table-cell office:value-type="string">
            <text:p>R. da Penha, 79/76 - São José, Recife - PE, 50020-580, Brazil</text:p>
          </table:table-cell>
          <table:table-cell office:value-type="string">
            <text:p>(81) 3127-4289</text:p>
          </table:table-cell>
        </table:table-row>
        <table:table-row table:style-name="ro1">
          <table:table-cell office:value-type="string">
            <text:p>Grão Empório Natural</text:p>
          </table:table-cell>
          <table:table-cell office:value-type="string">
            <text:p>Av. Conselheiro Aguiar, 5000 - Boa Viagem, Recife - PE, 51021-020, Brazil</text:p>
          </table:table-cell>
          <table:table-cell office:value-type="string">
            <text:p>(81) 3128-3439</text:p>
          </table:table-cell>
        </table:table-row>
        <table:table-row table:style-name="ro1">
          <table:table-cell office:value-type="string">
            <text:p>Empório BomDe+ | Madalena | Mercado Recife</text:p>
          </table:table-cell>
          <table:table-cell office:value-type="string">
            <text:p>R. Dom João de Souza, 80 - Madalena, Recife - PE, 50610-070, Brazil</text:p>
          </table:table-cell>
          <table:table-cell office:value-type="string">
            <text:p>(81) 3132-3530</text:p>
          </table:table-cell>
        </table:table-row>
        <table:table-row table:style-name="ro1">
          <table:table-cell office:value-type="string">
            <text:p>Recife Sweets and Caramels</text:p>
          </table:table-cell>
          <table:table-cell office:value-type="string">
            <text:p>R. Carlos Pena Filho, 339 - Afogados, Recife - PE, 50850-030, Brazil</text:p>
          </table:table-cell>
          <table:table-cell office:value-type="string">
            <text:p>(81) 3202-7878</text:p>
          </table:table-cell>
        </table:table-row>
        <table:table-row table:style-name="ro1">
          <table:table-cell office:value-type="string">
            <text:p>Reteteu comida honesta</text:p>
          </table:table-cell>
          <table:table-cell office:value-type="string">
            <text:p>R. Prof. Otávio de Freitas, 256 - Encruzilhada, Recife - PE, 52041-110, Brazil</text:p>
          </table:table-cell>
          <table:table-cell office:value-type="string">
            <text:p>(81) 3204-4137</text:p>
          </table:table-cell>
        </table:table-row>
        <table:table-row table:style-name="ro1">
          <table:table-cell office:value-type="string">
            <text:p>Grão Empório Natural</text:p>
          </table:table-cell>
          <table:table-cell office:value-type="string">
            <text:p>Av. Conselheiro Rosa e Silva, 403 - Graças, Recife - PE, 52020-225, Brazil</text:p>
          </table:table-cell>
          <table:table-cell office:value-type="string">
            <text:p>(81) 3223-6969</text:p>
          </table:table-cell>
        </table:table-row>
        <table:table-row table:style-name="ro1">
          <table:table-cell office:value-type="string">
            <text:p>Crystal Presentes</text:p>
          </table:table-cell>
          <table:table-cell office:value-type="string">
            <text:p>Praça Dom Vital, 182 - São José, Recife - PE, 50020-280, Brazil</text:p>
          </table:table-cell>
          <table:table-cell office:value-type="string">
            <text:p>(81) 3224-2673</text:p>
          </table:table-cell>
        </table:table-row>
        <table:table-row table:style-name="ro1">
          <table:table-cell office:value-type="string">
            <text:p>Cristal Executivo Hotel</text:p>
          </table:table-cell>
          <table:table-cell office:value-type="string">
            <text:p>R. Imperial, 1032 - São José, Recife - PE, 50090-000, Brazil</text:p>
          </table:table-cell>
          <table:table-cell office:value-type="string">
            <text:p>(81) 3224-3771</text:p>
          </table:table-cell>
        </table:table-row>
        <table:table-row table:style-name="ro1">
          <table:table-cell office:value-type="string">
            <text:p>Buffet Cristal Eventos</text:p>
          </table:table-cell>
          <table:table-cell office:value-type="string">
            <text:p>R. Comendador Bento Águiar, 255 - Ilha do Retiro, Recife - PE, 50720-705, Brazil</text:p>
          </table:table-cell>
          <table:table-cell office:value-type="string">
            <text:p>(81) 3227-4040</text:p>
          </table:table-cell>
        </table:table-row>
        <table:table-row table:style-name="ro1">
          <table:table-cell office:value-type="string">
            <text:p>Amendolândia</text:p>
          </table:table-cell>
          <table:table-cell office:value-type="string">
            <text:p>R. Gregório Júnior, 476 - Zumbi, Recife - PE, 50720-740, Brazil</text:p>
          </table:table-cell>
          <table:table-cell office:value-type="string">
            <text:p>(81) 3227-4532</text:p>
          </table:table-cell>
        </table:table-row>
        <table:table-row table:style-name="ro1">
          <table:table-cell office:value-type="string">
            <text:p>Empório Doces e Salgados</text:p>
          </table:table-cell>
          <table:table-cell office:value-type="string">
            <text:p>R. José Osório, 111 - Madalena, Recife - PE, 50610-280, Brazil</text:p>
          </table:table-cell>
          <table:table-cell office:value-type="string">
            <text:p>(81) 3236-4400</text:p>
          </table:table-cell>
        </table:table-row>
        <table:table-row table:style-name="ro1">
          <table:table-cell office:value-type="string">
            <text:p>DISTRIBUIDORA CRISTAL</text:p>
          </table:table-cell>
          <table:table-cell office:value-type="string">
            <text:p>Curado, Recife - State of Pernambuco, Brazil</text:p>
          </table:table-cell>
          <table:table-cell office:value-type="string">
            <text:p>(81) 3251-0115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Recife, 5777 - Jardim São Paulo, Recife - PE, 50781-000, Brazil</text:p>
          </table:table-cell>
          <table:table-cell office:value-type="string">
            <text:p>(81) 3252-6600</text:p>
          </table:table-cell>
        </table:table-row>
        <table:table-row table:style-name="ro1">
          <table:table-cell office:value-type="string">
            <text:p>Atacadão</text:p>
          </table:table-cell>
          <table:table-cell office:value-type="string">
            <text:p>Av. Recife, 5005 - Areias, Recife - PE, 50781-000, Brazil</text:p>
          </table:table-cell>
          <table:table-cell office:value-type="string">
            <text:p>(81) 3256-6024</text:p>
          </table:table-cell>
        </table:table-row>
        <table:table-row table:style-name="ro1">
          <table:table-cell office:value-type="string">
            <text:p>Galeria Crystal Center</text:p>
          </table:table-cell>
          <table:table-cell office:value-type="string">
            <text:p>R. Dep. Pedro Pires Ferreira, 405 - Graças, Recife - PE, 52050-480, Brazil</text:p>
          </table:table-cell>
          <table:table-cell office:value-type="string">
            <text:p>(81) 3269-3410</text:p>
          </table:table-cell>
        </table:table-row>
        <table:table-row table:style-name="ro1">
          <table:table-cell office:value-type="string">
            <text:p>Cajutec</text:p>
          </table:table-cell>
          <table:table-cell office:value-type="string">
            <text:p>Av. Norte Miguel Arraes de Alencar, 3003 - Encruzilhada, Recife - PE, 52041-080, Brazil</text:p>
          </table:table-cell>
          <table:table-cell office:value-type="string">
            <text:p>(81) 3314-4316</text:p>
          </table:table-cell>
        </table:table-row>
        <table:table-row table:style-name="ro1">
          <table:table-cell office:value-type="string">
            <text:p>Ponto do Camarão</text:p>
          </table:table-cell>
          <table:table-cell office:value-type="string">
            <text:p>R. Barão de Souza Leão, 545 - Loja 6 - Boa Viagem, Recife - PE, 51030-300, Brazil</text:p>
          </table:table-cell>
          <table:table-cell office:value-type="string">
            <text:p>(81) 3314-5745</text:p>
          </table:table-cell>
        </table:table-row>
        <table:table-row table:style-name="ro1">
          <table:table-cell office:value-type="string">
            <text:p>Empório Pura Vida</text:p>
          </table:table-cell>
          <table:table-cell office:value-type="string">
            <text:p>Av. Dezessete de Agosto, 2267 - Poço da Panela, Recife - PE, 52060-590, Brazil</text:p>
          </table:table-cell>
          <table:table-cell office:value-type="string">
            <text:p>(81) 3314-6254</text:p>
          </table:table-cell>
        </table:table-row>
        <table:table-row table:style-name="ro1">
          <table:table-cell office:value-type="string">
            <text:p>Empório Urban</text:p>
          </table:table-cell>
          <table:table-cell office:value-type="string">
            <text:p>Rua Conselheiro Portela, 210 - Espinheiro, Recife - PE, 52020-030, Brazil</text:p>
          </table:table-cell>
          <table:table-cell office:value-type="string">
            <text:p>(81) 3314-6870</text:p>
          </table:table-cell>
        </table:table-row>
        <table:table-row table:style-name="ro1">
          <table:table-cell office:value-type="string">
            <text:p>IL PASTIFICIO</text:p>
          </table:table-cell>
          <table:table-cell office:value-type="string">
            <text:p>R. Carlos Pereira Falcão, 194 - Boa Viagem, Recife - PE, 51021-350, Brazil</text:p>
          </table:table-cell>
          <table:table-cell office:value-type="string">
            <text:p>(81) 3325-9453</text:p>
          </table:table-cell>
        </table:table-row>
        <table:table-row table:style-name="ro1">
          <table:table-cell office:value-type="string">
            <text:p>Intervalo Lanches</text:p>
          </table:table-cell>
          <table:table-cell office:value-type="string">
            <text:p>Rua Saldanha Marinho, 321 - Ipsep, Recife - PE, 51190-660, Brazil</text:p>
          </table:table-cell>
          <table:table-cell office:value-type="string">
            <text:p>(81) 3338-5403</text:p>
          </table:table-cell>
        </table:table-row>
        <table:table-row table:style-name="ro1">
          <table:table-cell office:value-type="string">
            <text:p>Escola Municipal Carlúcio de Souza Castanha Junior</text:p>
          </table:table-cell>
          <table:table-cell office:value-type="string">
            <text:p>Av. Pernambuco s/n UR 01 - COHAB, Recife - PE, 51290-310, Brazil</text:p>
          </table:table-cell>
          <table:table-cell office:value-type="string">
            <text:p>(81) 3355-3744</text:p>
          </table:table-cell>
        </table:table-row>
        <table:table-row table:style-name="ro1">
          <table:table-cell office:value-type="string">
            <text:p>Mercado de São José-Loja Central</text:p>
          </table:table-cell>
          <table:table-cell office:value-type="string">
            <text:p>Praça Dom Vital, s/n - bx 278 - São José, Recife - PE, 50020-280, Brazil</text:p>
          </table:table-cell>
          <table:table-cell office:value-type="string">
            <text:p>(81) 3424-4681</text:p>
          </table:table-cell>
        </table:table-row>
        <table:table-row table:style-name="ro1">
          <table:table-cell office:value-type="string">
            <text:p>Atacado Santana</text:p>
          </table:table-cell>
          <table:table-cell office:value-type="string">
            <text:p>R. Santa Rita, 45 - São José, Recife - PE, 50020-320, Brazil</text:p>
          </table:table-cell>
          <table:table-cell office:value-type="string">
            <text:p>(81) 3424-4848</text:p>
          </table:table-cell>
        </table:table-row>
        <table:table-row table:style-name="ro1">
          <table:table-cell office:value-type="string">
            <text:p>Pancristal Loja</text:p>
          </table:table-cell>
          <table:table-cell office:value-type="string">
            <text:p>R. Bolívar, 426 - Arruda, Recife - PE, 52120-010, Brazil</text:p>
          </table:table-cell>
          <table:table-cell office:value-type="string">
            <text:p>(81) 3449-1000</text:p>
          </table:table-cell>
        </table:table-row>
        <table:table-row table:style-name="ro1">
          <table:table-cell office:value-type="string">
            <text:p>Casa do Pará</text:p>
          </table:table-cell>
          <table:table-cell office:value-type="string">
            <text:p>Av. Conselheiro Aguiar, 4734 - Boa Viagem, Recife - PE, 51030-065, Brazil</text:p>
          </table:table-cell>
          <table:table-cell office:value-type="string">
            <text:p>(81) 3463-7031</text:p>
          </table:table-cell>
        </table:table-row>
        <table:table-row table:style-name="ro1">
          <table:table-cell office:value-type="string">
            <text:p>Supermercado Rende Mais - Pina</text:p>
          </table:table-cell>
          <table:table-cell office:value-type="string">
            <text:p>R. Arabaiana, 243 - loja 3 - Brasília Teimosa, Recife - PE, 51010-200, Brazil</text:p>
          </table:table-cell>
          <table:table-cell office:value-type="string">
            <text:p>(81) 3463-7141</text:p>
          </table:table-cell>
        </table:table-row>
        <table:table-row table:style-name="ro1">
          <table:table-cell office:value-type="string">
            <text:p>Atacado da Construção</text:p>
          </table:table-cell>
          <table:table-cell office:value-type="string">
            <text:p>Av. Herculano Bandeira, 1001 - Pina, Recife - PE, 51110-131, Brazil</text:p>
          </table:table-cell>
          <table:table-cell office:value-type="string">
            <text:p>(81) 3465-6333</text:p>
          </table:table-cell>
        </table:table-row>
        <table:table-row table:style-name="ro1">
          <table:table-cell office:value-type="string">
            <text:p>Costa Nova Alimentos</text:p>
          </table:table-cell>
          <table:table-cell office:value-type="string">
            <text:p>R. Itamaracá, n° 186 - Imbiribeira, Recife - PE, 51200-030, Brazil</text:p>
          </table:table-cell>
          <table:table-cell office:value-type="string">
            <text:p>(81) 3466-6407</text:p>
          </table:table-cell>
        </table:table-row>
        <table:table-row table:style-name="ro1">
          <table:table-cell office:value-type="string">
            <text:p>Empório HD</text:p>
          </table:table-cell>
          <table:table-cell office:value-type="string">
            <text:p>Av. Conselheiro Aguiar, 1076 - Pina, Recife - PE, 51011-030, Brazil</text:p>
          </table:table-cell>
          <table:table-cell office:value-type="string">
            <text:p>(81) 3466-9150</text:p>
          </table:table-cell>
        </table:table-row>
        <table:table-row table:style-name="ro1">
          <table:table-cell office:value-type="string">
            <text:p>Empório Cozeart</text:p>
          </table:table-cell>
          <table:table-cell office:value-type="string">
            <text:p>Av. Conselheiro Aguiar, 3786 - Boa Viagem, Recife - PE, 51020-020, Brazil</text:p>
          </table:table-cell>
          <table:table-cell office:value-type="string">
            <text:p>(81) 3467-1326</text:p>
          </table:table-cell>
        </table:table-row>
        <table:table-row table:style-name="ro1">
          <table:table-cell office:value-type="string">
            <text:p>Atacadão - Recife Boa Viagem</text:p>
          </table:table-cell>
          <table:table-cell office:value-type="string">
            <text:p>R. Francisco Correia de Morais, 100 - Imbiribeira, Recife - PE, 51030-840, Brazil</text:p>
          </table:table-cell>
          <table:table-cell office:value-type="string">
            <text:p>(81) 3472-1725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Mal. Mascarenhas de Morais, 2056 - Imbiribeira, Recife - PE, 51180-001, Brazil</text:p>
          </table:table-cell>
          <table:table-cell office:value-type="string">
            <text:p>(81) 3497-7350</text:p>
          </table:table-cell>
        </table:table-row>
        <table:table-row table:style-name="ro1">
          <table:table-cell office:value-type="string">
            <text:p>Novo Atacarejo Matriz</text:p>
          </table:table-cell>
          <table:table-cell office:value-type="string">
            <text:p>Av. Antônio Tôrres Galvão, 283 - Imbiribeira, Recife - PE, 51160-330, Brazil</text:p>
          </table:table-cell>
          <table:table-cell office:value-type="string">
            <text:p>(81) 3771-7700</text:p>
          </table:table-cell>
        </table:table-row>
        <table:table-row table:style-name="ro1">
          <table:table-cell office:value-type="string">
            <text:p>Atacado dos Presentes</text:p>
          </table:table-cell>
          <table:table-cell office:value-type="string">
            <text:p>R. das Calçadas, 330 - São José, Recife - PE, 50020-290, Brazil</text:p>
          </table:table-cell>
          <table:table-cell office:value-type="string">
            <text:p>(81) 3878-0686</text:p>
          </table:table-cell>
        </table:table-row>
        <table:table-row table:style-name="ro1">
          <table:table-cell office:value-type="string">
            <text:p>Império Atacado - Ceasa</text:p>
          </table:table-cell>
          <table:table-cell office:value-type="string">
            <text:p>Rodovia BR101, 550 - Galpão LAVI - Curado, Recife - PE, 50790-640, Brazil</text:p>
          </table:table-cell>
          <table:table-cell office:value-type="string">
            <text:p>(81) 4042-8488</text:p>
          </table:table-cell>
        </table:table-row>
        <table:table-row table:style-name="ro1">
          <table:table-cell office:value-type="string">
            <text:p>Granello Oleaginosas e Frutos Secos</text:p>
          </table:table-cell>
          <table:table-cell office:value-type="string">
            <text:p>R. Visc. de Itaparica, 84-A - Box D - Torre, Recife - PE, 50710-090, Brazil</text:p>
          </table:table-cell>
          <table:table-cell office:value-type="string">
            <text:p>(81) 4141-1855</text:p>
          </table:table-cell>
        </table:table-row>
        <table:table-row table:style-name="ro1">
          <table:table-cell office:value-type="string">
            <text:p>PS Prime - Estética automotiva e Seminovos Premium</text:p>
          </table:table-cell>
          <table:table-cell office:value-type="string">
            <text:p>R. Dep. José Lages, 832 - Ponta Verde, Maceió - AL, 57035-330, Brazil</text:p>
          </table:table-cell>
          <table:table-cell office:value-type="string">
            <text:p>(82) 3022-4235</text:p>
          </table:table-cell>
        </table:table-row>
        <table:table-row table:style-name="ro1">
          <table:table-cell office:value-type="string">
            <text:p>UniCompra</text:p>
          </table:table-cell>
          <table:table-cell office:value-type="string">
            <text:p>Parque Shopping Maceió - Av. Comendador Gustavo Paiva, 5.945 - Cruz das Almas, Maceió - AL, 57038-000, Brazil</text:p>
          </table:table-cell>
          <table:table-cell office:value-type="string">
            <text:p>(82) 3025-5233</text:p>
          </table:table-cell>
        </table:table-row>
        <table:table-row table:style-name="ro1">
          <table:table-cell office:value-type="string">
            <text:p>Nobre Supermercados</text:p>
          </table:table-cell>
          <table:table-cell office:value-type="string">
            <text:p>Av. Prof. Sandoval Arroxelas, 190 - Ponta Verde, Maceió - AL, 57035-230, Brazil</text:p>
          </table:table-cell>
          <table:table-cell office:value-type="string">
            <text:p>(82) 3027-1172</text:p>
          </table:table-cell>
        </table:table-row>
        <table:table-row table:style-name="ro1">
          <table:table-cell office:value-type="string">
            <text:p>New Sea Pescados</text:p>
          </table:table-cell>
          <table:table-cell office:value-type="string">
            <text:p>Av. João Davino, Loja 09 - Mangabeiras, Maceió - AL, 57037-590, Brazil</text:p>
          </table:table-cell>
          <table:table-cell office:value-type="string">
            <text:p>(82) 3027-2037</text:p>
          </table:table-cell>
        </table:table-row>
        <table:table-row table:style-name="ro1">
          <table:table-cell office:value-type="string">
            <text:p>Polpa de Fruta- Sucolândia Serraria</text:p>
          </table:table-cell>
          <table:table-cell office:value-type="string">
            <text:p>Av. Menino Marcelo, 9125 A - Serraria, Maceió - AL, 57046-000, Brazil</text:p>
          </table:table-cell>
          <table:table-cell office:value-type="string">
            <text:p>(82) 3028-7877</text:p>
          </table:table-cell>
        </table:table-row>
        <table:table-row table:style-name="ro1">
          <table:table-cell office:value-type="string">
            <text:p>Atacadão - Maceió</text:p>
          </table:table-cell>
          <table:table-cell office:value-type="string">
            <text:p>Av. Josepha Hollanda de Mello, S/N - Jacarecica, Maceió - AL, 57038-500, Brazil</text:p>
          </table:table-cell>
          <table:table-cell office:value-type="string">
            <text:p>(82) 3194-0225</text:p>
          </table:table-cell>
        </table:table-row>
        <table:table-row table:style-name="ro1">
          <table:table-cell office:value-type="string">
            <text:p>Ponto Certo supermarket</text:p>
          </table:table-cell>
          <table:table-cell office:value-type="string">
            <text:p>Tv. Sr. do Bonfim, 497 - Jacintinho, Maceió - AL, 57040-220, Brazil</text:p>
          </table:table-cell>
          <table:table-cell office:value-type="string">
            <text:p>(82) 3214-3950</text:p>
          </table:table-cell>
        </table:table-row>
        <table:table-row table:style-name="ro1">
          <table:table-cell office:value-type="string">
            <text:p>Assaí</text:p>
          </table:table-cell>
          <table:table-cell office:value-type="string">
            <text:p>Av. Menino Marcelo, s/n - Serraria, Maceió - AL, 57046-000, Brazil</text:p>
          </table:table-cell>
          <table:table-cell office:value-type="string">
            <text:p>(82) 3214-7300</text:p>
          </table:table-cell>
        </table:table-row>
        <table:table-row table:style-name="ro1">
          <table:table-cell office:value-type="string">
            <text:p>Mercado Verde Alimentos Saudáveis</text:p>
          </table:table-cell>
          <table:table-cell office:value-type="string">
            <text:p>R. do Comércio, 148 - Centro, Maceió - AL, 57020-000, Brazil</text:p>
          </table:table-cell>
          <table:table-cell office:value-type="string">
            <text:p>(82) 3221-0911</text:p>
          </table:table-cell>
        </table:table-row>
        <table:table-row table:style-name="ro1">
          <table:table-cell office:value-type="string">
            <text:p>Organicos Ambiental</text:p>
          </table:table-cell>
          <table:table-cell office:value-type="string">
            <text:p>R. R, 227-443 - Cidade Universitária, Maceió - AL, 57073-489, Brazil</text:p>
          </table:table-cell>
          <table:table-cell office:value-type="string">
            <text:p>(82) 3221-1472</text:p>
          </table:table-cell>
        </table:table-row>
        <table:table-row table:style-name="ro1">
          <table:table-cell office:value-type="string">
            <text:p>Cristal Modas</text:p>
          </table:table-cell>
          <table:table-cell office:value-type="string">
            <text:p>R. do Comércio, 684 - Centro, Maceió - AL, 57020-000, Brazil</text:p>
          </table:table-cell>
          <table:table-cell office:value-type="string">
            <text:p>(82) 3223-5827</text:p>
          </table:table-cell>
        </table:table-row>
        <table:table-row table:style-name="ro1">
          <table:table-cell office:value-type="string">
            <text:p>Divina Gula</text:p>
          </table:table-cell>
          <table:table-cell office:value-type="string">
            <text:p>Av. Eng. Paulo Brandão Nogueira, 85 - Jatiúca, Maceió - AL, 57036-550, Brazil</text:p>
          </table:table-cell>
          <table:table-cell office:value-type="string">
            <text:p>(82) 3235-1016</text:p>
          </table:table-cell>
        </table:table-row>
        <table:table-row table:style-name="ro1">
          <table:table-cell office:value-type="string">
            <text:p>Mercado Popular</text:p>
          </table:table-cell>
          <table:table-cell office:value-type="string">
            <text:p>R. Barão de Alagoas - Levada, Maceió - AL, 57017-160, Brazil</text:p>
          </table:table-cell>
          <table:table-cell office:value-type="string">
            <text:p>(82) 3315-6207</text:p>
          </table:table-cell>
        </table:table-row>
        <table:table-row table:style-name="ro1">
          <table:table-cell office:value-type="string">
            <text:p>Restaurante Casa de Mainha | Self Service | Pajuçara</text:p>
          </table:table-cell>
          <table:table-cell office:value-type="string">
            <text:p>R. Eng. Demócrito Sarmento Barroca, 80 - Pajuçara, Maceió - AL, 57030-500, Brazil</text:p>
          </table:table-cell>
          <table:table-cell office:value-type="string">
            <text:p>(82) 3317-2897</text:p>
          </table:table-cell>
        </table:table-row>
        <table:table-row table:style-name="ro1">
          <table:table-cell office:value-type="string">
            <text:p>Supermercado Cesta de Alimentos</text:p>
          </table:table-cell>
          <table:table-cell office:value-type="string">
            <text:p>R. Cleto Campelo, 469 - Jacintinho, Maceió - AL, 57041-000, Brazil</text:p>
          </table:table-cell>
          <table:table-cell office:value-type="string">
            <text:p>(82) 3320-8787</text:p>
          </table:table-cell>
        </table:table-row>
        <table:table-row table:style-name="ro1">
          <table:table-cell office:value-type="string">
            <text:p>Empório Colina Maceió</text:p>
          </table:table-cell>
          <table:table-cell office:value-type="string">
            <text:p>R. Est. Arnoumar Chagas, 206-212 - Santa Amélia, Maceió - AL, 57063-430, Brazil</text:p>
          </table:table-cell>
          <table:table-cell office:value-type="string">
            <text:p>(82) 3324-1767</text:p>
          </table:table-cell>
        </table:table-row>
        <table:table-row table:style-name="ro1">
          <table:table-cell office:value-type="string">
            <text:p>Guaraná Guaicurus</text:p>
          </table:table-cell>
          <table:table-cell office:value-type="string">
            <text:p>R. Jurema, 520 - Santa Lúcia, Maceió - AL, 57082-070, Brazil</text:p>
          </table:table-cell>
          <table:table-cell office:value-type="string">
            <text:p>(82) 3324-2884</text:p>
          </table:table-cell>
        </table:table-row>
        <table:table-row table:style-name="ro1">
          <table:table-cell office:value-type="string">
            <text:p>Tapioca Maria Bonita - Matriz</text:p>
          </table:table-cell>
          <table:table-cell office:value-type="string">
            <text:p>Av. Dr. Antônio Gomes de Barros, 126 - Jatiúca, Maceió - AL, 57036-000, Brazil</text:p>
          </table:table-cell>
          <table:table-cell office:value-type="string">
            <text:p>(82) 3325-1749</text:p>
          </table:table-cell>
        </table:table-row>
        <table:table-row table:style-name="ro1">
          <table:table-cell office:value-type="string">
            <text:p>Akuaba</text:p>
          </table:table-cell>
          <table:table-cell office:value-type="string">
            <text:p>R. Ferroviário Manoel Gonçalves Filho, 6 - Jatiúca, Maceió - AL, 57037-040, Brazil</text:p>
          </table:table-cell>
          <table:table-cell office:value-type="string">
            <text:p>(82) 3325-6199</text:p>
          </table:table-cell>
        </table:table-row>
        <table:table-row table:style-name="ro1">
          <table:table-cell office:value-type="string">
            <text:p>Lagosta do Chef</text:p>
          </table:table-cell>
          <table:table-cell office:value-type="string">
            <text:p>av al - Av. Álvaro Otacílio, 267 - Ponta Verde, Maceió - AL, 57036-850, Brazil</text:p>
          </table:table-cell>
          <table:table-cell office:value-type="string">
            <text:p>(82) 3325-8445</text:p>
          </table:table-cell>
        </table:table-row>
        <table:table-row table:style-name="ro1">
          <table:table-cell office:value-type="string">
            <text:p>Erva Doce &amp; Doce Erva</text:p>
          </table:table-cell>
          <table:table-cell office:value-type="string">
            <text:p>R. Joaquim Távora, 95 - Centro, Maceió - AL, 57020-230, Brazil</text:p>
          </table:table-cell>
          <table:table-cell office:value-type="string">
            <text:p>(82) 3326-2418</text:p>
          </table:table-cell>
        </table:table-row>
        <table:table-row table:style-name="ro1">
          <table:table-cell office:value-type="string">
            <text:p>Mundo Verde Maceió</text:p>
          </table:table-cell>
          <table:table-cell office:value-type="string">
            <text:p>R. Eng. Mario de Gusmão, 440 - Ponta Verde, Maceió - AL, 57035-000, Brazil</text:p>
          </table:table-cell>
          <table:table-cell office:value-type="string">
            <text:p>(82) 3327-1737</text:p>
          </table:table-cell>
        </table:table-row>
        <table:table-row table:style-name="ro1">
          <table:table-cell office:value-type="string">
            <text:p>Bananal Bananas Climatizadas</text:p>
          </table:table-cell>
          <table:table-cell office:value-type="string">
            <text:p>Tv. Muniz Falcão, 56B - Barro Duro, Maceió - AL, 57045-000, Brazil</text:p>
          </table:table-cell>
          <table:table-cell office:value-type="string">
            <text:p>(82) 3328-1465</text:p>
          </table:table-cell>
        </table:table-row>
        <table:table-row table:style-name="ro1">
          <table:table-cell office:value-type="string">
            <text:p>Vidral Vidros</text:p>
          </table:table-cell>
          <table:table-cell office:value-type="string">
            <text:p>Av. Menino Marcelo, 9100 - Serraria, Maceió - AL, 57046-000, Brazil</text:p>
          </table:table-cell>
          <table:table-cell office:value-type="string">
            <text:p>(82) 3328-3472</text:p>
          </table:table-cell>
        </table:table-row>
        <table:table-row table:style-name="ro1">
          <table:table-cell office:value-type="string">
            <text:p>Sucolândia</text:p>
          </table:table-cell>
          <table:table-cell office:value-type="string">
            <text:p>R. B, 490-594 - Tabuleiro do Martins, Maceió - AL, 57081-006, Brazil</text:p>
          </table:table-cell>
          <table:table-cell office:value-type="string">
            <text:p>(82) 3334-2182</text:p>
          </table:table-cell>
        </table:table-row>
        <table:table-row table:style-name="ro1">
          <table:table-cell office:value-type="string">
            <text:p>Maceió Atacado e Logística</text:p>
          </table:table-cell>
          <table:table-cell office:value-type="string">
            <text:p>Av. Menino Marcelo, 991C - Cidade Universitária, Maceió - AL, 57073-495, Brazil</text:p>
          </table:table-cell>
          <table:table-cell office:value-type="string">
            <text:p>(82) 3334-3703</text:p>
          </table:table-cell>
        </table:table-row>
        <table:table-row table:style-name="ro1">
          <table:table-cell office:value-type="string">
            <text:p>UniCompra</text:p>
          </table:table-cell>
          <table:table-cell office:value-type="string">
            <text:p>Av. Tomás Espíndola, 472 - Farol, Maceió - AL, 57051-000, Brazil</text:p>
          </table:table-cell>
          <table:table-cell office:value-type="string">
            <text:p>(82) 3336-5351</text:p>
          </table:table-cell>
        </table:table-row>
        <table:table-row table:style-name="ro1">
          <table:table-cell office:value-type="string">
            <text:p>Casa do Guaraná - Polpas de Fruta e Produtos Naturais</text:p>
          </table:table-cell>
          <table:table-cell office:value-type="string">
            <text:p>R. Pastor Taváres, 245 - Tabuleiro do Martins, Maceió - AL, 57081-007, Brazil</text:p>
          </table:table-cell>
          <table:table-cell office:value-type="string">
            <text:p>(82) 3342-1222</text:p>
          </table:table-cell>
        </table:table-row>
        <table:table-row table:style-name="ro1">
          <table:table-cell office:value-type="string">
            <text:p>Ponto do Açaí</text:p>
          </table:table-cell>
          <table:table-cell office:value-type="string">
            <text:p>Av. Dr. Antônio Gomes de Barros, 125 - Jatiúca, Maceió - AL, 57036-360, Brazil</text:p>
          </table:table-cell>
          <table:table-cell office:value-type="string">
            <text:p>(82) 3377-6320</text:p>
          </table:table-cell>
        </table:table-row>
        <table:table-row table:style-name="ro1">
          <table:table-cell office:value-type="string">
            <text:p>Erva Doce &amp; Doce Erva</text:p>
          </table:table-cell>
          <table:table-cell office:value-type="string">
            <text:p>R. Eng. Mario de Gusmão, 560 - D - Ponta Verde, Maceió - AL, 57060-190, Brazil</text:p>
          </table:table-cell>
          <table:table-cell office:value-type="string">
            <text:p>(82) 3432-5001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Av. Comendador Gustavo Paiva, 2990 - Loja 233 - Mangabeiras, Maceió - AL, 57032-901, Brazil</text:p>
          </table:table-cell>
          <table:table-cell office:value-type="string">
            <text:p>(82) 3512-0946</text:p>
          </table:table-cell>
        </table:table-row>
        <table:table-row table:style-name="ro1">
          <table:table-cell office:value-type="string">
            <text:p>Atacadão Boa Vista CC</text:p>
          </table:table-cell>
          <table:table-cell office:value-type="string">
            <text:p>R. do Comércio, 139 - Centro, Maceió - AL, 57020-000, Brazil</text:p>
          </table:table-cell>
          <table:table-cell office:value-type="string">
            <text:p>(82) 3512-1472</text:p>
          </table:table-cell>
        </table:table-row>
        <table:table-row table:style-name="ro1">
          <table:table-cell office:value-type="string">
            <text:p>PH Atacado</text:p>
          </table:table-cell>
          <table:table-cell office:value-type="string">
            <text:p>R. da Alegria, 259 - Centro, Maceió - AL, 57020-320, Brazil</text:p>
          </table:table-cell>
          <table:table-cell office:value-type="string">
            <text:p>(82) 3512-2682</text:p>
          </table:table-cell>
        </table:table-row>
        <table:table-row table:style-name="ro1">
          <table:table-cell office:value-type="string">
            <text:p>Mercado do Grão</text:p>
          </table:table-cell>
          <table:table-cell office:value-type="string">
            <text:p>R. Cleto Campelo, 27 - Jacintinho, Maceió - AL, 57041-000, Brazil</text:p>
          </table:table-cell>
          <table:table-cell office:value-type="string">
            <text:p>(82) 3512-3422</text:p>
          </table:table-cell>
        </table:table-row>
        <table:table-row table:style-name="ro1">
          <table:table-cell office:value-type="string">
            <text:p>Palato</text:p>
          </table:table-cell>
          <table:table-cell office:value-type="string">
            <text:p>R. Dep. José Lages, 700 - Ponta Verde, Maceió - AL, 57035-688, Brazil</text:p>
          </table:table-cell>
          <table:table-cell office:value-type="string">
            <text:p>(82) 4004-7200</text:p>
          </table:table-cell>
        </table:table-row>
        <table:table-row table:style-name="ro1">
          <table:table-cell office:value-type="string">
            <text:p>Castanholândia Produtos Regionais - Loja 8</text:p>
          </table:table-cell>
          <table:table-cell office:value-type="string">
            <text:p>Av. Alm. Tamandaré, 310 - Tambaú, João Pessoa - PB, 58039-010, Brazil</text:p>
          </table:table-cell>
          <table:table-cell office:value-type="string">
            <text:p>(83) 3113-2432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Av. Antônio Pedreira Martins, 6005 - Mocambinho, Teresina - PI, 64010-790, Brazil</text:p>
          </table:table-cell>
          <table:table-cell office:value-type="string">
            <text:p>(84) 2226-7833</text:p>
          </table:table-cell>
        </table:table-row>
        <table:table-row table:style-name="ro1">
          <table:table-cell office:value-type="string">
            <text:p>Queiroz Atacadão</text:p>
          </table:table-cell>
          <table:table-cell office:value-type="string">
            <text:p>Av. Dr. Ruy Pereira dos Santos, 590 - Olho D’agua, São Gonçalo do Amarante - RN, 59290-000, Brazil</text:p>
          </table:table-cell>
          <table:table-cell office:value-type="string">
            <text:p>(84) 3674-1767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Pres. Kennedy, 501 - São Cristóvão, Teresina - PI, 64052-345, Brazil</text:p>
          </table:table-cell>
          <table:table-cell office:value-type="string">
            <text:p>(86) 2107-8050</text:p>
          </table:table-cell>
        </table:table-row>
        <table:table-row table:style-name="ro1">
          <table:table-cell office:value-type="string">
            <text:p>Empório Fribal</text:p>
          </table:table-cell>
          <table:table-cell office:value-type="string">
            <text:p>Av. Jóquei Clube - Jóquei, Teresina - PI, 64049-240, Brazil</text:p>
          </table:table-cell>
          <table:table-cell office:value-type="string">
            <text:p>(86) 3025-0635</text:p>
          </table:table-cell>
        </table:table-row>
        <table:table-row table:style-name="ro1">
          <table:table-cell office:value-type="string">
            <text:p>Empório Bella The</text:p>
          </table:table-cell>
          <table:table-cell office:value-type="string">
            <text:p>Av. Dom Severino, 2184 - São Cristóvão, Teresina - PI, 64049-375, Brazil</text:p>
          </table:table-cell>
          <table:table-cell office:value-type="string">
            <text:p>(86) 3025-2511</text:p>
          </table:table-cell>
        </table:table-row>
        <table:table-row table:style-name="ro1">
          <table:table-cell office:value-type="string">
            <text:p>Maninho Atacadista - Dom Severino</text:p>
          </table:table-cell>
          <table:table-cell office:value-type="string">
            <text:p>Av. Dom Severino, 2593 - Horto, Teresina - PI, 64051-160, Brazil</text:p>
          </table:table-cell>
          <table:table-cell office:value-type="string">
            <text:p>(86) 3025-6404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Raul Lopes, 2757 - Ininga, Teresina - PI, 64049-560, Brazil</text:p>
          </table:table-cell>
          <table:table-cell office:value-type="string">
            <text:p>(86) 3026-8031</text:p>
          </table:table-cell>
        </table:table-row>
        <table:table-row table:style-name="ro1">
          <table:table-cell office:value-type="string">
            <text:p>Cajuína Corretora de Seguros</text:p>
          </table:table-cell>
          <table:table-cell office:value-type="string">
            <text:p>Rua Mato Grosso 720 Torre 2 - Sala 612 - Por Enquanto, Teresina - PI, 64000-710, Brazil</text:p>
          </table:table-cell>
          <table:table-cell office:value-type="string">
            <text:p>(86) 3081-0282</text:p>
          </table:table-cell>
        </table:table-row>
        <table:table-row table:style-name="ro1">
          <table:table-cell office:value-type="string">
            <text:p>Empório Flora Pura Teresina - Loja e Distribuidora Oficial.</text:p>
          </table:table-cell>
          <table:table-cell office:value-type="string">
            <text:p>Centro Comercial Irapuan - R. Aviador Irapuan Rocha, LOJA 05 - Jóquei, Teresina - PI, 64049-270, Brazil</text:p>
          </table:table-cell>
          <table:table-cell office:value-type="string">
            <text:p>(86) 3085-3344</text:p>
          </table:table-cell>
        </table:table-row>
        <table:table-row table:style-name="ro1">
          <table:table-cell office:value-type="string">
            <text:p>Atacadão - Teresina Bela Vista</text:p>
          </table:table-cell>
          <table:table-cell office:value-type="string">
            <text:p>Av. Prefeito Wall Ferraz, 10197 - Bela Vista, Teresina - PI, 64030-005, Brazil</text:p>
          </table:table-cell>
          <table:table-cell office:value-type="string">
            <text:p>(86) 3122-8095</text:p>
          </table:table-cell>
        </table:table-row>
        <table:table-row table:style-name="ro1">
          <table:table-cell office:value-type="string">
            <text:p>Atacadão - Teresina Ilhotas</text:p>
          </table:table-cell>
          <table:table-cell office:value-type="string">
            <text:p>Av. Higino Cunha, 2055 - Ilhotas, Teresina - PI, 64014-220, Brazil</text:p>
          </table:table-cell>
          <table:table-cell office:value-type="string">
            <text:p>(86) 3131-5324</text:p>
          </table:table-cell>
        </table:table-row>
        <table:table-row table:style-name="ro1">
          <table:table-cell office:value-type="string">
            <text:p>Atacadão - Teresina Primavera</text:p>
          </table:table-cell>
          <table:table-cell office:value-type="string">
            <text:p>Av. Duque de Caxias, 2732 - Primavera, Teresina - PI, 64006-220, Brazil</text:p>
          </table:table-cell>
          <table:table-cell office:value-type="string">
            <text:p>(86) 3131-7300</text:p>
          </table:table-cell>
        </table:table-row>
        <table:table-row table:style-name="ro1">
          <table:table-cell office:value-type="string">
            <text:p>Empório do Zeca</text:p>
          </table:table-cell>
          <table:table-cell office:value-type="string">
            <text:p>Av. Jóquei Clube, 1473 - Jóquei, Teresina - PI, 64049-240, Brazil</text:p>
          </table:table-cell>
          <table:table-cell office:value-type="string">
            <text:p>(86) 3142-0937</text:p>
          </table:table-cell>
        </table:table-row>
        <table:table-row table:style-name="ro1">
          <table:table-cell office:value-type="string">
            <text:p>Assai Wholesaler Teresina</text:p>
          </table:table-cell>
          <table:table-cell office:value-type="string">
            <text:p>R. Gonçalo Nunes, 1000 - São Raimundo, Teresina - PI, 64075-080, Brazil</text:p>
          </table:table-cell>
          <table:table-cell office:value-type="string">
            <text:p>(86) 3194-1250</text:p>
          </table:table-cell>
        </table:table-row>
        <table:table-row table:style-name="ro1">
          <table:table-cell office:value-type="string">
            <text:p>Atacadão - Teresina Ladeira do Uruguai</text:p>
          </table:table-cell>
          <table:table-cell office:value-type="string">
            <text:p>Av. Dep. Paulo Ferraz, 5695 - Recanto das Palmeiras, Teresina - PI, 64045-840, Brazil</text:p>
          </table:table-cell>
          <table:table-cell office:value-type="string">
            <text:p>(86) 3194-4218</text:p>
          </table:table-cell>
        </table:table-row>
        <table:table-row table:style-name="ro1">
          <table:table-cell office:value-type="string">
            <text:p>Restaurante Cajuí</text:p>
          </table:table-cell>
          <table:table-cell office:value-type="string">
            <text:p>R. Coelho de Resende, 2368 - Aeroporto, Teresina - PI, 64001-370, Brazil</text:p>
          </table:table-cell>
          <table:table-cell office:value-type="string">
            <text:p>(86) 3218-4680</text:p>
          </table:table-cell>
        </table:table-row>
        <table:table-row table:style-name="ro1">
          <table:table-cell office:value-type="string">
            <text:p>The emporium Bella</text:p>
          </table:table-cell>
          <table:table-cell office:value-type="string">
            <text:p>Av. Industrial Gil Martins, 1364 - Tabuleta, Teresina - PI, 64019-630, Brazil</text:p>
          </table:table-cell>
          <table:table-cell office:value-type="string">
            <text:p>(86) 3218-4730</text:p>
          </table:table-cell>
        </table:table-row>
        <table:table-row table:style-name="ro1">
          <table:table-cell office:value-type="string">
            <text:p>Empório Ferreira - Dom Severino</text:p>
          </table:table-cell>
          <table:table-cell office:value-type="string">
            <text:p>Rua Thomaz Tajra, 1660 - Fátima, Teresina - PI, 64049-504, Brazil</text:p>
          </table:table-cell>
          <table:table-cell office:value-type="string">
            <text:p>(86) 3219-3131</text:p>
          </table:table-cell>
        </table:table-row>
        <table:table-row table:style-name="ro1">
          <table:table-cell office:value-type="string">
            <text:p>Maninho Atacadista - Matriz</text:p>
          </table:table-cell>
          <table:table-cell office:value-type="string">
            <text:p>R. Lisandro Nogueira, 969 - Centro (Sul), Teresina - PI, 64000-200, Brazil</text:p>
          </table:table-cell>
          <table:table-cell office:value-type="string">
            <text:p>(86) 3221-9234</text:p>
          </table:table-cell>
        </table:table-row>
        <table:table-row table:style-name="ro1">
          <table:table-cell office:value-type="string">
            <text:p>Atacadão de Fraldas e Variedades | Delivery em Teresina</text:p>
          </table:table-cell>
          <table:table-cell office:value-type="string">
            <text:p>R. João Cabral, 238 - Centro (Sul), Teresina - PI, 64001-030, Brazil</text:p>
          </table:table-cell>
          <table:table-cell office:value-type="string">
            <text:p>(86) 3226-4363</text:p>
          </table:table-cell>
        </table:table-row>
        <table:table-row table:style-name="ro1">
          <table:table-cell office:value-type="string">
            <text:p>Castanha Caramelada</text:p>
          </table:table-cell>
          <table:table-cell office:value-type="string">
            <text:p>R. Bolívia, 1936 - Cidade Nova, Teresina - PI, 64016-370, Brazil</text:p>
          </table:table-cell>
          <table:table-cell office:value-type="string">
            <text:p>(86) 3228-2040</text:p>
          </table:table-cell>
        </table:table-row>
        <table:table-row table:style-name="ro1">
          <table:table-cell office:value-type="string">
            <text:p>Armazém Paraíba - Teresina Shopping</text:p>
          </table:table-cell>
          <table:table-cell office:value-type="string">
            <text:p>Teresina Shopping - Av. Raul Lopes, 1000 - Noivos, Teresina - PI, 64046-902, Brazil</text:p>
          </table:table-cell>
          <table:table-cell office:value-type="string">
            <text:p>(86) 3230-7000</text:p>
          </table:table-cell>
        </table:table-row>
        <table:table-row table:style-name="ro1">
          <table:table-cell office:value-type="string">
            <text:p>Sesc Cajuína</text:p>
          </table:table-cell>
          <table:table-cell office:value-type="string">
            <text:p>Av. Cajuína, 725 - Noivos, Teresina - PI, 64046-000, Brazil</text:p>
          </table:table-cell>
          <table:table-cell office:value-type="string">
            <text:p>(86) 3230-9900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Av. Raul Lopes, 1000 - Loja 302 - Noivos, Teresina - PI, 64046-902, Brazil</text:p>
          </table:table-cell>
          <table:table-cell office:value-type="string">
            <text:p>(86) 3231-1345</text:p>
          </table:table-cell>
        </table:table-row>
        <table:table-row table:style-name="ro1">
          <table:table-cell office:value-type="string">
            <text:p>Mundo Verde Teresina Jockey Clube</text:p>
          </table:table-cell>
          <table:table-cell office:value-type="string">
            <text:p>Av. Dom Severino, 1000 - Jockey Club, Teresina - PI, 64052-005, Brazil</text:p>
          </table:table-cell>
          <table:table-cell office:value-type="string">
            <text:p>(86) 3233-2840</text:p>
          </table:table-cell>
        </table:table-row>
        <table:table-row table:style-name="ro1">
          <table:table-cell office:value-type="string">
            <text:p>Emporium Cães e Gatos</text:p>
          </table:table-cell>
          <table:table-cell office:value-type="string">
            <text:p>Av. Jóquei Clube, 2176 A - Jóquei, Teresina - PI, 64049-240, Brazil</text:p>
          </table:table-cell>
          <table:table-cell office:value-type="string">
            <text:p>(86) 3233-6347</text:p>
          </table:table-cell>
        </table:table-row>
        <table:table-row table:style-name="ro1">
          <table:table-cell office:value-type="string">
            <text:p>Enayram Distribuidora</text:p>
          </table:table-cell>
          <table:table-cell office:value-type="string">
            <text:p>Av. Nossa Sra. de Fátima, 630 - Jóquei, Teresina - PI, 64048-180, Brazil</text:p>
          </table:table-cell>
          <table:table-cell office:value-type="string">
            <text:p>(86) 3234-1225</text:p>
          </table:table-cell>
        </table:table-row>
        <table:table-row table:style-name="ro1">
          <table:table-cell office:value-type="string">
            <text:p>Mercado dos Grãos - Produtos a Granel, Naturais, Carnes, Peixes e Suplementos</text:p>
          </table:table-cell>
          <table:table-cell office:value-type="string">
            <text:p>R. Des. Manoel Castelo Branco, 1320 - Jóquei, Teresina - PI, 64049-270, Brazil</text:p>
          </table:table-cell>
          <table:table-cell office:value-type="string">
            <text:p>(86) 3303-8079</text:p>
          </table:table-cell>
        </table:table-row>
        <table:table-row table:style-name="ro1">
          <table:table-cell office:value-type="string">
            <text:p>Fundação Cajuina</text:p>
          </table:table-cell>
          <table:table-cell office:value-type="string">
            <text:p>R. Pereira da Costa, 289 - Noivos, Teresina - PI, 64046-080, Brazil</text:p>
          </table:table-cell>
          <table:table-cell office:value-type="string">
            <text:p>(86) 3304-2584</text:p>
          </table:table-cell>
        </table:table-row>
        <table:table-row table:style-name="ro1">
          <table:table-cell office:value-type="string">
            <text:p>Bella The - Café de Fátima</text:p>
          </table:table-cell>
          <table:table-cell office:value-type="string">
            <text:p>Av. Nossa Sra. de Fátima, 1020 - Jóquei, Teresina - PI, 64048-180, Brazil</text:p>
          </table:table-cell>
          <table:table-cell office:value-type="string">
            <text:p>(86) 3304-5334</text:p>
          </table:table-cell>
        </table:table-row>
        <table:table-row table:style-name="ro1">
          <table:table-cell office:value-type="string">
            <text:p>Ouro Verde Produtos Orgânicos - Grãos - Naturais</text:p>
          </table:table-cell>
          <table:table-cell office:value-type="string">
            <text:p>Av. Dom Severino, 795 - Fátima, Teresina - PI, 64049-370, Brazil</text:p>
          </table:table-cell>
          <table:table-cell office:value-type="string">
            <text:p>(86) 3305-7565</text:p>
          </table:table-cell>
        </table:table-row>
        <table:table-row table:style-name="ro1">
          <table:table-cell office:value-type="string">
            <text:p>Mercado dos Grãos - Produtos a Granel, Naturais, Carnes, Peixes e Suplementos - Dom Severino</text:p>
          </table:table-cell>
          <table:table-cell office:value-type="string">
            <text:p>Avenida Dom Severino, 2134 Salas 1 a 4 - São Cristóvão, Teresina - PI, 64051-160, Brazil</text:p>
          </table:table-cell>
          <table:table-cell office:value-type="string">
            <text:p>(86) 3305-8074</text:p>
          </table:table-cell>
        </table:table-row>
        <table:table-row table:style-name="ro1">
          <table:table-cell office:value-type="string">
            <text:p>Cia da Saúde • Teresina Jóquei</text:p>
          </table:table-cell>
          <table:table-cell office:value-type="string">
            <text:p>Av. Nossa Sra. de Fátima, 789 - Sala A - Jóquei, Teresina - PI, 64048-180, Brazil</text:p>
          </table:table-cell>
          <table:table-cell office:value-type="string">
            <text:p>(86) 3305-8700</text:p>
          </table:table-cell>
        </table:table-row>
        <table:table-row table:style-name="ro1">
          <table:table-cell office:value-type="string">
            <text:p>Coco Bambu Belém</text:p>
          </table:table-cell>
          <table:table-cell office:value-type="string">
            <text:p>Av. Centenário, 1052 - Mangueirão, Belém - PA, 66640-150, Brazil</text:p>
          </table:table-cell>
          <table:table-cell office:value-type="string">
            <text:p>(91) 2121-1430</text:p>
          </table:table-cell>
        </table:table-row>
        <table:table-row table:style-name="ro1">
          <table:table-cell office:value-type="string">
            <text:p>Santa Orgânica</text:p>
          </table:table-cell>
          <table:table-cell office:value-type="string">
            <text:p>Av. Gentil Bitencourt, 1575 A - Nazaré, Belém - PA, 66040-172, Brazil</text:p>
          </table:table-cell>
          <table:table-cell office:value-type="string">
            <text:p>(91) 2121-62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Conselheiro Furtado, 76 - Batista Campos, Belém - PA, 66025-160, Brazil</text:p>
          </table:table-cell>
          <table:table-cell office:value-type="string">
            <text:p>(91) 3210-8100</text:p>
          </table:table-cell>
        </table:table-row>
        <table:table-row table:style-name="ro1">
          <table:table-cell office:value-type="string">
            <text:p>Belém Confecções Só Atacado</text:p>
          </table:table-cell>
          <table:table-cell office:value-type="string">
            <text:p>R. Quinze de Novembro, 280 - Campina, Belém - PA, 66013-060, Brazil</text:p>
          </table:table-cell>
          <table:table-cell office:value-type="string">
            <text:p>(91) 3212-0426</text:p>
          </table:table-cell>
        </table:table-row>
        <table:table-row table:style-name="ro1">
          <table:table-cell office:value-type="string">
            <text:p>Grain of Life</text:p>
          </table:table-cell>
          <table:table-cell office:value-type="string">
            <text:p>Av. Conselheiro Furtado, 879 - Batista Campos, Belém - PA, 66025-160, Brazil</text:p>
          </table:table-cell>
          <table:table-cell office:value-type="string">
            <text:p>(91) 3212-2438</text:p>
          </table:table-cell>
        </table:table-row>
        <table:table-row table:style-name="ro1">
          <table:table-cell office:value-type="string">
            <text:p>BMNuts</text:p>
          </table:table-cell>
          <table:table-cell office:value-type="string">
            <text:p>Rua - Av. Bernardo Sayão, 4800 - Guamá, Belém - PA, 66075-150, Brazil</text:p>
          </table:table-cell>
          <table:table-cell office:value-type="string">
            <text:p>(91) 3213-8150</text:p>
          </table:table-cell>
        </table:table-row>
        <table:table-row table:style-name="ro1">
          <table:table-cell office:value-type="string">
            <text:p>Moinho Central</text:p>
          </table:table-cell>
          <table:table-cell office:value-type="string">
            <text:p>Av. Generalíssimo Deodoro, 1115 - Nazaré, Belém - PA, 66050-160, Brazil</text:p>
          </table:table-cell>
          <table:table-cell office:value-type="string">
            <text:p>(91) 3222-6059</text:p>
          </table:table-cell>
        </table:table-row>
        <table:table-row table:style-name="ro1">
          <table:table-cell office:value-type="string">
            <text:p>100% Amazonia Exportação e Representação Ltda.</text:p>
          </table:table-cell>
          <table:table-cell office:value-type="string">
            <text:p>Tv. Campos Sales, 493 - Campina, Belém - PA, 66017-180, Brazil</text:p>
          </table:table-cell>
          <table:table-cell office:value-type="string">
            <text:p>(91) 3223-3060</text:p>
          </table:table-cell>
        </table:table-row>
        <table:table-row table:style-name="ro1">
          <table:table-cell office:value-type="string">
            <text:p>Eti Doceria - Doces e Salgados</text:p>
          </table:table-cell>
          <table:table-cell office:value-type="string">
            <text:p>Tv. Rui Barbosa, 1200 - Nazaré, Belém - PA, 66035-220, Brazil</text:p>
          </table:table-cell>
          <table:table-cell office:value-type="string">
            <text:p>(91) 3223-4071</text:p>
          </table:table-cell>
        </table:table-row>
        <table:table-row table:style-name="ro1">
          <table:table-cell office:value-type="string">
            <text:p>Atacadão Castanho</text:p>
          </table:table-cell>
          <table:table-cell office:value-type="string">
            <text:p>R. São Boaventura, 13 - Cidade Velha, Belém - PA, 66020-550, Brazil</text:p>
          </table:table-cell>
          <table:table-cell office:value-type="string">
            <text:p>(91) 3224-1446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Tv. Quatorze de Abril, 989 - São Brás, Belém - PA, 66060-460, Brazil</text:p>
          </table:table-cell>
          <table:table-cell office:value-type="string">
            <text:p>(91) 3226-8178</text:p>
          </table:table-cell>
        </table:table-row>
        <table:table-row table:style-name="ro1">
          <table:table-cell office:value-type="string">
            <text:p>Armazém Nutri Belém</text:p>
          </table:table-cell>
          <table:table-cell office:value-type="string">
            <text:p>Trav. Timbó 1187B, entre Av. Marquês de Herval e Av. Pedro Miranda - Pedreira, Belém - PA, 66083-047, Brazil</text:p>
          </table:table-cell>
          <table:table-cell office:value-type="string">
            <text:p>(91) 3228-4287</text:p>
          </table:table-cell>
        </table:table-row>
        <table:table-row table:style-name="ro1">
          <table:table-cell office:value-type="string">
            <text:p>Casa da Juventude Comunidade Católica - CAJU</text:p>
          </table:table-cell>
          <table:table-cell office:value-type="string">
            <text:p>Av. Alm. Barroso, 883 - Marco, Belém - PA, 66087-047, Brazil</text:p>
          </table:table-cell>
          <table:table-cell office:value-type="string">
            <text:p>(91) 3236-1188</text:p>
          </table:table-cell>
        </table:table-row>
        <table:table-row table:style-name="ro1">
          <table:table-cell office:value-type="string">
            <text:p>Empório das Cestas</text:p>
          </table:table-cell>
          <table:table-cell office:value-type="string">
            <text:p>Condomínio do Edifício Bras de Aguiar - Av. Cmte. Brás de Aguiar, 564 - Nazaré, Belém - PA, 66035-405, Brazil</text:p>
          </table:table-cell>
          <table:table-cell office:value-type="string">
            <text:p>(91) 3241-6666</text:p>
          </table:table-cell>
        </table:table-row>
        <table:table-row table:style-name="ro1">
          <table:table-cell office:value-type="string">
            <text:p>Ótica Cristal</text:p>
          </table:table-cell>
          <table:table-cell office:value-type="string">
            <text:p>R. Santo Antônio, 233 - Campina, Belém - PA, 66010-090, Brazil</text:p>
          </table:table-cell>
          <table:table-cell office:value-type="string">
            <text:p>(91) 3252-3693</text:p>
          </table:table-cell>
        </table:table-row>
        <table:table-row table:style-name="ro1">
          <table:table-cell office:value-type="string">
            <text:p>Mutran Exportadora</text:p>
          </table:table-cell>
          <table:table-cell office:value-type="string">
            <text:p>Av. Arthur Bernardes, 10018-10056 - Telégrafo, Belém - PA, 66823-060, Brazil</text:p>
          </table:table-cell>
          <table:table-cell office:value-type="string">
            <text:p>(91) 3258-3558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od. Mário Covas, 69 - Coqueiro, Belém - PA, 67120-527, Brazil</text:p>
          </table:table-cell>
          <table:table-cell office:value-type="string">
            <text:p>(91) 3284-1550</text:p>
          </table:table-cell>
        </table:table-row>
        <table:table-row table:style-name="ro1">
          <table:table-cell office:value-type="string">
            <text:p>Atacadão - Belém</text:p>
          </table:table-cell>
          <table:table-cell office:value-type="string">
            <text:p>Rod. Augusto Montenegro, S/N - Agulha, Belém - PA, 66811-000, Brazil</text:p>
          </table:table-cell>
          <table:table-cell office:value-type="string">
            <text:p>(91) 3321-9884</text:p>
          </table:table-cell>
        </table:table-row>
        <table:table-row table:style-name="ro1">
          <table:table-cell office:value-type="string">
            <text:p>Vida Verde Belém</text:p>
          </table:table-cell>
          <table:table-cell office:value-type="string">
            <text:p>Av. Generalíssimo Deodoro, 1161 - Nazaré, Belém - PA, 66050-160, Brazil</text:p>
          </table:table-cell>
          <table:table-cell office:value-type="string">
            <text:p>(91) 3347-6494</text:p>
          </table:table-cell>
        </table:table-row>
        <table:table-row table:style-name="ro1">
          <table:table-cell office:value-type="string">
            <text:p>Atacadão da 15</text:p>
          </table:table-cell>
          <table:table-cell office:value-type="string">
            <text:p>R. Quinze de Novembro, 44 - Campina, Belém - PA, 66013-050, Brazil</text:p>
          </table:table-cell>
          <table:table-cell office:value-type="string">
            <text:p>(91) 3352-3299</text:p>
          </table:table-cell>
        </table:table-row>
        <table:table-row table:style-name="ro1">
          <table:table-cell office:value-type="string">
            <text:p>Empório Saudável</text:p>
          </table:table-cell>
          <table:table-cell office:value-type="string">
            <text:p>Av. Visc. de Souza Franco, 776 - Loja 112 - Reduto, Belém - PA, 66053-972, Brazil</text:p>
          </table:table-cell>
          <table:table-cell office:value-type="string">
            <text:p>(91) 3352-5008</text:p>
          </table:table-cell>
        </table:table-row>
        <table:table-row table:style-name="ro1">
          <table:table-cell office:value-type="string">
            <text:p>Casa das Amêndoas</text:p>
          </table:table-cell>
          <table:table-cell office:value-type="string">
            <text:p>Tv. Angustura, 1516 - Pedreira, Belém - PA, 66080-180, Brazil</text:p>
          </table:table-cell>
          <table:table-cell office:value-type="string">
            <text:p>(91) 3355-1759</text:p>
          </table:table-cell>
        </table:table-row>
        <table:table-row table:style-name="ro1">
          <table:table-cell office:value-type="string">
            <text:p>Emporium Rodrigues</text:p>
          </table:table-cell>
          <table:table-cell office:value-type="string">
            <text:p>Av. João Valério, 291 - Nossa Sra. das Graças, Manaus - AM, 69053-540, Brazil</text:p>
          </table:table-cell>
          <table:table-cell office:value-type="string">
            <text:p>(92) 2101-7575</text:p>
          </table:table-cell>
        </table:table-row>
        <table:table-row table:style-name="ro1">
          <table:table-cell office:value-type="string">
            <text:p>Cristal Engenharia</text:p>
          </table:table-cell>
          <table:table-cell office:value-type="string">
            <text:p>Av. Umberto Calderaro, 455 18 - º andar, sala 1802 - Adrianópolis, Manaus - AM, 69057-015, Brazil</text:p>
          </table:table-cell>
          <table:table-cell office:value-type="string">
            <text:p>(92) 2123-8100</text:p>
          </table:table-cell>
        </table:table-row>
        <table:table-row table:style-name="ro1">
          <table:table-cell office:value-type="string">
            <text:p>DB Atacado e Varejo - Coroado</text:p>
          </table:table-cell>
          <table:table-cell office:value-type="string">
            <text:p>Av. Cosme Ferreira, 2540 - Coroado, Manaus - AM, 69082-230, Brazil</text:p>
          </table:table-cell>
          <table:table-cell office:value-type="string">
            <text:p>(92) 2127-4966</text:p>
          </table:table-cell>
        </table:table-row>
        <table:table-row table:style-name="ro1">
          <table:table-cell office:value-type="string">
            <text:p>Cachaçaria do Dedé &amp; Empório</text:p>
          </table:table-cell>
          <table:table-cell office:value-type="string">
            <text:p>Av. Coronel Teixeira, 5705 - 04.1 - Ponta Negra, Manaus - AM, 69037-000, Brazil</text:p>
          </table:table-cell>
          <table:table-cell office:value-type="string">
            <text:p>(92) 3019-4939</text:p>
          </table:table-cell>
        </table:table-row>
        <table:table-row table:style-name="ro1">
          <table:table-cell office:value-type="string">
            <text:p>Empório do Natural</text:p>
          </table:table-cell>
          <table:table-cell office:value-type="string">
            <text:p>R. Adalberto Vale, 53 - Betânia, Manaus - AM, 69073-040, Brazil</text:p>
          </table:table-cell>
          <table:table-cell office:value-type="string">
            <text:p>(92) 3027-8803</text:p>
          </table:table-cell>
        </table:table-row>
        <table:table-row table:style-name="ro1">
          <table:table-cell office:value-type="string">
            <text:p>Armazém e Empório Adolpho Lisboa</text:p>
          </table:table-cell>
          <table:table-cell office:value-type="string">
            <text:p>Rua Rocha dos Santos, 59 - Centro, Manaus - AM, 69005-060, Brazil</text:p>
          </table:table-cell>
          <table:table-cell office:value-type="string">
            <text:p>(92) 3083-9043</text:p>
          </table:table-cell>
        </table:table-row>
        <table:table-row table:style-name="ro1">
          <table:table-cell office:value-type="string">
            <text:p>Atacadão Japiim</text:p>
          </table:table-cell>
          <table:table-cell office:value-type="string">
            <text:p>Av. Rodrigo Otávio, 900 - Japiim, Manaus - AM, 69077-000, Brazil</text:p>
          </table:table-cell>
          <table:table-cell office:value-type="string">
            <text:p>(92) 3133-9524</text:p>
          </table:table-cell>
        </table:table-row>
        <table:table-row table:style-name="ro1">
          <table:table-cell office:value-type="string">
            <text:p>Atacadão - Manaus Moderna</text:p>
          </table:table-cell>
          <table:table-cell office:value-type="string">
            <text:p>Av. Lourenço da Silva Braga, 1640 - Centro, Manaus - AM, 69005-015, Brazil</text:p>
          </table:table-cell>
          <table:table-cell office:value-type="string">
            <text:p>(92) 3198-4224</text:p>
          </table:table-cell>
        </table:table-row>
        <table:table-row table:style-name="ro1">
          <table:table-cell office:value-type="string">
            <text:p>Mercado Municipal Adolpho Lisboa</text:p>
          </table:table-cell>
          <table:table-cell office:value-type="string">
            <text:p>R. dos Barés, 46 - Centro, Manaus - AM, 69009-365, Brazil</text:p>
          </table:table-cell>
          <table:table-cell office:value-type="string">
            <text:p>(92) 3215-3473</text:p>
          </table:table-cell>
        </table:table-row>
        <table:table-row table:style-name="ro1">
          <table:table-cell office:value-type="string">
            <text:p>Molen Specialty Coffees</text:p>
          </table:table-cell>
          <table:table-cell office:value-type="string">
            <text:p>Manauara Shopping – Piso Castanheira - Av. Mário Ypiranga, 1300 - Adrianópolis, Manaus - AM, 69057-002, Brazil</text:p>
          </table:table-cell>
          <table:table-cell office:value-type="string">
            <text:p>(92) 3221-6130</text:p>
          </table:table-cell>
        </table:table-row>
        <table:table-row table:style-name="ro1">
          <table:table-cell office:value-type="string">
            <text:p>Atacadão Norte</text:p>
          </table:table-cell>
          <table:table-cell office:value-type="string">
            <text:p>R. Marcílio Dias, 121 E - Centro, Manaus - AM, 69005-270, Brazil</text:p>
          </table:table-cell>
          <table:table-cell office:value-type="string">
            <text:p>(92) 3233-7454</text:p>
          </table:table-cell>
        </table:table-row>
        <table:table-row table:style-name="ro1">
          <table:table-cell office:value-type="string">
            <text:p>Cristal Bijouterias</text:p>
          </table:table-cell>
          <table:table-cell office:value-type="string">
            <text:p>R. Quintino Bocaiúva, 205 - Centro, Manaus - AM, 69005-110, Brazil</text:p>
          </table:table-cell>
          <table:table-cell office:value-type="string">
            <text:p>(92) 3234-1002</text:p>
          </table:table-cell>
        </table:table-row>
        <table:table-row table:style-name="ro1">
          <table:table-cell office:value-type="string">
            <text:p>Amazônico Peixaria Regional</text:p>
          </table:table-cell>
          <table:table-cell office:value-type="string">
            <text:p>Av. Darcy Vargas, 226 - Parque Dez de Novembro, Manaus - AM, 69055-035, Brazil</text:p>
          </table:table-cell>
          <table:table-cell office:value-type="string">
            <text:p>(92) 3236-0546</text:p>
          </table:table-cell>
        </table:table-row>
        <table:table-row table:style-name="ro1">
          <table:table-cell office:value-type="string">
            <text:p>Empório Di Grano - Campos Eliseos</text:p>
          </table:table-cell>
          <table:table-cell office:value-type="string">
            <text:p>Conjunto Campos Eliseos - Av. Des. João Machado, 13b - Quadra 7 - Planalto, Manaus - AM, 69044-000, Brazil</text:p>
          </table:table-cell>
          <table:table-cell office:value-type="string">
            <text:p>(92) 3236-113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Autaz Mirim, 8755 - Novo Aleixo, Manaus - AM, 69099-045, Brazil</text:p>
          </table:table-cell>
          <table:table-cell office:value-type="string">
            <text:p>(92) 3247-2250</text:p>
          </table:table-cell>
        </table:table-row>
        <table:table-row table:style-name="ro1">
          <table:table-cell office:value-type="string">
            <text:p>EMPÓRIO DEMASI - CD</text:p>
          </table:table-cell>
          <table:table-cell office:value-type="string">
            <text:p>CD Emporio Demasi Alameda cosme ferreira,631, Galpão 4A - Galpao 4 -A - Aleixo, Manaus - AM, 69083-000, Brazil</text:p>
          </table:table-cell>
          <table:table-cell office:value-type="string">
            <text:p>(92) 3304-2679</text:p>
          </table:table-cell>
        </table:table-row>
        <table:table-row table:style-name="ro1">
          <table:table-cell office:value-type="string">
            <text:p>Atacadão Nalin</text:p>
          </table:table-cell>
          <table:table-cell office:value-type="string">
            <text:p>R. Alexandre Magno, 22 - Parque 10 de Novembro, Manaus - AM, 69054-723, Brazil</text:p>
          </table:table-cell>
          <table:table-cell office:value-type="string">
            <text:p>(92) 3307-6610</text:p>
          </table:table-cell>
        </table:table-row>
        <table:table-row table:style-name="ro1">
          <table:table-cell office:value-type="string">
            <text:p>Casa do Camarao</text:p>
          </table:table-cell>
          <table:table-cell office:value-type="string">
            <text:p>Rod. Álvaro Maia, 547 - Nossa Sra. das Gracas, Manaus - AM, 69053-385, Brazil</text:p>
          </table:table-cell>
          <table:table-cell office:value-type="string">
            <text:p>(92) 3307-7673</text:p>
          </table:table-cell>
        </table:table-row>
        <table:table-row table:style-name="ro1">
          <table:table-cell office:value-type="string">
            <text:p>Galeria Cristal Manaus</text:p>
          </table:table-cell>
          <table:table-cell office:value-type="string">
            <text:p>Av. Umberto Calderaro, 455 - Adrianópolis, Manaus - AM, 69057-021, Brazil</text:p>
          </table:table-cell>
          <table:table-cell office:value-type="string">
            <text:p>(92) 3611-0440</text:p>
          </table:table-cell>
        </table:table-row>
        <table:table-row table:style-name="ro1">
          <table:table-cell office:value-type="string">
            <text:p>Cristal Tower</text:p>
          </table:table-cell>
          <table:table-cell office:value-type="string">
            <text:p>Av. Umberto Calderaro, 455 - Adrianópolis, Manaus - AM, 69057-015, Brazil</text:p>
          </table:table-cell>
          <table:table-cell office:value-type="string">
            <text:p>(92) 3611-0440</text:p>
          </table:table-cell>
        </table:table-row>
        <table:table-row table:style-name="ro1">
          <table:table-cell office:value-type="string">
            <text:p>Shopping Do Atacado</text:p>
          </table:table-cell>
          <table:table-cell office:value-type="string">
            <text:p>Av. Joaquim Nabuco, 93 - Centro, Manaus - AM, 69005-080, Brazil</text:p>
          </table:table-cell>
          <table:table-cell office:value-type="string">
            <text:p>(92) 3622-0151</text:p>
          </table:table-cell>
        </table:table-row>
        <table:table-row table:style-name="ro1">
          <table:table-cell office:value-type="string">
            <text:p>GRUPO CIEX</text:p>
          </table:table-cell>
          <table:table-cell office:value-type="string">
            <text:p>R. Guilherme Moreira, 162 - Centro, Manaus - AM, 69005-300, Brazil</text:p>
          </table:table-cell>
          <table:table-cell office:value-type="string">
            <text:p>(92) 3622-1277</text:p>
          </table:table-cell>
        </table:table-row>
        <table:table-row table:style-name="ro1">
          <table:table-cell office:value-type="string">
            <text:p>Sorveteria Glacial - Self Service (Loja 1)</text:p>
          </table:table-cell>
          <table:table-cell office:value-type="string">
            <text:p>Av. Getúlio Vargas, 585 - Centro, Manaus - AM, 69010-010, Brazil</text:p>
          </table:table-cell>
          <table:table-cell office:value-type="string">
            <text:p>(92) 3622-4790</text:p>
          </table:table-cell>
        </table:table-row>
        <table:table-row table:style-name="ro1">
          <table:table-cell office:value-type="string">
            <text:p>MANAUS PURA ERVAS</text:p>
          </table:table-cell>
          <table:table-cell office:value-type="string">
            <text:p>R. Cel. Sérgio Pessoa, 115 - Centro, Manaus - AM, 69005-030, Brazil</text:p>
          </table:table-cell>
          <table:table-cell office:value-type="string">
            <text:p>(92) 3622-5880</text:p>
          </table:table-cell>
        </table:table-row>
        <table:table-row table:style-name="ro1">
          <table:table-cell office:value-type="string">
            <text:p>Atacadão - Manaus Educando</text:p>
          </table:table-cell>
          <table:table-cell office:value-type="string">
            <text:p>Av. Leopoldo Peres, 646 - Educandos, Manaus - AM, 69070-250, Brazil</text:p>
          </table:table-cell>
          <table:table-cell office:value-type="string">
            <text:p>(92) 3623-4675</text:p>
          </table:table-cell>
        </table:table-row>
        <table:table-row table:style-name="ro1">
          <table:table-cell office:value-type="string">
            <text:p>Fábrica De Castanha</text:p>
          </table:table-cell>
          <table:table-cell office:value-type="string">
            <text:p>Educandos, Manaus - AM, 69070-650, Brazil</text:p>
          </table:table-cell>
          <table:table-cell office:value-type="string">
            <text:p>(92) 3629-2021</text:p>
          </table:table-cell>
        </table:table-row>
        <table:table-row table:style-name="ro1">
          <table:table-cell office:value-type="string">
            <text:p>CDL Laboratório VIP Cristal Tower: Exames laboratoriais, Exame de sangue, Check up, Coleta domiciliar, Manaus AM</text:p>
          </table:table-cell>
          <table:table-cell office:value-type="string">
            <text:p>Av. Umberto Calderaro, 455 - Tower Galeria Loja 3, térreo - Adrianópolis, Manaus - AM, 69057-015, Brazil</text:p>
          </table:table-cell>
          <table:table-cell office:value-type="string">
            <text:p>(92) 3633-3811</text:p>
          </table:table-cell>
        </table:table-row>
        <table:table-row table:style-name="ro1">
          <table:table-cell office:value-type="string">
            <text:p>Tropical Atacadão</text:p>
          </table:table-cell>
          <table:table-cell office:value-type="string">
            <text:p>R. Miranda Leão, 251 - Centro, Manaus - AM, 69005-040, Brazil</text:p>
          </table:table-cell>
          <table:table-cell office:value-type="string">
            <text:p>(92) 3633-9292</text:p>
          </table:table-cell>
        </table:table-row>
        <table:table-row table:style-name="ro1">
          <table:table-cell office:value-type="string">
            <text:p>Assaí Manaus - Aleixo</text:p>
          </table:table-cell>
          <table:table-cell office:value-type="string">
            <text:p>Avenida Ephigênio Salles, 2045 - Aleixo, Manaus - AM, 69060-020, Brazil</text:p>
          </table:table-cell>
          <table:table-cell office:value-type="string">
            <text:p>(92) 3643-060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Torquato Tapajós, 2.200 - Flores, Manaus - AM, 69058-830, Brazil</text:p>
          </table:table-cell>
          <table:table-cell office:value-type="string">
            <text:p>(92) 3643-0600</text:p>
          </table:table-cell>
        </table:table-row>
        <table:table-row table:style-name="ro1">
          <table:table-cell office:value-type="string">
            <text:p>INPA - National Institute of Amazonian Research</text:p>
          </table:table-cell>
          <table:table-cell office:value-type="string">
            <text:p>Av. André Araújo, 2936 - Petrópolis, Manaus - AM, 69067-375, Brazil</text:p>
          </table:table-cell>
          <table:table-cell office:value-type="string">
            <text:p>(92) 3643-3377</text:p>
          </table:table-cell>
        </table:table-row>
        <table:table-row table:style-name="ro1">
          <table:table-cell office:value-type="string">
            <text:p>Atacadão - Manaus Grande Circular</text:p>
          </table:table-cell>
          <table:table-cell office:value-type="string">
            <text:p>próximo ao CD - Riachuelo - Av. Autaz Mirim, 3330 - Loja 01 - Zumbi II, Manaus - AM, 69084-005, Brazil</text:p>
          </table:table-cell>
          <table:table-cell office:value-type="string">
            <text:p>(92) 3647-5825</text:p>
          </table:table-cell>
        </table:table-row>
        <table:table-row table:style-name="ro1">
          <table:table-cell office:value-type="string">
            <text:p>House of Peanuts</text:p>
          </table:table-cell>
          <table:table-cell office:value-type="string">
            <text:p>Av. Dom Pedro I, 38 - Dom Pedro, Manaus - AM, 69040-040, Brazil</text:p>
          </table:table-cell>
          <table:table-cell office:value-type="string">
            <text:p>(92) 3658-2783</text:p>
          </table:table-cell>
        </table:table-row>
        <table:table-row table:style-name="ro1">
          <table:table-cell office:value-type="string">
            <text:p>Assaí Atacadista | Macapá Zona Norte</text:p>
          </table:table-cell>
          <table:table-cell office:value-type="string">
            <text:p>R. Tancredo Neves, 528 - São Lázaro, Macapá - AP, 68908-530, Brazil</text:p>
          </table:table-cell>
          <table:table-cell office:value-type="string">
            <text:p>(96) 3082-0100</text:p>
          </table:table-cell>
        </table:table-row>
        <table:table-row table:style-name="ro1">
          <table:table-cell office:value-type="string">
            <text:p>Atacadão - Macapá</text:p>
          </table:table-cell>
          <table:table-cell office:value-type="string">
            <text:p>Rod. Juscelino Kubitschek, S/N - Universidade, Macapá - AP, 68903-419, Brazil</text:p>
          </table:table-cell>
          <table:table-cell office:value-type="string">
            <text:p>(96) 3203-0125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od. Josmar Chaves Pinto, 03 - Jardim Marco Zero, Macapá - AP, 68903-193, Brazil</text:p>
          </table:table-cell>
          <table:table-cell office:value-type="string">
            <text:p>(96) 3203-0400</text:p>
          </table:table-cell>
        </table:table-row>
        <table:table-row table:style-name="ro1">
          <table:table-cell office:value-type="string">
            <text:p>Santa Clara Artesanal</text:p>
          </table:table-cell>
          <table:table-cell office:value-type="string">
            <text:p>R. Hildemar Maia, 1216 - Santa Rita, Macapá - AP, 68901-271, Brazil</text:p>
          </table:table-cell>
          <table:table-cell office:value-type="string">
            <text:p>(96) 3222-0578</text:p>
          </table:table-cell>
        </table:table-row>
        <table:table-row table:style-name="ro1">
          <table:table-cell office:value-type="string">
            <text:p>Restaurante Estaleiro</text:p>
          </table:table-cell>
          <table:table-cell office:value-type="string">
            <text:p>Av. Primeiro de Maio, 52 - Trem, Macapá - AP, 68901-100, Brazil</text:p>
          </table:table-cell>
          <table:table-cell office:value-type="string">
            <text:p>(96) 3222-8375</text:p>
          </table:table-cell>
        </table:table-row>
        <table:table-row table:style-name="ro1">
          <table:table-cell office:value-type="string">
            <text:p>Yupi Gelateria</text:p>
          </table:table-cell>
          <table:table-cell office:value-type="string">
            <text:p>Av. Fab, 821 - Central, Macapá - AP, 68900-073, Brazil</text:p>
          </table:table-cell>
          <table:table-cell office:value-type="string">
            <text:p>(96) 3222-9728</text:p>
          </table:table-cell>
        </table:table-row>
        <table:table-row table:style-name="ro1">
          <table:table-cell office:value-type="string">
            <text:p>Natuvida</text:p>
          </table:table-cell>
          <table:table-cell office:value-type="string">
            <text:p>R. São José, 1237 - Julião Ramos, Macapá - AP, 68908-272, Brazil</text:p>
          </table:table-cell>
          <table:table-cell office:value-type="string">
            <text:p>(96) 3223-4721</text:p>
          </table:table-cell>
        </table:table-row>
        <table:table-row table:style-name="ro1">
          <table:table-cell office:value-type="string">
            <text:p>Gigante 10 Atacado e Varejo</text:p>
          </table:table-cell>
          <table:table-cell office:value-type="string">
            <text:p>R. Quintino Justo de Almeida, 1265 - Perpétuo Socorro, Macapá - AP, 68905-629, Brazil</text:p>
          </table:table-cell>
          <table:table-cell office:value-type="string">
            <text:p>(96) 3223-5411</text:p>
          </table:table-cell>
        </table:table-row>
        <table:table-row table:style-name="ro1">
          <table:table-cell office:value-type="string">
            <text:p>Importadora Macapá</text:p>
          </table:table-cell>
          <table:table-cell office:value-type="string">
            <text:p>Av. Antônio Coelho de Carvalho - Santa Rita, Macapá - AP, 68900-015, Brazil</text:p>
          </table:table-cell>
          <table:table-cell office:value-type="string">
            <text:p>(96) 3223-9801</text:p>
          </table:table-cell>
        </table:table-row>
        <table:table-row table:style-name="ro1">
          <table:table-cell office:value-type="string">
            <text:p>Empório Jeans</text:p>
          </table:table-cell>
          <table:table-cell office:value-type="string">
            <text:p>R. São José, 2165 - Centro, Macapá - AP, 68908-015, Brazil</text:p>
          </table:table-cell>
          <table:table-cell office:value-type="string">
            <text:p>(96) 3224-1699</text:p>
          </table:table-cell>
        </table:table-row>
        <table:table-row table:style-name="ro1">
          <table:table-cell office:value-type="string">
            <text:p>Atacadão - Macapá Zona Norte</text:p>
          </table:table-cell>
          <table:table-cell office:value-type="string">
            <text:p>BR-156 - Universidade, Macapá - AP, 68909-094, Brazil</text:p>
          </table:table-cell>
          <table:table-cell office:value-type="string">
            <text:p>(96) 3225-0724</text:p>
          </table:table-cell>
        </table:table-row>
        <table:table-row table:style-name="ro1">
          <table:table-cell office:value-type="string">
            <text:p>Empório Garcia</text:p>
          </table:table-cell>
          <table:table-cell office:value-type="string">
            <text:p>Av. Almirante Barroso, 956 A - Central, Macapá - AP, 68900-041, Brazil</text:p>
          </table:table-cell>
          <table:table-cell office:value-type="string">
            <text:p>(96) 3225-1218</text:p>
          </table:table-cell>
        </table:table-row>
        <table:table-row table:style-name="ro1">
          <table:table-cell office:value-type="string">
            <text:p>Amazonas Peixaria</text:p>
          </table:table-cell>
          <table:table-cell office:value-type="string">
            <text:p>R. Beira Rio, 208 - Santa Ines, Macapá - AP, 68901-470, Brazil</text:p>
          </table:table-cell>
          <table:table-cell office:value-type="string">
            <text:p>(96) 3225-2008</text:p>
          </table:table-cell>
        </table:table-row>
        <table:table-row table:style-name="ro1">
          <table:table-cell office:value-type="string">
            <text:p>Empório K Baby &amp; Teen</text:p>
          </table:table-cell>
          <table:table-cell office:value-type="string">
            <text:p>Av. Raimundo Álvares da Costa, 968 - Central, Macapá - AP, 68900-074, Brazil</text:p>
          </table:table-cell>
          <table:table-cell office:value-type="string">
            <text:p>(96) 3225-3232</text:p>
          </table:table-cell>
        </table:table-row>
        <table:table-row table:style-name="ro1">
          <table:table-cell office:value-type="string">
            <text:p>Crystal Veículos</text:p>
          </table:table-cell>
          <table:table-cell office:value-type="string">
            <text:p>R. Hildemar Maia, 1549 - Santa Rita, Macapá - AP, 68901-310, Brazil</text:p>
          </table:table-cell>
          <table:table-cell office:value-type="string">
            <text:p>(96) 3242-0648</text:p>
          </table:table-cell>
        </table:table-row>
        <table:table-row table:style-name="ro1">
          <table:table-cell office:value-type="string">
            <text:p>Distribuidora Anápolis</text:p>
          </table:table-cell>
          <table:table-cell office:value-type="string">
            <text:p>R. Prof. Tostes, 2771 - Buritizal, Macapá - AP, 68902-892, Brazil</text:p>
          </table:table-cell>
          <table:table-cell office:value-type="string">
            <text:p>(96) 3242-5472</text:p>
          </table:table-cell>
        </table:table-row>
        <table:table-row table:style-name="ro1">
          <table:table-cell office:value-type="string">
            <text:p>Amazon Fruts</text:p>
          </table:table-cell>
          <table:table-cell office:value-type="string">
            <text:p>Rodovia do Curiau, 261 - Jardim Felicidade, Macapá - AP, 68909-023, Brazil</text:p>
          </table:table-cell>
          <table:table-cell office:value-type="string">
            <text:p>(96) 3251-4848</text:p>
          </table:table-cell>
        </table:table-row>
        <table:table-row table:style-name="ro1">
          <table:table-cell office:value-type="string">
            <text:p>Supermarket BOY JESUS</text:p>
          </table:table-cell>
          <table:table-cell office:value-type="string">
            <text:p>R. Hildemar Maia - Buritizal, Macapá - AP, 68902-870, Brazil</text:p>
          </table:table-cell>
          <table:table-cell office:value-type="string">
            <text:p>(96) 3281-2418</text:p>
          </table:table-cell>
        </table:table-row>
        <table:table-row table:style-name="ro1">
          <table:table-cell office:value-type="string">
            <text:p>Maracá - Pacoval</text:p>
          </table:table-cell>
          <table:table-cell office:value-type="string">
            <text:p>R. Guanabara, 23 - Pacoval, Macapá - AP, 68908-230, Brazil</text:p>
          </table:table-cell>
          <table:table-cell office:value-type="string">
            <text:p>(96) 3312-4163</text:p>
          </table:table-cell>
        </table:table-row>
        <table:table-row table:style-name="ro1">
          <table:table-cell office:value-type="string">
            <text:p>Supermercado Santa Lúcia</text:p>
          </table:table-cell>
          <table:table-cell office:value-type="string">
            <text:p>Av. Padre Júlio Maria Lombaerd, 2095 - Santa Rita, Macapá - AP, 68900-030, Brazil</text:p>
          </table:table-cell>
          <table:table-cell office:value-type="string">
            <text:p>(96) 3312-5409</text:p>
          </table:table-cell>
        </table:table-row>
        <table:table-row table:style-name="ro1">
          <table:table-cell office:value-type="string">
            <text:p>Supermarkets Saint Lucia</text:p>
          </table:table-cell>
          <table:table-cell office:value-type="string">
            <text:p>Rua Claudomiro de Moraes, 1350 - Novo Buritizal, Macapá - AP, 68904-101, Brazil</text:p>
          </table:table-cell>
          <table:table-cell office:value-type="string">
            <text:p>(96) 3312-5409</text:p>
          </table:table-cell>
        </table:table-row>
        <table:table-row table:style-name="ro1">
          <table:table-cell office:value-type="string">
            <text:p>Supercenter Saint Lucia</text:p>
          </table:table-cell>
          <table:table-cell office:value-type="string">
            <text:p>R. Jovino Dinoá, 2884 - Central, Macapá - AP, 68900-075, Brazil</text:p>
          </table:table-cell>
          <table:table-cell office:value-type="string">
            <text:p>(96) 3312-5409</text:p>
          </table:table-cell>
        </table:table-row>
        <table:table-row table:style-name="ro1">
          <table:table-cell office:value-type="string">
            <text:p>Armazém Brasil Atacarejo</text:p>
          </table:table-cell>
          <table:table-cell office:value-type="string">
            <text:p>Av. Padre Júlio Maria Lombaerd, 4470 - Alvorada, Macapá - AP, 68906-645, Brazil</text:p>
          </table:table-cell>
          <table:table-cell office:value-type="string">
            <text:p>(96) 3312-6400</text:p>
          </table:table-cell>
        </table:table-row>
        <table:table-row table:style-name="ro1">
          <table:table-cell office:value-type="string">
            <text:p>Supermercado Favorito</text:p>
          </table:table-cell>
          <table:table-cell office:value-type="string">
            <text:p>R. Santos Dumont, 2134 - Santa Rita, Macapá - AP, 68901-270, Brazil</text:p>
          </table:table-cell>
          <table:table-cell office:value-type="string">
            <text:p>(96) 3312-6430</text:p>
          </table:table-cell>
        </table:table-row>
        <table:table-row table:style-name="ro1">
          <table:table-cell office:value-type="string">
            <text:p>Comercial Vila Nova</text:p>
          </table:table-cell>
          <table:table-cell office:value-type="string">
            <text:p>R. Ceará, 356 - Nova Imperatriz, Imperatriz - MA, 65907-090, Brazil</text:p>
          </table:table-cell>
          <table:table-cell office:value-type="string">
            <text:p>(99) 2101-0300</text:p>
          </table:table-cell>
        </table:table-row>
        <table:table-row table:style-name="ro1">
          <table:table-cell office:value-type="string">
            <text:p>Empório Fribal</text:p>
          </table:table-cell>
          <table:table-cell office:value-type="string">
            <text:p>Av. Dorgival Pinheiro de Sousa, 1635-1537 - Entroncamento, Imperatriz - MA, 65910-010, Brazil</text:p>
          </table:table-cell>
          <table:table-cell office:value-type="string">
            <text:p>(99) 3014-6946</text:p>
          </table:table-cell>
        </table:table-row>
        <table:table-row table:style-name="ro1">
          <table:table-cell office:value-type="string">
            <text:p>Vencedor Produtos Naturais</text:p>
          </table:table-cell>
          <table:table-cell office:value-type="string">
            <text:p>R. Rio Grande do Norte, 942 - A - Mercadinho, Imperatriz - MA, 65901-280, Brazil</text:p>
          </table:table-cell>
          <table:table-cell office:value-type="string">
            <text:p>(99) 3015-0659</text:p>
          </table:table-cell>
        </table:table-row>
        <table:table-row table:style-name="ro1">
          <table:table-cell office:value-type="string">
            <text:p>DCaza Distribuidora</text:p>
          </table:table-cell>
          <table:table-cell office:value-type="string">
            <text:p>R. Rio Grande do Norte, 882 - Mercadinho, Imperatriz - MA, 65901-280, Brazil</text:p>
          </table:table-cell>
          <table:table-cell office:value-type="string">
            <text:p>(99) 3073-4284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Marginal BR-010, 2004 - Coco Grande - Vila Macedo, Imperatriz - MA, 65909-170, Brazil</text:p>
          </table:table-cell>
          <table:table-cell office:value-type="string">
            <text:p>(99) 3221-8979</text:p>
          </table:table-cell>
        </table:table-row>
        <table:table-row table:style-name="ro1">
          <table:table-cell office:value-type="string">
            <text:p>Itafarma Com. Rep Ltda</text:p>
          </table:table-cell>
          <table:table-cell office:value-type="string">
            <text:p>Av. Babaçulândia, 880 - Jardim Oriental, Imperatriz - MA, 65910-000, Brazil</text:p>
          </table:table-cell>
          <table:table-cell office:value-type="string">
            <text:p>(99) 3523-3076</text:p>
          </table:table-cell>
        </table:table-row>
        <table:table-row table:style-name="ro1">
          <table:table-cell office:value-type="string">
            <text:p>Atacadao São João LTDA</text:p>
          </table:table-cell>
          <table:table-cell office:value-type="string">
            <text:p>R. Luís Domingues, 1620 - Mercadinho, Imperatriz - MA, 65903-340, Brazil</text:p>
          </table:table-cell>
          <table:table-cell office:value-type="string">
            <text:p>(99) 3524-9200</text:p>
          </table:table-cell>
        </table:table-row>
        <table:table-row table:style-name="ro1">
          <table:table-cell office:value-type="string">
            <text:p>Empório Bijux - Shopping Tocantins</text:p>
          </table:table-cell>
          <table:table-cell office:value-type="string">
            <text:p>R. Piauí, 580 - Centro, Imperatriz - MA, 65900-000, Brazil</text:p>
          </table:table-cell>
          <table:table-cell office:value-type="string">
            <text:p>(99) 3525-2321</text:p>
          </table:table-cell>
        </table:table-row>
        <table:table-row table:style-name="ro1">
          <table:table-cell office:value-type="string">
            <text:p>Atacadão Ipanema</text:p>
          </table:table-cell>
          <table:table-cell office:value-type="string">
            <text:p>R. Benedito Leite, 1238 - Mercadinho, Imperatriz - MA, 65901-130, Brazil</text:p>
          </table:table-cell>
          <table:table-cell office:value-type="string">
            <text:p>(99) 3525-3111</text:p>
          </table:table-cell>
        </table:table-row>
        <table:table-row table:style-name="ro1">
          <table:table-cell office:value-type="string">
            <text:p>Casa Do Tempero</text:p>
          </table:table-cell>
          <table:table-cell office:value-type="string">
            <text:p>R. Rio Grande do Norte - Mercadinho, Imperatriz - MA, 65900-000, Brazil</text:p>
          </table:table-cell>
          <table:table-cell office:value-type="string">
            <text:p>(99) 3525-3693</text:p>
          </table:table-cell>
        </table:table-row>
        <table:table-row table:style-name="ro1">
          <table:table-cell office:value-type="string">
            <text:p>Lima Distribuidora</text:p>
          </table:table-cell>
          <table:table-cell office:value-type="string">
            <text:p>R. Benedito Leite, N. 1303 - Mercadinho, Imperatriz - MA, 65901-307, Brazil</text:p>
          </table:table-cell>
          <table:table-cell office:value-type="string">
            <text:p>(99) 3525-7954</text:p>
          </table:table-cell>
        </table:table-row>
        <table:table-row table:style-name="ro1">
          <table:table-cell office:value-type="string">
            <text:p>+Nature Produtos Naturais</text:p>
          </table:table-cell>
          <table:table-cell office:value-type="string">
            <text:p>Centro, Imperatriz - MA, 65901-490, Brazil</text:p>
          </table:table-cell>
          <table:table-cell office:value-type="string">
            <text:p>(99) 3526-4182</text:p>
          </table:table-cell>
        </table:table-row>
        <table:table-row table:style-name="ro1">
          <table:table-cell office:value-type="string">
            <text:p>Atacadão - Imperatriz - Atacado</text:p>
          </table:table-cell>
          <table:table-cell office:value-type="string">
            <text:p>Parque Freitas Jardim - BR-010, s/n - Morada do Sol, Imperatriz - MA, 65907-230, Brazil</text:p>
          </table:table-cell>
          <table:table-cell office:value-type="string">
            <text:p>(99) 3529-3890</text:p>
          </table:table-cell>
        </table:table-row>
        <table:table-row table:style-name="ro1">
          <table:table-cell office:value-type="string">
            <text:p>Nova Era Imigrantes: Supermercado, Hortifruti, Peixes, Carnes em Porto Velho RO</text:p>
          </table:table-cell>
          <table:table-cell office:value-type="string">
            <text:p>Av. dos Imigrantes, 5186 - Rio Madeira, Porto Velho - RO, 76821-302, Brazil</text:p>
          </table:table-cell>
          <table:table-cell office:value-type="string">
            <text:p>0800 018 0015</text:p>
          </table:table-cell>
        </table:table-row>
        <table:table-row table:style-name="ro1">
          <table:table-cell office:value-type="string">
            <text:p>Nova Era Brasilia: Supermercado, Hortifruti, Peixes, Carnes em Porto Velho RO</text:p>
          </table:table-cell>
          <table:table-cell office:value-type="string">
            <text:p>R. Brasília, 2245 - São Cristóvão, Porto Velho - RO, 76804-098, Brazil</text:p>
          </table:table-cell>
          <table:table-cell office:value-type="string">
            <text:p>0800 018 0015</text:p>
          </table:table-cell>
        </table:table-row>
        <table:table-row table:style-name="ro1">
          <table:table-cell office:value-type="string">
            <text:p>Pátio Gourmet - Adrianópolis</text:p>
          </table:table-cell>
          <table:table-cell office:value-type="string">
            <text:p>Rua Terezina, 351 - Adrianópolis, Manaus - AM, 69057-070, Brazil</text:p>
          </table:table-cell>
          <table:table-cell office:value-type="string">
            <text:p>0800 018 0016</text:p>
          </table:table-cell>
        </table:table-row>
        <table:table-row table:style-name="ro1">
          <table:table-cell office:value-type="string">
            <text:p>Pátio Gourmet Pátio Djalma</text:p>
          </table:table-cell>
          <table:table-cell office:value-type="string">
            <text:p>Av. Djalma Batista, 1375 - Chapada, Manaus - AM, 69053-000, Brazil</text:p>
          </table:table-cell>
          <table:table-cell office:value-type="string">
            <text:p>0800 018 0016</text:p>
          </table:table-cell>
        </table:table-row>
        <table:table-row table:style-name="ro1">
          <table:table-cell office:value-type="string">
            <text:p>Dengo Chocolates | ParkShopping Brasília</text:p>
          </table:table-cell>
          <table:table-cell office:value-type="string">
            <text:p>SAI/SO Área 6580, s/n - Guará, Brasília - DF, 71219-900, Brazil</text:p>
          </table:table-cell>
          <table:table-cell office:value-type="string">
            <text:p>0800 025 1511</text:p>
          </table:table-cell>
        </table:table-row>
        <table:table-row table:style-name="ro1">
          <table:table-cell office:value-type="string">
            <text:p>Dengo Chocolates</text:p>
          </table:table-cell>
          <table:table-cell office:value-type="string">
            <text:p>ParkShopping Barigui - R. Prof. Pedro Viriato Parigot de Souza, 600 - Térreo - Mossunguê, Curitiba - PR, 81200-100, Brazil</text:p>
          </table:table-cell>
          <table:table-cell office:value-type="string">
            <text:p>0800 025 1511</text:p>
          </table:table-cell>
        </table:table-row>
        <table:table-row table:style-name="ro1">
          <table:table-cell office:value-type="string">
            <text:p>Atacadão - Curitiba Av. Das Torres</text:p>
          </table:table-cell>
          <table:table-cell office:value-type="string">
            <text:p>BR-116, 10000 - Jardim Botânico, Curitiba - PR, 80215-090, Brazil</text:p>
          </table:table-cell>
          <table:table-cell office:value-type="string">
            <text:p>0800 704 0184</text:p>
          </table:table-cell>
        </table:table-row>
        <table:table-row table:style-name="ro1">
          <table:table-cell office:value-type="string">
            <text:p>Atacadão - Aracaju Gonçalo Prado</text:p>
          </table:table-cell>
          <table:table-cell office:value-type="string">
            <text:p>Av. Gonçalo Prado Rolemberg, 1540 - São José, Aracaju - SE, 49015-230, Brazil</text:p>
          </table:table-cell>
          <table:table-cell office:value-type="string">
            <text:p>0800 704 0184</text:p>
          </table:table-cell>
        </table:table-row>
        <table:table-row table:style-name="ro1">
          <table:table-cell office:value-type="string">
            <text:p>Atacadão - Pampulha</text:p>
          </table:table-cell>
          <table:table-cell office:value-type="string">
            <text:p>Av. Portugal, 5500 - Itapoã, Belo Horizonte - MG, 31710-400, Brazil</text:p>
          </table:table-cell>
          <table:table-cell office:value-type="string">
            <text:p>0800 704 0184</text:p>
          </table:table-cell>
        </table:table-row>
        <table:table-row table:style-name="ro1">
          <table:table-cell office:value-type="string">
            <text:p>Atacadão Amapá da 13</text:p>
          </table:table-cell>
          <table:table-cell office:value-type="string">
            <text:p>Av. 13 de Setembro, 2285 - Novo Buritizal, Macapá - AP, 68904-813, Brazil</text:p>
          </table:table-cell>
          <table:table-cell office:value-type="string">
            <text:p>0800 704 0184</text:p>
          </table:table-cell>
        </table:table-row>
        <table:table-row table:style-name="ro1">
          <table:table-cell office:value-type="string">
            <text:p>Atacadão - Guarulhos</text:p>
          </table:table-cell>
          <table:table-cell office:value-type="string">
            <text:p>R. José Bernardo Medeiros, 237 - SAO FRANCISCO, Guarulhos - SP, 07013-050, Brazil</text:p>
          </table:table-cell>
          <table:table-cell office:value-type="string">
            <text:p>0800 705 5050</text:p>
          </table:table-cell>
        </table:table-row>
        <table:table-row table:style-name="ro1">
          <table:table-cell office:value-type="string">
            <text:p>Super Bompreço</text:p>
          </table:table-cell>
          <table:table-cell office:value-type="string">
            <text:p>R. Jangadeiros Alagoanos, 1300 - Pajuçara, Maceió - AL, 57030-000, Brazil</text:p>
          </table:table-cell>
          <table:table-cell office:value-type="string">
            <text:p>0800 705 5050</text:p>
          </table:table-cell>
        </table:table-row>
        <table:table-row table:style-name="ro1">
          <table:table-cell office:value-type="string">
            <text:p>Bompreço</text:p>
          </table:table-cell>
          <table:table-cell office:value-type="string">
            <text:p>Av. Prof. Sandoval Arroxelas, 435 - Ponta Verde, Maceió - AL, 57035-230, Brazil</text:p>
          </table:table-cell>
          <table:table-cell office:value-type="string">
            <text:p>0800 705 5050</text:p>
          </table:table-cell>
        </table:table-row>
        <table:table-row table:style-name="ro1">
          <table:table-cell office:value-type="string">
            <text:p>Super Bompreço</text:p>
          </table:table-cell>
          <table:table-cell office:value-type="string">
            <text:p>Praça Parque Amorim, 34 - Parque Amorim, Recife - PE, 50050-270, Brazil</text:p>
          </table:table-cell>
          <table:table-cell office:value-type="string">
            <text:p>0800 705 5050</text:p>
          </table:table-cell>
        </table:table-row>
        <table:table-row table:style-name="ro1">
          <table:table-cell office:value-type="string">
            <text:p>Nacional</text:p>
          </table:table-cell>
          <table:table-cell office:value-type="string">
            <text:p>Av. Borges de Medeiros, 2300 - Salas 4 5 6 - Centro, Gramado - RS, 95670-000, Brazil</text:p>
          </table:table-cell>
          <table:table-cell office:value-type="string">
            <text:p>0800 705 5050</text:p>
          </table:table-cell>
        </table:table-row>
        <table:table-row table:style-name="ro1">
          <table:table-cell office:value-type="string">
            <text:p>Mercantil Atacado (Ogunjá)</text:p>
          </table:table-cell>
          <table:table-cell office:value-type="string">
            <text:p>Av. Gen. Graça Lessa, 304 - LOJA 123 - Acupe de Brotas, Salvador - BA, 40290-500, Brazil</text:p>
          </table:table-cell>
          <table:table-cell office:value-type="string">
            <text:p>0800 720 1111</text:p>
          </table:table-cell>
        </table:table-row>
        <table:table-row table:style-name="ro1">
          <table:table-cell office:value-type="string">
            <text:p>GBarbosa Hiper RioMar</text:p>
          </table:table-cell>
          <table:table-cell office:value-type="string">
            <text:p>Av. Luiz Lua Gonzaga, 400 - Coroa do Meio, Aracaju - SE, 49035-810, Brazil</text:p>
          </table:table-cell>
          <table:table-cell office:value-type="string">
            <text:p>0800 720 1111</text:p>
          </table:table-cell>
        </table:table-row>
        <table:table-row table:style-name="ro1">
          <table:table-cell office:value-type="string">
            <text:p>Atacadão Amapá</text:p>
          </table:table-cell>
          <table:table-cell office:value-type="string">
            <text:p>Rod - BR-156 - Jardim Felicidade, Macapá - AP, 68905, Brazil</text:p>
          </table:table-cell>
          <table:table-cell office:value-type="string">
            <text:p>0800 722 0422</text:p>
          </table:table-cell>
        </table:table-row>
        <table:table-row table:style-name="ro1">
          <table:table-cell office:value-type="string">
            <text:p>Atacadão - Salvador Mata Escura</text:p>
          </table:table-cell>
          <table:table-cell office:value-type="string">
            <text:p>Av. Cardeal Avelar Brandão Villela, 279 - Jardim Santo Inácio, Salvador - BA, 41205-006, Brazil</text:p>
          </table:table-cell>
          <table:table-cell office:value-type="string">
            <text:p>0800 722 8472</text:p>
          </table:table-cell>
        </table:table-row>
        <table:table-row table:style-name="ro1">
          <table:table-cell office:value-type="string">
            <text:p>Guanabara - Campinho</text:p>
          </table:table-cell>
          <table:table-cell office:value-type="string">
            <text:p>Av. Ernani Cardoso, 350 - Campinho, Rio de Janeiro - RJ, 21310-310, Brazil</text:p>
          </table:table-cell>
          <table:table-cell office:value-type="string">
            <text:p>0800 724 802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SGAN, 716 - Asa Norte, Brasília - DF, 70770-100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o e Varejo</text:p>
          </table:table-cell>
          <table:table-cell office:value-type="string">
            <text:p>Av. Piraporinha, 680 - Planalto, São Bernardo do Campo - SP, 09891-001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. Dr. Alberto Torres, S/N - Porto Velho, São Gonçalo - RJ, 24426-435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. Joaquim Murtinho, 3167 - Tiradentes, Campo Grande - MS, 79041-060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Senador Saraiva, 835 - Centro, Campinas - SP, 13013-061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Ruy Rodriguez, 1400 - Jardim Amoreiras, Campinas - SP, 13060-192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. da Abolição, 2013 - Pte. Preta, Campinas - SP, 13041-912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. Benfica, 715 - Madalena, Recife - PE, 50720-001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ua Rubens Sebastião Marin, 1.820 - Parque Industrial, Maringá - PR, 87045-020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Paraná, 4195 - Monjolo, Foz do Iguaçu - PR, 85864-455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Extra Hiper</text:p>
          </table:table-cell>
          <table:table-cell office:value-type="string">
            <text:p>Av. Dr. Ricardo Jafet, 1501 - Vila Santa Eulália, São Paulo - SP, 04260-02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Av. Rio Branco, 436 - Campos Elíseos, São Paulo - SP, 01206-00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Mini Extra</text:p>
          </table:table-cell>
          <table:table-cell office:value-type="string">
            <text:p>Av. Rio Branco, 212 - República, São Paulo - SP, 01206-00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Pão de Açúcar</text:p>
          </table:table-cell>
          <table:table-cell office:value-type="string">
            <text:p>R. José Seabra Batista, S/N - Jardins, Aracaju - SE, 49025-75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Av. Nossa Sra. do Sabará, 3015/3081 - Vila Campo Grande, São Paulo - SP, 04447-02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Pão de Açúcar</text:p>
          </table:table-cell>
          <table:table-cell office:value-type="string">
            <text:p>R. Gen. Osório, 1844 - Cambuí, Campinas - SP, 13025-155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R. Eng. Camilo Oliveti, 295 - Vila Endres, Guarulhos - SP, 07042-04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Av. João de Barros, 1497 - Espinheiro, Recife - PE, 52021-18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R. Dom Bôsco - Boa Vista, Recife - PE, 50070-07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Almanati Cosméticos Naturais e Orgânicos</text:p>
          </table:table-cell>
          <table:table-cell office:value-type="string">
            <text:p>R. Dr. Carlos Guimarães, 340 - Cambuí, Campinas - SP, 13024-200, Brazil</text:p>
          </table:table-cell>
          <table:table-cell office:value-type="string">
            <text:p>0800 810 2562</text:p>
          </table:table-cell>
        </table:table-row>
        <table:table-row table:style-name="ro1">
          <table:table-cell office:value-type="string">
            <text:p>Peixoto and Mercantil stock</text:p>
          </table:table-cell>
          <table:table-cell office:value-type="string">
            <text:p>Av. José Andraus Gassani, 6000 - Distrito Industrial, Uberlândia - MG, 38402-324, Brazil</text:p>
          </table:table-cell>
          <table:table-cell office:value-type="string">
            <text:p>0800 979 5621</text:p>
          </table:table-cell>
        </table:table-row>
        <table:table-row table:style-name="ro1">
          <table:table-cell office:value-type="string">
            <text:p>RB IMPORT DISTRIBUIDORA DE PRODUCTOS DE CONSUMO MASIVO FRUTOS SECOS</text:p>
          </table:table-cell>
          <table:table-cell office:value-type="string">
            <text:p>Versalles &amp;, Quito 170102, Ecuador</text:p>
          </table:table-cell>
          <table:table-cell office:value-type="string">
            <text:p>099 035 0702</text:p>
          </table:table-cell>
        </table:table-row>
        <table:table-row table:style-name="ro1">
          <table:table-cell office:value-type="string">
            <text:p>Castanha Filmes</text:p>
          </table:table-cell>
          <table:table-cell office:value-type="string">
            <text:p>Av. Antônio Coelho de Carvalho, 782 - Central, Macapá - AP, 68900-015, Brazil</text:p>
          </table:table-cell>
          <table:table-cell office:value-type="string">
            <text:p>2369995297</text:p>
          </table:table-cell>
        </table:table-row>
        <table:table-row table:style-name="ro1">
          <table:table-cell office:value-type="string">
            <text:p>SUPERMERCADO DO RICARDO</text:p>
          </table:table-cell>
          <table:table-cell office:value-type="string">
            <text:p>246 - R. Domingos Nanci - Boa Vista, São Gonçalo - RJ, 24465-710, Brazil</text:p>
          </table:table-cell>
          <table:table-cell office:value-type="string">
            <text:p>2606-6957</text:p>
          </table:table-cell>
        </table:table-row>
        <table:table-row table:style-name="ro1">
          <table:table-cell office:value-type="string">
            <text:p>Supermecado Uberaba</text:p>
          </table:table-cell>
          <table:table-cell office:value-type="string">
            <text:p>R. Dezessete, 303 - Nova Pampulha, Vespasiano - MG, 33200-000, Brazil</text:p>
          </table:table-cell>
          <table:table-cell office:value-type="string">
            <text:p>3003-3099</text:p>
          </table:table-cell>
        </table:table-row>
        <table:table-row table:style-name="ro1">
          <table:table-cell office:value-type="string">
            <text:p>Liv Up - Recife</text:p>
          </table:table-cell>
          <table:table-cell office:value-type="string">
            <text:p>R. Dr. Leopoldo Lins, 244 - Boa Vista, Recife - PE, 52020-015, Brazil</text:p>
          </table:table-cell>
          <table:table-cell office:value-type="string">
            <text:p>3003-4993</text:p>
          </table:table-cell>
        </table:table-row>
        <table:table-row table:style-name="ro1">
          <table:table-cell office:value-type="string">
            <text:p>Villa Camarão - Distribuidora de Camarão RJ</text:p>
          </table:table-cell>
          <table:table-cell office:value-type="string">
            <text:p>Av. Rio de Janeiro, S/N, Quadra 6, Lotes 2,3,10 e 11 Distrito Industrial - São Manoel, Queimados - RJ, 26373-270, Brazil</text:p>
          </table:table-cell>
          <table:table-cell office:value-type="string">
            <text:p>3003-8380</text:p>
          </table:table-cell>
        </table:table-row>
        <table:table-row table:style-name="ro1">
          <table:table-cell office:value-type="string">
            <text:p>Villa Camarão - Distribuidora de Camarão</text:p>
          </table:table-cell>
          <table:table-cell office:value-type="string">
            <text:p>Av. Luís Viana Filho, 13223 - São Cristóvão, Salvador - BA, 41500-300, Brazil</text:p>
          </table:table-cell>
          <table:table-cell office:value-type="string">
            <text:p>3003-8380</text:p>
          </table:table-cell>
        </table:table-row>
        <table:table-row table:style-name="ro1">
          <table:table-cell office:value-type="string">
            <text:p>Tenente Petisqueira.</text:p>
          </table:table-cell>
          <table:table-cell office:value-type="string">
            <text:p>R. Ten. Antônio João, 1505 - Bom Retiro, Joinville - SC, 89222-401, Brazil</text:p>
          </table:table-cell>
          <table:table-cell office:value-type="string">
            <text:p>3227-5095</text:p>
          </table:table-cell>
        </table:table-row>
        <table:table-row table:style-name="ro1">
          <table:table-cell office:value-type="string">
            <text:p>Esquina do Açaí - Luiz Carlos</text:p>
          </table:table-cell>
          <table:table-cell office:value-type="string">
            <text:p>Passagem Cajuí - Marambaia, Belém - PA, 66623-580, Brazil</text:p>
          </table:table-cell>
          <table:table-cell office:value-type="string">
            <text:p>3238-2733</text:p>
          </table:table-cell>
        </table:table-row>
        <table:table-row table:style-name="ro1">
          <table:table-cell office:value-type="string">
            <text:p>Empório Do Compadre</text:p>
          </table:table-cell>
          <table:table-cell office:value-type="string">
            <text:p>R. Patos, 750 - Nossa Sra. da Abadia, Uberaba - MG, 38025-360, Brazil</text:p>
          </table:table-cell>
          <table:table-cell office:value-type="string">
            <text:p>3322-6331</text:p>
          </table:table-cell>
        </table:table-row>
        <table:table-row table:style-name="ro1">
          <table:table-cell office:value-type="string">
            <text:p>Cajuína St. Gerard</text:p>
          </table:table-cell>
          <table:table-cell office:value-type="string">
            <text:p>Av. Padre Cícero, s/n - Km 2 - Antônio Vieira, Juazeiro do Norte - CE, 63022-115, Brazil</text:p>
          </table:table-cell>
          <table:table-cell office:value-type="string">
            <text:p>4003-6125</text:p>
          </table:table-cell>
        </table:table-row>
        <table:table-row table:style-name="ro1">
          <table:table-cell office:value-type="string">
            <text:p>Zaffari Cristóvão Colombo</text:p>
          </table:table-cell>
          <table:table-cell office:value-type="string">
            <text:p>Av. Cristóvão Colombo, 1271 - Moinhos de Vento, Porto Alegre - RS, 90560-004, Brazil</text:p>
          </table:table-cell>
          <table:table-cell office:value-type="string">
            <text:p>4004-1112</text:p>
          </table:table-cell>
        </table:table-row>
        <table:table-row table:style-name="ro1">
          <table:table-cell office:value-type="string">
            <text:p>Zaffari</text:p>
          </table:table-cell>
          <table:table-cell office:value-type="string">
            <text:p>Av. Ipiranga, 3000 - Santa Cecília, Porto Alegre - RS, 90160-092, Brazil</text:p>
          </table:table-cell>
          <table:table-cell office:value-type="string">
            <text:p>4004-1112</text:p>
          </table:table-cell>
        </table:table-row>
        <table:table-row table:style-name="ro1">
          <table:table-cell office:value-type="string">
            <text:p>Zaffari</text:p>
          </table:table-cell>
          <table:table-cell office:value-type="string">
            <text:p>R. Cel. Bordini, 530 - Auxiliadora, Porto Alegre - RS, 90440-002, Brazil</text:p>
          </table:table-cell>
          <table:table-cell office:value-type="string">
            <text:p>4004-1112</text:p>
          </table:table-cell>
        </table:table-row>
        <table:table-row table:style-name="ro1">
          <table:table-cell office:value-type="string">
            <text:p>Zaffari Cabral</text:p>
          </table:table-cell>
          <table:table-cell office:value-type="string">
            <text:p>R. Cabral, 600 - Rio Branco, Porto Alegre - RS, 90420-121, Brazil</text:p>
          </table:table-cell>
          <table:table-cell office:value-type="string">
            <text:p>4004-1112</text:p>
          </table:table-cell>
        </table:table-row>
        <table:table-row table:style-name="ro1">
          <table:table-cell office:value-type="string">
            <text:p>Palato Praia</text:p>
          </table:table-cell>
          <table:table-cell office:value-type="string">
            <text:p>Av. Silvio Carlos Viana, 2185 - Ponta Verde, Maceió - AL, 57035-160, Brazil</text:p>
          </table:table-cell>
          <table:table-cell office:value-type="string">
            <text:p>4004-7200</text:p>
          </table:table-cell>
        </table:table-row>
        <table:table-row table:style-name="ro1">
          <table:table-cell office:value-type="string">
            <text:p>Supermercado Nacional</text:p>
          </table:table-cell>
          <table:table-cell office:value-type="string">
            <text:p>R. Ana Berta Roskamp, Roskamp, 10 - Jardim das Américas, Curitiba - PR, 81530-256, Brazil</text:p>
          </table:table-cell>
          <table:table-cell office:value-type="string">
            <text:p>4020-5052</text:p>
          </table:table-cell>
        </table:table-row>
      </table:table>
      <table:table table:name="sem_TEL" table:style-name="ta2" table:print="false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CEL.A1:CEL.C187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7">27/12/2024</text:date>, <text:time>21:22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27T21:22:25.81</dc:date>
    <dc:creator>fernando hocevar</dc:creator>
    <meta:generator>OpenOffice/4.1.15$Win32 OpenOffice.org_project/4115m2$Build-9813</meta:generator>
    <meta:editing-duration>PT44M23S</meta:editing-duration>
    <meta:editing-cycles>54</meta:editing-cycles>
    <meta:document-statistic meta:table-count="3" meta:cell-count="9129" meta:object-count="0"/>
  </office:meta>
</office:document-meta>
</file>